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398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1.58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ischargeComp" table:style-name="ta1">
        <table:shapes>
          <draw:frame draw:z-index="0" draw:style-name="gr1" draw:text-style-name="P1" svg:width="10.8776in" svg:height="7.0591in" svg:x="5.6441in" svg:y="0.0417in">
            <draw:object draw:notify-on-update-of-ranges="dischargeComp.A2:dischargeComp.A82 dischargeComp.B1:dischargeComp.B1 dischargeComp.B2:dischargeComp.B82 dischargeComp.C2:dischargeComp.C1874 dischargeComp.D1:dischargeComp.D1 dischargeComp.D2:dischargeComp.D187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an. SOC</text:p>
          </table:table-cell>
          <table:table-cell office:value-type="string" calcext:value-type="string">
            <text:p>Man. V (V)</text:p>
          </table:table-cell>
          <table:table-cell office:value-type="string" calcext:value-type="string">
            <text:p>sim SOC</text:p>
          </table:table-cell>
          <table:table-cell office:value-type="string" calcext:value-type="string">
            <text:p>sim V</text:p>
          </table:table-cell>
        </table:table-row>
        <table:table-row table:style-name="ro1">
          <table:table-cell office:value-type="float" office:value="0.0112853457982645" calcext:value-type="float">
            <text:p>0.0112853457982645</text:p>
          </table:table-cell>
          <table:table-cell office:value-type="float" office:value="2.00544710637878" calcext:value-type="float">
            <text:p>2.00544710637878</text:p>
          </table:table-cell>
          <table:table-cell office:value-type="float" office:value="0" calcext:value-type="float">
            <text:p>0</text:p>
          </table:table-cell>
          <table:table-cell office:value-type="float" office:value="1.94697995201886" calcext:value-type="float">
            <text:p>1.94697995201886</text:p>
          </table:table-cell>
        </table:table-row>
        <table:table-row table:style-name="ro1">
          <table:table-cell office:value-type="float" office:value="0.0245616335831442" calcext:value-type="float">
            <text:p>0.0245616335831442</text:p>
          </table:table-cell>
          <table:table-cell office:value-type="float" office:value="2.12514788524105" calcext:value-type="float">
            <text:p>2.12514788524105</text:p>
          </table:table-cell>
          <table:table-cell office:value-type="float" office:value="0.000534188034188032" calcext:value-type="float">
            <text:p>0.000534188034188032</text:p>
          </table:table-cell>
          <table:table-cell office:value-type="float" office:value="2.05297373156503" calcext:value-type="float">
            <text:p>2.05297373156503</text:p>
          </table:table-cell>
        </table:table-row>
        <table:table-row table:style-name="ro1">
          <table:table-cell office:value-type="float" office:value="0.0378379213680239" calcext:value-type="float">
            <text:p>0.0378379213680239</text:p>
          </table:table-cell>
          <table:table-cell office:value-type="float" office:value="2.2285258306221" calcext:value-type="float">
            <text:p>2.2285258306221</text:p>
          </table:table-cell>
          <table:table-cell office:value-type="float" office:value="0.00106837606837607" calcext:value-type="float">
            <text:p>0.00106837606837607</text:p>
          </table:table-cell>
          <table:table-cell office:value-type="float" office:value="2.00033865948925" calcext:value-type="float">
            <text:p>2.00033865948925</text:p>
          </table:table-cell>
        </table:table-row>
        <table:table-row table:style-name="ro1">
          <table:table-cell office:value-type="float" office:value="0.0511142091529036" calcext:value-type="float">
            <text:p>0.0511142091529036</text:p>
          </table:table-cell>
          <table:table-cell office:value-type="float" office:value="2.33462424825003" calcext:value-type="float">
            <text:p>2.33462424825003</text:p>
          </table:table-cell>
          <table:table-cell office:value-type="float" office:value="0.00160256410256399" calcext:value-type="float">
            <text:p>0.00160256410256399</text:p>
          </table:table-cell>
          <table:table-cell office:value-type="float" office:value="2.02790615991582" calcext:value-type="float">
            <text:p>2.02790615991582</text:p>
          </table:table-cell>
        </table:table-row>
        <table:table-row table:style-name="ro1">
          <table:table-cell office:value-type="float" office:value="0.0643904969377833" calcext:value-type="float">
            <text:p>0.0643904969377833</text:p>
          </table:table-cell>
          <table:table-cell office:value-type="float" office:value="2.42439983239673" calcext:value-type="float">
            <text:p>2.42439983239673</text:p>
          </table:table-cell>
          <table:table-cell office:value-type="float" office:value="0.00213675213675213" calcext:value-type="float">
            <text:p>0.00213675213675213</text:p>
          </table:table-cell>
          <table:table-cell office:value-type="float" office:value="2.03206208804127" calcext:value-type="float">
            <text:p>2.03206208804127</text:p>
          </table:table-cell>
        </table:table-row>
        <table:table-row table:style-name="ro1">
          <table:table-cell office:value-type="float" office:value="0.077666784722663" calcext:value-type="float">
            <text:p>0.077666784722663</text:p>
          </table:table-cell>
          <table:table-cell office:value-type="float" office:value="2.50601399980282" calcext:value-type="float">
            <text:p>2.50601399980282</text:p>
          </table:table-cell>
          <table:table-cell office:value-type="float" office:value="0.00267094017094016" calcext:value-type="float">
            <text:p>0.00267094017094016</text:p>
          </table:table-cell>
          <table:table-cell office:value-type="float" office:value="2.04720488756297" calcext:value-type="float">
            <text:p>2.04720488756297</text:p>
          </table:table-cell>
        </table:table-row>
        <table:table-row table:style-name="ro1">
          <table:table-cell office:value-type="float" office:value="0.0909430725075427" calcext:value-type="float">
            <text:p>0.0909430725075427</text:p>
          </table:table-cell>
          <table:table-cell office:value-type="float" office:value="2.58296450049999" calcext:value-type="float">
            <text:p>2.58296450049999</text:p>
          </table:table-cell>
          <table:table-cell office:value-type="float" office:value="0.00320512820512819" calcext:value-type="float">
            <text:p>0.00320512820512819</text:p>
          </table:table-cell>
          <table:table-cell office:value-type="float" office:value="2.05828665951809" calcext:value-type="float">
            <text:p>2.05828665951809</text:p>
          </table:table-cell>
        </table:table-row>
        <table:table-row table:style-name="ro1">
          <table:table-cell office:value-type="float" office:value="0.104219360292422" calcext:value-type="float">
            <text:p>0.104219360292422</text:p>
          </table:table-cell>
          <table:table-cell office:value-type="float" office:value="2.65495985531894" calcext:value-type="float">
            <text:p>2.65495985531894</text:p>
          </table:table-cell>
          <table:table-cell office:value-type="float" office:value="0.00373931623931623" calcext:value-type="float">
            <text:p>0.00373931623931623</text:p>
          </table:table-cell>
          <table:table-cell office:value-type="float" office:value="2.07568446737067" calcext:value-type="float">
            <text:p>2.07568446737067</text:p>
          </table:table-cell>
        </table:table-row>
        <table:table-row table:style-name="ro1">
          <table:table-cell office:value-type="float" office:value="0.117495648077302" calcext:value-type="float">
            <text:p>0.117495648077302</text:p>
          </table:table-cell>
          <table:table-cell office:value-type="float" office:value="2.7236517795524" calcext:value-type="float">
            <text:p>2.7236517795524</text:p>
          </table:table-cell>
          <table:table-cell office:value-type="float" office:value="0.00427350427350426" calcext:value-type="float">
            <text:p>0.00427350427350426</text:p>
          </table:table-cell>
          <table:table-cell office:value-type="float" office:value="2.0807625398098" calcext:value-type="float">
            <text:p>2.0807625398098</text:p>
          </table:table-cell>
        </table:table-row>
        <table:table-row table:style-name="ro1">
          <table:table-cell office:value-type="float" office:value="0.130771935862182" calcext:value-type="float">
            <text:p>0.130771935862182</text:p>
          </table:table-cell>
          <table:table-cell office:value-type="float" office:value="2.78350216898354" calcext:value-type="float">
            <text:p>2.78350216898354</text:p>
          </table:table-cell>
          <table:table-cell office:value-type="float" office:value="0.00480769230769218" calcext:value-type="float">
            <text:p>0.00480769230769218</text:p>
          </table:table-cell>
          <table:table-cell office:value-type="float" office:value="2.09781098734496" calcext:value-type="float">
            <text:p>2.09781098734496</text:p>
          </table:table-cell>
        </table:table-row>
        <table:table-row table:style-name="ro1">
          <table:table-cell office:value-type="float" office:value="0.144048223647062" calcext:value-type="float">
            <text:p>0.144048223647062</text:p>
          </table:table-cell>
          <table:table-cell office:value-type="float" office:value="2.8315638453449" calcext:value-type="float">
            <text:p>2.8315638453449</text:p>
          </table:table-cell>
          <table:table-cell office:value-type="float" office:value="0.00534188034188032" calcext:value-type="float">
            <text:p>0.00534188034188032</text:p>
          </table:table-cell>
          <table:table-cell office:value-type="float" office:value="2.1044828446178" calcext:value-type="float">
            <text:p>2.1044828446178</text:p>
          </table:table-cell>
        </table:table-row>
        <table:table-row table:style-name="ro1">
          <table:table-cell office:value-type="float" office:value="0.157324511431941" calcext:value-type="float">
            <text:p>0.157324511431941</text:p>
          </table:table-cell>
          <table:table-cell office:value-type="float" office:value="2.87418457721253" calcext:value-type="float">
            <text:p>2.87418457721253</text:p>
          </table:table-cell>
          <table:table-cell office:value-type="float" office:value="0.00587606837606836" calcext:value-type="float">
            <text:p>0.00587606837606836</text:p>
          </table:table-cell>
          <table:table-cell office:value-type="float" office:value="2.12215226304973" calcext:value-type="float">
            <text:p>2.12215226304973</text:p>
          </table:table-cell>
        </table:table-row>
        <table:table-row table:style-name="ro1">
          <table:table-cell office:value-type="float" office:value="0.170600799216821" calcext:value-type="float">
            <text:p>0.170600799216821</text:p>
          </table:table-cell>
          <table:table-cell office:value-type="float" office:value="2.90683024417497" calcext:value-type="float">
            <text:p>2.90683024417497</text:p>
          </table:table-cell>
          <table:table-cell office:value-type="float" office:value="0.00641025641025639" calcext:value-type="float">
            <text:p>0.00641025641025639</text:p>
          </table:table-cell>
          <table:table-cell office:value-type="float" office:value="2.12869847307581" calcext:value-type="float">
            <text:p>2.12869847307581</text:p>
          </table:table-cell>
        </table:table-row>
        <table:table-row table:style-name="ro1">
          <table:table-cell office:value-type="float" office:value="0.183877087001701" calcext:value-type="float">
            <text:p>0.183877087001701</text:p>
          </table:table-cell>
          <table:table-cell office:value-type="float" office:value="2.93675543889053" calcext:value-type="float">
            <text:p>2.93675543889053</text:p>
          </table:table-cell>
          <table:table-cell office:value-type="float" office:value="0.00694444444444442" calcext:value-type="float">
            <text:p>0.00694444444444442</text:p>
          </table:table-cell>
          <table:table-cell office:value-type="float" office:value="2.1403146230748" calcext:value-type="float">
            <text:p>2.1403146230748</text:p>
          </table:table-cell>
        </table:table-row>
        <table:table-row table:style-name="ro1">
          <table:table-cell office:value-type="float" office:value="0.19715337478658" calcext:value-type="float">
            <text:p>0.19715337478658</text:p>
          </table:table-cell>
          <table:table-cell office:value-type="float" office:value="2.95942604094778" calcext:value-type="float">
            <text:p>2.95942604094778</text:p>
          </table:table-cell>
          <table:table-cell office:value-type="float" office:value="0.00747863247863234" calcext:value-type="float">
            <text:p>0.00747863247863234</text:p>
          </table:table-cell>
          <table:table-cell office:value-type="float" office:value="2.1485565641608" calcext:value-type="float">
            <text:p>2.1485565641608</text:p>
          </table:table-cell>
        </table:table-row>
        <table:table-row table:style-name="ro1">
          <table:table-cell office:value-type="float" office:value="0.21042966257146" calcext:value-type="float">
            <text:p>0.21042966257146</text:p>
          </table:table-cell>
          <table:table-cell office:value-type="float" office:value="2.97846934667587" calcext:value-type="float">
            <text:p>2.97846934667587</text:p>
          </table:table-cell>
          <table:table-cell office:value-type="float" office:value="0.00801282051282048" calcext:value-type="float">
            <text:p>0.00801282051282048</text:p>
          </table:table-cell>
          <table:table-cell office:value-type="float" office:value="2.15621383425148" calcext:value-type="float">
            <text:p>2.15621383425148</text:p>
          </table:table-cell>
        </table:table-row>
        <table:table-row table:style-name="ro1">
          <table:table-cell office:value-type="float" office:value="0.22370595035634" calcext:value-type="float">
            <text:p>0.22370595035634</text:p>
          </table:table-cell>
          <table:table-cell office:value-type="float" office:value="2.99479218015709" calcext:value-type="float">
            <text:p>2.99479218015709</text:p>
          </table:table-cell>
          <table:table-cell office:value-type="float" office:value="0.00854700854700852" calcext:value-type="float">
            <text:p>0.00854700854700852</text:p>
          </table:table-cell>
          <table:table-cell office:value-type="float" office:value="2.16687604230406" calcext:value-type="float">
            <text:p>2.16687604230406</text:p>
          </table:table-cell>
        </table:table-row>
        <table:table-row table:style-name="ro1">
          <table:table-cell office:value-type="float" office:value="0.236982238141219" calcext:value-type="float">
            <text:p>0.236982238141219</text:p>
          </table:table-cell>
          <table:table-cell office:value-type="float" office:value="3.00839454139144" calcext:value-type="float">
            <text:p>3.00839454139144</text:p>
          </table:table-cell>
          <table:table-cell office:value-type="float" office:value="0.00908119658119655" calcext:value-type="float">
            <text:p>0.00908119658119655</text:p>
          </table:table-cell>
          <table:table-cell office:value-type="float" office:value="2.18908525639608" calcext:value-type="float">
            <text:p>2.18908525639608</text:p>
          </table:table-cell>
        </table:table-row>
        <table:table-row table:style-name="ro1">
          <table:table-cell office:value-type="float" office:value="0.250258525926099" calcext:value-type="float">
            <text:p>0.250258525926099</text:p>
          </table:table-cell>
          <table:table-cell office:value-type="float" office:value="3.0210900785435" calcext:value-type="float">
            <text:p>3.0210900785435</text:p>
          </table:table-cell>
          <table:table-cell office:value-type="float" office:value="0.00961538461538458" calcext:value-type="float">
            <text:p>0.00961538461538458</text:p>
          </table:table-cell>
          <table:table-cell office:value-type="float" office:value="2.20340400354213" calcext:value-type="float">
            <text:p>2.20340400354213</text:p>
          </table:table-cell>
        </table:table-row>
        <table:table-row table:style-name="ro1">
          <table:table-cell office:value-type="float" office:value="0.263534813710979" calcext:value-type="float">
            <text:p>0.263534813710979</text:p>
          </table:table-cell>
          <table:table-cell office:value-type="float" office:value="3.03106514344868" calcext:value-type="float">
            <text:p>3.03106514344868</text:p>
          </table:table-cell>
          <table:table-cell office:value-type="float" office:value="0.0101495726495726" calcext:value-type="float">
            <text:p>0.0101495726495726</text:p>
          </table:table-cell>
          <table:table-cell office:value-type="float" office:value="2.23293253198154" calcext:value-type="float">
            <text:p>2.23293253198154</text:p>
          </table:table-cell>
        </table:table-row>
        <table:table-row table:style-name="ro1">
          <table:table-cell office:value-type="float" office:value="0.276811101495859" calcext:value-type="float">
            <text:p>0.276811101495859</text:p>
          </table:table-cell>
          <table:table-cell office:value-type="float" office:value="3.04104020835387" calcext:value-type="float">
            <text:p>3.04104020835387</text:p>
          </table:table-cell>
          <table:table-cell office:value-type="float" office:value="0.0106837606837607" calcext:value-type="float">
            <text:p>0.0106837606837607</text:p>
          </table:table-cell>
          <table:table-cell office:value-type="float" office:value="2.24231907298851" calcext:value-type="float">
            <text:p>2.24231907298851</text:p>
          </table:table-cell>
        </table:table-row>
        <table:table-row table:style-name="ro1">
          <table:table-cell office:value-type="float" office:value="0.290087389280738" calcext:value-type="float">
            <text:p>0.290087389280738</text:p>
          </table:table-cell>
          <table:table-cell office:value-type="float" office:value="3.05010844917677" calcext:value-type="float">
            <text:p>3.05010844917677</text:p>
          </table:table-cell>
          <table:table-cell office:value-type="float" office:value="0.0112179487179487" calcext:value-type="float">
            <text:p>0.0112179487179487</text:p>
          </table:table-cell>
          <table:table-cell office:value-type="float" office:value="2.2631381685459" calcext:value-type="float">
            <text:p>2.2631381685459</text:p>
          </table:table-cell>
        </table:table-row>
        <table:table-row table:style-name="ro1">
          <table:table-cell office:value-type="float" office:value="0.303363677065618" calcext:value-type="float">
            <text:p>0.303363677065618</text:p>
          </table:table-cell>
          <table:table-cell office:value-type="float" office:value="3.05554939367051" calcext:value-type="float">
            <text:p>3.05554939367051</text:p>
          </table:table-cell>
          <table:table-cell office:value-type="float" office:value="0.0117521367521367" calcext:value-type="float">
            <text:p>0.0117521367521367</text:p>
          </table:table-cell>
          <table:table-cell office:value-type="float" office:value="2.28981700565611" calcext:value-type="float">
            <text:p>2.28981700565611</text:p>
          </table:table-cell>
        </table:table-row>
        <table:table-row table:style-name="ro1">
          <table:table-cell office:value-type="float" office:value="0.316639964850498" calcext:value-type="float">
            <text:p>0.316639964850498</text:p>
          </table:table-cell>
          <table:table-cell office:value-type="float" office:value="3.06099033816425" calcext:value-type="float">
            <text:p>3.06099033816425</text:p>
          </table:table-cell>
          <table:table-cell office:value-type="float" office:value="0.0122863247863247" calcext:value-type="float">
            <text:p>0.0122863247863247</text:p>
          </table:table-cell>
          <table:table-cell office:value-type="float" office:value="2.31105147456903" calcext:value-type="float">
            <text:p>2.31105147456903</text:p>
          </table:table-cell>
        </table:table-row>
        <table:table-row table:style-name="ro1">
          <table:table-cell office:value-type="float" office:value="0.329916252635377" calcext:value-type="float">
            <text:p>0.329916252635377</text:p>
          </table:table-cell>
          <table:table-cell office:value-type="float" office:value="3.07187222715173" calcext:value-type="float">
            <text:p>3.07187222715173</text:p>
          </table:table-cell>
          <table:table-cell office:value-type="float" office:value="0.0128205128205128" calcext:value-type="float">
            <text:p>0.0128205128205128</text:p>
          </table:table-cell>
          <table:table-cell office:value-type="float" office:value="2.34676988801143" calcext:value-type="float">
            <text:p>2.34676988801143</text:p>
          </table:table-cell>
        </table:table-row>
        <table:table-row table:style-name="ro1">
          <table:table-cell office:value-type="float" office:value="0.343192540420257" calcext:value-type="float">
            <text:p>0.343192540420257</text:p>
          </table:table-cell>
          <table:table-cell office:value-type="float" office:value="3.07187222715173" calcext:value-type="float">
            <text:p>3.07187222715173</text:p>
          </table:table-cell>
          <table:table-cell office:value-type="float" office:value="0.0133547008547008" calcext:value-type="float">
            <text:p>0.0133547008547008</text:p>
          </table:table-cell>
          <table:table-cell office:value-type="float" office:value="2.37340676739371" calcext:value-type="float">
            <text:p>2.37340676739371</text:p>
          </table:table-cell>
        </table:table-row>
        <table:table-row table:style-name="ro1">
          <table:table-cell office:value-type="float" office:value="0.356468828205137" calcext:value-type="float">
            <text:p>0.356468828205137</text:p>
          </table:table-cell>
          <table:table-cell office:value-type="float" office:value="3.07912681981005" calcext:value-type="float">
            <text:p>3.07912681981005</text:p>
          </table:table-cell>
          <table:table-cell office:value-type="float" office:value="0.0138888888888888" calcext:value-type="float">
            <text:p>0.0138888888888888</text:p>
          </table:table-cell>
          <table:table-cell office:value-type="float" office:value="2.38978202982246" calcext:value-type="float">
            <text:p>2.38978202982246</text:p>
          </table:table-cell>
        </table:table-row>
        <table:table-row table:style-name="ro1">
          <table:table-cell office:value-type="float" office:value="0.369745115990016" calcext:value-type="float">
            <text:p>0.369745115990016</text:p>
          </table:table-cell>
          <table:table-cell office:value-type="float" office:value="3.08275411613921" calcext:value-type="float">
            <text:p>3.08275411613921</text:p>
          </table:table-cell>
          <table:table-cell office:value-type="float" office:value="0.0144230769230769" calcext:value-type="float">
            <text:p>0.0144230769230769</text:p>
          </table:table-cell>
          <table:table-cell office:value-type="float" office:value="2.40448472206202" calcext:value-type="float">
            <text:p>2.40448472206202</text:p>
          </table:table-cell>
        </table:table-row>
        <table:table-row table:style-name="ro1">
          <table:table-cell office:value-type="float" office:value="0.383021403774896" calcext:value-type="float">
            <text:p>0.383021403774896</text:p>
          </table:table-cell>
          <table:table-cell office:value-type="float" office:value="3.08275411613921" calcext:value-type="float">
            <text:p>3.08275411613921</text:p>
          </table:table-cell>
          <table:table-cell office:value-type="float" office:value="0.0149572649572649" calcext:value-type="float">
            <text:p>0.0149572649572649</text:p>
          </table:table-cell>
          <table:table-cell office:value-type="float" office:value="2.41973204247372" calcext:value-type="float">
            <text:p>2.41973204247372</text:p>
          </table:table-cell>
        </table:table-row>
        <table:table-row table:style-name="ro1">
          <table:table-cell office:value-type="float" office:value="0.396297691559776" calcext:value-type="float">
            <text:p>0.396297691559776</text:p>
          </table:table-cell>
          <table:table-cell office:value-type="float" office:value="3.09000870879753" calcext:value-type="float">
            <text:p>3.09000870879753</text:p>
          </table:table-cell>
          <table:table-cell office:value-type="float" office:value="0.0154914529914529" calcext:value-type="float">
            <text:p>0.0154914529914529</text:p>
          </table:table-cell>
          <table:table-cell office:value-type="float" office:value="2.42707541632376" calcext:value-type="float">
            <text:p>2.42707541632376</text:p>
          </table:table-cell>
        </table:table-row>
        <table:table-row table:style-name="ro1">
          <table:table-cell office:value-type="float" office:value="0.409573979344656" calcext:value-type="float">
            <text:p>0.409573979344656</text:p>
          </table:table-cell>
          <table:table-cell office:value-type="float" office:value="3.09363600512669" calcext:value-type="float">
            <text:p>3.09363600512669</text:p>
          </table:table-cell>
          <table:table-cell office:value-type="float" office:value="0.016025641025641" calcext:value-type="float">
            <text:p>0.016025641025641</text:p>
          </table:table-cell>
          <table:table-cell office:value-type="float" office:value="2.4592732829624" calcext:value-type="float">
            <text:p>2.4592732829624</text:p>
          </table:table-cell>
        </table:table-row>
        <table:table-row table:style-name="ro1">
          <table:table-cell office:value-type="float" office:value="0.422850267129535" calcext:value-type="float">
            <text:p>0.422850267129535</text:p>
          </table:table-cell>
          <table:table-cell office:value-type="float" office:value="3.09363600512669" calcext:value-type="float">
            <text:p>3.09363600512669</text:p>
          </table:table-cell>
          <table:table-cell office:value-type="float" office:value="0.016559829059829" calcext:value-type="float">
            <text:p>0.016559829059829</text:p>
          </table:table-cell>
          <table:table-cell office:value-type="float" office:value="2.47952273339991" calcext:value-type="float">
            <text:p>2.47952273339991</text:p>
          </table:table-cell>
        </table:table-row>
        <table:table-row table:style-name="ro1">
          <table:table-cell office:value-type="float" office:value="0.436126554914415" calcext:value-type="float">
            <text:p>0.436126554914415</text:p>
          </table:table-cell>
          <table:table-cell office:value-type="float" office:value="3.10089059778501" calcext:value-type="float">
            <text:p>3.10089059778501</text:p>
          </table:table-cell>
          <table:table-cell office:value-type="float" office:value="0.017094017094017" calcext:value-type="float">
            <text:p>0.017094017094017</text:p>
          </table:table-cell>
          <table:table-cell office:value-type="float" office:value="2.49993393230033" calcext:value-type="float">
            <text:p>2.49993393230033</text:p>
          </table:table-cell>
        </table:table-row>
        <table:table-row table:style-name="ro1">
          <table:table-cell office:value-type="float" office:value="0.449402842699295" calcext:value-type="float">
            <text:p>0.449402842699295</text:p>
          </table:table-cell>
          <table:table-cell office:value-type="float" office:value="3.10451789411417" calcext:value-type="float">
            <text:p>3.10451789411417</text:p>
          </table:table-cell>
          <table:table-cell office:value-type="float" office:value="0.0176282051282051" calcext:value-type="float">
            <text:p>0.0176282051282051</text:p>
          </table:table-cell>
          <table:table-cell office:value-type="float" office:value="2.52082905371331" calcext:value-type="float">
            <text:p>2.52082905371331</text:p>
          </table:table-cell>
        </table:table-row>
        <table:table-row table:style-name="ro1">
          <table:table-cell office:value-type="float" office:value="0.462679130484174" calcext:value-type="float">
            <text:p>0.462679130484174</text:p>
          </table:table-cell>
          <table:table-cell office:value-type="float" office:value="3.10451789411417" calcext:value-type="float">
            <text:p>3.10451789411417</text:p>
          </table:table-cell>
          <table:table-cell office:value-type="float" office:value="0.0181623931623931" calcext:value-type="float">
            <text:p>0.0181623931623931</text:p>
          </table:table-cell>
          <table:table-cell office:value-type="float" office:value="2.54195505351444" calcext:value-type="float">
            <text:p>2.54195505351444</text:p>
          </table:table-cell>
        </table:table-row>
        <table:table-row table:style-name="ro1">
          <table:table-cell office:value-type="float" office:value="0.475955418269054" calcext:value-type="float">
            <text:p>0.475955418269054</text:p>
          </table:table-cell>
          <table:table-cell office:value-type="float" office:value="3.10633154227875" calcext:value-type="float">
            <text:p>3.10633154227875</text:p>
          </table:table-cell>
          <table:table-cell office:value-type="float" office:value="0.0186965811965811" calcext:value-type="float">
            <text:p>0.0186965811965811</text:p>
          </table:table-cell>
          <table:table-cell office:value-type="float" office:value="2.55585420244639" calcext:value-type="float">
            <text:p>2.55585420244639</text:p>
          </table:table-cell>
        </table:table-row>
        <table:table-row table:style-name="ro1">
          <table:table-cell office:value-type="float" office:value="0.489231706053934" calcext:value-type="float">
            <text:p>0.489231706053934</text:p>
          </table:table-cell>
          <table:table-cell office:value-type="float" office:value="3.11539978310165" calcext:value-type="float">
            <text:p>3.11539978310165</text:p>
          </table:table-cell>
          <table:table-cell office:value-type="float" office:value="0.0192307692307693" calcext:value-type="float">
            <text:p>0.0192307692307693</text:p>
          </table:table-cell>
          <table:table-cell office:value-type="float" office:value="2.56343907042543" calcext:value-type="float">
            <text:p>2.56343907042543</text:p>
          </table:table-cell>
        </table:table-row>
        <table:table-row table:style-name="ro1">
          <table:table-cell office:value-type="float" office:value="0.502507993838813" calcext:value-type="float">
            <text:p>0.502507993838813</text:p>
          </table:table-cell>
          <table:table-cell office:value-type="float" office:value="3.11539978310165" calcext:value-type="float">
            <text:p>3.11539978310165</text:p>
          </table:table-cell>
          <table:table-cell office:value-type="float" office:value="0.0197649572649572" calcext:value-type="float">
            <text:p>0.0197649572649572</text:p>
          </table:table-cell>
          <table:table-cell office:value-type="float" office:value="2.56890022518785" calcext:value-type="float">
            <text:p>2.56890022518785</text:p>
          </table:table-cell>
        </table:table-row>
        <table:table-row table:style-name="ro1">
          <table:table-cell office:value-type="float" office:value="0.515784281623693" calcext:value-type="float">
            <text:p>0.515784281623693</text:p>
          </table:table-cell>
          <table:table-cell office:value-type="float" office:value="3.11539978310165" calcext:value-type="float">
            <text:p>3.11539978310165</text:p>
          </table:table-cell>
          <table:table-cell office:value-type="float" office:value="0.0202991452991452" calcext:value-type="float">
            <text:p>0.0202991452991452</text:p>
          </table:table-cell>
          <table:table-cell office:value-type="float" office:value="2.56989678176605" calcext:value-type="float">
            <text:p>2.56989678176605</text:p>
          </table:table-cell>
        </table:table-row>
        <table:table-row table:style-name="ro1">
          <table:table-cell office:value-type="float" office:value="0.529060569408573" calcext:value-type="float">
            <text:p>0.529060569408573</text:p>
          </table:table-cell>
          <table:table-cell office:value-type="float" office:value="3.11539978310165" calcext:value-type="float">
            <text:p>3.11539978310165</text:p>
          </table:table-cell>
          <table:table-cell office:value-type="float" office:value="0.0208333333333333" calcext:value-type="float">
            <text:p>0.0208333333333333</text:p>
          </table:table-cell>
          <table:table-cell office:value-type="float" office:value="2.57139351308775" calcext:value-type="float">
            <text:p>2.57139351308775</text:p>
          </table:table-cell>
        </table:table-row>
        <table:table-row table:style-name="ro1">
          <table:table-cell office:value-type="float" office:value="0.542336857193453" calcext:value-type="float">
            <text:p>0.542336857193453</text:p>
          </table:table-cell>
          <table:table-cell office:value-type="float" office:value="3.12084072759539" calcext:value-type="float">
            <text:p>3.12084072759539</text:p>
          </table:table-cell>
          <table:table-cell office:value-type="float" office:value="0.0213675213675213" calcext:value-type="float">
            <text:p>0.0213675213675213</text:p>
          </table:table-cell>
          <table:table-cell office:value-type="float" office:value="2.57288536236318" calcext:value-type="float">
            <text:p>2.57288536236318</text:p>
          </table:table-cell>
        </table:table-row>
        <table:table-row table:style-name="ro1">
          <table:table-cell office:value-type="float" office:value="0.555613144978332" calcext:value-type="float">
            <text:p>0.555613144978332</text:p>
          </table:table-cell>
          <table:table-cell office:value-type="float" office:value="3.12628167208913" calcext:value-type="float">
            <text:p>3.12628167208913</text:p>
          </table:table-cell>
          <table:table-cell office:value-type="float" office:value="0.0219017094017094" calcext:value-type="float">
            <text:p>0.0219017094017094</text:p>
          </table:table-cell>
          <table:table-cell office:value-type="float" office:value="2.57330041837734" calcext:value-type="float">
            <text:p>2.57330041837734</text:p>
          </table:table-cell>
        </table:table-row>
        <table:table-row table:style-name="ro1">
          <table:table-cell office:value-type="float" office:value="0.568889432763212" calcext:value-type="float">
            <text:p>0.568889432763212</text:p>
          </table:table-cell>
          <table:table-cell office:value-type="float" office:value="3.12628167208913" calcext:value-type="float">
            <text:p>3.12628167208913</text:p>
          </table:table-cell>
          <table:table-cell office:value-type="float" office:value="0.0224358974358975" calcext:value-type="float">
            <text:p>0.0224358974358975</text:p>
          </table:table-cell>
          <table:table-cell office:value-type="float" office:value="2.57483698061769" calcext:value-type="float">
            <text:p>2.57483698061769</text:p>
          </table:table-cell>
        </table:table-row>
        <table:table-row table:style-name="ro1">
          <table:table-cell office:value-type="float" office:value="0.582165720548092" calcext:value-type="float">
            <text:p>0.582165720548092</text:p>
          </table:table-cell>
          <table:table-cell office:value-type="float" office:value="3.12628167208913" calcext:value-type="float">
            <text:p>3.12628167208913</text:p>
          </table:table-cell>
          <table:table-cell office:value-type="float" office:value="0.0229700854700854" calcext:value-type="float">
            <text:p>0.0229700854700854</text:p>
          </table:table-cell>
          <table:table-cell office:value-type="float" office:value="2.57725952848648" calcext:value-type="float">
            <text:p>2.57725952848648</text:p>
          </table:table-cell>
        </table:table-row>
        <table:table-row table:style-name="ro1">
          <table:table-cell office:value-type="float" office:value="0.595442008332971" calcext:value-type="float">
            <text:p>0.595442008332971</text:p>
          </table:table-cell>
          <table:table-cell office:value-type="float" office:value="3.12990896841829" calcext:value-type="float">
            <text:p>3.12990896841829</text:p>
          </table:table-cell>
          <table:table-cell office:value-type="float" office:value="0.0235042735042734" calcext:value-type="float">
            <text:p>0.0235042735042734</text:p>
          </table:table-cell>
          <table:table-cell office:value-type="float" office:value="2.57813942822527" calcext:value-type="float">
            <text:p>2.57813942822527</text:p>
          </table:table-cell>
        </table:table-row>
        <table:table-row table:style-name="ro1">
          <table:table-cell office:value-type="float" office:value="0.608718296117851" calcext:value-type="float">
            <text:p>0.608718296117851</text:p>
          </table:table-cell>
          <table:table-cell office:value-type="float" office:value="3.13716356107661" calcext:value-type="float">
            <text:p>3.13716356107661</text:p>
          </table:table-cell>
          <table:table-cell office:value-type="float" office:value="0.0240384615384615" calcext:value-type="float">
            <text:p>0.0240384615384615</text:p>
          </table:table-cell>
          <table:table-cell office:value-type="float" office:value="2.5780959151997" calcext:value-type="float">
            <text:p>2.5780959151997</text:p>
          </table:table-cell>
        </table:table-row>
        <table:table-row table:style-name="ro1">
          <table:table-cell office:value-type="float" office:value="0.621994583902731" calcext:value-type="float">
            <text:p>0.621994583902731</text:p>
          </table:table-cell>
          <table:table-cell office:value-type="float" office:value="3.13716356107661" calcext:value-type="float">
            <text:p>3.13716356107661</text:p>
          </table:table-cell>
          <table:table-cell office:value-type="float" office:value="0.0245726495726496" calcext:value-type="float">
            <text:p>0.0245726495726496</text:p>
          </table:table-cell>
          <table:table-cell office:value-type="float" office:value="2.57917440304047" calcext:value-type="float">
            <text:p>2.57917440304047</text:p>
          </table:table-cell>
        </table:table-row>
        <table:table-row table:style-name="ro1">
          <table:table-cell office:value-type="float" office:value="0.63527087168761" calcext:value-type="float">
            <text:p>0.63527087168761</text:p>
          </table:table-cell>
          <table:table-cell office:value-type="float" office:value="3.13716356107661" calcext:value-type="float">
            <text:p>3.13716356107661</text:p>
          </table:table-cell>
          <table:table-cell office:value-type="float" office:value="0.0251068376068376" calcext:value-type="float">
            <text:p>0.0251068376068376</text:p>
          </table:table-cell>
          <table:table-cell office:value-type="float" office:value="2.58286110639698" calcext:value-type="float">
            <text:p>2.58286110639698</text:p>
          </table:table-cell>
        </table:table-row>
        <table:table-row table:style-name="ro1">
          <table:table-cell office:value-type="float" office:value="0.64854715947249" calcext:value-type="float">
            <text:p>0.64854715947249</text:p>
          </table:table-cell>
          <table:table-cell office:value-type="float" office:value="3.13716356107661" calcext:value-type="float">
            <text:p>3.13716356107661</text:p>
          </table:table-cell>
          <table:table-cell office:value-type="float" office:value="0.0256410256410257" calcext:value-type="float">
            <text:p>0.0256410256410257</text:p>
          </table:table-cell>
          <table:table-cell office:value-type="float" office:value="2.58886853508507" calcext:value-type="float">
            <text:p>2.58886853508507</text:p>
          </table:table-cell>
        </table:table-row>
        <table:table-row table:style-name="ro1">
          <table:table-cell office:value-type="float" office:value="0.66182344725737" calcext:value-type="float">
            <text:p>0.66182344725737</text:p>
          </table:table-cell>
          <table:table-cell office:value-type="float" office:value="3.13716356107661" calcext:value-type="float">
            <text:p>3.13716356107661</text:p>
          </table:table-cell>
          <table:table-cell office:value-type="float" office:value="0.0261752136752136" calcext:value-type="float">
            <text:p>0.0261752136752136</text:p>
          </table:table-cell>
          <table:table-cell office:value-type="float" office:value="2.59050023715717" calcext:value-type="float">
            <text:p>2.59050023715717</text:p>
          </table:table-cell>
        </table:table-row>
        <table:table-row table:style-name="ro1">
          <table:table-cell office:value-type="float" office:value="0.67509973504225" calcext:value-type="float">
            <text:p>0.67509973504225</text:p>
          </table:table-cell>
          <table:table-cell office:value-type="float" office:value="3.14532497781721" calcext:value-type="float">
            <text:p>3.14532497781721</text:p>
          </table:table-cell>
          <table:table-cell office:value-type="float" office:value="0.0267094017094016" calcext:value-type="float">
            <text:p>0.0267094017094016</text:p>
          </table:table-cell>
          <table:table-cell office:value-type="float" office:value="2.59201075452228" calcext:value-type="float">
            <text:p>2.59201075452228</text:p>
          </table:table-cell>
        </table:table-row>
        <table:table-row table:style-name="ro1">
          <table:table-cell office:value-type="float" office:value="0.688376022827129" calcext:value-type="float">
            <text:p>0.688376022827129</text:p>
          </table:table-cell>
          <table:table-cell office:value-type="float" office:value="3.14804545006408" calcext:value-type="float">
            <text:p>3.14804545006408</text:p>
          </table:table-cell>
          <table:table-cell office:value-type="float" office:value="0.0272435897435897" calcext:value-type="float">
            <text:p>0.0272435897435897</text:p>
          </table:table-cell>
          <table:table-cell office:value-type="float" office:value="2.59344009553498" calcext:value-type="float">
            <text:p>2.59344009553498</text:p>
          </table:table-cell>
        </table:table-row>
        <table:table-row table:style-name="ro1">
          <table:table-cell office:value-type="float" office:value="0.701652310612009" calcext:value-type="float">
            <text:p>0.701652310612009</text:p>
          </table:table-cell>
          <table:table-cell office:value-type="float" office:value="3.14804545006408" calcext:value-type="float">
            <text:p>3.14804545006408</text:p>
          </table:table-cell>
          <table:table-cell office:value-type="float" office:value="0.0277777777777778" calcext:value-type="float">
            <text:p>0.0277777777777778</text:p>
          </table:table-cell>
          <table:table-cell office:value-type="float" office:value="2.59482826854984" calcext:value-type="float">
            <text:p>2.59482826854984</text:p>
          </table:table-cell>
        </table:table-row>
        <table:table-row table:style-name="ro1">
          <table:table-cell office:value-type="float" office:value="0.714928598396889" calcext:value-type="float">
            <text:p>0.714928598396889</text:p>
          </table:table-cell>
          <table:table-cell office:value-type="float" office:value="3.14804545006408" calcext:value-type="float">
            <text:p>3.14804545006408</text:p>
          </table:table-cell>
          <table:table-cell office:value-type="float" office:value="0.0283119658119658" calcext:value-type="float">
            <text:p>0.0283119658119658</text:p>
          </table:table-cell>
          <table:table-cell office:value-type="float" office:value="2.59621528192143" calcext:value-type="float">
            <text:p>2.59621528192143</text:p>
          </table:table-cell>
        </table:table-row>
        <table:table-row table:style-name="ro1">
          <table:table-cell office:value-type="float" office:value="0.728204886181768" calcext:value-type="float">
            <text:p>0.728204886181768</text:p>
          </table:table-cell>
          <table:table-cell office:value-type="float" office:value="3.14804545006408" calcext:value-type="float">
            <text:p>3.14804545006408</text:p>
          </table:table-cell>
          <table:table-cell office:value-type="float" office:value="0.0288461538461539" calcext:value-type="float">
            <text:p>0.0288461538461539</text:p>
          </table:table-cell>
          <table:table-cell office:value-type="float" office:value="2.59764114400434" calcext:value-type="float">
            <text:p>2.59764114400434</text:p>
          </table:table-cell>
        </table:table-row>
        <table:table-row table:style-name="ro1">
          <table:table-cell office:value-type="float" office:value="0.741481173966648" calcext:value-type="float">
            <text:p>0.741481173966648</text:p>
          </table:table-cell>
          <table:table-cell office:value-type="float" office:value="3.14804545006408" calcext:value-type="float">
            <text:p>3.14804545006408</text:p>
          </table:table-cell>
          <table:table-cell office:value-type="float" office:value="0.0293803418803418" calcext:value-type="float">
            <text:p>0.0293803418803418</text:p>
          </table:table-cell>
          <table:table-cell office:value-type="float" office:value="2.59914586315314" calcext:value-type="float">
            <text:p>2.59914586315314</text:p>
          </table:table-cell>
        </table:table-row>
        <table:table-row table:style-name="ro1">
          <table:table-cell office:value-type="float" office:value="0.754757461751528" calcext:value-type="float">
            <text:p>0.754757461751528</text:p>
          </table:table-cell>
          <table:table-cell office:value-type="float" office:value="3.15167274639324" calcext:value-type="float">
            <text:p>3.15167274639324</text:p>
          </table:table-cell>
          <table:table-cell office:value-type="float" office:value="0.0299145299145298" calcext:value-type="float">
            <text:p>0.0299145299145298</text:p>
          </table:table-cell>
          <table:table-cell office:value-type="float" office:value="2.6007694477224" calcext:value-type="float">
            <text:p>2.6007694477224</text:p>
          </table:table-cell>
        </table:table-row>
        <table:table-row table:style-name="ro1">
          <table:table-cell office:value-type="float" office:value="0.768033749536407" calcext:value-type="float">
            <text:p>0.768033749536407</text:p>
          </table:table-cell>
          <table:table-cell office:value-type="float" office:value="3.15892733905156" calcext:value-type="float">
            <text:p>3.15892733905156</text:p>
          </table:table-cell>
          <table:table-cell office:value-type="float" office:value="0.030448717948718" calcext:value-type="float">
            <text:p>0.030448717948718</text:p>
          </table:table-cell>
          <table:table-cell office:value-type="float" office:value="2.60253111523326" calcext:value-type="float">
            <text:p>2.60253111523326</text:p>
          </table:table-cell>
        </table:table-row>
        <table:table-row table:style-name="ro1">
          <table:table-cell office:value-type="float" office:value="0.781310037321287" calcext:value-type="float">
            <text:p>0.781310037321287</text:p>
          </table:table-cell>
          <table:table-cell office:value-type="float" office:value="3.15892733905156" calcext:value-type="float">
            <text:p>3.15892733905156</text:p>
          </table:table-cell>
          <table:table-cell office:value-type="float" office:value="0.030982905982906" calcext:value-type="float">
            <text:p>0.030982905982906</text:p>
          </table:table-cell>
          <table:table-cell office:value-type="float" office:value="2.60432022470005" calcext:value-type="float">
            <text:p>2.60432022470005</text:p>
          </table:table-cell>
        </table:table-row>
        <table:table-row table:style-name="ro1">
          <table:table-cell office:value-type="float" office:value="0.794586325106167" calcext:value-type="float">
            <text:p>0.794586325106167</text:p>
          </table:table-cell>
          <table:table-cell office:value-type="float" office:value="3.15892733905156" calcext:value-type="float">
            <text:p>3.15892733905156</text:p>
          </table:table-cell>
          <table:table-cell office:value-type="float" office:value="0.031517094017094" calcext:value-type="float">
            <text:p>0.031517094017094</text:p>
          </table:table-cell>
          <table:table-cell office:value-type="float" office:value="2.60611238266648" calcext:value-type="float">
            <text:p>2.60611238266648</text:p>
          </table:table-cell>
        </table:table-row>
        <table:table-row table:style-name="ro1">
          <table:table-cell office:value-type="float" office:value="0.807862612891047" calcext:value-type="float">
            <text:p>0.807862612891047</text:p>
          </table:table-cell>
          <table:table-cell office:value-type="float" office:value="3.15892733905156" calcext:value-type="float">
            <text:p>3.15892733905156</text:p>
          </table:table-cell>
          <table:table-cell office:value-type="float" office:value="0.0320512820512821" calcext:value-type="float">
            <text:p>0.0320512820512821</text:p>
          </table:table-cell>
          <table:table-cell office:value-type="float" office:value="2.6079057388994" calcext:value-type="float">
            <text:p>2.6079057388994</text:p>
          </table:table-cell>
        </table:table-row>
        <table:table-row table:style-name="ro1">
          <table:table-cell office:value-type="float" office:value="0.821138900675926" calcext:value-type="float">
            <text:p>0.821138900675926</text:p>
          </table:table-cell>
          <table:table-cell office:value-type="float" office:value="3.15892733905156" calcext:value-type="float">
            <text:p>3.15892733905156</text:p>
          </table:table-cell>
          <table:table-cell office:value-type="float" office:value="0.03258547008547" calcext:value-type="float">
            <text:p>0.03258547008547</text:p>
          </table:table-cell>
          <table:table-cell office:value-type="float" office:value="2.60969844316567" calcext:value-type="float">
            <text:p>2.60969844316567</text:p>
          </table:table-cell>
        </table:table-row>
        <table:table-row table:style-name="ro1">
          <table:table-cell office:value-type="float" office:value="0.834415188460806" calcext:value-type="float">
            <text:p>0.834415188460806</text:p>
          </table:table-cell>
          <table:table-cell office:value-type="float" office:value="3.15892733905156" calcext:value-type="float">
            <text:p>3.15892733905156</text:p>
          </table:table-cell>
          <table:table-cell office:value-type="float" office:value="0.0331196581196581" calcext:value-type="float">
            <text:p>0.0331196581196581</text:p>
          </table:table-cell>
          <table:table-cell office:value-type="float" office:value="2.61148864523213" calcext:value-type="float">
            <text:p>2.61148864523213</text:p>
          </table:table-cell>
        </table:table-row>
        <table:table-row table:style-name="ro1">
          <table:table-cell office:value-type="float" office:value="0.847691476245686" calcext:value-type="float">
            <text:p>0.847691476245686</text:p>
          </table:table-cell>
          <table:table-cell office:value-type="float" office:value="3.16799557987446" calcext:value-type="float">
            <text:p>3.16799557987446</text:p>
          </table:table-cell>
          <table:table-cell office:value-type="float" office:value="0.0336538461538462" calcext:value-type="float">
            <text:p>0.0336538461538462</text:p>
          </table:table-cell>
          <table:table-cell office:value-type="float" office:value="2.61327449486565" calcext:value-type="float">
            <text:p>2.61327449486565</text:p>
          </table:table-cell>
        </table:table-row>
        <table:table-row table:style-name="ro1">
          <table:table-cell office:value-type="float" office:value="0.860967764030565" calcext:value-type="float">
            <text:p>0.860967764030565</text:p>
          </table:table-cell>
          <table:table-cell office:value-type="float" office:value="3.16799557987446" calcext:value-type="float">
            <text:p>3.16799557987446</text:p>
          </table:table-cell>
          <table:table-cell office:value-type="float" office:value="0.0341880341880342" calcext:value-type="float">
            <text:p>0.0341880341880342</text:p>
          </table:table-cell>
          <table:table-cell office:value-type="float" office:value="2.61505414183308" calcext:value-type="float">
            <text:p>2.61505414183308</text:p>
          </table:table-cell>
        </table:table-row>
        <table:table-row table:style-name="ro1">
          <table:table-cell office:value-type="float" office:value="0.874244051815445" calcext:value-type="float">
            <text:p>0.874244051815445</text:p>
          </table:table-cell>
          <table:table-cell office:value-type="float" office:value="3.16980922803904" calcext:value-type="float">
            <text:p>3.16980922803904</text:p>
          </table:table-cell>
          <table:table-cell office:value-type="float" office:value="0.0347222222222222" calcext:value-type="float">
            <text:p>0.0347222222222222</text:p>
          </table:table-cell>
          <table:table-cell office:value-type="float" office:value="2.61682573590126" calcext:value-type="float">
            <text:p>2.61682573590126</text:p>
          </table:table-cell>
        </table:table-row>
        <table:table-row table:style-name="ro1">
          <table:table-cell office:value-type="float" office:value="0.887520339600325" calcext:value-type="float">
            <text:p>0.887520339600325</text:p>
          </table:table-cell>
          <table:table-cell office:value-type="float" office:value="3.16980922803904" calcext:value-type="float">
            <text:p>3.16980922803904</text:p>
          </table:table-cell>
          <table:table-cell office:value-type="float" office:value="0.0352564102564102" calcext:value-type="float">
            <text:p>0.0352564102564102</text:p>
          </table:table-cell>
          <table:table-cell office:value-type="float" office:value="2.61858846946116" calcext:value-type="float">
            <text:p>2.61858846946116</text:p>
          </table:table-cell>
        </table:table-row>
        <table:table-row table:style-name="ro1">
          <table:table-cell office:value-type="float" office:value="0.900796627385204" calcext:value-type="float">
            <text:p>0.900796627385204</text:p>
          </table:table-cell>
          <table:table-cell office:value-type="float" office:value="3.16980922803904" calcext:value-type="float">
            <text:p>3.16980922803904</text:p>
          </table:table-cell>
          <table:table-cell office:value-type="float" office:value="0.0357905982905982" calcext:value-type="float">
            <text:p>0.0357905982905982</text:p>
          </table:table-cell>
          <table:table-cell office:value-type="float" office:value="2.62034944764204" calcext:value-type="float">
            <text:p>2.62034944764204</text:p>
          </table:table-cell>
        </table:table-row>
        <table:table-row table:style-name="ro1">
          <table:table-cell office:value-type="float" office:value="0.914072915170084" calcext:value-type="float">
            <text:p>0.914072915170084</text:p>
          </table:table-cell>
          <table:table-cell office:value-type="float" office:value="3.16980922803904" calcext:value-type="float">
            <text:p>3.16980922803904</text:p>
          </table:table-cell>
          <table:table-cell office:value-type="float" office:value="0.0363247863247863" calcext:value-type="float">
            <text:p>0.0363247863247863</text:p>
          </table:table-cell>
          <table:table-cell office:value-type="float" office:value="2.62210998617202" calcext:value-type="float">
            <text:p>2.62210998617202</text:p>
          </table:table-cell>
        </table:table-row>
        <table:table-row table:style-name="ro1">
          <table:table-cell office:value-type="float" office:value="0.927349202954964" calcext:value-type="float">
            <text:p>0.927349202954964</text:p>
          </table:table-cell>
          <table:table-cell office:value-type="float" office:value="3.16980922803904" calcext:value-type="float">
            <text:p>3.16980922803904</text:p>
          </table:table-cell>
          <table:table-cell office:value-type="float" office:value="0.0368589743589743" calcext:value-type="float">
            <text:p>0.0368589743589743</text:p>
          </table:table-cell>
          <table:table-cell office:value-type="float" office:value="2.62386960968275" calcext:value-type="float">
            <text:p>2.62386960968275</text:p>
          </table:table-cell>
        </table:table-row>
        <table:table-row table:style-name="ro1">
          <table:table-cell office:value-type="float" office:value="0.940625490739844" calcext:value-type="float">
            <text:p>0.940625490739844</text:p>
          </table:table-cell>
          <table:table-cell office:value-type="float" office:value="3.17162287620362" calcext:value-type="float">
            <text:p>3.17162287620362</text:p>
          </table:table-cell>
          <table:table-cell office:value-type="float" office:value="0.0373931623931624" calcext:value-type="float">
            <text:p>0.0373931623931624</text:p>
          </table:table-cell>
          <table:table-cell office:value-type="float" office:value="2.62562784280589" calcext:value-type="float">
            <text:p>2.62562784280589</text:p>
          </table:table-cell>
        </table:table-row>
        <table:table-row table:style-name="ro1">
          <table:table-cell office:value-type="float" office:value="0.952795421209317" calcext:value-type="float">
            <text:p>0.952795421209317</text:p>
          </table:table-cell>
          <table:table-cell office:value-type="float" office:value="3.18069111702652" calcext:value-type="float">
            <text:p>3.18069111702652</text:p>
          </table:table-cell>
          <table:table-cell office:value-type="float" office:value="0.0379273504273504" calcext:value-type="float">
            <text:p>0.0379273504273504</text:p>
          </table:table-cell>
          <table:table-cell office:value-type="float" office:value="2.62738421017309" calcext:value-type="float">
            <text:p>2.62738421017309</text:p>
          </table:table-cell>
        </table:table-row>
        <table:table-row table:style-name="ro1">
          <table:table-cell office:value-type="float" office:value="0.963858994363383" calcext:value-type="float">
            <text:p>0.963858994363383</text:p>
          </table:table-cell>
          <table:table-cell office:value-type="float" office:value="3.18069111702652" calcext:value-type="float">
            <text:p>3.18069111702652</text:p>
          </table:table-cell>
          <table:table-cell office:value-type="float" office:value="0.0384615384615384" calcext:value-type="float">
            <text:p>0.0384615384615384</text:p>
          </table:table-cell>
          <table:table-cell office:value-type="float" office:value="2.62913823641601" calcext:value-type="float">
            <text:p>2.62913823641601</text:p>
          </table:table-cell>
        </table:table-row>
        <table:table-row table:style-name="ro1">
          <table:table-cell office:value-type="float" office:value="0.97160349557123" calcext:value-type="float">
            <text:p>0.97160349557123</text:p>
          </table:table-cell>
          <table:table-cell office:value-type="float" office:value="3.18069111702652" calcext:value-type="float">
            <text:p>3.18069111702652</text:p>
          </table:table-cell>
          <table:table-cell office:value-type="float" office:value="0.0389957264957265" calcext:value-type="float">
            <text:p>0.0389957264957265</text:p>
          </table:table-cell>
          <table:table-cell office:value-type="float" office:value="2.63088944616629" calcext:value-type="float">
            <text:p>2.63088944616629</text:p>
          </table:table-cell>
        </table:table-row>
        <table:table-row table:style-name="ro1">
          <table:table-cell office:value-type="float" office:value="0.980296303049425" calcext:value-type="float">
            <text:p>0.980296303049425</text:p>
          </table:table-cell>
          <table:table-cell office:value-type="float" office:value="3.18069111702652" calcext:value-type="float">
            <text:p>3.18069111702652</text:p>
          </table:table-cell>
          <table:table-cell office:value-type="float" office:value="0.0395299145299145" calcext:value-type="float">
            <text:p>0.0395299145299145</text:p>
          </table:table-cell>
          <table:table-cell office:value-type="float" office:value="2.63263736405559" calcext:value-type="float">
            <text:p>2.63263736405559</text:p>
          </table:table-cell>
        </table:table-row>
        <table:table-row table:style-name="ro1">
          <table:table-cell office:value-type="float" office:value="0.985986140671516" calcext:value-type="float">
            <text:p>0.985986140671516</text:p>
          </table:table-cell>
          <table:table-cell office:value-type="float" office:value="3.18069111702652" calcext:value-type="float">
            <text:p>3.18069111702652</text:p>
          </table:table-cell>
          <table:table-cell office:value-type="float" office:value="0.0400641025641025" calcext:value-type="float">
            <text:p>0.0400641025641025</text:p>
          </table:table-cell>
          <table:table-cell office:value-type="float" office:value="2.63438085962459" calcext:value-type="float">
            <text:p>2.63438085962459</text:p>
          </table:table-cell>
        </table:table-row>
        <table:table-row table:style-name="ro1">
          <table:table-cell office:value-type="float" office:value="0.99004278416134" calcext:value-type="float">
            <text:p>0.99004278416134</text:p>
          </table:table-cell>
          <table:table-cell office:value-type="float" office:value="3.191573006014" calcext:value-type="float">
            <text:p>3.191573006014</text:p>
          </table:table-cell>
          <table:table-cell office:value-type="float" office:value="0.0405982905982906" calcext:value-type="float">
            <text:p>0.0405982905982906</text:p>
          </table:table-cell>
          <table:table-cell office:value-type="float" office:value="2.6361131061832" calcext:value-type="float">
            <text:p>2.6361131061832</text:p>
          </table:table-cell>
        </table:table-row>
        <table:table-row table:style-name="ro1">
          <table:table-cell office:value-type="float" office:value="0.992993070335758" calcext:value-type="float">
            <text:p>0.992993070335758</text:p>
          </table:table-cell>
          <table:table-cell office:value-type="float" office:value="3.191573006014" calcext:value-type="float">
            <text:p>3.191573006014</text:p>
          </table:table-cell>
          <table:table-cell office:value-type="float" office:value="0.0411324786324786" calcext:value-type="float">
            <text:p>0.0411324786324786</text:p>
          </table:table-cell>
          <table:table-cell office:value-type="float" office:value="2.63783319690289" calcext:value-type="float">
            <text:p>2.63783319690289</text:p>
          </table:table-cell>
        </table:table-row>
        <table:table-row table:style-name="ro1">
          <table:table-cell office:value-type="float" office:value="0.995943356510176" calcext:value-type="float">
            <text:p>0.995943356510176</text:p>
          </table:table-cell>
          <table:table-cell office:value-type="float" office:value="3.191573006014" calcext:value-type="float">
            <text:p>3.191573006014</text:p>
          </table:table-cell>
          <table:table-cell office:value-type="float" office:value="0.0416666666666666" calcext:value-type="float">
            <text:p>0.0416666666666666</text:p>
          </table:table-cell>
          <table:table-cell office:value-type="float" office:value="2.63954212822741" calcext:value-type="float">
            <text:p>2.63954212822741</text:p>
          </table:table-cell>
        </table:table-row>
        <table:table-row table:style-name="ro1">
          <table:table-cell office:value-type="float" office:value="0.998819885530233" calcext:value-type="float">
            <text:p>0.998819885530233</text:p>
          </table:table-cell>
          <table:table-cell office:value-type="float" office:value="3.19882759867232" calcext:value-type="float">
            <text:p>3.19882759867232</text:p>
          </table:table-cell>
          <table:table-cell office:value-type="float" office:value="0.0422008547008547" calcext:value-type="float">
            <text:p>0.0422008547008547</text:p>
          </table:table-cell>
          <table:table-cell office:value-type="float" office:value="2.64124089660051" calcext:value-type="float">
            <text:p>2.641240896600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24054150645766" calcext:value-type="float">
            <text:p>3.24054150645766</text:p>
          </table:table-cell>
          <table:table-cell office:value-type="float" office:value="0.0427350427350427" calcext:value-type="float">
            <text:p>0.0427350427350427</text:p>
          </table:table-cell>
          <table:table-cell office:value-type="float" office:value="2.64293049846594" calcext:value-type="float">
            <text:p>2.64293049846594</text:p>
          </table:table-cell>
        </table:table-row>
        <table:table-row table:style-name="ro1">
          <table:table-cell table:number-columns-repeated="2"/>
          <table:table-cell office:value-type="float" office:value="0.0432692307692307" calcext:value-type="float">
            <text:p>0.0432692307692307</text:p>
          </table:table-cell>
          <table:table-cell office:value-type="float" office:value="2.64461193026743" calcext:value-type="float">
            <text:p>2.64461193026743</text:p>
          </table:table-cell>
        </table:table-row>
        <table:table-row table:style-name="ro1">
          <table:table-cell table:number-columns-repeated="2"/>
          <table:table-cell office:value-type="float" office:value="0.0438034188034188" calcext:value-type="float">
            <text:p>0.0438034188034188</text:p>
          </table:table-cell>
          <table:table-cell office:value-type="float" office:value="2.64628618844875" calcext:value-type="float">
            <text:p>2.64628618844875</text:p>
          </table:table-cell>
        </table:table-row>
        <table:table-row table:style-name="ro1">
          <table:table-cell table:number-columns-repeated="2"/>
          <table:table-cell office:value-type="float" office:value="0.0443376068376068" calcext:value-type="float">
            <text:p>0.0443376068376068</text:p>
          </table:table-cell>
          <table:table-cell office:value-type="float" office:value="2.64795426945363" calcext:value-type="float">
            <text:p>2.64795426945363</text:p>
          </table:table-cell>
        </table:table-row>
        <table:table-row table:style-name="ro1">
          <table:table-cell table:number-columns-repeated="2"/>
          <table:table-cell office:value-type="float" office:value="0.0448717948717948" calcext:value-type="float">
            <text:p>0.0448717948717948</text:p>
          </table:table-cell>
          <table:table-cell office:value-type="float" office:value="2.64961657261287" calcext:value-type="float">
            <text:p>2.64961657261287</text:p>
          </table:table-cell>
        </table:table-row>
        <table:table-row table:style-name="ro1">
          <table:table-cell table:number-columns-repeated="2"/>
          <table:table-cell office:value-type="float" office:value="0.0454059829059829" calcext:value-type="float">
            <text:p>0.0454059829059829</text:p>
          </table:table-cell>
          <table:table-cell office:value-type="float" office:value="2.65126532379931" calcext:value-type="float">
            <text:p>2.65126532379931</text:p>
          </table:table-cell>
        </table:table-row>
        <table:table-row table:style-name="ro1">
          <table:table-cell table:number-columns-repeated="2"/>
          <table:table-cell office:value-type="float" office:value="0.0459401709401709" calcext:value-type="float">
            <text:p>0.0459401709401709</text:p>
          </table:table-cell>
          <table:table-cell office:value-type="float" office:value="2.65289704253916" calcext:value-type="float">
            <text:p>2.65289704253916</text:p>
          </table:table-cell>
        </table:table-row>
        <table:table-row table:style-name="ro1">
          <table:table-cell table:number-columns-repeated="2"/>
          <table:table-cell office:value-type="float" office:value="0.0464743589743589" calcext:value-type="float">
            <text:p>0.0464743589743589</text:p>
          </table:table-cell>
          <table:table-cell office:value-type="float" office:value="2.65451069093377" calcext:value-type="float">
            <text:p>2.65451069093377</text:p>
          </table:table-cell>
        </table:table-row>
        <table:table-row table:style-name="ro1">
          <table:table-cell table:number-columns-repeated="2"/>
          <table:table-cell office:value-type="float" office:value="0.047008547008547" calcext:value-type="float">
            <text:p>0.047008547008547</text:p>
          </table:table-cell>
          <table:table-cell office:value-type="float" office:value="2.65610523108451" calcext:value-type="float">
            <text:p>2.65610523108451</text:p>
          </table:table-cell>
        </table:table-row>
        <table:table-row table:style-name="ro1">
          <table:table-cell table:number-columns-repeated="2"/>
          <table:table-cell office:value-type="float" office:value="0.047542735042735" calcext:value-type="float">
            <text:p>0.047542735042735</text:p>
          </table:table-cell>
          <table:table-cell office:value-type="float" office:value="2.65767962509273" calcext:value-type="float">
            <text:p>2.65767962509273</text:p>
          </table:table-cell>
        </table:table-row>
        <table:table-row table:style-name="ro1">
          <table:table-cell table:number-columns-repeated="2"/>
          <table:table-cell office:value-type="float" office:value="0.048076923076923" calcext:value-type="float">
            <text:p>0.048076923076923</text:p>
          </table:table-cell>
          <table:table-cell office:value-type="float" office:value="2.65923283505981" calcext:value-type="float">
            <text:p>2.65923283505981</text:p>
          </table:table-cell>
        </table:table-row>
        <table:table-row table:style-name="ro1">
          <table:table-cell table:number-columns-repeated="2"/>
          <table:table-cell office:value-type="float" office:value="0.0486111111111111" calcext:value-type="float">
            <text:p>0.0486111111111111</text:p>
          </table:table-cell>
          <table:table-cell office:value-type="float" office:value="2.6607638230871" calcext:value-type="float">
            <text:p>2.6607638230871</text:p>
          </table:table-cell>
        </table:table-row>
        <table:table-row table:style-name="ro1">
          <table:table-cell table:number-columns-repeated="2"/>
          <table:table-cell office:value-type="float" office:value="0.0491452991452991" calcext:value-type="float">
            <text:p>0.0491452991452991</text:p>
          </table:table-cell>
          <table:table-cell office:value-type="float" office:value="2.66227155127597" calcext:value-type="float">
            <text:p>2.66227155127597</text:p>
          </table:table-cell>
        </table:table-row>
        <table:table-row table:style-name="ro1">
          <table:table-cell table:number-columns-repeated="2"/>
          <table:table-cell office:value-type="float" office:value="0.0496794871794871" calcext:value-type="float">
            <text:p>0.0496794871794871</text:p>
          </table:table-cell>
          <table:table-cell office:value-type="float" office:value="2.66375545332004" calcext:value-type="float">
            <text:p>2.66375545332004</text:p>
          </table:table-cell>
        </table:table-row>
        <table:table-row table:style-name="ro1">
          <table:table-cell table:number-columns-repeated="2"/>
          <table:table-cell office:value-type="float" office:value="0.0502136752136753" calcext:value-type="float">
            <text:p>0.0502136752136753</text:p>
          </table:table-cell>
          <table:table-cell office:value-type="float" office:value="2.6652237561972" calcext:value-type="float">
            <text:p>2.6652237561972</text:p>
          </table:table-cell>
        </table:table-row>
        <table:table-row table:style-name="ro1">
          <table:table-cell table:number-columns-repeated="2"/>
          <table:table-cell office:value-type="float" office:value="0.0507478632478632" calcext:value-type="float">
            <text:p>0.0507478632478632</text:p>
          </table:table-cell>
          <table:table-cell office:value-type="float" office:value="2.66668018931222" calcext:value-type="float">
            <text:p>2.66668018931222</text:p>
          </table:table-cell>
        </table:table-row>
        <table:table-row table:style-name="ro1">
          <table:table-cell table:number-columns-repeated="2"/>
          <table:table-cell office:value-type="float" office:value="0.0512820512820512" calcext:value-type="float">
            <text:p>0.0512820512820512</text:p>
          </table:table-cell>
          <table:table-cell office:value-type="float" office:value="2.66812527210479" calcext:value-type="float">
            <text:p>2.66812527210479</text:p>
          </table:table-cell>
        </table:table-row>
        <table:table-row table:style-name="ro1">
          <table:table-cell table:number-columns-repeated="2"/>
          <table:table-cell office:value-type="float" office:value="0.0518162393162392" calcext:value-type="float">
            <text:p>0.0518162393162392</text:p>
          </table:table-cell>
          <table:table-cell office:value-type="float" office:value="2.66955952401465" calcext:value-type="float">
            <text:p>2.66955952401465</text:p>
          </table:table-cell>
        </table:table-row>
        <table:table-row table:style-name="ro1">
          <table:table-cell table:number-columns-repeated="2"/>
          <table:table-cell office:value-type="float" office:value="0.0523504273504273" calcext:value-type="float">
            <text:p>0.0523504273504273</text:p>
          </table:table-cell>
          <table:table-cell office:value-type="float" office:value="2.67098346448149" calcext:value-type="float">
            <text:p>2.67098346448149</text:p>
          </table:table-cell>
        </table:table-row>
        <table:table-row table:style-name="ro1">
          <table:table-cell table:number-columns-repeated="2"/>
          <table:table-cell office:value-type="float" office:value="0.0528846153846154" calcext:value-type="float">
            <text:p>0.0528846153846154</text:p>
          </table:table-cell>
          <table:table-cell office:value-type="float" office:value="2.67239761294504" calcext:value-type="float">
            <text:p>2.67239761294504</text:p>
          </table:table-cell>
        </table:table-row>
        <table:table-row table:style-name="ro1">
          <table:table-cell table:number-columns-repeated="2"/>
          <table:table-cell office:value-type="float" office:value="0.0534188034188035" calcext:value-type="float">
            <text:p>0.0534188034188035</text:p>
          </table:table-cell>
          <table:table-cell office:value-type="float" office:value="2.67380248884501" calcext:value-type="float">
            <text:p>2.67380248884501</text:p>
          </table:table-cell>
        </table:table-row>
        <table:table-row table:style-name="ro1">
          <table:table-cell table:number-columns-repeated="2"/>
          <table:table-cell office:value-type="float" office:value="0.0539529914529914" calcext:value-type="float">
            <text:p>0.0539529914529914</text:p>
          </table:table-cell>
          <table:table-cell office:value-type="float" office:value="2.6751986116211" calcext:value-type="float">
            <text:p>2.6751986116211</text:p>
          </table:table-cell>
        </table:table-row>
        <table:table-row table:style-name="ro1">
          <table:table-cell table:number-columns-repeated="2"/>
          <table:table-cell office:value-type="float" office:value="0.0544871794871794" calcext:value-type="float">
            <text:p>0.0544871794871794</text:p>
          </table:table-cell>
          <table:table-cell office:value-type="float" office:value="2.67658643037854" calcext:value-type="float">
            <text:p>2.67658643037854</text:p>
          </table:table-cell>
        </table:table-row>
        <table:table-row table:style-name="ro1">
          <table:table-cell table:number-columns-repeated="2"/>
          <table:table-cell office:value-type="float" office:value="0.0550213675213674" calcext:value-type="float">
            <text:p>0.0550213675213674</text:p>
          </table:table-cell>
          <table:table-cell office:value-type="float" office:value="2.67796500365909" calcext:value-type="float">
            <text:p>2.67796500365909</text:p>
          </table:table-cell>
        </table:table-row>
        <table:table-row table:style-name="ro1">
          <table:table-cell table:number-columns-repeated="2"/>
          <table:table-cell office:value-type="float" office:value="0.0555555555555556" calcext:value-type="float">
            <text:p>0.0555555555555556</text:p>
          </table:table-cell>
          <table:table-cell office:value-type="float" office:value="2.67933562527834" calcext:value-type="float">
            <text:p>2.67933562527834</text:p>
          </table:table-cell>
        </table:table-row>
        <table:table-row table:style-name="ro1">
          <table:table-cell table:number-columns-repeated="2"/>
          <table:table-cell office:value-type="float" office:value="0.0560897435897436" calcext:value-type="float">
            <text:p>0.0560897435897436</text:p>
          </table:table-cell>
          <table:table-cell office:value-type="float" office:value="2.68070063173831" calcext:value-type="float">
            <text:p>2.68070063173831</text:p>
          </table:table-cell>
        </table:table-row>
        <table:table-row table:style-name="ro1">
          <table:table-cell table:number-columns-repeated="2"/>
          <table:table-cell office:value-type="float" office:value="0.0566239316239316" calcext:value-type="float">
            <text:p>0.0566239316239316</text:p>
          </table:table-cell>
          <table:table-cell office:value-type="float" office:value="2.68206235954101" calcext:value-type="float">
            <text:p>2.68206235954101</text:p>
          </table:table-cell>
        </table:table-row>
        <table:table-row table:style-name="ro1">
          <table:table-cell table:number-columns-repeated="2"/>
          <table:table-cell office:value-type="float" office:value="0.0571581196581196" calcext:value-type="float">
            <text:p>0.0571581196581196</text:p>
          </table:table-cell>
          <table:table-cell office:value-type="float" office:value="2.68342314518848" calcext:value-type="float">
            <text:p>2.68342314518848</text:p>
          </table:table-cell>
        </table:table-row>
        <table:table-row table:style-name="ro1">
          <table:table-cell table:number-columns-repeated="2"/>
          <table:table-cell office:value-type="float" office:value="0.0576923076923076" calcext:value-type="float">
            <text:p>0.0576923076923076</text:p>
          </table:table-cell>
          <table:table-cell office:value-type="float" office:value="2.68478532518273" calcext:value-type="float">
            <text:p>2.68478532518273</text:p>
          </table:table-cell>
        </table:table-row>
        <table:table-row table:style-name="ro1">
          <table:table-cell table:number-columns-repeated="2"/>
          <table:table-cell office:value-type="float" office:value="0.0582264957264956" calcext:value-type="float">
            <text:p>0.0582264957264956</text:p>
          </table:table-cell>
          <table:table-cell office:value-type="float" office:value="2.68615123602578" calcext:value-type="float">
            <text:p>2.68615123602578</text:p>
          </table:table-cell>
        </table:table-row>
        <table:table-row table:style-name="ro1">
          <table:table-cell table:number-columns-repeated="2"/>
          <table:table-cell office:value-type="float" office:value="0.0587606837606838" calcext:value-type="float">
            <text:p>0.0587606837606838</text:p>
          </table:table-cell>
          <table:table-cell office:value-type="float" office:value="2.68752321421966" calcext:value-type="float">
            <text:p>2.68752321421966</text:p>
          </table:table-cell>
        </table:table-row>
        <table:table-row table:style-name="ro1">
          <table:table-cell table:number-columns-repeated="2"/>
          <table:table-cell office:value-type="float" office:value="0.0592948717948718" calcext:value-type="float">
            <text:p>0.0592948717948718</text:p>
          </table:table-cell>
          <table:table-cell office:value-type="float" office:value="2.68890362643126" calcext:value-type="float">
            <text:p>2.68890362643126</text:p>
          </table:table-cell>
        </table:table-row>
        <table:table-row table:style-name="ro1">
          <table:table-cell table:number-columns-repeated="2"/>
          <table:table-cell office:value-type="float" office:value="0.0598290598290598" calcext:value-type="float">
            <text:p>0.0598290598290598</text:p>
          </table:table-cell>
          <table:table-cell office:value-type="float" office:value="2.69029537704703" calcext:value-type="float">
            <text:p>2.69029537704703</text:p>
          </table:table-cell>
        </table:table-row>
        <table:table-row table:style-name="ro1">
          <table:table-cell table:number-columns-repeated="2"/>
          <table:table-cell office:value-type="float" office:value="0.0603632478632478" calcext:value-type="float">
            <text:p>0.0603632478632478</text:p>
          </table:table-cell>
          <table:table-cell office:value-type="float" office:value="2.691698639819" calcext:value-type="float">
            <text:p>2.691698639819</text:p>
          </table:table-cell>
        </table:table-row>
        <table:table-row table:style-name="ro1">
          <table:table-cell table:number-columns-repeated="2"/>
          <table:table-cell office:value-type="float" office:value="0.0608974358974358" calcext:value-type="float">
            <text:p>0.0608974358974358</text:p>
          </table:table-cell>
          <table:table-cell office:value-type="float" office:value="2.69311252271256" calcext:value-type="float">
            <text:p>2.69311252271256</text:p>
          </table:table-cell>
        </table:table-row>
        <table:table-row table:style-name="ro1">
          <table:table-cell table:number-columns-repeated="2"/>
          <table:table-cell office:value-type="float" office:value="0.0614316239316239" calcext:value-type="float">
            <text:p>0.0614316239316239</text:p>
          </table:table-cell>
          <table:table-cell office:value-type="float" office:value="2.69453613369307" calcext:value-type="float">
            <text:p>2.69453613369307</text:p>
          </table:table-cell>
        </table:table-row>
        <table:table-row table:style-name="ro1">
          <table:table-cell table:number-columns-repeated="2"/>
          <table:table-cell office:value-type="float" office:value="0.061965811965812" calcext:value-type="float">
            <text:p>0.061965811965812</text:p>
          </table:table-cell>
          <table:table-cell office:value-type="float" office:value="2.69596858072594" calcext:value-type="float">
            <text:p>2.69596858072594</text:p>
          </table:table-cell>
        </table:table-row>
        <table:table-row table:style-name="ro1">
          <table:table-cell table:number-columns-repeated="2"/>
          <table:table-cell office:value-type="float" office:value="0.0625" calcext:value-type="float">
            <text:p>0.0625</text:p>
          </table:table-cell>
          <table:table-cell office:value-type="float" office:value="2.69740897177655" calcext:value-type="float">
            <text:p>2.69740897177655</text:p>
          </table:table-cell>
        </table:table-row>
        <table:table-row table:style-name="ro1">
          <table:table-cell table:number-columns-repeated="2"/>
          <table:table-cell office:value-type="float" office:value="0.063034188034188" calcext:value-type="float">
            <text:p>0.063034188034188</text:p>
          </table:table-cell>
          <table:table-cell office:value-type="float" office:value="2.69885641481027" calcext:value-type="float">
            <text:p>2.69885641481027</text:p>
          </table:table-cell>
        </table:table-row>
        <table:table-row table:style-name="ro1">
          <table:table-cell table:number-columns-repeated="2"/>
          <table:table-cell office:value-type="float" office:value="0.063568376068376" calcext:value-type="float">
            <text:p>0.063568376068376</text:p>
          </table:table-cell>
          <table:table-cell office:value-type="float" office:value="2.7003100177925" calcext:value-type="float">
            <text:p>2.7003100177925</text:p>
          </table:table-cell>
        </table:table-row>
        <table:table-row table:style-name="ro1">
          <table:table-cell table:number-columns-repeated="2"/>
          <table:table-cell office:value-type="float" office:value="0.0641025641025641" calcext:value-type="float">
            <text:p>0.0641025641025641</text:p>
          </table:table-cell>
          <table:table-cell office:value-type="float" office:value="2.70176961911707" calcext:value-type="float">
            <text:p>2.70176961911707</text:p>
          </table:table-cell>
        </table:table-row>
        <table:table-row table:style-name="ro1">
          <table:table-cell table:number-columns-repeated="2"/>
          <table:table-cell office:value-type="float" office:value="0.0646367521367521" calcext:value-type="float">
            <text:p>0.0646367521367521</text:p>
          </table:table-cell>
          <table:table-cell office:value-type="float" office:value="2.70328937654856" calcext:value-type="float">
            <text:p>2.70328937654856</text:p>
          </table:table-cell>
        </table:table-row>
        <table:table-row table:style-name="ro1">
          <table:table-cell table:number-columns-repeated="2"/>
          <table:table-cell office:value-type="float" office:value="0.0651709401709402" calcext:value-type="float">
            <text:p>0.0651709401709402</text:p>
          </table:table-cell>
          <table:table-cell office:value-type="float" office:value="2.70488648901389" calcext:value-type="float">
            <text:p>2.70488648901389</text:p>
          </table:table-cell>
        </table:table-row>
        <table:table-row table:style-name="ro1">
          <table:table-cell table:number-columns-repeated="2"/>
          <table:table-cell office:value-type="float" office:value="0.0657051282051282" calcext:value-type="float">
            <text:p>0.0657051282051282</text:p>
          </table:table-cell>
          <table:table-cell office:value-type="float" office:value="2.7065371775984" calcext:value-type="float">
            <text:p>2.7065371775984</text:p>
          </table:table-cell>
        </table:table-row>
        <table:table-row table:style-name="ro1">
          <table:table-cell table:number-columns-repeated="2"/>
          <table:table-cell office:value-type="float" office:value="0.0662393162393162" calcext:value-type="float">
            <text:p>0.0662393162393162</text:p>
          </table:table-cell>
          <table:table-cell office:value-type="float" office:value="2.7082176633874" calcext:value-type="float">
            <text:p>2.7082176633874</text:p>
          </table:table-cell>
        </table:table-row>
        <table:table-row table:style-name="ro1">
          <table:table-cell table:number-columns-repeated="2"/>
          <table:table-cell office:value-type="float" office:value="0.0667735042735043" calcext:value-type="float">
            <text:p>0.0667735042735043</text:p>
          </table:table-cell>
          <table:table-cell office:value-type="float" office:value="2.70990416746623" calcext:value-type="float">
            <text:p>2.70990416746623</text:p>
          </table:table-cell>
        </table:table-row>
        <table:table-row table:style-name="ro1">
          <table:table-cell table:number-columns-repeated="2"/>
          <table:table-cell office:value-type="float" office:value="0.0673076923076923" calcext:value-type="float">
            <text:p>0.0673076923076923</text:p>
          </table:table-cell>
          <table:table-cell office:value-type="float" office:value="2.71157291092022" calcext:value-type="float">
            <text:p>2.71157291092022</text:p>
          </table:table-cell>
        </table:table-row>
        <table:table-row table:style-name="ro1">
          <table:table-cell table:number-columns-repeated="2"/>
          <table:table-cell office:value-type="float" office:value="0.0678418803418803" calcext:value-type="float">
            <text:p>0.0678418803418803</text:p>
          </table:table-cell>
          <table:table-cell office:value-type="float" office:value="2.71320011483468" calcext:value-type="float">
            <text:p>2.71320011483468</text:p>
          </table:table-cell>
        </table:table-row>
        <table:table-row table:style-name="ro1">
          <table:table-cell table:number-columns-repeated="2"/>
          <table:table-cell office:value-type="float" office:value="0.0683760683760684" calcext:value-type="float">
            <text:p>0.0683760683760684</text:p>
          </table:table-cell>
          <table:table-cell office:value-type="float" office:value="2.71476200029495" calcext:value-type="float">
            <text:p>2.71476200029495</text:p>
          </table:table-cell>
        </table:table-row>
        <table:table-row table:style-name="ro1">
          <table:table-cell table:number-columns-repeated="2"/>
          <table:table-cell office:value-type="float" office:value="0.0689102564102564" calcext:value-type="float">
            <text:p>0.0689102564102564</text:p>
          </table:table-cell>
          <table:table-cell office:value-type="float" office:value="2.71623500439166" calcext:value-type="float">
            <text:p>2.71623500439166</text:p>
          </table:table-cell>
        </table:table-row>
        <table:table-row table:style-name="ro1">
          <table:table-cell table:number-columns-repeated="2"/>
          <table:table-cell office:value-type="float" office:value="0.0694444444444444" calcext:value-type="float">
            <text:p>0.0694444444444444</text:p>
          </table:table-cell>
          <table:table-cell office:value-type="float" office:value="2.71764946855647" calcext:value-type="float">
            <text:p>2.71764946855647</text:p>
          </table:table-cell>
        </table:table-row>
        <table:table-row table:style-name="ro1">
          <table:table-cell table:number-columns-repeated="2"/>
          <table:table-cell office:value-type="float" office:value="0.0699786324786325" calcext:value-type="float">
            <text:p>0.0699786324786325</text:p>
          </table:table-cell>
          <table:table-cell office:value-type="float" office:value="2.71904101297053" calcext:value-type="float">
            <text:p>2.71904101297053</text:p>
          </table:table-cell>
        </table:table-row>
        <table:table-row table:style-name="ro1">
          <table:table-cell table:number-columns-repeated="2"/>
          <table:table-cell office:value-type="float" office:value="0.0705128205128205" calcext:value-type="float">
            <text:p>0.0705128205128205</text:p>
          </table:table-cell>
          <table:table-cell office:value-type="float" office:value="2.7204112732952" calcext:value-type="float">
            <text:p>2.7204112732952</text:p>
          </table:table-cell>
        </table:table-row>
        <table:table-row table:style-name="ro1">
          <table:table-cell table:number-columns-repeated="2"/>
          <table:table-cell office:value-type="float" office:value="0.0710470085470085" calcext:value-type="float">
            <text:p>0.0710470085470085</text:p>
          </table:table-cell>
          <table:table-cell office:value-type="float" office:value="2.72176188519184" calcext:value-type="float">
            <text:p>2.72176188519184</text:p>
          </table:table-cell>
        </table:table-row>
        <table:table-row table:style-name="ro1">
          <table:table-cell table:number-columns-repeated="2"/>
          <table:table-cell office:value-type="float" office:value="0.0715811965811966" calcext:value-type="float">
            <text:p>0.0715811965811966</text:p>
          </table:table-cell>
          <table:table-cell office:value-type="float" office:value="2.72309448432179" calcext:value-type="float">
            <text:p>2.72309448432179</text:p>
          </table:table-cell>
        </table:table-row>
        <table:table-row table:style-name="ro1">
          <table:table-cell table:number-columns-repeated="2"/>
          <table:table-cell office:value-type="float" office:value="0.0721153846153846" calcext:value-type="float">
            <text:p>0.0721153846153846</text:p>
          </table:table-cell>
          <table:table-cell office:value-type="float" office:value="2.72441070634643" calcext:value-type="float">
            <text:p>2.72441070634643</text:p>
          </table:table-cell>
        </table:table-row>
        <table:table-row table:style-name="ro1">
          <table:table-cell table:number-columns-repeated="2"/>
          <table:table-cell office:value-type="float" office:value="0.0726495726495726" calcext:value-type="float">
            <text:p>0.0726495726495726</text:p>
          </table:table-cell>
          <table:table-cell office:value-type="float" office:value="2.72571218692709" calcext:value-type="float">
            <text:p>2.72571218692709</text:p>
          </table:table-cell>
        </table:table-row>
        <table:table-row table:style-name="ro1">
          <table:table-cell table:number-columns-repeated="2"/>
          <table:table-cell office:value-type="float" office:value="0.0731837606837607" calcext:value-type="float">
            <text:p>0.0731837606837607</text:p>
          </table:table-cell>
          <table:table-cell office:value-type="float" office:value="2.72700056172515" calcext:value-type="float">
            <text:p>2.72700056172515</text:p>
          </table:table-cell>
        </table:table-row>
        <table:table-row table:style-name="ro1">
          <table:table-cell table:number-columns-repeated="2"/>
          <table:table-cell office:value-type="float" office:value="0.0737179487179487" calcext:value-type="float">
            <text:p>0.0737179487179487</text:p>
          </table:table-cell>
          <table:table-cell office:value-type="float" office:value="2.72827746518089" calcext:value-type="float">
            <text:p>2.72827746518089</text:p>
          </table:table-cell>
        </table:table-row>
        <table:table-row table:style-name="ro1">
          <table:table-cell table:number-columns-repeated="2"/>
          <table:table-cell office:value-type="float" office:value="0.0742521367521367" calcext:value-type="float">
            <text:p>0.0742521367521367</text:p>
          </table:table-cell>
          <table:table-cell office:value-type="float" office:value="2.72954180076107" calcext:value-type="float">
            <text:p>2.72954180076107</text:p>
          </table:table-cell>
        </table:table-row>
        <table:table-row table:style-name="ro1">
          <table:table-cell table:number-columns-repeated="2"/>
          <table:table-cell office:value-type="float" office:value="0.0747863247863247" calcext:value-type="float">
            <text:p>0.0747863247863247</text:p>
          </table:table-cell>
          <table:table-cell office:value-type="float" office:value="2.73079401707723" calcext:value-type="float">
            <text:p>2.73079401707723</text:p>
          </table:table-cell>
        </table:table-row>
        <table:table-row table:style-name="ro1">
          <table:table-cell table:number-columns-repeated="2"/>
          <table:table-cell office:value-type="float" office:value="0.0753205128205128" calcext:value-type="float">
            <text:p>0.0753205128205128</text:p>
          </table:table-cell>
          <table:table-cell office:value-type="float" office:value="2.73203771298801" calcext:value-type="float">
            <text:p>2.73203771298801</text:p>
          </table:table-cell>
        </table:table-row>
        <table:table-row table:style-name="ro1">
          <table:table-cell table:number-columns-repeated="2"/>
          <table:table-cell office:value-type="float" office:value="0.0758547008547008" calcext:value-type="float">
            <text:p>0.0758547008547008</text:p>
          </table:table-cell>
          <table:table-cell office:value-type="float" office:value="2.73327648735207" calcext:value-type="float">
            <text:p>2.73327648735207</text:p>
          </table:table-cell>
        </table:table-row>
        <table:table-row table:style-name="ro1">
          <table:table-cell table:number-columns-repeated="2"/>
          <table:table-cell office:value-type="float" office:value="0.0763888888888888" calcext:value-type="float">
            <text:p>0.0763888888888888</text:p>
          </table:table-cell>
          <table:table-cell office:value-type="float" office:value="2.73451393902804" calcext:value-type="float">
            <text:p>2.73451393902804</text:p>
          </table:table-cell>
        </table:table-row>
        <table:table-row table:style-name="ro1">
          <table:table-cell table:number-columns-repeated="2"/>
          <table:table-cell office:value-type="float" office:value="0.0769230769230769" calcext:value-type="float">
            <text:p>0.0769230769230769</text:p>
          </table:table-cell>
          <table:table-cell office:value-type="float" office:value="2.73575366687458" calcext:value-type="float">
            <text:p>2.73575366687458</text:p>
          </table:table-cell>
        </table:table-row>
        <table:table-row table:style-name="ro1">
          <table:table-cell table:number-columns-repeated="2"/>
          <table:table-cell office:value-type="float" office:value="0.0774572649572649" calcext:value-type="float">
            <text:p>0.0774572649572649</text:p>
          </table:table-cell>
          <table:table-cell office:value-type="float" office:value="2.73699926975034" calcext:value-type="float">
            <text:p>2.73699926975034</text:p>
          </table:table-cell>
        </table:table-row>
        <table:table-row table:style-name="ro1">
          <table:table-cell table:number-columns-repeated="2"/>
          <table:table-cell office:value-type="float" office:value="0.0779914529914529" calcext:value-type="float">
            <text:p>0.0779914529914529</text:p>
          </table:table-cell>
          <table:table-cell office:value-type="float" office:value="2.73825434651396" calcext:value-type="float">
            <text:p>2.73825434651396</text:p>
          </table:table-cell>
        </table:table-row>
        <table:table-row table:style-name="ro1">
          <table:table-cell table:number-columns-repeated="2"/>
          <table:table-cell office:value-type="float" office:value="0.078525641025641" calcext:value-type="float">
            <text:p>0.078525641025641</text:p>
          </table:table-cell>
          <table:table-cell office:value-type="float" office:value="2.7395224960241" calcext:value-type="float">
            <text:p>2.7395224960241</text:p>
          </table:table-cell>
        </table:table-row>
        <table:table-row table:style-name="ro1">
          <table:table-cell table:number-columns-repeated="2"/>
          <table:table-cell office:value-type="float" office:value="0.079059829059829" calcext:value-type="float">
            <text:p>0.079059829059829</text:p>
          </table:table-cell>
          <table:table-cell office:value-type="float" office:value="2.74082086772967" calcext:value-type="float">
            <text:p>2.74082086772967</text:p>
          </table:table-cell>
        </table:table-row>
        <table:table-row table:style-name="ro1">
          <table:table-cell table:number-columns-repeated="2"/>
          <table:table-cell office:value-type="float" office:value="0.079594017094017" calcext:value-type="float">
            <text:p>0.079594017094017</text:p>
          </table:table-cell>
          <table:table-cell office:value-type="float" office:value="2.74215802896117" calcext:value-type="float">
            <text:p>2.74215802896117</text:p>
          </table:table-cell>
        </table:table-row>
        <table:table-row table:style-name="ro1">
          <table:table-cell table:number-columns-repeated="2"/>
          <table:table-cell office:value-type="float" office:value="0.0801282051282051" calcext:value-type="float">
            <text:p>0.0801282051282051</text:p>
          </table:table-cell>
          <table:table-cell office:value-type="float" office:value="2.74352178154786" calcext:value-type="float">
            <text:p>2.74352178154786</text:p>
          </table:table-cell>
        </table:table-row>
        <table:table-row table:style-name="ro1">
          <table:table-cell table:number-columns-repeated="2"/>
          <table:table-cell office:value-type="float" office:value="0.0806623931623931" calcext:value-type="float">
            <text:p>0.0806623931623931</text:p>
          </table:table-cell>
          <table:table-cell office:value-type="float" office:value="2.74489991265106" calcext:value-type="float">
            <text:p>2.74489991265106</text:p>
          </table:table-cell>
        </table:table-row>
        <table:table-row table:style-name="ro1">
          <table:table-cell table:number-columns-repeated="2"/>
          <table:table-cell office:value-type="float" office:value="0.0811965811965812" calcext:value-type="float">
            <text:p>0.0811965811965812</text:p>
          </table:table-cell>
          <table:table-cell office:value-type="float" office:value="2.74628020943211" calcext:value-type="float">
            <text:p>2.74628020943211</text:p>
          </table:table-cell>
        </table:table-row>
        <table:table-row table:style-name="ro1">
          <table:table-cell table:number-columns-repeated="2"/>
          <table:table-cell office:value-type="float" office:value="0.0817307692307692" calcext:value-type="float">
            <text:p>0.0817307692307692</text:p>
          </table:table-cell>
          <table:table-cell office:value-type="float" office:value="2.74765045905233" calcext:value-type="float">
            <text:p>2.74765045905233</text:p>
          </table:table-cell>
        </table:table-row>
        <table:table-row table:style-name="ro1">
          <table:table-cell table:number-columns-repeated="2"/>
          <table:table-cell office:value-type="float" office:value="0.0822649572649572" calcext:value-type="float">
            <text:p>0.0822649572649572</text:p>
          </table:table-cell>
          <table:table-cell office:value-type="float" office:value="2.74899844867304" calcext:value-type="float">
            <text:p>2.74899844867304</text:p>
          </table:table-cell>
        </table:table-row>
        <table:table-row table:style-name="ro1">
          <table:table-cell table:number-columns-repeated="2"/>
          <table:table-cell office:value-type="float" office:value="0.0827991452991452" calcext:value-type="float">
            <text:p>0.0827991452991452</text:p>
          </table:table-cell>
          <table:table-cell office:value-type="float" office:value="2.75031196545557" calcext:value-type="float">
            <text:p>2.75031196545557</text:p>
          </table:table-cell>
        </table:table-row>
        <table:table-row table:style-name="ro1">
          <table:table-cell table:number-columns-repeated="2"/>
          <table:table-cell office:value-type="float" office:value="0.0833333333333333" calcext:value-type="float">
            <text:p>0.0833333333333333</text:p>
          </table:table-cell>
          <table:table-cell office:value-type="float" office:value="2.75157879656124" calcext:value-type="float">
            <text:p>2.75157879656124</text:p>
          </table:table-cell>
        </table:table-row>
        <table:table-row table:style-name="ro1">
          <table:table-cell table:number-columns-repeated="2"/>
          <table:table-cell office:value-type="float" office:value="0.0838675213675214" calcext:value-type="float">
            <text:p>0.0838675213675214</text:p>
          </table:table-cell>
          <table:table-cell office:value-type="float" office:value="2.75279165327618" calcext:value-type="float">
            <text:p>2.75279165327618</text:p>
          </table:table-cell>
        </table:table-row>
        <table:table-row table:style-name="ro1">
          <table:table-cell table:number-columns-repeated="2"/>
          <table:table-cell office:value-type="float" office:value="0.0844017094017094" calcext:value-type="float">
            <text:p>0.0844017094017094</text:p>
          </table:table-cell>
          <table:table-cell office:value-type="float" office:value="2.75395906269801" calcext:value-type="float">
            <text:p>2.75395906269801</text:p>
          </table:table-cell>
        </table:table-row>
        <table:table-row table:style-name="ro1">
          <table:table-cell table:number-columns-repeated="2"/>
          <table:table-cell office:value-type="float" office:value="0.0849358974358974" calcext:value-type="float">
            <text:p>0.0849358974358974</text:p>
          </table:table-cell>
          <table:table-cell office:value-type="float" office:value="2.7550917268424" calcext:value-type="float">
            <text:p>2.7550917268424</text:p>
          </table:table-cell>
        </table:table-row>
        <table:table-row table:style-name="ro1">
          <table:table-cell table:number-columns-repeated="2"/>
          <table:table-cell office:value-type="float" office:value="0.0854700854700854" calcext:value-type="float">
            <text:p>0.0854700854700854</text:p>
          </table:table-cell>
          <table:table-cell office:value-type="float" office:value="2.75620033514139" calcext:value-type="float">
            <text:p>2.75620033514139</text:p>
          </table:table-cell>
        </table:table-row>
        <table:table-row table:style-name="ro1">
          <table:table-cell table:number-columns-repeated="2"/>
          <table:table-cell office:value-type="float" office:value="0.0860042735042734" calcext:value-type="float">
            <text:p>0.0860042735042734</text:p>
          </table:table-cell>
          <table:table-cell office:value-type="float" office:value="2.75729557702699" calcext:value-type="float">
            <text:p>2.75729557702699</text:p>
          </table:table-cell>
        </table:table-row>
        <table:table-row table:style-name="ro1">
          <table:table-cell table:number-columns-repeated="2"/>
          <table:table-cell office:value-type="float" office:value="0.0865384615384616" calcext:value-type="float">
            <text:p>0.0865384615384616</text:p>
          </table:table-cell>
          <table:table-cell office:value-type="float" office:value="2.75838814193122" calcext:value-type="float">
            <text:p>2.75838814193122</text:p>
          </table:table-cell>
        </table:table-row>
        <table:table-row table:style-name="ro1">
          <table:table-cell table:number-columns-repeated="2"/>
          <table:table-cell office:value-type="float" office:value="0.0870726495726496" calcext:value-type="float">
            <text:p>0.0870726495726496</text:p>
          </table:table-cell>
          <table:table-cell office:value-type="float" office:value="2.75948871928611" calcext:value-type="float">
            <text:p>2.75948871928611</text:p>
          </table:table-cell>
        </table:table-row>
        <table:table-row table:style-name="ro1">
          <table:table-cell table:number-columns-repeated="2"/>
          <table:table-cell office:value-type="float" office:value="0.0876068376068376" calcext:value-type="float">
            <text:p>0.0876068376068376</text:p>
          </table:table-cell>
          <table:table-cell office:value-type="float" office:value="2.76060799852367" calcext:value-type="float">
            <text:p>2.76060799852367</text:p>
          </table:table-cell>
        </table:table-row>
        <table:table-row table:style-name="ro1">
          <table:table-cell table:number-columns-repeated="2"/>
          <table:table-cell office:value-type="float" office:value="0.0881410256410256" calcext:value-type="float">
            <text:p>0.0881410256410256</text:p>
          </table:table-cell>
          <table:table-cell office:value-type="float" office:value="2.76175666907592" calcext:value-type="float">
            <text:p>2.76175666907592</text:p>
          </table:table-cell>
        </table:table-row>
        <table:table-row table:style-name="ro1">
          <table:table-cell table:number-columns-repeated="2"/>
          <table:table-cell office:value-type="float" office:value="0.0886752136752136" calcext:value-type="float">
            <text:p>0.0886752136752136</text:p>
          </table:table-cell>
          <table:table-cell office:value-type="float" office:value="2.76294514267256" calcext:value-type="float">
            <text:p>2.76294514267256</text:p>
          </table:table-cell>
        </table:table-row>
        <table:table-row table:style-name="ro1">
          <table:table-cell table:number-columns-repeated="2"/>
          <table:table-cell office:value-type="float" office:value="0.0892094017094016" calcext:value-type="float">
            <text:p>0.0892094017094016</text:p>
          </table:table-cell>
          <table:table-cell office:value-type="float" office:value="2.76417029164126" calcext:value-type="float">
            <text:p>2.76417029164126</text:p>
          </table:table-cell>
        </table:table-row>
        <table:table-row table:style-name="ro1">
          <table:table-cell table:number-columns-repeated="2"/>
          <table:table-cell office:value-type="float" office:value="0.0897435897435898" calcext:value-type="float">
            <text:p>0.0897435897435898</text:p>
          </table:table-cell>
          <table:table-cell office:value-type="float" office:value="2.76541995757883" calcext:value-type="float">
            <text:p>2.76541995757883</text:p>
          </table:table-cell>
        </table:table-row>
        <table:table-row table:style-name="ro1">
          <table:table-cell table:number-columns-repeated="2"/>
          <table:table-cell office:value-type="float" office:value="0.0902777777777778" calcext:value-type="float">
            <text:p>0.0902777777777778</text:p>
          </table:table-cell>
          <table:table-cell office:value-type="float" office:value="2.76668192500092" calcext:value-type="float">
            <text:p>2.76668192500092</text:p>
          </table:table-cell>
        </table:table-row>
        <table:table-row table:style-name="ro1">
          <table:table-cell table:number-columns-repeated="2"/>
          <table:table-cell office:value-type="float" office:value="0.0908119658119658" calcext:value-type="float">
            <text:p>0.0908119658119658</text:p>
          </table:table-cell>
          <table:table-cell office:value-type="float" office:value="2.7679439784232" calcext:value-type="float">
            <text:p>2.7679439784232</text:p>
          </table:table-cell>
        </table:table-row>
        <table:table-row table:style-name="ro1">
          <table:table-cell table:number-columns-repeated="2"/>
          <table:table-cell office:value-type="float" office:value="0.0913461538461537" calcext:value-type="float">
            <text:p>0.0913461538461537</text:p>
          </table:table-cell>
          <table:table-cell office:value-type="float" office:value="2.76919390236132" calcext:value-type="float">
            <text:p>2.76919390236132</text:p>
          </table:table-cell>
        </table:table-row>
        <table:table-row table:style-name="ro1">
          <table:table-cell table:number-columns-repeated="2"/>
          <table:table-cell office:value-type="float" office:value="0.0918803418803418" calcext:value-type="float">
            <text:p>0.0918803418803418</text:p>
          </table:table-cell>
          <table:table-cell office:value-type="float" office:value="2.77041948133094" calcext:value-type="float">
            <text:p>2.77041948133094</text:p>
          </table:table-cell>
        </table:table-row>
        <table:table-row table:style-name="ro1">
          <table:table-cell table:number-columns-repeated="2"/>
          <table:table-cell office:value-type="float" office:value="0.0924145299145299" calcext:value-type="float">
            <text:p>0.0924145299145299</text:p>
          </table:table-cell>
          <table:table-cell office:value-type="float" office:value="2.77160849984773" calcext:value-type="float">
            <text:p>2.77160849984773</text:p>
          </table:table-cell>
        </table:table-row>
        <table:table-row table:style-name="ro1">
          <table:table-cell table:number-columns-repeated="2"/>
          <table:table-cell office:value-type="float" office:value="0.092948717948718" calcext:value-type="float">
            <text:p>0.092948717948718</text:p>
          </table:table-cell>
          <table:table-cell office:value-type="float" office:value="2.77274874242733" calcext:value-type="float">
            <text:p>2.77274874242733</text:p>
          </table:table-cell>
        </table:table-row>
        <table:table-row table:style-name="ro1">
          <table:table-cell table:number-columns-repeated="2"/>
          <table:table-cell office:value-type="float" office:value="0.093482905982906" calcext:value-type="float">
            <text:p>0.093482905982906</text:p>
          </table:table-cell>
          <table:table-cell office:value-type="float" office:value="2.7738369454802" calcext:value-type="float">
            <text:p>2.7738369454802</text:p>
          </table:table-cell>
        </table:table-row>
        <table:table-row table:style-name="ro1">
          <table:table-cell table:number-columns-repeated="2"/>
          <table:table-cell office:value-type="float" office:value="0.094017094017094" calcext:value-type="float">
            <text:p>0.094017094017094</text:p>
          </table:table-cell>
          <table:table-cell office:value-type="float" office:value="2.77488754466632" calcext:value-type="float">
            <text:p>2.77488754466632</text:p>
          </table:table-cell>
        </table:table-row>
        <table:table-row table:style-name="ro1">
          <table:table-cell table:number-columns-repeated="2"/>
          <table:table-cell office:value-type="float" office:value="0.0945512820512819" calcext:value-type="float">
            <text:p>0.0945512820512819</text:p>
          </table:table-cell>
          <table:table-cell office:value-type="float" office:value="2.7759058577521" calcext:value-type="float">
            <text:p>2.7759058577521</text:p>
          </table:table-cell>
        </table:table-row>
        <table:table-row table:style-name="ro1">
          <table:table-cell table:number-columns-repeated="2"/>
          <table:table-cell office:value-type="float" office:value="0.0950854700854701" calcext:value-type="float">
            <text:p>0.0950854700854701</text:p>
          </table:table-cell>
          <table:table-cell office:value-type="float" office:value="2.77689687288787" calcext:value-type="float">
            <text:p>2.77689687288787</text:p>
          </table:table-cell>
        </table:table-row>
        <table:table-row table:style-name="ro1">
          <table:table-cell table:number-columns-repeated="2"/>
          <table:table-cell office:value-type="float" office:value="0.0956196581196581" calcext:value-type="float">
            <text:p>0.0956196581196581</text:p>
          </table:table-cell>
          <table:table-cell office:value-type="float" office:value="2.77786557822392" calcext:value-type="float">
            <text:p>2.77786557822392</text:p>
          </table:table-cell>
        </table:table-row>
        <table:table-row table:style-name="ro1">
          <table:table-cell table:number-columns-repeated="2"/>
          <table:table-cell office:value-type="float" office:value="0.0961538461538462" calcext:value-type="float">
            <text:p>0.0961538461538462</text:p>
          </table:table-cell>
          <table:table-cell office:value-type="float" office:value="2.77881696191057" calcext:value-type="float">
            <text:p>2.77881696191057</text:p>
          </table:table-cell>
        </table:table-row>
        <table:table-row table:style-name="ro1">
          <table:table-cell table:number-columns-repeated="2"/>
          <table:table-cell office:value-type="float" office:value="0.0966880341880342" calcext:value-type="float">
            <text:p>0.0966880341880342</text:p>
          </table:table-cell>
          <table:table-cell office:value-type="float" office:value="2.77975601209812" calcext:value-type="float">
            <text:p>2.77975601209812</text:p>
          </table:table-cell>
        </table:table-row>
        <table:table-row table:style-name="ro1">
          <table:table-cell table:number-columns-repeated="2"/>
          <table:table-cell office:value-type="float" office:value="0.0972222222222222" calcext:value-type="float">
            <text:p>0.0972222222222222</text:p>
          </table:table-cell>
          <table:table-cell office:value-type="float" office:value="2.78068771693688" calcext:value-type="float">
            <text:p>2.78068771693688</text:p>
          </table:table-cell>
        </table:table-row>
        <table:table-row table:style-name="ro1">
          <table:table-cell table:number-columns-repeated="2"/>
          <table:table-cell office:value-type="float" office:value="0.0977564102564102" calcext:value-type="float">
            <text:p>0.0977564102564102</text:p>
          </table:table-cell>
          <table:table-cell office:value-type="float" office:value="2.78161706457717" calcext:value-type="float">
            <text:p>2.78161706457717</text:p>
          </table:table-cell>
        </table:table-row>
        <table:table-row table:style-name="ro1">
          <table:table-cell table:number-columns-repeated="2"/>
          <table:table-cell office:value-type="float" office:value="0.0982905982905983" calcext:value-type="float">
            <text:p>0.0982905982905983</text:p>
          </table:table-cell>
          <table:table-cell office:value-type="float" office:value="2.78253998723608" calcext:value-type="float">
            <text:p>2.78253998723608</text:p>
          </table:table-cell>
        </table:table-row>
        <table:table-row table:style-name="ro1">
          <table:table-cell table:number-columns-repeated="2"/>
          <table:table-cell office:value-type="float" office:value="0.0988247863247863" calcext:value-type="float">
            <text:p>0.0988247863247863</text:p>
          </table:table-cell>
          <table:table-cell office:value-type="float" office:value="2.78344159711644" calcext:value-type="float">
            <text:p>2.78344159711644</text:p>
          </table:table-cell>
        </table:table-row>
        <table:table-row table:style-name="ro1">
          <table:table-cell table:number-columns-repeated="2"/>
          <table:table-cell office:value-type="float" office:value="0.0993589743589743" calcext:value-type="float">
            <text:p>0.0993589743589743</text:p>
          </table:table-cell>
          <table:table-cell office:value-type="float" office:value="2.78432718738801" calcext:value-type="float">
            <text:p>2.78432718738801</text:p>
          </table:table-cell>
        </table:table-row>
        <table:table-row table:style-name="ro1">
          <table:table-cell table:number-columns-repeated="2"/>
          <table:table-cell office:value-type="float" office:value="0.0998931623931624" calcext:value-type="float">
            <text:p>0.0998931623931624</text:p>
          </table:table-cell>
          <table:table-cell office:value-type="float" office:value="2.7852028381862" calcext:value-type="float">
            <text:p>2.7852028381862</text:p>
          </table:table-cell>
        </table:table-row>
        <table:table-row table:style-name="ro1">
          <table:table-cell table:number-columns-repeated="2"/>
          <table:table-cell office:value-type="float" office:value="0.10042735042735" calcext:value-type="float">
            <text:p>0.10042735042735</text:p>
          </table:table-cell>
          <table:table-cell office:value-type="float" office:value="2.78607462964638" calcext:value-type="float">
            <text:p>2.78607462964638</text:p>
          </table:table-cell>
        </table:table-row>
        <table:table-row table:style-name="ro1">
          <table:table-cell table:number-columns-repeated="2"/>
          <table:table-cell office:value-type="float" office:value="0.100961538461538" calcext:value-type="float">
            <text:p>0.100961538461538</text:p>
          </table:table-cell>
          <table:table-cell office:value-type="float" office:value="2.78694864190395" calcext:value-type="float">
            <text:p>2.78694864190395</text:p>
          </table:table-cell>
        </table:table-row>
        <table:table-row table:style-name="ro1">
          <table:table-cell table:number-columns-repeated="2"/>
          <table:table-cell office:value-type="float" office:value="0.101495726495727" calcext:value-type="float">
            <text:p>0.101495726495727</text:p>
          </table:table-cell>
          <table:table-cell office:value-type="float" office:value="2.78783095509429" calcext:value-type="float">
            <text:p>2.78783095509429</text:p>
          </table:table-cell>
        </table:table-row>
        <table:table-row table:style-name="ro1">
          <table:table-cell table:number-columns-repeated="2"/>
          <table:table-cell office:value-type="float" office:value="0.102029914529915" calcext:value-type="float">
            <text:p>0.102029914529915</text:p>
          </table:table-cell>
          <table:table-cell office:value-type="float" office:value="2.7887276493528" calcext:value-type="float">
            <text:p>2.7887276493528</text:p>
          </table:table-cell>
        </table:table-row>
        <table:table-row table:style-name="ro1">
          <table:table-cell table:number-columns-repeated="2"/>
          <table:table-cell office:value-type="float" office:value="0.102564102564103" calcext:value-type="float">
            <text:p>0.102564102564103</text:p>
          </table:table-cell>
          <table:table-cell office:value-type="float" office:value="2.78964480481485" calcext:value-type="float">
            <text:p>2.78964480481485</text:p>
          </table:table-cell>
        </table:table-row>
        <table:table-row table:style-name="ro1">
          <table:table-cell table:number-columns-repeated="2"/>
          <table:table-cell office:value-type="float" office:value="0.103098290598291" calcext:value-type="float">
            <text:p>0.103098290598291</text:p>
          </table:table-cell>
          <table:table-cell office:value-type="float" office:value="2.79060520569293" calcext:value-type="float">
            <text:p>2.79060520569293</text:p>
          </table:table-cell>
        </table:table-row>
        <table:table-row table:style-name="ro1">
          <table:table-cell table:number-columns-repeated="2"/>
          <table:table-cell office:value-type="float" office:value="0.103632478632479" calcext:value-type="float">
            <text:p>0.103632478632479</text:p>
          </table:table-cell>
          <table:table-cell office:value-type="float" office:value="2.79164495508375" calcext:value-type="float">
            <text:p>2.79164495508375</text:p>
          </table:table-cell>
        </table:table-row>
        <table:table-row table:style-name="ro1">
          <table:table-cell table:number-columns-repeated="2"/>
          <table:table-cell office:value-type="float" office:value="0.104166666666667" calcext:value-type="float">
            <text:p>0.104166666666667</text:p>
          </table:table-cell>
          <table:table-cell office:value-type="float" office:value="2.79274390192259" calcext:value-type="float">
            <text:p>2.79274390192259</text:p>
          </table:table-cell>
        </table:table-row>
        <table:table-row table:style-name="ro1">
          <table:table-cell table:number-columns-repeated="2"/>
          <table:table-cell office:value-type="float" office:value="0.104700854700855" calcext:value-type="float">
            <text:p>0.104700854700855</text:p>
          </table:table-cell>
          <table:table-cell office:value-type="float" office:value="2.79387913443033" calcext:value-type="float">
            <text:p>2.79387913443033</text:p>
          </table:table-cell>
        </table:table-row>
        <table:table-row table:style-name="ro1">
          <table:table-cell table:number-columns-repeated="2"/>
          <table:table-cell office:value-type="float" office:value="0.105235042735043" calcext:value-type="float">
            <text:p>0.105235042735043</text:p>
          </table:table-cell>
          <table:table-cell office:value-type="float" office:value="2.79502774082785" calcext:value-type="float">
            <text:p>2.79502774082785</text:p>
          </table:table-cell>
        </table:table-row>
        <table:table-row table:style-name="ro1">
          <table:table-cell table:number-columns-repeated="2"/>
          <table:table-cell office:value-type="float" office:value="0.105769230769231" calcext:value-type="float">
            <text:p>0.105769230769231</text:p>
          </table:table-cell>
          <table:table-cell office:value-type="float" office:value="2.79616680933604" calcext:value-type="float">
            <text:p>2.79616680933604</text:p>
          </table:table-cell>
        </table:table-row>
        <table:table-row table:style-name="ro1">
          <table:table-cell table:number-columns-repeated="2"/>
          <table:table-cell office:value-type="float" office:value="0.106303418803419" calcext:value-type="float">
            <text:p>0.106303418803419</text:p>
          </table:table-cell>
          <table:table-cell office:value-type="float" office:value="2.79727342817578" calcext:value-type="float">
            <text:p>2.79727342817578</text:p>
          </table:table-cell>
        </table:table-row>
        <table:table-row table:style-name="ro1">
          <table:table-cell table:number-columns-repeated="2"/>
          <table:table-cell office:value-type="float" office:value="0.106837606837607" calcext:value-type="float">
            <text:p>0.106837606837607</text:p>
          </table:table-cell>
          <table:table-cell office:value-type="float" office:value="2.79832468556796" calcext:value-type="float">
            <text:p>2.79832468556796</text:p>
          </table:table-cell>
        </table:table-row>
        <table:table-row table:style-name="ro1">
          <table:table-cell table:number-columns-repeated="2"/>
          <table:table-cell office:value-type="float" office:value="0.107371794871795" calcext:value-type="float">
            <text:p>0.107371794871795</text:p>
          </table:table-cell>
          <table:table-cell office:value-type="float" office:value="2.79929766973346" calcext:value-type="float">
            <text:p>2.79929766973346</text:p>
          </table:table-cell>
        </table:table-row>
        <table:table-row table:style-name="ro1">
          <table:table-cell table:number-columns-repeated="2"/>
          <table:table-cell office:value-type="float" office:value="0.107905982905983" calcext:value-type="float">
            <text:p>0.107905982905983</text:p>
          </table:table-cell>
          <table:table-cell office:value-type="float" office:value="2.80018900857882" calcext:value-type="float">
            <text:p>2.80018900857882</text:p>
          </table:table-cell>
        </table:table-row>
        <table:table-row table:style-name="ro1">
          <table:table-cell table:number-columns-repeated="2"/>
          <table:table-cell office:value-type="float" office:value="0.108440170940171" calcext:value-type="float">
            <text:p>0.108440170940171</text:p>
          </table:table-cell>
          <table:table-cell office:value-type="float" office:value="2.8010493660636" calcext:value-type="float">
            <text:p>2.8010493660636</text:p>
          </table:table-cell>
        </table:table-row>
        <table:table-row table:style-name="ro1">
          <table:table-cell table:number-columns-repeated="2"/>
          <table:table-cell office:value-type="float" office:value="0.108974358974359" calcext:value-type="float">
            <text:p>0.108974358974359</text:p>
          </table:table-cell>
          <table:table-cell office:value-type="float" office:value="2.80188584252394" calcext:value-type="float">
            <text:p>2.80188584252394</text:p>
          </table:table-cell>
        </table:table-row>
        <table:table-row table:style-name="ro1">
          <table:table-cell table:number-columns-repeated="2"/>
          <table:table-cell office:value-type="float" office:value="0.109508547008547" calcext:value-type="float">
            <text:p>0.109508547008547</text:p>
          </table:table-cell>
          <table:table-cell office:value-type="float" office:value="2.80270152045795" calcext:value-type="float">
            <text:p>2.80270152045795</text:p>
          </table:table-cell>
        </table:table-row>
        <table:table-row table:style-name="ro1">
          <table:table-cell table:number-columns-repeated="2"/>
          <table:table-cell office:value-type="float" office:value="0.110042735042735" calcext:value-type="float">
            <text:p>0.110042735042735</text:p>
          </table:table-cell>
          <table:table-cell office:value-type="float" office:value="2.80349948236375" calcext:value-type="float">
            <text:p>2.80349948236375</text:p>
          </table:table-cell>
        </table:table-row>
        <table:table-row table:style-name="ro1">
          <table:table-cell table:number-columns-repeated="2"/>
          <table:table-cell office:value-type="float" office:value="0.110576923076923" calcext:value-type="float">
            <text:p>0.110576923076923</text:p>
          </table:table-cell>
          <table:table-cell office:value-type="float" office:value="2.80428281073944" calcext:value-type="float">
            <text:p>2.80428281073944</text:p>
          </table:table-cell>
        </table:table-row>
        <table:table-row table:style-name="ro1">
          <table:table-cell table:number-columns-repeated="2"/>
          <table:table-cell office:value-type="float" office:value="0.111111111111111" calcext:value-type="float">
            <text:p>0.111111111111111</text:p>
          </table:table-cell>
          <table:table-cell office:value-type="float" office:value="2.80505458808314" calcext:value-type="float">
            <text:p>2.80505458808314</text:p>
          </table:table-cell>
        </table:table-row>
        <table:table-row table:style-name="ro1">
          <table:table-cell table:number-columns-repeated="2"/>
          <table:table-cell office:value-type="float" office:value="0.111645299145299" calcext:value-type="float">
            <text:p>0.111645299145299</text:p>
          </table:table-cell>
          <table:table-cell office:value-type="float" office:value="2.80581789689296" calcext:value-type="float">
            <text:p>2.80581789689296</text:p>
          </table:table-cell>
        </table:table-row>
        <table:table-row table:style-name="ro1">
          <table:table-cell table:number-columns-repeated="2"/>
          <table:table-cell office:value-type="float" office:value="0.112179487179487" calcext:value-type="float">
            <text:p>0.112179487179487</text:p>
          </table:table-cell>
          <table:table-cell office:value-type="float" office:value="2.80657581966701" calcext:value-type="float">
            <text:p>2.80657581966701</text:p>
          </table:table-cell>
        </table:table-row>
        <table:table-row table:style-name="ro1">
          <table:table-cell table:number-columns-repeated="2"/>
          <table:table-cell office:value-type="float" office:value="0.112713675213675" calcext:value-type="float">
            <text:p>0.112713675213675</text:p>
          </table:table-cell>
          <table:table-cell office:value-type="float" office:value="2.80733380583637" calcext:value-type="float">
            <text:p>2.80733380583637</text:p>
          </table:table-cell>
        </table:table-row>
        <table:table-row table:style-name="ro1">
          <table:table-cell table:number-columns-repeated="2"/>
          <table:table-cell office:value-type="float" office:value="0.113247863247863" calcext:value-type="float">
            <text:p>0.113247863247863</text:p>
          </table:table-cell>
          <table:table-cell office:value-type="float" office:value="2.80809908677401" calcext:value-type="float">
            <text:p>2.80809908677401</text:p>
          </table:table-cell>
        </table:table-row>
        <table:table-row table:style-name="ro1">
          <table:table-cell table:number-columns-repeated="2"/>
          <table:table-cell office:value-type="float" office:value="0.113782051282051" calcext:value-type="float">
            <text:p>0.113782051282051</text:p>
          </table:table-cell>
          <table:table-cell office:value-type="float" office:value="2.80886533081938" calcext:value-type="float">
            <text:p>2.80886533081938</text:p>
          </table:table-cell>
        </table:table-row>
        <table:table-row table:style-name="ro1">
          <table:table-cell table:number-columns-repeated="2"/>
          <table:table-cell office:value-type="float" office:value="0.114316239316239" calcext:value-type="float">
            <text:p>0.114316239316239</text:p>
          </table:table-cell>
          <table:table-cell office:value-type="float" office:value="2.80962514034099" calcext:value-type="float">
            <text:p>2.80962514034099</text:p>
          </table:table-cell>
        </table:table-row>
        <table:table-row table:style-name="ro1">
          <table:table-cell table:number-columns-repeated="2"/>
          <table:table-cell office:value-type="float" office:value="0.114850427350427" calcext:value-type="float">
            <text:p>0.114850427350427</text:p>
          </table:table-cell>
          <table:table-cell office:value-type="float" office:value="2.81037111770736" calcext:value-type="float">
            <text:p>2.81037111770736</text:p>
          </table:table-cell>
        </table:table-row>
        <table:table-row table:style-name="ro1">
          <table:table-cell table:number-columns-repeated="2"/>
          <table:table-cell office:value-type="float" office:value="0.115384615384615" calcext:value-type="float">
            <text:p>0.115384615384615</text:p>
          </table:table-cell>
          <table:table-cell office:value-type="float" office:value="2.81109586528698" calcext:value-type="float">
            <text:p>2.81109586528698</text:p>
          </table:table-cell>
        </table:table-row>
        <table:table-row table:style-name="ro1">
          <table:table-cell table:number-columns-repeated="2"/>
          <table:table-cell office:value-type="float" office:value="0.115918803418803" calcext:value-type="float">
            <text:p>0.115918803418803</text:p>
          </table:table-cell>
          <table:table-cell office:value-type="float" office:value="2.81179198544837" calcext:value-type="float">
            <text:p>2.81179198544837</text:p>
          </table:table-cell>
        </table:table-row>
        <table:table-row table:style-name="ro1">
          <table:table-cell table:number-columns-repeated="2"/>
          <table:table-cell office:value-type="float" office:value="0.116452991452991" calcext:value-type="float">
            <text:p>0.116452991452991</text:p>
          </table:table-cell>
          <table:table-cell office:value-type="float" office:value="2.81245208056002" calcext:value-type="float">
            <text:p>2.81245208056002</text:p>
          </table:table-cell>
        </table:table-row>
        <table:table-row table:style-name="ro1">
          <table:table-cell table:number-columns-repeated="2"/>
          <table:table-cell office:value-type="float" office:value="0.116987179487179" calcext:value-type="float">
            <text:p>0.116987179487179</text:p>
          </table:table-cell>
          <table:table-cell office:value-type="float" office:value="2.81306875299046" calcext:value-type="float">
            <text:p>2.81306875299046</text:p>
          </table:table-cell>
        </table:table-row>
        <table:table-row table:style-name="ro1">
          <table:table-cell table:number-columns-repeated="2"/>
          <table:table-cell office:value-type="float" office:value="0.117521367521368" calcext:value-type="float">
            <text:p>0.117521367521368</text:p>
          </table:table-cell>
          <table:table-cell office:value-type="float" office:value="2.81363914809896" calcext:value-type="float">
            <text:p>2.81363914809896</text:p>
          </table:table-cell>
        </table:table-row>
        <table:table-row table:style-name="ro1">
          <table:table-cell table:number-columns-repeated="2"/>
          <table:table-cell office:value-type="float" office:value="0.118055555555556" calcext:value-type="float">
            <text:p>0.118055555555556</text:p>
          </table:table-cell>
          <table:table-cell office:value-type="float" office:value="2.81418002069871" calcext:value-type="float">
            <text:p>2.81418002069871</text:p>
          </table:table-cell>
        </table:table-row>
        <table:table-row table:style-name="ro1">
          <table:table-cell table:number-columns-repeated="2"/>
          <table:table-cell office:value-type="float" office:value="0.118589743589744" calcext:value-type="float">
            <text:p>0.118589743589744</text:p>
          </table:table-cell>
          <table:table-cell office:value-type="float" office:value="2.81469605354889" calcext:value-type="float">
            <text:p>2.81469605354889</text:p>
          </table:table-cell>
        </table:table-row>
        <table:table-row table:style-name="ro1">
          <table:table-cell table:number-columns-repeated="2"/>
          <table:table-cell office:value-type="float" office:value="0.119123931623932" calcext:value-type="float">
            <text:p>0.119123931623932</text:p>
          </table:table-cell>
          <table:table-cell office:value-type="float" office:value="2.81518986840601" calcext:value-type="float">
            <text:p>2.81518986840601</text:p>
          </table:table-cell>
        </table:table-row>
        <table:table-row table:style-name="ro1">
          <table:table-cell table:number-columns-repeated="2"/>
          <table:table-cell office:value-type="float" office:value="0.11965811965812" calcext:value-type="float">
            <text:p>0.11965811965812</text:p>
          </table:table-cell>
          <table:table-cell office:value-type="float" office:value="2.81566408702658" calcext:value-type="float">
            <text:p>2.81566408702658</text:p>
          </table:table-cell>
        </table:table-row>
        <table:table-row table:style-name="ro1">
          <table:table-cell table:number-columns-repeated="2"/>
          <table:table-cell office:value-type="float" office:value="0.120192307692308" calcext:value-type="float">
            <text:p>0.120192307692308</text:p>
          </table:table-cell>
          <table:table-cell office:value-type="float" office:value="2.81612133116713" calcext:value-type="float">
            <text:p>2.81612133116713</text:p>
          </table:table-cell>
        </table:table-row>
        <table:table-row table:style-name="ro1">
          <table:table-cell table:number-columns-repeated="2"/>
          <table:table-cell office:value-type="float" office:value="0.120726495726496" calcext:value-type="float">
            <text:p>0.120726495726496</text:p>
          </table:table-cell>
          <table:table-cell office:value-type="float" office:value="2.81656422258418" calcext:value-type="float">
            <text:p>2.81656422258418</text:p>
          </table:table-cell>
        </table:table-row>
        <table:table-row table:style-name="ro1">
          <table:table-cell table:number-columns-repeated="2"/>
          <table:table-cell office:value-type="float" office:value="0.121260683760684" calcext:value-type="float">
            <text:p>0.121260683760684</text:p>
          </table:table-cell>
          <table:table-cell office:value-type="float" office:value="2.81699538303424" calcext:value-type="float">
            <text:p>2.81699538303424</text:p>
          </table:table-cell>
        </table:table-row>
        <table:table-row table:style-name="ro1">
          <table:table-cell table:number-columns-repeated="2"/>
          <table:table-cell office:value-type="float" office:value="0.121794871794872" calcext:value-type="float">
            <text:p>0.121794871794872</text:p>
          </table:table-cell>
          <table:table-cell office:value-type="float" office:value="2.81741743427383" calcext:value-type="float">
            <text:p>2.81741743427383</text:p>
          </table:table-cell>
        </table:table-row>
        <table:table-row table:style-name="ro1">
          <table:table-cell table:number-columns-repeated="2"/>
          <table:table-cell office:value-type="float" office:value="0.12232905982906" calcext:value-type="float">
            <text:p>0.12232905982906</text:p>
          </table:table-cell>
          <table:table-cell office:value-type="float" office:value="2.81783368590407" calcext:value-type="float">
            <text:p>2.81783368590407</text:p>
          </table:table-cell>
        </table:table-row>
        <table:table-row table:style-name="ro1">
          <table:table-cell table:number-columns-repeated="2"/>
          <table:table-cell office:value-type="float" office:value="0.122863247863248" calcext:value-type="float">
            <text:p>0.122863247863248</text:p>
          </table:table-cell>
          <table:table-cell office:value-type="float" office:value="2.81824932471479" calcext:value-type="float">
            <text:p>2.81824932471479</text:p>
          </table:table-cell>
        </table:table-row>
        <table:table-row table:style-name="ro1">
          <table:table-cell table:number-columns-repeated="2"/>
          <table:table-cell office:value-type="float" office:value="0.123397435897436" calcext:value-type="float">
            <text:p>0.123397435897436</text:p>
          </table:table-cell>
          <table:table-cell office:value-type="float" office:value="2.81866496352552" calcext:value-type="float">
            <text:p>2.81866496352552</text:p>
          </table:table-cell>
        </table:table-row>
        <table:table-row table:style-name="ro1">
          <table:table-cell table:number-columns-repeated="2"/>
          <table:table-cell office:value-type="float" office:value="0.123931623931624" calcext:value-type="float">
            <text:p>0.123931623931624</text:p>
          </table:table-cell>
          <table:table-cell office:value-type="float" office:value="2.81908060233624" calcext:value-type="float">
            <text:p>2.81908060233624</text:p>
          </table:table-cell>
        </table:table-row>
        <table:table-row table:style-name="ro1">
          <table:table-cell table:number-columns-repeated="2"/>
          <table:table-cell office:value-type="float" office:value="0.124465811965812" calcext:value-type="float">
            <text:p>0.124465811965812</text:p>
          </table:table-cell>
          <table:table-cell office:value-type="float" office:value="2.81949624114697" calcext:value-type="float">
            <text:p>2.81949624114697</text:p>
          </table:table-cell>
        </table:table-row>
        <table:table-row table:style-name="ro1">
          <table:table-cell table:number-columns-repeated="2"/>
          <table:table-cell office:value-type="float" office:value="0.125" calcext:value-type="float">
            <text:p>0.125</text:p>
          </table:table-cell>
          <table:table-cell office:value-type="float" office:value="2.8199118799577" calcext:value-type="float">
            <text:p>2.8199118799577</text:p>
          </table:table-cell>
        </table:table-row>
        <table:table-row table:style-name="ro1">
          <table:table-cell table:number-columns-repeated="2"/>
          <table:table-cell office:value-type="float" office:value="0.125534188034188" calcext:value-type="float">
            <text:p>0.125534188034188</text:p>
          </table:table-cell>
          <table:table-cell office:value-type="float" office:value="2.82032751876842" calcext:value-type="float">
            <text:p>2.82032751876842</text:p>
          </table:table-cell>
        </table:table-row>
        <table:table-row table:style-name="ro1">
          <table:table-cell table:number-columns-repeated="2"/>
          <table:table-cell office:value-type="float" office:value="0.126068376068376" calcext:value-type="float">
            <text:p>0.126068376068376</text:p>
          </table:table-cell>
          <table:table-cell office:value-type="float" office:value="2.82074315757915" calcext:value-type="float">
            <text:p>2.82074315757915</text:p>
          </table:table-cell>
        </table:table-row>
        <table:table-row table:style-name="ro1">
          <table:table-cell table:number-columns-repeated="2"/>
          <table:table-cell office:value-type="float" office:value="0.126602564102564" calcext:value-type="float">
            <text:p>0.126602564102564</text:p>
          </table:table-cell>
          <table:table-cell office:value-type="float" office:value="2.82115879638988" calcext:value-type="float">
            <text:p>2.82115879638988</text:p>
          </table:table-cell>
        </table:table-row>
        <table:table-row table:style-name="ro1">
          <table:table-cell table:number-columns-repeated="2"/>
          <table:table-cell office:value-type="float" office:value="0.127136752136752" calcext:value-type="float">
            <text:p>0.127136752136752</text:p>
          </table:table-cell>
          <table:table-cell office:value-type="float" office:value="2.8215744352006" calcext:value-type="float">
            <text:p>2.8215744352006</text:p>
          </table:table-cell>
        </table:table-row>
        <table:table-row table:style-name="ro1">
          <table:table-cell table:number-columns-repeated="2"/>
          <table:table-cell office:value-type="float" office:value="0.12767094017094" calcext:value-type="float">
            <text:p>0.12767094017094</text:p>
          </table:table-cell>
          <table:table-cell office:value-type="float" office:value="2.82199007401133" calcext:value-type="float">
            <text:p>2.82199007401133</text:p>
          </table:table-cell>
        </table:table-row>
        <table:table-row table:style-name="ro1">
          <table:table-cell table:number-columns-repeated="2"/>
          <table:table-cell office:value-type="float" office:value="0.128205128205128" calcext:value-type="float">
            <text:p>0.128205128205128</text:p>
          </table:table-cell>
          <table:table-cell office:value-type="float" office:value="2.82240571282206" calcext:value-type="float">
            <text:p>2.82240571282206</text:p>
          </table:table-cell>
        </table:table-row>
        <table:table-row table:style-name="ro1">
          <table:table-cell table:number-columns-repeated="2"/>
          <table:table-cell office:value-type="float" office:value="0.128739316239316" calcext:value-type="float">
            <text:p>0.128739316239316</text:p>
          </table:table-cell>
          <table:table-cell office:value-type="float" office:value="2.82282135163279" calcext:value-type="float">
            <text:p>2.82282135163279</text:p>
          </table:table-cell>
        </table:table-row>
        <table:table-row table:style-name="ro1">
          <table:table-cell table:number-columns-repeated="2"/>
          <table:table-cell office:value-type="float" office:value="0.129273504273504" calcext:value-type="float">
            <text:p>0.129273504273504</text:p>
          </table:table-cell>
          <table:table-cell office:value-type="float" office:value="2.82323699044351" calcext:value-type="float">
            <text:p>2.82323699044351</text:p>
          </table:table-cell>
        </table:table-row>
        <table:table-row table:style-name="ro1">
          <table:table-cell table:number-columns-repeated="2"/>
          <table:table-cell office:value-type="float" office:value="0.129807692307692" calcext:value-type="float">
            <text:p>0.129807692307692</text:p>
          </table:table-cell>
          <table:table-cell office:value-type="float" office:value="2.82365262925424" calcext:value-type="float">
            <text:p>2.82365262925424</text:p>
          </table:table-cell>
        </table:table-row>
        <table:table-row table:style-name="ro1">
          <table:table-cell table:number-columns-repeated="2"/>
          <table:table-cell office:value-type="float" office:value="0.13034188034188" calcext:value-type="float">
            <text:p>0.13034188034188</text:p>
          </table:table-cell>
          <table:table-cell office:value-type="float" office:value="2.82406826806497" calcext:value-type="float">
            <text:p>2.82406826806497</text:p>
          </table:table-cell>
        </table:table-row>
        <table:table-row table:style-name="ro1">
          <table:table-cell table:number-columns-repeated="2"/>
          <table:table-cell office:value-type="float" office:value="0.130876068376068" calcext:value-type="float">
            <text:p>0.130876068376068</text:p>
          </table:table-cell>
          <table:table-cell office:value-type="float" office:value="2.82448390687569" calcext:value-type="float">
            <text:p>2.82448390687569</text:p>
          </table:table-cell>
        </table:table-row>
        <table:table-row table:style-name="ro1">
          <table:table-cell table:number-columns-repeated="2"/>
          <table:table-cell office:value-type="float" office:value="0.131410256410256" calcext:value-type="float">
            <text:p>0.131410256410256</text:p>
          </table:table-cell>
          <table:table-cell office:value-type="float" office:value="2.82489954568642" calcext:value-type="float">
            <text:p>2.82489954568642</text:p>
          </table:table-cell>
        </table:table-row>
        <table:table-row table:style-name="ro1">
          <table:table-cell table:number-columns-repeated="2"/>
          <table:table-cell office:value-type="float" office:value="0.131944444444444" calcext:value-type="float">
            <text:p>0.131944444444444</text:p>
          </table:table-cell>
          <table:table-cell office:value-type="float" office:value="2.82531518449715" calcext:value-type="float">
            <text:p>2.82531518449715</text:p>
          </table:table-cell>
        </table:table-row>
        <table:table-row table:style-name="ro1">
          <table:table-cell table:number-columns-repeated="2"/>
          <table:table-cell office:value-type="float" office:value="0.132478632478633" calcext:value-type="float">
            <text:p>0.132478632478633</text:p>
          </table:table-cell>
          <table:table-cell office:value-type="float" office:value="2.82573082330788" calcext:value-type="float">
            <text:p>2.82573082330788</text:p>
          </table:table-cell>
        </table:table-row>
        <table:table-row table:style-name="ro1">
          <table:table-cell table:number-columns-repeated="2"/>
          <table:table-cell office:value-type="float" office:value="0.133012820512821" calcext:value-type="float">
            <text:p>0.133012820512821</text:p>
          </table:table-cell>
          <table:table-cell office:value-type="float" office:value="2.8261464621186" calcext:value-type="float">
            <text:p>2.8261464621186</text:p>
          </table:table-cell>
        </table:table-row>
        <table:table-row table:style-name="ro1">
          <table:table-cell table:number-columns-repeated="2"/>
          <table:table-cell office:value-type="float" office:value="0.133547008547009" calcext:value-type="float">
            <text:p>0.133547008547009</text:p>
          </table:table-cell>
          <table:table-cell office:value-type="float" office:value="2.82656210092933" calcext:value-type="float">
            <text:p>2.82656210092933</text:p>
          </table:table-cell>
        </table:table-row>
        <table:table-row table:style-name="ro1">
          <table:table-cell table:number-columns-repeated="2"/>
          <table:table-cell office:value-type="float" office:value="0.134081196581197" calcext:value-type="float">
            <text:p>0.134081196581197</text:p>
          </table:table-cell>
          <table:table-cell office:value-type="float" office:value="2.82697773974006" calcext:value-type="float">
            <text:p>2.82697773974006</text:p>
          </table:table-cell>
        </table:table-row>
        <table:table-row table:style-name="ro1">
          <table:table-cell table:number-columns-repeated="2"/>
          <table:table-cell office:value-type="float" office:value="0.134615384615385" calcext:value-type="float">
            <text:p>0.134615384615385</text:p>
          </table:table-cell>
          <table:table-cell office:value-type="float" office:value="2.82739337855079" calcext:value-type="float">
            <text:p>2.82739337855079</text:p>
          </table:table-cell>
        </table:table-row>
        <table:table-row table:style-name="ro1">
          <table:table-cell table:number-columns-repeated="2"/>
          <table:table-cell office:value-type="float" office:value="0.135149572649573" calcext:value-type="float">
            <text:p>0.135149572649573</text:p>
          </table:table-cell>
          <table:table-cell office:value-type="float" office:value="2.82780901736151" calcext:value-type="float">
            <text:p>2.82780901736151</text:p>
          </table:table-cell>
        </table:table-row>
        <table:table-row table:style-name="ro1">
          <table:table-cell table:number-columns-repeated="2"/>
          <table:table-cell office:value-type="float" office:value="0.135683760683761" calcext:value-type="float">
            <text:p>0.135683760683761</text:p>
          </table:table-cell>
          <table:table-cell office:value-type="float" office:value="2.82822465617224" calcext:value-type="float">
            <text:p>2.82822465617224</text:p>
          </table:table-cell>
        </table:table-row>
        <table:table-row table:style-name="ro1">
          <table:table-cell table:number-columns-repeated="2"/>
          <table:table-cell office:value-type="float" office:value="0.136217948717949" calcext:value-type="float">
            <text:p>0.136217948717949</text:p>
          </table:table-cell>
          <table:table-cell office:value-type="float" office:value="2.82864029498297" calcext:value-type="float">
            <text:p>2.82864029498297</text:p>
          </table:table-cell>
        </table:table-row>
        <table:table-row table:style-name="ro1">
          <table:table-cell table:number-columns-repeated="2"/>
          <table:table-cell office:value-type="float" office:value="0.136752136752137" calcext:value-type="float">
            <text:p>0.136752136752137</text:p>
          </table:table-cell>
          <table:table-cell office:value-type="float" office:value="2.82905593379369" calcext:value-type="float">
            <text:p>2.82905593379369</text:p>
          </table:table-cell>
        </table:table-row>
        <table:table-row table:style-name="ro1">
          <table:table-cell table:number-columns-repeated="2"/>
          <table:table-cell office:value-type="float" office:value="0.137286324786325" calcext:value-type="float">
            <text:p>0.137286324786325</text:p>
          </table:table-cell>
          <table:table-cell office:value-type="float" office:value="2.82947157260442" calcext:value-type="float">
            <text:p>2.82947157260442</text:p>
          </table:table-cell>
        </table:table-row>
        <table:table-row table:style-name="ro1">
          <table:table-cell table:number-columns-repeated="2"/>
          <table:table-cell office:value-type="float" office:value="0.137820512820513" calcext:value-type="float">
            <text:p>0.137820512820513</text:p>
          </table:table-cell>
          <table:table-cell office:value-type="float" office:value="2.82988721141515" calcext:value-type="float">
            <text:p>2.82988721141515</text:p>
          </table:table-cell>
        </table:table-row>
        <table:table-row table:style-name="ro1">
          <table:table-cell table:number-columns-repeated="2"/>
          <table:table-cell office:value-type="float" office:value="0.138354700854701" calcext:value-type="float">
            <text:p>0.138354700854701</text:p>
          </table:table-cell>
          <table:table-cell office:value-type="float" office:value="2.83030285022588" calcext:value-type="float">
            <text:p>2.83030285022588</text:p>
          </table:table-cell>
        </table:table-row>
        <table:table-row table:style-name="ro1">
          <table:table-cell table:number-columns-repeated="2"/>
          <table:table-cell office:value-type="float" office:value="0.138888888888889" calcext:value-type="float">
            <text:p>0.138888888888889</text:p>
          </table:table-cell>
          <table:table-cell office:value-type="float" office:value="2.8307184890366" calcext:value-type="float">
            <text:p>2.8307184890366</text:p>
          </table:table-cell>
        </table:table-row>
        <table:table-row table:style-name="ro1">
          <table:table-cell table:number-columns-repeated="2"/>
          <table:table-cell office:value-type="float" office:value="0.139423076923077" calcext:value-type="float">
            <text:p>0.139423076923077</text:p>
          </table:table-cell>
          <table:table-cell office:value-type="float" office:value="2.83113412784733" calcext:value-type="float">
            <text:p>2.83113412784733</text:p>
          </table:table-cell>
        </table:table-row>
        <table:table-row table:style-name="ro1">
          <table:table-cell table:number-columns-repeated="2"/>
          <table:table-cell office:value-type="float" office:value="0.139957264957265" calcext:value-type="float">
            <text:p>0.139957264957265</text:p>
          </table:table-cell>
          <table:table-cell office:value-type="float" office:value="2.83154976665805" calcext:value-type="float">
            <text:p>2.83154976665805</text:p>
          </table:table-cell>
        </table:table-row>
        <table:table-row table:style-name="ro1">
          <table:table-cell table:number-columns-repeated="2"/>
          <table:table-cell office:value-type="float" office:value="0.140491452991453" calcext:value-type="float">
            <text:p>0.140491452991453</text:p>
          </table:table-cell>
          <table:table-cell office:value-type="float" office:value="2.83196540546877" calcext:value-type="float">
            <text:p>2.83196540546877</text:p>
          </table:table-cell>
        </table:table-row>
        <table:table-row table:style-name="ro1">
          <table:table-cell table:number-columns-repeated="2"/>
          <table:table-cell office:value-type="float" office:value="0.141025641025641" calcext:value-type="float">
            <text:p>0.141025641025641</text:p>
          </table:table-cell>
          <table:table-cell office:value-type="float" office:value="2.8323810442795" calcext:value-type="float">
            <text:p>2.8323810442795</text:p>
          </table:table-cell>
        </table:table-row>
        <table:table-row table:style-name="ro1">
          <table:table-cell table:number-columns-repeated="2"/>
          <table:table-cell office:value-type="float" office:value="0.141559829059829" calcext:value-type="float">
            <text:p>0.141559829059829</text:p>
          </table:table-cell>
          <table:table-cell office:value-type="float" office:value="2.83279388038024" calcext:value-type="float">
            <text:p>2.83279388038024</text:p>
          </table:table-cell>
        </table:table-row>
        <table:table-row table:style-name="ro1">
          <table:table-cell table:number-columns-repeated="2"/>
          <table:table-cell office:value-type="float" office:value="0.142094017094017" calcext:value-type="float">
            <text:p>0.142094017094017</text:p>
          </table:table-cell>
          <table:table-cell office:value-type="float" office:value="2.83317289542725" calcext:value-type="float">
            <text:p>2.83317289542725</text:p>
          </table:table-cell>
        </table:table-row>
        <table:table-row table:style-name="ro1">
          <table:table-cell table:number-columns-repeated="2"/>
          <table:table-cell office:value-type="float" office:value="0.142628205128205" calcext:value-type="float">
            <text:p>0.142628205128205</text:p>
          </table:table-cell>
          <table:table-cell office:value-type="float" office:value="2.83351465114393" calcext:value-type="float">
            <text:p>2.83351465114393</text:p>
          </table:table-cell>
        </table:table-row>
        <table:table-row table:style-name="ro1">
          <table:table-cell table:number-columns-repeated="2"/>
          <table:table-cell office:value-type="float" office:value="0.143162393162393" calcext:value-type="float">
            <text:p>0.143162393162393</text:p>
          </table:table-cell>
          <table:table-cell office:value-type="float" office:value="2.83382570286844" calcext:value-type="float">
            <text:p>2.83382570286844</text:p>
          </table:table-cell>
        </table:table-row>
        <table:table-row table:style-name="ro1">
          <table:table-cell table:number-columns-repeated="2"/>
          <table:table-cell office:value-type="float" office:value="0.143696581196581" calcext:value-type="float">
            <text:p>0.143696581196581</text:p>
          </table:table-cell>
          <table:table-cell office:value-type="float" office:value="2.83411260593895" calcext:value-type="float">
            <text:p>2.83411260593895</text:p>
          </table:table-cell>
        </table:table-row>
        <table:table-row table:style-name="ro1">
          <table:table-cell table:number-columns-repeated="2"/>
          <table:table-cell office:value-type="float" office:value="0.144230769230769" calcext:value-type="float">
            <text:p>0.144230769230769</text:p>
          </table:table-cell>
          <table:table-cell office:value-type="float" office:value="2.83438191569363" calcext:value-type="float">
            <text:p>2.83438191569363</text:p>
          </table:table-cell>
        </table:table-row>
        <table:table-row table:style-name="ro1">
          <table:table-cell table:number-columns-repeated="2"/>
          <table:table-cell office:value-type="float" office:value="0.144764957264957" calcext:value-type="float">
            <text:p>0.144764957264957</text:p>
          </table:table-cell>
          <table:table-cell office:value-type="float" office:value="2.83464018747062" calcext:value-type="float">
            <text:p>2.83464018747062</text:p>
          </table:table-cell>
        </table:table-row>
        <table:table-row table:style-name="ro1">
          <table:table-cell table:number-columns-repeated="2"/>
          <table:table-cell office:value-type="float" office:value="0.145299145299145" calcext:value-type="float">
            <text:p>0.145299145299145</text:p>
          </table:table-cell>
          <table:table-cell office:value-type="float" office:value="2.83489397660811" calcext:value-type="float">
            <text:p>2.83489397660811</text:p>
          </table:table-cell>
        </table:table-row>
        <table:table-row table:style-name="ro1">
          <table:table-cell table:number-columns-repeated="2"/>
          <table:table-cell office:value-type="float" office:value="0.145833333333333" calcext:value-type="float">
            <text:p>0.145833333333333</text:p>
          </table:table-cell>
          <table:table-cell office:value-type="float" office:value="2.83514983844424" calcext:value-type="float">
            <text:p>2.83514983844424</text:p>
          </table:table-cell>
        </table:table-row>
        <table:table-row table:style-name="ro1">
          <table:table-cell table:number-columns-repeated="2"/>
          <table:table-cell office:value-type="float" office:value="0.146367521367521" calcext:value-type="float">
            <text:p>0.146367521367521</text:p>
          </table:table-cell>
          <table:table-cell office:value-type="float" office:value="2.8354126742148" calcext:value-type="float">
            <text:p>2.8354126742148</text:p>
          </table:table-cell>
        </table:table-row>
        <table:table-row table:style-name="ro1">
          <table:table-cell table:number-columns-repeated="2"/>
          <table:table-cell office:value-type="float" office:value="0.146901709401709" calcext:value-type="float">
            <text:p>0.146901709401709</text:p>
          </table:table-cell>
          <table:table-cell office:value-type="float" office:value="2.83566348386186" calcext:value-type="float">
            <text:p>2.83566348386186</text:p>
          </table:table-cell>
        </table:table-row>
        <table:table-row table:style-name="ro1">
          <table:table-cell table:number-columns-repeated="2"/>
          <table:table-cell office:value-type="float" office:value="0.147435897435897" calcext:value-type="float">
            <text:p>0.147435897435897</text:p>
          </table:table-cell>
          <table:table-cell office:value-type="float" office:value="2.83589898966938" calcext:value-type="float">
            <text:p>2.83589898966938</text:p>
          </table:table-cell>
        </table:table-row>
        <table:table-row table:style-name="ro1">
          <table:table-cell table:number-columns-repeated="2"/>
          <table:table-cell office:value-type="float" office:value="0.147970085470085" calcext:value-type="float">
            <text:p>0.147970085470085</text:p>
          </table:table-cell>
          <table:table-cell office:value-type="float" office:value="2.83612429112712" calcext:value-type="float">
            <text:p>2.83612429112712</text:p>
          </table:table-cell>
        </table:table-row>
        <table:table-row table:style-name="ro1">
          <table:table-cell table:number-columns-repeated="2"/>
          <table:table-cell office:value-type="float" office:value="0.148504273504274" calcext:value-type="float">
            <text:p>0.148504273504274</text:p>
          </table:table-cell>
          <table:table-cell office:value-type="float" office:value="2.83634448772482" calcext:value-type="float">
            <text:p>2.83634448772482</text:p>
          </table:table-cell>
        </table:table-row>
        <table:table-row table:style-name="ro1">
          <table:table-cell table:number-columns-repeated="2"/>
          <table:table-cell office:value-type="float" office:value="0.149038461538462" calcext:value-type="float">
            <text:p>0.149038461538462</text:p>
          </table:table-cell>
          <table:table-cell office:value-type="float" office:value="2.83656467895225" calcext:value-type="float">
            <text:p>2.83656467895225</text:p>
          </table:table-cell>
        </table:table-row>
        <table:table-row table:style-name="ro1">
          <table:table-cell table:number-columns-repeated="2"/>
          <table:table-cell office:value-type="float" office:value="0.14957264957265" calcext:value-type="float">
            <text:p>0.14957264957265</text:p>
          </table:table-cell>
          <table:table-cell office:value-type="float" office:value="2.83678996429915" calcext:value-type="float">
            <text:p>2.83678996429915</text:p>
          </table:table-cell>
        </table:table-row>
        <table:table-row table:style-name="ro1">
          <table:table-cell table:number-columns-repeated="2"/>
          <table:table-cell office:value-type="float" office:value="0.150106837606838" calcext:value-type="float">
            <text:p>0.150106837606838</text:p>
          </table:table-cell>
          <table:table-cell office:value-type="float" office:value="2.83702544325529" calcext:value-type="float">
            <text:p>2.83702544325529</text:p>
          </table:table-cell>
        </table:table-row>
        <table:table-row table:style-name="ro1">
          <table:table-cell table:number-columns-repeated="2"/>
          <table:table-cell office:value-type="float" office:value="0.150641025641026" calcext:value-type="float">
            <text:p>0.150641025641026</text:p>
          </table:table-cell>
          <table:table-cell office:value-type="float" office:value="2.8372762153104" calcext:value-type="float">
            <text:p>2.8372762153104</text:p>
          </table:table-cell>
        </table:table-row>
        <table:table-row table:style-name="ro1">
          <table:table-cell table:number-columns-repeated="2"/>
          <table:table-cell office:value-type="float" office:value="0.151175213675214" calcext:value-type="float">
            <text:p>0.151175213675214</text:p>
          </table:table-cell>
          <table:table-cell office:value-type="float" office:value="2.837548157712" calcext:value-type="float">
            <text:p>2.837548157712</text:p>
          </table:table-cell>
        </table:table-row>
        <table:table-row table:style-name="ro1">
          <table:table-cell table:number-columns-repeated="2"/>
          <table:table-cell office:value-type="float" office:value="0.151709401709402" calcext:value-type="float">
            <text:p>0.151709401709402</text:p>
          </table:table-cell>
          <table:table-cell office:value-type="float" office:value="2.83785813121672" calcext:value-type="float">
            <text:p>2.83785813121672</text:p>
          </table:table-cell>
        </table:table-row>
        <table:table-row table:style-name="ro1">
          <table:table-cell table:number-columns-repeated="2"/>
          <table:table-cell office:value-type="float" office:value="0.15224358974359" calcext:value-type="float">
            <text:p>0.15224358974359</text:p>
          </table:table-cell>
          <table:table-cell office:value-type="float" office:value="2.83820356229633" calcext:value-type="float">
            <text:p>2.83820356229633</text:p>
          </table:table-cell>
        </table:table-row>
        <table:table-row table:style-name="ro1">
          <table:table-cell table:number-columns-repeated="2"/>
          <table:table-cell office:value-type="float" office:value="0.152777777777778" calcext:value-type="float">
            <text:p>0.152777777777778</text:p>
          </table:table-cell>
          <table:table-cell office:value-type="float" office:value="2.83857425361402" calcext:value-type="float">
            <text:p>2.83857425361402</text:p>
          </table:table-cell>
        </table:table-row>
        <table:table-row table:style-name="ro1">
          <table:table-cell table:number-columns-repeated="2"/>
          <table:table-cell office:value-type="float" office:value="0.153311965811966" calcext:value-type="float">
            <text:p>0.153311965811966</text:p>
          </table:table-cell>
          <table:table-cell office:value-type="float" office:value="2.83896000783301" calcext:value-type="float">
            <text:p>2.83896000783301</text:p>
          </table:table-cell>
        </table:table-row>
        <table:table-row table:style-name="ro1">
          <table:table-cell table:number-columns-repeated="2"/>
          <table:table-cell office:value-type="float" office:value="0.153846153846154" calcext:value-type="float">
            <text:p>0.153846153846154</text:p>
          </table:table-cell>
          <table:table-cell office:value-type="float" office:value="2.83935062761652" calcext:value-type="float">
            <text:p>2.83935062761652</text:p>
          </table:table-cell>
        </table:table-row>
        <table:table-row table:style-name="ro1">
          <table:table-cell table:number-columns-repeated="2"/>
          <table:table-cell office:value-type="float" office:value="0.154380341880342" calcext:value-type="float">
            <text:p>0.154380341880342</text:p>
          </table:table-cell>
          <table:table-cell office:value-type="float" office:value="2.83973591562775" calcext:value-type="float">
            <text:p>2.83973591562775</text:p>
          </table:table-cell>
        </table:table-row>
        <table:table-row table:style-name="ro1">
          <table:table-cell table:number-columns-repeated="2"/>
          <table:table-cell office:value-type="float" office:value="0.15491452991453" calcext:value-type="float">
            <text:p>0.15491452991453</text:p>
          </table:table-cell>
          <table:table-cell office:value-type="float" office:value="2.84010567452991" calcext:value-type="float">
            <text:p>2.84010567452991</text:p>
          </table:table-cell>
        </table:table-row>
        <table:table-row table:style-name="ro1">
          <table:table-cell table:number-columns-repeated="2"/>
          <table:table-cell office:value-type="float" office:value="0.155448717948718" calcext:value-type="float">
            <text:p>0.155448717948718</text:p>
          </table:table-cell>
          <table:table-cell office:value-type="float" office:value="2.84044970698622" calcext:value-type="float">
            <text:p>2.84044970698622</text:p>
          </table:table-cell>
        </table:table-row>
        <table:table-row table:style-name="ro1">
          <table:table-cell table:number-columns-repeated="2"/>
          <table:table-cell office:value-type="float" office:value="0.155982905982906" calcext:value-type="float">
            <text:p>0.155982905982906</text:p>
          </table:table-cell>
          <table:table-cell office:value-type="float" office:value="2.84075784956176" calcext:value-type="float">
            <text:p>2.84075784956176</text:p>
          </table:table-cell>
        </table:table-row>
        <table:table-row table:style-name="ro1">
          <table:table-cell table:number-columns-repeated="2"/>
          <table:table-cell office:value-type="float" office:value="0.156517094017094" calcext:value-type="float">
            <text:p>0.156517094017094</text:p>
          </table:table-cell>
          <table:table-cell office:value-type="float" office:value="2.84102590407046" calcext:value-type="float">
            <text:p>2.84102590407046</text:p>
          </table:table-cell>
        </table:table-row>
        <table:table-row table:style-name="ro1">
          <table:table-cell table:number-columns-repeated="2"/>
          <table:table-cell office:value-type="float" office:value="0.157051282051282" calcext:value-type="float">
            <text:p>0.157051282051282</text:p>
          </table:table-cell>
          <table:table-cell office:value-type="float" office:value="2.84126242636466" calcext:value-type="float">
            <text:p>2.84126242636466</text:p>
          </table:table-cell>
        </table:table-row>
        <table:table-row table:style-name="ro1">
          <table:table-cell table:number-columns-repeated="2"/>
          <table:table-cell office:value-type="float" office:value="0.15758547008547" calcext:value-type="float">
            <text:p>0.15758547008547</text:p>
          </table:table-cell>
          <table:table-cell office:value-type="float" office:value="2.84147761510685" calcext:value-type="float">
            <text:p>2.84147761510685</text:p>
          </table:table-cell>
        </table:table-row>
        <table:table-row table:style-name="ro1">
          <table:table-cell table:number-columns-repeated="2"/>
          <table:table-cell office:value-type="float" office:value="0.158119658119658" calcext:value-type="float">
            <text:p>0.158119658119658</text:p>
          </table:table-cell>
          <table:table-cell office:value-type="float" office:value="2.8416816689595" calcext:value-type="float">
            <text:p>2.8416816689595</text:p>
          </table:table-cell>
        </table:table-row>
        <table:table-row table:style-name="ro1">
          <table:table-cell table:number-columns-repeated="2"/>
          <table:table-cell office:value-type="float" office:value="0.158653846153846" calcext:value-type="float">
            <text:p>0.158653846153846</text:p>
          </table:table-cell>
          <table:table-cell office:value-type="float" office:value="2.84188478658507" calcext:value-type="float">
            <text:p>2.84188478658507</text:p>
          </table:table-cell>
        </table:table-row>
        <table:table-row table:style-name="ro1">
          <table:table-cell table:number-columns-repeated="2"/>
          <table:table-cell office:value-type="float" office:value="0.159188034188034" calcext:value-type="float">
            <text:p>0.159188034188034</text:p>
          </table:table-cell>
          <table:table-cell office:value-type="float" office:value="2.84209716664606" calcext:value-type="float">
            <text:p>2.84209716664606</text:p>
          </table:table-cell>
        </table:table-row>
        <table:table-row table:style-name="ro1">
          <table:table-cell table:number-columns-repeated="2"/>
          <table:table-cell office:value-type="float" office:value="0.159722222222222" calcext:value-type="float">
            <text:p>0.159722222222222</text:p>
          </table:table-cell>
          <table:table-cell office:value-type="float" office:value="2.84232900780492" calcext:value-type="float">
            <text:p>2.84232900780492</text:p>
          </table:table-cell>
        </table:table-row>
        <table:table-row table:style-name="ro1">
          <table:table-cell table:number-columns-repeated="2"/>
          <table:table-cell office:value-type="float" office:value="0.16025641025641" calcext:value-type="float">
            <text:p>0.16025641025641</text:p>
          </table:table-cell>
          <table:table-cell office:value-type="float" office:value="2.84259050872415" calcext:value-type="float">
            <text:p>2.84259050872415</text:p>
          </table:table-cell>
        </table:table-row>
        <table:table-row table:style-name="ro1">
          <table:table-cell table:number-columns-repeated="2"/>
          <table:table-cell office:value-type="float" office:value="0.160790598290598" calcext:value-type="float">
            <text:p>0.160790598290598</text:p>
          </table:table-cell>
          <table:table-cell office:value-type="float" office:value="2.84289149479819" calcext:value-type="float">
            <text:p>2.84289149479819</text:p>
          </table:table-cell>
        </table:table-row>
        <table:table-row table:style-name="ro1">
          <table:table-cell table:number-columns-repeated="2"/>
          <table:table-cell office:value-type="float" office:value="0.161324786324786" calcext:value-type="float">
            <text:p>0.161324786324786</text:p>
          </table:table-cell>
          <table:table-cell office:value-type="float" office:value="2.84322221602205" calcext:value-type="float">
            <text:p>2.84322221602205</text:p>
          </table:table-cell>
        </table:table-row>
        <table:table-row table:style-name="ro1">
          <table:table-cell table:number-columns-repeated="2"/>
          <table:table-cell office:value-type="float" office:value="0.161858974358974" calcext:value-type="float">
            <text:p>0.161858974358974</text:p>
          </table:table-cell>
          <table:table-cell office:value-type="float" office:value="2.84357068056446" calcext:value-type="float">
            <text:p>2.84357068056446</text:p>
          </table:table-cell>
        </table:table-row>
        <table:table-row table:style-name="ro1">
          <table:table-cell table:number-columns-repeated="2"/>
          <table:table-cell office:value-type="float" office:value="0.162393162393162" calcext:value-type="float">
            <text:p>0.162393162393162</text:p>
          </table:table-cell>
          <table:table-cell office:value-type="float" office:value="2.84393203271864" calcext:value-type="float">
            <text:p>2.84393203271864</text:p>
          </table:table-cell>
        </table:table-row>
        <table:table-row table:style-name="ro1">
          <table:table-cell table:number-columns-repeated="2"/>
          <table:table-cell office:value-type="float" office:value="0.16292735042735" calcext:value-type="float">
            <text:p>0.16292735042735</text:p>
          </table:table-cell>
          <table:table-cell office:value-type="float" office:value="2.8443014167778" calcext:value-type="float">
            <text:p>2.8443014167778</text:p>
          </table:table-cell>
        </table:table-row>
        <table:table-row table:style-name="ro1">
          <table:table-cell table:number-columns-repeated="2"/>
          <table:table-cell office:value-type="float" office:value="0.163461538461538" calcext:value-type="float">
            <text:p>0.163461538461538</text:p>
          </table:table-cell>
          <table:table-cell office:value-type="float" office:value="2.84467397703515" calcext:value-type="float">
            <text:p>2.84467397703515</text:p>
          </table:table-cell>
        </table:table-row>
        <table:table-row table:style-name="ro1">
          <table:table-cell table:number-columns-repeated="2"/>
          <table:table-cell office:value-type="float" office:value="0.163995726495727" calcext:value-type="float">
            <text:p>0.163995726495727</text:p>
          </table:table-cell>
          <table:table-cell office:value-type="float" office:value="2.8450448577839" calcext:value-type="float">
            <text:p>2.8450448577839</text:p>
          </table:table-cell>
        </table:table-row>
        <table:table-row table:style-name="ro1">
          <table:table-cell table:number-columns-repeated="2"/>
          <table:table-cell office:value-type="float" office:value="0.164529914529915" calcext:value-type="float">
            <text:p>0.164529914529915</text:p>
          </table:table-cell>
          <table:table-cell office:value-type="float" office:value="2.84540920331727" calcext:value-type="float">
            <text:p>2.84540920331727</text:p>
          </table:table-cell>
        </table:table-row>
        <table:table-row table:style-name="ro1">
          <table:table-cell table:number-columns-repeated="2"/>
          <table:table-cell office:value-type="float" office:value="0.165064102564103" calcext:value-type="float">
            <text:p>0.165064102564103</text:p>
          </table:table-cell>
          <table:table-cell office:value-type="float" office:value="2.84576215792847" calcext:value-type="float">
            <text:p>2.84576215792847</text:p>
          </table:table-cell>
        </table:table-row>
        <table:table-row table:style-name="ro1">
          <table:table-cell table:number-columns-repeated="2"/>
          <table:table-cell office:value-type="float" office:value="0.165598290598291" calcext:value-type="float">
            <text:p>0.165598290598291</text:p>
          </table:table-cell>
          <table:table-cell office:value-type="float" office:value="2.84609901462473" calcext:value-type="float">
            <text:p>2.84609901462473</text:p>
          </table:table-cell>
        </table:table-row>
        <table:table-row table:style-name="ro1">
          <table:table-cell table:number-columns-repeated="2"/>
          <table:table-cell office:value-type="float" office:value="0.166132478632479" calcext:value-type="float">
            <text:p>0.166132478632479</text:p>
          </table:table-cell>
          <table:table-cell office:value-type="float" office:value="2.84642719815234" calcext:value-type="float">
            <text:p>2.84642719815234</text:p>
          </table:table-cell>
        </table:table-row>
        <table:table-row table:style-name="ro1">
          <table:table-cell table:number-columns-repeated="2"/>
          <table:table-cell office:value-type="float" office:value="0.166666666666667" calcext:value-type="float">
            <text:p>0.166666666666667</text:p>
          </table:table-cell>
          <table:table-cell office:value-type="float" office:value="2.8467517328538" calcext:value-type="float">
            <text:p>2.8467517328538</text:p>
          </table:table-cell>
        </table:table-row>
        <table:table-row table:style-name="ro1">
          <table:table-cell table:number-columns-repeated="2"/>
          <table:table-cell office:value-type="float" office:value="0.167200854700855" calcext:value-type="float">
            <text:p>0.167200854700855</text:p>
          </table:table-cell>
          <table:table-cell office:value-type="float" office:value="2.84707067628695" calcext:value-type="float">
            <text:p>2.84707067628695</text:p>
          </table:table-cell>
        </table:table-row>
        <table:table-row table:style-name="ro1">
          <table:table-cell table:number-columns-repeated="2"/>
          <table:table-cell office:value-type="float" office:value="0.167735042735043" calcext:value-type="float">
            <text:p>0.167735042735043</text:p>
          </table:table-cell>
          <table:table-cell office:value-type="float" office:value="2.84738208600963" calcext:value-type="float">
            <text:p>2.84738208600963</text:p>
          </table:table-cell>
        </table:table-row>
        <table:table-row table:style-name="ro1">
          <table:table-cell table:number-columns-repeated="2"/>
          <table:table-cell office:value-type="float" office:value="0.168269230769231" calcext:value-type="float">
            <text:p>0.168269230769231</text:p>
          </table:table-cell>
          <table:table-cell office:value-type="float" office:value="2.84768401957966" calcext:value-type="float">
            <text:p>2.84768401957966</text:p>
          </table:table-cell>
        </table:table-row>
        <table:table-row table:style-name="ro1">
          <table:table-cell table:number-columns-repeated="2"/>
          <table:table-cell office:value-type="float" office:value="0.168803418803419" calcext:value-type="float">
            <text:p>0.168803418803419</text:p>
          </table:table-cell>
          <table:table-cell office:value-type="float" office:value="2.84797453455489" calcext:value-type="float">
            <text:p>2.84797453455489</text:p>
          </table:table-cell>
        </table:table-row>
        <table:table-row table:style-name="ro1">
          <table:table-cell table:number-columns-repeated="2"/>
          <table:table-cell office:value-type="float" office:value="0.169337606837607" calcext:value-type="float">
            <text:p>0.169337606837607</text:p>
          </table:table-cell>
          <table:table-cell office:value-type="float" office:value="2.84825168849315" calcext:value-type="float">
            <text:p>2.84825168849315</text:p>
          </table:table-cell>
        </table:table-row>
        <table:table-row table:style-name="ro1">
          <table:table-cell table:number-columns-repeated="2"/>
          <table:table-cell office:value-type="float" office:value="0.169871794871795" calcext:value-type="float">
            <text:p>0.169871794871795</text:p>
          </table:table-cell>
          <table:table-cell office:value-type="float" office:value="2.84851353895227" calcext:value-type="float">
            <text:p>2.84851353895227</text:p>
          </table:table-cell>
        </table:table-row>
        <table:table-row table:style-name="ro1">
          <table:table-cell table:number-columns-repeated="2"/>
          <table:table-cell office:value-type="float" office:value="0.170405982905983" calcext:value-type="float">
            <text:p>0.170405982905983</text:p>
          </table:table-cell>
          <table:table-cell office:value-type="float" office:value="2.84875803591756" calcext:value-type="float">
            <text:p>2.84875803591756</text:p>
          </table:table-cell>
        </table:table-row>
        <table:table-row table:style-name="ro1">
          <table:table-cell table:number-columns-repeated="2"/>
          <table:table-cell office:value-type="float" office:value="0.170940170940171" calcext:value-type="float">
            <text:p>0.170940170940171</text:p>
          </table:table-cell>
          <table:table-cell office:value-type="float" office:value="2.84896615540622" calcext:value-type="float">
            <text:p>2.84896615540622</text:p>
          </table:table-cell>
        </table:table-row>
        <table:table-row table:style-name="ro1">
          <table:table-cell table:number-columns-repeated="2"/>
          <table:table-cell office:value-type="float" office:value="0.171474358974359" calcext:value-type="float">
            <text:p>0.171474358974359</text:p>
          </table:table-cell>
          <table:table-cell office:value-type="float" office:value="2.84913274397591" calcext:value-type="float">
            <text:p>2.84913274397591</text:p>
          </table:table-cell>
        </table:table-row>
        <table:table-row table:style-name="ro1">
          <table:table-cell table:number-columns-repeated="2"/>
          <table:table-cell office:value-type="float" office:value="0.172008547008547" calcext:value-type="float">
            <text:p>0.172008547008547</text:p>
          </table:table-cell>
          <table:table-cell office:value-type="float" office:value="2.84926904320926" calcext:value-type="float">
            <text:p>2.84926904320926</text:p>
          </table:table-cell>
        </table:table-row>
        <table:table-row table:style-name="ro1">
          <table:table-cell table:number-columns-repeated="2"/>
          <table:table-cell office:value-type="float" office:value="0.172542735042735" calcext:value-type="float">
            <text:p>0.172542735042735</text:p>
          </table:table-cell>
          <table:table-cell office:value-type="float" office:value="2.8493862946889" calcext:value-type="float">
            <text:p>2.8493862946889</text:p>
          </table:table-cell>
        </table:table-row>
        <table:table-row table:style-name="ro1">
          <table:table-cell table:number-columns-repeated="2"/>
          <table:table-cell office:value-type="float" office:value="0.173076923076923" calcext:value-type="float">
            <text:p>0.173076923076923</text:p>
          </table:table-cell>
          <table:table-cell office:value-type="float" office:value="2.84949573999748" calcext:value-type="float">
            <text:p>2.84949573999748</text:p>
          </table:table-cell>
        </table:table-row>
        <table:table-row table:style-name="ro1">
          <table:table-cell table:number-columns-repeated="2"/>
          <table:table-cell office:value-type="float" office:value="0.173611111111111" calcext:value-type="float">
            <text:p>0.173611111111111</text:p>
          </table:table-cell>
          <table:table-cell office:value-type="float" office:value="2.84960862071761" calcext:value-type="float">
            <text:p>2.84960862071761</text:p>
          </table:table-cell>
        </table:table-row>
        <table:table-row table:style-name="ro1">
          <table:table-cell table:number-columns-repeated="2"/>
          <table:table-cell office:value-type="float" office:value="0.174145299145299" calcext:value-type="float">
            <text:p>0.174145299145299</text:p>
          </table:table-cell>
          <table:table-cell office:value-type="float" office:value="2.84973617843193" calcext:value-type="float">
            <text:p>2.84973617843193</text:p>
          </table:table-cell>
        </table:table-row>
        <table:table-row table:style-name="ro1">
          <table:table-cell table:number-columns-repeated="2"/>
          <table:table-cell office:value-type="float" office:value="0.174679487179487" calcext:value-type="float">
            <text:p>0.174679487179487</text:p>
          </table:table-cell>
          <table:table-cell office:value-type="float" office:value="2.84988965472307" calcext:value-type="float">
            <text:p>2.84988965472307</text:p>
          </table:table-cell>
        </table:table-row>
        <table:table-row table:style-name="ro1">
          <table:table-cell table:number-columns-repeated="2"/>
          <table:table-cell office:value-type="float" office:value="0.175213675213675" calcext:value-type="float">
            <text:p>0.175213675213675</text:p>
          </table:table-cell>
          <table:table-cell office:value-type="float" office:value="2.85008027183601" calcext:value-type="float">
            <text:p>2.85008027183601</text:p>
          </table:table-cell>
        </table:table-row>
        <table:table-row table:style-name="ro1">
          <table:table-cell table:number-columns-repeated="2"/>
          <table:table-cell office:value-type="float" office:value="0.175747863247863" calcext:value-type="float">
            <text:p>0.175747863247863</text:p>
          </table:table-cell>
          <table:table-cell office:value-type="float" office:value="2.8502993442715" calcext:value-type="float">
            <text:p>2.8502993442715</text:p>
          </table:table-cell>
        </table:table-row>
        <table:table-row table:style-name="ro1">
          <table:table-cell table:number-columns-repeated="2"/>
          <table:table-cell office:value-type="float" office:value="0.176282051282051" calcext:value-type="float">
            <text:p>0.176282051282051</text:p>
          </table:table-cell>
          <table:table-cell office:value-type="float" office:value="2.85053066149963" calcext:value-type="float">
            <text:p>2.85053066149963</text:p>
          </table:table-cell>
        </table:table-row>
        <table:table-row table:style-name="ro1">
          <table:table-cell table:number-columns-repeated="2"/>
          <table:table-cell office:value-type="float" office:value="0.176816239316239" calcext:value-type="float">
            <text:p>0.176816239316239</text:p>
          </table:table-cell>
          <table:table-cell office:value-type="float" office:value="2.85077089294752" calcext:value-type="float">
            <text:p>2.85077089294752</text:p>
          </table:table-cell>
        </table:table-row>
        <table:table-row table:style-name="ro1">
          <table:table-cell table:number-columns-repeated="2"/>
          <table:table-cell office:value-type="float" office:value="0.177350427350427" calcext:value-type="float">
            <text:p>0.177350427350427</text:p>
          </table:table-cell>
          <table:table-cell office:value-type="float" office:value="2.85101670804235" calcext:value-type="float">
            <text:p>2.85101670804235</text:p>
          </table:table-cell>
        </table:table-row>
        <table:table-row table:style-name="ro1">
          <table:table-cell table:number-columns-repeated="2"/>
          <table:table-cell office:value-type="float" office:value="0.177884615384615" calcext:value-type="float">
            <text:p>0.177884615384615</text:p>
          </table:table-cell>
          <table:table-cell office:value-type="float" office:value="2.85126477621124" calcext:value-type="float">
            <text:p>2.85126477621124</text:p>
          </table:table-cell>
        </table:table-row>
        <table:table-row table:style-name="ro1">
          <table:table-cell table:number-columns-repeated="2"/>
          <table:table-cell office:value-type="float" office:value="0.178418803418803" calcext:value-type="float">
            <text:p>0.178418803418803</text:p>
          </table:table-cell>
          <table:table-cell office:value-type="float" office:value="2.85151176688135" calcext:value-type="float">
            <text:p>2.85151176688135</text:p>
          </table:table-cell>
        </table:table-row>
        <table:table-row table:style-name="ro1">
          <table:table-cell table:number-columns-repeated="2"/>
          <table:table-cell office:value-type="float" office:value="0.178952991452991" calcext:value-type="float">
            <text:p>0.178952991452991</text:p>
          </table:table-cell>
          <table:table-cell office:value-type="float" office:value="2.85175434947984" calcext:value-type="float">
            <text:p>2.85175434947984</text:p>
          </table:table-cell>
        </table:table-row>
        <table:table-row table:style-name="ro1">
          <table:table-cell table:number-columns-repeated="2"/>
          <table:table-cell office:value-type="float" office:value="0.17948717948718" calcext:value-type="float">
            <text:p>0.17948717948718</text:p>
          </table:table-cell>
          <table:table-cell office:value-type="float" office:value="2.85198919343384" calcext:value-type="float">
            <text:p>2.85198919343384</text:p>
          </table:table-cell>
        </table:table-row>
        <table:table-row table:style-name="ro1">
          <table:table-cell table:number-columns-repeated="2"/>
          <table:table-cell office:value-type="float" office:value="0.180021367521368" calcext:value-type="float">
            <text:p>0.180021367521368</text:p>
          </table:table-cell>
          <table:table-cell office:value-type="float" office:value="2.85221296817051" calcext:value-type="float">
            <text:p>2.85221296817051</text:p>
          </table:table-cell>
        </table:table-row>
        <table:table-row table:style-name="ro1">
          <table:table-cell table:number-columns-repeated="2"/>
          <table:table-cell office:value-type="float" office:value="0.180555555555556" calcext:value-type="float">
            <text:p>0.180555555555556</text:p>
          </table:table-cell>
          <table:table-cell office:value-type="float" office:value="2.85241750680538" calcext:value-type="float">
            <text:p>2.85241750680538</text:p>
          </table:table-cell>
        </table:table-row>
        <table:table-row table:style-name="ro1">
          <table:table-cell table:number-columns-repeated="2"/>
          <table:table-cell office:value-type="float" office:value="0.181089743589744" calcext:value-type="float">
            <text:p>0.181089743589744</text:p>
          </table:table-cell>
          <table:table-cell office:value-type="float" office:value="2.85260071587682" calcext:value-type="float">
            <text:p>2.85260071587682</text:p>
          </table:table-cell>
        </table:table-row>
        <table:table-row table:style-name="ro1">
          <table:table-cell table:number-columns-repeated="2"/>
          <table:table-cell office:value-type="float" office:value="0.181623931623932" calcext:value-type="float">
            <text:p>0.181623931623932</text:p>
          </table:table-cell>
          <table:table-cell office:value-type="float" office:value="2.85276878745648" calcext:value-type="float">
            <text:p>2.85276878745648</text:p>
          </table:table-cell>
        </table:table-row>
        <table:table-row table:style-name="ro1">
          <table:table-cell table:number-columns-repeated="2"/>
          <table:table-cell office:value-type="float" office:value="0.18215811965812" calcext:value-type="float">
            <text:p>0.18215811965812</text:p>
          </table:table-cell>
          <table:table-cell office:value-type="float" office:value="2.85292791435249" calcext:value-type="float">
            <text:p>2.85292791435249</text:p>
          </table:table-cell>
        </table:table-row>
        <table:table-row table:style-name="ro1">
          <table:table-cell table:number-columns-repeated="2"/>
          <table:table-cell office:value-type="float" office:value="0.182692307692308" calcext:value-type="float">
            <text:p>0.182692307692308</text:p>
          </table:table-cell>
          <table:table-cell office:value-type="float" office:value="2.85308428937298" calcext:value-type="float">
            <text:p>2.85308428937298</text:p>
          </table:table-cell>
        </table:table-row>
        <table:table-row table:style-name="ro1">
          <table:table-cell table:number-columns-repeated="2"/>
          <table:table-cell office:value-type="float" office:value="0.183226495726496" calcext:value-type="float">
            <text:p>0.183226495726496</text:p>
          </table:table-cell>
          <table:table-cell office:value-type="float" office:value="2.85324410532608" calcext:value-type="float">
            <text:p>2.85324410532608</text:p>
          </table:table-cell>
        </table:table-row>
        <table:table-row table:style-name="ro1">
          <table:table-cell table:number-columns-repeated="2"/>
          <table:table-cell office:value-type="float" office:value="0.183760683760684" calcext:value-type="float">
            <text:p>0.183760683760684</text:p>
          </table:table-cell>
          <table:table-cell office:value-type="float" office:value="2.85341355501992" calcext:value-type="float">
            <text:p>2.85341355501992</text:p>
          </table:table-cell>
        </table:table-row>
        <table:table-row table:style-name="ro1">
          <table:table-cell table:number-columns-repeated="2"/>
          <table:table-cell office:value-type="float" office:value="0.184294871794872" calcext:value-type="float">
            <text:p>0.184294871794872</text:p>
          </table:table-cell>
          <table:table-cell office:value-type="float" office:value="2.85359883126262" calcext:value-type="float">
            <text:p>2.85359883126262</text:p>
          </table:table-cell>
        </table:table-row>
        <table:table-row table:style-name="ro1">
          <table:table-cell table:number-columns-repeated="2"/>
          <table:table-cell office:value-type="float" office:value="0.18482905982906" calcext:value-type="float">
            <text:p>0.18482905982906</text:p>
          </table:table-cell>
          <table:table-cell office:value-type="float" office:value="2.85380612686233" calcext:value-type="float">
            <text:p>2.85380612686233</text:p>
          </table:table-cell>
        </table:table-row>
        <table:table-row table:style-name="ro1">
          <table:table-cell table:number-columns-repeated="2"/>
          <table:table-cell office:value-type="float" office:value="0.185363247863248" calcext:value-type="float">
            <text:p>0.185363247863248</text:p>
          </table:table-cell>
          <table:table-cell office:value-type="float" office:value="2.85406362611959" calcext:value-type="float">
            <text:p>2.85406362611959</text:p>
          </table:table-cell>
        </table:table-row>
        <table:table-row table:style-name="ro1">
          <table:table-cell table:number-columns-repeated="2"/>
          <table:table-cell office:value-type="float" office:value="0.185897435897436" calcext:value-type="float">
            <text:p>0.185897435897436</text:p>
          </table:table-cell>
          <table:table-cell office:value-type="float" office:value="2.85438914782872" calcext:value-type="float">
            <text:p>2.85438914782872</text:p>
          </table:table-cell>
        </table:table-row>
        <table:table-row table:style-name="ro1">
          <table:table-cell table:number-columns-repeated="2"/>
          <table:table-cell office:value-type="float" office:value="0.186431623931624" calcext:value-type="float">
            <text:p>0.186431623931624</text:p>
          </table:table-cell>
          <table:table-cell office:value-type="float" office:value="2.85476420645693" calcext:value-type="float">
            <text:p>2.85476420645693</text:p>
          </table:table-cell>
        </table:table-row>
        <table:table-row table:style-name="ro1">
          <table:table-cell table:number-columns-repeated="2"/>
          <table:table-cell office:value-type="float" office:value="0.186965811965812" calcext:value-type="float">
            <text:p>0.186965811965812</text:p>
          </table:table-cell>
          <table:table-cell office:value-type="float" office:value="2.85517022790308" calcext:value-type="float">
            <text:p>2.85517022790308</text:p>
          </table:table-cell>
        </table:table-row>
        <table:table-row table:style-name="ro1">
          <table:table-cell table:number-columns-repeated="2"/>
          <table:table-cell office:value-type="float" office:value="0.1875" calcext:value-type="float">
            <text:p>0.1875</text:p>
          </table:table-cell>
          <table:table-cell office:value-type="float" office:value="2.85558863806602" calcext:value-type="float">
            <text:p>2.85558863806602</text:p>
          </table:table-cell>
        </table:table-row>
        <table:table-row table:style-name="ro1">
          <table:table-cell table:number-columns-repeated="2"/>
          <table:table-cell office:value-type="float" office:value="0.188034188034188" calcext:value-type="float">
            <text:p>0.188034188034188</text:p>
          </table:table-cell>
          <table:table-cell office:value-type="float" office:value="2.8560008628446" calcext:value-type="float">
            <text:p>2.8560008628446</text:p>
          </table:table-cell>
        </table:table-row>
        <table:table-row table:style-name="ro1">
          <table:table-cell table:number-columns-repeated="2"/>
          <table:table-cell office:value-type="float" office:value="0.188568376068376" calcext:value-type="float">
            <text:p>0.188568376068376</text:p>
          </table:table-cell>
          <table:table-cell office:value-type="float" office:value="2.85638832813768" calcext:value-type="float">
            <text:p>2.85638832813768</text:p>
          </table:table-cell>
        </table:table-row>
        <table:table-row table:style-name="ro1">
          <table:table-cell table:number-columns-repeated="2"/>
          <table:table-cell office:value-type="float" office:value="0.189102564102564" calcext:value-type="float">
            <text:p>0.189102564102564</text:p>
          </table:table-cell>
          <table:table-cell office:value-type="float" office:value="2.85673245984411" calcext:value-type="float">
            <text:p>2.85673245984411</text:p>
          </table:table-cell>
        </table:table-row>
        <table:table-row table:style-name="ro1">
          <table:table-cell table:number-columns-repeated="2"/>
          <table:table-cell office:value-type="float" office:value="0.189636752136752" calcext:value-type="float">
            <text:p>0.189636752136752</text:p>
          </table:table-cell>
          <table:table-cell office:value-type="float" office:value="2.85701468386274" calcext:value-type="float">
            <text:p>2.85701468386274</text:p>
          </table:table-cell>
        </table:table-row>
        <table:table-row table:style-name="ro1">
          <table:table-cell table:number-columns-repeated="2"/>
          <table:table-cell office:value-type="float" office:value="0.19017094017094" calcext:value-type="float">
            <text:p>0.19017094017094</text:p>
          </table:table-cell>
          <table:table-cell office:value-type="float" office:value="2.85723463408546" calcext:value-type="float">
            <text:p>2.85723463408546</text:p>
          </table:table-cell>
        </table:table-row>
        <table:table-row table:style-name="ro1">
          <table:table-cell table:number-columns-repeated="2"/>
          <table:table-cell office:value-type="float" office:value="0.190705128205128" calcext:value-type="float">
            <text:p>0.190705128205128</text:p>
          </table:table-cell>
          <table:table-cell office:value-type="float" office:value="2.8574180990934" calcext:value-type="float">
            <text:p>2.8574180990934</text:p>
          </table:table-cell>
        </table:table-row>
        <table:table-row table:style-name="ro1">
          <table:table-cell table:number-columns-repeated="2"/>
          <table:table-cell office:value-type="float" office:value="0.191239316239316" calcext:value-type="float">
            <text:p>0.191239316239316</text:p>
          </table:table-cell>
          <table:table-cell office:value-type="float" office:value="2.85757618756936" calcext:value-type="float">
            <text:p>2.85757618756936</text:p>
          </table:table-cell>
        </table:table-row>
        <table:table-row table:style-name="ro1">
          <table:table-cell table:number-columns-repeated="2"/>
          <table:table-cell office:value-type="float" office:value="0.191773504273504" calcext:value-type="float">
            <text:p>0.191773504273504</text:p>
          </table:table-cell>
          <table:table-cell office:value-type="float" office:value="2.8577198279843" calcext:value-type="float">
            <text:p>2.8577198279843</text:p>
          </table:table-cell>
        </table:table-row>
        <table:table-row table:style-name="ro1">
          <table:table-cell table:number-columns-repeated="2"/>
          <table:table-cell office:value-type="float" office:value="0.192307692307692" calcext:value-type="float">
            <text:p>0.192307692307692</text:p>
          </table:table-cell>
          <table:table-cell office:value-type="float" office:value="2.85785994880916" calcext:value-type="float">
            <text:p>2.85785994880916</text:p>
          </table:table-cell>
        </table:table-row>
        <table:table-row table:style-name="ro1">
          <table:table-cell table:number-columns-repeated="2"/>
          <table:table-cell office:value-type="float" office:value="0.19284188034188" calcext:value-type="float">
            <text:p>0.19284188034188</text:p>
          </table:table-cell>
          <table:table-cell office:value-type="float" office:value="2.8580074785149" calcext:value-type="float">
            <text:p>2.8580074785149</text:p>
          </table:table-cell>
        </table:table-row>
        <table:table-row table:style-name="ro1">
          <table:table-cell table:number-columns-repeated="2"/>
          <table:table-cell office:value-type="float" office:value="0.193376068376068" calcext:value-type="float">
            <text:p>0.193376068376068</text:p>
          </table:table-cell>
          <table:table-cell office:value-type="float" office:value="2.85817334557247" calcext:value-type="float">
            <text:p>2.85817334557247</text:p>
          </table:table-cell>
        </table:table-row>
        <table:table-row table:style-name="ro1">
          <table:table-cell table:number-columns-repeated="2"/>
          <table:table-cell office:value-type="float" office:value="0.193910256410256" calcext:value-type="float">
            <text:p>0.193910256410256</text:p>
          </table:table-cell>
          <table:table-cell office:value-type="float" office:value="2.8583684784528" calcext:value-type="float">
            <text:p>2.8583684784528</text:p>
          </table:table-cell>
        </table:table-row>
        <table:table-row table:style-name="ro1">
          <table:table-cell table:number-columns-repeated="2"/>
          <table:table-cell office:value-type="float" office:value="0.194444444444444" calcext:value-type="float">
            <text:p>0.194444444444444</text:p>
          </table:table-cell>
          <table:table-cell office:value-type="float" office:value="2.85860380562686" calcext:value-type="float">
            <text:p>2.85860380562686</text:p>
          </table:table-cell>
        </table:table-row>
        <table:table-row table:style-name="ro1">
          <table:table-cell table:number-columns-repeated="2"/>
          <table:table-cell office:value-type="float" office:value="0.194978632478633" calcext:value-type="float">
            <text:p>0.194978632478633</text:p>
          </table:table-cell>
          <table:table-cell office:value-type="float" office:value="2.85886989651895" calcext:value-type="float">
            <text:p>2.85886989651895</text:p>
          </table:table-cell>
        </table:table-row>
        <table:table-row table:style-name="ro1">
          <table:table-cell table:number-columns-repeated="2"/>
          <table:table-cell office:value-type="float" office:value="0.195512820512821" calcext:value-type="float">
            <text:p>0.195512820512821</text:p>
          </table:table-cell>
          <table:table-cell office:value-type="float" office:value="2.85913654353778" calcext:value-type="float">
            <text:p>2.85913654353778</text:p>
          </table:table-cell>
        </table:table-row>
        <table:table-row table:style-name="ro1">
          <table:table-cell table:number-columns-repeated="2"/>
          <table:table-cell office:value-type="float" office:value="0.196047008547009" calcext:value-type="float">
            <text:p>0.196047008547009</text:p>
          </table:table-cell>
          <table:table-cell office:value-type="float" office:value="2.85940319055661" calcext:value-type="float">
            <text:p>2.85940319055661</text:p>
          </table:table-cell>
        </table:table-row>
        <table:table-row table:style-name="ro1">
          <table:table-cell table:number-columns-repeated="2"/>
          <table:table-cell office:value-type="float" office:value="0.196581196581197" calcext:value-type="float">
            <text:p>0.196581196581197</text:p>
          </table:table-cell>
          <table:table-cell office:value-type="float" office:value="2.85966983757544" calcext:value-type="float">
            <text:p>2.85966983757544</text:p>
          </table:table-cell>
        </table:table-row>
        <table:table-row table:style-name="ro1">
          <table:table-cell table:number-columns-repeated="2"/>
          <table:table-cell office:value-type="float" office:value="0.197115384615385" calcext:value-type="float">
            <text:p>0.197115384615385</text:p>
          </table:table-cell>
          <table:table-cell office:value-type="float" office:value="2.85993648459427" calcext:value-type="float">
            <text:p>2.85993648459427</text:p>
          </table:table-cell>
        </table:table-row>
        <table:table-row table:style-name="ro1">
          <table:table-cell table:number-columns-repeated="2"/>
          <table:table-cell office:value-type="float" office:value="0.197649572649573" calcext:value-type="float">
            <text:p>0.197649572649573</text:p>
          </table:table-cell>
          <table:table-cell office:value-type="float" office:value="2.8602031316131" calcext:value-type="float">
            <text:p>2.8602031316131</text:p>
          </table:table-cell>
        </table:table-row>
        <table:table-row table:style-name="ro1">
          <table:table-cell table:number-columns-repeated="2"/>
          <table:table-cell office:value-type="float" office:value="0.198183760683761" calcext:value-type="float">
            <text:p>0.198183760683761</text:p>
          </table:table-cell>
          <table:table-cell office:value-type="float" office:value="2.86046977863192" calcext:value-type="float">
            <text:p>2.86046977863192</text:p>
          </table:table-cell>
        </table:table-row>
        <table:table-row table:style-name="ro1">
          <table:table-cell table:number-columns-repeated="2"/>
          <table:table-cell office:value-type="float" office:value="0.198717948717949" calcext:value-type="float">
            <text:p>0.198717948717949</text:p>
          </table:table-cell>
          <table:table-cell office:value-type="float" office:value="2.86073642565075" calcext:value-type="float">
            <text:p>2.86073642565075</text:p>
          </table:table-cell>
        </table:table-row>
        <table:table-row table:style-name="ro1">
          <table:table-cell table:number-columns-repeated="2"/>
          <table:table-cell office:value-type="float" office:value="0.199252136752137" calcext:value-type="float">
            <text:p>0.199252136752137</text:p>
          </table:table-cell>
          <table:table-cell office:value-type="float" office:value="2.86100307266958" calcext:value-type="float">
            <text:p>2.86100307266958</text:p>
          </table:table-cell>
        </table:table-row>
        <table:table-row table:style-name="ro1">
          <table:table-cell table:number-columns-repeated="2"/>
          <table:table-cell office:value-type="float" office:value="0.199786324786325" calcext:value-type="float">
            <text:p>0.199786324786325</text:p>
          </table:table-cell>
          <table:table-cell office:value-type="float" office:value="2.86126971968841" calcext:value-type="float">
            <text:p>2.86126971968841</text:p>
          </table:table-cell>
        </table:table-row>
        <table:table-row table:style-name="ro1">
          <table:table-cell table:number-columns-repeated="2"/>
          <table:table-cell office:value-type="float" office:value="0.200320512820513" calcext:value-type="float">
            <text:p>0.200320512820513</text:p>
          </table:table-cell>
          <table:table-cell office:value-type="float" office:value="2.86153636670723" calcext:value-type="float">
            <text:p>2.86153636670723</text:p>
          </table:table-cell>
        </table:table-row>
        <table:table-row table:style-name="ro1">
          <table:table-cell table:number-columns-repeated="2"/>
          <table:table-cell office:value-type="float" office:value="0.200854700854701" calcext:value-type="float">
            <text:p>0.200854700854701</text:p>
          </table:table-cell>
          <table:table-cell office:value-type="float" office:value="2.86180301372606" calcext:value-type="float">
            <text:p>2.86180301372606</text:p>
          </table:table-cell>
        </table:table-row>
        <table:table-row table:style-name="ro1">
          <table:table-cell table:number-columns-repeated="2"/>
          <table:table-cell office:value-type="float" office:value="0.201388888888889" calcext:value-type="float">
            <text:p>0.201388888888889</text:p>
          </table:table-cell>
          <table:table-cell office:value-type="float" office:value="2.86206966074488" calcext:value-type="float">
            <text:p>2.86206966074488</text:p>
          </table:table-cell>
        </table:table-row>
        <table:table-row table:style-name="ro1">
          <table:table-cell table:number-columns-repeated="2"/>
          <table:table-cell office:value-type="float" office:value="0.201923076923077" calcext:value-type="float">
            <text:p>0.201923076923077</text:p>
          </table:table-cell>
          <table:table-cell office:value-type="float" office:value="2.86233630776371" calcext:value-type="float">
            <text:p>2.86233630776371</text:p>
          </table:table-cell>
        </table:table-row>
        <table:table-row table:style-name="ro1">
          <table:table-cell table:number-columns-repeated="2"/>
          <table:table-cell office:value-type="float" office:value="0.202457264957265" calcext:value-type="float">
            <text:p>0.202457264957265</text:p>
          </table:table-cell>
          <table:table-cell office:value-type="float" office:value="2.86260295478253" calcext:value-type="float">
            <text:p>2.86260295478253</text:p>
          </table:table-cell>
        </table:table-row>
        <table:table-row table:style-name="ro1">
          <table:table-cell table:number-columns-repeated="2"/>
          <table:table-cell office:value-type="float" office:value="0.202991452991453" calcext:value-type="float">
            <text:p>0.202991452991453</text:p>
          </table:table-cell>
          <table:table-cell office:value-type="float" office:value="2.86286960180135" calcext:value-type="float">
            <text:p>2.86286960180135</text:p>
          </table:table-cell>
        </table:table-row>
        <table:table-row table:style-name="ro1">
          <table:table-cell table:number-columns-repeated="2"/>
          <table:table-cell office:value-type="float" office:value="0.203525641025641" calcext:value-type="float">
            <text:p>0.203525641025641</text:p>
          </table:table-cell>
          <table:table-cell office:value-type="float" office:value="2.86313624882018" calcext:value-type="float">
            <text:p>2.86313624882018</text:p>
          </table:table-cell>
        </table:table-row>
        <table:table-row table:style-name="ro1">
          <table:table-cell table:number-columns-repeated="2"/>
          <table:table-cell office:value-type="float" office:value="0.204059829059829" calcext:value-type="float">
            <text:p>0.204059829059829</text:p>
          </table:table-cell>
          <table:table-cell office:value-type="float" office:value="2.863402895839" calcext:value-type="float">
            <text:p>2.863402895839</text:p>
          </table:table-cell>
        </table:table-row>
        <table:table-row table:style-name="ro1">
          <table:table-cell table:number-columns-repeated="2"/>
          <table:table-cell office:value-type="float" office:value="0.204594017094017" calcext:value-type="float">
            <text:p>0.204594017094017</text:p>
          </table:table-cell>
          <table:table-cell office:value-type="float" office:value="2.86370002223333" calcext:value-type="float">
            <text:p>2.86370002223333</text:p>
          </table:table-cell>
        </table:table-row>
        <table:table-row table:style-name="ro1">
          <table:table-cell table:number-columns-repeated="2"/>
          <table:table-cell office:value-type="float" office:value="0.205128205128205" calcext:value-type="float">
            <text:p>0.205128205128205</text:p>
          </table:table-cell>
          <table:table-cell office:value-type="float" office:value="2.86408534930922" calcext:value-type="float">
            <text:p>2.86408534930922</text:p>
          </table:table-cell>
        </table:table-row>
        <table:table-row table:style-name="ro1">
          <table:table-cell table:number-columns-repeated="2"/>
          <table:table-cell office:value-type="float" office:value="0.205662393162393" calcext:value-type="float">
            <text:p>0.205662393162393</text:p>
          </table:table-cell>
          <table:table-cell office:value-type="float" office:value="2.86453609736957" calcext:value-type="float">
            <text:p>2.86453609736957</text:p>
          </table:table-cell>
        </table:table-row>
        <table:table-row table:style-name="ro1">
          <table:table-cell table:number-columns-repeated="2"/>
          <table:table-cell office:value-type="float" office:value="0.206196581196581" calcext:value-type="float">
            <text:p>0.206196581196581</text:p>
          </table:table-cell>
          <table:table-cell office:value-type="float" office:value="2.86502632021502" calcext:value-type="float">
            <text:p>2.86502632021502</text:p>
          </table:table-cell>
        </table:table-row>
        <table:table-row table:style-name="ro1">
          <table:table-cell table:number-columns-repeated="2"/>
          <table:table-cell office:value-type="float" office:value="0.206730769230769" calcext:value-type="float">
            <text:p>0.206730769230769</text:p>
          </table:table-cell>
          <table:table-cell office:value-type="float" office:value="2.86553007164622" calcext:value-type="float">
            <text:p>2.86553007164622</text:p>
          </table:table-cell>
        </table:table-row>
        <table:table-row table:style-name="ro1">
          <table:table-cell table:number-columns-repeated="2"/>
          <table:table-cell office:value-type="float" office:value="0.207264957264957" calcext:value-type="float">
            <text:p>0.207264957264957</text:p>
          </table:table-cell>
          <table:table-cell office:value-type="float" office:value="2.86602140546384" calcext:value-type="float">
            <text:p>2.86602140546384</text:p>
          </table:table-cell>
        </table:table-row>
        <table:table-row table:style-name="ro1">
          <table:table-cell table:number-columns-repeated="2"/>
          <table:table-cell office:value-type="float" office:value="0.207799145299145" calcext:value-type="float">
            <text:p>0.207799145299145</text:p>
          </table:table-cell>
          <table:table-cell office:value-type="float" office:value="2.86647437546853" calcext:value-type="float">
            <text:p>2.86647437546853</text:p>
          </table:table-cell>
        </table:table-row>
        <table:table-row table:style-name="ro1">
          <table:table-cell table:number-columns-repeated="2"/>
          <table:table-cell office:value-type="float" office:value="0.208333333333333" calcext:value-type="float">
            <text:p>0.208333333333333</text:p>
          </table:table-cell>
          <table:table-cell office:value-type="float" office:value="2.86686303546094" calcext:value-type="float">
            <text:p>2.86686303546094</text:p>
          </table:table-cell>
        </table:table-row>
        <table:table-row table:style-name="ro1">
          <table:table-cell table:number-columns-repeated="2"/>
          <table:table-cell office:value-type="float" office:value="0.208867521367521" calcext:value-type="float">
            <text:p>0.208867521367521</text:p>
          </table:table-cell>
          <table:table-cell office:value-type="float" office:value="2.86716143924173" calcext:value-type="float">
            <text:p>2.86716143924173</text:p>
          </table:table-cell>
        </table:table-row>
        <table:table-row table:style-name="ro1">
          <table:table-cell table:number-columns-repeated="2"/>
          <table:table-cell office:value-type="float" office:value="0.209401709401709" calcext:value-type="float">
            <text:p>0.209401709401709</text:p>
          </table:table-cell>
          <table:table-cell office:value-type="float" office:value="2.86735930228083" calcext:value-type="float">
            <text:p>2.86735930228083</text:p>
          </table:table-cell>
        </table:table-row>
        <table:table-row table:style-name="ro1">
          <table:table-cell table:number-columns-repeated="2"/>
          <table:table-cell office:value-type="float" office:value="0.209935897435897" calcext:value-type="float">
            <text:p>0.209935897435897</text:p>
          </table:table-cell>
          <table:table-cell office:value-type="float" office:value="2.86749357047024" calcext:value-type="float">
            <text:p>2.86749357047024</text:p>
          </table:table-cell>
        </table:table-row>
        <table:table-row table:style-name="ro1">
          <table:table-cell table:number-columns-repeated="2"/>
          <table:table-cell office:value-type="float" office:value="0.210470085470085" calcext:value-type="float">
            <text:p>0.210470085470085</text:p>
          </table:table-cell>
          <table:table-cell office:value-type="float" office:value="2.86758115481086" calcext:value-type="float">
            <text:p>2.86758115481086</text:p>
          </table:table-cell>
        </table:table-row>
        <table:table-row table:style-name="ro1">
          <table:table-cell table:number-columns-repeated="2"/>
          <table:table-cell office:value-type="float" office:value="0.211004273504274" calcext:value-type="float">
            <text:p>0.211004273504274</text:p>
          </table:table-cell>
          <table:table-cell office:value-type="float" office:value="2.86763708478577" calcext:value-type="float">
            <text:p>2.86763708478577</text:p>
          </table:table-cell>
        </table:table-row>
        <table:table-row table:style-name="ro1">
          <table:table-cell table:number-columns-repeated="2"/>
          <table:table-cell office:value-type="float" office:value="0.211538461538462" calcext:value-type="float">
            <text:p>0.211538461538462</text:p>
          </table:table-cell>
          <table:table-cell office:value-type="float" office:value="2.86767638987801" calcext:value-type="float">
            <text:p>2.86767638987801</text:p>
          </table:table-cell>
        </table:table-row>
        <table:table-row table:style-name="ro1">
          <table:table-cell table:number-columns-repeated="2"/>
          <table:table-cell office:value-type="float" office:value="0.21207264957265" calcext:value-type="float">
            <text:p>0.21207264957265</text:p>
          </table:table-cell>
          <table:table-cell office:value-type="float" office:value="2.86771409957066" calcext:value-type="float">
            <text:p>2.86771409957066</text:p>
          </table:table-cell>
        </table:table-row>
        <table:table-row table:style-name="ro1">
          <table:table-cell table:number-columns-repeated="2"/>
          <table:table-cell office:value-type="float" office:value="0.212606837606838" calcext:value-type="float">
            <text:p>0.212606837606838</text:p>
          </table:table-cell>
          <table:table-cell office:value-type="float" office:value="2.86776524334676" calcext:value-type="float">
            <text:p>2.86776524334676</text:p>
          </table:table-cell>
        </table:table-row>
        <table:table-row table:style-name="ro1">
          <table:table-cell table:number-columns-repeated="2"/>
          <table:table-cell office:value-type="float" office:value="0.213141025641026" calcext:value-type="float">
            <text:p>0.213141025641026</text:p>
          </table:table-cell>
          <table:table-cell office:value-type="float" office:value="2.86784485068938" calcext:value-type="float">
            <text:p>2.86784485068938</text:p>
          </table:table-cell>
        </table:table-row>
        <table:table-row table:style-name="ro1">
          <table:table-cell table:number-columns-repeated="2"/>
          <table:table-cell office:value-type="float" office:value="0.213675213675214" calcext:value-type="float">
            <text:p>0.213675213675214</text:p>
          </table:table-cell>
          <table:table-cell office:value-type="float" office:value="2.86796795108159" calcext:value-type="float">
            <text:p>2.86796795108159</text:p>
          </table:table-cell>
        </table:table-row>
        <table:table-row table:style-name="ro1">
          <table:table-cell table:number-columns-repeated="2"/>
          <table:table-cell office:value-type="float" office:value="0.214209401709402" calcext:value-type="float">
            <text:p>0.214209401709402</text:p>
          </table:table-cell>
          <table:table-cell office:value-type="float" office:value="2.86813432889101" calcext:value-type="float">
            <text:p>2.86813432889101</text:p>
          </table:table-cell>
        </table:table-row>
        <table:table-row table:style-name="ro1">
          <table:table-cell table:number-columns-repeated="2"/>
          <table:table-cell office:value-type="float" office:value="0.21474358974359" calcext:value-type="float">
            <text:p>0.21474358974359</text:p>
          </table:table-cell>
          <table:table-cell office:value-type="float" office:value="2.8683039042137" calcext:value-type="float">
            <text:p>2.8683039042137</text:p>
          </table:table-cell>
        </table:table-row>
        <table:table-row table:style-name="ro1">
          <table:table-cell table:number-columns-repeated="2"/>
          <table:table-cell office:value-type="float" office:value="0.215277777777778" calcext:value-type="float">
            <text:p>0.215277777777778</text:p>
          </table:table-cell>
          <table:table-cell office:value-type="float" office:value="2.86847410074385" calcext:value-type="float">
            <text:p>2.86847410074385</text:p>
          </table:table-cell>
        </table:table-row>
        <table:table-row table:style-name="ro1">
          <table:table-cell table:number-columns-repeated="2"/>
          <table:table-cell office:value-type="float" office:value="0.215811965811966" calcext:value-type="float">
            <text:p>0.215811965811966</text:p>
          </table:table-cell>
          <table:table-cell office:value-type="float" office:value="2.86864568346286" calcext:value-type="float">
            <text:p>2.86864568346286</text:p>
          </table:table-cell>
        </table:table-row>
        <table:table-row table:style-name="ro1">
          <table:table-cell table:number-columns-repeated="2"/>
          <table:table-cell office:value-type="float" office:value="0.216346153846154" calcext:value-type="float">
            <text:p>0.216346153846154</text:p>
          </table:table-cell>
          <table:table-cell office:value-type="float" office:value="2.86881941735214" calcext:value-type="float">
            <text:p>2.86881941735214</text:p>
          </table:table-cell>
        </table:table-row>
        <table:table-row table:style-name="ro1">
          <table:table-cell table:number-columns-repeated="2"/>
          <table:table-cell office:value-type="float" office:value="0.216880341880342" calcext:value-type="float">
            <text:p>0.216880341880342</text:p>
          </table:table-cell>
          <table:table-cell office:value-type="float" office:value="2.86899606739309" calcext:value-type="float">
            <text:p>2.86899606739309</text:p>
          </table:table-cell>
        </table:table-row>
        <table:table-row table:style-name="ro1">
          <table:table-cell table:number-columns-repeated="2"/>
          <table:table-cell office:value-type="float" office:value="0.21741452991453" calcext:value-type="float">
            <text:p>0.21741452991453</text:p>
          </table:table-cell>
          <table:table-cell office:value-type="float" office:value="2.86917639856709" calcext:value-type="float">
            <text:p>2.86917639856709</text:p>
          </table:table-cell>
        </table:table-row>
        <table:table-row table:style-name="ro1">
          <table:table-cell table:number-columns-repeated="2"/>
          <table:table-cell office:value-type="float" office:value="0.217948717948718" calcext:value-type="float">
            <text:p>0.217948717948718</text:p>
          </table:table-cell>
          <table:table-cell office:value-type="float" office:value="2.86936117585556" calcext:value-type="float">
            <text:p>2.86936117585556</text:p>
          </table:table-cell>
        </table:table-row>
        <table:table-row table:style-name="ro1">
          <table:table-cell table:number-columns-repeated="2"/>
          <table:table-cell office:value-type="float" office:value="0.218482905982906" calcext:value-type="float">
            <text:p>0.218482905982906</text:p>
          </table:table-cell>
          <table:table-cell office:value-type="float" office:value="2.86955116423988" calcext:value-type="float">
            <text:p>2.86955116423988</text:p>
          </table:table-cell>
        </table:table-row>
        <table:table-row table:style-name="ro1">
          <table:table-cell table:number-columns-repeated="2"/>
          <table:table-cell office:value-type="float" office:value="0.219017094017094" calcext:value-type="float">
            <text:p>0.219017094017094</text:p>
          </table:table-cell>
          <table:table-cell office:value-type="float" office:value="2.86974928631063" calcext:value-type="float">
            <text:p>2.86974928631063</text:p>
          </table:table-cell>
        </table:table-row>
        <table:table-row table:style-name="ro1">
          <table:table-cell table:number-columns-repeated="2"/>
          <table:table-cell office:value-type="float" office:value="0.219551282051282" calcext:value-type="float">
            <text:p>0.219551282051282</text:p>
          </table:table-cell>
          <table:table-cell office:value-type="float" office:value="2.8699616706385" calcext:value-type="float">
            <text:p>2.8699616706385</text:p>
          </table:table-cell>
        </table:table-row>
        <table:table-row table:style-name="ro1">
          <table:table-cell table:number-columns-repeated="2"/>
          <table:table-cell office:value-type="float" office:value="0.22008547008547" calcext:value-type="float">
            <text:p>0.22008547008547</text:p>
          </table:table-cell>
          <table:table-cell office:value-type="float" office:value="2.87018396530224" calcext:value-type="float">
            <text:p>2.87018396530224</text:p>
          </table:table-cell>
        </table:table-row>
        <table:table-row table:style-name="ro1">
          <table:table-cell table:number-columns-repeated="2"/>
          <table:table-cell office:value-type="float" office:value="0.220619658119658" calcext:value-type="float">
            <text:p>0.220619658119658</text:p>
          </table:table-cell>
          <table:table-cell office:value-type="float" office:value="2.87041092456315" calcext:value-type="float">
            <text:p>2.87041092456315</text:p>
          </table:table-cell>
        </table:table-row>
        <table:table-row table:style-name="ro1">
          <table:table-cell table:number-columns-repeated="2"/>
          <table:table-cell office:value-type="float" office:value="0.221153846153846" calcext:value-type="float">
            <text:p>0.221153846153846</text:p>
          </table:table-cell>
          <table:table-cell office:value-type="float" office:value="2.87063730268255" calcext:value-type="float">
            <text:p>2.87063730268255</text:p>
          </table:table-cell>
        </table:table-row>
        <table:table-row table:style-name="ro1">
          <table:table-cell table:number-columns-repeated="2"/>
          <table:table-cell office:value-type="float" office:value="0.221688034188034" calcext:value-type="float">
            <text:p>0.221688034188034</text:p>
          </table:table-cell>
          <table:table-cell office:value-type="float" office:value="2.87085785392173" calcext:value-type="float">
            <text:p>2.87085785392173</text:p>
          </table:table-cell>
        </table:table-row>
        <table:table-row table:style-name="ro1">
          <table:table-cell table:number-columns-repeated="2"/>
          <table:table-cell office:value-type="float" office:value="0.222222222222222" calcext:value-type="float">
            <text:p>0.222222222222222</text:p>
          </table:table-cell>
          <table:table-cell office:value-type="float" office:value="2.87106733254201" calcext:value-type="float">
            <text:p>2.87106733254201</text:p>
          </table:table-cell>
        </table:table-row>
        <table:table-row table:style-name="ro1">
          <table:table-cell table:number-columns-repeated="2"/>
          <table:table-cell office:value-type="float" office:value="0.22275641025641" calcext:value-type="float">
            <text:p>0.22275641025641</text:p>
          </table:table-cell>
          <table:table-cell office:value-type="float" office:value="2.87126049280469" calcext:value-type="float">
            <text:p>2.87126049280469</text:p>
          </table:table-cell>
        </table:table-row>
        <table:table-row table:style-name="ro1">
          <table:table-cell table:number-columns-repeated="2"/>
          <table:table-cell office:value-type="float" office:value="0.223290598290598" calcext:value-type="float">
            <text:p>0.223290598290598</text:p>
          </table:table-cell>
          <table:table-cell office:value-type="float" office:value="2.87143208897107" calcext:value-type="float">
            <text:p>2.87143208897107</text:p>
          </table:table-cell>
        </table:table-row>
        <table:table-row table:style-name="ro1">
          <table:table-cell table:number-columns-repeated="2"/>
          <table:table-cell office:value-type="float" office:value="0.223824786324786" calcext:value-type="float">
            <text:p>0.223824786324786</text:p>
          </table:table-cell>
          <table:table-cell office:value-type="float" office:value="2.87158198109861" calcext:value-type="float">
            <text:p>2.87158198109861</text:p>
          </table:table-cell>
        </table:table-row>
        <table:table-row table:style-name="ro1">
          <table:table-cell table:number-columns-repeated="2"/>
          <table:table-cell office:value-type="float" office:value="0.224358974358974" calcext:value-type="float">
            <text:p>0.224358974358974</text:p>
          </table:table-cell>
          <table:table-cell office:value-type="float" office:value="2.87172941876717" calcext:value-type="float">
            <text:p>2.87172941876717</text:p>
          </table:table-cell>
        </table:table-row>
        <table:table-row table:style-name="ro1">
          <table:table-cell table:number-columns-repeated="2"/>
          <table:table-cell office:value-type="float" office:value="0.224893162393162" calcext:value-type="float">
            <text:p>0.224893162393162</text:p>
          </table:table-cell>
          <table:table-cell office:value-type="float" office:value="2.87187685643574" calcext:value-type="float">
            <text:p>2.87187685643574</text:p>
          </table:table-cell>
        </table:table-row>
        <table:table-row table:style-name="ro1">
          <table:table-cell table:number-columns-repeated="2"/>
          <table:table-cell office:value-type="float" office:value="0.22542735042735" calcext:value-type="float">
            <text:p>0.22542735042735</text:p>
          </table:table-cell>
          <table:table-cell office:value-type="float" office:value="2.8720242941043" calcext:value-type="float">
            <text:p>2.8720242941043</text:p>
          </table:table-cell>
        </table:table-row>
        <table:table-row table:style-name="ro1">
          <table:table-cell table:number-columns-repeated="2"/>
          <table:table-cell office:value-type="float" office:value="0.225961538461538" calcext:value-type="float">
            <text:p>0.225961538461538</text:p>
          </table:table-cell>
          <table:table-cell office:value-type="float" office:value="2.87217173177286" calcext:value-type="float">
            <text:p>2.87217173177286</text:p>
          </table:table-cell>
        </table:table-row>
        <table:table-row table:style-name="ro1">
          <table:table-cell table:number-columns-repeated="2"/>
          <table:table-cell office:value-type="float" office:value="0.226495726495727" calcext:value-type="float">
            <text:p>0.226495726495727</text:p>
          </table:table-cell>
          <table:table-cell office:value-type="float" office:value="2.87231916944142" calcext:value-type="float">
            <text:p>2.87231916944142</text:p>
          </table:table-cell>
        </table:table-row>
        <table:table-row table:style-name="ro1">
          <table:table-cell table:number-columns-repeated="2"/>
          <table:table-cell office:value-type="float" office:value="0.227029914529915" calcext:value-type="float">
            <text:p>0.227029914529915</text:p>
          </table:table-cell>
          <table:table-cell office:value-type="float" office:value="2.87246660710998" calcext:value-type="float">
            <text:p>2.87246660710998</text:p>
          </table:table-cell>
        </table:table-row>
        <table:table-row table:style-name="ro1">
          <table:table-cell table:number-columns-repeated="2"/>
          <table:table-cell office:value-type="float" office:value="0.227564102564103" calcext:value-type="float">
            <text:p>0.227564102564103</text:p>
          </table:table-cell>
          <table:table-cell office:value-type="float" office:value="2.87261404477855" calcext:value-type="float">
            <text:p>2.87261404477855</text:p>
          </table:table-cell>
        </table:table-row>
        <table:table-row table:style-name="ro1">
          <table:table-cell table:number-columns-repeated="2"/>
          <table:table-cell office:value-type="float" office:value="0.228098290598291" calcext:value-type="float">
            <text:p>0.228098290598291</text:p>
          </table:table-cell>
          <table:table-cell office:value-type="float" office:value="2.87276148244711" calcext:value-type="float">
            <text:p>2.87276148244711</text:p>
          </table:table-cell>
        </table:table-row>
        <table:table-row table:style-name="ro1">
          <table:table-cell table:number-columns-repeated="2"/>
          <table:table-cell office:value-type="float" office:value="0.228632478632479" calcext:value-type="float">
            <text:p>0.228632478632479</text:p>
          </table:table-cell>
          <table:table-cell office:value-type="float" office:value="2.87290892011567" calcext:value-type="float">
            <text:p>2.87290892011567</text:p>
          </table:table-cell>
        </table:table-row>
        <table:table-row table:style-name="ro1">
          <table:table-cell table:number-columns-repeated="2"/>
          <table:table-cell office:value-type="float" office:value="0.229166666666667" calcext:value-type="float">
            <text:p>0.229166666666667</text:p>
          </table:table-cell>
          <table:table-cell office:value-type="float" office:value="2.87305635778423" calcext:value-type="float">
            <text:p>2.87305635778423</text:p>
          </table:table-cell>
        </table:table-row>
        <table:table-row table:style-name="ro1">
          <table:table-cell table:number-columns-repeated="2"/>
          <table:table-cell office:value-type="float" office:value="0.229700854700855" calcext:value-type="float">
            <text:p>0.229700854700855</text:p>
          </table:table-cell>
          <table:table-cell office:value-type="float" office:value="2.87320379545279" calcext:value-type="float">
            <text:p>2.87320379545279</text:p>
          </table:table-cell>
        </table:table-row>
        <table:table-row table:style-name="ro1">
          <table:table-cell table:number-columns-repeated="2"/>
          <table:table-cell office:value-type="float" office:value="0.230235042735043" calcext:value-type="float">
            <text:p>0.230235042735043</text:p>
          </table:table-cell>
          <table:table-cell office:value-type="float" office:value="2.87335123312135" calcext:value-type="float">
            <text:p>2.87335123312135</text:p>
          </table:table-cell>
        </table:table-row>
        <table:table-row table:style-name="ro1">
          <table:table-cell table:number-columns-repeated="2"/>
          <table:table-cell office:value-type="float" office:value="0.230769230769231" calcext:value-type="float">
            <text:p>0.230769230769231</text:p>
          </table:table-cell>
          <table:table-cell office:value-type="float" office:value="2.87349867078991" calcext:value-type="float">
            <text:p>2.87349867078991</text:p>
          </table:table-cell>
        </table:table-row>
        <table:table-row table:style-name="ro1">
          <table:table-cell table:number-columns-repeated="2"/>
          <table:table-cell office:value-type="float" office:value="0.231303418803419" calcext:value-type="float">
            <text:p>0.231303418803419</text:p>
          </table:table-cell>
          <table:table-cell office:value-type="float" office:value="2.87364610845848" calcext:value-type="float">
            <text:p>2.87364610845848</text:p>
          </table:table-cell>
        </table:table-row>
        <table:table-row table:style-name="ro1">
          <table:table-cell table:number-columns-repeated="2"/>
          <table:table-cell office:value-type="float" office:value="0.231837606837607" calcext:value-type="float">
            <text:p>0.231837606837607</text:p>
          </table:table-cell>
          <table:table-cell office:value-type="float" office:value="2.87379354612704" calcext:value-type="float">
            <text:p>2.87379354612704</text:p>
          </table:table-cell>
        </table:table-row>
        <table:table-row table:style-name="ro1">
          <table:table-cell table:number-columns-repeated="2"/>
          <table:table-cell office:value-type="float" office:value="0.232371794871795" calcext:value-type="float">
            <text:p>0.232371794871795</text:p>
          </table:table-cell>
          <table:table-cell office:value-type="float" office:value="2.8739409837956" calcext:value-type="float">
            <text:p>2.8739409837956</text:p>
          </table:table-cell>
        </table:table-row>
        <table:table-row table:style-name="ro1">
          <table:table-cell table:number-columns-repeated="2"/>
          <table:table-cell office:value-type="float" office:value="0.232905982905983" calcext:value-type="float">
            <text:p>0.232905982905983</text:p>
          </table:table-cell>
          <table:table-cell office:value-type="float" office:value="2.87408842146416" calcext:value-type="float">
            <text:p>2.87408842146416</text:p>
          </table:table-cell>
        </table:table-row>
        <table:table-row table:style-name="ro1">
          <table:table-cell table:number-columns-repeated="2"/>
          <table:table-cell office:value-type="float" office:value="0.233440170940171" calcext:value-type="float">
            <text:p>0.233440170940171</text:p>
          </table:table-cell>
          <table:table-cell office:value-type="float" office:value="2.87425145250794" calcext:value-type="float">
            <text:p>2.87425145250794</text:p>
          </table:table-cell>
        </table:table-row>
        <table:table-row table:style-name="ro1">
          <table:table-cell table:number-columns-repeated="2"/>
          <table:table-cell office:value-type="float" office:value="0.233974358974359" calcext:value-type="float">
            <text:p>0.233974358974359</text:p>
          </table:table-cell>
          <table:table-cell office:value-type="float" office:value="2.87451531656345" calcext:value-type="float">
            <text:p>2.87451531656345</text:p>
          </table:table-cell>
        </table:table-row>
        <table:table-row table:style-name="ro1">
          <table:table-cell table:number-columns-repeated="2"/>
          <table:table-cell office:value-type="float" office:value="0.234508547008547" calcext:value-type="float">
            <text:p>0.234508547008547</text:p>
          </table:table-cell>
          <table:table-cell office:value-type="float" office:value="2.87486893911257" calcext:value-type="float">
            <text:p>2.87486893911257</text:p>
          </table:table-cell>
        </table:table-row>
        <table:table-row table:style-name="ro1">
          <table:table-cell table:number-columns-repeated="2"/>
          <table:table-cell office:value-type="float" office:value="0.235042735042735" calcext:value-type="float">
            <text:p>0.235042735042735</text:p>
          </table:table-cell>
          <table:table-cell office:value-type="float" office:value="2.87528363885581" calcext:value-type="float">
            <text:p>2.87528363885581</text:p>
          </table:table-cell>
        </table:table-row>
        <table:table-row table:style-name="ro1">
          <table:table-cell table:number-columns-repeated="2"/>
          <table:table-cell office:value-type="float" office:value="0.235576923076923" calcext:value-type="float">
            <text:p>0.235576923076923</text:p>
          </table:table-cell>
          <table:table-cell office:value-type="float" office:value="2.87573073449369" calcext:value-type="float">
            <text:p>2.87573073449369</text:p>
          </table:table-cell>
        </table:table-row>
        <table:table-row table:style-name="ro1">
          <table:table-cell table:number-columns-repeated="2"/>
          <table:table-cell office:value-type="float" office:value="0.236111111111111" calcext:value-type="float">
            <text:p>0.236111111111111</text:p>
          </table:table-cell>
          <table:table-cell office:value-type="float" office:value="2.87618154472669" calcext:value-type="float">
            <text:p>2.87618154472669</text:p>
          </table:table-cell>
        </table:table-row>
        <table:table-row table:style-name="ro1">
          <table:table-cell table:number-columns-repeated="2"/>
          <table:table-cell office:value-type="float" office:value="0.236645299145299" calcext:value-type="float">
            <text:p>0.236645299145299</text:p>
          </table:table-cell>
          <table:table-cell office:value-type="float" office:value="2.87660738825534" calcext:value-type="float">
            <text:p>2.87660738825534</text:p>
          </table:table-cell>
        </table:table-row>
        <table:table-row table:style-name="ro1">
          <table:table-cell table:number-columns-repeated="2"/>
          <table:table-cell office:value-type="float" office:value="0.237179487179487" calcext:value-type="float">
            <text:p>0.237179487179487</text:p>
          </table:table-cell>
          <table:table-cell office:value-type="float" office:value="2.87697958378012" calcext:value-type="float">
            <text:p>2.87697958378012</text:p>
          </table:table-cell>
        </table:table-row>
        <table:table-row table:style-name="ro1">
          <table:table-cell table:number-columns-repeated="2"/>
          <table:table-cell office:value-type="float" office:value="0.237713675213675" calcext:value-type="float">
            <text:p>0.237713675213675</text:p>
          </table:table-cell>
          <table:table-cell office:value-type="float" office:value="2.87726945000154" calcext:value-type="float">
            <text:p>2.87726945000154</text:p>
          </table:table-cell>
        </table:table-row>
        <table:table-row table:style-name="ro1">
          <table:table-cell table:number-columns-repeated="2"/>
          <table:table-cell office:value-type="float" office:value="0.238247863247863" calcext:value-type="float">
            <text:p>0.238247863247863</text:p>
          </table:table-cell>
          <table:table-cell office:value-type="float" office:value="2.87745997768896" calcext:value-type="float">
            <text:p>2.87745997768896</text:p>
          </table:table-cell>
        </table:table-row>
        <table:table-row table:style-name="ro1">
          <table:table-cell table:number-columns-repeated="2"/>
          <table:table-cell office:value-type="float" office:value="0.238782051282051" calcext:value-type="float">
            <text:p>0.238782051282051</text:p>
          </table:table-cell>
          <table:table-cell office:value-type="float" office:value="2.87762047878117" calcext:value-type="float">
            <text:p>2.87762047878117</text:p>
          </table:table-cell>
        </table:table-row>
        <table:table-row table:style-name="ro1">
          <table:table-cell table:number-columns-repeated="2"/>
          <table:table-cell office:value-type="float" office:value="0.239316239316239" calcext:value-type="float">
            <text:p>0.239316239316239</text:p>
          </table:table-cell>
          <table:table-cell office:value-type="float" office:value="2.87777021907541" calcext:value-type="float">
            <text:p>2.87777021907541</text:p>
          </table:table-cell>
        </table:table-row>
        <table:table-row table:style-name="ro1">
          <table:table-cell table:number-columns-repeated="2"/>
          <table:table-cell office:value-type="float" office:value="0.239850427350427" calcext:value-type="float">
            <text:p>0.239850427350427</text:p>
          </table:table-cell>
          <table:table-cell office:value-type="float" office:value="2.87791238632376" calcext:value-type="float">
            <text:p>2.87791238632376</text:p>
          </table:table-cell>
        </table:table-row>
        <table:table-row table:style-name="ro1">
          <table:table-cell table:number-columns-repeated="2"/>
          <table:table-cell office:value-type="float" office:value="0.240384615384615" calcext:value-type="float">
            <text:p>0.240384615384615</text:p>
          </table:table-cell>
          <table:table-cell office:value-type="float" office:value="2.87805016827833" calcext:value-type="float">
            <text:p>2.87805016827833</text:p>
          </table:table-cell>
        </table:table-row>
        <table:table-row table:style-name="ro1">
          <table:table-cell table:number-columns-repeated="2"/>
          <table:table-cell office:value-type="float" office:value="0.240918803418803" calcext:value-type="float">
            <text:p>0.240918803418803</text:p>
          </table:table-cell>
          <table:table-cell office:value-type="float" office:value="2.87818675269121" calcext:value-type="float">
            <text:p>2.87818675269121</text:p>
          </table:table-cell>
        </table:table-row>
        <table:table-row table:style-name="ro1">
          <table:table-cell table:number-columns-repeated="2"/>
          <table:table-cell office:value-type="float" office:value="0.241452991452991" calcext:value-type="float">
            <text:p>0.241452991452991</text:p>
          </table:table-cell>
          <table:table-cell office:value-type="float" office:value="2.87832532731451" calcext:value-type="float">
            <text:p>2.87832532731451</text:p>
          </table:table-cell>
        </table:table-row>
        <table:table-row table:style-name="ro1">
          <table:table-cell table:number-columns-repeated="2"/>
          <table:table-cell office:value-type="float" office:value="0.24198717948718" calcext:value-type="float">
            <text:p>0.24198717948718</text:p>
          </table:table-cell>
          <table:table-cell office:value-type="float" office:value="2.87846907990032" calcext:value-type="float">
            <text:p>2.87846907990032</text:p>
          </table:table-cell>
        </table:table-row>
        <table:table-row table:style-name="ro1">
          <table:table-cell table:number-columns-repeated="2"/>
          <table:table-cell office:value-type="float" office:value="0.242521367521368" calcext:value-type="float">
            <text:p>0.242521367521368</text:p>
          </table:table-cell>
          <table:table-cell office:value-type="float" office:value="2.87862119820073" calcext:value-type="float">
            <text:p>2.87862119820073</text:p>
          </table:table-cell>
        </table:table-row>
        <table:table-row table:style-name="ro1">
          <table:table-cell table:number-columns-repeated="2"/>
          <table:table-cell office:value-type="float" office:value="0.243055555555556" calcext:value-type="float">
            <text:p>0.243055555555556</text:p>
          </table:table-cell>
          <table:table-cell office:value-type="float" office:value="2.87878332294621" calcext:value-type="float">
            <text:p>2.87878332294621</text:p>
          </table:table-cell>
        </table:table-row>
        <table:table-row table:style-name="ro1">
          <table:table-cell table:number-columns-repeated="2"/>
          <table:table-cell office:value-type="float" office:value="0.243589743589744" calcext:value-type="float">
            <text:p>0.243589743589744</text:p>
          </table:table-cell>
          <table:table-cell office:value-type="float" office:value="2.87894441341157" calcext:value-type="float">
            <text:p>2.87894441341157</text:p>
          </table:table-cell>
        </table:table-row>
        <table:table-row table:style-name="ro1">
          <table:table-cell table:number-columns-repeated="2"/>
          <table:table-cell office:value-type="float" office:value="0.244123931623932" calcext:value-type="float">
            <text:p>0.244123931623932</text:p>
          </table:table-cell>
          <table:table-cell office:value-type="float" office:value="2.879103846699" calcext:value-type="float">
            <text:p>2.879103846699</text:p>
          </table:table-cell>
        </table:table-row>
        <table:table-row table:style-name="ro1">
          <table:table-cell table:number-columns-repeated="2"/>
          <table:table-cell office:value-type="float" office:value="0.24465811965812" calcext:value-type="float">
            <text:p>0.24465811965812</text:p>
          </table:table-cell>
          <table:table-cell office:value-type="float" office:value="2.87926435510459" calcext:value-type="float">
            <text:p>2.87926435510459</text:p>
          </table:table-cell>
        </table:table-row>
        <table:table-row table:style-name="ro1">
          <table:table-cell table:number-columns-repeated="2"/>
          <table:table-cell office:value-type="float" office:value="0.245192307692308" calcext:value-type="float">
            <text:p>0.245192307692308</text:p>
          </table:table-cell>
          <table:table-cell office:value-type="float" office:value="2.87942867092445" calcext:value-type="float">
            <text:p>2.87942867092445</text:p>
          </table:table-cell>
        </table:table-row>
        <table:table-row table:style-name="ro1">
          <table:table-cell table:number-columns-repeated="2"/>
          <table:table-cell office:value-type="float" office:value="0.245726495726496" calcext:value-type="float">
            <text:p>0.245726495726496</text:p>
          </table:table-cell>
          <table:table-cell office:value-type="float" office:value="2.87959952645467" calcext:value-type="float">
            <text:p>2.87959952645467</text:p>
          </table:table-cell>
        </table:table-row>
        <table:table-row table:style-name="ro1">
          <table:table-cell table:number-columns-repeated="2"/>
          <table:table-cell office:value-type="float" office:value="0.246260683760684" calcext:value-type="float">
            <text:p>0.246260683760684</text:p>
          </table:table-cell>
          <table:table-cell office:value-type="float" office:value="2.87977965399134" calcext:value-type="float">
            <text:p>2.87977965399134</text:p>
          </table:table-cell>
        </table:table-row>
        <table:table-row table:style-name="ro1">
          <table:table-cell table:number-columns-repeated="2"/>
          <table:table-cell office:value-type="float" office:value="0.246794871794872" calcext:value-type="float">
            <text:p>0.246794871794872</text:p>
          </table:table-cell>
          <table:table-cell office:value-type="float" office:value="2.87997178583057" calcext:value-type="float">
            <text:p>2.87997178583057</text:p>
          </table:table-cell>
        </table:table-row>
        <table:table-row table:style-name="ro1">
          <table:table-cell table:number-columns-repeated="2"/>
          <table:table-cell office:value-type="float" office:value="0.24732905982906" calcext:value-type="float">
            <text:p>0.24732905982906</text:p>
          </table:table-cell>
          <table:table-cell office:value-type="float" office:value="2.88017865426845" calcext:value-type="float">
            <text:p>2.88017865426845</text:p>
          </table:table-cell>
        </table:table-row>
        <table:table-row table:style-name="ro1">
          <table:table-cell table:number-columns-repeated="2"/>
          <table:table-cell office:value-type="float" office:value="0.247863247863248" calcext:value-type="float">
            <text:p>0.247863247863248</text:p>
          </table:table-cell>
          <table:table-cell office:value-type="float" office:value="2.88040501157051" calcext:value-type="float">
            <text:p>2.88040501157051</text:p>
          </table:table-cell>
        </table:table-row>
        <table:table-row table:style-name="ro1">
          <table:table-cell table:number-columns-repeated="2"/>
          <table:table-cell office:value-type="float" office:value="0.248397435897436" calcext:value-type="float">
            <text:p>0.248397435897436</text:p>
          </table:table-cell>
          <table:table-cell office:value-type="float" office:value="2.88067260258745" calcext:value-type="float">
            <text:p>2.88067260258745</text:p>
          </table:table-cell>
        </table:table-row>
        <table:table-row table:style-name="ro1">
          <table:table-cell table:number-columns-repeated="2"/>
          <table:table-cell office:value-type="float" office:value="0.248931623931624" calcext:value-type="float">
            <text:p>0.248931623931624</text:p>
          </table:table-cell>
          <table:table-cell office:value-type="float" office:value="2.88097874805106" calcext:value-type="float">
            <text:p>2.88097874805106</text:p>
          </table:table-cell>
        </table:table-row>
        <table:table-row table:style-name="ro1">
          <table:table-cell table:number-columns-repeated="2"/>
          <table:table-cell office:value-type="float" office:value="0.249465811965812" calcext:value-type="float">
            <text:p>0.249465811965812</text:p>
          </table:table-cell>
          <table:table-cell office:value-type="float" office:value="2.88131343230529" calcext:value-type="float">
            <text:p>2.88131343230529</text:p>
          </table:table-cell>
        </table:table-row>
        <table:table-row table:style-name="ro1">
          <table:table-cell table:number-columns-repeated="2"/>
          <table:table-cell office:value-type="float" office:value="0.25" calcext:value-type="float">
            <text:p>0.25</text:p>
          </table:table-cell>
          <table:table-cell office:value-type="float" office:value="2.8816666396941" calcext:value-type="float">
            <text:p>2.8816666396941</text:p>
          </table:table-cell>
        </table:table-row>
        <table:table-row table:style-name="ro1">
          <table:table-cell table:number-columns-repeated="2"/>
          <table:table-cell office:value-type="float" office:value="0.250534188034188" calcext:value-type="float">
            <text:p>0.250534188034188</text:p>
          </table:table-cell>
          <table:table-cell office:value-type="float" office:value="2.88202835456145" calcext:value-type="float">
            <text:p>2.88202835456145</text:p>
          </table:table-cell>
        </table:table-row>
        <table:table-row table:style-name="ro1">
          <table:table-cell table:number-columns-repeated="2"/>
          <table:table-cell office:value-type="float" office:value="0.251068376068376" calcext:value-type="float">
            <text:p>0.251068376068376</text:p>
          </table:table-cell>
          <table:table-cell office:value-type="float" office:value="2.88238856125128" calcext:value-type="float">
            <text:p>2.88238856125128</text:p>
          </table:table-cell>
        </table:table-row>
        <table:table-row table:style-name="ro1">
          <table:table-cell table:number-columns-repeated="2"/>
          <table:table-cell office:value-type="float" office:value="0.251602564102564" calcext:value-type="float">
            <text:p>0.251602564102564</text:p>
          </table:table-cell>
          <table:table-cell office:value-type="float" office:value="2.88273724410757" calcext:value-type="float">
            <text:p>2.88273724410757</text:p>
          </table:table-cell>
        </table:table-row>
        <table:table-row table:style-name="ro1">
          <table:table-cell table:number-columns-repeated="2"/>
          <table:table-cell office:value-type="float" office:value="0.252136752136752" calcext:value-type="float">
            <text:p>0.252136752136752</text:p>
          </table:table-cell>
          <table:table-cell office:value-type="float" office:value="2.88306438747426" calcext:value-type="float">
            <text:p>2.88306438747426</text:p>
          </table:table-cell>
        </table:table-row>
        <table:table-row table:style-name="ro1">
          <table:table-cell table:number-columns-repeated="2"/>
          <table:table-cell office:value-type="float" office:value="0.25267094017094" calcext:value-type="float">
            <text:p>0.25267094017094</text:p>
          </table:table-cell>
          <table:table-cell office:value-type="float" office:value="2.88336126453539" calcext:value-type="float">
            <text:p>2.88336126453539</text:p>
          </table:table-cell>
        </table:table-row>
        <table:table-row table:style-name="ro1">
          <table:table-cell table:number-columns-repeated="2"/>
          <table:table-cell office:value-type="float" office:value="0.253205128205128" calcext:value-type="float">
            <text:p>0.253205128205128</text:p>
          </table:table-cell>
          <table:table-cell office:value-type="float" office:value="2.88364035646417" calcext:value-type="float">
            <text:p>2.88364035646417</text:p>
          </table:table-cell>
        </table:table-row>
        <table:table-row table:style-name="ro1">
          <table:table-cell table:number-columns-repeated="2"/>
          <table:table-cell office:value-type="float" office:value="0.253739316239316" calcext:value-type="float">
            <text:p>0.253739316239316</text:p>
          </table:table-cell>
          <table:table-cell office:value-type="float" office:value="2.88390968863331" calcext:value-type="float">
            <text:p>2.88390968863331</text:p>
          </table:table-cell>
        </table:table-row>
        <table:table-row table:style-name="ro1">
          <table:table-cell table:number-columns-repeated="2"/>
          <table:table-cell office:value-type="float" office:value="0.254273504273504" calcext:value-type="float">
            <text:p>0.254273504273504</text:p>
          </table:table-cell>
          <table:table-cell office:value-type="float" office:value="2.88417209191417" calcext:value-type="float">
            <text:p>2.88417209191417</text:p>
          </table:table-cell>
        </table:table-row>
        <table:table-row table:style-name="ro1">
          <table:table-cell table:number-columns-repeated="2"/>
          <table:table-cell office:value-type="float" office:value="0.254807692307692" calcext:value-type="float">
            <text:p>0.254807692307692</text:p>
          </table:table-cell>
          <table:table-cell office:value-type="float" office:value="2.88443039717813" calcext:value-type="float">
            <text:p>2.88443039717813</text:p>
          </table:table-cell>
        </table:table-row>
        <table:table-row table:style-name="ro1">
          <table:table-cell table:number-columns-repeated="2"/>
          <table:table-cell office:value-type="float" office:value="0.25534188034188" calcext:value-type="float">
            <text:p>0.25534188034188</text:p>
          </table:table-cell>
          <table:table-cell office:value-type="float" office:value="2.88468743529656" calcext:value-type="float">
            <text:p>2.88468743529656</text:p>
          </table:table-cell>
        </table:table-row>
        <table:table-row table:style-name="ro1">
          <table:table-cell table:number-columns-repeated="2"/>
          <table:table-cell office:value-type="float" office:value="0.255876068376068" calcext:value-type="float">
            <text:p>0.255876068376068</text:p>
          </table:table-cell>
          <table:table-cell office:value-type="float" office:value="2.88494603714084" calcext:value-type="float">
            <text:p>2.88494603714084</text:p>
          </table:table-cell>
        </table:table-row>
        <table:table-row table:style-name="ro1">
          <table:table-cell table:number-columns-repeated="2"/>
          <table:table-cell office:value-type="float" office:value="0.256410256410256" calcext:value-type="float">
            <text:p>0.256410256410256</text:p>
          </table:table-cell>
          <table:table-cell office:value-type="float" office:value="2.88520903358235" calcext:value-type="float">
            <text:p>2.88520903358235</text:p>
          </table:table-cell>
        </table:table-row>
        <table:table-row table:style-name="ro1">
          <table:table-cell table:number-columns-repeated="2"/>
          <table:table-cell office:value-type="float" office:value="0.256944444444444" calcext:value-type="float">
            <text:p>0.256944444444444</text:p>
          </table:table-cell>
          <table:table-cell office:value-type="float" office:value="2.88547925549245" calcext:value-type="float">
            <text:p>2.88547925549245</text:p>
          </table:table-cell>
        </table:table-row>
        <table:table-row table:style-name="ro1">
          <table:table-cell table:number-columns-repeated="2"/>
          <table:table-cell office:value-type="float" office:value="0.257478632478633" calcext:value-type="float">
            <text:p>0.257478632478633</text:p>
          </table:table-cell>
          <table:table-cell office:value-type="float" office:value="2.88576092036342" calcext:value-type="float">
            <text:p>2.88576092036342</text:p>
          </table:table-cell>
        </table:table-row>
        <table:table-row table:style-name="ro1">
          <table:table-cell table:number-columns-repeated="2"/>
          <table:table-cell office:value-type="float" office:value="0.258012820512821" calcext:value-type="float">
            <text:p>0.258012820512821</text:p>
          </table:table-cell>
          <table:table-cell office:value-type="float" office:value="2.88607982182775" calcext:value-type="float">
            <text:p>2.88607982182775</text:p>
          </table:table-cell>
        </table:table-row>
        <table:table-row table:style-name="ro1">
          <table:table-cell table:number-columns-repeated="2"/>
          <table:table-cell office:value-type="float" office:value="0.258547008547009" calcext:value-type="float">
            <text:p>0.258547008547009</text:p>
          </table:table-cell>
          <table:table-cell office:value-type="float" office:value="2.88643572277705" calcext:value-type="float">
            <text:p>2.88643572277705</text:p>
          </table:table-cell>
        </table:table-row>
        <table:table-row table:style-name="ro1">
          <table:table-cell table:number-columns-repeated="2"/>
          <table:table-cell office:value-type="float" office:value="0.259081196581197" calcext:value-type="float">
            <text:p>0.259081196581197</text:p>
          </table:table-cell>
          <table:table-cell office:value-type="float" office:value="2.88681670428337" calcext:value-type="float">
            <text:p>2.88681670428337</text:p>
          </table:table-cell>
        </table:table-row>
        <table:table-row table:style-name="ro1">
          <table:table-cell table:number-columns-repeated="2"/>
          <table:table-cell office:value-type="float" office:value="0.259615384615385" calcext:value-type="float">
            <text:p>0.259615384615385</text:p>
          </table:table-cell>
          <table:table-cell office:value-type="float" office:value="2.88721084741876" calcext:value-type="float">
            <text:p>2.88721084741876</text:p>
          </table:table-cell>
        </table:table-row>
        <table:table-row table:style-name="ro1">
          <table:table-cell table:number-columns-repeated="2"/>
          <table:table-cell office:value-type="float" office:value="0.260149572649573" calcext:value-type="float">
            <text:p>0.260149572649573</text:p>
          </table:table-cell>
          <table:table-cell office:value-type="float" office:value="2.88760623325529" calcext:value-type="float">
            <text:p>2.88760623325529</text:p>
          </table:table-cell>
        </table:table-row>
        <table:table-row table:style-name="ro1">
          <table:table-cell table:number-columns-repeated="2"/>
          <table:table-cell office:value-type="float" office:value="0.260683760683761" calcext:value-type="float">
            <text:p>0.260683760683761</text:p>
          </table:table-cell>
          <table:table-cell office:value-type="float" office:value="2.88799094286498" calcext:value-type="float">
            <text:p>2.88799094286498</text:p>
          </table:table-cell>
        </table:table-row>
        <table:table-row table:style-name="ro1">
          <table:table-cell table:number-columns-repeated="2"/>
          <table:table-cell office:value-type="float" office:value="0.261217948717949" calcext:value-type="float">
            <text:p>0.261217948717949</text:p>
          </table:table-cell>
          <table:table-cell office:value-type="float" office:value="2.88835305731991" calcext:value-type="float">
            <text:p>2.88835305731991</text:p>
          </table:table-cell>
        </table:table-row>
        <table:table-row table:style-name="ro1">
          <table:table-cell table:number-columns-repeated="2"/>
          <table:table-cell office:value-type="float" office:value="0.261752136752137" calcext:value-type="float">
            <text:p>0.261752136752137</text:p>
          </table:table-cell>
          <table:table-cell office:value-type="float" office:value="2.88868065769211" calcext:value-type="float">
            <text:p>2.88868065769211</text:p>
          </table:table-cell>
        </table:table-row>
        <table:table-row table:style-name="ro1">
          <table:table-cell table:number-columns-repeated="2"/>
          <table:table-cell office:value-type="float" office:value="0.262286324786325" calcext:value-type="float">
            <text:p>0.262286324786325</text:p>
          </table:table-cell>
          <table:table-cell office:value-type="float" office:value="2.8889608179622" calcext:value-type="float">
            <text:p>2.8889608179622</text:p>
          </table:table-cell>
        </table:table-row>
        <table:table-row table:style-name="ro1">
          <table:table-cell table:number-columns-repeated="2"/>
          <table:table-cell office:value-type="float" office:value="0.262820512820513" calcext:value-type="float">
            <text:p>0.262820512820513</text:p>
          </table:table-cell>
          <table:table-cell office:value-type="float" office:value="2.88916202600505" calcext:value-type="float">
            <text:p>2.88916202600505</text:p>
          </table:table-cell>
        </table:table-row>
        <table:table-row table:style-name="ro1">
          <table:table-cell table:number-columns-repeated="2"/>
          <table:table-cell office:value-type="float" office:value="0.263354700854701" calcext:value-type="float">
            <text:p>0.263354700854701</text:p>
          </table:table-cell>
          <table:table-cell office:value-type="float" office:value="2.88928842345107" calcext:value-type="float">
            <text:p>2.88928842345107</text:p>
          </table:table-cell>
        </table:table-row>
        <table:table-row table:style-name="ro1">
          <table:table-cell table:number-columns-repeated="2"/>
          <table:table-cell office:value-type="float" office:value="0.263888888888889" calcext:value-type="float">
            <text:p>0.263888888888889</text:p>
          </table:table-cell>
          <table:table-cell office:value-type="float" office:value="2.88935968399985" calcext:value-type="float">
            <text:p>2.88935968399985</text:p>
          </table:table-cell>
        </table:table-row>
        <table:table-row table:style-name="ro1">
          <table:table-cell table:number-columns-repeated="2"/>
          <table:table-cell office:value-type="float" office:value="0.264423076923077" calcext:value-type="float">
            <text:p>0.264423076923077</text:p>
          </table:table-cell>
          <table:table-cell office:value-type="float" office:value="2.88939548135099" calcext:value-type="float">
            <text:p>2.88939548135099</text:p>
          </table:table-cell>
        </table:table-row>
        <table:table-row table:style-name="ro1">
          <table:table-cell table:number-columns-repeated="2"/>
          <table:table-cell office:value-type="float" office:value="0.264957264957265" calcext:value-type="float">
            <text:p>0.264957264957265</text:p>
          </table:table-cell>
          <table:table-cell office:value-type="float" office:value="2.88941548920407" calcext:value-type="float">
            <text:p>2.88941548920407</text:p>
          </table:table-cell>
        </table:table-row>
        <table:table-row table:style-name="ro1">
          <table:table-cell table:number-columns-repeated="2"/>
          <table:table-cell office:value-type="float" office:value="0.265491452991453" calcext:value-type="float">
            <text:p>0.265491452991453</text:p>
          </table:table-cell>
          <table:table-cell office:value-type="float" office:value="2.8894393812587" calcext:value-type="float">
            <text:p>2.8894393812587</text:p>
          </table:table-cell>
        </table:table-row>
        <table:table-row table:style-name="ro1">
          <table:table-cell table:number-columns-repeated="2"/>
          <table:table-cell office:value-type="float" office:value="0.266025641025641" calcext:value-type="float">
            <text:p>0.266025641025641</text:p>
          </table:table-cell>
          <table:table-cell office:value-type="float" office:value="2.88948683121447" calcext:value-type="float">
            <text:p>2.88948683121447</text:p>
          </table:table-cell>
        </table:table-row>
        <table:table-row table:style-name="ro1">
          <table:table-cell table:number-columns-repeated="2"/>
          <table:table-cell office:value-type="float" office:value="0.266559829059829" calcext:value-type="float">
            <text:p>0.266559829059829</text:p>
          </table:table-cell>
          <table:table-cell office:value-type="float" office:value="2.88957751277096" calcext:value-type="float">
            <text:p>2.88957751277096</text:p>
          </table:table-cell>
        </table:table-row>
        <table:table-row table:style-name="ro1">
          <table:table-cell table:number-columns-repeated="2"/>
          <table:table-cell office:value-type="float" office:value="0.267094017094017" calcext:value-type="float">
            <text:p>0.267094017094017</text:p>
          </table:table-cell>
          <table:table-cell office:value-type="float" office:value="2.88973077477021" calcext:value-type="float">
            <text:p>2.88973077477021</text:p>
          </table:table-cell>
        </table:table-row>
        <table:table-row table:style-name="ro1">
          <table:table-cell table:number-columns-repeated="2"/>
          <table:table-cell office:value-type="float" office:value="0.267628205128205" calcext:value-type="float">
            <text:p>0.267628205128205</text:p>
          </table:table-cell>
          <table:table-cell office:value-type="float" office:value="2.88994532875231" calcext:value-type="float">
            <text:p>2.88994532875231</text:p>
          </table:table-cell>
        </table:table-row>
        <table:table-row table:style-name="ro1">
          <table:table-cell table:number-columns-repeated="2"/>
          <table:table-cell office:value-type="float" office:value="0.268162393162393" calcext:value-type="float">
            <text:p>0.268162393162393</text:p>
          </table:table-cell>
          <table:table-cell office:value-type="float" office:value="2.89020445745819" calcext:value-type="float">
            <text:p>2.89020445745819</text:p>
          </table:table-cell>
        </table:table-row>
        <table:table-row table:style-name="ro1">
          <table:table-cell table:number-columns-repeated="2"/>
          <table:table-cell office:value-type="float" office:value="0.268696581196581" calcext:value-type="float">
            <text:p>0.268696581196581</text:p>
          </table:table-cell>
          <table:table-cell office:value-type="float" office:value="2.89049466099846" calcext:value-type="float">
            <text:p>2.89049466099846</text:p>
          </table:table-cell>
        </table:table-row>
        <table:table-row table:style-name="ro1">
          <table:table-cell table:number-columns-repeated="2"/>
          <table:table-cell office:value-type="float" office:value="0.269230769230769" calcext:value-type="float">
            <text:p>0.269230769230769</text:p>
          </table:table-cell>
          <table:table-cell office:value-type="float" office:value="2.89080243948376" calcext:value-type="float">
            <text:p>2.89080243948376</text:p>
          </table:table-cell>
        </table:table-row>
        <table:table-row table:style-name="ro1">
          <table:table-cell table:number-columns-repeated="2"/>
          <table:table-cell office:value-type="float" office:value="0.269764957264957" calcext:value-type="float">
            <text:p>0.269764957264957</text:p>
          </table:table-cell>
          <table:table-cell office:value-type="float" office:value="2.89111429302472" calcext:value-type="float">
            <text:p>2.89111429302472</text:p>
          </table:table-cell>
        </table:table-row>
        <table:table-row table:style-name="ro1">
          <table:table-cell table:number-columns-repeated="2"/>
          <table:table-cell office:value-type="float" office:value="0.270299145299145" calcext:value-type="float">
            <text:p>0.270299145299145</text:p>
          </table:table-cell>
          <table:table-cell office:value-type="float" office:value="2.89141672173195" calcext:value-type="float">
            <text:p>2.89141672173195</text:p>
          </table:table-cell>
        </table:table-row>
        <table:table-row table:style-name="ro1">
          <table:table-cell table:number-columns-repeated="2"/>
          <table:table-cell office:value-type="float" office:value="0.270833333333333" calcext:value-type="float">
            <text:p>0.270833333333333</text:p>
          </table:table-cell>
          <table:table-cell office:value-type="float" office:value="2.8916962257161" calcext:value-type="float">
            <text:p>2.8916962257161</text:p>
          </table:table-cell>
        </table:table-row>
        <table:table-row table:style-name="ro1">
          <table:table-cell table:number-columns-repeated="2"/>
          <table:table-cell office:value-type="float" office:value="0.271367521367521" calcext:value-type="float">
            <text:p>0.271367521367521</text:p>
          </table:table-cell>
          <table:table-cell office:value-type="float" office:value="2.89193930508778" calcext:value-type="float">
            <text:p>2.89193930508778</text:p>
          </table:table-cell>
        </table:table-row>
        <table:table-row table:style-name="ro1">
          <table:table-cell table:number-columns-repeated="2"/>
          <table:table-cell office:value-type="float" office:value="0.271901709401709" calcext:value-type="float">
            <text:p>0.271901709401709</text:p>
          </table:table-cell>
          <table:table-cell office:value-type="float" office:value="2.89213182473554" calcext:value-type="float">
            <text:p>2.89213182473554</text:p>
          </table:table-cell>
        </table:table-row>
        <table:table-row table:style-name="ro1">
          <table:table-cell table:number-columns-repeated="2"/>
          <table:table-cell office:value-type="float" office:value="0.272435897435897" calcext:value-type="float">
            <text:p>0.272435897435897</text:p>
          </table:table-cell>
          <table:table-cell office:value-type="float" office:value="2.89222556490418" calcext:value-type="float">
            <text:p>2.89222556490418</text:p>
          </table:table-cell>
        </table:table-row>
        <table:table-row table:style-name="ro1">
          <table:table-cell table:number-columns-repeated="2"/>
          <table:table-cell office:value-type="float" office:value="0.272970085470085" calcext:value-type="float">
            <text:p>0.272970085470085</text:p>
          </table:table-cell>
          <table:table-cell office:value-type="float" office:value="2.89221992149305" calcext:value-type="float">
            <text:p>2.89221992149305</text:p>
          </table:table-cell>
        </table:table-row>
        <table:table-row table:style-name="ro1">
          <table:table-cell table:number-columns-repeated="2"/>
          <table:table-cell office:value-type="float" office:value="0.273504273504274" calcext:value-type="float">
            <text:p>0.273504273504274</text:p>
          </table:table-cell>
          <table:table-cell office:value-type="float" office:value="2.8921473031178" calcext:value-type="float">
            <text:p>2.8921473031178</text:p>
          </table:table-cell>
        </table:table-row>
        <table:table-row table:style-name="ro1">
          <table:table-cell table:number-columns-repeated="2"/>
          <table:table-cell office:value-type="float" office:value="0.274038461538462" calcext:value-type="float">
            <text:p>0.274038461538462</text:p>
          </table:table-cell>
          <table:table-cell office:value-type="float" office:value="2.89204011839412" calcext:value-type="float">
            <text:p>2.89204011839412</text:p>
          </table:table-cell>
        </table:table-row>
        <table:table-row table:style-name="ro1">
          <table:table-cell table:number-columns-repeated="2"/>
          <table:table-cell office:value-type="float" office:value="0.27457264957265" calcext:value-type="float">
            <text:p>0.27457264957265</text:p>
          </table:table-cell>
          <table:table-cell office:value-type="float" office:value="2.89193077593767" calcext:value-type="float">
            <text:p>2.89193077593767</text:p>
          </table:table-cell>
        </table:table-row>
        <table:table-row table:style-name="ro1">
          <table:table-cell table:number-columns-repeated="2"/>
          <table:table-cell office:value-type="float" office:value="0.275106837606838" calcext:value-type="float">
            <text:p>0.275106837606838</text:p>
          </table:table-cell>
          <table:table-cell office:value-type="float" office:value="2.89185168436412" calcext:value-type="float">
            <text:p>2.89185168436412</text:p>
          </table:table-cell>
        </table:table-row>
        <table:table-row table:style-name="ro1">
          <table:table-cell table:number-columns-repeated="2"/>
          <table:table-cell office:value-type="float" office:value="0.275641025641026" calcext:value-type="float">
            <text:p>0.275641025641026</text:p>
          </table:table-cell>
          <table:table-cell office:value-type="float" office:value="2.89183525228914" calcext:value-type="float">
            <text:p>2.89183525228914</text:p>
          </table:table-cell>
        </table:table-row>
        <table:table-row table:style-name="ro1">
          <table:table-cell table:number-columns-repeated="2"/>
          <table:table-cell office:value-type="float" office:value="0.276175213675214" calcext:value-type="float">
            <text:p>0.276175213675214</text:p>
          </table:table-cell>
          <table:table-cell office:value-type="float" office:value="2.8919138883284" calcext:value-type="float">
            <text:p>2.8919138883284</text:p>
          </table:table-cell>
        </table:table-row>
        <table:table-row table:style-name="ro1">
          <table:table-cell table:number-columns-repeated="2"/>
          <table:table-cell office:value-type="float" office:value="0.276709401709402" calcext:value-type="float">
            <text:p>0.276709401709402</text:p>
          </table:table-cell>
          <table:table-cell office:value-type="float" office:value="2.89211952639598" calcext:value-type="float">
            <text:p>2.89211952639598</text:p>
          </table:table-cell>
        </table:table-row>
        <table:table-row table:style-name="ro1">
          <table:table-cell table:number-columns-repeated="2"/>
          <table:table-cell office:value-type="float" office:value="0.27724358974359" calcext:value-type="float">
            <text:p>0.27724358974359</text:p>
          </table:table-cell>
          <table:table-cell office:value-type="float" office:value="2.89240609703023" calcext:value-type="float">
            <text:p>2.89240609703023</text:p>
          </table:table-cell>
        </table:table-row>
        <table:table-row table:style-name="ro1">
          <table:table-cell table:number-columns-repeated="2"/>
          <table:table-cell office:value-type="float" office:value="0.277777777777778" calcext:value-type="float">
            <text:p>0.277777777777778</text:p>
          </table:table-cell>
          <table:table-cell office:value-type="float" office:value="2.89272088278062" calcext:value-type="float">
            <text:p>2.89272088278062</text:p>
          </table:table-cell>
        </table:table-row>
        <table:table-row table:style-name="ro1">
          <table:table-cell table:number-columns-repeated="2"/>
          <table:table-cell office:value-type="float" office:value="0.278311965811966" calcext:value-type="float">
            <text:p>0.278311965811966</text:p>
          </table:table-cell>
          <table:table-cell office:value-type="float" office:value="2.89305607917803" calcext:value-type="float">
            <text:p>2.89305607917803</text:p>
          </table:table-cell>
        </table:table-row>
        <table:table-row table:style-name="ro1">
          <table:table-cell table:number-columns-repeated="2"/>
          <table:table-cell office:value-type="float" office:value="0.278846153846154" calcext:value-type="float">
            <text:p>0.278846153846154</text:p>
          </table:table-cell>
          <table:table-cell office:value-type="float" office:value="2.89340388175334" calcext:value-type="float">
            <text:p>2.89340388175334</text:p>
          </table:table-cell>
        </table:table-row>
        <table:table-row table:style-name="ro1">
          <table:table-cell table:number-columns-repeated="2"/>
          <table:table-cell office:value-type="float" office:value="0.279380341880342" calcext:value-type="float">
            <text:p>0.279380341880342</text:p>
          </table:table-cell>
          <table:table-cell office:value-type="float" office:value="2.89375648603742" calcext:value-type="float">
            <text:p>2.89375648603742</text:p>
          </table:table-cell>
        </table:table-row>
        <table:table-row table:style-name="ro1">
          <table:table-cell table:number-columns-repeated="2"/>
          <table:table-cell office:value-type="float" office:value="0.27991452991453" calcext:value-type="float">
            <text:p>0.27991452991453</text:p>
          </table:table-cell>
          <table:table-cell office:value-type="float" office:value="2.89410608756114" calcext:value-type="float">
            <text:p>2.89410608756114</text:p>
          </table:table-cell>
        </table:table-row>
        <table:table-row table:style-name="ro1">
          <table:table-cell table:number-columns-repeated="2"/>
          <table:table-cell office:value-type="float" office:value="0.280448717948718" calcext:value-type="float">
            <text:p>0.280448717948718</text:p>
          </table:table-cell>
          <table:table-cell office:value-type="float" office:value="2.8944448818554" calcext:value-type="float">
            <text:p>2.8944448818554</text:p>
          </table:table-cell>
        </table:table-row>
        <table:table-row table:style-name="ro1">
          <table:table-cell table:number-columns-repeated="2"/>
          <table:table-cell office:value-type="float" office:value="0.280982905982906" calcext:value-type="float">
            <text:p>0.280982905982906</text:p>
          </table:table-cell>
          <table:table-cell office:value-type="float" office:value="2.89476506445105" calcext:value-type="float">
            <text:p>2.89476506445105</text:p>
          </table:table-cell>
        </table:table-row>
        <table:table-row table:style-name="ro1">
          <table:table-cell table:number-columns-repeated="2"/>
          <table:table-cell office:value-type="float" office:value="0.281517094017094" calcext:value-type="float">
            <text:p>0.281517094017094</text:p>
          </table:table-cell>
          <table:table-cell office:value-type="float" office:value="2.89505885242672" calcext:value-type="float">
            <text:p>2.89505885242672</text:p>
          </table:table-cell>
        </table:table-row>
        <table:table-row table:style-name="ro1">
          <table:table-cell table:number-columns-repeated="2"/>
          <table:table-cell office:value-type="float" office:value="0.282051282051282" calcext:value-type="float">
            <text:p>0.282051282051282</text:p>
          </table:table-cell>
          <table:table-cell office:value-type="float" office:value="2.89533300776816" calcext:value-type="float">
            <text:p>2.89533300776816</text:p>
          </table:table-cell>
        </table:table-row>
        <table:table-row table:style-name="ro1">
          <table:table-cell table:number-columns-repeated="2"/>
          <table:table-cell office:value-type="float" office:value="0.28258547008547" calcext:value-type="float">
            <text:p>0.28258547008547</text:p>
          </table:table-cell>
          <table:table-cell office:value-type="float" office:value="2.89559926029436" calcext:value-type="float">
            <text:p>2.89559926029436</text:p>
          </table:table-cell>
        </table:table-row>
        <table:table-row table:style-name="ro1">
          <table:table-cell table:number-columns-repeated="2"/>
          <table:table-cell office:value-type="float" office:value="0.283119658119658" calcext:value-type="float">
            <text:p>0.283119658119658</text:p>
          </table:table-cell>
          <table:table-cell office:value-type="float" office:value="2.89586018542699" calcext:value-type="float">
            <text:p>2.89586018542699</text:p>
          </table:table-cell>
        </table:table-row>
        <table:table-row table:style-name="ro1">
          <table:table-cell table:number-columns-repeated="2"/>
          <table:table-cell office:value-type="float" office:value="0.283653846153846" calcext:value-type="float">
            <text:p>0.283653846153846</text:p>
          </table:table-cell>
          <table:table-cell office:value-type="float" office:value="2.89611835858769" calcext:value-type="float">
            <text:p>2.89611835858769</text:p>
          </table:table-cell>
        </table:table-row>
        <table:table-row table:style-name="ro1">
          <table:table-cell table:number-columns-repeated="2"/>
          <table:table-cell office:value-type="float" office:value="0.284188034188034" calcext:value-type="float">
            <text:p>0.284188034188034</text:p>
          </table:table-cell>
          <table:table-cell office:value-type="float" office:value="2.89637635519811" calcext:value-type="float">
            <text:p>2.89637635519811</text:p>
          </table:table-cell>
        </table:table-row>
        <table:table-row table:style-name="ro1">
          <table:table-cell table:number-columns-repeated="2"/>
          <table:table-cell office:value-type="float" office:value="0.284722222222222" calcext:value-type="float">
            <text:p>0.284722222222222</text:p>
          </table:table-cell>
          <table:table-cell office:value-type="float" office:value="2.89663675067991" calcext:value-type="float">
            <text:p>2.89663675067991</text:p>
          </table:table-cell>
        </table:table-row>
        <table:table-row table:style-name="ro1">
          <table:table-cell table:number-columns-repeated="2"/>
          <table:table-cell office:value-type="float" office:value="0.28525641025641" calcext:value-type="float">
            <text:p>0.28525641025641</text:p>
          </table:table-cell>
          <table:table-cell office:value-type="float" office:value="2.89690212045475" calcext:value-type="float">
            <text:p>2.89690212045475</text:p>
          </table:table-cell>
        </table:table-row>
        <table:table-row table:style-name="ro1">
          <table:table-cell table:number-columns-repeated="2"/>
          <table:table-cell office:value-type="float" office:value="0.285790598290598" calcext:value-type="float">
            <text:p>0.285790598290598</text:p>
          </table:table-cell>
          <table:table-cell office:value-type="float" office:value="2.89717503994427" calcext:value-type="float">
            <text:p>2.89717503994427</text:p>
          </table:table-cell>
        </table:table-row>
        <table:table-row table:style-name="ro1">
          <table:table-cell table:number-columns-repeated="2"/>
          <table:table-cell office:value-type="float" office:value="0.286324786324786" calcext:value-type="float">
            <text:p>0.286324786324786</text:p>
          </table:table-cell>
          <table:table-cell office:value-type="float" office:value="2.89745808457013" calcext:value-type="float">
            <text:p>2.89745808457013</text:p>
          </table:table-cell>
        </table:table-row>
        <table:table-row table:style-name="ro1">
          <table:table-cell table:number-columns-repeated="2"/>
          <table:table-cell office:value-type="float" office:value="0.286858974358974" calcext:value-type="float">
            <text:p>0.286858974358974</text:p>
          </table:table-cell>
          <table:table-cell office:value-type="float" office:value="2.89777152194382" calcext:value-type="float">
            <text:p>2.89777152194382</text:p>
          </table:table-cell>
        </table:table-row>
        <table:table-row table:style-name="ro1">
          <table:table-cell table:number-columns-repeated="2"/>
          <table:table-cell office:value-type="float" office:value="0.287393162393162" calcext:value-type="float">
            <text:p>0.287393162393162</text:p>
          </table:table-cell>
          <table:table-cell office:value-type="float" office:value="2.89812557444355" calcext:value-type="float">
            <text:p>2.89812557444355</text:p>
          </table:table-cell>
        </table:table-row>
        <table:table-row table:style-name="ro1">
          <table:table-cell table:number-columns-repeated="2"/>
          <table:table-cell office:value-type="float" office:value="0.28792735042735" calcext:value-type="float">
            <text:p>0.28792735042735</text:p>
          </table:table-cell>
          <table:table-cell office:value-type="float" office:value="2.8985074593392" calcext:value-type="float">
            <text:p>2.8985074593392</text:p>
          </table:table-cell>
        </table:table-row>
        <table:table-row table:style-name="ro1">
          <table:table-cell table:number-columns-repeated="2"/>
          <table:table-cell office:value-type="float" office:value="0.288461538461538" calcext:value-type="float">
            <text:p>0.288461538461538</text:p>
          </table:table-cell>
          <table:table-cell office:value-type="float" office:value="2.89890439378509" calcext:value-type="float">
            <text:p>2.89890439378509</text:p>
          </table:table-cell>
        </table:table-row>
        <table:table-row table:style-name="ro1">
          <table:table-cell table:number-columns-repeated="2"/>
          <table:table-cell office:value-type="float" office:value="0.288995726495727" calcext:value-type="float">
            <text:p>0.288995726495727</text:p>
          </table:table-cell>
          <table:table-cell office:value-type="float" office:value="2.89930359493552" calcext:value-type="float">
            <text:p>2.89930359493552</text:p>
          </table:table-cell>
        </table:table-row>
        <table:table-row table:style-name="ro1">
          <table:table-cell table:number-columns-repeated="2"/>
          <table:table-cell office:value-type="float" office:value="0.289529914529915" calcext:value-type="float">
            <text:p>0.289529914529915</text:p>
          </table:table-cell>
          <table:table-cell office:value-type="float" office:value="2.89969227994481" calcext:value-type="float">
            <text:p>2.89969227994481</text:p>
          </table:table-cell>
        </table:table-row>
        <table:table-row table:style-name="ro1">
          <table:table-cell table:number-columns-repeated="2"/>
          <table:table-cell office:value-type="float" office:value="0.290064102564103" calcext:value-type="float">
            <text:p>0.290064102564103</text:p>
          </table:table-cell>
          <table:table-cell office:value-type="float" office:value="2.90005766596727" calcext:value-type="float">
            <text:p>2.90005766596727</text:p>
          </table:table-cell>
        </table:table-row>
        <table:table-row table:style-name="ro1">
          <table:table-cell table:number-columns-repeated="2"/>
          <table:table-cell office:value-type="float" office:value="0.290598290598291" calcext:value-type="float">
            <text:p>0.290598290598291</text:p>
          </table:table-cell>
          <table:table-cell office:value-type="float" office:value="2.90038697015719" calcext:value-type="float">
            <text:p>2.90038697015719</text:p>
          </table:table-cell>
        </table:table-row>
        <table:table-row table:style-name="ro1">
          <table:table-cell table:number-columns-repeated="2"/>
          <table:table-cell office:value-type="float" office:value="0.291132478632479" calcext:value-type="float">
            <text:p>0.291132478632479</text:p>
          </table:table-cell>
          <table:table-cell office:value-type="float" office:value="2.90066740966891" calcext:value-type="float">
            <text:p>2.90066740966891</text:p>
          </table:table-cell>
        </table:table-row>
        <table:table-row table:style-name="ro1">
          <table:table-cell table:number-columns-repeated="2"/>
          <table:table-cell office:value-type="float" office:value="0.291666666666667" calcext:value-type="float">
            <text:p>0.291666666666667</text:p>
          </table:table-cell>
          <table:table-cell office:value-type="float" office:value="2.90090725233329" calcext:value-type="float">
            <text:p>2.90090725233329</text:p>
          </table:table-cell>
        </table:table-row>
        <table:table-row table:style-name="ro1">
          <table:table-cell table:number-columns-repeated="2"/>
          <table:table-cell office:value-type="float" office:value="0.292200854700855" calcext:value-type="float">
            <text:p>0.292200854700855</text:p>
          </table:table-cell>
          <table:table-cell office:value-type="float" office:value="2.90112813836632" calcext:value-type="float">
            <text:p>2.90112813836632</text:p>
          </table:table-cell>
        </table:table-row>
        <table:table-row table:style-name="ro1">
          <table:table-cell table:number-columns-repeated="2"/>
          <table:table-cell office:value-type="float" office:value="0.292735042735043" calcext:value-type="float">
            <text:p>0.292735042735043</text:p>
          </table:table-cell>
          <table:table-cell office:value-type="float" office:value="2.90133161475114" calcext:value-type="float">
            <text:p>2.90133161475114</text:p>
          </table:table-cell>
        </table:table-row>
        <table:table-row table:style-name="ro1">
          <table:table-cell table:number-columns-repeated="2"/>
          <table:table-cell office:value-type="float" office:value="0.293269230769231" calcext:value-type="float">
            <text:p>0.293269230769231</text:p>
          </table:table-cell>
          <table:table-cell office:value-type="float" office:value="2.90151918034797" calcext:value-type="float">
            <text:p>2.90151918034797</text:p>
          </table:table-cell>
        </table:table-row>
        <table:table-row table:style-name="ro1">
          <table:table-cell table:number-columns-repeated="2"/>
          <table:table-cell office:value-type="float" office:value="0.293803418803419" calcext:value-type="float">
            <text:p>0.293803418803419</text:p>
          </table:table-cell>
          <table:table-cell office:value-type="float" office:value="2.90169233401699" calcext:value-type="float">
            <text:p>2.90169233401699</text:p>
          </table:table-cell>
        </table:table-row>
        <table:table-row table:style-name="ro1">
          <table:table-cell table:number-columns-repeated="2"/>
          <table:table-cell office:value-type="float" office:value="0.294337606837607" calcext:value-type="float">
            <text:p>0.294337606837607</text:p>
          </table:table-cell>
          <table:table-cell office:value-type="float" office:value="2.90185257461843" calcext:value-type="float">
            <text:p>2.90185257461843</text:p>
          </table:table-cell>
        </table:table-row>
        <table:table-row table:style-name="ro1">
          <table:table-cell table:number-columns-repeated="2"/>
          <table:table-cell office:value-type="float" office:value="0.294871794871795" calcext:value-type="float">
            <text:p>0.294871794871795</text:p>
          </table:table-cell>
          <table:table-cell office:value-type="float" office:value="2.90200140101247" calcext:value-type="float">
            <text:p>2.90200140101247</text:p>
          </table:table-cell>
        </table:table-row>
        <table:table-row table:style-name="ro1">
          <table:table-cell table:number-columns-repeated="2"/>
          <table:table-cell office:value-type="float" office:value="0.295405982905983" calcext:value-type="float">
            <text:p>0.295405982905983</text:p>
          </table:table-cell>
          <table:table-cell office:value-type="float" office:value="2.90214031205934" calcext:value-type="float">
            <text:p>2.90214031205934</text:p>
          </table:table-cell>
        </table:table-row>
        <table:table-row table:style-name="ro1">
          <table:table-cell table:number-columns-repeated="2"/>
          <table:table-cell office:value-type="float" office:value="0.295940170940171" calcext:value-type="float">
            <text:p>0.295940170940171</text:p>
          </table:table-cell>
          <table:table-cell office:value-type="float" office:value="2.90227080661922" calcext:value-type="float">
            <text:p>2.90227080661922</text:p>
          </table:table-cell>
        </table:table-row>
        <table:table-row table:style-name="ro1">
          <table:table-cell table:number-columns-repeated="2"/>
          <table:table-cell office:value-type="float" office:value="0.296474358974359" calcext:value-type="float">
            <text:p>0.296474358974359</text:p>
          </table:table-cell>
          <table:table-cell office:value-type="float" office:value="2.90239714031843" calcext:value-type="float">
            <text:p>2.90239714031843</text:p>
          </table:table-cell>
        </table:table-row>
        <table:table-row table:style-name="ro1">
          <table:table-cell table:number-columns-repeated="2"/>
          <table:table-cell office:value-type="float" office:value="0.297008547008547" calcext:value-type="float">
            <text:p>0.297008547008547</text:p>
          </table:table-cell>
          <table:table-cell office:value-type="float" office:value="2.90252331365974" calcext:value-type="float">
            <text:p>2.90252331365974</text:p>
          </table:table-cell>
        </table:table-row>
        <table:table-row table:style-name="ro1">
          <table:table-cell table:number-columns-repeated="2"/>
          <table:table-cell office:value-type="float" office:value="0.297542735042735" calcext:value-type="float">
            <text:p>0.297542735042735</text:p>
          </table:table-cell>
          <table:table-cell office:value-type="float" office:value="2.90264852619282" calcext:value-type="float">
            <text:p>2.90264852619282</text:p>
          </table:table-cell>
        </table:table-row>
        <table:table-row table:style-name="ro1">
          <table:table-cell table:number-columns-repeated="2"/>
          <table:table-cell office:value-type="float" office:value="0.298076923076923" calcext:value-type="float">
            <text:p>0.298076923076923</text:p>
          </table:table-cell>
          <table:table-cell office:value-type="float" office:value="2.90277194520026" calcext:value-type="float">
            <text:p>2.90277194520026</text:p>
          </table:table-cell>
        </table:table-row>
        <table:table-row table:style-name="ro1">
          <table:table-cell table:number-columns-repeated="2"/>
          <table:table-cell office:value-type="float" office:value="0.298611111111111" calcext:value-type="float">
            <text:p>0.298611111111111</text:p>
          </table:table-cell>
          <table:table-cell office:value-type="float" office:value="2.90289273796466" calcext:value-type="float">
            <text:p>2.90289273796466</text:p>
          </table:table-cell>
        </table:table-row>
        <table:table-row table:style-name="ro1">
          <table:table-cell table:number-columns-repeated="2"/>
          <table:table-cell office:value-type="float" office:value="0.299145299145299" calcext:value-type="float">
            <text:p>0.299145299145299</text:p>
          </table:table-cell>
          <table:table-cell office:value-type="float" office:value="2.90301007176859" calcext:value-type="float">
            <text:p>2.90301007176859</text:p>
          </table:table-cell>
        </table:table-row>
        <table:table-row table:style-name="ro1">
          <table:table-cell table:number-columns-repeated="2"/>
          <table:table-cell office:value-type="float" office:value="0.299679487179487" calcext:value-type="float">
            <text:p>0.299679487179487</text:p>
          </table:table-cell>
          <table:table-cell office:value-type="float" office:value="2.90312311389465" calcext:value-type="float">
            <text:p>2.90312311389465</text:p>
          </table:table-cell>
        </table:table-row>
        <table:table-row table:style-name="ro1">
          <table:table-cell table:number-columns-repeated="2"/>
          <table:table-cell office:value-type="float" office:value="0.300213675213675" calcext:value-type="float">
            <text:p>0.300213675213675</text:p>
          </table:table-cell>
          <table:table-cell office:value-type="float" office:value="2.90323103162543" calcext:value-type="float">
            <text:p>2.90323103162543</text:p>
          </table:table-cell>
        </table:table-row>
        <table:table-row table:style-name="ro1">
          <table:table-cell table:number-columns-repeated="2"/>
          <table:table-cell office:value-type="float" office:value="0.300747863247863" calcext:value-type="float">
            <text:p>0.300747863247863</text:p>
          </table:table-cell>
          <table:table-cell office:value-type="float" office:value="2.9033329922435" calcext:value-type="float">
            <text:p>2.9033329922435</text:p>
          </table:table-cell>
        </table:table-row>
        <table:table-row table:style-name="ro1">
          <table:table-cell table:number-columns-repeated="2"/>
          <table:table-cell office:value-type="float" office:value="0.301282051282051" calcext:value-type="float">
            <text:p>0.301282051282051</text:p>
          </table:table-cell>
          <table:table-cell office:value-type="float" office:value="2.90342898650105" calcext:value-type="float">
            <text:p>2.90342898650105</text:p>
          </table:table-cell>
        </table:table-row>
        <table:table-row table:style-name="ro1">
          <table:table-cell table:number-columns-repeated="2"/>
          <table:table-cell office:value-type="float" office:value="0.301816239316239" calcext:value-type="float">
            <text:p>0.301816239316239</text:p>
          </table:table-cell>
          <table:table-cell office:value-type="float" office:value="2.90352061189866" calcext:value-type="float">
            <text:p>2.90352061189866</text:p>
          </table:table-cell>
        </table:table-row>
        <table:table-row table:style-name="ro1">
          <table:table-cell table:number-columns-repeated="2"/>
          <table:table-cell office:value-type="float" office:value="0.302350427350427" calcext:value-type="float">
            <text:p>0.302350427350427</text:p>
          </table:table-cell>
          <table:table-cell office:value-type="float" office:value="2.90360888561956" calcext:value-type="float">
            <text:p>2.90360888561956</text:p>
          </table:table-cell>
        </table:table-row>
        <table:table-row table:style-name="ro1">
          <table:table-cell table:number-columns-repeated="2"/>
          <table:table-cell office:value-type="float" office:value="0.302884615384615" calcext:value-type="float">
            <text:p>0.302884615384615</text:p>
          </table:table-cell>
          <table:table-cell office:value-type="float" office:value="2.90369480970431" calcext:value-type="float">
            <text:p>2.90369480970431</text:p>
          </table:table-cell>
        </table:table-row>
        <table:table-row table:style-name="ro1">
          <table:table-cell table:number-columns-repeated="2"/>
          <table:table-cell office:value-type="float" office:value="0.303418803418803" calcext:value-type="float">
            <text:p>0.303418803418803</text:p>
          </table:table-cell>
          <table:table-cell office:value-type="float" office:value="2.90377938619349" calcext:value-type="float">
            <text:p>2.90377938619349</text:p>
          </table:table-cell>
        </table:table-row>
        <table:table-row table:style-name="ro1">
          <table:table-cell table:number-columns-repeated="2"/>
          <table:table-cell office:value-type="float" office:value="0.303952991452991" calcext:value-type="float">
            <text:p>0.303952991452991</text:p>
          </table:table-cell>
          <table:table-cell office:value-type="float" office:value="2.90386361712766" calcext:value-type="float">
            <text:p>2.90386361712766</text:p>
          </table:table-cell>
        </table:table-row>
        <table:table-row table:style-name="ro1">
          <table:table-cell table:number-columns-repeated="2"/>
          <table:table-cell office:value-type="float" office:value="0.30448717948718" calcext:value-type="float">
            <text:p>0.30448717948718</text:p>
          </table:table-cell>
          <table:table-cell office:value-type="float" office:value="2.90394850454741" calcext:value-type="float">
            <text:p>2.90394850454741</text:p>
          </table:table-cell>
        </table:table-row>
        <table:table-row table:style-name="ro1">
          <table:table-cell table:number-columns-repeated="2"/>
          <table:table-cell office:value-type="float" office:value="0.305021367521368" calcext:value-type="float">
            <text:p>0.305021367521368</text:p>
          </table:table-cell>
          <table:table-cell office:value-type="float" office:value="2.9040350504933" calcext:value-type="float">
            <text:p>2.9040350504933</text:p>
          </table:table-cell>
        </table:table-row>
        <table:table-row table:style-name="ro1">
          <table:table-cell table:number-columns-repeated="2"/>
          <table:table-cell office:value-type="float" office:value="0.305555555555556" calcext:value-type="float">
            <text:p>0.305555555555556</text:p>
          </table:table-cell>
          <table:table-cell office:value-type="float" office:value="2.90412425700591" calcext:value-type="float">
            <text:p>2.90412425700591</text:p>
          </table:table-cell>
        </table:table-row>
        <table:table-row table:style-name="ro1">
          <table:table-cell table:number-columns-repeated="2"/>
          <table:table-cell office:value-type="float" office:value="0.306089743589744" calcext:value-type="float">
            <text:p>0.306089743589744</text:p>
          </table:table-cell>
          <table:table-cell office:value-type="float" office:value="2.90421826290345" calcext:value-type="float">
            <text:p>2.90421826290345</text:p>
          </table:table-cell>
        </table:table-row>
        <table:table-row table:style-name="ro1">
          <table:table-cell table:number-columns-repeated="2"/>
          <table:table-cell office:value-type="float" office:value="0.306623931623932" calcext:value-type="float">
            <text:p>0.306623931623932</text:p>
          </table:table-cell>
          <table:table-cell office:value-type="float" office:value="2.90431937119619" calcext:value-type="float">
            <text:p>2.90431937119619</text:p>
          </table:table-cell>
        </table:table-row>
        <table:table-row table:style-name="ro1">
          <table:table-cell table:number-columns-repeated="2"/>
          <table:table-cell office:value-type="float" office:value="0.30715811965812" calcext:value-type="float">
            <text:p>0.30715811965812</text:p>
          </table:table-cell>
          <table:table-cell office:value-type="float" office:value="2.904427009491" calcext:value-type="float">
            <text:p>2.904427009491</text:p>
          </table:table-cell>
        </table:table-row>
        <table:table-row table:style-name="ro1">
          <table:table-cell table:number-columns-repeated="2"/>
          <table:table-cell office:value-type="float" office:value="0.307692307692308" calcext:value-type="float">
            <text:p>0.307692307692308</text:p>
          </table:table-cell>
          <table:table-cell office:value-type="float" office:value="2.90454054012282" calcext:value-type="float">
            <text:p>2.90454054012282</text:p>
          </table:table-cell>
        </table:table-row>
        <table:table-row table:style-name="ro1">
          <table:table-cell table:number-columns-repeated="2"/>
          <table:table-cell office:value-type="float" office:value="0.308226495726496" calcext:value-type="float">
            <text:p>0.308226495726496</text:p>
          </table:table-cell>
          <table:table-cell office:value-type="float" office:value="2.90465932542661" calcext:value-type="float">
            <text:p>2.90465932542661</text:p>
          </table:table-cell>
        </table:table-row>
        <table:table-row table:style-name="ro1">
          <table:table-cell table:number-columns-repeated="2"/>
          <table:table-cell office:value-type="float" office:value="0.308760683760684" calcext:value-type="float">
            <text:p>0.308760683760684</text:p>
          </table:table-cell>
          <table:table-cell office:value-type="float" office:value="2.90478272773732" calcext:value-type="float">
            <text:p>2.90478272773732</text:p>
          </table:table-cell>
        </table:table-row>
        <table:table-row table:style-name="ro1">
          <table:table-cell table:number-columns-repeated="2"/>
          <table:table-cell office:value-type="float" office:value="0.309294871794872" calcext:value-type="float">
            <text:p>0.309294871794872</text:p>
          </table:table-cell>
          <table:table-cell office:value-type="float" office:value="2.90491010938989" calcext:value-type="float">
            <text:p>2.90491010938989</text:p>
          </table:table-cell>
        </table:table-row>
        <table:table-row table:style-name="ro1">
          <table:table-cell table:number-columns-repeated="2"/>
          <table:table-cell office:value-type="float" office:value="0.30982905982906" calcext:value-type="float">
            <text:p>0.30982905982906</text:p>
          </table:table-cell>
          <table:table-cell office:value-type="float" office:value="2.9050408327193" calcext:value-type="float">
            <text:p>2.9050408327193</text:p>
          </table:table-cell>
        </table:table-row>
        <table:table-row table:style-name="ro1">
          <table:table-cell table:number-columns-repeated="2"/>
          <table:table-cell office:value-type="float" office:value="0.310363247863248" calcext:value-type="float">
            <text:p>0.310363247863248</text:p>
          </table:table-cell>
          <table:table-cell office:value-type="float" office:value="2.90517426006048" calcext:value-type="float">
            <text:p>2.90517426006048</text:p>
          </table:table-cell>
        </table:table-row>
        <table:table-row table:style-name="ro1">
          <table:table-cell table:number-columns-repeated="2"/>
          <table:table-cell office:value-type="float" office:value="0.310897435897436" calcext:value-type="float">
            <text:p>0.310897435897436</text:p>
          </table:table-cell>
          <table:table-cell office:value-type="float" office:value="2.90534732169027" calcext:value-type="float">
            <text:p>2.90534732169027</text:p>
          </table:table-cell>
        </table:table-row>
        <table:table-row table:style-name="ro1">
          <table:table-cell table:number-columns-repeated="2"/>
          <table:table-cell office:value-type="float" office:value="0.311431623931624" calcext:value-type="float">
            <text:p>0.311431623931624</text:p>
          </table:table-cell>
          <table:table-cell office:value-type="float" office:value="2.90562834117514" calcext:value-type="float">
            <text:p>2.90562834117514</text:p>
          </table:table-cell>
        </table:table-row>
        <table:table-row table:style-name="ro1">
          <table:table-cell table:number-columns-repeated="2"/>
          <table:table-cell office:value-type="float" office:value="0.311965811965812" calcext:value-type="float">
            <text:p>0.311965811965812</text:p>
          </table:table-cell>
          <table:table-cell office:value-type="float" office:value="2.90598994866005" calcext:value-type="float">
            <text:p>2.90598994866005</text:p>
          </table:table-cell>
        </table:table-row>
        <table:table-row table:style-name="ro1">
          <table:table-cell table:number-columns-repeated="2"/>
          <table:table-cell office:value-type="float" office:value="0.3125" calcext:value-type="float">
            <text:p>0.3125</text:p>
          </table:table-cell>
          <table:table-cell office:value-type="float" office:value="2.90640129379251" calcext:value-type="float">
            <text:p>2.90640129379251</text:p>
          </table:table-cell>
        </table:table-row>
        <table:table-row table:style-name="ro1">
          <table:table-cell table:number-columns-repeated="2"/>
          <table:table-cell office:value-type="float" office:value="0.313034188034188" calcext:value-type="float">
            <text:p>0.313034188034188</text:p>
          </table:table-cell>
          <table:table-cell office:value-type="float" office:value="2.90683152622001" calcext:value-type="float">
            <text:p>2.90683152622001</text:p>
          </table:table-cell>
        </table:table-row>
        <table:table-row table:style-name="ro1">
          <table:table-cell table:number-columns-repeated="2"/>
          <table:table-cell office:value-type="float" office:value="0.313568376068376" calcext:value-type="float">
            <text:p>0.313568376068376</text:p>
          </table:table-cell>
          <table:table-cell office:value-type="float" office:value="2.90724979559006" calcext:value-type="float">
            <text:p>2.90724979559006</text:p>
          </table:table-cell>
        </table:table-row>
        <table:table-row table:style-name="ro1">
          <table:table-cell table:number-columns-repeated="2"/>
          <table:table-cell office:value-type="float" office:value="0.314102564102564" calcext:value-type="float">
            <text:p>0.314102564102564</text:p>
          </table:table-cell>
          <table:table-cell office:value-type="float" office:value="2.90762525155014" calcext:value-type="float">
            <text:p>2.90762525155014</text:p>
          </table:table-cell>
        </table:table-row>
        <table:table-row table:style-name="ro1">
          <table:table-cell table:number-columns-repeated="2"/>
          <table:table-cell office:value-type="float" office:value="0.314636752136752" calcext:value-type="float">
            <text:p>0.314636752136752</text:p>
          </table:table-cell>
          <table:table-cell office:value-type="float" office:value="2.90792704374776" calcext:value-type="float">
            <text:p>2.90792704374776</text:p>
          </table:table-cell>
        </table:table-row>
        <table:table-row table:style-name="ro1">
          <table:table-cell table:number-columns-repeated="2"/>
          <table:table-cell office:value-type="float" office:value="0.31517094017094" calcext:value-type="float">
            <text:p>0.31517094017094</text:p>
          </table:table-cell>
          <table:table-cell office:value-type="float" office:value="2.90812432183042" calcext:value-type="float">
            <text:p>2.90812432183042</text:p>
          </table:table-cell>
        </table:table-row>
        <table:table-row table:style-name="ro1">
          <table:table-cell table:number-columns-repeated="2"/>
          <table:table-cell office:value-type="float" office:value="0.315705128205128" calcext:value-type="float">
            <text:p>0.315705128205128</text:p>
          </table:table-cell>
          <table:table-cell office:value-type="float" office:value="2.90821212811268" calcext:value-type="float">
            <text:p>2.90821212811268</text:p>
          </table:table-cell>
        </table:table-row>
        <table:table-row table:style-name="ro1">
          <table:table-cell table:number-columns-repeated="2"/>
          <table:table-cell office:value-type="float" office:value="0.316239316239316" calcext:value-type="float">
            <text:p>0.316239316239316</text:p>
          </table:table-cell>
          <table:table-cell office:value-type="float" office:value="2.90824888222988" calcext:value-type="float">
            <text:p>2.90824888222988</text:p>
          </table:table-cell>
        </table:table-row>
        <table:table-row table:style-name="ro1">
          <table:table-cell table:number-columns-repeated="2"/>
          <table:table-cell office:value-type="float" office:value="0.316773504273504" calcext:value-type="float">
            <text:p>0.316773504273504</text:p>
          </table:table-cell>
          <table:table-cell office:value-type="float" office:value="2.90824913836535" calcext:value-type="float">
            <text:p>2.90824913836535</text:p>
          </table:table-cell>
        </table:table-row>
        <table:table-row table:style-name="ro1">
          <table:table-cell table:number-columns-repeated="2"/>
          <table:table-cell office:value-type="float" office:value="0.317307692307692" calcext:value-type="float">
            <text:p>0.317307692307692</text:p>
          </table:table-cell>
          <table:table-cell office:value-type="float" office:value="2.90822435634126" calcext:value-type="float">
            <text:p>2.90822435634126</text:p>
          </table:table-cell>
        </table:table-row>
        <table:table-row table:style-name="ro1">
          <table:table-cell table:number-columns-repeated="2"/>
          <table:table-cell office:value-type="float" office:value="0.31784188034188" calcext:value-type="float">
            <text:p>0.31784188034188</text:p>
          </table:table-cell>
          <table:table-cell office:value-type="float" office:value="2.90818599597976" calcext:value-type="float">
            <text:p>2.90818599597976</text:p>
          </table:table-cell>
        </table:table-row>
        <table:table-row table:style-name="ro1">
          <table:table-cell table:number-columns-repeated="2"/>
          <table:table-cell office:value-type="float" office:value="0.318376068376068" calcext:value-type="float">
            <text:p>0.318376068376068</text:p>
          </table:table-cell>
          <table:table-cell office:value-type="float" office:value="2.90814551710299" calcext:value-type="float">
            <text:p>2.90814551710299</text:p>
          </table:table-cell>
        </table:table-row>
        <table:table-row table:style-name="ro1">
          <table:table-cell table:number-columns-repeated="2"/>
          <table:table-cell office:value-type="float" office:value="0.318910256410256" calcext:value-type="float">
            <text:p>0.318910256410256</text:p>
          </table:table-cell>
          <table:table-cell office:value-type="float" office:value="2.90811437953312" calcext:value-type="float">
            <text:p>2.90811437953312</text:p>
          </table:table-cell>
        </table:table-row>
        <table:table-row table:style-name="ro1">
          <table:table-cell table:number-columns-repeated="2"/>
          <table:table-cell office:value-type="float" office:value="0.319444444444444" calcext:value-type="float">
            <text:p>0.319444444444444</text:p>
          </table:table-cell>
          <table:table-cell office:value-type="float" office:value="2.9081040430923" calcext:value-type="float">
            <text:p>2.9081040430923</text:p>
          </table:table-cell>
        </table:table-row>
        <table:table-row table:style-name="ro1">
          <table:table-cell table:number-columns-repeated="2"/>
          <table:table-cell office:value-type="float" office:value="0.319978632478633" calcext:value-type="float">
            <text:p>0.319978632478633</text:p>
          </table:table-cell>
          <table:table-cell office:value-type="float" office:value="2.90812596760268" calcext:value-type="float">
            <text:p>2.90812596760268</text:p>
          </table:table-cell>
        </table:table-row>
        <table:table-row table:style-name="ro1">
          <table:table-cell table:number-columns-repeated="2"/>
          <table:table-cell office:value-type="float" office:value="0.320512820512821" calcext:value-type="float">
            <text:p>0.320512820512821</text:p>
          </table:table-cell>
          <table:table-cell office:value-type="float" office:value="2.90817879647444" calcext:value-type="float">
            <text:p>2.90817879647444</text:p>
          </table:table-cell>
        </table:table-row>
        <table:table-row table:style-name="ro1">
          <table:table-cell table:number-columns-repeated="2"/>
          <table:table-cell office:value-type="float" office:value="0.321047008547009" calcext:value-type="float">
            <text:p>0.321047008547009</text:p>
          </table:table-cell>
          <table:table-cell office:value-type="float" office:value="2.90823133027517" calcext:value-type="float">
            <text:p>2.90823133027517</text:p>
          </table:table-cell>
        </table:table-row>
        <table:table-row table:style-name="ro1">
          <table:table-cell table:number-columns-repeated="2"/>
          <table:table-cell office:value-type="float" office:value="0.321581196581197" calcext:value-type="float">
            <text:p>0.321581196581197</text:p>
          </table:table-cell>
          <table:table-cell office:value-type="float" office:value="2.90828519499065" calcext:value-type="float">
            <text:p>2.90828519499065</text:p>
          </table:table-cell>
        </table:table-row>
        <table:table-row table:style-name="ro1">
          <table:table-cell table:number-columns-repeated="2"/>
          <table:table-cell office:value-type="float" office:value="0.322115384615385" calcext:value-type="float">
            <text:p>0.322115384615385</text:p>
          </table:table-cell>
          <table:table-cell office:value-type="float" office:value="2.90834463432775" calcext:value-type="float">
            <text:p>2.90834463432775</text:p>
          </table:table-cell>
        </table:table-row>
        <table:table-row table:style-name="ro1">
          <table:table-cell table:number-columns-repeated="2"/>
          <table:table-cell office:value-type="float" office:value="0.322649572649573" calcext:value-type="float">
            <text:p>0.322649572649573</text:p>
          </table:table-cell>
          <table:table-cell office:value-type="float" office:value="2.90841389199337" calcext:value-type="float">
            <text:p>2.90841389199337</text:p>
          </table:table-cell>
        </table:table-row>
        <table:table-row table:style-name="ro1">
          <table:table-cell table:number-columns-repeated="2"/>
          <table:table-cell office:value-type="float" office:value="0.323183760683761" calcext:value-type="float">
            <text:p>0.323183760683761</text:p>
          </table:table-cell>
          <table:table-cell office:value-type="float" office:value="2.90849721169438" calcext:value-type="float">
            <text:p>2.90849721169438</text:p>
          </table:table-cell>
        </table:table-row>
        <table:table-row table:style-name="ro1">
          <table:table-cell table:number-columns-repeated="2"/>
          <table:table-cell office:value-type="float" office:value="0.323717948717949" calcext:value-type="float">
            <text:p>0.323717948717949</text:p>
          </table:table-cell>
          <table:table-cell office:value-type="float" office:value="2.90859883713769" calcext:value-type="float">
            <text:p>2.90859883713769</text:p>
          </table:table-cell>
        </table:table-row>
        <table:table-row table:style-name="ro1">
          <table:table-cell table:number-columns-repeated="2"/>
          <table:table-cell office:value-type="float" office:value="0.324252136752137" calcext:value-type="float">
            <text:p>0.324252136752137</text:p>
          </table:table-cell>
          <table:table-cell office:value-type="float" office:value="2.90872301203015" calcext:value-type="float">
            <text:p>2.90872301203015</text:p>
          </table:table-cell>
        </table:table-row>
        <table:table-row table:style-name="ro1">
          <table:table-cell table:number-columns-repeated="2"/>
          <table:table-cell office:value-type="float" office:value="0.324786324786325" calcext:value-type="float">
            <text:p>0.324786324786325</text:p>
          </table:table-cell>
          <table:table-cell office:value-type="float" office:value="2.90887398007868" calcext:value-type="float">
            <text:p>2.90887398007868</text:p>
          </table:table-cell>
        </table:table-row>
        <table:table-row table:style-name="ro1">
          <table:table-cell table:number-columns-repeated="2"/>
          <table:table-cell office:value-type="float" office:value="0.325320512820513" calcext:value-type="float">
            <text:p>0.325320512820513</text:p>
          </table:table-cell>
          <table:table-cell office:value-type="float" office:value="2.90905898764451" calcext:value-type="float">
            <text:p>2.90905898764451</text:p>
          </table:table-cell>
        </table:table-row>
        <table:table-row table:style-name="ro1">
          <table:table-cell table:number-columns-repeated="2"/>
          <table:table-cell office:value-type="float" office:value="0.325854700854701" calcext:value-type="float">
            <text:p>0.325854700854701</text:p>
          </table:table-cell>
          <table:table-cell office:value-type="float" office:value="2.90928656771075" calcext:value-type="float">
            <text:p>2.90928656771075</text:p>
          </table:table-cell>
        </table:table-row>
        <table:table-row table:style-name="ro1">
          <table:table-cell table:number-columns-repeated="2"/>
          <table:table-cell office:value-type="float" office:value="0.326388888888889" calcext:value-type="float">
            <text:p>0.326388888888889</text:p>
          </table:table-cell>
          <table:table-cell office:value-type="float" office:value="2.90954785391892" calcext:value-type="float">
            <text:p>2.90954785391892</text:p>
          </table:table-cell>
        </table:table-row>
        <table:table-row table:style-name="ro1">
          <table:table-cell table:number-columns-repeated="2"/>
          <table:table-cell office:value-type="float" office:value="0.326923076923077" calcext:value-type="float">
            <text:p>0.326923076923077</text:p>
          </table:table-cell>
          <table:table-cell office:value-type="float" office:value="2.90983271385035" calcext:value-type="float">
            <text:p>2.90983271385035</text:p>
          </table:table-cell>
        </table:table-row>
        <table:table-row table:style-name="ro1">
          <table:table-cell table:number-columns-repeated="2"/>
          <table:table-cell office:value-type="float" office:value="0.327457264957265" calcext:value-type="float">
            <text:p>0.327457264957265</text:p>
          </table:table-cell>
          <table:table-cell office:value-type="float" office:value="2.9101310150864" calcext:value-type="float">
            <text:p>2.9101310150864</text:p>
          </table:table-cell>
        </table:table-row>
        <table:table-row table:style-name="ro1">
          <table:table-cell table:number-columns-repeated="2"/>
          <table:table-cell office:value-type="float" office:value="0.327991452991453" calcext:value-type="float">
            <text:p>0.327991452991453</text:p>
          </table:table-cell>
          <table:table-cell office:value-type="float" office:value="2.91043262520841" calcext:value-type="float">
            <text:p>2.91043262520841</text:p>
          </table:table-cell>
        </table:table-row>
        <table:table-row table:style-name="ro1">
          <table:table-cell table:number-columns-repeated="2"/>
          <table:table-cell office:value-type="float" office:value="0.328525641025641" calcext:value-type="float">
            <text:p>0.328525641025641</text:p>
          </table:table-cell>
          <table:table-cell office:value-type="float" office:value="2.91072741179772" calcext:value-type="float">
            <text:p>2.91072741179772</text:p>
          </table:table-cell>
        </table:table-row>
        <table:table-row table:style-name="ro1">
          <table:table-cell table:number-columns-repeated="2"/>
          <table:table-cell office:value-type="float" office:value="0.329059829059829" calcext:value-type="float">
            <text:p>0.329059829059829</text:p>
          </table:table-cell>
          <table:table-cell office:value-type="float" office:value="2.91100524243567" calcext:value-type="float">
            <text:p>2.91100524243567</text:p>
          </table:table-cell>
        </table:table-row>
        <table:table-row table:style-name="ro1">
          <table:table-cell table:number-columns-repeated="2"/>
          <table:table-cell office:value-type="float" office:value="0.329594017094017" calcext:value-type="float">
            <text:p>0.329594017094017</text:p>
          </table:table-cell>
          <table:table-cell office:value-type="float" office:value="2.91125598470362" calcext:value-type="float">
            <text:p>2.91125598470362</text:p>
          </table:table-cell>
        </table:table-row>
        <table:table-row table:style-name="ro1">
          <table:table-cell table:number-columns-repeated="2"/>
          <table:table-cell office:value-type="float" office:value="0.330128205128205" calcext:value-type="float">
            <text:p>0.330128205128205</text:p>
          </table:table-cell>
          <table:table-cell office:value-type="float" office:value="2.91147590003732" calcext:value-type="float">
            <text:p>2.91147590003732</text:p>
          </table:table-cell>
        </table:table-row>
        <table:table-row table:style-name="ro1">
          <table:table-cell table:number-columns-repeated="2"/>
          <table:table-cell office:value-type="float" office:value="0.330662393162393" calcext:value-type="float">
            <text:p>0.330662393162393</text:p>
          </table:table-cell>
          <table:table-cell office:value-type="float" office:value="2.91168571010413" calcext:value-type="float">
            <text:p>2.91168571010413</text:p>
          </table:table-cell>
        </table:table-row>
        <table:table-row table:style-name="ro1">
          <table:table-cell table:number-columns-repeated="2"/>
          <table:table-cell office:value-type="float" office:value="0.331196581196581" calcext:value-type="float">
            <text:p>0.331196581196581</text:p>
          </table:table-cell>
          <table:table-cell office:value-type="float" office:value="2.91188747481726" calcext:value-type="float">
            <text:p>2.91188747481726</text:p>
          </table:table-cell>
        </table:table-row>
        <table:table-row table:style-name="ro1">
          <table:table-cell table:number-columns-repeated="2"/>
          <table:table-cell office:value-type="float" office:value="0.331730769230769" calcext:value-type="float">
            <text:p>0.331730769230769</text:p>
          </table:table-cell>
          <table:table-cell office:value-type="float" office:value="2.91208053178165" calcext:value-type="float">
            <text:p>2.91208053178165</text:p>
          </table:table-cell>
        </table:table-row>
        <table:table-row table:style-name="ro1">
          <table:table-cell table:number-columns-repeated="2"/>
          <table:table-cell office:value-type="float" office:value="0.332264957264957" calcext:value-type="float">
            <text:p>0.332264957264957</text:p>
          </table:table-cell>
          <table:table-cell office:value-type="float" office:value="2.91226421860223" calcext:value-type="float">
            <text:p>2.91226421860223</text:p>
          </table:table-cell>
        </table:table-row>
        <table:table-row table:style-name="ro1">
          <table:table-cell table:number-columns-repeated="2"/>
          <table:table-cell office:value-type="float" office:value="0.332799145299145" calcext:value-type="float">
            <text:p>0.332799145299145</text:p>
          </table:table-cell>
          <table:table-cell office:value-type="float" office:value="2.91243787288395" calcext:value-type="float">
            <text:p>2.91243787288395</text:p>
          </table:table-cell>
        </table:table-row>
        <table:table-row table:style-name="ro1">
          <table:table-cell table:number-columns-repeated="2"/>
          <table:table-cell office:value-type="float" office:value="0.333333333333333" calcext:value-type="float">
            <text:p>0.333333333333333</text:p>
          </table:table-cell>
          <table:table-cell office:value-type="float" office:value="2.91260083223173" calcext:value-type="float">
            <text:p>2.91260083223173</text:p>
          </table:table-cell>
        </table:table-row>
        <table:table-row table:style-name="ro1">
          <table:table-cell table:number-columns-repeated="2"/>
          <table:table-cell office:value-type="float" office:value="0.333867521367521" calcext:value-type="float">
            <text:p>0.333867521367521</text:p>
          </table:table-cell>
          <table:table-cell office:value-type="float" office:value="2.91275243425052" calcext:value-type="float">
            <text:p>2.91275243425052</text:p>
          </table:table-cell>
        </table:table-row>
        <table:table-row table:style-name="ro1">
          <table:table-cell table:number-columns-repeated="2"/>
          <table:table-cell office:value-type="float" office:value="0.334401709401709" calcext:value-type="float">
            <text:p>0.334401709401709</text:p>
          </table:table-cell>
          <table:table-cell office:value-type="float" office:value="2.91289201654526" calcext:value-type="float">
            <text:p>2.91289201654526</text:p>
          </table:table-cell>
        </table:table-row>
        <table:table-row table:style-name="ro1">
          <table:table-cell table:number-columns-repeated="2"/>
          <table:table-cell office:value-type="float" office:value="0.334935897435897" calcext:value-type="float">
            <text:p>0.334935897435897</text:p>
          </table:table-cell>
          <table:table-cell office:value-type="float" office:value="2.91301046130841" calcext:value-type="float">
            <text:p>2.91301046130841</text:p>
          </table:table-cell>
        </table:table-row>
        <table:table-row table:style-name="ro1">
          <table:table-cell table:number-columns-repeated="2"/>
          <table:table-cell office:value-type="float" office:value="0.335470085470085" calcext:value-type="float">
            <text:p>0.335470085470085</text:p>
          </table:table-cell>
          <table:table-cell office:value-type="float" office:value="2.91307214358833" calcext:value-type="float">
            <text:p>2.91307214358833</text:p>
          </table:table-cell>
        </table:table-row>
        <table:table-row table:style-name="ro1">
          <table:table-cell table:number-columns-repeated="2"/>
          <table:table-cell office:value-type="float" office:value="0.336004273504274" calcext:value-type="float">
            <text:p>0.336004273504274</text:p>
          </table:table-cell>
          <table:table-cell office:value-type="float" office:value="2.9130874445509" calcext:value-type="float">
            <text:p>2.9130874445509</text:p>
          </table:table-cell>
        </table:table-row>
        <table:table-row table:style-name="ro1">
          <table:table-cell table:number-columns-repeated="2"/>
          <table:table-cell office:value-type="float" office:value="0.336538461538462" calcext:value-type="float">
            <text:p>0.336538461538462</text:p>
          </table:table-cell>
          <table:table-cell office:value-type="float" office:value="2.91307302212206" calcext:value-type="float">
            <text:p>2.91307302212206</text:p>
          </table:table-cell>
        </table:table-row>
        <table:table-row table:style-name="ro1">
          <table:table-cell table:number-columns-repeated="2"/>
          <table:table-cell office:value-type="float" office:value="0.33707264957265" calcext:value-type="float">
            <text:p>0.33707264957265</text:p>
          </table:table-cell>
          <table:table-cell office:value-type="float" office:value="2.91304553422774" calcext:value-type="float">
            <text:p>2.91304553422774</text:p>
          </table:table-cell>
        </table:table-row>
        <table:table-row table:style-name="ro1">
          <table:table-cell table:number-columns-repeated="2"/>
          <table:table-cell office:value-type="float" office:value="0.337606837606838" calcext:value-type="float">
            <text:p>0.337606837606838</text:p>
          </table:table-cell>
          <table:table-cell office:value-type="float" office:value="2.91302163879389" calcext:value-type="float">
            <text:p>2.91302163879389</text:p>
          </table:table-cell>
        </table:table-row>
        <table:table-row table:style-name="ro1">
          <table:table-cell table:number-columns-repeated="2"/>
          <table:table-cell office:value-type="float" office:value="0.338141025641026" calcext:value-type="float">
            <text:p>0.338141025641026</text:p>
          </table:table-cell>
          <table:table-cell office:value-type="float" office:value="2.91301799374642" calcext:value-type="float">
            <text:p>2.91301799374642</text:p>
          </table:table-cell>
        </table:table-row>
        <table:table-row table:style-name="ro1">
          <table:table-cell table:number-columns-repeated="2"/>
          <table:table-cell office:value-type="float" office:value="0.338675213675214" calcext:value-type="float">
            <text:p>0.338675213675214</text:p>
          </table:table-cell>
          <table:table-cell office:value-type="float" office:value="2.91305125701127" calcext:value-type="float">
            <text:p>2.91305125701127</text:p>
          </table:table-cell>
        </table:table-row>
        <table:table-row table:style-name="ro1">
          <table:table-cell table:number-columns-repeated="2"/>
          <table:table-cell office:value-type="float" office:value="0.339209401709402" calcext:value-type="float">
            <text:p>0.339209401709402</text:p>
          </table:table-cell>
          <table:table-cell office:value-type="float" office:value="2.91313808651438" calcext:value-type="float">
            <text:p>2.91313808651438</text:p>
          </table:table-cell>
        </table:table-row>
        <table:table-row table:style-name="ro1">
          <table:table-cell table:number-columns-repeated="2"/>
          <table:table-cell office:value-type="float" office:value="0.33974358974359" calcext:value-type="float">
            <text:p>0.33974358974359</text:p>
          </table:table-cell>
          <table:table-cell office:value-type="float" office:value="2.91328662014024" calcext:value-type="float">
            <text:p>2.91328662014024</text:p>
          </table:table-cell>
        </table:table-row>
        <table:table-row table:style-name="ro1">
          <table:table-cell table:number-columns-repeated="2"/>
          <table:table-cell office:value-type="float" office:value="0.340277777777778" calcext:value-type="float">
            <text:p>0.340277777777778</text:p>
          </table:table-cell>
          <table:table-cell office:value-type="float" office:value="2.91345672158387" calcext:value-type="float">
            <text:p>2.91345672158387</text:p>
          </table:table-cell>
        </table:table-row>
        <table:table-row table:style-name="ro1">
          <table:table-cell table:number-columns-repeated="2"/>
          <table:table-cell office:value-type="float" office:value="0.340811965811966" calcext:value-type="float">
            <text:p>0.340811965811966</text:p>
          </table:table-cell>
          <table:table-cell office:value-type="float" office:value="2.91363981684981" calcext:value-type="float">
            <text:p>2.91363981684981</text:p>
          </table:table-cell>
        </table:table-row>
        <table:table-row table:style-name="ro1">
          <table:table-cell table:number-columns-repeated="2"/>
          <table:table-cell office:value-type="float" office:value="0.341346153846154" calcext:value-type="float">
            <text:p>0.341346153846154</text:p>
          </table:table-cell>
          <table:table-cell office:value-type="float" office:value="2.91383478191615" calcext:value-type="float">
            <text:p>2.91383478191615</text:p>
          </table:table-cell>
        </table:table-row>
        <table:table-row table:style-name="ro1">
          <table:table-cell table:number-columns-repeated="2"/>
          <table:table-cell office:value-type="float" office:value="0.341880341880342" calcext:value-type="float">
            <text:p>0.341880341880342</text:p>
          </table:table-cell>
          <table:table-cell office:value-type="float" office:value="2.914040492761" calcext:value-type="float">
            <text:p>2.914040492761</text:p>
          </table:table-cell>
        </table:table-row>
        <table:table-row table:style-name="ro1">
          <table:table-cell table:number-columns-repeated="2"/>
          <table:table-cell office:value-type="float" office:value="0.34241452991453" calcext:value-type="float">
            <text:p>0.34241452991453</text:p>
          </table:table-cell>
          <table:table-cell office:value-type="float" office:value="2.91425582536247" calcext:value-type="float">
            <text:p>2.91425582536247</text:p>
          </table:table-cell>
        </table:table-row>
        <table:table-row table:style-name="ro1">
          <table:table-cell table:number-columns-repeated="2"/>
          <table:table-cell office:value-type="float" office:value="0.342948717948718" calcext:value-type="float">
            <text:p>0.342948717948718</text:p>
          </table:table-cell>
          <table:table-cell office:value-type="float" office:value="2.91447965569865" calcext:value-type="float">
            <text:p>2.91447965569865</text:p>
          </table:table-cell>
        </table:table-row>
        <table:table-row table:style-name="ro1">
          <table:table-cell table:number-columns-repeated="2"/>
          <table:table-cell office:value-type="float" office:value="0.343482905982906" calcext:value-type="float">
            <text:p>0.343482905982906</text:p>
          </table:table-cell>
          <table:table-cell office:value-type="float" office:value="2.91471085974766" calcext:value-type="float">
            <text:p>2.91471085974766</text:p>
          </table:table-cell>
        </table:table-row>
        <table:table-row table:style-name="ro1">
          <table:table-cell table:number-columns-repeated="2"/>
          <table:table-cell office:value-type="float" office:value="0.344017094017094" calcext:value-type="float">
            <text:p>0.344017094017094</text:p>
          </table:table-cell>
          <table:table-cell office:value-type="float" office:value="2.9149483134876" calcext:value-type="float">
            <text:p>2.9149483134876</text:p>
          </table:table-cell>
        </table:table-row>
        <table:table-row table:style-name="ro1">
          <table:table-cell table:number-columns-repeated="2"/>
          <table:table-cell office:value-type="float" office:value="0.344551282051282" calcext:value-type="float">
            <text:p>0.344551282051282</text:p>
          </table:table-cell>
          <table:table-cell office:value-type="float" office:value="2.91519416930722" calcext:value-type="float">
            <text:p>2.91519416930722</text:p>
          </table:table-cell>
        </table:table-row>
        <table:table-row table:style-name="ro1">
          <table:table-cell table:number-columns-repeated="2"/>
          <table:table-cell office:value-type="float" office:value="0.34508547008547" calcext:value-type="float">
            <text:p>0.34508547008547</text:p>
          </table:table-cell>
          <table:table-cell office:value-type="float" office:value="2.91546713471897" calcext:value-type="float">
            <text:p>2.91546713471897</text:p>
          </table:table-cell>
        </table:table-row>
        <table:table-row table:style-name="ro1">
          <table:table-cell table:number-columns-repeated="2"/>
          <table:table-cell office:value-type="float" office:value="0.345619658119658" calcext:value-type="float">
            <text:p>0.345619658119658</text:p>
          </table:table-cell>
          <table:table-cell office:value-type="float" office:value="2.91576168319221" calcext:value-type="float">
            <text:p>2.91576168319221</text:p>
          </table:table-cell>
        </table:table-row>
        <table:table-row table:style-name="ro1">
          <table:table-cell table:number-columns-repeated="2"/>
          <table:table-cell office:value-type="float" office:value="0.346153846153846" calcext:value-type="float">
            <text:p>0.346153846153846</text:p>
          </table:table-cell>
          <table:table-cell office:value-type="float" office:value="2.9160673242561" calcext:value-type="float">
            <text:p>2.9160673242561</text:p>
          </table:table-cell>
        </table:table-row>
        <table:table-row table:style-name="ro1">
          <table:table-cell table:number-columns-repeated="2"/>
          <table:table-cell office:value-type="float" office:value="0.346688034188034" calcext:value-type="float">
            <text:p>0.346688034188034</text:p>
          </table:table-cell>
          <table:table-cell office:value-type="float" office:value="2.91637356743981" calcext:value-type="float">
            <text:p>2.91637356743981</text:p>
          </table:table-cell>
        </table:table-row>
        <table:table-row table:style-name="ro1">
          <table:table-cell table:number-columns-repeated="2"/>
          <table:table-cell office:value-type="float" office:value="0.347222222222222" calcext:value-type="float">
            <text:p>0.347222222222222</text:p>
          </table:table-cell>
          <table:table-cell office:value-type="float" office:value="2.91666992227251" calcext:value-type="float">
            <text:p>2.91666992227251</text:p>
          </table:table-cell>
        </table:table-row>
        <table:table-row table:style-name="ro1">
          <table:table-cell table:number-columns-repeated="2"/>
          <table:table-cell office:value-type="float" office:value="0.34775641025641" calcext:value-type="float">
            <text:p>0.34775641025641</text:p>
          </table:table-cell>
          <table:table-cell office:value-type="float" office:value="2.91694589828335" calcext:value-type="float">
            <text:p>2.91694589828335</text:p>
          </table:table-cell>
        </table:table-row>
        <table:table-row table:style-name="ro1">
          <table:table-cell table:number-columns-repeated="2"/>
          <table:table-cell office:value-type="float" office:value="0.348290598290598" calcext:value-type="float">
            <text:p>0.348290598290598</text:p>
          </table:table-cell>
          <table:table-cell office:value-type="float" office:value="2.91719100500151" calcext:value-type="float">
            <text:p>2.91719100500151</text:p>
          </table:table-cell>
        </table:table-row>
        <table:table-row table:style-name="ro1">
          <table:table-cell table:number-columns-repeated="2"/>
          <table:table-cell office:value-type="float" office:value="0.348824786324786" calcext:value-type="float">
            <text:p>0.348824786324786</text:p>
          </table:table-cell>
          <table:table-cell office:value-type="float" office:value="2.91739475195615" calcext:value-type="float">
            <text:p>2.91739475195615</text:p>
          </table:table-cell>
        </table:table-row>
        <table:table-row table:style-name="ro1">
          <table:table-cell table:number-columns-repeated="2"/>
          <table:table-cell office:value-type="float" office:value="0.349358974358974" calcext:value-type="float">
            <text:p>0.349358974358974</text:p>
          </table:table-cell>
          <table:table-cell office:value-type="float" office:value="2.91755176492654" calcext:value-type="float">
            <text:p>2.91755176492654</text:p>
          </table:table-cell>
        </table:table-row>
        <table:table-row table:style-name="ro1">
          <table:table-cell table:number-columns-repeated="2"/>
          <table:table-cell office:value-type="float" office:value="0.349893162393162" calcext:value-type="float">
            <text:p>0.349893162393162</text:p>
          </table:table-cell>
          <table:table-cell office:value-type="float" office:value="2.9176992025951" calcext:value-type="float">
            <text:p>2.9176992025951</text:p>
          </table:table-cell>
        </table:table-row>
        <table:table-row table:style-name="ro1">
          <table:table-cell table:number-columns-repeated="2"/>
          <table:table-cell office:value-type="float" office:value="0.35042735042735" calcext:value-type="float">
            <text:p>0.35042735042735</text:p>
          </table:table-cell>
          <table:table-cell office:value-type="float" office:value="2.91784664026366" calcext:value-type="float">
            <text:p>2.91784664026366</text:p>
          </table:table-cell>
        </table:table-row>
        <table:table-row table:style-name="ro1">
          <table:table-cell table:number-columns-repeated="2"/>
          <table:table-cell office:value-type="float" office:value="0.350961538461538" calcext:value-type="float">
            <text:p>0.350961538461538</text:p>
          </table:table-cell>
          <table:table-cell office:value-type="float" office:value="2.91799407793222" calcext:value-type="float">
            <text:p>2.91799407793222</text:p>
          </table:table-cell>
        </table:table-row>
        <table:table-row table:style-name="ro1">
          <table:table-cell table:number-columns-repeated="2"/>
          <table:table-cell office:value-type="float" office:value="0.351495726495727" calcext:value-type="float">
            <text:p>0.351495726495727</text:p>
          </table:table-cell>
          <table:table-cell office:value-type="float" office:value="2.91814151560078" calcext:value-type="float">
            <text:p>2.91814151560078</text:p>
          </table:table-cell>
        </table:table-row>
        <table:table-row table:style-name="ro1">
          <table:table-cell table:number-columns-repeated="2"/>
          <table:table-cell office:value-type="float" office:value="0.352029914529915" calcext:value-type="float">
            <text:p>0.352029914529915</text:p>
          </table:table-cell>
          <table:table-cell office:value-type="float" office:value="2.91828895326934" calcext:value-type="float">
            <text:p>2.91828895326934</text:p>
          </table:table-cell>
        </table:table-row>
        <table:table-row table:style-name="ro1">
          <table:table-cell table:number-columns-repeated="2"/>
          <table:table-cell office:value-type="float" office:value="0.352564102564103" calcext:value-type="float">
            <text:p>0.352564102564103</text:p>
          </table:table-cell>
          <table:table-cell office:value-type="float" office:value="2.91843639093791" calcext:value-type="float">
            <text:p>2.91843639093791</text:p>
          </table:table-cell>
        </table:table-row>
        <table:table-row table:style-name="ro1">
          <table:table-cell table:number-columns-repeated="2"/>
          <table:table-cell office:value-type="float" office:value="0.353098290598291" calcext:value-type="float">
            <text:p>0.353098290598291</text:p>
          </table:table-cell>
          <table:table-cell office:value-type="float" office:value="2.91858382860647" calcext:value-type="float">
            <text:p>2.91858382860647</text:p>
          </table:table-cell>
        </table:table-row>
        <table:table-row table:style-name="ro1">
          <table:table-cell table:number-columns-repeated="2"/>
          <table:table-cell office:value-type="float" office:value="0.353632478632479" calcext:value-type="float">
            <text:p>0.353632478632479</text:p>
          </table:table-cell>
          <table:table-cell office:value-type="float" office:value="2.91873126627503" calcext:value-type="float">
            <text:p>2.91873126627503</text:p>
          </table:table-cell>
        </table:table-row>
        <table:table-row table:style-name="ro1">
          <table:table-cell table:number-columns-repeated="2"/>
          <table:table-cell office:value-type="float" office:value="0.354166666666667" calcext:value-type="float">
            <text:p>0.354166666666667</text:p>
          </table:table-cell>
          <table:table-cell office:value-type="float" office:value="2.91887870394359" calcext:value-type="float">
            <text:p>2.91887870394359</text:p>
          </table:table-cell>
        </table:table-row>
        <table:table-row table:style-name="ro1">
          <table:table-cell table:number-columns-repeated="2"/>
          <table:table-cell office:value-type="float" office:value="0.354700854700855" calcext:value-type="float">
            <text:p>0.354700854700855</text:p>
          </table:table-cell>
          <table:table-cell office:value-type="float" office:value="2.91902614161215" calcext:value-type="float">
            <text:p>2.91902614161215</text:p>
          </table:table-cell>
        </table:table-row>
        <table:table-row table:style-name="ro1">
          <table:table-cell table:number-columns-repeated="2"/>
          <table:table-cell office:value-type="float" office:value="0.355235042735043" calcext:value-type="float">
            <text:p>0.355235042735043</text:p>
          </table:table-cell>
          <table:table-cell office:value-type="float" office:value="2.91917357928071" calcext:value-type="float">
            <text:p>2.91917357928071</text:p>
          </table:table-cell>
        </table:table-row>
        <table:table-row table:style-name="ro1">
          <table:table-cell table:number-columns-repeated="2"/>
          <table:table-cell office:value-type="float" office:value="0.355769230769231" calcext:value-type="float">
            <text:p>0.355769230769231</text:p>
          </table:table-cell>
          <table:table-cell office:value-type="float" office:value="2.91932101694927" calcext:value-type="float">
            <text:p>2.91932101694927</text:p>
          </table:table-cell>
        </table:table-row>
        <table:table-row table:style-name="ro1">
          <table:table-cell table:number-columns-repeated="2"/>
          <table:table-cell office:value-type="float" office:value="0.356303418803419" calcext:value-type="float">
            <text:p>0.356303418803419</text:p>
          </table:table-cell>
          <table:table-cell office:value-type="float" office:value="2.91946845461784" calcext:value-type="float">
            <text:p>2.91946845461784</text:p>
          </table:table-cell>
        </table:table-row>
        <table:table-row table:style-name="ro1">
          <table:table-cell table:number-columns-repeated="2"/>
          <table:table-cell office:value-type="float" office:value="0.356837606837607" calcext:value-type="float">
            <text:p>0.356837606837607</text:p>
          </table:table-cell>
          <table:table-cell office:value-type="float" office:value="2.9196158922864" calcext:value-type="float">
            <text:p>2.9196158922864</text:p>
          </table:table-cell>
        </table:table-row>
        <table:table-row table:style-name="ro1">
          <table:table-cell table:number-columns-repeated="2"/>
          <table:table-cell office:value-type="float" office:value="0.357371794871795" calcext:value-type="float">
            <text:p>0.357371794871795</text:p>
          </table:table-cell>
          <table:table-cell office:value-type="float" office:value="2.91976332995496" calcext:value-type="float">
            <text:p>2.91976332995496</text:p>
          </table:table-cell>
        </table:table-row>
        <table:table-row table:style-name="ro1">
          <table:table-cell table:number-columns-repeated="2"/>
          <table:table-cell office:value-type="float" office:value="0.357905982905983" calcext:value-type="float">
            <text:p>0.357905982905983</text:p>
          </table:table-cell>
          <table:table-cell office:value-type="float" office:value="2.91991076762352" calcext:value-type="float">
            <text:p>2.91991076762352</text:p>
          </table:table-cell>
        </table:table-row>
        <table:table-row table:style-name="ro1">
          <table:table-cell table:number-columns-repeated="2"/>
          <table:table-cell office:value-type="float" office:value="0.358440170940171" calcext:value-type="float">
            <text:p>0.358440170940171</text:p>
          </table:table-cell>
          <table:table-cell office:value-type="float" office:value="2.92005820529208" calcext:value-type="float">
            <text:p>2.92005820529208</text:p>
          </table:table-cell>
        </table:table-row>
        <table:table-row table:style-name="ro1">
          <table:table-cell table:number-columns-repeated="2"/>
          <table:table-cell office:value-type="float" office:value="0.358974358974359" calcext:value-type="float">
            <text:p>0.358974358974359</text:p>
          </table:table-cell>
          <table:table-cell office:value-type="float" office:value="2.92020973076401" calcext:value-type="float">
            <text:p>2.92020973076401</text:p>
          </table:table-cell>
        </table:table-row>
        <table:table-row table:style-name="ro1">
          <table:table-cell table:number-columns-repeated="2"/>
          <table:table-cell office:value-type="float" office:value="0.359508547008547" calcext:value-type="float">
            <text:p>0.359508547008547</text:p>
          </table:table-cell>
          <table:table-cell office:value-type="float" office:value="2.92041575730733" calcext:value-type="float">
            <text:p>2.92041575730733</text:p>
          </table:table-cell>
        </table:table-row>
        <table:table-row table:style-name="ro1">
          <table:table-cell table:number-columns-repeated="2"/>
          <table:table-cell office:value-type="float" office:value="0.360042735042735" calcext:value-type="float">
            <text:p>0.360042735042735</text:p>
          </table:table-cell>
          <table:table-cell office:value-type="float" office:value="2.92067768410582" calcext:value-type="float">
            <text:p>2.92067768410582</text:p>
          </table:table-cell>
        </table:table-row>
        <table:table-row table:style-name="ro1">
          <table:table-cell table:number-columns-repeated="2"/>
          <table:table-cell office:value-type="float" office:value="0.360576923076923" calcext:value-type="float">
            <text:p>0.360576923076923</text:p>
          </table:table-cell>
          <table:table-cell office:value-type="float" office:value="2.92097802679928" calcext:value-type="float">
            <text:p>2.92097802679928</text:p>
          </table:table-cell>
        </table:table-row>
        <table:table-row table:style-name="ro1">
          <table:table-cell table:number-columns-repeated="2"/>
          <table:table-cell office:value-type="float" office:value="0.361111111111111" calcext:value-type="float">
            <text:p>0.361111111111111</text:p>
          </table:table-cell>
          <table:table-cell office:value-type="float" office:value="2.92129930102755" calcext:value-type="float">
            <text:p>2.92129930102755</text:p>
          </table:table-cell>
        </table:table-row>
        <table:table-row table:style-name="ro1">
          <table:table-cell table:number-columns-repeated="2"/>
          <table:table-cell office:value-type="float" office:value="0.361645299145299" calcext:value-type="float">
            <text:p>0.361645299145299</text:p>
          </table:table-cell>
          <table:table-cell office:value-type="float" office:value="2.92162402243044" calcext:value-type="float">
            <text:p>2.92162402243044</text:p>
          </table:table-cell>
        </table:table-row>
        <table:table-row table:style-name="ro1">
          <table:table-cell table:number-columns-repeated="2"/>
          <table:table-cell office:value-type="float" office:value="0.362179487179487" calcext:value-type="float">
            <text:p>0.362179487179487</text:p>
          </table:table-cell>
          <table:table-cell office:value-type="float" office:value="2.92193470664778" calcext:value-type="float">
            <text:p>2.92193470664778</text:p>
          </table:table-cell>
        </table:table-row>
        <table:table-row table:style-name="ro1">
          <table:table-cell table:number-columns-repeated="2"/>
          <table:table-cell office:value-type="float" office:value="0.362713675213675" calcext:value-type="float">
            <text:p>0.362713675213675</text:p>
          </table:table-cell>
          <table:table-cell office:value-type="float" office:value="2.92221386931938" calcext:value-type="float">
            <text:p>2.92221386931938</text:p>
          </table:table-cell>
        </table:table-row>
        <table:table-row table:style-name="ro1">
          <table:table-cell table:number-columns-repeated="2"/>
          <table:table-cell office:value-type="float" office:value="0.363247863247863" calcext:value-type="float">
            <text:p>0.363247863247863</text:p>
          </table:table-cell>
          <table:table-cell office:value-type="float" office:value="2.92244402608507" calcext:value-type="float">
            <text:p>2.92244402608507</text:p>
          </table:table-cell>
        </table:table-row>
        <table:table-row table:style-name="ro1">
          <table:table-cell table:number-columns-repeated="2"/>
          <table:table-cell office:value-type="float" office:value="0.363782051282051" calcext:value-type="float">
            <text:p>0.363782051282051</text:p>
          </table:table-cell>
          <table:table-cell office:value-type="float" office:value="2.92261021241859" calcext:value-type="float">
            <text:p>2.92261021241859</text:p>
          </table:table-cell>
        </table:table-row>
        <table:table-row table:style-name="ro1">
          <table:table-cell table:number-columns-repeated="2"/>
          <table:table-cell office:value-type="float" office:value="0.364316239316239" calcext:value-type="float">
            <text:p>0.364316239316239</text:p>
          </table:table-cell>
          <table:table-cell office:value-type="float" office:value="2.92274568592407" calcext:value-type="float">
            <text:p>2.92274568592407</text:p>
          </table:table-cell>
        </table:table-row>
        <table:table-row table:style-name="ro1">
          <table:table-cell table:number-columns-repeated="2"/>
          <table:table-cell office:value-type="float" office:value="0.364850427350427" calcext:value-type="float">
            <text:p>0.364850427350427</text:p>
          </table:table-cell>
          <table:table-cell office:value-type="float" office:value="2.92286867017291" calcext:value-type="float">
            <text:p>2.92286867017291</text:p>
          </table:table-cell>
        </table:table-row>
        <table:table-row table:style-name="ro1">
          <table:table-cell table:number-columns-repeated="2"/>
          <table:table-cell office:value-type="float" office:value="0.365384615384615" calcext:value-type="float">
            <text:p>0.365384615384615</text:p>
          </table:table-cell>
          <table:table-cell office:value-type="float" office:value="2.92298256566653" calcext:value-type="float">
            <text:p>2.92298256566653</text:p>
          </table:table-cell>
        </table:table-row>
        <table:table-row table:style-name="ro1">
          <table:table-cell table:number-columns-repeated="2"/>
          <table:table-cell office:value-type="float" office:value="0.365918803418803" calcext:value-type="float">
            <text:p>0.365918803418803</text:p>
          </table:table-cell>
          <table:table-cell office:value-type="float" office:value="2.92309077290636" calcext:value-type="float">
            <text:p>2.92309077290636</text:p>
          </table:table-cell>
        </table:table-row>
        <table:table-row table:style-name="ro1">
          <table:table-cell table:number-columns-repeated="2"/>
          <table:table-cell office:value-type="float" office:value="0.366452991452991" calcext:value-type="float">
            <text:p>0.366452991452991</text:p>
          </table:table-cell>
          <table:table-cell office:value-type="float" office:value="2.92319669239382" calcext:value-type="float">
            <text:p>2.92319669239382</text:p>
          </table:table-cell>
        </table:table-row>
        <table:table-row table:style-name="ro1">
          <table:table-cell table:number-columns-repeated="2"/>
          <table:table-cell office:value-type="float" office:value="0.36698717948718" calcext:value-type="float">
            <text:p>0.36698717948718</text:p>
          </table:table-cell>
          <table:table-cell office:value-type="float" office:value="2.92330372463035" calcext:value-type="float">
            <text:p>2.92330372463035</text:p>
          </table:table-cell>
        </table:table-row>
        <table:table-row table:style-name="ro1">
          <table:table-cell table:number-columns-repeated="2"/>
          <table:table-cell office:value-type="float" office:value="0.367521367521368" calcext:value-type="float">
            <text:p>0.367521367521368</text:p>
          </table:table-cell>
          <table:table-cell office:value-type="float" office:value="2.92341527011738" calcext:value-type="float">
            <text:p>2.92341527011738</text:p>
          </table:table-cell>
        </table:table-row>
        <table:table-row table:style-name="ro1">
          <table:table-cell table:number-columns-repeated="2"/>
          <table:table-cell office:value-type="float" office:value="0.368055555555556" calcext:value-type="float">
            <text:p>0.368055555555556</text:p>
          </table:table-cell>
          <table:table-cell office:value-type="float" office:value="2.92353472935634" calcext:value-type="float">
            <text:p>2.92353472935634</text:p>
          </table:table-cell>
        </table:table-row>
        <table:table-row table:style-name="ro1">
          <table:table-cell table:number-columns-repeated="2"/>
          <table:table-cell office:value-type="float" office:value="0.368589743589744" calcext:value-type="float">
            <text:p>0.368589743589744</text:p>
          </table:table-cell>
          <table:table-cell office:value-type="float" office:value="2.92366519842812" calcext:value-type="float">
            <text:p>2.92366519842812</text:p>
          </table:table-cell>
        </table:table-row>
        <table:table-row table:style-name="ro1">
          <table:table-cell table:number-columns-repeated="2"/>
          <table:table-cell office:value-type="float" office:value="0.369123931623932" calcext:value-type="float">
            <text:p>0.369123931623932</text:p>
          </table:table-cell>
          <table:table-cell office:value-type="float" office:value="2.92380172969912" calcext:value-type="float">
            <text:p>2.92380172969912</text:p>
          </table:table-cell>
        </table:table-row>
        <table:table-row table:style-name="ro1">
          <table:table-cell table:number-columns-repeated="2"/>
          <table:table-cell office:value-type="float" office:value="0.36965811965812" calcext:value-type="float">
            <text:p>0.36965811965812</text:p>
          </table:table-cell>
          <table:table-cell office:value-type="float" office:value="2.92394136301599" calcext:value-type="float">
            <text:p>2.92394136301599</text:p>
          </table:table-cell>
        </table:table-row>
        <table:table-row table:style-name="ro1">
          <table:table-cell table:number-columns-repeated="2"/>
          <table:table-cell office:value-type="float" office:value="0.370192307692308" calcext:value-type="float">
            <text:p>0.370192307692308</text:p>
          </table:table-cell>
          <table:table-cell office:value-type="float" office:value="2.92408400116779" calcext:value-type="float">
            <text:p>2.92408400116779</text:p>
          </table:table-cell>
        </table:table-row>
        <table:table-row table:style-name="ro1">
          <table:table-cell table:number-columns-repeated="2"/>
          <table:table-cell office:value-type="float" office:value="0.370726495726496" calcext:value-type="float">
            <text:p>0.370726495726496</text:p>
          </table:table-cell>
          <table:table-cell office:value-type="float" office:value="2.9242295469436" calcext:value-type="float">
            <text:p>2.9242295469436</text:p>
          </table:table-cell>
        </table:table-row>
        <table:table-row table:style-name="ro1">
          <table:table-cell table:number-columns-repeated="2"/>
          <table:table-cell office:value-type="float" office:value="0.371260683760684" calcext:value-type="float">
            <text:p>0.371260683760684</text:p>
          </table:table-cell>
          <table:table-cell office:value-type="float" office:value="2.92437790313247" calcext:value-type="float">
            <text:p>2.92437790313247</text:p>
          </table:table-cell>
        </table:table-row>
        <table:table-row table:style-name="ro1">
          <table:table-cell table:number-columns-repeated="2"/>
          <table:table-cell office:value-type="float" office:value="0.371794871794872" calcext:value-type="float">
            <text:p>0.371794871794872</text:p>
          </table:table-cell>
          <table:table-cell office:value-type="float" office:value="2.92452897252348" calcext:value-type="float">
            <text:p>2.92452897252348</text:p>
          </table:table-cell>
        </table:table-row>
        <table:table-row table:style-name="ro1">
          <table:table-cell table:number-columns-repeated="2"/>
          <table:table-cell office:value-type="float" office:value="0.37232905982906" calcext:value-type="float">
            <text:p>0.37232905982906</text:p>
          </table:table-cell>
          <table:table-cell office:value-type="float" office:value="2.9246826579057" calcext:value-type="float">
            <text:p>2.9246826579057</text:p>
          </table:table-cell>
        </table:table-row>
        <table:table-row table:style-name="ro1">
          <table:table-cell table:number-columns-repeated="2"/>
          <table:table-cell office:value-type="float" office:value="0.372863247863248" calcext:value-type="float">
            <text:p>0.372863247863248</text:p>
          </table:table-cell>
          <table:table-cell office:value-type="float" office:value="2.92483886206819" calcext:value-type="float">
            <text:p>2.92483886206819</text:p>
          </table:table-cell>
        </table:table-row>
        <table:table-row table:style-name="ro1">
          <table:table-cell table:number-columns-repeated="2"/>
          <table:table-cell office:value-type="float" office:value="0.373397435897436" calcext:value-type="float">
            <text:p>0.373397435897436</text:p>
          </table:table-cell>
          <table:table-cell office:value-type="float" office:value="2.92499877086958" calcext:value-type="float">
            <text:p>2.92499877086958</text:p>
          </table:table-cell>
        </table:table-row>
        <table:table-row table:style-name="ro1">
          <table:table-cell table:number-columns-repeated="2"/>
          <table:table-cell office:value-type="float" office:value="0.373931623931624" calcext:value-type="float">
            <text:p>0.373931623931624</text:p>
          </table:table-cell>
          <table:table-cell office:value-type="float" office:value="2.92520446439064" calcext:value-type="float">
            <text:p>2.92520446439064</text:p>
          </table:table-cell>
        </table:table-row>
        <table:table-row table:style-name="ro1">
          <table:table-cell table:number-columns-repeated="2"/>
          <table:table-cell office:value-type="float" office:value="0.374465811965812" calcext:value-type="float">
            <text:p>0.374465811965812</text:p>
          </table:table-cell>
          <table:table-cell office:value-type="float" office:value="2.92546418034727" calcext:value-type="float">
            <text:p>2.92546418034727</text:p>
          </table:table-cell>
        </table:table-row>
        <table:table-row table:style-name="ro1">
          <table:table-cell table:number-columns-repeated="2"/>
          <table:table-cell office:value-type="float" office:value="0.375" calcext:value-type="float">
            <text:p>0.375</text:p>
          </table:table-cell>
          <table:table-cell office:value-type="float" office:value="2.9257613085973" calcext:value-type="float">
            <text:p>2.9257613085973</text:p>
          </table:table-cell>
        </table:table-row>
        <table:table-row table:style-name="ro1">
          <table:table-cell table:number-columns-repeated="2"/>
          <table:table-cell office:value-type="float" office:value="0.375534188034188" calcext:value-type="float">
            <text:p>0.375534188034188</text:p>
          </table:table-cell>
          <table:table-cell office:value-type="float" office:value="2.92607923899854" calcext:value-type="float">
            <text:p>2.92607923899854</text:p>
          </table:table-cell>
        </table:table-row>
        <table:table-row table:style-name="ro1">
          <table:table-cell table:number-columns-repeated="2"/>
          <table:table-cell office:value-type="float" office:value="0.376068376068376" calcext:value-type="float">
            <text:p>0.376068376068376</text:p>
          </table:table-cell>
          <table:table-cell office:value-type="float" office:value="2.92640136140883" calcext:value-type="float">
            <text:p>2.92640136140883</text:p>
          </table:table-cell>
        </table:table-row>
        <table:table-row table:style-name="ro1">
          <table:table-cell table:number-columns-repeated="2"/>
          <table:table-cell office:value-type="float" office:value="0.376602564102564" calcext:value-type="float">
            <text:p>0.376602564102564</text:p>
          </table:table-cell>
          <table:table-cell office:value-type="float" office:value="2.92671106568599" calcext:value-type="float">
            <text:p>2.92671106568599</text:p>
          </table:table-cell>
        </table:table-row>
        <table:table-row table:style-name="ro1">
          <table:table-cell table:number-columns-repeated="2"/>
          <table:table-cell office:value-type="float" office:value="0.377136752136752" calcext:value-type="float">
            <text:p>0.377136752136752</text:p>
          </table:table-cell>
          <table:table-cell office:value-type="float" office:value="2.92699174168785" calcext:value-type="float">
            <text:p>2.92699174168785</text:p>
          </table:table-cell>
        </table:table-row>
        <table:table-row table:style-name="ro1">
          <table:table-cell table:number-columns-repeated="2"/>
          <table:table-cell office:value-type="float" office:value="0.37767094017094" calcext:value-type="float">
            <text:p>0.37767094017094</text:p>
          </table:table-cell>
          <table:table-cell office:value-type="float" office:value="2.92722677927223" calcext:value-type="float">
            <text:p>2.92722677927223</text:p>
          </table:table-cell>
        </table:table-row>
        <table:table-row table:style-name="ro1">
          <table:table-cell table:number-columns-repeated="2"/>
          <table:table-cell office:value-type="float" office:value="0.378205128205128" calcext:value-type="float">
            <text:p>0.378205128205128</text:p>
          </table:table-cell>
          <table:table-cell office:value-type="float" office:value="2.92739941271595" calcext:value-type="float">
            <text:p>2.92739941271595</text:p>
          </table:table-cell>
        </table:table-row>
        <table:table-row table:style-name="ro1">
          <table:table-cell table:number-columns-repeated="2"/>
          <table:table-cell office:value-type="float" office:value="0.378739316239316" calcext:value-type="float">
            <text:p>0.378739316239316</text:p>
          </table:table-cell>
          <table:table-cell office:value-type="float" office:value="2.9274918544105" calcext:value-type="float">
            <text:p>2.9274918544105</text:p>
          </table:table-cell>
        </table:table-row>
        <table:table-row table:style-name="ro1">
          <table:table-cell table:number-columns-repeated="2"/>
          <table:table-cell office:value-type="float" office:value="0.379273504273504" calcext:value-type="float">
            <text:p>0.379273504273504</text:p>
          </table:table-cell>
          <table:table-cell office:value-type="float" office:value="2.92751418922118" calcext:value-type="float">
            <text:p>2.92751418922118</text:p>
          </table:table-cell>
        </table:table-row>
        <table:table-row table:style-name="ro1">
          <table:table-cell table:number-columns-repeated="2"/>
          <table:table-cell office:value-type="float" office:value="0.379807692307692" calcext:value-type="float">
            <text:p>0.379807692307692</text:p>
          </table:table-cell>
          <table:table-cell office:value-type="float" office:value="2.92748629377273" calcext:value-type="float">
            <text:p>2.92748629377273</text:p>
          </table:table-cell>
        </table:table-row>
        <table:table-row table:style-name="ro1">
          <table:table-cell table:number-columns-repeated="2"/>
          <table:table-cell office:value-type="float" office:value="0.38034188034188" calcext:value-type="float">
            <text:p>0.38034188034188</text:p>
          </table:table-cell>
          <table:table-cell office:value-type="float" office:value="2.92742804468988" calcext:value-type="float">
            <text:p>2.92742804468988</text:p>
          </table:table-cell>
        </table:table-row>
        <table:table-row table:style-name="ro1">
          <table:table-cell table:number-columns-repeated="2"/>
          <table:table-cell office:value-type="float" office:value="0.380876068376068" calcext:value-type="float">
            <text:p>0.380876068376068</text:p>
          </table:table-cell>
          <table:table-cell office:value-type="float" office:value="2.92735931859739" calcext:value-type="float">
            <text:p>2.92735931859739</text:p>
          </table:table-cell>
        </table:table-row>
        <table:table-row table:style-name="ro1">
          <table:table-cell table:number-columns-repeated="2"/>
          <table:table-cell office:value-type="float" office:value="0.381410256410256" calcext:value-type="float">
            <text:p>0.381410256410256</text:p>
          </table:table-cell>
          <table:table-cell office:value-type="float" office:value="2.92729999211999" calcext:value-type="float">
            <text:p>2.92729999211999</text:p>
          </table:table-cell>
        </table:table-row>
        <table:table-row table:style-name="ro1">
          <table:table-cell table:number-columns-repeated="2"/>
          <table:table-cell office:value-type="float" office:value="0.381944444444444" calcext:value-type="float">
            <text:p>0.381944444444444</text:p>
          </table:table-cell>
          <table:table-cell office:value-type="float" office:value="2.92726994188243" calcext:value-type="float">
            <text:p>2.92726994188243</text:p>
          </table:table-cell>
        </table:table-row>
        <table:table-row table:style-name="ro1">
          <table:table-cell table:number-columns-repeated="2"/>
          <table:table-cell office:value-type="float" office:value="0.382478632478633" calcext:value-type="float">
            <text:p>0.382478632478633</text:p>
          </table:table-cell>
          <table:table-cell office:value-type="float" office:value="2.92728904450945" calcext:value-type="float">
            <text:p>2.92728904450945</text:p>
          </table:table-cell>
        </table:table-row>
        <table:table-row table:style-name="ro1">
          <table:table-cell table:number-columns-repeated="2"/>
          <table:table-cell office:value-type="float" office:value="0.383012820512821" calcext:value-type="float">
            <text:p>0.383012820512821</text:p>
          </table:table-cell>
          <table:table-cell office:value-type="float" office:value="2.92737675816636" calcext:value-type="float">
            <text:p>2.92737675816636</text:p>
          </table:table-cell>
        </table:table-row>
        <table:table-row table:style-name="ro1">
          <table:table-cell table:number-columns-repeated="2"/>
          <table:table-cell office:value-type="float" office:value="0.383547008547009" calcext:value-type="float">
            <text:p>0.383547008547009</text:p>
          </table:table-cell>
          <table:table-cell office:value-type="float" office:value="2.92750096830765" calcext:value-type="float">
            <text:p>2.92750096830765</text:p>
          </table:table-cell>
        </table:table-row>
        <table:table-row table:style-name="ro1">
          <table:table-cell table:number-columns-repeated="2"/>
          <table:table-cell office:value-type="float" office:value="0.384081196581197" calcext:value-type="float">
            <text:p>0.384081196581197</text:p>
          </table:table-cell>
          <table:table-cell office:value-type="float" office:value="2.92763148696885" calcext:value-type="float">
            <text:p>2.92763148696885</text:p>
          </table:table-cell>
        </table:table-row>
        <table:table-row table:style-name="ro1">
          <table:table-cell table:number-columns-repeated="2"/>
          <table:table-cell office:value-type="float" office:value="0.384615384615385" calcext:value-type="float">
            <text:p>0.384615384615385</text:p>
          </table:table-cell>
          <table:table-cell office:value-type="float" office:value="2.92776814845131" calcext:value-type="float">
            <text:p>2.92776814845131</text:p>
          </table:table-cell>
        </table:table-row>
        <table:table-row table:style-name="ro1">
          <table:table-cell table:number-columns-repeated="2"/>
          <table:table-cell office:value-type="float" office:value="0.385149572649573" calcext:value-type="float">
            <text:p>0.385149572649573</text:p>
          </table:table-cell>
          <table:table-cell office:value-type="float" office:value="2.92791078705638" calcext:value-type="float">
            <text:p>2.92791078705638</text:p>
          </table:table-cell>
        </table:table-row>
        <table:table-row table:style-name="ro1">
          <table:table-cell table:number-columns-repeated="2"/>
          <table:table-cell office:value-type="float" office:value="0.385683760683761" calcext:value-type="float">
            <text:p>0.385683760683761</text:p>
          </table:table-cell>
          <table:table-cell office:value-type="float" office:value="2.92805923708542" calcext:value-type="float">
            <text:p>2.92805923708542</text:p>
          </table:table-cell>
        </table:table-row>
        <table:table-row table:style-name="ro1">
          <table:table-cell table:number-columns-repeated="2"/>
          <table:table-cell office:value-type="float" office:value="0.386217948717949" calcext:value-type="float">
            <text:p>0.386217948717949</text:p>
          </table:table-cell>
          <table:table-cell office:value-type="float" office:value="2.92821333283976" calcext:value-type="float">
            <text:p>2.92821333283976</text:p>
          </table:table-cell>
        </table:table-row>
        <table:table-row table:style-name="ro1">
          <table:table-cell table:number-columns-repeated="2"/>
          <table:table-cell office:value-type="float" office:value="0.386752136752137" calcext:value-type="float">
            <text:p>0.386752136752137</text:p>
          </table:table-cell>
          <table:table-cell office:value-type="float" office:value="2.92837290862075" calcext:value-type="float">
            <text:p>2.92837290862075</text:p>
          </table:table-cell>
        </table:table-row>
        <table:table-row table:style-name="ro1">
          <table:table-cell table:number-columns-repeated="2"/>
          <table:table-cell office:value-type="float" office:value="0.387286324786325" calcext:value-type="float">
            <text:p>0.387286324786325</text:p>
          </table:table-cell>
          <table:table-cell office:value-type="float" office:value="2.92853779872976" calcext:value-type="float">
            <text:p>2.92853779872976</text:p>
          </table:table-cell>
        </table:table-row>
        <table:table-row table:style-name="ro1">
          <table:table-cell table:number-columns-repeated="2"/>
          <table:table-cell office:value-type="float" office:value="0.387820512820513" calcext:value-type="float">
            <text:p>0.387820512820513</text:p>
          </table:table-cell>
          <table:table-cell office:value-type="float" office:value="2.92870792835622" calcext:value-type="float">
            <text:p>2.92870792835622</text:p>
          </table:table-cell>
        </table:table-row>
        <table:table-row table:style-name="ro1">
          <table:table-cell table:number-columns-repeated="2"/>
          <table:table-cell office:value-type="float" office:value="0.388354700854701" calcext:value-type="float">
            <text:p>0.388354700854701</text:p>
          </table:table-cell>
          <table:table-cell office:value-type="float" office:value="2.92891094436534" calcext:value-type="float">
            <text:p>2.92891094436534</text:p>
          </table:table-cell>
        </table:table-row>
        <table:table-row table:style-name="ro1">
          <table:table-cell table:number-columns-repeated="2"/>
          <table:table-cell office:value-type="float" office:value="0.388888888888889" calcext:value-type="float">
            <text:p>0.388888888888889</text:p>
          </table:table-cell>
          <table:table-cell office:value-type="float" office:value="2.9291566035262" calcext:value-type="float">
            <text:p>2.9291566035262</text:p>
          </table:table-cell>
        </table:table-row>
        <table:table-row table:style-name="ro1">
          <table:table-cell table:number-columns-repeated="2"/>
          <table:table-cell office:value-type="float" office:value="0.389423076923077" calcext:value-type="float">
            <text:p>0.389423076923077</text:p>
          </table:table-cell>
          <table:table-cell office:value-type="float" office:value="2.92942705452853" calcext:value-type="float">
            <text:p>2.92942705452853</text:p>
          </table:table-cell>
        </table:table-row>
        <table:table-row table:style-name="ro1">
          <table:table-cell table:number-columns-repeated="2"/>
          <table:table-cell office:value-type="float" office:value="0.389957264957265" calcext:value-type="float">
            <text:p>0.389957264957265</text:p>
          </table:table-cell>
          <table:table-cell office:value-type="float" office:value="2.92970444606203" calcext:value-type="float">
            <text:p>2.92970444606203</text:p>
          </table:table-cell>
        </table:table-row>
        <table:table-row table:style-name="ro1">
          <table:table-cell table:number-columns-repeated="2"/>
          <table:table-cell office:value-type="float" office:value="0.390491452991453" calcext:value-type="float">
            <text:p>0.390491452991453</text:p>
          </table:table-cell>
          <table:table-cell office:value-type="float" office:value="2.92997092681643" calcext:value-type="float">
            <text:p>2.92997092681643</text:p>
          </table:table-cell>
        </table:table-row>
        <table:table-row table:style-name="ro1">
          <table:table-cell table:number-columns-repeated="2"/>
          <table:table-cell office:value-type="float" office:value="0.391025641025641" calcext:value-type="float">
            <text:p>0.391025641025641</text:p>
          </table:table-cell>
          <table:table-cell office:value-type="float" office:value="2.93020864548143" calcext:value-type="float">
            <text:p>2.93020864548143</text:p>
          </table:table-cell>
        </table:table-row>
        <table:table-row table:style-name="ro1">
          <table:table-cell table:number-columns-repeated="2"/>
          <table:table-cell office:value-type="float" office:value="0.391559829059829" calcext:value-type="float">
            <text:p>0.391559829059829</text:p>
          </table:table-cell>
          <table:table-cell office:value-type="float" office:value="2.93039975074676" calcext:value-type="float">
            <text:p>2.93039975074676</text:p>
          </table:table-cell>
        </table:table-row>
        <table:table-row table:style-name="ro1">
          <table:table-cell table:number-columns-repeated="2"/>
          <table:table-cell office:value-type="float" office:value="0.392094017094017" calcext:value-type="float">
            <text:p>0.392094017094017</text:p>
          </table:table-cell>
          <table:table-cell office:value-type="float" office:value="2.93052639130212" calcext:value-type="float">
            <text:p>2.93052639130212</text:p>
          </table:table-cell>
        </table:table-row>
        <table:table-row table:style-name="ro1">
          <table:table-cell table:number-columns-repeated="2"/>
          <table:table-cell office:value-type="float" office:value="0.392628205128205" calcext:value-type="float">
            <text:p>0.392628205128205</text:p>
          </table:table-cell>
          <table:table-cell office:value-type="float" office:value="2.93057072291082" calcext:value-type="float">
            <text:p>2.93057072291082</text:p>
          </table:table-cell>
        </table:table-row>
        <table:table-row table:style-name="ro1">
          <table:table-cell table:number-columns-repeated="2"/>
          <table:table-cell office:value-type="float" office:value="0.393162393162393" calcext:value-type="float">
            <text:p>0.393162393162393</text:p>
          </table:table-cell>
          <table:table-cell office:value-type="float" office:value="2.93056912899148" calcext:value-type="float">
            <text:p>2.93056912899148</text:p>
          </table:table-cell>
        </table:table-row>
        <table:table-row table:style-name="ro1">
          <table:table-cell table:number-columns-repeated="2"/>
          <table:table-cell office:value-type="float" office:value="0.393696581196581" calcext:value-type="float">
            <text:p>0.393696581196581</text:p>
          </table:table-cell>
          <table:table-cell office:value-type="float" office:value="2.93056753507215" calcext:value-type="float">
            <text:p>2.93056753507215</text:p>
          </table:table-cell>
        </table:table-row>
        <table:table-row table:style-name="ro1">
          <table:table-cell table:number-columns-repeated="2"/>
          <table:table-cell office:value-type="float" office:value="0.394230769230769" calcext:value-type="float">
            <text:p>0.394230769230769</text:p>
          </table:table-cell>
          <table:table-cell office:value-type="float" office:value="2.93056594115281" calcext:value-type="float">
            <text:p>2.93056594115281</text:p>
          </table:table-cell>
        </table:table-row>
        <table:table-row table:style-name="ro1">
          <table:table-cell table:number-columns-repeated="2"/>
          <table:table-cell office:value-type="float" office:value="0.394764957264957" calcext:value-type="float">
            <text:p>0.394764957264957</text:p>
          </table:table-cell>
          <table:table-cell office:value-type="float" office:value="2.93056434723348" calcext:value-type="float">
            <text:p>2.93056434723348</text:p>
          </table:table-cell>
        </table:table-row>
        <table:table-row table:style-name="ro1">
          <table:table-cell table:number-columns-repeated="2"/>
          <table:table-cell office:value-type="float" office:value="0.395299145299145" calcext:value-type="float">
            <text:p>0.395299145299145</text:p>
          </table:table-cell>
          <table:table-cell office:value-type="float" office:value="2.93056275331414" calcext:value-type="float">
            <text:p>2.93056275331414</text:p>
          </table:table-cell>
        </table:table-row>
        <table:table-row table:style-name="ro1">
          <table:table-cell table:number-columns-repeated="2"/>
          <table:table-cell office:value-type="float" office:value="0.395833333333333" calcext:value-type="float">
            <text:p>0.395833333333333</text:p>
          </table:table-cell>
          <table:table-cell office:value-type="float" office:value="2.93056115939481" calcext:value-type="float">
            <text:p>2.93056115939481</text:p>
          </table:table-cell>
        </table:table-row>
        <table:table-row table:style-name="ro1">
          <table:table-cell table:number-columns-repeated="2"/>
          <table:table-cell office:value-type="float" office:value="0.396367521367521" calcext:value-type="float">
            <text:p>0.396367521367521</text:p>
          </table:table-cell>
          <table:table-cell office:value-type="float" office:value="2.93055956547547" calcext:value-type="float">
            <text:p>2.93055956547547</text:p>
          </table:table-cell>
        </table:table-row>
        <table:table-row table:style-name="ro1">
          <table:table-cell table:number-columns-repeated="2"/>
          <table:table-cell office:value-type="float" office:value="0.396901709401709" calcext:value-type="float">
            <text:p>0.396901709401709</text:p>
          </table:table-cell>
          <table:table-cell office:value-type="float" office:value="2.93055797155614" calcext:value-type="float">
            <text:p>2.93055797155614</text:p>
          </table:table-cell>
        </table:table-row>
        <table:table-row table:style-name="ro1">
          <table:table-cell table:number-columns-repeated="2"/>
          <table:table-cell office:value-type="float" office:value="0.397435897435897" calcext:value-type="float">
            <text:p>0.397435897435897</text:p>
          </table:table-cell>
          <table:table-cell office:value-type="float" office:value="2.93055637763681" calcext:value-type="float">
            <text:p>2.93055637763681</text:p>
          </table:table-cell>
        </table:table-row>
        <table:table-row table:style-name="ro1">
          <table:table-cell table:number-columns-repeated="2"/>
          <table:table-cell office:value-type="float" office:value="0.397970085470086" calcext:value-type="float">
            <text:p>0.397970085470086</text:p>
          </table:table-cell>
          <table:table-cell office:value-type="float" office:value="2.93055478371747" calcext:value-type="float">
            <text:p>2.93055478371747</text:p>
          </table:table-cell>
        </table:table-row>
        <table:table-row table:style-name="ro1">
          <table:table-cell table:number-columns-repeated="2"/>
          <table:table-cell office:value-type="float" office:value="0.398504273504274" calcext:value-type="float">
            <text:p>0.398504273504274</text:p>
          </table:table-cell>
          <table:table-cell office:value-type="float" office:value="2.93055318979814" calcext:value-type="float">
            <text:p>2.93055318979814</text:p>
          </table:table-cell>
        </table:table-row>
        <table:table-row table:style-name="ro1">
          <table:table-cell table:number-columns-repeated="2"/>
          <table:table-cell office:value-type="float" office:value="0.399038461538462" calcext:value-type="float">
            <text:p>0.399038461538462</text:p>
          </table:table-cell>
          <table:table-cell office:value-type="float" office:value="2.9305515958788" calcext:value-type="float">
            <text:p>2.9305515958788</text:p>
          </table:table-cell>
        </table:table-row>
        <table:table-row table:style-name="ro1">
          <table:table-cell table:number-columns-repeated="2"/>
          <table:table-cell office:value-type="float" office:value="0.39957264957265" calcext:value-type="float">
            <text:p>0.39957264957265</text:p>
          </table:table-cell>
          <table:table-cell office:value-type="float" office:value="2.93055000195947" calcext:value-type="float">
            <text:p>2.93055000195947</text:p>
          </table:table-cell>
        </table:table-row>
        <table:table-row table:style-name="ro1">
          <table:table-cell table:number-columns-repeated="2"/>
          <table:table-cell office:value-type="float" office:value="0.400106837606838" calcext:value-type="float">
            <text:p>0.400106837606838</text:p>
          </table:table-cell>
          <table:table-cell office:value-type="float" office:value="2.93054840804013" calcext:value-type="float">
            <text:p>2.93054840804013</text:p>
          </table:table-cell>
        </table:table-row>
        <table:table-row table:style-name="ro1">
          <table:table-cell table:number-columns-repeated="2"/>
          <table:table-cell office:value-type="float" office:value="0.400641025641026" calcext:value-type="float">
            <text:p>0.400641025641026</text:p>
          </table:table-cell>
          <table:table-cell office:value-type="float" office:value="2.9305468141208" calcext:value-type="float">
            <text:p>2.9305468141208</text:p>
          </table:table-cell>
        </table:table-row>
        <table:table-row table:style-name="ro1">
          <table:table-cell table:number-columns-repeated="2"/>
          <table:table-cell office:value-type="float" office:value="0.401175213675214" calcext:value-type="float">
            <text:p>0.401175213675214</text:p>
          </table:table-cell>
          <table:table-cell office:value-type="float" office:value="2.93054522020146" calcext:value-type="float">
            <text:p>2.93054522020146</text:p>
          </table:table-cell>
        </table:table-row>
        <table:table-row table:style-name="ro1">
          <table:table-cell table:number-columns-repeated="2"/>
          <table:table-cell office:value-type="float" office:value="0.401709401709402" calcext:value-type="float">
            <text:p>0.401709401709402</text:p>
          </table:table-cell>
          <table:table-cell office:value-type="float" office:value="2.93054362628213" calcext:value-type="float">
            <text:p>2.93054362628213</text:p>
          </table:table-cell>
        </table:table-row>
        <table:table-row table:style-name="ro1">
          <table:table-cell table:number-columns-repeated="2"/>
          <table:table-cell office:value-type="float" office:value="0.40224358974359" calcext:value-type="float">
            <text:p>0.40224358974359</text:p>
          </table:table-cell>
          <table:table-cell office:value-type="float" office:value="2.93054203236279" calcext:value-type="float">
            <text:p>2.93054203236279</text:p>
          </table:table-cell>
        </table:table-row>
        <table:table-row table:style-name="ro1">
          <table:table-cell table:number-columns-repeated="2"/>
          <table:table-cell office:value-type="float" office:value="0.402777777777778" calcext:value-type="float">
            <text:p>0.402777777777778</text:p>
          </table:table-cell>
          <table:table-cell office:value-type="float" office:value="2.93058761186162" calcext:value-type="float">
            <text:p>2.93058761186162</text:p>
          </table:table-cell>
        </table:table-row>
        <table:table-row table:style-name="ro1">
          <table:table-cell table:number-columns-repeated="2"/>
          <table:table-cell office:value-type="float" office:value="0.403311965811966" calcext:value-type="float">
            <text:p>0.403311965811966</text:p>
          </table:table-cell>
          <table:table-cell office:value-type="float" office:value="2.93072724425709" calcext:value-type="float">
            <text:p>2.93072724425709</text:p>
          </table:table-cell>
        </table:table-row>
        <table:table-row table:style-name="ro1">
          <table:table-cell table:number-columns-repeated="2"/>
          <table:table-cell office:value-type="float" office:value="0.403846153846154" calcext:value-type="float">
            <text:p>0.403846153846154</text:p>
          </table:table-cell>
          <table:table-cell office:value-type="float" office:value="2.93093504396298" calcext:value-type="float">
            <text:p>2.93093504396298</text:p>
          </table:table-cell>
        </table:table-row>
        <table:table-row table:style-name="ro1">
          <table:table-cell table:number-columns-repeated="2"/>
          <table:table-cell office:value-type="float" office:value="0.404380341880342" calcext:value-type="float">
            <text:p>0.404380341880342</text:p>
          </table:table-cell>
          <table:table-cell office:value-type="float" office:value="2.93118477899062" calcext:value-type="float">
            <text:p>2.93118477899062</text:p>
          </table:table-cell>
        </table:table-row>
        <table:table-row table:style-name="ro1">
          <table:table-cell table:number-columns-repeated="2"/>
          <table:table-cell office:value-type="float" office:value="0.40491452991453" calcext:value-type="float">
            <text:p>0.40491452991453</text:p>
          </table:table-cell>
          <table:table-cell office:value-type="float" office:value="2.93145021735133" calcext:value-type="float">
            <text:p>2.93145021735133</text:p>
          </table:table-cell>
        </table:table-row>
        <table:table-row table:style-name="ro1">
          <table:table-cell table:number-columns-repeated="2"/>
          <table:table-cell office:value-type="float" office:value="0.405448717948718" calcext:value-type="float">
            <text:p>0.405448717948718</text:p>
          </table:table-cell>
          <table:table-cell office:value-type="float" office:value="2.93170512705646" calcext:value-type="float">
            <text:p>2.93170512705646</text:p>
          </table:table-cell>
        </table:table-row>
        <table:table-row table:style-name="ro1">
          <table:table-cell table:number-columns-repeated="2"/>
          <table:table-cell office:value-type="float" office:value="0.405982905982906" calcext:value-type="float">
            <text:p>0.405982905982906</text:p>
          </table:table-cell>
          <table:table-cell office:value-type="float" office:value="2.93192327611734" calcext:value-type="float">
            <text:p>2.93192327611734</text:p>
          </table:table-cell>
        </table:table-row>
        <table:table-row table:style-name="ro1">
          <table:table-cell table:number-columns-repeated="2"/>
          <table:table-cell office:value-type="float" office:value="0.406517094017094" calcext:value-type="float">
            <text:p>0.406517094017094</text:p>
          </table:table-cell>
          <table:table-cell office:value-type="float" office:value="2.93207843254529" calcext:value-type="float">
            <text:p>2.93207843254529</text:p>
          </table:table-cell>
        </table:table-row>
        <table:table-row table:style-name="ro1">
          <table:table-cell table:number-columns-repeated="2"/>
          <table:table-cell office:value-type="float" office:value="0.407051282051282" calcext:value-type="float">
            <text:p>0.407051282051282</text:p>
          </table:table-cell>
          <table:table-cell office:value-type="float" office:value="2.93214436435164" calcext:value-type="float">
            <text:p>2.93214436435164</text:p>
          </table:table-cell>
        </table:table-row>
        <table:table-row table:style-name="ro1">
          <table:table-cell table:number-columns-repeated="2"/>
          <table:table-cell office:value-type="float" office:value="0.40758547008547" calcext:value-type="float">
            <text:p>0.40758547008547</text:p>
          </table:table-cell>
          <table:table-cell office:value-type="float" office:value="2.93214363198681" calcext:value-type="float">
            <text:p>2.93214363198681</text:p>
          </table:table-cell>
        </table:table-row>
        <table:table-row table:style-name="ro1">
          <table:table-cell table:number-columns-repeated="2"/>
          <table:table-cell office:value-type="float" office:value="0.408119658119658" calcext:value-type="float">
            <text:p>0.408119658119658</text:p>
          </table:table-cell>
          <table:table-cell office:value-type="float" office:value="2.93214203806747" calcext:value-type="float">
            <text:p>2.93214203806747</text:p>
          </table:table-cell>
        </table:table-row>
        <table:table-row table:style-name="ro1">
          <table:table-cell table:number-columns-repeated="2"/>
          <table:table-cell office:value-type="float" office:value="0.408653846153846" calcext:value-type="float">
            <text:p>0.408653846153846</text:p>
          </table:table-cell>
          <table:table-cell office:value-type="float" office:value="2.93214044414814" calcext:value-type="float">
            <text:p>2.93214044414814</text:p>
          </table:table-cell>
        </table:table-row>
        <table:table-row table:style-name="ro1">
          <table:table-cell table:number-columns-repeated="2"/>
          <table:table-cell office:value-type="float" office:value="0.409188034188034" calcext:value-type="float">
            <text:p>0.409188034188034</text:p>
          </table:table-cell>
          <table:table-cell office:value-type="float" office:value="2.9321388502288" calcext:value-type="float">
            <text:p>2.9321388502288</text:p>
          </table:table-cell>
        </table:table-row>
        <table:table-row table:style-name="ro1">
          <table:table-cell table:number-columns-repeated="2"/>
          <table:table-cell office:value-type="float" office:value="0.409722222222222" calcext:value-type="float">
            <text:p>0.409722222222222</text:p>
          </table:table-cell>
          <table:table-cell office:value-type="float" office:value="2.93213725630947" calcext:value-type="float">
            <text:p>2.93213725630947</text:p>
          </table:table-cell>
        </table:table-row>
        <table:table-row table:style-name="ro1">
          <table:table-cell table:number-columns-repeated="2"/>
          <table:table-cell office:value-type="float" office:value="0.41025641025641" calcext:value-type="float">
            <text:p>0.41025641025641</text:p>
          </table:table-cell>
          <table:table-cell office:value-type="float" office:value="2.93213566239013" calcext:value-type="float">
            <text:p>2.93213566239013</text:p>
          </table:table-cell>
        </table:table-row>
        <table:table-row table:style-name="ro1">
          <table:table-cell table:number-columns-repeated="2"/>
          <table:table-cell office:value-type="float" office:value="0.410790598290598" calcext:value-type="float">
            <text:p>0.410790598290598</text:p>
          </table:table-cell>
          <table:table-cell office:value-type="float" office:value="2.9321340684708" calcext:value-type="float">
            <text:p>2.9321340684708</text:p>
          </table:table-cell>
        </table:table-row>
        <table:table-row table:style-name="ro1">
          <table:table-cell table:number-columns-repeated="2"/>
          <table:table-cell office:value-type="float" office:value="0.411324786324786" calcext:value-type="float">
            <text:p>0.411324786324786</text:p>
          </table:table-cell>
          <table:table-cell office:value-type="float" office:value="2.93213247455146" calcext:value-type="float">
            <text:p>2.93213247455146</text:p>
          </table:table-cell>
        </table:table-row>
        <table:table-row table:style-name="ro1">
          <table:table-cell table:number-columns-repeated="2"/>
          <table:table-cell office:value-type="float" office:value="0.411858974358974" calcext:value-type="float">
            <text:p>0.411858974358974</text:p>
          </table:table-cell>
          <table:table-cell office:value-type="float" office:value="2.93213088063213" calcext:value-type="float">
            <text:p>2.93213088063213</text:p>
          </table:table-cell>
        </table:table-row>
        <table:table-row table:style-name="ro1">
          <table:table-cell table:number-columns-repeated="2"/>
          <table:table-cell office:value-type="float" office:value="0.412393162393162" calcext:value-type="float">
            <text:p>0.412393162393162</text:p>
          </table:table-cell>
          <table:table-cell office:value-type="float" office:value="2.93212928671279" calcext:value-type="float">
            <text:p>2.93212928671279</text:p>
          </table:table-cell>
        </table:table-row>
        <table:table-row table:style-name="ro1">
          <table:table-cell table:number-columns-repeated="2"/>
          <table:table-cell office:value-type="float" office:value="0.41292735042735" calcext:value-type="float">
            <text:p>0.41292735042735</text:p>
          </table:table-cell>
          <table:table-cell office:value-type="float" office:value="2.93212769279345" calcext:value-type="float">
            <text:p>2.93212769279345</text:p>
          </table:table-cell>
        </table:table-row>
        <table:table-row table:style-name="ro1">
          <table:table-cell table:number-columns-repeated="2"/>
          <table:table-cell office:value-type="float" office:value="0.413461538461538" calcext:value-type="float">
            <text:p>0.413461538461538</text:p>
          </table:table-cell>
          <table:table-cell office:value-type="float" office:value="2.93212609887412" calcext:value-type="float">
            <text:p>2.93212609887412</text:p>
          </table:table-cell>
        </table:table-row>
        <table:table-row table:style-name="ro1">
          <table:table-cell table:number-columns-repeated="2"/>
          <table:table-cell office:value-type="float" office:value="0.413995726495727" calcext:value-type="float">
            <text:p>0.413995726495727</text:p>
          </table:table-cell>
          <table:table-cell office:value-type="float" office:value="2.93212450495478" calcext:value-type="float">
            <text:p>2.93212450495478</text:p>
          </table:table-cell>
        </table:table-row>
        <table:table-row table:style-name="ro1">
          <table:table-cell table:number-columns-repeated="2"/>
          <table:table-cell office:value-type="float" office:value="0.414529914529915" calcext:value-type="float">
            <text:p>0.414529914529915</text:p>
          </table:table-cell>
          <table:table-cell office:value-type="float" office:value="2.93212291103545" calcext:value-type="float">
            <text:p>2.93212291103545</text:p>
          </table:table-cell>
        </table:table-row>
        <table:table-row table:style-name="ro1">
          <table:table-cell table:number-columns-repeated="2"/>
          <table:table-cell office:value-type="float" office:value="0.415064102564103" calcext:value-type="float">
            <text:p>0.415064102564103</text:p>
          </table:table-cell>
          <table:table-cell office:value-type="float" office:value="2.93212131711611" calcext:value-type="float">
            <text:p>2.93212131711611</text:p>
          </table:table-cell>
        </table:table-row>
        <table:table-row table:style-name="ro1">
          <table:table-cell table:number-columns-repeated="2"/>
          <table:table-cell office:value-type="float" office:value="0.415598290598291" calcext:value-type="float">
            <text:p>0.415598290598291</text:p>
          </table:table-cell>
          <table:table-cell office:value-type="float" office:value="2.93211972319677" calcext:value-type="float">
            <text:p>2.93211972319677</text:p>
          </table:table-cell>
        </table:table-row>
        <table:table-row table:style-name="ro1">
          <table:table-cell table:number-columns-repeated="2"/>
          <table:table-cell office:value-type="float" office:value="0.416132478632479" calcext:value-type="float">
            <text:p>0.416132478632479</text:p>
          </table:table-cell>
          <table:table-cell office:value-type="float" office:value="2.93211812927744" calcext:value-type="float">
            <text:p>2.93211812927744</text:p>
          </table:table-cell>
        </table:table-row>
        <table:table-row table:style-name="ro1">
          <table:table-cell table:number-columns-repeated="2"/>
          <table:table-cell office:value-type="float" office:value="0.416666666666667" calcext:value-type="float">
            <text:p>0.416666666666667</text:p>
          </table:table-cell>
          <table:table-cell office:value-type="float" office:value="2.9321165353581" calcext:value-type="float">
            <text:p>2.9321165353581</text:p>
          </table:table-cell>
        </table:table-row>
        <table:table-row table:style-name="ro1">
          <table:table-cell table:number-columns-repeated="2"/>
          <table:table-cell office:value-type="float" office:value="0.417200854700855" calcext:value-type="float">
            <text:p>0.417200854700855</text:p>
          </table:table-cell>
          <table:table-cell office:value-type="float" office:value="2.93211494143877" calcext:value-type="float">
            <text:p>2.93211494143877</text:p>
          </table:table-cell>
        </table:table-row>
        <table:table-row table:style-name="ro1">
          <table:table-cell table:number-columns-repeated="2"/>
          <table:table-cell office:value-type="float" office:value="0.417735042735043" calcext:value-type="float">
            <text:p>0.417735042735043</text:p>
          </table:table-cell>
          <table:table-cell office:value-type="float" office:value="2.93211334751943" calcext:value-type="float">
            <text:p>2.93211334751943</text:p>
          </table:table-cell>
        </table:table-row>
        <table:table-row table:style-name="ro1">
          <table:table-cell table:number-columns-repeated="2"/>
          <table:table-cell office:value-type="float" office:value="0.418269230769231" calcext:value-type="float">
            <text:p>0.418269230769231</text:p>
          </table:table-cell>
          <table:table-cell office:value-type="float" office:value="2.9321117536001" calcext:value-type="float">
            <text:p>2.9321117536001</text:p>
          </table:table-cell>
        </table:table-row>
        <table:table-row table:style-name="ro1">
          <table:table-cell table:number-columns-repeated="2"/>
          <table:table-cell office:value-type="float" office:value="0.418803418803419" calcext:value-type="float">
            <text:p>0.418803418803419</text:p>
          </table:table-cell>
          <table:table-cell office:value-type="float" office:value="2.93211015968076" calcext:value-type="float">
            <text:p>2.93211015968076</text:p>
          </table:table-cell>
        </table:table-row>
        <table:table-row table:style-name="ro1">
          <table:table-cell table:number-columns-repeated="2"/>
          <table:table-cell office:value-type="float" office:value="0.419337606837607" calcext:value-type="float">
            <text:p>0.419337606837607</text:p>
          </table:table-cell>
          <table:table-cell office:value-type="float" office:value="2.93210856576143" calcext:value-type="float">
            <text:p>2.93210856576143</text:p>
          </table:table-cell>
        </table:table-row>
        <table:table-row table:style-name="ro1">
          <table:table-cell table:number-columns-repeated="2"/>
          <table:table-cell office:value-type="float" office:value="0.419871794871795" calcext:value-type="float">
            <text:p>0.419871794871795</text:p>
          </table:table-cell>
          <table:table-cell office:value-type="float" office:value="2.93210697184209" calcext:value-type="float">
            <text:p>2.93210697184209</text:p>
          </table:table-cell>
        </table:table-row>
        <table:table-row table:style-name="ro1">
          <table:table-cell table:number-columns-repeated="2"/>
          <table:table-cell office:value-type="float" office:value="0.420405982905983" calcext:value-type="float">
            <text:p>0.420405982905983</text:p>
          </table:table-cell>
          <table:table-cell office:value-type="float" office:value="2.93210537792276" calcext:value-type="float">
            <text:p>2.93210537792276</text:p>
          </table:table-cell>
        </table:table-row>
        <table:table-row table:style-name="ro1">
          <table:table-cell table:number-columns-repeated="2"/>
          <table:table-cell office:value-type="float" office:value="0.420940170940171" calcext:value-type="float">
            <text:p>0.420940170940171</text:p>
          </table:table-cell>
          <table:table-cell office:value-type="float" office:value="2.93210378400343" calcext:value-type="float">
            <text:p>2.93210378400343</text:p>
          </table:table-cell>
        </table:table-row>
        <table:table-row table:style-name="ro1">
          <table:table-cell table:number-columns-repeated="2"/>
          <table:table-cell office:value-type="float" office:value="0.421474358974359" calcext:value-type="float">
            <text:p>0.421474358974359</text:p>
          </table:table-cell>
          <table:table-cell office:value-type="float" office:value="2.93210219008409" calcext:value-type="float">
            <text:p>2.93210219008409</text:p>
          </table:table-cell>
        </table:table-row>
        <table:table-row table:style-name="ro1">
          <table:table-cell table:number-columns-repeated="2"/>
          <table:table-cell office:value-type="float" office:value="0.422008547008547" calcext:value-type="float">
            <text:p>0.422008547008547</text:p>
          </table:table-cell>
          <table:table-cell office:value-type="float" office:value="2.93210059616476" calcext:value-type="float">
            <text:p>2.93210059616476</text:p>
          </table:table-cell>
        </table:table-row>
        <table:table-row table:style-name="ro1">
          <table:table-cell table:number-columns-repeated="2"/>
          <table:table-cell office:value-type="float" office:value="0.422542735042735" calcext:value-type="float">
            <text:p>0.422542735042735</text:p>
          </table:table-cell>
          <table:table-cell office:value-type="float" office:value="2.93209900224542" calcext:value-type="float">
            <text:p>2.93209900224542</text:p>
          </table:table-cell>
        </table:table-row>
        <table:table-row table:style-name="ro1">
          <table:table-cell table:number-columns-repeated="2"/>
          <table:table-cell office:value-type="float" office:value="0.423076923076923" calcext:value-type="float">
            <text:p>0.423076923076923</text:p>
          </table:table-cell>
          <table:table-cell office:value-type="float" office:value="2.93209740832609" calcext:value-type="float">
            <text:p>2.93209740832609</text:p>
          </table:table-cell>
        </table:table-row>
        <table:table-row table:style-name="ro1">
          <table:table-cell table:number-columns-repeated="2"/>
          <table:table-cell office:value-type="float" office:value="0.423611111111111" calcext:value-type="float">
            <text:p>0.423611111111111</text:p>
          </table:table-cell>
          <table:table-cell office:value-type="float" office:value="2.93209581440675" calcext:value-type="float">
            <text:p>2.93209581440675</text:p>
          </table:table-cell>
        </table:table-row>
        <table:table-row table:style-name="ro1">
          <table:table-cell table:number-columns-repeated="2"/>
          <table:table-cell office:value-type="float" office:value="0.424145299145299" calcext:value-type="float">
            <text:p>0.424145299145299</text:p>
          </table:table-cell>
          <table:table-cell office:value-type="float" office:value="2.93209422048742" calcext:value-type="float">
            <text:p>2.93209422048742</text:p>
          </table:table-cell>
        </table:table-row>
        <table:table-row table:style-name="ro1">
          <table:table-cell table:number-columns-repeated="2"/>
          <table:table-cell office:value-type="float" office:value="0.424679487179487" calcext:value-type="float">
            <text:p>0.424679487179487</text:p>
          </table:table-cell>
          <table:table-cell office:value-type="float" office:value="2.93209262656808" calcext:value-type="float">
            <text:p>2.93209262656808</text:p>
          </table:table-cell>
        </table:table-row>
        <table:table-row table:style-name="ro1">
          <table:table-cell table:number-columns-repeated="2"/>
          <table:table-cell office:value-type="float" office:value="0.425213675213675" calcext:value-type="float">
            <text:p>0.425213675213675</text:p>
          </table:table-cell>
          <table:table-cell office:value-type="float" office:value="2.93209103264875" calcext:value-type="float">
            <text:p>2.93209103264875</text:p>
          </table:table-cell>
        </table:table-row>
        <table:table-row table:style-name="ro1">
          <table:table-cell table:number-columns-repeated="2"/>
          <table:table-cell office:value-type="float" office:value="0.425747863247863" calcext:value-type="float">
            <text:p>0.425747863247863</text:p>
          </table:table-cell>
          <table:table-cell office:value-type="float" office:value="2.93208943872941" calcext:value-type="float">
            <text:p>2.93208943872941</text:p>
          </table:table-cell>
        </table:table-row>
        <table:table-row table:style-name="ro1">
          <table:table-cell table:number-columns-repeated="2"/>
          <table:table-cell office:value-type="float" office:value="0.426282051282051" calcext:value-type="float">
            <text:p>0.426282051282051</text:p>
          </table:table-cell>
          <table:table-cell office:value-type="float" office:value="2.93208784481008" calcext:value-type="float">
            <text:p>2.93208784481008</text:p>
          </table:table-cell>
        </table:table-row>
        <table:table-row table:style-name="ro1">
          <table:table-cell table:number-columns-repeated="2"/>
          <table:table-cell office:value-type="float" office:value="0.426816239316239" calcext:value-type="float">
            <text:p>0.426816239316239</text:p>
          </table:table-cell>
          <table:table-cell office:value-type="float" office:value="2.93208625089074" calcext:value-type="float">
            <text:p>2.93208625089074</text:p>
          </table:table-cell>
        </table:table-row>
        <table:table-row table:style-name="ro1">
          <table:table-cell table:number-columns-repeated="2"/>
          <table:table-cell office:value-type="float" office:value="0.427350427350427" calcext:value-type="float">
            <text:p>0.427350427350427</text:p>
          </table:table-cell>
          <table:table-cell office:value-type="float" office:value="2.93208465697141" calcext:value-type="float">
            <text:p>2.93208465697141</text:p>
          </table:table-cell>
        </table:table-row>
        <table:table-row table:style-name="ro1">
          <table:table-cell table:number-columns-repeated="2"/>
          <table:table-cell office:value-type="float" office:value="0.427884615384615" calcext:value-type="float">
            <text:p>0.427884615384615</text:p>
          </table:table-cell>
          <table:table-cell office:value-type="float" office:value="2.93208306305207" calcext:value-type="float">
            <text:p>2.93208306305207</text:p>
          </table:table-cell>
        </table:table-row>
        <table:table-row table:style-name="ro1">
          <table:table-cell table:number-columns-repeated="2"/>
          <table:table-cell office:value-type="float" office:value="0.428418803418803" calcext:value-type="float">
            <text:p>0.428418803418803</text:p>
          </table:table-cell>
          <table:table-cell office:value-type="float" office:value="2.93208146913274" calcext:value-type="float">
            <text:p>2.93208146913274</text:p>
          </table:table-cell>
        </table:table-row>
        <table:table-row table:style-name="ro1">
          <table:table-cell table:number-columns-repeated="2"/>
          <table:table-cell office:value-type="float" office:value="0.428952991452991" calcext:value-type="float">
            <text:p>0.428952991452991</text:p>
          </table:table-cell>
          <table:table-cell office:value-type="float" office:value="2.9320798752134" calcext:value-type="float">
            <text:p>2.9320798752134</text:p>
          </table:table-cell>
        </table:table-row>
        <table:table-row table:style-name="ro1">
          <table:table-cell table:number-columns-repeated="2"/>
          <table:table-cell office:value-type="float" office:value="0.42948717948718" calcext:value-type="float">
            <text:p>0.42948717948718</text:p>
          </table:table-cell>
          <table:table-cell office:value-type="float" office:value="2.93207828129407" calcext:value-type="float">
            <text:p>2.93207828129407</text:p>
          </table:table-cell>
        </table:table-row>
        <table:table-row table:style-name="ro1">
          <table:table-cell table:number-columns-repeated="2"/>
          <table:table-cell office:value-type="float" office:value="0.430021367521368" calcext:value-type="float">
            <text:p>0.430021367521368</text:p>
          </table:table-cell>
          <table:table-cell office:value-type="float" office:value="2.93207668737473" calcext:value-type="float">
            <text:p>2.93207668737473</text:p>
          </table:table-cell>
        </table:table-row>
        <table:table-row table:style-name="ro1">
          <table:table-cell table:number-columns-repeated="2"/>
          <table:table-cell office:value-type="float" office:value="0.430555555555556" calcext:value-type="float">
            <text:p>0.430555555555556</text:p>
          </table:table-cell>
          <table:table-cell office:value-type="float" office:value="2.9320750934554" calcext:value-type="float">
            <text:p>2.9320750934554</text:p>
          </table:table-cell>
        </table:table-row>
        <table:table-row table:style-name="ro1">
          <table:table-cell table:number-columns-repeated="2"/>
          <table:table-cell office:value-type="float" office:value="0.431089743589744" calcext:value-type="float">
            <text:p>0.431089743589744</text:p>
          </table:table-cell>
          <table:table-cell office:value-type="float" office:value="2.93207349953606" calcext:value-type="float">
            <text:p>2.93207349953606</text:p>
          </table:table-cell>
        </table:table-row>
        <table:table-row table:style-name="ro1">
          <table:table-cell table:number-columns-repeated="2"/>
          <table:table-cell office:value-type="float" office:value="0.431623931623932" calcext:value-type="float">
            <text:p>0.431623931623932</text:p>
          </table:table-cell>
          <table:table-cell office:value-type="float" office:value="2.93207190561673" calcext:value-type="float">
            <text:p>2.93207190561673</text:p>
          </table:table-cell>
        </table:table-row>
        <table:table-row table:style-name="ro1">
          <table:table-cell table:number-columns-repeated="2"/>
          <table:table-cell office:value-type="float" office:value="0.43215811965812" calcext:value-type="float">
            <text:p>0.43215811965812</text:p>
          </table:table-cell>
          <table:table-cell office:value-type="float" office:value="2.9320703116974" calcext:value-type="float">
            <text:p>2.9320703116974</text:p>
          </table:table-cell>
        </table:table-row>
        <table:table-row table:style-name="ro1">
          <table:table-cell table:number-columns-repeated="2"/>
          <table:table-cell office:value-type="float" office:value="0.432692307692308" calcext:value-type="float">
            <text:p>0.432692307692308</text:p>
          </table:table-cell>
          <table:table-cell office:value-type="float" office:value="2.93206871777806" calcext:value-type="float">
            <text:p>2.93206871777806</text:p>
          </table:table-cell>
        </table:table-row>
        <table:table-row table:style-name="ro1">
          <table:table-cell table:number-columns-repeated="2"/>
          <table:table-cell office:value-type="float" office:value="0.433226495726496" calcext:value-type="float">
            <text:p>0.433226495726496</text:p>
          </table:table-cell>
          <table:table-cell office:value-type="float" office:value="2.93206712385873" calcext:value-type="float">
            <text:p>2.93206712385873</text:p>
          </table:table-cell>
        </table:table-row>
        <table:table-row table:style-name="ro1">
          <table:table-cell table:number-columns-repeated="2"/>
          <table:table-cell office:value-type="float" office:value="0.433760683760684" calcext:value-type="float">
            <text:p>0.433760683760684</text:p>
          </table:table-cell>
          <table:table-cell office:value-type="float" office:value="2.93206552993939" calcext:value-type="float">
            <text:p>2.93206552993939</text:p>
          </table:table-cell>
        </table:table-row>
        <table:table-row table:style-name="ro1">
          <table:table-cell table:number-columns-repeated="2"/>
          <table:table-cell office:value-type="float" office:value="0.434294871794872" calcext:value-type="float">
            <text:p>0.434294871794872</text:p>
          </table:table-cell>
          <table:table-cell office:value-type="float" office:value="2.93206393602006" calcext:value-type="float">
            <text:p>2.93206393602006</text:p>
          </table:table-cell>
        </table:table-row>
        <table:table-row table:style-name="ro1">
          <table:table-cell table:number-columns-repeated="2"/>
          <table:table-cell office:value-type="float" office:value="0.43482905982906" calcext:value-type="float">
            <text:p>0.43482905982906</text:p>
          </table:table-cell>
          <table:table-cell office:value-type="float" office:value="2.93206234210072" calcext:value-type="float">
            <text:p>2.93206234210072</text:p>
          </table:table-cell>
        </table:table-row>
        <table:table-row table:style-name="ro1">
          <table:table-cell table:number-columns-repeated="2"/>
          <table:table-cell office:value-type="float" office:value="0.435363247863248" calcext:value-type="float">
            <text:p>0.435363247863248</text:p>
          </table:table-cell>
          <table:table-cell office:value-type="float" office:value="2.93206074818139" calcext:value-type="float">
            <text:p>2.93206074818139</text:p>
          </table:table-cell>
        </table:table-row>
        <table:table-row table:style-name="ro1">
          <table:table-cell table:number-columns-repeated="2"/>
          <table:table-cell office:value-type="float" office:value="0.435897435897436" calcext:value-type="float">
            <text:p>0.435897435897436</text:p>
          </table:table-cell>
          <table:table-cell office:value-type="float" office:value="2.93205915426205" calcext:value-type="float">
            <text:p>2.93205915426205</text:p>
          </table:table-cell>
        </table:table-row>
        <table:table-row table:style-name="ro1">
          <table:table-cell table:number-columns-repeated="2"/>
          <table:table-cell office:value-type="float" office:value="0.436431623931624" calcext:value-type="float">
            <text:p>0.436431623931624</text:p>
          </table:table-cell>
          <table:table-cell office:value-type="float" office:value="2.93205756034272" calcext:value-type="float">
            <text:p>2.93205756034272</text:p>
          </table:table-cell>
        </table:table-row>
        <table:table-row table:style-name="ro1">
          <table:table-cell table:number-columns-repeated="2"/>
          <table:table-cell office:value-type="float" office:value="0.436965811965812" calcext:value-type="float">
            <text:p>0.436965811965812</text:p>
          </table:table-cell>
          <table:table-cell office:value-type="float" office:value="2.93205596642338" calcext:value-type="float">
            <text:p>2.93205596642338</text:p>
          </table:table-cell>
        </table:table-row>
        <table:table-row table:style-name="ro1">
          <table:table-cell table:number-columns-repeated="2"/>
          <table:table-cell office:value-type="float" office:value="0.4375" calcext:value-type="float">
            <text:p>0.4375</text:p>
          </table:table-cell>
          <table:table-cell office:value-type="float" office:value="2.93205437250404" calcext:value-type="float">
            <text:p>2.93205437250404</text:p>
          </table:table-cell>
        </table:table-row>
        <table:table-row table:style-name="ro1">
          <table:table-cell table:number-columns-repeated="2"/>
          <table:table-cell office:value-type="float" office:value="0.438034188034188" calcext:value-type="float">
            <text:p>0.438034188034188</text:p>
          </table:table-cell>
          <table:table-cell office:value-type="float" office:value="2.93205277858471" calcext:value-type="float">
            <text:p>2.93205277858471</text:p>
          </table:table-cell>
        </table:table-row>
        <table:table-row table:style-name="ro1">
          <table:table-cell table:number-columns-repeated="2"/>
          <table:table-cell office:value-type="float" office:value="0.438568376068376" calcext:value-type="float">
            <text:p>0.438568376068376</text:p>
          </table:table-cell>
          <table:table-cell office:value-type="float" office:value="2.93205118466537" calcext:value-type="float">
            <text:p>2.93205118466537</text:p>
          </table:table-cell>
        </table:table-row>
        <table:table-row table:style-name="ro1">
          <table:table-cell table:number-columns-repeated="2"/>
          <table:table-cell office:value-type="float" office:value="0.439102564102564" calcext:value-type="float">
            <text:p>0.439102564102564</text:p>
          </table:table-cell>
          <table:table-cell office:value-type="float" office:value="2.93204959074604" calcext:value-type="float">
            <text:p>2.93204959074604</text:p>
          </table:table-cell>
        </table:table-row>
        <table:table-row table:style-name="ro1">
          <table:table-cell table:number-columns-repeated="2"/>
          <table:table-cell office:value-type="float" office:value="0.439636752136752" calcext:value-type="float">
            <text:p>0.439636752136752</text:p>
          </table:table-cell>
          <table:table-cell office:value-type="float" office:value="2.9320479968267" calcext:value-type="float">
            <text:p>2.9320479968267</text:p>
          </table:table-cell>
        </table:table-row>
        <table:table-row table:style-name="ro1">
          <table:table-cell table:number-columns-repeated="2"/>
          <table:table-cell office:value-type="float" office:value="0.44017094017094" calcext:value-type="float">
            <text:p>0.44017094017094</text:p>
          </table:table-cell>
          <table:table-cell office:value-type="float" office:value="2.93204640290736" calcext:value-type="float">
            <text:p>2.93204640290736</text:p>
          </table:table-cell>
        </table:table-row>
        <table:table-row table:style-name="ro1">
          <table:table-cell table:number-columns-repeated="2"/>
          <table:table-cell office:value-type="float" office:value="0.440705128205128" calcext:value-type="float">
            <text:p>0.440705128205128</text:p>
          </table:table-cell>
          <table:table-cell office:value-type="float" office:value="2.93204480898803" calcext:value-type="float">
            <text:p>2.93204480898803</text:p>
          </table:table-cell>
        </table:table-row>
        <table:table-row table:style-name="ro1">
          <table:table-cell table:number-columns-repeated="2"/>
          <table:table-cell office:value-type="float" office:value="0.441239316239316" calcext:value-type="float">
            <text:p>0.441239316239316</text:p>
          </table:table-cell>
          <table:table-cell office:value-type="float" office:value="2.93204321506869" calcext:value-type="float">
            <text:p>2.93204321506869</text:p>
          </table:table-cell>
        </table:table-row>
        <table:table-row table:style-name="ro1">
          <table:table-cell table:number-columns-repeated="2"/>
          <table:table-cell office:value-type="float" office:value="0.441773504273504" calcext:value-type="float">
            <text:p>0.441773504273504</text:p>
          </table:table-cell>
          <table:table-cell office:value-type="float" office:value="2.93204162114936" calcext:value-type="float">
            <text:p>2.93204162114936</text:p>
          </table:table-cell>
        </table:table-row>
        <table:table-row table:style-name="ro1">
          <table:table-cell table:number-columns-repeated="2"/>
          <table:table-cell office:value-type="float" office:value="0.442307692307692" calcext:value-type="float">
            <text:p>0.442307692307692</text:p>
          </table:table-cell>
          <table:table-cell office:value-type="float" office:value="2.93204002723002" calcext:value-type="float">
            <text:p>2.93204002723002</text:p>
          </table:table-cell>
        </table:table-row>
        <table:table-row table:style-name="ro1">
          <table:table-cell table:number-columns-repeated="2"/>
          <table:table-cell office:value-type="float" office:value="0.44284188034188" calcext:value-type="float">
            <text:p>0.44284188034188</text:p>
          </table:table-cell>
          <table:table-cell office:value-type="float" office:value="2.93203843331069" calcext:value-type="float">
            <text:p>2.93203843331069</text:p>
          </table:table-cell>
        </table:table-row>
        <table:table-row table:style-name="ro1">
          <table:table-cell table:number-columns-repeated="2"/>
          <table:table-cell office:value-type="float" office:value="0.443376068376068" calcext:value-type="float">
            <text:p>0.443376068376068</text:p>
          </table:table-cell>
          <table:table-cell office:value-type="float" office:value="2.93203683939135" calcext:value-type="float">
            <text:p>2.93203683939135</text:p>
          </table:table-cell>
        </table:table-row>
        <table:table-row table:style-name="ro1">
          <table:table-cell table:number-columns-repeated="2"/>
          <table:table-cell office:value-type="float" office:value="0.443910256410256" calcext:value-type="float">
            <text:p>0.443910256410256</text:p>
          </table:table-cell>
          <table:table-cell office:value-type="float" office:value="2.93203524547202" calcext:value-type="float">
            <text:p>2.93203524547202</text:p>
          </table:table-cell>
        </table:table-row>
        <table:table-row table:style-name="ro1">
          <table:table-cell table:number-columns-repeated="2"/>
          <table:table-cell office:value-type="float" office:value="0.444444444444444" calcext:value-type="float">
            <text:p>0.444444444444444</text:p>
          </table:table-cell>
          <table:table-cell office:value-type="float" office:value="2.93203365155268" calcext:value-type="float">
            <text:p>2.93203365155268</text:p>
          </table:table-cell>
        </table:table-row>
        <table:table-row table:style-name="ro1">
          <table:table-cell table:number-columns-repeated="2"/>
          <table:table-cell office:value-type="float" office:value="0.444978632478633" calcext:value-type="float">
            <text:p>0.444978632478633</text:p>
          </table:table-cell>
          <table:table-cell office:value-type="float" office:value="2.93203205763335" calcext:value-type="float">
            <text:p>2.93203205763335</text:p>
          </table:table-cell>
        </table:table-row>
        <table:table-row table:style-name="ro1">
          <table:table-cell table:number-columns-repeated="2"/>
          <table:table-cell office:value-type="float" office:value="0.445512820512821" calcext:value-type="float">
            <text:p>0.445512820512821</text:p>
          </table:table-cell>
          <table:table-cell office:value-type="float" office:value="2.93203046371402" calcext:value-type="float">
            <text:p>2.93203046371402</text:p>
          </table:table-cell>
        </table:table-row>
        <table:table-row table:style-name="ro1">
          <table:table-cell table:number-columns-repeated="2"/>
          <table:table-cell office:value-type="float" office:value="0.446047008547009" calcext:value-type="float">
            <text:p>0.446047008547009</text:p>
          </table:table-cell>
          <table:table-cell office:value-type="float" office:value="2.93202886979468" calcext:value-type="float">
            <text:p>2.93202886979468</text:p>
          </table:table-cell>
        </table:table-row>
        <table:table-row table:style-name="ro1">
          <table:table-cell table:number-columns-repeated="2"/>
          <table:table-cell office:value-type="float" office:value="0.446581196581197" calcext:value-type="float">
            <text:p>0.446581196581197</text:p>
          </table:table-cell>
          <table:table-cell office:value-type="float" office:value="2.93202727587535" calcext:value-type="float">
            <text:p>2.93202727587535</text:p>
          </table:table-cell>
        </table:table-row>
        <table:table-row table:style-name="ro1">
          <table:table-cell table:number-columns-repeated="2"/>
          <table:table-cell office:value-type="float" office:value="0.447115384615385" calcext:value-type="float">
            <text:p>0.447115384615385</text:p>
          </table:table-cell>
          <table:table-cell office:value-type="float" office:value="2.93202568195601" calcext:value-type="float">
            <text:p>2.93202568195601</text:p>
          </table:table-cell>
        </table:table-row>
        <table:table-row table:style-name="ro1">
          <table:table-cell table:number-columns-repeated="2"/>
          <table:table-cell office:value-type="float" office:value="0.447649572649573" calcext:value-type="float">
            <text:p>0.447649572649573</text:p>
          </table:table-cell>
          <table:table-cell office:value-type="float" office:value="2.93202408803668" calcext:value-type="float">
            <text:p>2.93202408803668</text:p>
          </table:table-cell>
        </table:table-row>
        <table:table-row table:style-name="ro1">
          <table:table-cell table:number-columns-repeated="2"/>
          <table:table-cell office:value-type="float" office:value="0.448183760683761" calcext:value-type="float">
            <text:p>0.448183760683761</text:p>
          </table:table-cell>
          <table:table-cell office:value-type="float" office:value="2.93202249411734" calcext:value-type="float">
            <text:p>2.93202249411734</text:p>
          </table:table-cell>
        </table:table-row>
        <table:table-row table:style-name="ro1">
          <table:table-cell table:number-columns-repeated="2"/>
          <table:table-cell office:value-type="float" office:value="0.448717948717949" calcext:value-type="float">
            <text:p>0.448717948717949</text:p>
          </table:table-cell>
          <table:table-cell office:value-type="float" office:value="2.93202090019801" calcext:value-type="float">
            <text:p>2.93202090019801</text:p>
          </table:table-cell>
        </table:table-row>
        <table:table-row table:style-name="ro1">
          <table:table-cell table:number-columns-repeated="2"/>
          <table:table-cell office:value-type="float" office:value="0.449252136752137" calcext:value-type="float">
            <text:p>0.449252136752137</text:p>
          </table:table-cell>
          <table:table-cell office:value-type="float" office:value="2.93201930627867" calcext:value-type="float">
            <text:p>2.93201930627867</text:p>
          </table:table-cell>
        </table:table-row>
        <table:table-row table:style-name="ro1">
          <table:table-cell table:number-columns-repeated="2"/>
          <table:table-cell office:value-type="float" office:value="0.449786324786325" calcext:value-type="float">
            <text:p>0.449786324786325</text:p>
          </table:table-cell>
          <table:table-cell office:value-type="float" office:value="2.93201771235934" calcext:value-type="float">
            <text:p>2.93201771235934</text:p>
          </table:table-cell>
        </table:table-row>
        <table:table-row table:style-name="ro1">
          <table:table-cell table:number-columns-repeated="2"/>
          <table:table-cell office:value-type="float" office:value="0.450320512820513" calcext:value-type="float">
            <text:p>0.450320512820513</text:p>
          </table:table-cell>
          <table:table-cell office:value-type="float" office:value="2.93201611844" calcext:value-type="float">
            <text:p>2.93201611844</text:p>
          </table:table-cell>
        </table:table-row>
        <table:table-row table:style-name="ro1">
          <table:table-cell table:number-columns-repeated="2"/>
          <table:table-cell office:value-type="float" office:value="0.450854700854701" calcext:value-type="float">
            <text:p>0.450854700854701</text:p>
          </table:table-cell>
          <table:table-cell office:value-type="float" office:value="2.93201452452067" calcext:value-type="float">
            <text:p>2.93201452452067</text:p>
          </table:table-cell>
        </table:table-row>
        <table:table-row table:style-name="ro1">
          <table:table-cell table:number-columns-repeated="2"/>
          <table:table-cell office:value-type="float" office:value="0.451388888888889" calcext:value-type="float">
            <text:p>0.451388888888889</text:p>
          </table:table-cell>
          <table:table-cell office:value-type="float" office:value="2.93201293060133" calcext:value-type="float">
            <text:p>2.93201293060133</text:p>
          </table:table-cell>
        </table:table-row>
        <table:table-row table:style-name="ro1">
          <table:table-cell table:number-columns-repeated="2"/>
          <table:table-cell office:value-type="float" office:value="0.451923076923077" calcext:value-type="float">
            <text:p>0.451923076923077</text:p>
          </table:table-cell>
          <table:table-cell office:value-type="float" office:value="2.932011336682" calcext:value-type="float">
            <text:p>2.932011336682</text:p>
          </table:table-cell>
        </table:table-row>
        <table:table-row table:style-name="ro1">
          <table:table-cell table:number-columns-repeated="2"/>
          <table:table-cell office:value-type="float" office:value="0.452457264957265" calcext:value-type="float">
            <text:p>0.452457264957265</text:p>
          </table:table-cell>
          <table:table-cell office:value-type="float" office:value="2.93200974276266" calcext:value-type="float">
            <text:p>2.93200974276266</text:p>
          </table:table-cell>
        </table:table-row>
        <table:table-row table:style-name="ro1">
          <table:table-cell table:number-columns-repeated="2"/>
          <table:table-cell office:value-type="float" office:value="0.452991452991453" calcext:value-type="float">
            <text:p>0.452991452991453</text:p>
          </table:table-cell>
          <table:table-cell office:value-type="float" office:value="2.93200814884333" calcext:value-type="float">
            <text:p>2.93200814884333</text:p>
          </table:table-cell>
        </table:table-row>
        <table:table-row table:style-name="ro1">
          <table:table-cell table:number-columns-repeated="2"/>
          <table:table-cell office:value-type="float" office:value="0.453525641025641" calcext:value-type="float">
            <text:p>0.453525641025641</text:p>
          </table:table-cell>
          <table:table-cell office:value-type="float" office:value="2.93200655492399" calcext:value-type="float">
            <text:p>2.93200655492399</text:p>
          </table:table-cell>
        </table:table-row>
        <table:table-row table:style-name="ro1">
          <table:table-cell table:number-columns-repeated="2"/>
          <table:table-cell office:value-type="float" office:value="0.454059829059829" calcext:value-type="float">
            <text:p>0.454059829059829</text:p>
          </table:table-cell>
          <table:table-cell office:value-type="float" office:value="2.93200496100466" calcext:value-type="float">
            <text:p>2.93200496100466</text:p>
          </table:table-cell>
        </table:table-row>
        <table:table-row table:style-name="ro1">
          <table:table-cell table:number-columns-repeated="2"/>
          <table:table-cell office:value-type="float" office:value="0.454594017094017" calcext:value-type="float">
            <text:p>0.454594017094017</text:p>
          </table:table-cell>
          <table:table-cell office:value-type="float" office:value="2.93200336708532" calcext:value-type="float">
            <text:p>2.93200336708532</text:p>
          </table:table-cell>
        </table:table-row>
        <table:table-row table:style-name="ro1">
          <table:table-cell table:number-columns-repeated="2"/>
          <table:table-cell office:value-type="float" office:value="0.455128205128205" calcext:value-type="float">
            <text:p>0.455128205128205</text:p>
          </table:table-cell>
          <table:table-cell office:value-type="float" office:value="2.93200177316599" calcext:value-type="float">
            <text:p>2.93200177316599</text:p>
          </table:table-cell>
        </table:table-row>
        <table:table-row table:style-name="ro1">
          <table:table-cell table:number-columns-repeated="2"/>
          <table:table-cell office:value-type="float" office:value="0.455662393162393" calcext:value-type="float">
            <text:p>0.455662393162393</text:p>
          </table:table-cell>
          <table:table-cell office:value-type="float" office:value="2.93200017924665" calcext:value-type="float">
            <text:p>2.93200017924665</text:p>
          </table:table-cell>
        </table:table-row>
        <table:table-row table:style-name="ro1">
          <table:table-cell table:number-columns-repeated="2"/>
          <table:table-cell office:value-type="float" office:value="0.456196581196581" calcext:value-type="float">
            <text:p>0.456196581196581</text:p>
          </table:table-cell>
          <table:table-cell office:value-type="float" office:value="2.93199858532732" calcext:value-type="float">
            <text:p>2.93199858532732</text:p>
          </table:table-cell>
        </table:table-row>
        <table:table-row table:style-name="ro1">
          <table:table-cell table:number-columns-repeated="2"/>
          <table:table-cell office:value-type="float" office:value="0.456730769230769" calcext:value-type="float">
            <text:p>0.456730769230769</text:p>
          </table:table-cell>
          <table:table-cell office:value-type="float" office:value="2.93199699140798" calcext:value-type="float">
            <text:p>2.93199699140798</text:p>
          </table:table-cell>
        </table:table-row>
        <table:table-row table:style-name="ro1">
          <table:table-cell table:number-columns-repeated="2"/>
          <table:table-cell office:value-type="float" office:value="0.457264957264957" calcext:value-type="float">
            <text:p>0.457264957264957</text:p>
          </table:table-cell>
          <table:table-cell office:value-type="float" office:value="2.93199539748865" calcext:value-type="float">
            <text:p>2.93199539748865</text:p>
          </table:table-cell>
        </table:table-row>
        <table:table-row table:style-name="ro1">
          <table:table-cell table:number-columns-repeated="2"/>
          <table:table-cell office:value-type="float" office:value="0.457799145299145" calcext:value-type="float">
            <text:p>0.457799145299145</text:p>
          </table:table-cell>
          <table:table-cell office:value-type="float" office:value="2.93199380356932" calcext:value-type="float">
            <text:p>2.93199380356932</text:p>
          </table:table-cell>
        </table:table-row>
        <table:table-row table:style-name="ro1">
          <table:table-cell table:number-columns-repeated="2"/>
          <table:table-cell office:value-type="float" office:value="0.458333333333333" calcext:value-type="float">
            <text:p>0.458333333333333</text:p>
          </table:table-cell>
          <table:table-cell office:value-type="float" office:value="2.93199220964998" calcext:value-type="float">
            <text:p>2.93199220964998</text:p>
          </table:table-cell>
        </table:table-row>
        <table:table-row table:style-name="ro1">
          <table:table-cell table:number-columns-repeated="2"/>
          <table:table-cell office:value-type="float" office:value="0.458867521367521" calcext:value-type="float">
            <text:p>0.458867521367521</text:p>
          </table:table-cell>
          <table:table-cell office:value-type="float" office:value="2.93199061573065" calcext:value-type="float">
            <text:p>2.93199061573065</text:p>
          </table:table-cell>
        </table:table-row>
        <table:table-row table:style-name="ro1">
          <table:table-cell table:number-columns-repeated="2"/>
          <table:table-cell office:value-type="float" office:value="0.459401709401709" calcext:value-type="float">
            <text:p>0.459401709401709</text:p>
          </table:table-cell>
          <table:table-cell office:value-type="float" office:value="2.93198902181131" calcext:value-type="float">
            <text:p>2.93198902181131</text:p>
          </table:table-cell>
        </table:table-row>
        <table:table-row table:style-name="ro1">
          <table:table-cell table:number-columns-repeated="2"/>
          <table:table-cell office:value-type="float" office:value="0.459935897435897" calcext:value-type="float">
            <text:p>0.459935897435897</text:p>
          </table:table-cell>
          <table:table-cell office:value-type="float" office:value="2.93198742789198" calcext:value-type="float">
            <text:p>2.93198742789198</text:p>
          </table:table-cell>
        </table:table-row>
        <table:table-row table:style-name="ro1">
          <table:table-cell table:number-columns-repeated="2"/>
          <table:table-cell office:value-type="float" office:value="0.460470085470085" calcext:value-type="float">
            <text:p>0.460470085470085</text:p>
          </table:table-cell>
          <table:table-cell office:value-type="float" office:value="2.93198583397264" calcext:value-type="float">
            <text:p>2.93198583397264</text:p>
          </table:table-cell>
        </table:table-row>
        <table:table-row table:style-name="ro1">
          <table:table-cell table:number-columns-repeated="2"/>
          <table:table-cell office:value-type="float" office:value="0.461004273504274" calcext:value-type="float">
            <text:p>0.461004273504274</text:p>
          </table:table-cell>
          <table:table-cell office:value-type="float" office:value="2.93198424005331" calcext:value-type="float">
            <text:p>2.93198424005331</text:p>
          </table:table-cell>
        </table:table-row>
        <table:table-row table:style-name="ro1">
          <table:table-cell table:number-columns-repeated="2"/>
          <table:table-cell office:value-type="float" office:value="0.461538461538462" calcext:value-type="float">
            <text:p>0.461538461538462</text:p>
          </table:table-cell>
          <table:table-cell office:value-type="float" office:value="2.93198264613397" calcext:value-type="float">
            <text:p>2.93198264613397</text:p>
          </table:table-cell>
        </table:table-row>
        <table:table-row table:style-name="ro1">
          <table:table-cell table:number-columns-repeated="2"/>
          <table:table-cell office:value-type="float" office:value="0.46207264957265" calcext:value-type="float">
            <text:p>0.46207264957265</text:p>
          </table:table-cell>
          <table:table-cell office:value-type="float" office:value="2.93198105221463" calcext:value-type="float">
            <text:p>2.93198105221463</text:p>
          </table:table-cell>
        </table:table-row>
        <table:table-row table:style-name="ro1">
          <table:table-cell table:number-columns-repeated="2"/>
          <table:table-cell office:value-type="float" office:value="0.462606837606838" calcext:value-type="float">
            <text:p>0.462606837606838</text:p>
          </table:table-cell>
          <table:table-cell office:value-type="float" office:value="2.9319794582953" calcext:value-type="float">
            <text:p>2.9319794582953</text:p>
          </table:table-cell>
        </table:table-row>
        <table:table-row table:style-name="ro1">
          <table:table-cell table:number-columns-repeated="2"/>
          <table:table-cell office:value-type="float" office:value="0.463141025641026" calcext:value-type="float">
            <text:p>0.463141025641026</text:p>
          </table:table-cell>
          <table:table-cell office:value-type="float" office:value="2.93197786437596" calcext:value-type="float">
            <text:p>2.93197786437596</text:p>
          </table:table-cell>
        </table:table-row>
        <table:table-row table:style-name="ro1">
          <table:table-cell table:number-columns-repeated="2"/>
          <table:table-cell office:value-type="float" office:value="0.463675213675214" calcext:value-type="float">
            <text:p>0.463675213675214</text:p>
          </table:table-cell>
          <table:table-cell office:value-type="float" office:value="2.93197627045662" calcext:value-type="float">
            <text:p>2.93197627045662</text:p>
          </table:table-cell>
        </table:table-row>
        <table:table-row table:style-name="ro1">
          <table:table-cell table:number-columns-repeated="2"/>
          <table:table-cell office:value-type="float" office:value="0.464209401709402" calcext:value-type="float">
            <text:p>0.464209401709402</text:p>
          </table:table-cell>
          <table:table-cell office:value-type="float" office:value="2.93197467653729" calcext:value-type="float">
            <text:p>2.93197467653729</text:p>
          </table:table-cell>
        </table:table-row>
        <table:table-row table:style-name="ro1">
          <table:table-cell table:number-columns-repeated="2"/>
          <table:table-cell office:value-type="float" office:value="0.46474358974359" calcext:value-type="float">
            <text:p>0.46474358974359</text:p>
          </table:table-cell>
          <table:table-cell office:value-type="float" office:value="2.93197308261795" calcext:value-type="float">
            <text:p>2.93197308261795</text:p>
          </table:table-cell>
        </table:table-row>
        <table:table-row table:style-name="ro1">
          <table:table-cell table:number-columns-repeated="2"/>
          <table:table-cell office:value-type="float" office:value="0.465277777777778" calcext:value-type="float">
            <text:p>0.465277777777778</text:p>
          </table:table-cell>
          <table:table-cell office:value-type="float" office:value="2.93197148869862" calcext:value-type="float">
            <text:p>2.93197148869862</text:p>
          </table:table-cell>
        </table:table-row>
        <table:table-row table:style-name="ro1">
          <table:table-cell table:number-columns-repeated="2"/>
          <table:table-cell office:value-type="float" office:value="0.465811965811966" calcext:value-type="float">
            <text:p>0.465811965811966</text:p>
          </table:table-cell>
          <table:table-cell office:value-type="float" office:value="2.93196989477928" calcext:value-type="float">
            <text:p>2.93196989477928</text:p>
          </table:table-cell>
        </table:table-row>
        <table:table-row table:style-name="ro1">
          <table:table-cell table:number-columns-repeated="2"/>
          <table:table-cell office:value-type="float" office:value="0.466346153846154" calcext:value-type="float">
            <text:p>0.466346153846154</text:p>
          </table:table-cell>
          <table:table-cell office:value-type="float" office:value="2.93196830085995" calcext:value-type="float">
            <text:p>2.93196830085995</text:p>
          </table:table-cell>
        </table:table-row>
        <table:table-row table:style-name="ro1">
          <table:table-cell table:number-columns-repeated="2"/>
          <table:table-cell office:value-type="float" office:value="0.466880341880342" calcext:value-type="float">
            <text:p>0.466880341880342</text:p>
          </table:table-cell>
          <table:table-cell office:value-type="float" office:value="2.93196670694061" calcext:value-type="float">
            <text:p>2.93196670694061</text:p>
          </table:table-cell>
        </table:table-row>
        <table:table-row table:style-name="ro1">
          <table:table-cell table:number-columns-repeated="2"/>
          <table:table-cell office:value-type="float" office:value="0.46741452991453" calcext:value-type="float">
            <text:p>0.46741452991453</text:p>
          </table:table-cell>
          <table:table-cell office:value-type="float" office:value="2.93196511302128" calcext:value-type="float">
            <text:p>2.93196511302128</text:p>
          </table:table-cell>
        </table:table-row>
        <table:table-row table:style-name="ro1">
          <table:table-cell table:number-columns-repeated="2"/>
          <table:table-cell office:value-type="float" office:value="0.467948717948718" calcext:value-type="float">
            <text:p>0.467948717948718</text:p>
          </table:table-cell>
          <table:table-cell office:value-type="float" office:value="2.93196351910194" calcext:value-type="float">
            <text:p>2.93196351910194</text:p>
          </table:table-cell>
        </table:table-row>
        <table:table-row table:style-name="ro1">
          <table:table-cell table:number-columns-repeated="2"/>
          <table:table-cell office:value-type="float" office:value="0.468482905982906" calcext:value-type="float">
            <text:p>0.468482905982906</text:p>
          </table:table-cell>
          <table:table-cell office:value-type="float" office:value="2.93196192518261" calcext:value-type="float">
            <text:p>2.93196192518261</text:p>
          </table:table-cell>
        </table:table-row>
        <table:table-row table:style-name="ro1">
          <table:table-cell table:number-columns-repeated="2"/>
          <table:table-cell office:value-type="float" office:value="0.469017094017094" calcext:value-type="float">
            <text:p>0.469017094017094</text:p>
          </table:table-cell>
          <table:table-cell office:value-type="float" office:value="2.93196033126328" calcext:value-type="float">
            <text:p>2.93196033126328</text:p>
          </table:table-cell>
        </table:table-row>
        <table:table-row table:style-name="ro1">
          <table:table-cell table:number-columns-repeated="2"/>
          <table:table-cell office:value-type="float" office:value="0.469551282051282" calcext:value-type="float">
            <text:p>0.469551282051282</text:p>
          </table:table-cell>
          <table:table-cell office:value-type="float" office:value="2.93195873734394" calcext:value-type="float">
            <text:p>2.93195873734394</text:p>
          </table:table-cell>
        </table:table-row>
        <table:table-row table:style-name="ro1">
          <table:table-cell table:number-columns-repeated="2"/>
          <table:table-cell office:value-type="float" office:value="0.47008547008547" calcext:value-type="float">
            <text:p>0.47008547008547</text:p>
          </table:table-cell>
          <table:table-cell office:value-type="float" office:value="2.93195714342461" calcext:value-type="float">
            <text:p>2.93195714342461</text:p>
          </table:table-cell>
        </table:table-row>
        <table:table-row table:style-name="ro1">
          <table:table-cell table:number-columns-repeated="2"/>
          <table:table-cell office:value-type="float" office:value="0.470619658119658" calcext:value-type="float">
            <text:p>0.470619658119658</text:p>
          </table:table-cell>
          <table:table-cell office:value-type="float" office:value="2.93195554950527" calcext:value-type="float">
            <text:p>2.93195554950527</text:p>
          </table:table-cell>
        </table:table-row>
        <table:table-row table:style-name="ro1">
          <table:table-cell table:number-columns-repeated="2"/>
          <table:table-cell office:value-type="float" office:value="0.471153846153846" calcext:value-type="float">
            <text:p>0.471153846153846</text:p>
          </table:table-cell>
          <table:table-cell office:value-type="float" office:value="2.93195395558594" calcext:value-type="float">
            <text:p>2.93195395558594</text:p>
          </table:table-cell>
        </table:table-row>
        <table:table-row table:style-name="ro1">
          <table:table-cell table:number-columns-repeated="2"/>
          <table:table-cell office:value-type="float" office:value="0.471688034188034" calcext:value-type="float">
            <text:p>0.471688034188034</text:p>
          </table:table-cell>
          <table:table-cell office:value-type="float" office:value="2.9319523616666" calcext:value-type="float">
            <text:p>2.9319523616666</text:p>
          </table:table-cell>
        </table:table-row>
        <table:table-row table:style-name="ro1">
          <table:table-cell table:number-columns-repeated="2"/>
          <table:table-cell office:value-type="float" office:value="0.472222222222222" calcext:value-type="float">
            <text:p>0.472222222222222</text:p>
          </table:table-cell>
          <table:table-cell office:value-type="float" office:value="2.93195076774727" calcext:value-type="float">
            <text:p>2.93195076774727</text:p>
          </table:table-cell>
        </table:table-row>
        <table:table-row table:style-name="ro1">
          <table:table-cell table:number-columns-repeated="2"/>
          <table:table-cell office:value-type="float" office:value="0.47275641025641" calcext:value-type="float">
            <text:p>0.47275641025641</text:p>
          </table:table-cell>
          <table:table-cell office:value-type="float" office:value="2.93194917382793" calcext:value-type="float">
            <text:p>2.93194917382793</text:p>
          </table:table-cell>
        </table:table-row>
        <table:table-row table:style-name="ro1">
          <table:table-cell table:number-columns-repeated="2"/>
          <table:table-cell office:value-type="float" office:value="0.473290598290598" calcext:value-type="float">
            <text:p>0.473290598290598</text:p>
          </table:table-cell>
          <table:table-cell office:value-type="float" office:value="2.9319475799086" calcext:value-type="float">
            <text:p>2.9319475799086</text:p>
          </table:table-cell>
        </table:table-row>
        <table:table-row table:style-name="ro1">
          <table:table-cell table:number-columns-repeated="2"/>
          <table:table-cell office:value-type="float" office:value="0.473824786324786" calcext:value-type="float">
            <text:p>0.473824786324786</text:p>
          </table:table-cell>
          <table:table-cell office:value-type="float" office:value="2.93194598598926" calcext:value-type="float">
            <text:p>2.93194598598926</text:p>
          </table:table-cell>
        </table:table-row>
        <table:table-row table:style-name="ro1">
          <table:table-cell table:number-columns-repeated="2"/>
          <table:table-cell office:value-type="float" office:value="0.474358974358974" calcext:value-type="float">
            <text:p>0.474358974358974</text:p>
          </table:table-cell>
          <table:table-cell office:value-type="float" office:value="2.93194439206993" calcext:value-type="float">
            <text:p>2.93194439206993</text:p>
          </table:table-cell>
        </table:table-row>
        <table:table-row table:style-name="ro1">
          <table:table-cell table:number-columns-repeated="2"/>
          <table:table-cell office:value-type="float" office:value="0.474893162393162" calcext:value-type="float">
            <text:p>0.474893162393162</text:p>
          </table:table-cell>
          <table:table-cell office:value-type="float" office:value="2.93194279815059" calcext:value-type="float">
            <text:p>2.93194279815059</text:p>
          </table:table-cell>
        </table:table-row>
        <table:table-row table:style-name="ro1">
          <table:table-cell table:number-columns-repeated="2"/>
          <table:table-cell office:value-type="float" office:value="0.47542735042735" calcext:value-type="float">
            <text:p>0.47542735042735</text:p>
          </table:table-cell>
          <table:table-cell office:value-type="float" office:value="2.93194120423126" calcext:value-type="float">
            <text:p>2.93194120423126</text:p>
          </table:table-cell>
        </table:table-row>
        <table:table-row table:style-name="ro1">
          <table:table-cell table:number-columns-repeated="2"/>
          <table:table-cell office:value-type="float" office:value="0.475961538461538" calcext:value-type="float">
            <text:p>0.475961538461538</text:p>
          </table:table-cell>
          <table:table-cell office:value-type="float" office:value="2.93193961031192" calcext:value-type="float">
            <text:p>2.93193961031192</text:p>
          </table:table-cell>
        </table:table-row>
        <table:table-row table:style-name="ro1">
          <table:table-cell table:number-columns-repeated="2"/>
          <table:table-cell office:value-type="float" office:value="0.476495726495727" calcext:value-type="float">
            <text:p>0.476495726495727</text:p>
          </table:table-cell>
          <table:table-cell office:value-type="float" office:value="2.93193801639259" calcext:value-type="float">
            <text:p>2.93193801639259</text:p>
          </table:table-cell>
        </table:table-row>
        <table:table-row table:style-name="ro1">
          <table:table-cell table:number-columns-repeated="2"/>
          <table:table-cell office:value-type="float" office:value="0.477029914529915" calcext:value-type="float">
            <text:p>0.477029914529915</text:p>
          </table:table-cell>
          <table:table-cell office:value-type="float" office:value="2.93193642247325" calcext:value-type="float">
            <text:p>2.93193642247325</text:p>
          </table:table-cell>
        </table:table-row>
        <table:table-row table:style-name="ro1">
          <table:table-cell table:number-columns-repeated="2"/>
          <table:table-cell office:value-type="float" office:value="0.477564102564103" calcext:value-type="float">
            <text:p>0.477564102564103</text:p>
          </table:table-cell>
          <table:table-cell office:value-type="float" office:value="2.93193482855392" calcext:value-type="float">
            <text:p>2.93193482855392</text:p>
          </table:table-cell>
        </table:table-row>
        <table:table-row table:style-name="ro1">
          <table:table-cell table:number-columns-repeated="2"/>
          <table:table-cell office:value-type="float" office:value="0.478098290598291" calcext:value-type="float">
            <text:p>0.478098290598291</text:p>
          </table:table-cell>
          <table:table-cell office:value-type="float" office:value="2.93193323463458" calcext:value-type="float">
            <text:p>2.93193323463458</text:p>
          </table:table-cell>
        </table:table-row>
        <table:table-row table:style-name="ro1">
          <table:table-cell table:number-columns-repeated="2"/>
          <table:table-cell office:value-type="float" office:value="0.478632478632479" calcext:value-type="float">
            <text:p>0.478632478632479</text:p>
          </table:table-cell>
          <table:table-cell office:value-type="float" office:value="2.93193164071525" calcext:value-type="float">
            <text:p>2.93193164071525</text:p>
          </table:table-cell>
        </table:table-row>
        <table:table-row table:style-name="ro1">
          <table:table-cell table:number-columns-repeated="2"/>
          <table:table-cell office:value-type="float" office:value="0.479166666666667" calcext:value-type="float">
            <text:p>0.479166666666667</text:p>
          </table:table-cell>
          <table:table-cell office:value-type="float" office:value="2.93193004679591" calcext:value-type="float">
            <text:p>2.93193004679591</text:p>
          </table:table-cell>
        </table:table-row>
        <table:table-row table:style-name="ro1">
          <table:table-cell table:number-columns-repeated="2"/>
          <table:table-cell office:value-type="float" office:value="0.479700854700855" calcext:value-type="float">
            <text:p>0.479700854700855</text:p>
          </table:table-cell>
          <table:table-cell office:value-type="float" office:value="2.93192845287658" calcext:value-type="float">
            <text:p>2.93192845287658</text:p>
          </table:table-cell>
        </table:table-row>
        <table:table-row table:style-name="ro1">
          <table:table-cell table:number-columns-repeated="2"/>
          <table:table-cell office:value-type="float" office:value="0.480235042735043" calcext:value-type="float">
            <text:p>0.480235042735043</text:p>
          </table:table-cell>
          <table:table-cell office:value-type="float" office:value="2.93192685895724" calcext:value-type="float">
            <text:p>2.93192685895724</text:p>
          </table:table-cell>
        </table:table-row>
        <table:table-row table:style-name="ro1">
          <table:table-cell table:number-columns-repeated="2"/>
          <table:table-cell office:value-type="float" office:value="0.480769230769231" calcext:value-type="float">
            <text:p>0.480769230769231</text:p>
          </table:table-cell>
          <table:table-cell office:value-type="float" office:value="2.93192526503791" calcext:value-type="float">
            <text:p>2.93192526503791</text:p>
          </table:table-cell>
        </table:table-row>
        <table:table-row table:style-name="ro1">
          <table:table-cell table:number-columns-repeated="2"/>
          <table:table-cell office:value-type="float" office:value="0.481303418803419" calcext:value-type="float">
            <text:p>0.481303418803419</text:p>
          </table:table-cell>
          <table:table-cell office:value-type="float" office:value="2.93192367111858" calcext:value-type="float">
            <text:p>2.93192367111858</text:p>
          </table:table-cell>
        </table:table-row>
        <table:table-row table:style-name="ro1">
          <table:table-cell table:number-columns-repeated="2"/>
          <table:table-cell office:value-type="float" office:value="0.481837606837607" calcext:value-type="float">
            <text:p>0.481837606837607</text:p>
          </table:table-cell>
          <table:table-cell office:value-type="float" office:value="2.93192207719924" calcext:value-type="float">
            <text:p>2.93192207719924</text:p>
          </table:table-cell>
        </table:table-row>
        <table:table-row table:style-name="ro1">
          <table:table-cell table:number-columns-repeated="2"/>
          <table:table-cell office:value-type="float" office:value="0.482371794871795" calcext:value-type="float">
            <text:p>0.482371794871795</text:p>
          </table:table-cell>
          <table:table-cell office:value-type="float" office:value="2.93192048327991" calcext:value-type="float">
            <text:p>2.93192048327991</text:p>
          </table:table-cell>
        </table:table-row>
        <table:table-row table:style-name="ro1">
          <table:table-cell table:number-columns-repeated="2"/>
          <table:table-cell office:value-type="float" office:value="0.482905982905983" calcext:value-type="float">
            <text:p>0.482905982905983</text:p>
          </table:table-cell>
          <table:table-cell office:value-type="float" office:value="2.93191888936057" calcext:value-type="float">
            <text:p>2.93191888936057</text:p>
          </table:table-cell>
        </table:table-row>
        <table:table-row table:style-name="ro1">
          <table:table-cell table:number-columns-repeated="2"/>
          <table:table-cell office:value-type="float" office:value="0.483440170940171" calcext:value-type="float">
            <text:p>0.483440170940171</text:p>
          </table:table-cell>
          <table:table-cell office:value-type="float" office:value="2.93191729544124" calcext:value-type="float">
            <text:p>2.93191729544124</text:p>
          </table:table-cell>
        </table:table-row>
        <table:table-row table:style-name="ro1">
          <table:table-cell table:number-columns-repeated="2"/>
          <table:table-cell office:value-type="float" office:value="0.483974358974359" calcext:value-type="float">
            <text:p>0.483974358974359</text:p>
          </table:table-cell>
          <table:table-cell office:value-type="float" office:value="2.9319157015219" calcext:value-type="float">
            <text:p>2.9319157015219</text:p>
          </table:table-cell>
        </table:table-row>
        <table:table-row table:style-name="ro1">
          <table:table-cell table:number-columns-repeated="2"/>
          <table:table-cell office:value-type="float" office:value="0.484508547008547" calcext:value-type="float">
            <text:p>0.484508547008547</text:p>
          </table:table-cell>
          <table:table-cell office:value-type="float" office:value="2.93191410760257" calcext:value-type="float">
            <text:p>2.93191410760257</text:p>
          </table:table-cell>
        </table:table-row>
        <table:table-row table:style-name="ro1">
          <table:table-cell table:number-columns-repeated="2"/>
          <table:table-cell office:value-type="float" office:value="0.485042735042735" calcext:value-type="float">
            <text:p>0.485042735042735</text:p>
          </table:table-cell>
          <table:table-cell office:value-type="float" office:value="2.93191251368323" calcext:value-type="float">
            <text:p>2.93191251368323</text:p>
          </table:table-cell>
        </table:table-row>
        <table:table-row table:style-name="ro1">
          <table:table-cell table:number-columns-repeated="2"/>
          <table:table-cell office:value-type="float" office:value="0.485576923076923" calcext:value-type="float">
            <text:p>0.485576923076923</text:p>
          </table:table-cell>
          <table:table-cell office:value-type="float" office:value="2.9319109197639" calcext:value-type="float">
            <text:p>2.9319109197639</text:p>
          </table:table-cell>
        </table:table-row>
        <table:table-row table:style-name="ro1">
          <table:table-cell table:number-columns-repeated="2"/>
          <table:table-cell office:value-type="float" office:value="0.486111111111111" calcext:value-type="float">
            <text:p>0.486111111111111</text:p>
          </table:table-cell>
          <table:table-cell office:value-type="float" office:value="2.93190932584456" calcext:value-type="float">
            <text:p>2.93190932584456</text:p>
          </table:table-cell>
        </table:table-row>
        <table:table-row table:style-name="ro1">
          <table:table-cell table:number-columns-repeated="2"/>
          <table:table-cell office:value-type="float" office:value="0.486645299145299" calcext:value-type="float">
            <text:p>0.486645299145299</text:p>
          </table:table-cell>
          <table:table-cell office:value-type="float" office:value="2.93190773192522" calcext:value-type="float">
            <text:p>2.93190773192522</text:p>
          </table:table-cell>
        </table:table-row>
        <table:table-row table:style-name="ro1">
          <table:table-cell table:number-columns-repeated="2"/>
          <table:table-cell office:value-type="float" office:value="0.487179487179487" calcext:value-type="float">
            <text:p>0.487179487179487</text:p>
          </table:table-cell>
          <table:table-cell office:value-type="float" office:value="2.93190613800589" calcext:value-type="float">
            <text:p>2.93190613800589</text:p>
          </table:table-cell>
        </table:table-row>
        <table:table-row table:style-name="ro1">
          <table:table-cell table:number-columns-repeated="2"/>
          <table:table-cell office:value-type="float" office:value="0.487713675213675" calcext:value-type="float">
            <text:p>0.487713675213675</text:p>
          </table:table-cell>
          <table:table-cell office:value-type="float" office:value="2.93190454408655" calcext:value-type="float">
            <text:p>2.93190454408655</text:p>
          </table:table-cell>
        </table:table-row>
        <table:table-row table:style-name="ro1">
          <table:table-cell table:number-columns-repeated="2"/>
          <table:table-cell office:value-type="float" office:value="0.488247863247863" calcext:value-type="float">
            <text:p>0.488247863247863</text:p>
          </table:table-cell>
          <table:table-cell office:value-type="float" office:value="2.93190295016721" calcext:value-type="float">
            <text:p>2.93190295016721</text:p>
          </table:table-cell>
        </table:table-row>
        <table:table-row table:style-name="ro1">
          <table:table-cell table:number-columns-repeated="2"/>
          <table:table-cell office:value-type="float" office:value="0.488782051282051" calcext:value-type="float">
            <text:p>0.488782051282051</text:p>
          </table:table-cell>
          <table:table-cell office:value-type="float" office:value="2.93190135624788" calcext:value-type="float">
            <text:p>2.93190135624788</text:p>
          </table:table-cell>
        </table:table-row>
        <table:table-row table:style-name="ro1">
          <table:table-cell table:number-columns-repeated="2"/>
          <table:table-cell office:value-type="float" office:value="0.489316239316239" calcext:value-type="float">
            <text:p>0.489316239316239</text:p>
          </table:table-cell>
          <table:table-cell office:value-type="float" office:value="2.93189976232854" calcext:value-type="float">
            <text:p>2.93189976232854</text:p>
          </table:table-cell>
        </table:table-row>
        <table:table-row table:style-name="ro1">
          <table:table-cell table:number-columns-repeated="2"/>
          <table:table-cell office:value-type="float" office:value="0.489850427350427" calcext:value-type="float">
            <text:p>0.489850427350427</text:p>
          </table:table-cell>
          <table:table-cell office:value-type="float" office:value="2.93189816840921" calcext:value-type="float">
            <text:p>2.93189816840921</text:p>
          </table:table-cell>
        </table:table-row>
        <table:table-row table:style-name="ro1">
          <table:table-cell table:number-columns-repeated="2"/>
          <table:table-cell office:value-type="float" office:value="0.490384615384615" calcext:value-type="float">
            <text:p>0.490384615384615</text:p>
          </table:table-cell>
          <table:table-cell office:value-type="float" office:value="2.93189657448987" calcext:value-type="float">
            <text:p>2.93189657448987</text:p>
          </table:table-cell>
        </table:table-row>
        <table:table-row table:style-name="ro1">
          <table:table-cell table:number-columns-repeated="2"/>
          <table:table-cell office:value-type="float" office:value="0.490918803418803" calcext:value-type="float">
            <text:p>0.490918803418803</text:p>
          </table:table-cell>
          <table:table-cell office:value-type="float" office:value="2.93189498057054" calcext:value-type="float">
            <text:p>2.93189498057054</text:p>
          </table:table-cell>
        </table:table-row>
        <table:table-row table:style-name="ro1">
          <table:table-cell table:number-columns-repeated="2"/>
          <table:table-cell office:value-type="float" office:value="0.491452991452991" calcext:value-type="float">
            <text:p>0.491452991452991</text:p>
          </table:table-cell>
          <table:table-cell office:value-type="float" office:value="2.9318933866512" calcext:value-type="float">
            <text:p>2.9318933866512</text:p>
          </table:table-cell>
        </table:table-row>
        <table:table-row table:style-name="ro1">
          <table:table-cell table:number-columns-repeated="2"/>
          <table:table-cell office:value-type="float" office:value="0.49198717948718" calcext:value-type="float">
            <text:p>0.49198717948718</text:p>
          </table:table-cell>
          <table:table-cell office:value-type="float" office:value="2.93189179273187" calcext:value-type="float">
            <text:p>2.93189179273187</text:p>
          </table:table-cell>
        </table:table-row>
        <table:table-row table:style-name="ro1">
          <table:table-cell table:number-columns-repeated="2"/>
          <table:table-cell office:value-type="float" office:value="0.492521367521368" calcext:value-type="float">
            <text:p>0.492521367521368</text:p>
          </table:table-cell>
          <table:table-cell office:value-type="float" office:value="2.93189019881254" calcext:value-type="float">
            <text:p>2.93189019881254</text:p>
          </table:table-cell>
        </table:table-row>
        <table:table-row table:style-name="ro1">
          <table:table-cell table:number-columns-repeated="2"/>
          <table:table-cell office:value-type="float" office:value="0.493055555555556" calcext:value-type="float">
            <text:p>0.493055555555556</text:p>
          </table:table-cell>
          <table:table-cell office:value-type="float" office:value="2.9318886048932" calcext:value-type="float">
            <text:p>2.9318886048932</text:p>
          </table:table-cell>
        </table:table-row>
        <table:table-row table:style-name="ro1">
          <table:table-cell table:number-columns-repeated="2"/>
          <table:table-cell office:value-type="float" office:value="0.493589743589744" calcext:value-type="float">
            <text:p>0.493589743589744</text:p>
          </table:table-cell>
          <table:table-cell office:value-type="float" office:value="2.93188701097387" calcext:value-type="float">
            <text:p>2.93188701097387</text:p>
          </table:table-cell>
        </table:table-row>
        <table:table-row table:style-name="ro1">
          <table:table-cell table:number-columns-repeated="2"/>
          <table:table-cell office:value-type="float" office:value="0.494123931623932" calcext:value-type="float">
            <text:p>0.494123931623932</text:p>
          </table:table-cell>
          <table:table-cell office:value-type="float" office:value="2.93188541705453" calcext:value-type="float">
            <text:p>2.93188541705453</text:p>
          </table:table-cell>
        </table:table-row>
        <table:table-row table:style-name="ro1">
          <table:table-cell table:number-columns-repeated="2"/>
          <table:table-cell office:value-type="float" office:value="0.49465811965812" calcext:value-type="float">
            <text:p>0.49465811965812</text:p>
          </table:table-cell>
          <table:table-cell office:value-type="float" office:value="2.9318838231352" calcext:value-type="float">
            <text:p>2.9318838231352</text:p>
          </table:table-cell>
        </table:table-row>
        <table:table-row table:style-name="ro1">
          <table:table-cell table:number-columns-repeated="2"/>
          <table:table-cell office:value-type="float" office:value="0.495192307692308" calcext:value-type="float">
            <text:p>0.495192307692308</text:p>
          </table:table-cell>
          <table:table-cell office:value-type="float" office:value="2.93188222921586" calcext:value-type="float">
            <text:p>2.93188222921586</text:p>
          </table:table-cell>
        </table:table-row>
        <table:table-row table:style-name="ro1">
          <table:table-cell table:number-columns-repeated="2"/>
          <table:table-cell office:value-type="float" office:value="0.495726495726496" calcext:value-type="float">
            <text:p>0.495726495726496</text:p>
          </table:table-cell>
          <table:table-cell office:value-type="float" office:value="2.93188063529653" calcext:value-type="float">
            <text:p>2.93188063529653</text:p>
          </table:table-cell>
        </table:table-row>
        <table:table-row table:style-name="ro1">
          <table:table-cell table:number-columns-repeated="2"/>
          <table:table-cell office:value-type="float" office:value="0.496260683760684" calcext:value-type="float">
            <text:p>0.496260683760684</text:p>
          </table:table-cell>
          <table:table-cell office:value-type="float" office:value="2.93187904137719" calcext:value-type="float">
            <text:p>2.93187904137719</text:p>
          </table:table-cell>
        </table:table-row>
        <table:table-row table:style-name="ro1">
          <table:table-cell table:number-columns-repeated="2"/>
          <table:table-cell office:value-type="float" office:value="0.496794871794872" calcext:value-type="float">
            <text:p>0.496794871794872</text:p>
          </table:table-cell>
          <table:table-cell office:value-type="float" office:value="2.93187744745786" calcext:value-type="float">
            <text:p>2.93187744745786</text:p>
          </table:table-cell>
        </table:table-row>
        <table:table-row table:style-name="ro1">
          <table:table-cell table:number-columns-repeated="2"/>
          <table:table-cell office:value-type="float" office:value="0.49732905982906" calcext:value-type="float">
            <text:p>0.49732905982906</text:p>
          </table:table-cell>
          <table:table-cell office:value-type="float" office:value="2.93187585353852" calcext:value-type="float">
            <text:p>2.93187585353852</text:p>
          </table:table-cell>
        </table:table-row>
        <table:table-row table:style-name="ro1">
          <table:table-cell table:number-columns-repeated="2"/>
          <table:table-cell office:value-type="float" office:value="0.497863247863248" calcext:value-type="float">
            <text:p>0.497863247863248</text:p>
          </table:table-cell>
          <table:table-cell office:value-type="float" office:value="2.93187425961919" calcext:value-type="float">
            <text:p>2.93187425961919</text:p>
          </table:table-cell>
        </table:table-row>
        <table:table-row table:style-name="ro1">
          <table:table-cell table:number-columns-repeated="2"/>
          <table:table-cell office:value-type="float" office:value="0.498397435897436" calcext:value-type="float">
            <text:p>0.498397435897436</text:p>
          </table:table-cell>
          <table:table-cell office:value-type="float" office:value="2.93187266569985" calcext:value-type="float">
            <text:p>2.93187266569985</text:p>
          </table:table-cell>
        </table:table-row>
        <table:table-row table:style-name="ro1">
          <table:table-cell table:number-columns-repeated="2"/>
          <table:table-cell office:value-type="float" office:value="0.498931623931624" calcext:value-type="float">
            <text:p>0.498931623931624</text:p>
          </table:table-cell>
          <table:table-cell office:value-type="float" office:value="2.93187111529626" calcext:value-type="float">
            <text:p>2.93187111529626</text:p>
          </table:table-cell>
        </table:table-row>
        <table:table-row table:style-name="ro1">
          <table:table-cell table:number-columns-repeated="2"/>
          <table:table-cell office:value-type="float" office:value="0.499465811965812" calcext:value-type="float">
            <text:p>0.499465811965812</text:p>
          </table:table-cell>
          <table:table-cell office:value-type="float" office:value="2.93189487159694" calcext:value-type="float">
            <text:p>2.93189487159694</text:p>
          </table:table-cell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2.93196008785302" calcext:value-type="float">
            <text:p>2.93196008785302</text:p>
          </table:table-cell>
        </table:table-row>
        <table:table-row table:style-name="ro1">
          <table:table-cell table:number-columns-repeated="2"/>
          <table:table-cell office:value-type="float" office:value="0.500534188034188" calcext:value-type="float">
            <text:p>0.500534188034188</text:p>
          </table:table-cell>
          <table:table-cell office:value-type="float" office:value="2.93205911238664" calcext:value-type="float">
            <text:p>2.93205911238664</text:p>
          </table:table-cell>
        </table:table-row>
        <table:table-row table:style-name="ro1">
          <table:table-cell table:number-columns-repeated="2"/>
          <table:table-cell office:value-type="float" office:value="0.501068376068376" calcext:value-type="float">
            <text:p>0.501068376068376</text:p>
          </table:table-cell>
          <table:table-cell office:value-type="float" office:value="2.93218429351995" calcext:value-type="float">
            <text:p>2.93218429351995</text:p>
          </table:table-cell>
        </table:table-row>
        <table:table-row table:style-name="ro1">
          <table:table-cell table:number-columns-repeated="2"/>
          <table:table-cell office:value-type="float" office:value="0.501602564102564" calcext:value-type="float">
            <text:p>0.501602564102564</text:p>
          </table:table-cell>
          <table:table-cell office:value-type="float" office:value="2.93232797957509" calcext:value-type="float">
            <text:p>2.93232797957509</text:p>
          </table:table-cell>
        </table:table-row>
        <table:table-row table:style-name="ro1">
          <table:table-cell table:number-columns-repeated="2"/>
          <table:table-cell office:value-type="float" office:value="0.502136752136752" calcext:value-type="float">
            <text:p>0.502136752136752</text:p>
          </table:table-cell>
          <table:table-cell office:value-type="float" office:value="2.93248251887419" calcext:value-type="float">
            <text:p>2.93248251887419</text:p>
          </table:table-cell>
        </table:table-row>
        <table:table-row table:style-name="ro1">
          <table:table-cell table:number-columns-repeated="2"/>
          <table:table-cell office:value-type="float" office:value="0.50267094017094" calcext:value-type="float">
            <text:p>0.50267094017094</text:p>
          </table:table-cell>
          <table:table-cell office:value-type="float" office:value="2.9326402597394" calcext:value-type="float">
            <text:p>2.9326402597394</text:p>
          </table:table-cell>
        </table:table-row>
        <table:table-row table:style-name="ro1">
          <table:table-cell table:number-columns-repeated="2"/>
          <table:table-cell office:value-type="float" office:value="0.503205128205128" calcext:value-type="float">
            <text:p>0.503205128205128</text:p>
          </table:table-cell>
          <table:table-cell office:value-type="float" office:value="2.93279355049286" calcext:value-type="float">
            <text:p>2.93279355049286</text:p>
          </table:table-cell>
        </table:table-row>
        <table:table-row table:style-name="ro1">
          <table:table-cell table:number-columns-repeated="2"/>
          <table:table-cell office:value-type="float" office:value="0.503739316239316" calcext:value-type="float">
            <text:p>0.503739316239316</text:p>
          </table:table-cell>
          <table:table-cell office:value-type="float" office:value="2.93293473945672" calcext:value-type="float">
            <text:p>2.93293473945672</text:p>
          </table:table-cell>
        </table:table-row>
        <table:table-row table:style-name="ro1">
          <table:table-cell table:number-columns-repeated="2"/>
          <table:table-cell office:value-type="float" office:value="0.504273504273504" calcext:value-type="float">
            <text:p>0.504273504273504</text:p>
          </table:table-cell>
          <table:table-cell office:value-type="float" office:value="2.93306931275013" calcext:value-type="float">
            <text:p>2.93306931275013</text:p>
          </table:table-cell>
        </table:table-row>
        <table:table-row table:style-name="ro1">
          <table:table-cell table:number-columns-repeated="2"/>
          <table:table-cell office:value-type="float" office:value="0.504807692307692" calcext:value-type="float">
            <text:p>0.504807692307692</text:p>
          </table:table-cell>
          <table:table-cell office:value-type="float" office:value="2.9332077823246" calcext:value-type="float">
            <text:p>2.9332077823246</text:p>
          </table:table-cell>
        </table:table-row>
        <table:table-row table:style-name="ro1">
          <table:table-cell table:number-columns-repeated="2"/>
          <table:table-cell office:value-type="float" office:value="0.50534188034188" calcext:value-type="float">
            <text:p>0.50534188034188</text:p>
          </table:table-cell>
          <table:table-cell office:value-type="float" office:value="2.93334985018497" calcext:value-type="float">
            <text:p>2.93334985018497</text:p>
          </table:table-cell>
        </table:table-row>
        <table:table-row table:style-name="ro1">
          <table:table-cell table:number-columns-repeated="2"/>
          <table:table-cell office:value-type="float" office:value="0.505876068376068" calcext:value-type="float">
            <text:p>0.505876068376068</text:p>
          </table:table-cell>
          <table:table-cell office:value-type="float" office:value="2.93349521825627" calcext:value-type="float">
            <text:p>2.93349521825627</text:p>
          </table:table-cell>
        </table:table-row>
        <table:table-row table:style-name="ro1">
          <table:table-cell table:number-columns-repeated="2"/>
          <table:table-cell office:value-type="float" office:value="0.506410256410256" calcext:value-type="float">
            <text:p>0.506410256410256</text:p>
          </table:table-cell>
          <table:table-cell office:value-type="float" office:value="2.93364358846354" calcext:value-type="float">
            <text:p>2.93364358846354</text:p>
          </table:table-cell>
        </table:table-row>
        <table:table-row table:style-name="ro1">
          <table:table-cell table:number-columns-repeated="2"/>
          <table:table-cell office:value-type="float" office:value="0.506944444444444" calcext:value-type="float">
            <text:p>0.506944444444444</text:p>
          </table:table-cell>
          <table:table-cell office:value-type="float" office:value="2.93379466273182" calcext:value-type="float">
            <text:p>2.93379466273182</text:p>
          </table:table-cell>
        </table:table-row>
        <table:table-row table:style-name="ro1">
          <table:table-cell table:number-columns-repeated="2"/>
          <table:table-cell office:value-type="float" office:value="0.507478632478633" calcext:value-type="float">
            <text:p>0.507478632478633</text:p>
          </table:table-cell>
          <table:table-cell office:value-type="float" office:value="2.93394814298615" calcext:value-type="float">
            <text:p>2.93394814298615</text:p>
          </table:table-cell>
        </table:table-row>
        <table:table-row table:style-name="ro1">
          <table:table-cell table:number-columns-repeated="2"/>
          <table:table-cell office:value-type="float" office:value="0.508012820512821" calcext:value-type="float">
            <text:p>0.508012820512821</text:p>
          </table:table-cell>
          <table:table-cell office:value-type="float" office:value="2.93410373115156" calcext:value-type="float">
            <text:p>2.93410373115156</text:p>
          </table:table-cell>
        </table:table-row>
        <table:table-row table:style-name="ro1">
          <table:table-cell table:number-columns-repeated="2"/>
          <table:table-cell office:value-type="float" office:value="0.508547008547009" calcext:value-type="float">
            <text:p>0.508547008547009</text:p>
          </table:table-cell>
          <table:table-cell office:value-type="float" office:value="2.93426112915308" calcext:value-type="float">
            <text:p>2.93426112915308</text:p>
          </table:table-cell>
        </table:table-row>
        <table:table-row table:style-name="ro1">
          <table:table-cell table:number-columns-repeated="2"/>
          <table:table-cell office:value-type="float" office:value="0.509081196581197" calcext:value-type="float">
            <text:p>0.509081196581197</text:p>
          </table:table-cell>
          <table:table-cell office:value-type="float" office:value="2.93446141078716" calcext:value-type="float">
            <text:p>2.93446141078716</text:p>
          </table:table-cell>
        </table:table-row>
        <table:table-row table:style-name="ro1">
          <table:table-cell table:number-columns-repeated="2"/>
          <table:table-cell office:value-type="float" office:value="0.509615384615385" calcext:value-type="float">
            <text:p>0.509615384615385</text:p>
          </table:table-cell>
          <table:table-cell office:value-type="float" office:value="2.9347379951287" calcext:value-type="float">
            <text:p>2.9347379951287</text:p>
          </table:table-cell>
        </table:table-row>
        <table:table-row table:style-name="ro1">
          <table:table-cell table:number-columns-repeated="2"/>
          <table:table-cell office:value-type="float" office:value="0.510149572649573" calcext:value-type="float">
            <text:p>0.510149572649573</text:p>
          </table:table-cell>
          <table:table-cell office:value-type="float" office:value="2.93506556095044" calcext:value-type="float">
            <text:p>2.93506556095044</text:p>
          </table:table-cell>
        </table:table-row>
        <table:table-row table:style-name="ro1">
          <table:table-cell table:number-columns-repeated="2"/>
          <table:table-cell office:value-type="float" office:value="0.510683760683761" calcext:value-type="float">
            <text:p>0.510683760683761</text:p>
          </table:table-cell>
          <table:table-cell office:value-type="float" office:value="2.93541867566675" calcext:value-type="float">
            <text:p>2.93541867566675</text:p>
          </table:table-cell>
        </table:table-row>
        <table:table-row table:style-name="ro1">
          <table:table-cell table:number-columns-repeated="2"/>
          <table:table-cell office:value-type="float" office:value="0.511217948717949" calcext:value-type="float">
            <text:p>0.511217948717949</text:p>
          </table:table-cell>
          <table:table-cell office:value-type="float" office:value="2.93577190669202" calcext:value-type="float">
            <text:p>2.93577190669202</text:p>
          </table:table-cell>
        </table:table-row>
        <table:table-row table:style-name="ro1">
          <table:table-cell table:number-columns-repeated="2"/>
          <table:table-cell office:value-type="float" office:value="0.511752136752137" calcext:value-type="float">
            <text:p>0.511752136752137</text:p>
          </table:table-cell>
          <table:table-cell office:value-type="float" office:value="2.93609982144063" calcext:value-type="float">
            <text:p>2.93609982144063</text:p>
          </table:table-cell>
        </table:table-row>
        <table:table-row table:style-name="ro1">
          <table:table-cell table:number-columns-repeated="2"/>
          <table:table-cell office:value-type="float" office:value="0.512286324786325" calcext:value-type="float">
            <text:p>0.512286324786325</text:p>
          </table:table-cell>
          <table:table-cell office:value-type="float" office:value="2.93637698732696" calcext:value-type="float">
            <text:p>2.93637698732696</text:p>
          </table:table-cell>
        </table:table-row>
        <table:table-row table:style-name="ro1">
          <table:table-cell table:number-columns-repeated="2"/>
          <table:table-cell office:value-type="float" office:value="0.512820512820513" calcext:value-type="float">
            <text:p>0.512820512820513</text:p>
          </table:table-cell>
          <table:table-cell office:value-type="float" office:value="2.93657797176539" calcext:value-type="float">
            <text:p>2.93657797176539</text:p>
          </table:table-cell>
        </table:table-row>
        <table:table-row table:style-name="ro1">
          <table:table-cell table:number-columns-repeated="2"/>
          <table:table-cell office:value-type="float" office:value="0.513354700854701" calcext:value-type="float">
            <text:p>0.513354700854701</text:p>
          </table:table-cell>
          <table:table-cell office:value-type="float" office:value="2.9366773421703" calcext:value-type="float">
            <text:p>2.9366773421703</text:p>
          </table:table-cell>
        </table:table-row>
        <table:table-row table:style-name="ro1">
          <table:table-cell table:number-columns-repeated="2"/>
          <table:table-cell office:value-type="float" office:value="0.513888888888889" calcext:value-type="float">
            <text:p>0.513888888888889</text:p>
          </table:table-cell>
          <table:table-cell office:value-type="float" office:value="2.93669357875901" calcext:value-type="float">
            <text:p>2.93669357875901</text:p>
          </table:table-cell>
        </table:table-row>
        <table:table-row table:style-name="ro1">
          <table:table-cell table:number-columns-repeated="2"/>
          <table:table-cell office:value-type="float" office:value="0.514423076923077" calcext:value-type="float">
            <text:p>0.514423076923077</text:p>
          </table:table-cell>
          <table:table-cell office:value-type="float" office:value="2.93668281441733" calcext:value-type="float">
            <text:p>2.93668281441733</text:p>
          </table:table-cell>
        </table:table-row>
        <table:table-row table:style-name="ro1">
          <table:table-cell table:number-columns-repeated="2"/>
          <table:table-cell office:value-type="float" office:value="0.514957264957265" calcext:value-type="float">
            <text:p>0.514957264957265</text:p>
          </table:table-cell>
          <table:table-cell office:value-type="float" office:value="2.93665182203714" calcext:value-type="float">
            <text:p>2.93665182203714</text:p>
          </table:table-cell>
        </table:table-row>
        <table:table-row table:style-name="ro1">
          <table:table-cell table:number-columns-repeated="2"/>
          <table:table-cell office:value-type="float" office:value="0.515491452991453" calcext:value-type="float">
            <text:p>0.515491452991453</text:p>
          </table:table-cell>
          <table:table-cell office:value-type="float" office:value="2.93660696304614" calcext:value-type="float">
            <text:p>2.93660696304614</text:p>
          </table:table-cell>
        </table:table-row>
        <table:table-row table:style-name="ro1">
          <table:table-cell table:number-columns-repeated="2"/>
          <table:table-cell office:value-type="float" office:value="0.516025641025641" calcext:value-type="float">
            <text:p>0.516025641025641</text:p>
          </table:table-cell>
          <table:table-cell office:value-type="float" office:value="2.93655459887207" calcext:value-type="float">
            <text:p>2.93655459887207</text:p>
          </table:table-cell>
        </table:table-row>
        <table:table-row table:style-name="ro1">
          <table:table-cell table:number-columns-repeated="2"/>
          <table:table-cell office:value-type="float" office:value="0.516559829059829" calcext:value-type="float">
            <text:p>0.516559829059829</text:p>
          </table:table-cell>
          <table:table-cell office:value-type="float" office:value="2.93650109094265" calcext:value-type="float">
            <text:p>2.93650109094265</text:p>
          </table:table-cell>
        </table:table-row>
        <table:table-row table:style-name="ro1">
          <table:table-cell table:number-columns-repeated="2"/>
          <table:table-cell office:value-type="float" office:value="0.517094017094017" calcext:value-type="float">
            <text:p>0.517094017094017</text:p>
          </table:table-cell>
          <table:table-cell office:value-type="float" office:value="2.9364528006856" calcext:value-type="float">
            <text:p>2.9364528006856</text:p>
          </table:table-cell>
        </table:table-row>
        <table:table-row table:style-name="ro1">
          <table:table-cell table:number-columns-repeated="2"/>
          <table:table-cell office:value-type="float" office:value="0.517628205128205" calcext:value-type="float">
            <text:p>0.517628205128205</text:p>
          </table:table-cell>
          <table:table-cell office:value-type="float" office:value="2.93641608952865" calcext:value-type="float">
            <text:p>2.93641608952865</text:p>
          </table:table-cell>
        </table:table-row>
        <table:table-row table:style-name="ro1">
          <table:table-cell table:number-columns-repeated="2"/>
          <table:table-cell office:value-type="float" office:value="0.518162393162393" calcext:value-type="float">
            <text:p>0.518162393162393</text:p>
          </table:table-cell>
          <table:table-cell office:value-type="float" office:value="2.93639731889952" calcext:value-type="float">
            <text:p>2.93639731889952</text:p>
          </table:table-cell>
        </table:table-row>
        <table:table-row table:style-name="ro1">
          <table:table-cell table:number-columns-repeated="2"/>
          <table:table-cell office:value-type="float" office:value="0.518696581196581" calcext:value-type="float">
            <text:p>0.518696581196581</text:p>
          </table:table-cell>
          <table:table-cell office:value-type="float" office:value="2.93639246767538" calcext:value-type="float">
            <text:p>2.93639246767538</text:p>
          </table:table-cell>
        </table:table-row>
        <table:table-row table:style-name="ro1">
          <table:table-cell table:number-columns-repeated="2"/>
          <table:table-cell office:value-type="float" office:value="0.519230769230769" calcext:value-type="float">
            <text:p>0.519230769230769</text:p>
          </table:table-cell>
          <table:table-cell office:value-type="float" office:value="2.93638731676961" calcext:value-type="float">
            <text:p>2.93638731676961</text:p>
          </table:table-cell>
        </table:table-row>
        <table:table-row table:style-name="ro1">
          <table:table-cell table:number-columns-repeated="2"/>
          <table:table-cell office:value-type="float" office:value="0.519764957264957" calcext:value-type="float">
            <text:p>0.519764957264957</text:p>
          </table:table-cell>
          <table:table-cell office:value-type="float" office:value="2.93638215501222" calcext:value-type="float">
            <text:p>2.93638215501222</text:p>
          </table:table-cell>
        </table:table-row>
        <table:table-row table:style-name="ro1">
          <table:table-cell table:number-columns-repeated="2"/>
          <table:table-cell office:value-type="float" office:value="0.520299145299145" calcext:value-type="float">
            <text:p>0.520299145299145</text:p>
          </table:table-cell>
          <table:table-cell office:value-type="float" office:value="2.93637751245859" calcext:value-type="float">
            <text:p>2.93637751245859</text:p>
          </table:table-cell>
        </table:table-row>
        <table:table-row table:style-name="ro1">
          <table:table-cell table:number-columns-repeated="2"/>
          <table:table-cell office:value-type="float" office:value="0.520833333333333" calcext:value-type="float">
            <text:p>0.520833333333333</text:p>
          </table:table-cell>
          <table:table-cell office:value-type="float" office:value="2.93637391916413" calcext:value-type="float">
            <text:p>2.93637391916413</text:p>
          </table:table-cell>
        </table:table-row>
        <table:table-row table:style-name="ro1">
          <table:table-cell table:number-columns-repeated="2"/>
          <table:table-cell office:value-type="float" office:value="0.521367521367521" calcext:value-type="float">
            <text:p>0.521367521367521</text:p>
          </table:table-cell>
          <table:table-cell office:value-type="float" office:value="2.93637190518423" calcext:value-type="float">
            <text:p>2.93637190518423</text:p>
          </table:table-cell>
        </table:table-row>
        <table:table-row table:style-name="ro1">
          <table:table-cell table:number-columns-repeated="2"/>
          <table:table-cell office:value-type="float" office:value="0.521901709401709" calcext:value-type="float">
            <text:p>0.521901709401709</text:p>
          </table:table-cell>
          <table:table-cell office:value-type="float" office:value="2.93637200057428" calcext:value-type="float">
            <text:p>2.93637200057428</text:p>
          </table:table-cell>
        </table:table-row>
        <table:table-row table:style-name="ro1">
          <table:table-cell table:number-columns-repeated="2"/>
          <table:table-cell office:value-type="float" office:value="0.522435897435897" calcext:value-type="float">
            <text:p>0.522435897435897</text:p>
          </table:table-cell>
          <table:table-cell office:value-type="float" office:value="2.9363747353897" calcext:value-type="float">
            <text:p>2.9363747353897</text:p>
          </table:table-cell>
        </table:table-row>
        <table:table-row table:style-name="ro1">
          <table:table-cell table:number-columns-repeated="2"/>
          <table:table-cell office:value-type="float" office:value="0.522970085470085" calcext:value-type="float">
            <text:p>0.522970085470085</text:p>
          </table:table-cell>
          <table:table-cell office:value-type="float" office:value="2.93638063968586" calcext:value-type="float">
            <text:p>2.93638063968586</text:p>
          </table:table-cell>
        </table:table-row>
        <table:table-row table:style-name="ro1">
          <table:table-cell table:number-columns-repeated="2"/>
          <table:table-cell office:value-type="float" office:value="0.523504273504273" calcext:value-type="float">
            <text:p>0.523504273504273</text:p>
          </table:table-cell>
          <table:table-cell office:value-type="float" office:value="2.93639375067148" calcext:value-type="float">
            <text:p>2.93639375067148</text:p>
          </table:table-cell>
        </table:table-row>
        <table:table-row table:style-name="ro1">
          <table:table-cell table:number-columns-repeated="2"/>
          <table:table-cell office:value-type="float" office:value="0.524038461538462" calcext:value-type="float">
            <text:p>0.524038461538462</text:p>
          </table:table-cell>
          <table:table-cell office:value-type="float" office:value="2.93641906299896" calcext:value-type="float">
            <text:p>2.93641906299896</text:p>
          </table:table-cell>
        </table:table-row>
        <table:table-row table:style-name="ro1">
          <table:table-cell table:number-columns-repeated="2"/>
          <table:table-cell office:value-type="float" office:value="0.52457264957265" calcext:value-type="float">
            <text:p>0.52457264957265</text:p>
          </table:table-cell>
          <table:table-cell office:value-type="float" office:value="2.93645312539801" calcext:value-type="float">
            <text:p>2.93645312539801</text:p>
          </table:table-cell>
        </table:table-row>
        <table:table-row table:style-name="ro1">
          <table:table-cell table:number-columns-repeated="2"/>
          <table:table-cell office:value-type="float" office:value="0.525106837606838" calcext:value-type="float">
            <text:p>0.525106837606838</text:p>
          </table:table-cell>
          <table:table-cell office:value-type="float" office:value="2.93649229373309" calcext:value-type="float">
            <text:p>2.93649229373309</text:p>
          </table:table-cell>
        </table:table-row>
        <table:table-row table:style-name="ro1">
          <table:table-cell table:number-columns-repeated="2"/>
          <table:table-cell office:value-type="float" office:value="0.525641025641026" calcext:value-type="float">
            <text:p>0.525641025641026</text:p>
          </table:table-cell>
          <table:table-cell office:value-type="float" office:value="2.93653292386869" calcext:value-type="float">
            <text:p>2.93653292386869</text:p>
          </table:table-cell>
        </table:table-row>
        <table:table-row table:style-name="ro1">
          <table:table-cell table:number-columns-repeated="2"/>
          <table:table-cell office:value-type="float" office:value="0.526175213675214" calcext:value-type="float">
            <text:p>0.526175213675214</text:p>
          </table:table-cell>
          <table:table-cell office:value-type="float" office:value="2.93657137166927" calcext:value-type="float">
            <text:p>2.93657137166927</text:p>
          </table:table-cell>
        </table:table-row>
        <table:table-row table:style-name="ro1">
          <table:table-cell table:number-columns-repeated="2"/>
          <table:table-cell office:value-type="float" office:value="0.526709401709402" calcext:value-type="float">
            <text:p>0.526709401709402</text:p>
          </table:table-cell>
          <table:table-cell office:value-type="float" office:value="2.93660399299932" calcext:value-type="float">
            <text:p>2.93660399299932</text:p>
          </table:table-cell>
        </table:table-row>
        <table:table-row table:style-name="ro1">
          <table:table-cell table:number-columns-repeated="2"/>
          <table:table-cell office:value-type="float" office:value="0.52724358974359" calcext:value-type="float">
            <text:p>0.52724358974359</text:p>
          </table:table-cell>
          <table:table-cell office:value-type="float" office:value="2.93662714372331" calcext:value-type="float">
            <text:p>2.93662714372331</text:p>
          </table:table-cell>
        </table:table-row>
        <table:table-row table:style-name="ro1">
          <table:table-cell table:number-columns-repeated="2"/>
          <table:table-cell office:value-type="float" office:value="0.527777777777778" calcext:value-type="float">
            <text:p>0.527777777777778</text:p>
          </table:table-cell>
          <table:table-cell office:value-type="float" office:value="2.93663717970571" calcext:value-type="float">
            <text:p>2.93663717970571</text:p>
          </table:table-cell>
        </table:table-row>
        <table:table-row table:style-name="ro1">
          <table:table-cell table:number-columns-repeated="2"/>
          <table:table-cell office:value-type="float" office:value="0.528311965811966" calcext:value-type="float">
            <text:p>0.528311965811966</text:p>
          </table:table-cell>
          <table:table-cell office:value-type="float" office:value="2.93663041880988" calcext:value-type="float">
            <text:p>2.93663041880988</text:p>
          </table:table-cell>
        </table:table-row>
        <table:table-row table:style-name="ro1">
          <table:table-cell table:number-columns-repeated="2"/>
          <table:table-cell office:value-type="float" office:value="0.528846153846154" calcext:value-type="float">
            <text:p>0.528846153846154</text:p>
          </table:table-cell>
          <table:table-cell office:value-type="float" office:value="2.93660734306709" calcext:value-type="float">
            <text:p>2.93660734306709</text:p>
          </table:table-cell>
        </table:table-row>
        <table:table-row table:style-name="ro1">
          <table:table-cell table:number-columns-repeated="2"/>
          <table:table-cell office:value-type="float" office:value="0.529380341880342" calcext:value-type="float">
            <text:p>0.529380341880342</text:p>
          </table:table-cell>
          <table:table-cell office:value-type="float" office:value="2.93657225517488" calcext:value-type="float">
            <text:p>2.93657225517488</text:p>
          </table:table-cell>
        </table:table-row>
        <table:table-row table:style-name="ro1">
          <table:table-cell table:number-columns-repeated="2"/>
          <table:table-cell office:value-type="float" office:value="0.52991452991453" calcext:value-type="float">
            <text:p>0.52991452991453</text:p>
          </table:table-cell>
          <table:table-cell office:value-type="float" office:value="2.93652952849388" calcext:value-type="float">
            <text:p>2.93652952849388</text:p>
          </table:table-cell>
        </table:table-row>
        <table:table-row table:style-name="ro1">
          <table:table-cell table:number-columns-repeated="2"/>
          <table:table-cell office:value-type="float" office:value="0.530448717948718" calcext:value-type="float">
            <text:p>0.530448717948718</text:p>
          </table:table-cell>
          <table:table-cell office:value-type="float" office:value="2.93648353638472" calcext:value-type="float">
            <text:p>2.93648353638472</text:p>
          </table:table-cell>
        </table:table-row>
        <table:table-row table:style-name="ro1">
          <table:table-cell table:number-columns-repeated="2"/>
          <table:table-cell office:value-type="float" office:value="0.530982905982906" calcext:value-type="float">
            <text:p>0.530982905982906</text:p>
          </table:table-cell>
          <table:table-cell office:value-type="float" office:value="2.93643865220803" calcext:value-type="float">
            <text:p>2.93643865220803</text:p>
          </table:table-cell>
        </table:table-row>
        <table:table-row table:style-name="ro1">
          <table:table-cell table:number-columns-repeated="2"/>
          <table:table-cell office:value-type="float" office:value="0.531517094017094" calcext:value-type="float">
            <text:p>0.531517094017094</text:p>
          </table:table-cell>
          <table:table-cell office:value-type="float" office:value="2.93639924932444" calcext:value-type="float">
            <text:p>2.93639924932444</text:p>
          </table:table-cell>
        </table:table-row>
        <table:table-row table:style-name="ro1">
          <table:table-cell table:number-columns-repeated="2"/>
          <table:table-cell office:value-type="float" office:value="0.532051282051282" calcext:value-type="float">
            <text:p>0.532051282051282</text:p>
          </table:table-cell>
          <table:table-cell office:value-type="float" office:value="2.93636970109458" calcext:value-type="float">
            <text:p>2.93636970109458</text:p>
          </table:table-cell>
        </table:table-row>
        <table:table-row table:style-name="ro1">
          <table:table-cell table:number-columns-repeated="2"/>
          <table:table-cell office:value-type="float" office:value="0.53258547008547" calcext:value-type="float">
            <text:p>0.53258547008547</text:p>
          </table:table-cell>
          <table:table-cell office:value-type="float" office:value="2.93635438087907" calcext:value-type="float">
            <text:p>2.93635438087907</text:p>
          </table:table-cell>
        </table:table-row>
        <table:table-row table:style-name="ro1">
          <table:table-cell table:number-columns-repeated="2"/>
          <table:table-cell office:value-type="float" office:value="0.533119658119658" calcext:value-type="float">
            <text:p>0.533119658119658</text:p>
          </table:table-cell>
          <table:table-cell office:value-type="float" office:value="2.93635208759228" calcext:value-type="float">
            <text:p>2.93635208759228</text:p>
          </table:table-cell>
        </table:table-row>
        <table:table-row table:style-name="ro1">
          <table:table-cell table:number-columns-repeated="2"/>
          <table:table-cell office:value-type="float" office:value="0.533653846153846" calcext:value-type="float">
            <text:p>0.533653846153846</text:p>
          </table:table-cell>
          <table:table-cell office:value-type="float" office:value="2.93635049367295" calcext:value-type="float">
            <text:p>2.93635049367295</text:p>
          </table:table-cell>
        </table:table-row>
        <table:table-row table:style-name="ro1">
          <table:table-cell table:number-columns-repeated="2"/>
          <table:table-cell office:value-type="float" office:value="0.534188034188034" calcext:value-type="float">
            <text:p>0.534188034188034</text:p>
          </table:table-cell>
          <table:table-cell office:value-type="float" office:value="2.93634889975361" calcext:value-type="float">
            <text:p>2.93634889975361</text:p>
          </table:table-cell>
        </table:table-row>
        <table:table-row table:style-name="ro1">
          <table:table-cell table:number-columns-repeated="2"/>
          <table:table-cell office:value-type="float" office:value="0.534722222222222" calcext:value-type="float">
            <text:p>0.534722222222222</text:p>
          </table:table-cell>
          <table:table-cell office:value-type="float" office:value="2.93634730583427" calcext:value-type="float">
            <text:p>2.93634730583427</text:p>
          </table:table-cell>
        </table:table-row>
        <table:table-row table:style-name="ro1">
          <table:table-cell table:number-columns-repeated="2"/>
          <table:table-cell office:value-type="float" office:value="0.53525641025641" calcext:value-type="float">
            <text:p>0.53525641025641</text:p>
          </table:table-cell>
          <table:table-cell office:value-type="float" office:value="2.93634571191493" calcext:value-type="float">
            <text:p>2.93634571191493</text:p>
          </table:table-cell>
        </table:table-row>
        <table:table-row table:style-name="ro1">
          <table:table-cell table:number-columns-repeated="2"/>
          <table:table-cell office:value-type="float" office:value="0.535790598290598" calcext:value-type="float">
            <text:p>0.535790598290598</text:p>
          </table:table-cell>
          <table:table-cell office:value-type="float" office:value="2.9363441179956" calcext:value-type="float">
            <text:p>2.9363441179956</text:p>
          </table:table-cell>
        </table:table-row>
        <table:table-row table:style-name="ro1">
          <table:table-cell table:number-columns-repeated="2"/>
          <table:table-cell office:value-type="float" office:value="0.536324786324786" calcext:value-type="float">
            <text:p>0.536324786324786</text:p>
          </table:table-cell>
          <table:table-cell office:value-type="float" office:value="2.93634252407626" calcext:value-type="float">
            <text:p>2.93634252407626</text:p>
          </table:table-cell>
        </table:table-row>
        <table:table-row table:style-name="ro1">
          <table:table-cell table:number-columns-repeated="2"/>
          <table:table-cell office:value-type="float" office:value="0.536858974358974" calcext:value-type="float">
            <text:p>0.536858974358974</text:p>
          </table:table-cell>
          <table:table-cell office:value-type="float" office:value="2.93634093015692" calcext:value-type="float">
            <text:p>2.93634093015692</text:p>
          </table:table-cell>
        </table:table-row>
        <table:table-row table:style-name="ro1">
          <table:table-cell table:number-columns-repeated="2"/>
          <table:table-cell office:value-type="float" office:value="0.537393162393162" calcext:value-type="float">
            <text:p>0.537393162393162</text:p>
          </table:table-cell>
          <table:table-cell office:value-type="float" office:value="2.93633933623759" calcext:value-type="float">
            <text:p>2.93633933623759</text:p>
          </table:table-cell>
        </table:table-row>
        <table:table-row table:style-name="ro1">
          <table:table-cell table:number-columns-repeated="2"/>
          <table:table-cell office:value-type="float" office:value="0.53792735042735" calcext:value-type="float">
            <text:p>0.53792735042735</text:p>
          </table:table-cell>
          <table:table-cell office:value-type="float" office:value="2.93633774231825" calcext:value-type="float">
            <text:p>2.93633774231825</text:p>
          </table:table-cell>
        </table:table-row>
        <table:table-row table:style-name="ro1">
          <table:table-cell table:number-columns-repeated="2"/>
          <table:table-cell office:value-type="float" office:value="0.538461538461538" calcext:value-type="float">
            <text:p>0.538461538461538</text:p>
          </table:table-cell>
          <table:table-cell office:value-type="float" office:value="2.93633614839892" calcext:value-type="float">
            <text:p>2.93633614839892</text:p>
          </table:table-cell>
        </table:table-row>
        <table:table-row table:style-name="ro1">
          <table:table-cell table:number-columns-repeated="2"/>
          <table:table-cell office:value-type="float" office:value="0.538995726495727" calcext:value-type="float">
            <text:p>0.538995726495727</text:p>
          </table:table-cell>
          <table:table-cell office:value-type="float" office:value="2.93633455447958" calcext:value-type="float">
            <text:p>2.93633455447958</text:p>
          </table:table-cell>
        </table:table-row>
        <table:table-row table:style-name="ro1">
          <table:table-cell table:number-columns-repeated="2"/>
          <table:table-cell office:value-type="float" office:value="0.539529914529915" calcext:value-type="float">
            <text:p>0.539529914529915</text:p>
          </table:table-cell>
          <table:table-cell office:value-type="float" office:value="2.93633296056025" calcext:value-type="float">
            <text:p>2.93633296056025</text:p>
          </table:table-cell>
        </table:table-row>
        <table:table-row table:style-name="ro1">
          <table:table-cell table:number-columns-repeated="2"/>
          <table:table-cell office:value-type="float" office:value="0.540064102564103" calcext:value-type="float">
            <text:p>0.540064102564103</text:p>
          </table:table-cell>
          <table:table-cell office:value-type="float" office:value="2.93633136664091" calcext:value-type="float">
            <text:p>2.93633136664091</text:p>
          </table:table-cell>
        </table:table-row>
        <table:table-row table:style-name="ro1">
          <table:table-cell table:number-columns-repeated="2"/>
          <table:table-cell office:value-type="float" office:value="0.540598290598291" calcext:value-type="float">
            <text:p>0.540598290598291</text:p>
          </table:table-cell>
          <table:table-cell office:value-type="float" office:value="2.93632977272158" calcext:value-type="float">
            <text:p>2.93632977272158</text:p>
          </table:table-cell>
        </table:table-row>
        <table:table-row table:style-name="ro1">
          <table:table-cell table:number-columns-repeated="2"/>
          <table:table-cell office:value-type="float" office:value="0.541132478632479" calcext:value-type="float">
            <text:p>0.541132478632479</text:p>
          </table:table-cell>
          <table:table-cell office:value-type="float" office:value="2.93632817880225" calcext:value-type="float">
            <text:p>2.93632817880225</text:p>
          </table:table-cell>
        </table:table-row>
        <table:table-row table:style-name="ro1">
          <table:table-cell table:number-columns-repeated="2"/>
          <table:table-cell office:value-type="float" office:value="0.541666666666667" calcext:value-type="float">
            <text:p>0.541666666666667</text:p>
          </table:table-cell>
          <table:table-cell office:value-type="float" office:value="2.93632658488291" calcext:value-type="float">
            <text:p>2.93632658488291</text:p>
          </table:table-cell>
        </table:table-row>
        <table:table-row table:style-name="ro1">
          <table:table-cell table:number-columns-repeated="2"/>
          <table:table-cell office:value-type="float" office:value="0.542200854700855" calcext:value-type="float">
            <text:p>0.542200854700855</text:p>
          </table:table-cell>
          <table:table-cell office:value-type="float" office:value="2.93632499096358" calcext:value-type="float">
            <text:p>2.93632499096358</text:p>
          </table:table-cell>
        </table:table-row>
        <table:table-row table:style-name="ro1">
          <table:table-cell table:number-columns-repeated="2"/>
          <table:table-cell office:value-type="float" office:value="0.542735042735043" calcext:value-type="float">
            <text:p>0.542735042735043</text:p>
          </table:table-cell>
          <table:table-cell office:value-type="float" office:value="2.93631823241076" calcext:value-type="float">
            <text:p>2.93631823241076</text:p>
          </table:table-cell>
        </table:table-row>
        <table:table-row table:style-name="ro1">
          <table:table-cell table:number-columns-repeated="2"/>
          <table:table-cell office:value-type="float" office:value="0.543269230769231" calcext:value-type="float">
            <text:p>0.543269230769231</text:p>
          </table:table-cell>
          <table:table-cell office:value-type="float" office:value="2.9362910530334" calcext:value-type="float">
            <text:p>2.9362910530334</text:p>
          </table:table-cell>
        </table:table-row>
        <table:table-row table:style-name="ro1">
          <table:table-cell table:number-columns-repeated="2"/>
          <table:table-cell office:value-type="float" office:value="0.543803418803419" calcext:value-type="float">
            <text:p>0.543803418803419</text:p>
          </table:table-cell>
          <table:table-cell office:value-type="float" office:value="2.93624828553267" calcext:value-type="float">
            <text:p>2.93624828553267</text:p>
          </table:table-cell>
        </table:table-row>
        <table:table-row table:style-name="ro1">
          <table:table-cell table:number-columns-repeated="2"/>
          <table:table-cell office:value-type="float" office:value="0.544337606837607" calcext:value-type="float">
            <text:p>0.544337606837607</text:p>
          </table:table-cell>
          <table:table-cell office:value-type="float" office:value="2.93619648988464" calcext:value-type="float">
            <text:p>2.93619648988464</text:p>
          </table:table-cell>
        </table:table-row>
        <table:table-row table:style-name="ro1">
          <table:table-cell table:number-columns-repeated="2"/>
          <table:table-cell office:value-type="float" office:value="0.544871794871795" calcext:value-type="float">
            <text:p>0.544871794871795</text:p>
          </table:table-cell>
          <table:table-cell office:value-type="float" office:value="2.93614222606536" calcext:value-type="float">
            <text:p>2.93614222606536</text:p>
          </table:table-cell>
        </table:table-row>
        <table:table-row table:style-name="ro1">
          <table:table-cell table:number-columns-repeated="2"/>
          <table:table-cell office:value-type="float" office:value="0.545405982905983" calcext:value-type="float">
            <text:p>0.545405982905983</text:p>
          </table:table-cell>
          <table:table-cell office:value-type="float" office:value="2.93609205405087" calcext:value-type="float">
            <text:p>2.93609205405087</text:p>
          </table:table-cell>
        </table:table-row>
        <table:table-row table:style-name="ro1">
          <table:table-cell table:number-columns-repeated="2"/>
          <table:table-cell office:value-type="float" office:value="0.545940170940171" calcext:value-type="float">
            <text:p>0.545940170940171</text:p>
          </table:table-cell>
          <table:table-cell office:value-type="float" office:value="2.93605253381723" calcext:value-type="float">
            <text:p>2.93605253381723</text:p>
          </table:table-cell>
        </table:table-row>
        <table:table-row table:style-name="ro1">
          <table:table-cell table:number-columns-repeated="2"/>
          <table:table-cell office:value-type="float" office:value="0.546474358974359" calcext:value-type="float">
            <text:p>0.546474358974359</text:p>
          </table:table-cell>
          <table:table-cell office:value-type="float" office:value="2.93603022534048" calcext:value-type="float">
            <text:p>2.93603022534048</text:p>
          </table:table-cell>
        </table:table-row>
        <table:table-row table:style-name="ro1">
          <table:table-cell table:number-columns-repeated="2"/>
          <table:table-cell office:value-type="float" office:value="0.547008547008547" calcext:value-type="float">
            <text:p>0.547008547008547</text:p>
          </table:table-cell>
          <table:table-cell office:value-type="float" office:value="2.93603168859669" calcext:value-type="float">
            <text:p>2.93603168859669</text:p>
          </table:table-cell>
        </table:table-row>
        <table:table-row table:style-name="ro1">
          <table:table-cell table:number-columns-repeated="2"/>
          <table:table-cell office:value-type="float" office:value="0.547542735042735" calcext:value-type="float">
            <text:p>0.547542735042735</text:p>
          </table:table-cell>
          <table:table-cell office:value-type="float" office:value="2.93605732791282" calcext:value-type="float">
            <text:p>2.93605732791282</text:p>
          </table:table-cell>
        </table:table-row>
        <table:table-row table:style-name="ro1">
          <table:table-cell table:number-columns-repeated="2"/>
          <table:table-cell office:value-type="float" office:value="0.548076923076923" calcext:value-type="float">
            <text:p>0.548076923076923</text:p>
          </table:table-cell>
          <table:table-cell office:value-type="float" office:value="2.93608554208017" calcext:value-type="float">
            <text:p>2.93608554208017</text:p>
          </table:table-cell>
        </table:table-row>
        <table:table-row table:style-name="ro1">
          <table:table-cell table:number-columns-repeated="2"/>
          <table:table-cell office:value-type="float" office:value="0.548611111111111" calcext:value-type="float">
            <text:p>0.548611111111111</text:p>
          </table:table-cell>
          <table:table-cell office:value-type="float" office:value="2.93611375624752" calcext:value-type="float">
            <text:p>2.93611375624752</text:p>
          </table:table-cell>
        </table:table-row>
        <table:table-row table:style-name="ro1">
          <table:table-cell table:number-columns-repeated="2"/>
          <table:table-cell office:value-type="float" office:value="0.549145299145299" calcext:value-type="float">
            <text:p>0.549145299145299</text:p>
          </table:table-cell>
          <table:table-cell office:value-type="float" office:value="2.93614197041487" calcext:value-type="float">
            <text:p>2.93614197041487</text:p>
          </table:table-cell>
        </table:table-row>
        <table:table-row table:style-name="ro1">
          <table:table-cell table:number-columns-repeated="2"/>
          <table:table-cell office:value-type="float" office:value="0.549679487179487" calcext:value-type="float">
            <text:p>0.549679487179487</text:p>
          </table:table-cell>
          <table:table-cell office:value-type="float" office:value="2.93617018458222" calcext:value-type="float">
            <text:p>2.93617018458222</text:p>
          </table:table-cell>
        </table:table-row>
        <table:table-row table:style-name="ro1">
          <table:table-cell table:number-columns-repeated="2"/>
          <table:table-cell office:value-type="float" office:value="0.550213675213675" calcext:value-type="float">
            <text:p>0.550213675213675</text:p>
          </table:table-cell>
          <table:table-cell office:value-type="float" office:value="2.93619839874957" calcext:value-type="float">
            <text:p>2.93619839874957</text:p>
          </table:table-cell>
        </table:table-row>
        <table:table-row table:style-name="ro1">
          <table:table-cell table:number-columns-repeated="2"/>
          <table:table-cell office:value-type="float" office:value="0.550747863247863" calcext:value-type="float">
            <text:p>0.550747863247863</text:p>
          </table:table-cell>
          <table:table-cell office:value-type="float" office:value="2.93622661291692" calcext:value-type="float">
            <text:p>2.93622661291692</text:p>
          </table:table-cell>
        </table:table-row>
        <table:table-row table:style-name="ro1">
          <table:table-cell table:number-columns-repeated="2"/>
          <table:table-cell office:value-type="float" office:value="0.551282051282051" calcext:value-type="float">
            <text:p>0.551282051282051</text:p>
          </table:table-cell>
          <table:table-cell office:value-type="float" office:value="2.93625482708426" calcext:value-type="float">
            <text:p>2.93625482708426</text:p>
          </table:table-cell>
        </table:table-row>
        <table:table-row table:style-name="ro1">
          <table:table-cell table:number-columns-repeated="2"/>
          <table:table-cell office:value-type="float" office:value="0.551816239316239" calcext:value-type="float">
            <text:p>0.551816239316239</text:p>
          </table:table-cell>
          <table:table-cell office:value-type="float" office:value="2.93628304125161" calcext:value-type="float">
            <text:p>2.93628304125161</text:p>
          </table:table-cell>
        </table:table-row>
        <table:table-row table:style-name="ro1">
          <table:table-cell table:number-columns-repeated="2"/>
          <table:table-cell office:value-type="float" office:value="0.552350427350427" calcext:value-type="float">
            <text:p>0.552350427350427</text:p>
          </table:table-cell>
          <table:table-cell office:value-type="float" office:value="2.93631125541896" calcext:value-type="float">
            <text:p>2.93631125541896</text:p>
          </table:table-cell>
        </table:table-row>
        <table:table-row table:style-name="ro1">
          <table:table-cell table:number-columns-repeated="2"/>
          <table:table-cell office:value-type="float" office:value="0.552884615384615" calcext:value-type="float">
            <text:p>0.552884615384615</text:p>
          </table:table-cell>
          <table:table-cell office:value-type="float" office:value="2.93633946958631" calcext:value-type="float">
            <text:p>2.93633946958631</text:p>
          </table:table-cell>
        </table:table-row>
        <table:table-row table:style-name="ro1">
          <table:table-cell table:number-columns-repeated="2"/>
          <table:table-cell office:value-type="float" office:value="0.553418803418804" calcext:value-type="float">
            <text:p>0.553418803418804</text:p>
          </table:table-cell>
          <table:table-cell office:value-type="float" office:value="2.93636768375366" calcext:value-type="float">
            <text:p>2.93636768375366</text:p>
          </table:table-cell>
        </table:table-row>
        <table:table-row table:style-name="ro1">
          <table:table-cell table:number-columns-repeated="2"/>
          <table:table-cell office:value-type="float" office:value="0.553952991452992" calcext:value-type="float">
            <text:p>0.553952991452992</text:p>
          </table:table-cell>
          <table:table-cell office:value-type="float" office:value="2.93639589792101" calcext:value-type="float">
            <text:p>2.93639589792101</text:p>
          </table:table-cell>
        </table:table-row>
        <table:table-row table:style-name="ro1">
          <table:table-cell table:number-columns-repeated="2"/>
          <table:table-cell office:value-type="float" office:value="0.55448717948718" calcext:value-type="float">
            <text:p>0.55448717948718</text:p>
          </table:table-cell>
          <table:table-cell office:value-type="float" office:value="2.93642411208836" calcext:value-type="float">
            <text:p>2.93642411208836</text:p>
          </table:table-cell>
        </table:table-row>
        <table:table-row table:style-name="ro1">
          <table:table-cell table:number-columns-repeated="2"/>
          <table:table-cell office:value-type="float" office:value="0.555021367521368" calcext:value-type="float">
            <text:p>0.555021367521368</text:p>
          </table:table-cell>
          <table:table-cell office:value-type="float" office:value="2.93645232625571" calcext:value-type="float">
            <text:p>2.93645232625571</text:p>
          </table:table-cell>
        </table:table-row>
        <table:table-row table:style-name="ro1">
          <table:table-cell table:number-columns-repeated="2"/>
          <table:table-cell office:value-type="float" office:value="0.555555555555556" calcext:value-type="float">
            <text:p>0.555555555555556</text:p>
          </table:table-cell>
          <table:table-cell office:value-type="float" office:value="2.93648054042306" calcext:value-type="float">
            <text:p>2.93648054042306</text:p>
          </table:table-cell>
        </table:table-row>
        <table:table-row table:style-name="ro1">
          <table:table-cell table:number-columns-repeated="2"/>
          <table:table-cell office:value-type="float" office:value="0.556089743589744" calcext:value-type="float">
            <text:p>0.556089743589744</text:p>
          </table:table-cell>
          <table:table-cell office:value-type="float" office:value="2.93650875459041" calcext:value-type="float">
            <text:p>2.93650875459041</text:p>
          </table:table-cell>
        </table:table-row>
        <table:table-row table:style-name="ro1">
          <table:table-cell table:number-columns-repeated="2"/>
          <table:table-cell office:value-type="float" office:value="0.556623931623932" calcext:value-type="float">
            <text:p>0.556623931623932</text:p>
          </table:table-cell>
          <table:table-cell office:value-type="float" office:value="2.93653696875776" calcext:value-type="float">
            <text:p>2.93653696875776</text:p>
          </table:table-cell>
        </table:table-row>
        <table:table-row table:style-name="ro1">
          <table:table-cell table:number-columns-repeated="2"/>
          <table:table-cell office:value-type="float" office:value="0.55715811965812" calcext:value-type="float">
            <text:p>0.55715811965812</text:p>
          </table:table-cell>
          <table:table-cell office:value-type="float" office:value="2.93655821589064" calcext:value-type="float">
            <text:p>2.93655821589064</text:p>
          </table:table-cell>
        </table:table-row>
        <table:table-row table:style-name="ro1">
          <table:table-cell table:number-columns-repeated="2"/>
          <table:table-cell office:value-type="float" office:value="0.557692307692308" calcext:value-type="float">
            <text:p>0.557692307692308</text:p>
          </table:table-cell>
          <table:table-cell office:value-type="float" office:value="2.93653697374426" calcext:value-type="float">
            <text:p>2.93653697374426</text:p>
          </table:table-cell>
        </table:table-row>
        <table:table-row table:style-name="ro1">
          <table:table-cell table:number-columns-repeated="2"/>
          <table:table-cell office:value-type="float" office:value="0.558226495726496" calcext:value-type="float">
            <text:p>0.558226495726496</text:p>
          </table:table-cell>
          <table:table-cell office:value-type="float" office:value="2.93647820004631" calcext:value-type="float">
            <text:p>2.93647820004631</text:p>
          </table:table-cell>
        </table:table-row>
        <table:table-row table:style-name="ro1">
          <table:table-cell table:number-columns-repeated="2"/>
          <table:table-cell office:value-type="float" office:value="0.558760683760684" calcext:value-type="float">
            <text:p>0.558760683760684</text:p>
          </table:table-cell>
          <table:table-cell office:value-type="float" office:value="2.93639370323652" calcext:value-type="float">
            <text:p>2.93639370323652</text:p>
          </table:table-cell>
        </table:table-row>
        <table:table-row table:style-name="ro1">
          <table:table-cell table:number-columns-repeated="2"/>
          <table:table-cell office:value-type="float" office:value="0.559294871794872" calcext:value-type="float">
            <text:p>0.559294871794872</text:p>
          </table:table-cell>
          <table:table-cell office:value-type="float" office:value="2.9362952917546" calcext:value-type="float">
            <text:p>2.9362952917546</text:p>
          </table:table-cell>
        </table:table-row>
        <table:table-row table:style-name="ro1">
          <table:table-cell table:number-columns-repeated="2"/>
          <table:table-cell office:value-type="float" office:value="0.55982905982906" calcext:value-type="float">
            <text:p>0.55982905982906</text:p>
          </table:table-cell>
          <table:table-cell office:value-type="float" office:value="2.9361947740403" calcext:value-type="float">
            <text:p>2.9361947740403</text:p>
          </table:table-cell>
        </table:table-row>
        <table:table-row table:style-name="ro1">
          <table:table-cell table:number-columns-repeated="2"/>
          <table:table-cell office:value-type="float" office:value="0.560363247863248" calcext:value-type="float">
            <text:p>0.560363247863248</text:p>
          </table:table-cell>
          <table:table-cell office:value-type="float" office:value="2.93610395853332" calcext:value-type="float">
            <text:p>2.93610395853332</text:p>
          </table:table-cell>
        </table:table-row>
        <table:table-row table:style-name="ro1">
          <table:table-cell table:number-columns-repeated="2"/>
          <table:table-cell office:value-type="float" office:value="0.560897435897436" calcext:value-type="float">
            <text:p>0.560897435897436</text:p>
          </table:table-cell>
          <table:table-cell office:value-type="float" office:value="2.9360346536734" calcext:value-type="float">
            <text:p>2.9360346536734</text:p>
          </table:table-cell>
        </table:table-row>
        <table:table-row table:style-name="ro1">
          <table:table-cell table:number-columns-repeated="2"/>
          <table:table-cell office:value-type="float" office:value="0.561431623931624" calcext:value-type="float">
            <text:p>0.561431623931624</text:p>
          </table:table-cell>
          <table:table-cell office:value-type="float" office:value="2.93599866790026" calcext:value-type="float">
            <text:p>2.93599866790026</text:p>
          </table:table-cell>
        </table:table-row>
        <table:table-row table:style-name="ro1">
          <table:table-cell table:number-columns-repeated="2"/>
          <table:table-cell office:value-type="float" office:value="0.561965811965812" calcext:value-type="float">
            <text:p>0.561965811965812</text:p>
          </table:table-cell>
          <table:table-cell office:value-type="float" office:value="2.93600560401895" calcext:value-type="float">
            <text:p>2.93600560401895</text:p>
          </table:table-cell>
        </table:table-row>
        <table:table-row table:style-name="ro1">
          <table:table-cell table:number-columns-repeated="2"/>
          <table:table-cell office:value-type="float" office:value="0.5625" calcext:value-type="float">
            <text:p>0.5625</text:p>
          </table:table-cell>
          <table:table-cell office:value-type="float" office:value="2.93604507540149" calcext:value-type="float">
            <text:p>2.93604507540149</text:p>
          </table:table-cell>
        </table:table-row>
        <table:table-row table:style-name="ro1">
          <table:table-cell table:number-columns-repeated="2"/>
          <table:table-cell office:value-type="float" office:value="0.563034188034188" calcext:value-type="float">
            <text:p>0.563034188034188</text:p>
          </table:table-cell>
          <table:table-cell office:value-type="float" office:value="2.93610727397051" calcext:value-type="float">
            <text:p>2.93610727397051</text:p>
          </table:table-cell>
        </table:table-row>
        <table:table-row table:style-name="ro1">
          <table:table-cell table:number-columns-repeated="2"/>
          <table:table-cell office:value-type="float" office:value="0.563568376068376" calcext:value-type="float">
            <text:p>0.563568376068376</text:p>
          </table:table-cell>
          <table:table-cell office:value-type="float" office:value="2.93618432871771" calcext:value-type="float">
            <text:p>2.93618432871771</text:p>
          </table:table-cell>
        </table:table-row>
        <table:table-row table:style-name="ro1">
          <table:table-cell table:number-columns-repeated="2"/>
          <table:table-cell office:value-type="float" office:value="0.564102564102564" calcext:value-type="float">
            <text:p>0.564102564102564</text:p>
          </table:table-cell>
          <table:table-cell office:value-type="float" office:value="2.9362683686348" calcext:value-type="float">
            <text:p>2.9362683686348</text:p>
          </table:table-cell>
        </table:table-row>
        <table:table-row table:style-name="ro1">
          <table:table-cell table:number-columns-repeated="2"/>
          <table:table-cell office:value-type="float" office:value="0.564636752136752" calcext:value-type="float">
            <text:p>0.564636752136752</text:p>
          </table:table-cell>
          <table:table-cell office:value-type="float" office:value="2.93635152271345" calcext:value-type="float">
            <text:p>2.93635152271345</text:p>
          </table:table-cell>
        </table:table-row>
        <table:table-row table:style-name="ro1">
          <table:table-cell table:number-columns-repeated="2"/>
          <table:table-cell office:value-type="float" office:value="0.56517094017094" calcext:value-type="float">
            <text:p>0.56517094017094</text:p>
          </table:table-cell>
          <table:table-cell office:value-type="float" office:value="2.93642591994537" calcext:value-type="float">
            <text:p>2.93642591994537</text:p>
          </table:table-cell>
        </table:table-row>
        <table:table-row table:style-name="ro1">
          <table:table-cell table:number-columns-repeated="2"/>
          <table:table-cell office:value-type="float" office:value="0.565705128205128" calcext:value-type="float">
            <text:p>0.565705128205128</text:p>
          </table:table-cell>
          <table:table-cell office:value-type="float" office:value="2.93648368932225" calcext:value-type="float">
            <text:p>2.93648368932225</text:p>
          </table:table-cell>
        </table:table-row>
        <table:table-row table:style-name="ro1">
          <table:table-cell table:number-columns-repeated="2"/>
          <table:table-cell office:value-type="float" office:value="0.566239316239316" calcext:value-type="float">
            <text:p>0.566239316239316</text:p>
          </table:table-cell>
          <table:table-cell office:value-type="float" office:value="2.93651695983579" calcext:value-type="float">
            <text:p>2.93651695983579</text:p>
          </table:table-cell>
        </table:table-row>
        <table:table-row table:style-name="ro1">
          <table:table-cell table:number-columns-repeated="2"/>
          <table:table-cell office:value-type="float" office:value="0.566773504273504" calcext:value-type="float">
            <text:p>0.566773504273504</text:p>
          </table:table-cell>
          <table:table-cell office:value-type="float" office:value="2.93652126047707" calcext:value-type="float">
            <text:p>2.93652126047707</text:p>
          </table:table-cell>
        </table:table-row>
        <table:table-row table:style-name="ro1">
          <table:table-cell table:number-columns-repeated="2"/>
          <table:table-cell office:value-type="float" office:value="0.567307692307692" calcext:value-type="float">
            <text:p>0.567307692307692</text:p>
          </table:table-cell>
          <table:table-cell office:value-type="float" office:value="2.93651966655774" calcext:value-type="float">
            <text:p>2.93651966655774</text:p>
          </table:table-cell>
        </table:table-row>
        <table:table-row table:style-name="ro1">
          <table:table-cell table:number-columns-repeated="2"/>
          <table:table-cell office:value-type="float" office:value="0.56784188034188" calcext:value-type="float">
            <text:p>0.56784188034188</text:p>
          </table:table-cell>
          <table:table-cell office:value-type="float" office:value="2.9365180726384" calcext:value-type="float">
            <text:p>2.9365180726384</text:p>
          </table:table-cell>
        </table:table-row>
        <table:table-row table:style-name="ro1">
          <table:table-cell table:number-columns-repeated="2"/>
          <table:table-cell office:value-type="float" office:value="0.568376068376068" calcext:value-type="float">
            <text:p>0.568376068376068</text:p>
          </table:table-cell>
          <table:table-cell office:value-type="float" office:value="2.93651647871907" calcext:value-type="float">
            <text:p>2.93651647871907</text:p>
          </table:table-cell>
        </table:table-row>
        <table:table-row table:style-name="ro1">
          <table:table-cell table:number-columns-repeated="2"/>
          <table:table-cell office:value-type="float" office:value="0.568910256410256" calcext:value-type="float">
            <text:p>0.568910256410256</text:p>
          </table:table-cell>
          <table:table-cell office:value-type="float" office:value="2.93651488479973" calcext:value-type="float">
            <text:p>2.93651488479973</text:p>
          </table:table-cell>
        </table:table-row>
        <table:table-row table:style-name="ro1">
          <table:table-cell table:number-columns-repeated="2"/>
          <table:table-cell office:value-type="float" office:value="0.569444444444444" calcext:value-type="float">
            <text:p>0.569444444444444</text:p>
          </table:table-cell>
          <table:table-cell office:value-type="float" office:value="2.9365132908804" calcext:value-type="float">
            <text:p>2.9365132908804</text:p>
          </table:table-cell>
        </table:table-row>
        <table:table-row table:style-name="ro1">
          <table:table-cell table:number-columns-repeated="2"/>
          <table:table-cell office:value-type="float" office:value="0.569978632478633" calcext:value-type="float">
            <text:p>0.569978632478633</text:p>
          </table:table-cell>
          <table:table-cell office:value-type="float" office:value="2.93651169696106" calcext:value-type="float">
            <text:p>2.93651169696106</text:p>
          </table:table-cell>
        </table:table-row>
        <table:table-row table:style-name="ro1">
          <table:table-cell table:number-columns-repeated="2"/>
          <table:table-cell office:value-type="float" office:value="0.570512820512821" calcext:value-type="float">
            <text:p>0.570512820512821</text:p>
          </table:table-cell>
          <table:table-cell office:value-type="float" office:value="2.93651010304173" calcext:value-type="float">
            <text:p>2.93651010304173</text:p>
          </table:table-cell>
        </table:table-row>
        <table:table-row table:style-name="ro1">
          <table:table-cell table:number-columns-repeated="2"/>
          <table:table-cell office:value-type="float" office:value="0.571047008547009" calcext:value-type="float">
            <text:p>0.571047008547009</text:p>
          </table:table-cell>
          <table:table-cell office:value-type="float" office:value="2.93650850912239" calcext:value-type="float">
            <text:p>2.93650850912239</text:p>
          </table:table-cell>
        </table:table-row>
        <table:table-row table:style-name="ro1">
          <table:table-cell table:number-columns-repeated="2"/>
          <table:table-cell office:value-type="float" office:value="0.571581196581197" calcext:value-type="float">
            <text:p>0.571581196581197</text:p>
          </table:table-cell>
          <table:table-cell office:value-type="float" office:value="2.93650691520306" calcext:value-type="float">
            <text:p>2.93650691520306</text:p>
          </table:table-cell>
        </table:table-row>
        <table:table-row table:style-name="ro1">
          <table:table-cell table:number-columns-repeated="2"/>
          <table:table-cell office:value-type="float" office:value="0.572115384615385" calcext:value-type="float">
            <text:p>0.572115384615385</text:p>
          </table:table-cell>
          <table:table-cell office:value-type="float" office:value="2.93650532128372" calcext:value-type="float">
            <text:p>2.93650532128372</text:p>
          </table:table-cell>
        </table:table-row>
        <table:table-row table:style-name="ro1">
          <table:table-cell table:number-columns-repeated="2"/>
          <table:table-cell office:value-type="float" office:value="0.572649572649573" calcext:value-type="float">
            <text:p>0.572649572649573</text:p>
          </table:table-cell>
          <table:table-cell office:value-type="float" office:value="2.93650372736439" calcext:value-type="float">
            <text:p>2.93650372736439</text:p>
          </table:table-cell>
        </table:table-row>
        <table:table-row table:style-name="ro1">
          <table:table-cell table:number-columns-repeated="2"/>
          <table:table-cell office:value-type="float" office:value="0.573183760683761" calcext:value-type="float">
            <text:p>0.573183760683761</text:p>
          </table:table-cell>
          <table:table-cell office:value-type="float" office:value="2.93650213344505" calcext:value-type="float">
            <text:p>2.93650213344505</text:p>
          </table:table-cell>
        </table:table-row>
        <table:table-row table:style-name="ro1">
          <table:table-cell table:number-columns-repeated="2"/>
          <table:table-cell office:value-type="float" office:value="0.573717948717949" calcext:value-type="float">
            <text:p>0.573717948717949</text:p>
          </table:table-cell>
          <table:table-cell office:value-type="float" office:value="2.93650053952572" calcext:value-type="float">
            <text:p>2.93650053952572</text:p>
          </table:table-cell>
        </table:table-row>
        <table:table-row table:style-name="ro1">
          <table:table-cell table:number-columns-repeated="2"/>
          <table:table-cell office:value-type="float" office:value="0.574252136752137" calcext:value-type="float">
            <text:p>0.574252136752137</text:p>
          </table:table-cell>
          <table:table-cell office:value-type="float" office:value="2.93649894560638" calcext:value-type="float">
            <text:p>2.93649894560638</text:p>
          </table:table-cell>
        </table:table-row>
        <table:table-row table:style-name="ro1">
          <table:table-cell table:number-columns-repeated="2"/>
          <table:table-cell office:value-type="float" office:value="0.574786324786325" calcext:value-type="float">
            <text:p>0.574786324786325</text:p>
          </table:table-cell>
          <table:table-cell office:value-type="float" office:value="2.93649735168705" calcext:value-type="float">
            <text:p>2.93649735168705</text:p>
          </table:table-cell>
        </table:table-row>
        <table:table-row table:style-name="ro1">
          <table:table-cell table:number-columns-repeated="2"/>
          <table:table-cell office:value-type="float" office:value="0.575320512820513" calcext:value-type="float">
            <text:p>0.575320512820513</text:p>
          </table:table-cell>
          <table:table-cell office:value-type="float" office:value="2.93649575776771" calcext:value-type="float">
            <text:p>2.93649575776771</text:p>
          </table:table-cell>
        </table:table-row>
        <table:table-row table:style-name="ro1">
          <table:table-cell table:number-columns-repeated="2"/>
          <table:table-cell office:value-type="float" office:value="0.575854700854701" calcext:value-type="float">
            <text:p>0.575854700854701</text:p>
          </table:table-cell>
          <table:table-cell office:value-type="float" office:value="2.93649416384838" calcext:value-type="float">
            <text:p>2.93649416384838</text:p>
          </table:table-cell>
        </table:table-row>
        <table:table-row table:style-name="ro1">
          <table:table-cell table:number-columns-repeated="2"/>
          <table:table-cell office:value-type="float" office:value="0.576388888888889" calcext:value-type="float">
            <text:p>0.576388888888889</text:p>
          </table:table-cell>
          <table:table-cell office:value-type="float" office:value="2.93649256992904" calcext:value-type="float">
            <text:p>2.93649256992904</text:p>
          </table:table-cell>
        </table:table-row>
        <table:table-row table:style-name="ro1">
          <table:table-cell table:number-columns-repeated="2"/>
          <table:table-cell office:value-type="float" office:value="0.576923076923077" calcext:value-type="float">
            <text:p>0.576923076923077</text:p>
          </table:table-cell>
          <table:table-cell office:value-type="float" office:value="2.93649097600971" calcext:value-type="float">
            <text:p>2.93649097600971</text:p>
          </table:table-cell>
        </table:table-row>
        <table:table-row table:style-name="ro1">
          <table:table-cell table:number-columns-repeated="2"/>
          <table:table-cell office:value-type="float" office:value="0.577457264957265" calcext:value-type="float">
            <text:p>0.577457264957265</text:p>
          </table:table-cell>
          <table:table-cell office:value-type="float" office:value="2.93648938209037" calcext:value-type="float">
            <text:p>2.93648938209037</text:p>
          </table:table-cell>
        </table:table-row>
        <table:table-row table:style-name="ro1">
          <table:table-cell table:number-columns-repeated="2"/>
          <table:table-cell office:value-type="float" office:value="0.577991452991453" calcext:value-type="float">
            <text:p>0.577991452991453</text:p>
          </table:table-cell>
          <table:table-cell office:value-type="float" office:value="2.93648778817104" calcext:value-type="float">
            <text:p>2.93648778817104</text:p>
          </table:table-cell>
        </table:table-row>
        <table:table-row table:style-name="ro1">
          <table:table-cell table:number-columns-repeated="2"/>
          <table:table-cell office:value-type="float" office:value="0.578525641025641" calcext:value-type="float">
            <text:p>0.578525641025641</text:p>
          </table:table-cell>
          <table:table-cell office:value-type="float" office:value="2.9364861942517" calcext:value-type="float">
            <text:p>2.9364861942517</text:p>
          </table:table-cell>
        </table:table-row>
        <table:table-row table:style-name="ro1">
          <table:table-cell table:number-columns-repeated="2"/>
          <table:table-cell office:value-type="float" office:value="0.579059829059829" calcext:value-type="float">
            <text:p>0.579059829059829</text:p>
          </table:table-cell>
          <table:table-cell office:value-type="float" office:value="2.93648460033236" calcext:value-type="float">
            <text:p>2.93648460033236</text:p>
          </table:table-cell>
        </table:table-row>
        <table:table-row table:style-name="ro1">
          <table:table-cell table:number-columns-repeated="2"/>
          <table:table-cell office:value-type="float" office:value="0.579594017094017" calcext:value-type="float">
            <text:p>0.579594017094017</text:p>
          </table:table-cell>
          <table:table-cell office:value-type="float" office:value="2.93648300641303" calcext:value-type="float">
            <text:p>2.93648300641303</text:p>
          </table:table-cell>
        </table:table-row>
        <table:table-row table:style-name="ro1">
          <table:table-cell table:number-columns-repeated="2"/>
          <table:table-cell office:value-type="float" office:value="0.580128205128205" calcext:value-type="float">
            <text:p>0.580128205128205</text:p>
          </table:table-cell>
          <table:table-cell office:value-type="float" office:value="2.93648141249369" calcext:value-type="float">
            <text:p>2.93648141249369</text:p>
          </table:table-cell>
        </table:table-row>
        <table:table-row table:style-name="ro1">
          <table:table-cell table:number-columns-repeated="2"/>
          <table:table-cell office:value-type="float" office:value="0.580662393162393" calcext:value-type="float">
            <text:p>0.580662393162393</text:p>
          </table:table-cell>
          <table:table-cell office:value-type="float" office:value="2.93647981857436" calcext:value-type="float">
            <text:p>2.93647981857436</text:p>
          </table:table-cell>
        </table:table-row>
        <table:table-row table:style-name="ro1">
          <table:table-cell table:number-columns-repeated="2"/>
          <table:table-cell office:value-type="float" office:value="0.581196581196581" calcext:value-type="float">
            <text:p>0.581196581196581</text:p>
          </table:table-cell>
          <table:table-cell office:value-type="float" office:value="2.93647914142684" calcext:value-type="float">
            <text:p>2.93647914142684</text:p>
          </table:table-cell>
        </table:table-row>
        <table:table-row table:style-name="ro1">
          <table:table-cell table:number-columns-repeated="2"/>
          <table:table-cell office:value-type="float" office:value="0.581730769230769" calcext:value-type="float">
            <text:p>0.581730769230769</text:p>
          </table:table-cell>
          <table:table-cell office:value-type="float" office:value="2.93649388880324" calcext:value-type="float">
            <text:p>2.93649388880324</text:p>
          </table:table-cell>
        </table:table-row>
        <table:table-row table:style-name="ro1">
          <table:table-cell table:number-columns-repeated="2"/>
          <table:table-cell office:value-type="float" office:value="0.582264957264957" calcext:value-type="float">
            <text:p>0.582264957264957</text:p>
          </table:table-cell>
          <table:table-cell office:value-type="float" office:value="2.93652684504112" calcext:value-type="float">
            <text:p>2.93652684504112</text:p>
          </table:table-cell>
        </table:table-row>
        <table:table-row table:style-name="ro1">
          <table:table-cell table:number-columns-repeated="2"/>
          <table:table-cell office:value-type="float" office:value="0.582799145299145" calcext:value-type="float">
            <text:p>0.582799145299145</text:p>
          </table:table-cell>
          <table:table-cell office:value-type="float" office:value="2.93657509489837" calcext:value-type="float">
            <text:p>2.93657509489837</text:p>
          </table:table-cell>
        </table:table-row>
        <table:table-row table:style-name="ro1">
          <table:table-cell table:number-columns-repeated="2"/>
          <table:table-cell office:value-type="float" office:value="0.583333333333333" calcext:value-type="float">
            <text:p>0.583333333333333</text:p>
          </table:table-cell>
          <table:table-cell office:value-type="float" office:value="2.93663572313292" calcext:value-type="float">
            <text:p>2.93663572313292</text:p>
          </table:table-cell>
        </table:table-row>
        <table:table-row table:style-name="ro1">
          <table:table-cell table:number-columns-repeated="2"/>
          <table:table-cell office:value-type="float" office:value="0.583867521367521" calcext:value-type="float">
            <text:p>0.583867521367521</text:p>
          </table:table-cell>
          <table:table-cell office:value-type="float" office:value="2.93670581450267" calcext:value-type="float">
            <text:p>2.93670581450267</text:p>
          </table:table-cell>
        </table:table-row>
        <table:table-row table:style-name="ro1">
          <table:table-cell table:number-columns-repeated="2"/>
          <table:table-cell office:value-type="float" office:value="0.584401709401709" calcext:value-type="float">
            <text:p>0.584401709401709</text:p>
          </table:table-cell>
          <table:table-cell office:value-type="float" office:value="2.93678245376554" calcext:value-type="float">
            <text:p>2.93678245376554</text:p>
          </table:table-cell>
        </table:table-row>
        <table:table-row table:style-name="ro1">
          <table:table-cell table:number-columns-repeated="2"/>
          <table:table-cell office:value-type="float" office:value="0.584935897435897" calcext:value-type="float">
            <text:p>0.584935897435897</text:p>
          </table:table-cell>
          <table:table-cell office:value-type="float" office:value="2.93686272567942" calcext:value-type="float">
            <text:p>2.93686272567942</text:p>
          </table:table-cell>
        </table:table-row>
        <table:table-row table:style-name="ro1">
          <table:table-cell table:number-columns-repeated="2"/>
          <table:table-cell office:value-type="float" office:value="0.585470085470086" calcext:value-type="float">
            <text:p>0.585470085470086</text:p>
          </table:table-cell>
          <table:table-cell office:value-type="float" office:value="2.93694371500224" calcext:value-type="float">
            <text:p>2.93694371500224</text:p>
          </table:table-cell>
        </table:table-row>
        <table:table-row table:style-name="ro1">
          <table:table-cell table:number-columns-repeated="2"/>
          <table:table-cell office:value-type="float" office:value="0.586004273504273" calcext:value-type="float">
            <text:p>0.586004273504273</text:p>
          </table:table-cell>
          <table:table-cell office:value-type="float" office:value="2.93702395236437" calcext:value-type="float">
            <text:p>2.93702395236437</text:p>
          </table:table-cell>
        </table:table-row>
        <table:table-row table:style-name="ro1">
          <table:table-cell table:number-columns-repeated="2"/>
          <table:table-cell office:value-type="float" office:value="0.586538461538462" calcext:value-type="float">
            <text:p>0.586538461538462</text:p>
          </table:table-cell>
          <table:table-cell office:value-type="float" office:value="2.93713090894173" calcext:value-type="float">
            <text:p>2.93713090894173</text:p>
          </table:table-cell>
        </table:table-row>
        <table:table-row table:style-name="ro1">
          <table:table-cell table:number-columns-repeated="2"/>
          <table:table-cell office:value-type="float" office:value="0.58707264957265" calcext:value-type="float">
            <text:p>0.58707264957265</text:p>
          </table:table-cell>
          <table:table-cell office:value-type="float" office:value="2.93726727238784" calcext:value-type="float">
            <text:p>2.93726727238784</text:p>
          </table:table-cell>
        </table:table-row>
        <table:table-row table:style-name="ro1">
          <table:table-cell table:number-columns-repeated="2"/>
          <table:table-cell office:value-type="float" office:value="0.587606837606838" calcext:value-type="float">
            <text:p>0.587606837606838</text:p>
          </table:table-cell>
          <table:table-cell office:value-type="float" office:value="2.93742138311846" calcext:value-type="float">
            <text:p>2.93742138311846</text:p>
          </table:table-cell>
        </table:table-row>
        <table:table-row table:style-name="ro1">
          <table:table-cell table:number-columns-repeated="2"/>
          <table:table-cell office:value-type="float" office:value="0.588141025641026" calcext:value-type="float">
            <text:p>0.588141025641026</text:p>
          </table:table-cell>
          <table:table-cell office:value-type="float" office:value="2.93758158154935" calcext:value-type="float">
            <text:p>2.93758158154935</text:p>
          </table:table-cell>
        </table:table-row>
        <table:table-row table:style-name="ro1">
          <table:table-cell table:number-columns-repeated="2"/>
          <table:table-cell office:value-type="float" office:value="0.588675213675214" calcext:value-type="float">
            <text:p>0.588675213675214</text:p>
          </table:table-cell>
          <table:table-cell office:value-type="float" office:value="2.93773620809624" calcext:value-type="float">
            <text:p>2.93773620809624</text:p>
          </table:table-cell>
        </table:table-row>
        <table:table-row table:style-name="ro1">
          <table:table-cell table:number-columns-repeated="2"/>
          <table:table-cell office:value-type="float" office:value="0.589209401709402" calcext:value-type="float">
            <text:p>0.589209401709402</text:p>
          </table:table-cell>
          <table:table-cell office:value-type="float" office:value="2.9378736031749" calcext:value-type="float">
            <text:p>2.9378736031749</text:p>
          </table:table-cell>
        </table:table-row>
        <table:table-row table:style-name="ro1">
          <table:table-cell table:number-columns-repeated="2"/>
          <table:table-cell office:value-type="float" office:value="0.58974358974359" calcext:value-type="float">
            <text:p>0.58974358974359</text:p>
          </table:table-cell>
          <table:table-cell office:value-type="float" office:value="2.93798210720108" calcext:value-type="float">
            <text:p>2.93798210720108</text:p>
          </table:table-cell>
        </table:table-row>
        <table:table-row table:style-name="ro1">
          <table:table-cell table:number-columns-repeated="2"/>
          <table:table-cell office:value-type="float" office:value="0.590277777777778" calcext:value-type="float">
            <text:p>0.590277777777778</text:p>
          </table:table-cell>
          <table:table-cell office:value-type="float" office:value="2.93805006059053" calcext:value-type="float">
            <text:p>2.93805006059053</text:p>
          </table:table-cell>
        </table:table-row>
        <table:table-row table:style-name="ro1">
          <table:table-cell table:number-columns-repeated="2"/>
          <table:table-cell office:value-type="float" office:value="0.590811965811966" calcext:value-type="float">
            <text:p>0.590811965811966</text:p>
          </table:table-cell>
          <table:table-cell office:value-type="float" office:value="2.93806707292436" calcext:value-type="float">
            <text:p>2.93806707292436</text:p>
          </table:table-cell>
        </table:table-row>
        <table:table-row table:style-name="ro1">
          <table:table-cell table:number-columns-repeated="2"/>
          <table:table-cell office:value-type="float" office:value="0.591346153846154" calcext:value-type="float">
            <text:p>0.591346153846154</text:p>
          </table:table-cell>
          <table:table-cell office:value-type="float" office:value="2.93806547900502" calcext:value-type="float">
            <text:p>2.93806547900502</text:p>
          </table:table-cell>
        </table:table-row>
        <table:table-row table:style-name="ro1">
          <table:table-cell table:number-columns-repeated="2"/>
          <table:table-cell office:value-type="float" office:value="0.591880341880342" calcext:value-type="float">
            <text:p>0.591880341880342</text:p>
          </table:table-cell>
          <table:table-cell office:value-type="float" office:value="2.93806388508569" calcext:value-type="float">
            <text:p>2.93806388508569</text:p>
          </table:table-cell>
        </table:table-row>
        <table:table-row table:style-name="ro1">
          <table:table-cell table:number-columns-repeated="2"/>
          <table:table-cell office:value-type="float" office:value="0.59241452991453" calcext:value-type="float">
            <text:p>0.59241452991453</text:p>
          </table:table-cell>
          <table:table-cell office:value-type="float" office:value="2.93806229116635" calcext:value-type="float">
            <text:p>2.93806229116635</text:p>
          </table:table-cell>
        </table:table-row>
        <table:table-row table:style-name="ro1">
          <table:table-cell table:number-columns-repeated="2"/>
          <table:table-cell office:value-type="float" office:value="0.592948717948718" calcext:value-type="float">
            <text:p>0.592948717948718</text:p>
          </table:table-cell>
          <table:table-cell office:value-type="float" office:value="2.93806069724702" calcext:value-type="float">
            <text:p>2.93806069724702</text:p>
          </table:table-cell>
        </table:table-row>
        <table:table-row table:style-name="ro1">
          <table:table-cell table:number-columns-repeated="2"/>
          <table:table-cell office:value-type="float" office:value="0.593482905982906" calcext:value-type="float">
            <text:p>0.593482905982906</text:p>
          </table:table-cell>
          <table:table-cell office:value-type="float" office:value="2.93805910332768" calcext:value-type="float">
            <text:p>2.93805910332768</text:p>
          </table:table-cell>
        </table:table-row>
        <table:table-row table:style-name="ro1">
          <table:table-cell table:number-columns-repeated="2"/>
          <table:table-cell office:value-type="float" office:value="0.594017094017094" calcext:value-type="float">
            <text:p>0.594017094017094</text:p>
          </table:table-cell>
          <table:table-cell office:value-type="float" office:value="2.93805750940835" calcext:value-type="float">
            <text:p>2.93805750940835</text:p>
          </table:table-cell>
        </table:table-row>
        <table:table-row table:style-name="ro1">
          <table:table-cell table:number-columns-repeated="2"/>
          <table:table-cell office:value-type="float" office:value="0.594551282051282" calcext:value-type="float">
            <text:p>0.594551282051282</text:p>
          </table:table-cell>
          <table:table-cell office:value-type="float" office:value="2.93805591548901" calcext:value-type="float">
            <text:p>2.93805591548901</text:p>
          </table:table-cell>
        </table:table-row>
        <table:table-row table:style-name="ro1">
          <table:table-cell table:number-columns-repeated="2"/>
          <table:table-cell office:value-type="float" office:value="0.59508547008547" calcext:value-type="float">
            <text:p>0.59508547008547</text:p>
          </table:table-cell>
          <table:table-cell office:value-type="float" office:value="2.93805432156968" calcext:value-type="float">
            <text:p>2.93805432156968</text:p>
          </table:table-cell>
        </table:table-row>
        <table:table-row table:style-name="ro1">
          <table:table-cell table:number-columns-repeated="2"/>
          <table:table-cell office:value-type="float" office:value="0.595619658119658" calcext:value-type="float">
            <text:p>0.595619658119658</text:p>
          </table:table-cell>
          <table:table-cell office:value-type="float" office:value="2.93805272765034" calcext:value-type="float">
            <text:p>2.93805272765034</text:p>
          </table:table-cell>
        </table:table-row>
        <table:table-row table:style-name="ro1">
          <table:table-cell table:number-columns-repeated="2"/>
          <table:table-cell office:value-type="float" office:value="0.596153846153846" calcext:value-type="float">
            <text:p>0.596153846153846</text:p>
          </table:table-cell>
          <table:table-cell office:value-type="float" office:value="2.93805113373101" calcext:value-type="float">
            <text:p>2.93805113373101</text:p>
          </table:table-cell>
        </table:table-row>
        <table:table-row table:style-name="ro1">
          <table:table-cell table:number-columns-repeated="2"/>
          <table:table-cell office:value-type="float" office:value="0.596688034188034" calcext:value-type="float">
            <text:p>0.596688034188034</text:p>
          </table:table-cell>
          <table:table-cell office:value-type="float" office:value="2.93804953981167" calcext:value-type="float">
            <text:p>2.93804953981167</text:p>
          </table:table-cell>
        </table:table-row>
        <table:table-row table:style-name="ro1">
          <table:table-cell table:number-columns-repeated="2"/>
          <table:table-cell office:value-type="float" office:value="0.597222222222222" calcext:value-type="float">
            <text:p>0.597222222222222</text:p>
          </table:table-cell>
          <table:table-cell office:value-type="float" office:value="2.93804794589234" calcext:value-type="float">
            <text:p>2.93804794589234</text:p>
          </table:table-cell>
        </table:table-row>
        <table:table-row table:style-name="ro1">
          <table:table-cell table:number-columns-repeated="2"/>
          <table:table-cell office:value-type="float" office:value="0.59775641025641" calcext:value-type="float">
            <text:p>0.59775641025641</text:p>
          </table:table-cell>
          <table:table-cell office:value-type="float" office:value="2.938046351973" calcext:value-type="float">
            <text:p>2.938046351973</text:p>
          </table:table-cell>
        </table:table-row>
        <table:table-row table:style-name="ro1">
          <table:table-cell table:number-columns-repeated="2"/>
          <table:table-cell office:value-type="float" office:value="0.598290598290598" calcext:value-type="float">
            <text:p>0.598290598290598</text:p>
          </table:table-cell>
          <table:table-cell office:value-type="float" office:value="2.93804475805367" calcext:value-type="float">
            <text:p>2.93804475805367</text:p>
          </table:table-cell>
        </table:table-row>
        <table:table-row table:style-name="ro1">
          <table:table-cell table:number-columns-repeated="2"/>
          <table:table-cell office:value-type="float" office:value="0.598824786324786" calcext:value-type="float">
            <text:p>0.598824786324786</text:p>
          </table:table-cell>
          <table:table-cell office:value-type="float" office:value="2.93804316413433" calcext:value-type="float">
            <text:p>2.93804316413433</text:p>
          </table:table-cell>
        </table:table-row>
        <table:table-row table:style-name="ro1">
          <table:table-cell table:number-columns-repeated="2"/>
          <table:table-cell office:value-type="float" office:value="0.599358974358974" calcext:value-type="float">
            <text:p>0.599358974358974</text:p>
          </table:table-cell>
          <table:table-cell office:value-type="float" office:value="2.938041570215" calcext:value-type="float">
            <text:p>2.938041570215</text:p>
          </table:table-cell>
        </table:table-row>
        <table:table-row table:style-name="ro1">
          <table:table-cell table:number-columns-repeated="2"/>
          <table:table-cell office:value-type="float" office:value="0.599893162393162" calcext:value-type="float">
            <text:p>0.599893162393162</text:p>
          </table:table-cell>
          <table:table-cell office:value-type="float" office:value="2.93803997629566" calcext:value-type="float">
            <text:p>2.93803997629566</text:p>
          </table:table-cell>
        </table:table-row>
        <table:table-row table:style-name="ro1">
          <table:table-cell table:number-columns-repeated="2"/>
          <table:table-cell office:value-type="float" office:value="0.60042735042735" calcext:value-type="float">
            <text:p>0.60042735042735</text:p>
          </table:table-cell>
          <table:table-cell office:value-type="float" office:value="2.93803838237633" calcext:value-type="float">
            <text:p>2.93803838237633</text:p>
          </table:table-cell>
        </table:table-row>
        <table:table-row table:style-name="ro1">
          <table:table-cell table:number-columns-repeated="2"/>
          <table:table-cell office:value-type="float" office:value="0.600961538461539" calcext:value-type="float">
            <text:p>0.600961538461539</text:p>
          </table:table-cell>
          <table:table-cell office:value-type="float" office:value="2.93803678845699" calcext:value-type="float">
            <text:p>2.93803678845699</text:p>
          </table:table-cell>
        </table:table-row>
        <table:table-row table:style-name="ro1">
          <table:table-cell table:number-columns-repeated="2"/>
          <table:table-cell office:value-type="float" office:value="0.601495726495727" calcext:value-type="float">
            <text:p>0.601495726495727</text:p>
          </table:table-cell>
          <table:table-cell office:value-type="float" office:value="2.93803519453766" calcext:value-type="float">
            <text:p>2.93803519453766</text:p>
          </table:table-cell>
        </table:table-row>
        <table:table-row table:style-name="ro1">
          <table:table-cell table:number-columns-repeated="2"/>
          <table:table-cell office:value-type="float" office:value="0.602029914529915" calcext:value-type="float">
            <text:p>0.602029914529915</text:p>
          </table:table-cell>
          <table:table-cell office:value-type="float" office:value="2.93803360061832" calcext:value-type="float">
            <text:p>2.93803360061832</text:p>
          </table:table-cell>
        </table:table-row>
        <table:table-row table:style-name="ro1">
          <table:table-cell table:number-columns-repeated="2"/>
          <table:table-cell office:value-type="float" office:value="0.602564102564103" calcext:value-type="float">
            <text:p>0.602564102564103</text:p>
          </table:table-cell>
          <table:table-cell office:value-type="float" office:value="2.93803200669899" calcext:value-type="float">
            <text:p>2.93803200669899</text:p>
          </table:table-cell>
        </table:table-row>
        <table:table-row table:style-name="ro1">
          <table:table-cell table:number-columns-repeated="2"/>
          <table:table-cell office:value-type="float" office:value="0.603098290598291" calcext:value-type="float">
            <text:p>0.603098290598291</text:p>
          </table:table-cell>
          <table:table-cell office:value-type="float" office:value="2.93803041277965" calcext:value-type="float">
            <text:p>2.93803041277965</text:p>
          </table:table-cell>
        </table:table-row>
        <table:table-row table:style-name="ro1">
          <table:table-cell table:number-columns-repeated="2"/>
          <table:table-cell office:value-type="float" office:value="0.603632478632479" calcext:value-type="float">
            <text:p>0.603632478632479</text:p>
          </table:table-cell>
          <table:table-cell office:value-type="float" office:value="2.93802881886031" calcext:value-type="float">
            <text:p>2.93802881886031</text:p>
          </table:table-cell>
        </table:table-row>
        <table:table-row table:style-name="ro1">
          <table:table-cell table:number-columns-repeated="2"/>
          <table:table-cell office:value-type="float" office:value="0.604166666666667" calcext:value-type="float">
            <text:p>0.604166666666667</text:p>
          </table:table-cell>
          <table:table-cell office:value-type="float" office:value="2.93802722494098" calcext:value-type="float">
            <text:p>2.93802722494098</text:p>
          </table:table-cell>
        </table:table-row>
        <table:table-row table:style-name="ro1">
          <table:table-cell table:number-columns-repeated="2"/>
          <table:table-cell office:value-type="float" office:value="0.604700854700855" calcext:value-type="float">
            <text:p>0.604700854700855</text:p>
          </table:table-cell>
          <table:table-cell office:value-type="float" office:value="2.93802563102164" calcext:value-type="float">
            <text:p>2.93802563102164</text:p>
          </table:table-cell>
        </table:table-row>
        <table:table-row table:style-name="ro1">
          <table:table-cell table:number-columns-repeated="2"/>
          <table:table-cell office:value-type="float" office:value="0.605235042735043" calcext:value-type="float">
            <text:p>0.605235042735043</text:p>
          </table:table-cell>
          <table:table-cell office:value-type="float" office:value="2.93802403710231" calcext:value-type="float">
            <text:p>2.93802403710231</text:p>
          </table:table-cell>
        </table:table-row>
        <table:table-row table:style-name="ro1">
          <table:table-cell table:number-columns-repeated="2"/>
          <table:table-cell office:value-type="float" office:value="0.605769230769231" calcext:value-type="float">
            <text:p>0.605769230769231</text:p>
          </table:table-cell>
          <table:table-cell office:value-type="float" office:value="2.93802244318297" calcext:value-type="float">
            <text:p>2.93802244318297</text:p>
          </table:table-cell>
        </table:table-row>
        <table:table-row table:style-name="ro1">
          <table:table-cell table:number-columns-repeated="2"/>
          <table:table-cell office:value-type="float" office:value="0.606303418803419" calcext:value-type="float">
            <text:p>0.606303418803419</text:p>
          </table:table-cell>
          <table:table-cell office:value-type="float" office:value="2.93802084926364" calcext:value-type="float">
            <text:p>2.93802084926364</text:p>
          </table:table-cell>
        </table:table-row>
        <table:table-row table:style-name="ro1">
          <table:table-cell table:number-columns-repeated="2"/>
          <table:table-cell office:value-type="float" office:value="0.606837606837607" calcext:value-type="float">
            <text:p>0.606837606837607</text:p>
          </table:table-cell>
          <table:table-cell office:value-type="float" office:value="2.9380192553443" calcext:value-type="float">
            <text:p>2.9380192553443</text:p>
          </table:table-cell>
        </table:table-row>
        <table:table-row table:style-name="ro1">
          <table:table-cell table:number-columns-repeated="2"/>
          <table:table-cell office:value-type="float" office:value="0.607371794871795" calcext:value-type="float">
            <text:p>0.607371794871795</text:p>
          </table:table-cell>
          <table:table-cell office:value-type="float" office:value="2.93801766142497" calcext:value-type="float">
            <text:p>2.93801766142497</text:p>
          </table:table-cell>
        </table:table-row>
        <table:table-row table:style-name="ro1">
          <table:table-cell table:number-columns-repeated="2"/>
          <table:table-cell office:value-type="float" office:value="0.607905982905983" calcext:value-type="float">
            <text:p>0.607905982905983</text:p>
          </table:table-cell>
          <table:table-cell office:value-type="float" office:value="2.93801606750563" calcext:value-type="float">
            <text:p>2.93801606750563</text:p>
          </table:table-cell>
        </table:table-row>
        <table:table-row table:style-name="ro1">
          <table:table-cell table:number-columns-repeated="2"/>
          <table:table-cell office:value-type="float" office:value="0.608440170940171" calcext:value-type="float">
            <text:p>0.608440170940171</text:p>
          </table:table-cell>
          <table:table-cell office:value-type="float" office:value="2.9380144735863" calcext:value-type="float">
            <text:p>2.9380144735863</text:p>
          </table:table-cell>
        </table:table-row>
        <table:table-row table:style-name="ro1">
          <table:table-cell table:number-columns-repeated="2"/>
          <table:table-cell office:value-type="float" office:value="0.608974358974359" calcext:value-type="float">
            <text:p>0.608974358974359</text:p>
          </table:table-cell>
          <table:table-cell office:value-type="float" office:value="2.93801287966696" calcext:value-type="float">
            <text:p>2.93801287966696</text:p>
          </table:table-cell>
        </table:table-row>
        <table:table-row table:style-name="ro1">
          <table:table-cell table:number-columns-repeated="2"/>
          <table:table-cell office:value-type="float" office:value="0.609508547008547" calcext:value-type="float">
            <text:p>0.609508547008547</text:p>
          </table:table-cell>
          <table:table-cell office:value-type="float" office:value="2.93801128574763" calcext:value-type="float">
            <text:p>2.93801128574763</text:p>
          </table:table-cell>
        </table:table-row>
        <table:table-row table:style-name="ro1">
          <table:table-cell table:number-columns-repeated="2"/>
          <table:table-cell office:value-type="float" office:value="0.610042735042735" calcext:value-type="float">
            <text:p>0.610042735042735</text:p>
          </table:table-cell>
          <table:table-cell office:value-type="float" office:value="2.93800969182829" calcext:value-type="float">
            <text:p>2.93800969182829</text:p>
          </table:table-cell>
        </table:table-row>
        <table:table-row table:style-name="ro1">
          <table:table-cell table:number-columns-repeated="2"/>
          <table:table-cell office:value-type="float" office:value="0.610576923076923" calcext:value-type="float">
            <text:p>0.610576923076923</text:p>
          </table:table-cell>
          <table:table-cell office:value-type="float" office:value="2.93800809790896" calcext:value-type="float">
            <text:p>2.93800809790896</text:p>
          </table:table-cell>
        </table:table-row>
        <table:table-row table:style-name="ro1">
          <table:table-cell table:number-columns-repeated="2"/>
          <table:table-cell office:value-type="float" office:value="0.611111111111111" calcext:value-type="float">
            <text:p>0.611111111111111</text:p>
          </table:table-cell>
          <table:table-cell office:value-type="float" office:value="2.93800650398962" calcext:value-type="float">
            <text:p>2.93800650398962</text:p>
          </table:table-cell>
        </table:table-row>
        <table:table-row table:style-name="ro1">
          <table:table-cell table:number-columns-repeated="2"/>
          <table:table-cell office:value-type="float" office:value="0.611645299145299" calcext:value-type="float">
            <text:p>0.611645299145299</text:p>
          </table:table-cell>
          <table:table-cell office:value-type="float" office:value="2.93800491007029" calcext:value-type="float">
            <text:p>2.93800491007029</text:p>
          </table:table-cell>
        </table:table-row>
        <table:table-row table:style-name="ro1">
          <table:table-cell table:number-columns-repeated="2"/>
          <table:table-cell office:value-type="float" office:value="0.612179487179487" calcext:value-type="float">
            <text:p>0.612179487179487</text:p>
          </table:table-cell>
          <table:table-cell office:value-type="float" office:value="2.93800331615095" calcext:value-type="float">
            <text:p>2.93800331615095</text:p>
          </table:table-cell>
        </table:table-row>
        <table:table-row table:style-name="ro1">
          <table:table-cell table:number-columns-repeated="2"/>
          <table:table-cell office:value-type="float" office:value="0.612713675213675" calcext:value-type="float">
            <text:p>0.612713675213675</text:p>
          </table:table-cell>
          <table:table-cell office:value-type="float" office:value="2.93800172223162" calcext:value-type="float">
            <text:p>2.93800172223162</text:p>
          </table:table-cell>
        </table:table-row>
        <table:table-row table:style-name="ro1">
          <table:table-cell table:number-columns-repeated="2"/>
          <table:table-cell office:value-type="float" office:value="0.613247863247863" calcext:value-type="float">
            <text:p>0.613247863247863</text:p>
          </table:table-cell>
          <table:table-cell office:value-type="float" office:value="2.93800012831229" calcext:value-type="float">
            <text:p>2.93800012831229</text:p>
          </table:table-cell>
        </table:table-row>
        <table:table-row table:style-name="ro1">
          <table:table-cell table:number-columns-repeated="2"/>
          <table:table-cell office:value-type="float" office:value="0.613782051282051" calcext:value-type="float">
            <text:p>0.613782051282051</text:p>
          </table:table-cell>
          <table:table-cell office:value-type="float" office:value="2.93799853439295" calcext:value-type="float">
            <text:p>2.93799853439295</text:p>
          </table:table-cell>
        </table:table-row>
        <table:table-row table:style-name="ro1">
          <table:table-cell table:number-columns-repeated="2"/>
          <table:table-cell office:value-type="float" office:value="0.614316239316239" calcext:value-type="float">
            <text:p>0.614316239316239</text:p>
          </table:table-cell>
          <table:table-cell office:value-type="float" office:value="2.93799694047362" calcext:value-type="float">
            <text:p>2.93799694047362</text:p>
          </table:table-cell>
        </table:table-row>
        <table:table-row table:style-name="ro1">
          <table:table-cell table:number-columns-repeated="2"/>
          <table:table-cell office:value-type="float" office:value="0.614850427350427" calcext:value-type="float">
            <text:p>0.614850427350427</text:p>
          </table:table-cell>
          <table:table-cell office:value-type="float" office:value="2.93799534655428" calcext:value-type="float">
            <text:p>2.93799534655428</text:p>
          </table:table-cell>
        </table:table-row>
        <table:table-row table:style-name="ro1">
          <table:table-cell table:number-columns-repeated="2"/>
          <table:table-cell office:value-type="float" office:value="0.615384615384615" calcext:value-type="float">
            <text:p>0.615384615384615</text:p>
          </table:table-cell>
          <table:table-cell office:value-type="float" office:value="2.93799375263495" calcext:value-type="float">
            <text:p>2.93799375263495</text:p>
          </table:table-cell>
        </table:table-row>
        <table:table-row table:style-name="ro1">
          <table:table-cell table:number-columns-repeated="2"/>
          <table:table-cell office:value-type="float" office:value="0.615918803418804" calcext:value-type="float">
            <text:p>0.615918803418804</text:p>
          </table:table-cell>
          <table:table-cell office:value-type="float" office:value="2.93799215871561" calcext:value-type="float">
            <text:p>2.93799215871561</text:p>
          </table:table-cell>
        </table:table-row>
        <table:table-row table:style-name="ro1">
          <table:table-cell table:number-columns-repeated="2"/>
          <table:table-cell office:value-type="float" office:value="0.616452991452992" calcext:value-type="float">
            <text:p>0.616452991452992</text:p>
          </table:table-cell>
          <table:table-cell office:value-type="float" office:value="2.93799056479628" calcext:value-type="float">
            <text:p>2.93799056479628</text:p>
          </table:table-cell>
        </table:table-row>
        <table:table-row table:style-name="ro1">
          <table:table-cell table:number-columns-repeated="2"/>
          <table:table-cell office:value-type="float" office:value="0.61698717948718" calcext:value-type="float">
            <text:p>0.61698717948718</text:p>
          </table:table-cell>
          <table:table-cell office:value-type="float" office:value="2.93798897087694" calcext:value-type="float">
            <text:p>2.93798897087694</text:p>
          </table:table-cell>
        </table:table-row>
        <table:table-row table:style-name="ro1">
          <table:table-cell table:number-columns-repeated="2"/>
          <table:table-cell office:value-type="float" office:value="0.617521367521368" calcext:value-type="float">
            <text:p>0.617521367521368</text:p>
          </table:table-cell>
          <table:table-cell office:value-type="float" office:value="2.93798737695761" calcext:value-type="float">
            <text:p>2.93798737695761</text:p>
          </table:table-cell>
        </table:table-row>
        <table:table-row table:style-name="ro1">
          <table:table-cell table:number-columns-repeated="2"/>
          <table:table-cell office:value-type="float" office:value="0.618055555555556" calcext:value-type="float">
            <text:p>0.618055555555556</text:p>
          </table:table-cell>
          <table:table-cell office:value-type="float" office:value="2.93798578303827" calcext:value-type="float">
            <text:p>2.93798578303827</text:p>
          </table:table-cell>
        </table:table-row>
        <table:table-row table:style-name="ro1">
          <table:table-cell table:number-columns-repeated="2"/>
          <table:table-cell office:value-type="float" office:value="0.618589743589744" calcext:value-type="float">
            <text:p>0.618589743589744</text:p>
          </table:table-cell>
          <table:table-cell office:value-type="float" office:value="2.93798418911894" calcext:value-type="float">
            <text:p>2.93798418911894</text:p>
          </table:table-cell>
        </table:table-row>
        <table:table-row table:style-name="ro1">
          <table:table-cell table:number-columns-repeated="2"/>
          <table:table-cell office:value-type="float" office:value="0.619123931623932" calcext:value-type="float">
            <text:p>0.619123931623932</text:p>
          </table:table-cell>
          <table:table-cell office:value-type="float" office:value="2.9379825951996" calcext:value-type="float">
            <text:p>2.9379825951996</text:p>
          </table:table-cell>
        </table:table-row>
        <table:table-row table:style-name="ro1">
          <table:table-cell table:number-columns-repeated="2"/>
          <table:table-cell office:value-type="float" office:value="0.61965811965812" calcext:value-type="float">
            <text:p>0.61965811965812</text:p>
          </table:table-cell>
          <table:table-cell office:value-type="float" office:value="2.93798100128027" calcext:value-type="float">
            <text:p>2.93798100128027</text:p>
          </table:table-cell>
        </table:table-row>
        <table:table-row table:style-name="ro1">
          <table:table-cell table:number-columns-repeated="2"/>
          <table:table-cell office:value-type="float" office:value="0.620192307692308" calcext:value-type="float">
            <text:p>0.620192307692308</text:p>
          </table:table-cell>
          <table:table-cell office:value-type="float" office:value="2.93799199291409" calcext:value-type="float">
            <text:p>2.93799199291409</text:p>
          </table:table-cell>
        </table:table-row>
        <table:table-row table:style-name="ro1">
          <table:table-cell table:number-columns-repeated="2"/>
          <table:table-cell office:value-type="float" office:value="0.620726495726496" calcext:value-type="float">
            <text:p>0.620726495726496</text:p>
          </table:table-cell>
          <table:table-cell office:value-type="float" office:value="2.9380295126402" calcext:value-type="float">
            <text:p>2.9380295126402</text:p>
          </table:table-cell>
        </table:table-row>
        <table:table-row table:style-name="ro1">
          <table:table-cell table:number-columns-repeated="2"/>
          <table:table-cell office:value-type="float" office:value="0.621260683760684" calcext:value-type="float">
            <text:p>0.621260683760684</text:p>
          </table:table-cell>
          <table:table-cell office:value-type="float" office:value="2.93809033898605" calcext:value-type="float">
            <text:p>2.93809033898605</text:p>
          </table:table-cell>
        </table:table-row>
        <table:table-row table:style-name="ro1">
          <table:table-cell table:number-columns-repeated="2"/>
          <table:table-cell office:value-type="float" office:value="0.621794871794872" calcext:value-type="float">
            <text:p>0.621794871794872</text:p>
          </table:table-cell>
          <table:table-cell office:value-type="float" office:value="2.93817119251514" calcext:value-type="float">
            <text:p>2.93817119251514</text:p>
          </table:table-cell>
        </table:table-row>
        <table:table-row table:style-name="ro1">
          <table:table-cell table:number-columns-repeated="2"/>
          <table:table-cell office:value-type="float" office:value="0.62232905982906" calcext:value-type="float">
            <text:p>0.62232905982906</text:p>
          </table:table-cell>
          <table:table-cell office:value-type="float" office:value="2.93826879379097" calcext:value-type="float">
            <text:p>2.93826879379097</text:p>
          </table:table-cell>
        </table:table-row>
        <table:table-row table:style-name="ro1">
          <table:table-cell table:number-columns-repeated="2"/>
          <table:table-cell office:value-type="float" office:value="0.622863247863248" calcext:value-type="float">
            <text:p>0.622863247863248</text:p>
          </table:table-cell>
          <table:table-cell office:value-type="float" office:value="2.93837986337704" calcext:value-type="float">
            <text:p>2.93837986337704</text:p>
          </table:table-cell>
        </table:table-row>
        <table:table-row table:style-name="ro1">
          <table:table-cell table:number-columns-repeated="2"/>
          <table:table-cell office:value-type="float" office:value="0.623397435897436" calcext:value-type="float">
            <text:p>0.623397435897436</text:p>
          </table:table-cell>
          <table:table-cell office:value-type="float" office:value="2.93850112183684" calcext:value-type="float">
            <text:p>2.93850112183684</text:p>
          </table:table-cell>
        </table:table-row>
        <table:table-row table:style-name="ro1">
          <table:table-cell table:number-columns-repeated="2"/>
          <table:table-cell office:value-type="float" office:value="0.623931623931624" calcext:value-type="float">
            <text:p>0.623931623931624</text:p>
          </table:table-cell>
          <table:table-cell office:value-type="float" office:value="2.93862928973387" calcext:value-type="float">
            <text:p>2.93862928973387</text:p>
          </table:table-cell>
        </table:table-row>
        <table:table-row table:style-name="ro1">
          <table:table-cell table:number-columns-repeated="2"/>
          <table:table-cell office:value-type="float" office:value="0.624465811965812" calcext:value-type="float">
            <text:p>0.624465811965812</text:p>
          </table:table-cell>
          <table:table-cell office:value-type="float" office:value="2.93876108763163" calcext:value-type="float">
            <text:p>2.93876108763163</text:p>
          </table:table-cell>
        </table:table-row>
        <table:table-row table:style-name="ro1">
          <table:table-cell table:number-columns-repeated="2"/>
          <table:table-cell office:value-type="float" office:value="0.625" calcext:value-type="float">
            <text:p>0.625</text:p>
          </table:table-cell>
          <table:table-cell office:value-type="float" office:value="2.93889579097194" calcext:value-type="float">
            <text:p>2.93889579097194</text:p>
          </table:table-cell>
        </table:table-row>
        <table:table-row table:style-name="ro1">
          <table:table-cell table:number-columns-repeated="2"/>
          <table:table-cell office:value-type="float" office:value="0.625534188034188" calcext:value-type="float">
            <text:p>0.625534188034188</text:p>
          </table:table-cell>
          <table:table-cell office:value-type="float" office:value="2.93903687308702" calcext:value-type="float">
            <text:p>2.93903687308702</text:p>
          </table:table-cell>
        </table:table-row>
        <table:table-row table:style-name="ro1">
          <table:table-cell table:number-columns-repeated="2"/>
          <table:table-cell office:value-type="float" office:value="0.626068376068376" calcext:value-type="float">
            <text:p>0.626068376068376</text:p>
          </table:table-cell>
          <table:table-cell office:value-type="float" office:value="2.93918600067353" calcext:value-type="float">
            <text:p>2.93918600067353</text:p>
          </table:table-cell>
        </table:table-row>
        <table:table-row table:style-name="ro1">
          <table:table-cell table:number-columns-repeated="2"/>
          <table:table-cell office:value-type="float" office:value="0.626602564102564" calcext:value-type="float">
            <text:p>0.626602564102564</text:p>
          </table:table-cell>
          <table:table-cell office:value-type="float" office:value="2.93934481319426" calcext:value-type="float">
            <text:p>2.93934481319426</text:p>
          </table:table-cell>
        </table:table-row>
        <table:table-row table:style-name="ro1">
          <table:table-cell table:number-columns-repeated="2"/>
          <table:table-cell office:value-type="float" office:value="0.627136752136752" calcext:value-type="float">
            <text:p>0.627136752136752</text:p>
          </table:table-cell>
          <table:table-cell office:value-type="float" office:value="2.93951495011202" calcext:value-type="float">
            <text:p>2.93951495011202</text:p>
          </table:table-cell>
        </table:table-row>
        <table:table-row table:style-name="ro1">
          <table:table-cell table:number-columns-repeated="2"/>
          <table:table-cell office:value-type="float" office:value="0.62767094017094" calcext:value-type="float">
            <text:p>0.62767094017094</text:p>
          </table:table-cell>
          <table:table-cell office:value-type="float" office:value="2.9396980508896" calcext:value-type="float">
            <text:p>2.9396980508896</text:p>
          </table:table-cell>
        </table:table-row>
        <table:table-row table:style-name="ro1">
          <table:table-cell table:number-columns-repeated="2"/>
          <table:table-cell office:value-type="float" office:value="0.628205128205128" calcext:value-type="float">
            <text:p>0.628205128205128</text:p>
          </table:table-cell>
          <table:table-cell office:value-type="float" office:value="2.93989575498981" calcext:value-type="float">
            <text:p>2.93989575498981</text:p>
          </table:table-cell>
        </table:table-row>
        <table:table-row table:style-name="ro1">
          <table:table-cell table:number-columns-repeated="2"/>
          <table:table-cell office:value-type="float" office:value="0.628739316239316" calcext:value-type="float">
            <text:p>0.628739316239316</text:p>
          </table:table-cell>
          <table:table-cell office:value-type="float" office:value="2.94010970187544" calcext:value-type="float">
            <text:p>2.94010970187544</text:p>
          </table:table-cell>
        </table:table-row>
        <table:table-row table:style-name="ro1">
          <table:table-cell table:number-columns-repeated="2"/>
          <table:table-cell office:value-type="float" office:value="0.629273504273504" calcext:value-type="float">
            <text:p>0.629273504273504</text:p>
          </table:table-cell>
          <table:table-cell office:value-type="float" office:value="2.94034153100929" calcext:value-type="float">
            <text:p>2.94034153100929</text:p>
          </table:table-cell>
        </table:table-row>
        <table:table-row table:style-name="ro1">
          <table:table-cell table:number-columns-repeated="2"/>
          <table:table-cell office:value-type="float" office:value="0.629807692307692" calcext:value-type="float">
            <text:p>0.629807692307692</text:p>
          </table:table-cell>
          <table:table-cell office:value-type="float" office:value="2.9405877023233" calcext:value-type="float">
            <text:p>2.9405877023233</text:p>
          </table:table-cell>
        </table:table-row>
        <table:table-row table:style-name="ro1">
          <table:table-cell table:number-columns-repeated="2"/>
          <table:table-cell office:value-type="float" office:value="0.63034188034188" calcext:value-type="float">
            <text:p>0.63034188034188</text:p>
          </table:table-cell>
          <table:table-cell office:value-type="float" office:value="2.94083968351178" calcext:value-type="float">
            <text:p>2.94083968351178</text:p>
          </table:table-cell>
        </table:table-row>
        <table:table-row table:style-name="ro1">
          <table:table-cell table:number-columns-repeated="2"/>
          <table:table-cell office:value-type="float" office:value="0.630876068376068" calcext:value-type="float">
            <text:p>0.630876068376068</text:p>
          </table:table-cell>
          <table:table-cell office:value-type="float" office:value="2.94109698865265" calcext:value-type="float">
            <text:p>2.94109698865265</text:p>
          </table:table-cell>
        </table:table-row>
        <table:table-row table:style-name="ro1">
          <table:table-cell table:number-columns-repeated="2"/>
          <table:table-cell office:value-type="float" office:value="0.631410256410256" calcext:value-type="float">
            <text:p>0.631410256410256</text:p>
          </table:table-cell>
          <table:table-cell office:value-type="float" office:value="2.94135929004696" calcext:value-type="float">
            <text:p>2.94135929004696</text:p>
          </table:table-cell>
        </table:table-row>
        <table:table-row table:style-name="ro1">
          <table:table-cell table:number-columns-repeated="2"/>
          <table:table-cell office:value-type="float" office:value="0.631944444444444" calcext:value-type="float">
            <text:p>0.631944444444444</text:p>
          </table:table-cell>
          <table:table-cell office:value-type="float" office:value="2.94162625999572" calcext:value-type="float">
            <text:p>2.94162625999572</text:p>
          </table:table-cell>
        </table:table-row>
        <table:table-row table:style-name="ro1">
          <table:table-cell table:number-columns-repeated="2"/>
          <table:table-cell office:value-type="float" office:value="0.632478632478633" calcext:value-type="float">
            <text:p>0.632478632478633</text:p>
          </table:table-cell>
          <table:table-cell office:value-type="float" office:value="2.94189757079997" calcext:value-type="float">
            <text:p>2.94189757079997</text:p>
          </table:table-cell>
        </table:table-row>
        <table:table-row table:style-name="ro1">
          <table:table-cell table:number-columns-repeated="2"/>
          <table:table-cell office:value-type="float" office:value="0.633012820512821" calcext:value-type="float">
            <text:p>0.633012820512821</text:p>
          </table:table-cell>
          <table:table-cell office:value-type="float" office:value="2.94217289476074" calcext:value-type="float">
            <text:p>2.94217289476074</text:p>
          </table:table-cell>
        </table:table-row>
        <table:table-row table:style-name="ro1">
          <table:table-cell table:number-columns-repeated="2"/>
          <table:table-cell office:value-type="float" office:value="0.633547008547009" calcext:value-type="float">
            <text:p>0.633547008547009</text:p>
          </table:table-cell>
          <table:table-cell office:value-type="float" office:value="2.94245190417905" calcext:value-type="float">
            <text:p>2.94245190417905</text:p>
          </table:table-cell>
        </table:table-row>
        <table:table-row table:style-name="ro1">
          <table:table-cell table:number-columns-repeated="2"/>
          <table:table-cell office:value-type="float" office:value="0.634081196581197" calcext:value-type="float">
            <text:p>0.634081196581197</text:p>
          </table:table-cell>
          <table:table-cell office:value-type="float" office:value="2.94273427135594" calcext:value-type="float">
            <text:p>2.94273427135594</text:p>
          </table:table-cell>
        </table:table-row>
        <table:table-row table:style-name="ro1">
          <table:table-cell table:number-columns-repeated="2"/>
          <table:table-cell office:value-type="float" office:value="0.634615384615385" calcext:value-type="float">
            <text:p>0.634615384615385</text:p>
          </table:table-cell>
          <table:table-cell office:value-type="float" office:value="2.94302423621124" calcext:value-type="float">
            <text:p>2.94302423621124</text:p>
          </table:table-cell>
        </table:table-row>
        <table:table-row table:style-name="ro1">
          <table:table-cell table:number-columns-repeated="2"/>
          <table:table-cell office:value-type="float" office:value="0.635149572649573" calcext:value-type="float">
            <text:p>0.635149572649573</text:p>
          </table:table-cell>
          <table:table-cell office:value-type="float" office:value="2.94332813209406" calcext:value-type="float">
            <text:p>2.94332813209406</text:p>
          </table:table-cell>
        </table:table-row>
        <table:table-row table:style-name="ro1">
          <table:table-cell table:number-columns-repeated="2"/>
          <table:table-cell office:value-type="float" office:value="0.635683760683761" calcext:value-type="float">
            <text:p>0.635683760683761</text:p>
          </table:table-cell>
          <table:table-cell office:value-type="float" office:value="2.94364102094944" calcext:value-type="float">
            <text:p>2.94364102094944</text:p>
          </table:table-cell>
        </table:table-row>
        <table:table-row table:style-name="ro1">
          <table:table-cell table:number-columns-repeated="2"/>
          <table:table-cell office:value-type="float" office:value="0.636217948717949" calcext:value-type="float">
            <text:p>0.636217948717949</text:p>
          </table:table-cell>
          <table:table-cell office:value-type="float" office:value="2.94395765797255" calcext:value-type="float">
            <text:p>2.94395765797255</text:p>
          </table:table-cell>
        </table:table-row>
        <table:table-row table:style-name="ro1">
          <table:table-cell table:number-columns-repeated="2"/>
          <table:table-cell office:value-type="float" office:value="0.636752136752137" calcext:value-type="float">
            <text:p>0.636752136752137</text:p>
          </table:table-cell>
          <table:table-cell office:value-type="float" office:value="2.94427279835858" calcext:value-type="float">
            <text:p>2.94427279835858</text:p>
          </table:table-cell>
        </table:table-row>
        <table:table-row table:style-name="ro1">
          <table:table-cell table:number-columns-repeated="2"/>
          <table:table-cell office:value-type="float" office:value="0.637286324786325" calcext:value-type="float">
            <text:p>0.637286324786325</text:p>
          </table:table-cell>
          <table:table-cell office:value-type="float" office:value="2.94458119730271" calcext:value-type="float">
            <text:p>2.94458119730271</text:p>
          </table:table-cell>
        </table:table-row>
        <table:table-row table:style-name="ro1">
          <table:table-cell table:number-columns-repeated="2"/>
          <table:table-cell office:value-type="float" office:value="0.637820512820513" calcext:value-type="float">
            <text:p>0.637820512820513</text:p>
          </table:table-cell>
          <table:table-cell office:value-type="float" office:value="2.94487761000011" calcext:value-type="float">
            <text:p>2.94487761000011</text:p>
          </table:table-cell>
        </table:table-row>
        <table:table-row table:style-name="ro1">
          <table:table-cell table:number-columns-repeated="2"/>
          <table:table-cell office:value-type="float" office:value="0.638354700854701" calcext:value-type="float">
            <text:p>0.638354700854701</text:p>
          </table:table-cell>
          <table:table-cell office:value-type="float" office:value="2.94515679164598" calcext:value-type="float">
            <text:p>2.94515679164598</text:p>
          </table:table-cell>
        </table:table-row>
        <table:table-row table:style-name="ro1">
          <table:table-cell table:number-columns-repeated="2"/>
          <table:table-cell office:value-type="float" office:value="0.638888888888889" calcext:value-type="float">
            <text:p>0.638888888888889</text:p>
          </table:table-cell>
          <table:table-cell office:value-type="float" office:value="2.94541349743549" calcext:value-type="float">
            <text:p>2.94541349743549</text:p>
          </table:table-cell>
        </table:table-row>
        <table:table-row table:style-name="ro1">
          <table:table-cell table:number-columns-repeated="2"/>
          <table:table-cell office:value-type="float" office:value="0.639423076923077" calcext:value-type="float">
            <text:p>0.639423076923077</text:p>
          </table:table-cell>
          <table:table-cell office:value-type="float" office:value="2.94565118274817" calcext:value-type="float">
            <text:p>2.94565118274817</text:p>
          </table:table-cell>
        </table:table-row>
        <table:table-row table:style-name="ro1">
          <table:table-cell table:number-columns-repeated="2"/>
          <table:table-cell office:value-type="float" office:value="0.639957264957265" calcext:value-type="float">
            <text:p>0.639957264957265</text:p>
          </table:table-cell>
          <table:table-cell office:value-type="float" office:value="2.94588802875595" calcext:value-type="float">
            <text:p>2.94588802875595</text:p>
          </table:table-cell>
        </table:table-row>
        <table:table-row table:style-name="ro1">
          <table:table-cell table:number-columns-repeated="2"/>
          <table:table-cell office:value-type="float" office:value="0.640491452991453" calcext:value-type="float">
            <text:p>0.640491452991453</text:p>
          </table:table-cell>
          <table:table-cell office:value-type="float" office:value="2.94612487476373" calcext:value-type="float">
            <text:p>2.94612487476373</text:p>
          </table:table-cell>
        </table:table-row>
        <table:table-row table:style-name="ro1">
          <table:table-cell table:number-columns-repeated="2"/>
          <table:table-cell office:value-type="float" office:value="0.641025641025641" calcext:value-type="float">
            <text:p>0.641025641025641</text:p>
          </table:table-cell>
          <table:table-cell office:value-type="float" office:value="2.9463617207715" calcext:value-type="float">
            <text:p>2.9463617207715</text:p>
          </table:table-cell>
        </table:table-row>
        <table:table-row table:style-name="ro1">
          <table:table-cell table:number-columns-repeated="2"/>
          <table:table-cell office:value-type="float" office:value="0.641559829059829" calcext:value-type="float">
            <text:p>0.641559829059829</text:p>
          </table:table-cell>
          <table:table-cell office:value-type="float" office:value="2.94659856677928" calcext:value-type="float">
            <text:p>2.94659856677928</text:p>
          </table:table-cell>
        </table:table-row>
        <table:table-row table:style-name="ro1">
          <table:table-cell table:number-columns-repeated="2"/>
          <table:table-cell office:value-type="float" office:value="0.642094017094017" calcext:value-type="float">
            <text:p>0.642094017094017</text:p>
          </table:table-cell>
          <table:table-cell office:value-type="float" office:value="2.94683541278705" calcext:value-type="float">
            <text:p>2.94683541278705</text:p>
          </table:table-cell>
        </table:table-row>
        <table:table-row table:style-name="ro1">
          <table:table-cell table:number-columns-repeated="2"/>
          <table:table-cell office:value-type="float" office:value="0.642628205128205" calcext:value-type="float">
            <text:p>0.642628205128205</text:p>
          </table:table-cell>
          <table:table-cell office:value-type="float" office:value="2.94707225879483" calcext:value-type="float">
            <text:p>2.94707225879483</text:p>
          </table:table-cell>
        </table:table-row>
        <table:table-row table:style-name="ro1">
          <table:table-cell table:number-columns-repeated="2"/>
          <table:table-cell office:value-type="float" office:value="0.643162393162393" calcext:value-type="float">
            <text:p>0.643162393162393</text:p>
          </table:table-cell>
          <table:table-cell office:value-type="float" office:value="2.9473091048026" calcext:value-type="float">
            <text:p>2.9473091048026</text:p>
          </table:table-cell>
        </table:table-row>
        <table:table-row table:style-name="ro1">
          <table:table-cell table:number-columns-repeated="2"/>
          <table:table-cell office:value-type="float" office:value="0.643696581196581" calcext:value-type="float">
            <text:p>0.643696581196581</text:p>
          </table:table-cell>
          <table:table-cell office:value-type="float" office:value="2.94754595081037" calcext:value-type="float">
            <text:p>2.94754595081037</text:p>
          </table:table-cell>
        </table:table-row>
        <table:table-row table:style-name="ro1">
          <table:table-cell table:number-columns-repeated="2"/>
          <table:table-cell office:value-type="float" office:value="0.644230769230769" calcext:value-type="float">
            <text:p>0.644230769230769</text:p>
          </table:table-cell>
          <table:table-cell office:value-type="float" office:value="2.94778279681815" calcext:value-type="float">
            <text:p>2.94778279681815</text:p>
          </table:table-cell>
        </table:table-row>
        <table:table-row table:style-name="ro1">
          <table:table-cell table:number-columns-repeated="2"/>
          <table:table-cell office:value-type="float" office:value="0.644764957264957" calcext:value-type="float">
            <text:p>0.644764957264957</text:p>
          </table:table-cell>
          <table:table-cell office:value-type="float" office:value="2.94801964282592" calcext:value-type="float">
            <text:p>2.94801964282592</text:p>
          </table:table-cell>
        </table:table-row>
        <table:table-row table:style-name="ro1">
          <table:table-cell table:number-columns-repeated="2"/>
          <table:table-cell office:value-type="float" office:value="0.645299145299145" calcext:value-type="float">
            <text:p>0.645299145299145</text:p>
          </table:table-cell>
          <table:table-cell office:value-type="float" office:value="2.94825648883369" calcext:value-type="float">
            <text:p>2.94825648883369</text:p>
          </table:table-cell>
        </table:table-row>
        <table:table-row table:style-name="ro1">
          <table:table-cell table:number-columns-repeated="2"/>
          <table:table-cell office:value-type="float" office:value="0.645833333333333" calcext:value-type="float">
            <text:p>0.645833333333333</text:p>
          </table:table-cell>
          <table:table-cell office:value-type="float" office:value="2.94849333484147" calcext:value-type="float">
            <text:p>2.94849333484147</text:p>
          </table:table-cell>
        </table:table-row>
        <table:table-row table:style-name="ro1">
          <table:table-cell table:number-columns-repeated="2"/>
          <table:table-cell office:value-type="float" office:value="0.646367521367521" calcext:value-type="float">
            <text:p>0.646367521367521</text:p>
          </table:table-cell>
          <table:table-cell office:value-type="float" office:value="2.94873018084924" calcext:value-type="float">
            <text:p>2.94873018084924</text:p>
          </table:table-cell>
        </table:table-row>
        <table:table-row table:style-name="ro1">
          <table:table-cell table:number-columns-repeated="2"/>
          <table:table-cell office:value-type="float" office:value="0.646901709401709" calcext:value-type="float">
            <text:p>0.646901709401709</text:p>
          </table:table-cell>
          <table:table-cell office:value-type="float" office:value="2.94896702685701" calcext:value-type="float">
            <text:p>2.94896702685701</text:p>
          </table:table-cell>
        </table:table-row>
        <table:table-row table:style-name="ro1">
          <table:table-cell table:number-columns-repeated="2"/>
          <table:table-cell office:value-type="float" office:value="0.647435897435898" calcext:value-type="float">
            <text:p>0.647435897435898</text:p>
          </table:table-cell>
          <table:table-cell office:value-type="float" office:value="2.94920387286479" calcext:value-type="float">
            <text:p>2.94920387286479</text:p>
          </table:table-cell>
        </table:table-row>
        <table:table-row table:style-name="ro1">
          <table:table-cell table:number-columns-repeated="2"/>
          <table:table-cell office:value-type="float" office:value="0.647970085470086" calcext:value-type="float">
            <text:p>0.647970085470086</text:p>
          </table:table-cell>
          <table:table-cell office:value-type="float" office:value="2.94944071887256" calcext:value-type="float">
            <text:p>2.94944071887256</text:p>
          </table:table-cell>
        </table:table-row>
        <table:table-row table:style-name="ro1">
          <table:table-cell table:number-columns-repeated="2"/>
          <table:table-cell office:value-type="float" office:value="0.648504273504274" calcext:value-type="float">
            <text:p>0.648504273504274</text:p>
          </table:table-cell>
          <table:table-cell office:value-type="float" office:value="2.94967756488033" calcext:value-type="float">
            <text:p>2.94967756488033</text:p>
          </table:table-cell>
        </table:table-row>
        <table:table-row table:style-name="ro1">
          <table:table-cell table:number-columns-repeated="2"/>
          <table:table-cell office:value-type="float" office:value="0.649038461538462" calcext:value-type="float">
            <text:p>0.649038461538462</text:p>
          </table:table-cell>
          <table:table-cell office:value-type="float" office:value="2.94991441088811" calcext:value-type="float">
            <text:p>2.94991441088811</text:p>
          </table:table-cell>
        </table:table-row>
        <table:table-row table:style-name="ro1">
          <table:table-cell table:number-columns-repeated="2"/>
          <table:table-cell office:value-type="float" office:value="0.64957264957265" calcext:value-type="float">
            <text:p>0.64957264957265</text:p>
          </table:table-cell>
          <table:table-cell office:value-type="float" office:value="2.95015125689588" calcext:value-type="float">
            <text:p>2.95015125689588</text:p>
          </table:table-cell>
        </table:table-row>
        <table:table-row table:style-name="ro1">
          <table:table-cell table:number-columns-repeated="2"/>
          <table:table-cell office:value-type="float" office:value="0.650106837606838" calcext:value-type="float">
            <text:p>0.650106837606838</text:p>
          </table:table-cell>
          <table:table-cell office:value-type="float" office:value="2.95038810290365" calcext:value-type="float">
            <text:p>2.95038810290365</text:p>
          </table:table-cell>
        </table:table-row>
        <table:table-row table:style-name="ro1">
          <table:table-cell table:number-columns-repeated="2"/>
          <table:table-cell office:value-type="float" office:value="0.650641025641026" calcext:value-type="float">
            <text:p>0.650641025641026</text:p>
          </table:table-cell>
          <table:table-cell office:value-type="float" office:value="2.95062494891143" calcext:value-type="float">
            <text:p>2.95062494891143</text:p>
          </table:table-cell>
        </table:table-row>
        <table:table-row table:style-name="ro1">
          <table:table-cell table:number-columns-repeated="2"/>
          <table:table-cell office:value-type="float" office:value="0.651175213675214" calcext:value-type="float">
            <text:p>0.651175213675214</text:p>
          </table:table-cell>
          <table:table-cell office:value-type="float" office:value="2.9508617949192" calcext:value-type="float">
            <text:p>2.9508617949192</text:p>
          </table:table-cell>
        </table:table-row>
        <table:table-row table:style-name="ro1">
          <table:table-cell table:number-columns-repeated="2"/>
          <table:table-cell office:value-type="float" office:value="0.651709401709402" calcext:value-type="float">
            <text:p>0.651709401709402</text:p>
          </table:table-cell>
          <table:table-cell office:value-type="float" office:value="2.95109864092697" calcext:value-type="float">
            <text:p>2.95109864092697</text:p>
          </table:table-cell>
        </table:table-row>
        <table:table-row table:style-name="ro1">
          <table:table-cell table:number-columns-repeated="2"/>
          <table:table-cell office:value-type="float" office:value="0.65224358974359" calcext:value-type="float">
            <text:p>0.65224358974359</text:p>
          </table:table-cell>
          <table:table-cell office:value-type="float" office:value="2.95133548693475" calcext:value-type="float">
            <text:p>2.95133548693475</text:p>
          </table:table-cell>
        </table:table-row>
        <table:table-row table:style-name="ro1">
          <table:table-cell table:number-columns-repeated="2"/>
          <table:table-cell office:value-type="float" office:value="0.652777777777778" calcext:value-type="float">
            <text:p>0.652777777777778</text:p>
          </table:table-cell>
          <table:table-cell office:value-type="float" office:value="2.95157233294252" calcext:value-type="float">
            <text:p>2.95157233294252</text:p>
          </table:table-cell>
        </table:table-row>
        <table:table-row table:style-name="ro1">
          <table:table-cell table:number-columns-repeated="2"/>
          <table:table-cell office:value-type="float" office:value="0.653311965811966" calcext:value-type="float">
            <text:p>0.653311965811966</text:p>
          </table:table-cell>
          <table:table-cell office:value-type="float" office:value="2.9518091789503" calcext:value-type="float">
            <text:p>2.9518091789503</text:p>
          </table:table-cell>
        </table:table-row>
        <table:table-row table:style-name="ro1">
          <table:table-cell table:number-columns-repeated="2"/>
          <table:table-cell office:value-type="float" office:value="0.653846153846154" calcext:value-type="float">
            <text:p>0.653846153846154</text:p>
          </table:table-cell>
          <table:table-cell office:value-type="float" office:value="2.95206792944229" calcext:value-type="float">
            <text:p>2.95206792944229</text:p>
          </table:table-cell>
        </table:table-row>
        <table:table-row table:style-name="ro1">
          <table:table-cell table:number-columns-repeated="2"/>
          <table:table-cell office:value-type="float" office:value="0.654380341880342" calcext:value-type="float">
            <text:p>0.654380341880342</text:p>
          </table:table-cell>
          <table:table-cell office:value-type="float" office:value="2.95242025738711" calcext:value-type="float">
            <text:p>2.95242025738711</text:p>
          </table:table-cell>
        </table:table-row>
        <table:table-row table:style-name="ro1">
          <table:table-cell table:number-columns-repeated="2"/>
          <table:table-cell office:value-type="float" office:value="0.65491452991453" calcext:value-type="float">
            <text:p>0.65491452991453</text:p>
          </table:table-cell>
          <table:table-cell office:value-type="float" office:value="2.95284864093281" calcext:value-type="float">
            <text:p>2.95284864093281</text:p>
          </table:table-cell>
        </table:table-row>
        <table:table-row table:style-name="ro1">
          <table:table-cell table:number-columns-repeated="2"/>
          <table:table-cell office:value-type="float" office:value="0.655448717948718" calcext:value-type="float">
            <text:p>0.655448717948718</text:p>
          </table:table-cell>
          <table:table-cell office:value-type="float" office:value="2.95332686073656" calcext:value-type="float">
            <text:p>2.95332686073656</text:p>
          </table:table-cell>
        </table:table-row>
        <table:table-row table:style-name="ro1">
          <table:table-cell table:number-columns-repeated="2"/>
          <table:table-cell office:value-type="float" office:value="0.655982905982906" calcext:value-type="float">
            <text:p>0.655982905982906</text:p>
          </table:table-cell>
          <table:table-cell office:value-type="float" office:value="2.95382869745553" calcext:value-type="float">
            <text:p>2.95382869745553</text:p>
          </table:table-cell>
        </table:table-row>
        <table:table-row table:style-name="ro1">
          <table:table-cell table:number-columns-repeated="2"/>
          <table:table-cell office:value-type="float" office:value="0.656517094017094" calcext:value-type="float">
            <text:p>0.656517094017094</text:p>
          </table:table-cell>
          <table:table-cell office:value-type="float" office:value="2.95432793174689" calcext:value-type="float">
            <text:p>2.95432793174689</text:p>
          </table:table-cell>
        </table:table-row>
        <table:table-row table:style-name="ro1">
          <table:table-cell table:number-columns-repeated="2"/>
          <table:table-cell office:value-type="float" office:value="0.657051282051282" calcext:value-type="float">
            <text:p>0.657051282051282</text:p>
          </table:table-cell>
          <table:table-cell office:value-type="float" office:value="2.95479834426782" calcext:value-type="float">
            <text:p>2.95479834426782</text:p>
          </table:table-cell>
        </table:table-row>
        <table:table-row table:style-name="ro1">
          <table:table-cell table:number-columns-repeated="2"/>
          <table:table-cell office:value-type="float" office:value="0.65758547008547" calcext:value-type="float">
            <text:p>0.65758547008547</text:p>
          </table:table-cell>
          <table:table-cell office:value-type="float" office:value="2.95521371567548" calcext:value-type="float">
            <text:p>2.95521371567548</text:p>
          </table:table-cell>
        </table:table-row>
        <table:table-row table:style-name="ro1">
          <table:table-cell table:number-columns-repeated="2"/>
          <table:table-cell office:value-type="float" office:value="0.658119658119658" calcext:value-type="float">
            <text:p>0.658119658119658</text:p>
          </table:table-cell>
          <table:table-cell office:value-type="float" office:value="2.95554782662706" calcext:value-type="float">
            <text:p>2.95554782662706</text:p>
          </table:table-cell>
        </table:table-row>
        <table:table-row table:style-name="ro1">
          <table:table-cell table:number-columns-repeated="2"/>
          <table:table-cell office:value-type="float" office:value="0.658653846153846" calcext:value-type="float">
            <text:p>0.658653846153846</text:p>
          </table:table-cell>
          <table:table-cell office:value-type="float" office:value="2.95579184224528" calcext:value-type="float">
            <text:p>2.95579184224528</text:p>
          </table:table-cell>
        </table:table-row>
        <table:table-row table:style-name="ro1">
          <table:table-cell table:number-columns-repeated="2"/>
          <table:table-cell office:value-type="float" office:value="0.659188034188034" calcext:value-type="float">
            <text:p>0.659188034188034</text:p>
          </table:table-cell>
          <table:table-cell office:value-type="float" office:value="2.95600915118839" calcext:value-type="float">
            <text:p>2.95600915118839</text:p>
          </table:table-cell>
        </table:table-row>
        <table:table-row table:style-name="ro1">
          <table:table-cell table:number-columns-repeated="2"/>
          <table:table-cell office:value-type="float" office:value="0.659722222222222" calcext:value-type="float">
            <text:p>0.659722222222222</text:p>
          </table:table-cell>
          <table:table-cell office:value-type="float" office:value="2.95621034467384" calcext:value-type="float">
            <text:p>2.95621034467384</text:p>
          </table:table-cell>
        </table:table-row>
        <table:table-row table:style-name="ro1">
          <table:table-cell table:number-columns-repeated="2"/>
          <table:table-cell office:value-type="float" office:value="0.66025641025641" calcext:value-type="float">
            <text:p>0.66025641025641</text:p>
          </table:table-cell>
          <table:table-cell office:value-type="float" office:value="2.95639746286218" calcext:value-type="float">
            <text:p>2.95639746286218</text:p>
          </table:table-cell>
        </table:table-row>
        <table:table-row table:style-name="ro1">
          <table:table-cell table:number-columns-repeated="2"/>
          <table:table-cell office:value-type="float" office:value="0.660790598290598" calcext:value-type="float">
            <text:p>0.660790598290598</text:p>
          </table:table-cell>
          <table:table-cell office:value-type="float" office:value="2.95657254591395" calcext:value-type="float">
            <text:p>2.95657254591395</text:p>
          </table:table-cell>
        </table:table-row>
        <table:table-row table:style-name="ro1">
          <table:table-cell table:number-columns-repeated="2"/>
          <table:table-cell office:value-type="float" office:value="0.661324786324786" calcext:value-type="float">
            <text:p>0.661324786324786</text:p>
          </table:table-cell>
          <table:table-cell office:value-type="float" office:value="2.95673763398969" calcext:value-type="float">
            <text:p>2.95673763398969</text:p>
          </table:table-cell>
        </table:table-row>
        <table:table-row table:style-name="ro1">
          <table:table-cell table:number-columns-repeated="2"/>
          <table:table-cell office:value-type="float" office:value="0.661858974358974" calcext:value-type="float">
            <text:p>0.661858974358974</text:p>
          </table:table-cell>
          <table:table-cell office:value-type="float" office:value="2.95689476724993" calcext:value-type="float">
            <text:p>2.95689476724993</text:p>
          </table:table-cell>
        </table:table-row>
        <table:table-row table:style-name="ro1">
          <table:table-cell table:number-columns-repeated="2"/>
          <table:table-cell office:value-type="float" office:value="0.662393162393162" calcext:value-type="float">
            <text:p>0.662393162393162</text:p>
          </table:table-cell>
          <table:table-cell office:value-type="float" office:value="2.95704598585521" calcext:value-type="float">
            <text:p>2.95704598585521</text:p>
          </table:table-cell>
        </table:table-row>
        <table:table-row table:style-name="ro1">
          <table:table-cell table:number-columns-repeated="2"/>
          <table:table-cell office:value-type="float" office:value="0.66292735042735" calcext:value-type="float">
            <text:p>0.66292735042735</text:p>
          </table:table-cell>
          <table:table-cell office:value-type="float" office:value="2.95719332996608" calcext:value-type="float">
            <text:p>2.95719332996608</text:p>
          </table:table-cell>
        </table:table-row>
        <table:table-row table:style-name="ro1">
          <table:table-cell table:number-columns-repeated="2"/>
          <table:table-cell office:value-type="float" office:value="0.663461538461538" calcext:value-type="float">
            <text:p>0.663461538461538</text:p>
          </table:table-cell>
          <table:table-cell office:value-type="float" office:value="2.95733518237533" calcext:value-type="float">
            <text:p>2.95733518237533</text:p>
          </table:table-cell>
        </table:table-row>
        <table:table-row table:style-name="ro1">
          <table:table-cell table:number-columns-repeated="2"/>
          <table:table-cell office:value-type="float" office:value="0.663995726495727" calcext:value-type="float">
            <text:p>0.663995726495727</text:p>
          </table:table-cell>
          <table:table-cell office:value-type="float" office:value="2.95745617880813" calcext:value-type="float">
            <text:p>2.95745617880813</text:p>
          </table:table-cell>
        </table:table-row>
        <table:table-row table:style-name="ro1">
          <table:table-cell table:number-columns-repeated="2"/>
          <table:table-cell office:value-type="float" office:value="0.664529914529915" calcext:value-type="float">
            <text:p>0.664529914529915</text:p>
          </table:table-cell>
          <table:table-cell office:value-type="float" office:value="2.95756043077039" calcext:value-type="float">
            <text:p>2.95756043077039</text:p>
          </table:table-cell>
        </table:table-row>
        <table:table-row table:style-name="ro1">
          <table:table-cell table:number-columns-repeated="2"/>
          <table:table-cell office:value-type="float" office:value="0.665064102564103" calcext:value-type="float">
            <text:p>0.665064102564103</text:p>
          </table:table-cell>
          <table:table-cell office:value-type="float" office:value="2.9576550792983" calcext:value-type="float">
            <text:p>2.9576550792983</text:p>
          </table:table-cell>
        </table:table-row>
        <table:table-row table:style-name="ro1">
          <table:table-cell table:number-columns-repeated="2"/>
          <table:table-cell office:value-type="float" office:value="0.665598290598291" calcext:value-type="float">
            <text:p>0.665598290598291</text:p>
          </table:table-cell>
          <table:table-cell office:value-type="float" office:value="2.95774726542803" calcext:value-type="float">
            <text:p>2.95774726542803</text:p>
          </table:table-cell>
        </table:table-row>
        <table:table-row table:style-name="ro1">
          <table:table-cell table:number-columns-repeated="2"/>
          <table:table-cell office:value-type="float" office:value="0.666132478632479" calcext:value-type="float">
            <text:p>0.666132478632479</text:p>
          </table:table-cell>
          <table:table-cell office:value-type="float" office:value="2.95784413019575" calcext:value-type="float">
            <text:p>2.95784413019575</text:p>
          </table:table-cell>
        </table:table-row>
        <table:table-row table:style-name="ro1">
          <table:table-cell table:number-columns-repeated="2"/>
          <table:table-cell office:value-type="float" office:value="0.666666666666667" calcext:value-type="float">
            <text:p>0.666666666666667</text:p>
          </table:table-cell>
          <table:table-cell office:value-type="float" office:value="2.95795281463764" calcext:value-type="float">
            <text:p>2.95795281463764</text:p>
          </table:table-cell>
        </table:table-row>
        <table:table-row table:style-name="ro1">
          <table:table-cell table:number-columns-repeated="2"/>
          <table:table-cell office:value-type="float" office:value="0.667200854700855" calcext:value-type="float">
            <text:p>0.667200854700855</text:p>
          </table:table-cell>
          <table:table-cell office:value-type="float" office:value="2.95808045978988" calcext:value-type="float">
            <text:p>2.95808045978988</text:p>
          </table:table-cell>
        </table:table-row>
        <table:table-row table:style-name="ro1">
          <table:table-cell table:number-columns-repeated="2"/>
          <table:table-cell office:value-type="float" office:value="0.667735042735043" calcext:value-type="float">
            <text:p>0.667735042735043</text:p>
          </table:table-cell>
          <table:table-cell office:value-type="float" office:value="2.95823420668864" calcext:value-type="float">
            <text:p>2.95823420668864</text:p>
          </table:table-cell>
        </table:table-row>
        <table:table-row table:style-name="ro1">
          <table:table-cell table:number-columns-repeated="2"/>
          <table:table-cell office:value-type="float" office:value="0.668269230769231" calcext:value-type="float">
            <text:p>0.668269230769231</text:p>
          </table:table-cell>
          <table:table-cell office:value-type="float" office:value="2.95842550140817" calcext:value-type="float">
            <text:p>2.95842550140817</text:p>
          </table:table-cell>
        </table:table-row>
        <table:table-row table:style-name="ro1">
          <table:table-cell table:number-columns-repeated="2"/>
          <table:table-cell office:value-type="float" office:value="0.668803418803419" calcext:value-type="float">
            <text:p>0.668803418803419</text:p>
          </table:table-cell>
          <table:table-cell office:value-type="float" office:value="2.95868045413885" calcext:value-type="float">
            <text:p>2.95868045413885</text:p>
          </table:table-cell>
        </table:table-row>
        <table:table-row table:style-name="ro1">
          <table:table-cell table:number-columns-repeated="2"/>
          <table:table-cell office:value-type="float" office:value="0.669337606837607" calcext:value-type="float">
            <text:p>0.669337606837607</text:p>
          </table:table-cell>
          <table:table-cell office:value-type="float" office:value="2.95898953463936" calcext:value-type="float">
            <text:p>2.95898953463936</text:p>
          </table:table-cell>
        </table:table-row>
        <table:table-row table:style-name="ro1">
          <table:table-cell table:number-columns-repeated="2"/>
          <table:table-cell office:value-type="float" office:value="0.669871794871795" calcext:value-type="float">
            <text:p>0.669871794871795</text:p>
          </table:table-cell>
          <table:table-cell office:value-type="float" office:value="2.95933744573375" calcext:value-type="float">
            <text:p>2.95933744573375</text:p>
          </table:table-cell>
        </table:table-row>
        <table:table-row table:style-name="ro1">
          <table:table-cell table:number-columns-repeated="2"/>
          <table:table-cell office:value-type="float" office:value="0.670405982905983" calcext:value-type="float">
            <text:p>0.670405982905983</text:p>
          </table:table-cell>
          <table:table-cell office:value-type="float" office:value="2.9597088902461" calcext:value-type="float">
            <text:p>2.9597088902461</text:p>
          </table:table-cell>
        </table:table-row>
        <table:table-row table:style-name="ro1">
          <table:table-cell table:number-columns-repeated="2"/>
          <table:table-cell office:value-type="float" office:value="0.670940170940171" calcext:value-type="float">
            <text:p>0.670940170940171</text:p>
          </table:table-cell>
          <table:table-cell office:value-type="float" office:value="2.96008857100048" calcext:value-type="float">
            <text:p>2.96008857100048</text:p>
          </table:table-cell>
        </table:table-row>
        <table:table-row table:style-name="ro1">
          <table:table-cell table:number-columns-repeated="2"/>
          <table:table-cell office:value-type="float" office:value="0.671474358974359" calcext:value-type="float">
            <text:p>0.671474358974359</text:p>
          </table:table-cell>
          <table:table-cell office:value-type="float" office:value="2.96046119082097" calcext:value-type="float">
            <text:p>2.96046119082097</text:p>
          </table:table-cell>
        </table:table-row>
        <table:table-row table:style-name="ro1">
          <table:table-cell table:number-columns-repeated="2"/>
          <table:table-cell office:value-type="float" office:value="0.672008547008547" calcext:value-type="float">
            <text:p>0.672008547008547</text:p>
          </table:table-cell>
          <table:table-cell office:value-type="float" office:value="2.96081145253162" calcext:value-type="float">
            <text:p>2.96081145253162</text:p>
          </table:table-cell>
        </table:table-row>
        <table:table-row table:style-name="ro1">
          <table:table-cell table:number-columns-repeated="2"/>
          <table:table-cell office:value-type="float" office:value="0.672542735042735" calcext:value-type="float">
            <text:p>0.672542735042735</text:p>
          </table:table-cell>
          <table:table-cell office:value-type="float" office:value="2.96112405895652" calcext:value-type="float">
            <text:p>2.96112405895652</text:p>
          </table:table-cell>
        </table:table-row>
        <table:table-row table:style-name="ro1">
          <table:table-cell table:number-columns-repeated="2"/>
          <table:table-cell office:value-type="float" office:value="0.673076923076923" calcext:value-type="float">
            <text:p>0.673076923076923</text:p>
          </table:table-cell>
          <table:table-cell office:value-type="float" office:value="2.96138661367537" calcext:value-type="float">
            <text:p>2.96138661367537</text:p>
          </table:table-cell>
        </table:table-row>
        <table:table-row table:style-name="ro1">
          <table:table-cell table:number-columns-repeated="2"/>
          <table:table-cell office:value-type="float" office:value="0.673611111111111" calcext:value-type="float">
            <text:p>0.673611111111111</text:p>
          </table:table-cell>
          <table:table-cell office:value-type="float" office:value="2.96161412700324" calcext:value-type="float">
            <text:p>2.96161412700324</text:p>
          </table:table-cell>
        </table:table-row>
        <table:table-row table:style-name="ro1">
          <table:table-cell table:number-columns-repeated="2"/>
          <table:table-cell office:value-type="float" office:value="0.674145299145299" calcext:value-type="float">
            <text:p>0.674145299145299</text:p>
          </table:table-cell>
          <table:table-cell office:value-type="float" office:value="2.96181804788712" calcext:value-type="float">
            <text:p>2.96181804788712</text:p>
          </table:table-cell>
        </table:table-row>
        <table:table-row table:style-name="ro1">
          <table:table-cell table:number-columns-repeated="2"/>
          <table:table-cell office:value-type="float" office:value="0.674679487179487" calcext:value-type="float">
            <text:p>0.674679487179487</text:p>
          </table:table-cell>
          <table:table-cell office:value-type="float" office:value="2.96200638980113" calcext:value-type="float">
            <text:p>2.96200638980113</text:p>
          </table:table-cell>
        </table:table-row>
        <table:table-row table:style-name="ro1">
          <table:table-cell table:number-columns-repeated="2"/>
          <table:table-cell office:value-type="float" office:value="0.675213675213675" calcext:value-type="float">
            <text:p>0.675213675213675</text:p>
          </table:table-cell>
          <table:table-cell office:value-type="float" office:value="2.9621871662194" calcext:value-type="float">
            <text:p>2.9621871662194</text:p>
          </table:table-cell>
        </table:table-row>
        <table:table-row table:style-name="ro1">
          <table:table-cell table:number-columns-repeated="2"/>
          <table:table-cell office:value-type="float" office:value="0.675747863247863" calcext:value-type="float">
            <text:p>0.675747863247863</text:p>
          </table:table-cell>
          <table:table-cell office:value-type="float" office:value="2.96236839061605" calcext:value-type="float">
            <text:p>2.96236839061605</text:p>
          </table:table-cell>
        </table:table-row>
        <table:table-row table:style-name="ro1">
          <table:table-cell table:number-columns-repeated="2"/>
          <table:table-cell office:value-type="float" office:value="0.676282051282051" calcext:value-type="float">
            <text:p>0.676282051282051</text:p>
          </table:table-cell>
          <table:table-cell office:value-type="float" office:value="2.96255807646522" calcext:value-type="float">
            <text:p>2.96255807646522</text:p>
          </table:table-cell>
        </table:table-row>
        <table:table-row table:style-name="ro1">
          <table:table-cell table:number-columns-repeated="2"/>
          <table:table-cell office:value-type="float" office:value="0.676816239316239" calcext:value-type="float">
            <text:p>0.676816239316239</text:p>
          </table:table-cell>
          <table:table-cell office:value-type="float" office:value="2.96276423724102" calcext:value-type="float">
            <text:p>2.96276423724102</text:p>
          </table:table-cell>
        </table:table-row>
        <table:table-row table:style-name="ro1">
          <table:table-cell table:number-columns-repeated="2"/>
          <table:table-cell office:value-type="float" office:value="0.677350427350427" calcext:value-type="float">
            <text:p>0.677350427350427</text:p>
          </table:table-cell>
          <table:table-cell office:value-type="float" office:value="2.96299488641758" calcext:value-type="float">
            <text:p>2.96299488641758</text:p>
          </table:table-cell>
        </table:table-row>
        <table:table-row table:style-name="ro1">
          <table:table-cell table:number-columns-repeated="2"/>
          <table:table-cell office:value-type="float" office:value="0.677884615384615" calcext:value-type="float">
            <text:p>0.677884615384615</text:p>
          </table:table-cell>
          <table:table-cell office:value-type="float" office:value="2.96325920058173" calcext:value-type="float">
            <text:p>2.96325920058173</text:p>
          </table:table-cell>
        </table:table-row>
        <table:table-row table:style-name="ro1">
          <table:table-cell table:number-columns-repeated="2"/>
          <table:table-cell office:value-type="float" office:value="0.678418803418804" calcext:value-type="float">
            <text:p>0.678418803418804</text:p>
          </table:table-cell>
          <table:table-cell office:value-type="float" office:value="2.96356976694425" calcext:value-type="float">
            <text:p>2.96356976694425</text:p>
          </table:table-cell>
        </table:table-row>
        <table:table-row table:style-name="ro1">
          <table:table-cell table:number-columns-repeated="2"/>
          <table:table-cell office:value-type="float" office:value="0.678952991452992" calcext:value-type="float">
            <text:p>0.678952991452992</text:p>
          </table:table-cell>
          <table:table-cell office:value-type="float" office:value="2.96391887613746" calcext:value-type="float">
            <text:p>2.96391887613746</text:p>
          </table:table-cell>
        </table:table-row>
        <table:table-row table:style-name="ro1">
          <table:table-cell table:number-columns-repeated="2"/>
          <table:table-cell office:value-type="float" office:value="0.67948717948718" calcext:value-type="float">
            <text:p>0.67948717948718</text:p>
          </table:table-cell>
          <table:table-cell office:value-type="float" office:value="2.96429492973298" calcext:value-type="float">
            <text:p>2.96429492973298</text:p>
          </table:table-cell>
        </table:table-row>
        <table:table-row table:style-name="ro1">
          <table:table-cell table:number-columns-repeated="2"/>
          <table:table-cell office:value-type="float" office:value="0.680021367521368" calcext:value-type="float">
            <text:p>0.680021367521368</text:p>
          </table:table-cell>
          <table:table-cell office:value-type="float" office:value="2.96468632930248" calcext:value-type="float">
            <text:p>2.96468632930248</text:p>
          </table:table-cell>
        </table:table-row>
        <table:table-row table:style-name="ro1">
          <table:table-cell table:number-columns-repeated="2"/>
          <table:table-cell office:value-type="float" office:value="0.680555555555556" calcext:value-type="float">
            <text:p>0.680555555555556</text:p>
          </table:table-cell>
          <table:table-cell office:value-type="float" office:value="2.96508147641758" calcext:value-type="float">
            <text:p>2.96508147641758</text:p>
          </table:table-cell>
        </table:table-row>
        <table:table-row table:style-name="ro1">
          <table:table-cell table:number-columns-repeated="2"/>
          <table:table-cell office:value-type="float" office:value="0.681089743589744" calcext:value-type="float">
            <text:p>0.681089743589744</text:p>
          </table:table-cell>
          <table:table-cell office:value-type="float" office:value="2.96546877264995" calcext:value-type="float">
            <text:p>2.96546877264995</text:p>
          </table:table-cell>
        </table:table-row>
        <table:table-row table:style-name="ro1">
          <table:table-cell table:number-columns-repeated="2"/>
          <table:table-cell office:value-type="float" office:value="0.681623931623932" calcext:value-type="float">
            <text:p>0.681623931623932</text:p>
          </table:table-cell>
          <table:table-cell office:value-type="float" office:value="2.96583661957121" calcext:value-type="float">
            <text:p>2.96583661957121</text:p>
          </table:table-cell>
        </table:table-row>
        <table:table-row table:style-name="ro1">
          <table:table-cell table:number-columns-repeated="2"/>
          <table:table-cell office:value-type="float" office:value="0.68215811965812" calcext:value-type="float">
            <text:p>0.68215811965812</text:p>
          </table:table-cell>
          <table:table-cell office:value-type="float" office:value="2.96617341875302" calcext:value-type="float">
            <text:p>2.96617341875302</text:p>
          </table:table-cell>
        </table:table-row>
        <table:table-row table:style-name="ro1">
          <table:table-cell table:number-columns-repeated="2"/>
          <table:table-cell office:value-type="float" office:value="0.682692307692308" calcext:value-type="float">
            <text:p>0.682692307692308</text:p>
          </table:table-cell>
          <table:table-cell office:value-type="float" office:value="2.96646656005883" calcext:value-type="float">
            <text:p>2.96646656005883</text:p>
          </table:table-cell>
        </table:table-row>
        <table:table-row table:style-name="ro1">
          <table:table-cell table:number-columns-repeated="2"/>
          <table:table-cell office:value-type="float" office:value="0.683226495726496" calcext:value-type="float">
            <text:p>0.683226495726496</text:p>
          </table:table-cell>
          <table:table-cell office:value-type="float" office:value="2.96670057912679" calcext:value-type="float">
            <text:p>2.96670057912679</text:p>
          </table:table-cell>
        </table:table-row>
        <table:table-row table:style-name="ro1">
          <table:table-cell table:number-columns-repeated="2"/>
          <table:table-cell office:value-type="float" office:value="0.683760683760684" calcext:value-type="float">
            <text:p>0.683760683760684</text:p>
          </table:table-cell>
          <table:table-cell office:value-type="float" office:value="2.96688519788788" calcext:value-type="float">
            <text:p>2.96688519788788</text:p>
          </table:table-cell>
        </table:table-row>
        <table:table-row table:style-name="ro1">
          <table:table-cell table:number-columns-repeated="2"/>
          <table:table-cell office:value-type="float" office:value="0.684294871794872" calcext:value-type="float">
            <text:p>0.684294871794872</text:p>
          </table:table-cell>
          <table:table-cell office:value-type="float" office:value="2.96703548004659" calcext:value-type="float">
            <text:p>2.96703548004659</text:p>
          </table:table-cell>
        </table:table-row>
        <table:table-row table:style-name="ro1">
          <table:table-cell table:number-columns-repeated="2"/>
          <table:table-cell office:value-type="float" office:value="0.68482905982906" calcext:value-type="float">
            <text:p>0.68482905982906</text:p>
          </table:table-cell>
          <table:table-cell office:value-type="float" office:value="2.96716648930738" calcext:value-type="float">
            <text:p>2.96716648930738</text:p>
          </table:table-cell>
        </table:table-row>
        <table:table-row table:style-name="ro1">
          <table:table-cell table:number-columns-repeated="2"/>
          <table:table-cell office:value-type="float" office:value="0.685363247863248" calcext:value-type="float">
            <text:p>0.685363247863248</text:p>
          </table:table-cell>
          <table:table-cell office:value-type="float" office:value="2.96729328937475" calcext:value-type="float">
            <text:p>2.96729328937475</text:p>
          </table:table-cell>
        </table:table-row>
        <table:table-row table:style-name="ro1">
          <table:table-cell table:number-columns-repeated="2"/>
          <table:table-cell office:value-type="float" office:value="0.685897435897436" calcext:value-type="float">
            <text:p>0.685897435897436</text:p>
          </table:table-cell>
          <table:table-cell office:value-type="float" office:value="2.96743094395315" calcext:value-type="float">
            <text:p>2.96743094395315</text:p>
          </table:table-cell>
        </table:table-row>
        <table:table-row table:style-name="ro1">
          <table:table-cell table:number-columns-repeated="2"/>
          <table:table-cell office:value-type="float" office:value="0.686431623931624" calcext:value-type="float">
            <text:p>0.686431623931624</text:p>
          </table:table-cell>
          <table:table-cell office:value-type="float" office:value="2.96759451674708" calcext:value-type="float">
            <text:p>2.96759451674708</text:p>
          </table:table-cell>
        </table:table-row>
        <table:table-row table:style-name="ro1">
          <table:table-cell table:number-columns-repeated="2"/>
          <table:table-cell office:value-type="float" office:value="0.686965811965812" calcext:value-type="float">
            <text:p>0.686965811965812</text:p>
          </table:table-cell>
          <table:table-cell office:value-type="float" office:value="2.967799071461" calcext:value-type="float">
            <text:p>2.967799071461</text:p>
          </table:table-cell>
        </table:table-row>
        <table:table-row table:style-name="ro1">
          <table:table-cell table:number-columns-repeated="2"/>
          <table:table-cell office:value-type="float" office:value="0.6875" calcext:value-type="float">
            <text:p>0.6875</text:p>
          </table:table-cell>
          <table:table-cell office:value-type="float" office:value="2.96806134643188" calcext:value-type="float">
            <text:p>2.96806134643188</text:p>
          </table:table-cell>
        </table:table-row>
        <table:table-row table:style-name="ro1">
          <table:table-cell table:number-columns-repeated="2"/>
          <table:table-cell office:value-type="float" office:value="0.688034188034188" calcext:value-type="float">
            <text:p>0.688034188034188</text:p>
          </table:table-cell>
          <table:table-cell office:value-type="float" office:value="2.96841058483597" calcext:value-type="float">
            <text:p>2.96841058483597</text:p>
          </table:table-cell>
        </table:table-row>
        <table:table-row table:style-name="ro1">
          <table:table-cell table:number-columns-repeated="2"/>
          <table:table-cell office:value-type="float" office:value="0.688568376068376" calcext:value-type="float">
            <text:p>0.688568376068376</text:p>
          </table:table-cell>
          <table:table-cell office:value-type="float" office:value="2.96883382504136" calcext:value-type="float">
            <text:p>2.96883382504136</text:p>
          </table:table-cell>
        </table:table-row>
        <table:table-row table:style-name="ro1">
          <table:table-cell table:number-columns-repeated="2"/>
          <table:table-cell office:value-type="float" office:value="0.689102564102564" calcext:value-type="float">
            <text:p>0.689102564102564</text:p>
          </table:table-cell>
          <table:table-cell office:value-type="float" office:value="2.96930627753407" calcext:value-type="float">
            <text:p>2.96930627753407</text:p>
          </table:table-cell>
        </table:table-row>
        <table:table-row table:style-name="ro1">
          <table:table-cell table:number-columns-repeated="2"/>
          <table:table-cell office:value-type="float" office:value="0.689636752136752" calcext:value-type="float">
            <text:p>0.689636752136752</text:p>
          </table:table-cell>
          <table:table-cell office:value-type="float" office:value="2.96980315280011" calcext:value-type="float">
            <text:p>2.96980315280011</text:p>
          </table:table-cell>
        </table:table-row>
        <table:table-row table:style-name="ro1">
          <table:table-cell table:number-columns-repeated="2"/>
          <table:table-cell office:value-type="float" office:value="0.69017094017094" calcext:value-type="float">
            <text:p>0.69017094017094</text:p>
          </table:table-cell>
          <table:table-cell office:value-type="float" office:value="2.9702996613255" calcext:value-type="float">
            <text:p>2.9702996613255</text:p>
          </table:table-cell>
        </table:table-row>
        <table:table-row table:style-name="ro1">
          <table:table-cell table:number-columns-repeated="2"/>
          <table:table-cell office:value-type="float" office:value="0.690705128205128" calcext:value-type="float">
            <text:p>0.690705128205128</text:p>
          </table:table-cell>
          <table:table-cell office:value-type="float" office:value="2.97077101359626" calcext:value-type="float">
            <text:p>2.97077101359626</text:p>
          </table:table-cell>
        </table:table-row>
        <table:table-row table:style-name="ro1">
          <table:table-cell table:number-columns-repeated="2"/>
          <table:table-cell office:value-type="float" office:value="0.691239316239316" calcext:value-type="float">
            <text:p>0.691239316239316</text:p>
          </table:table-cell>
          <table:table-cell office:value-type="float" office:value="2.9711924200984" calcext:value-type="float">
            <text:p>2.9711924200984</text:p>
          </table:table-cell>
        </table:table-row>
        <table:table-row table:style-name="ro1">
          <table:table-cell table:number-columns-repeated="2"/>
          <table:table-cell office:value-type="float" office:value="0.691773504273504" calcext:value-type="float">
            <text:p>0.691773504273504</text:p>
          </table:table-cell>
          <table:table-cell office:value-type="float" office:value="2.97153909131794" calcext:value-type="float">
            <text:p>2.97153909131794</text:p>
          </table:table-cell>
        </table:table-row>
        <table:table-row table:style-name="ro1">
          <table:table-cell table:number-columns-repeated="2"/>
          <table:table-cell office:value-type="float" office:value="0.692307692307692" calcext:value-type="float">
            <text:p>0.692307692307692</text:p>
          </table:table-cell>
          <table:table-cell office:value-type="float" office:value="2.9717896313773" calcext:value-type="float">
            <text:p>2.9717896313773</text:p>
          </table:table-cell>
        </table:table-row>
        <table:table-row table:style-name="ro1">
          <table:table-cell table:number-columns-repeated="2"/>
          <table:table-cell office:value-type="float" office:value="0.69284188034188" calcext:value-type="float">
            <text:p>0.69284188034188</text:p>
          </table:table-cell>
          <table:table-cell office:value-type="float" office:value="2.97199567803977" calcext:value-type="float">
            <text:p>2.97199567803977</text:p>
          </table:table-cell>
        </table:table-row>
        <table:table-row table:style-name="ro1">
          <table:table-cell table:number-columns-repeated="2"/>
          <table:table-cell office:value-type="float" office:value="0.693376068376068" calcext:value-type="float">
            <text:p>0.693376068376068</text:p>
          </table:table-cell>
          <table:table-cell office:value-type="float" office:value="2.97218353025903" calcext:value-type="float">
            <text:p>2.97218353025903</text:p>
          </table:table-cell>
        </table:table-row>
        <table:table-row table:style-name="ro1">
          <table:table-cell table:number-columns-repeated="2"/>
          <table:table-cell office:value-type="float" office:value="0.693910256410256" calcext:value-type="float">
            <text:p>0.693910256410256</text:p>
          </table:table-cell>
          <table:table-cell office:value-type="float" office:value="2.97235433785159" calcext:value-type="float">
            <text:p>2.97235433785159</text:p>
          </table:table-cell>
        </table:table-row>
        <table:table-row table:style-name="ro1">
          <table:table-cell table:number-columns-repeated="2"/>
          <table:table-cell office:value-type="float" office:value="0.694444444444444" calcext:value-type="float">
            <text:p>0.694444444444444</text:p>
          </table:table-cell>
          <table:table-cell office:value-type="float" office:value="2.97250925063398" calcext:value-type="float">
            <text:p>2.97250925063398</text:p>
          </table:table-cell>
        </table:table-row>
        <table:table-row table:style-name="ro1">
          <table:table-cell table:number-columns-repeated="2"/>
          <table:table-cell office:value-type="float" office:value="0.694978632478633" calcext:value-type="float">
            <text:p>0.694978632478633</text:p>
          </table:table-cell>
          <table:table-cell office:value-type="float" office:value="2.97264941842271" calcext:value-type="float">
            <text:p>2.97264941842271</text:p>
          </table:table-cell>
        </table:table-row>
        <table:table-row table:style-name="ro1">
          <table:table-cell table:number-columns-repeated="2"/>
          <table:table-cell office:value-type="float" office:value="0.695512820512821" calcext:value-type="float">
            <text:p>0.695512820512821</text:p>
          </table:table-cell>
          <table:table-cell office:value-type="float" office:value="2.97277599103432" calcext:value-type="float">
            <text:p>2.97277599103432</text:p>
          </table:table-cell>
        </table:table-row>
        <table:table-row table:style-name="ro1">
          <table:table-cell table:number-columns-repeated="2"/>
          <table:table-cell office:value-type="float" office:value="0.696047008547009" calcext:value-type="float">
            <text:p>0.696047008547009</text:p>
          </table:table-cell>
          <table:table-cell office:value-type="float" office:value="2.97289011828533" calcext:value-type="float">
            <text:p>2.97289011828533</text:p>
          </table:table-cell>
        </table:table-row>
        <table:table-row table:style-name="ro1">
          <table:table-cell table:number-columns-repeated="2"/>
          <table:table-cell office:value-type="float" office:value="0.696581196581197" calcext:value-type="float">
            <text:p>0.696581196581197</text:p>
          </table:table-cell>
          <table:table-cell office:value-type="float" office:value="2.97299294999225" calcext:value-type="float">
            <text:p>2.97299294999225</text:p>
          </table:table-cell>
        </table:table-row>
        <table:table-row table:style-name="ro1">
          <table:table-cell table:number-columns-repeated="2"/>
          <table:table-cell office:value-type="float" office:value="0.697115384615385" calcext:value-type="float">
            <text:p>0.697115384615385</text:p>
          </table:table-cell>
          <table:table-cell office:value-type="float" office:value="2.97308507801878" calcext:value-type="float">
            <text:p>2.97308507801878</text:p>
          </table:table-cell>
        </table:table-row>
        <table:table-row table:style-name="ro1">
          <table:table-cell table:number-columns-repeated="2"/>
          <table:table-cell office:value-type="float" office:value="0.697649572649573" calcext:value-type="float">
            <text:p>0.697649572649573</text:p>
          </table:table-cell>
          <table:table-cell office:value-type="float" office:value="2.97315344065105" calcext:value-type="float">
            <text:p>2.97315344065105</text:p>
          </table:table-cell>
        </table:table-row>
        <table:table-row table:style-name="ro1">
          <table:table-cell table:number-columns-repeated="2"/>
          <table:table-cell office:value-type="float" office:value="0.698183760683761" calcext:value-type="float">
            <text:p>0.698183760683761</text:p>
          </table:table-cell>
          <table:table-cell office:value-type="float" office:value="2.97319872194" calcext:value-type="float">
            <text:p>2.97319872194</text:p>
          </table:table-cell>
        </table:table-row>
        <table:table-row table:style-name="ro1">
          <table:table-cell table:number-columns-repeated="2"/>
          <table:table-cell office:value-type="float" office:value="0.698717948717949" calcext:value-type="float">
            <text:p>0.698717948717949</text:p>
          </table:table-cell>
          <table:table-cell office:value-type="float" office:value="2.97322982332819" calcext:value-type="float">
            <text:p>2.97322982332819</text:p>
          </table:table-cell>
        </table:table-row>
        <table:table-row table:style-name="ro1">
          <table:table-cell table:number-columns-repeated="2"/>
          <table:table-cell office:value-type="float" office:value="0.699252136752137" calcext:value-type="float">
            <text:p>0.699252136752137</text:p>
          </table:table-cell>
          <table:table-cell office:value-type="float" office:value="2.97325564625818" calcext:value-type="float">
            <text:p>2.97325564625818</text:p>
          </table:table-cell>
        </table:table-row>
        <table:table-row table:style-name="ro1">
          <table:table-cell table:number-columns-repeated="2"/>
          <table:table-cell office:value-type="float" office:value="0.699786324786325" calcext:value-type="float">
            <text:p>0.699786324786325</text:p>
          </table:table-cell>
          <table:table-cell office:value-type="float" office:value="2.97328509217252" calcext:value-type="float">
            <text:p>2.97328509217252</text:p>
          </table:table-cell>
        </table:table-row>
        <table:table-row table:style-name="ro1">
          <table:table-cell table:number-columns-repeated="2"/>
          <table:table-cell office:value-type="float" office:value="0.700320512820513" calcext:value-type="float">
            <text:p>0.700320512820513</text:p>
          </table:table-cell>
          <table:table-cell office:value-type="float" office:value="2.97332706251377" calcext:value-type="float">
            <text:p>2.97332706251377</text:p>
          </table:table-cell>
        </table:table-row>
        <table:table-row table:style-name="ro1">
          <table:table-cell table:number-columns-repeated="2"/>
          <table:table-cell office:value-type="float" office:value="0.700854700854701" calcext:value-type="float">
            <text:p>0.700854700854701</text:p>
          </table:table-cell>
          <table:table-cell office:value-type="float" office:value="2.97339045872449" calcext:value-type="float">
            <text:p>2.97339045872449</text:p>
          </table:table-cell>
        </table:table-row>
        <table:table-row table:style-name="ro1">
          <table:table-cell table:number-columns-repeated="2"/>
          <table:table-cell office:value-type="float" office:value="0.701388888888889" calcext:value-type="float">
            <text:p>0.701388888888889</text:p>
          </table:table-cell>
          <table:table-cell office:value-type="float" office:value="2.97348418224723" calcext:value-type="float">
            <text:p>2.97348418224723</text:p>
          </table:table-cell>
        </table:table-row>
        <table:table-row table:style-name="ro1">
          <table:table-cell table:number-columns-repeated="2"/>
          <table:table-cell office:value-type="float" office:value="0.701923076923077" calcext:value-type="float">
            <text:p>0.701923076923077</text:p>
          </table:table-cell>
          <table:table-cell office:value-type="float" office:value="2.97361675527548" calcext:value-type="float">
            <text:p>2.97361675527548</text:p>
          </table:table-cell>
        </table:table-row>
        <table:table-row table:style-name="ro1">
          <table:table-cell table:number-columns-repeated="2"/>
          <table:table-cell office:value-type="float" office:value="0.702457264957265" calcext:value-type="float">
            <text:p>0.702457264957265</text:p>
          </table:table-cell>
          <table:table-cell office:value-type="float" office:value="2.97377776047618" calcext:value-type="float">
            <text:p>2.97377776047618</text:p>
          </table:table-cell>
        </table:table-row>
        <table:table-row table:style-name="ro1">
          <table:table-cell table:number-columns-repeated="2"/>
          <table:table-cell office:value-type="float" office:value="0.702991452991453" calcext:value-type="float">
            <text:p>0.702991452991453</text:p>
          </table:table-cell>
          <table:table-cell office:value-type="float" office:value="2.97395690603176" calcext:value-type="float">
            <text:p>2.97395690603176</text:p>
          </table:table-cell>
        </table:table-row>
        <table:table-row table:style-name="ro1">
          <table:table-cell table:number-columns-repeated="2"/>
          <table:table-cell office:value-type="float" office:value="0.703525641025641" calcext:value-type="float">
            <text:p>0.703525641025641</text:p>
          </table:table-cell>
          <table:table-cell office:value-type="float" office:value="2.97415150187242" calcext:value-type="float">
            <text:p>2.97415150187242</text:p>
          </table:table-cell>
        </table:table-row>
        <table:table-row table:style-name="ro1">
          <table:table-cell table:number-columns-repeated="2"/>
          <table:table-cell office:value-type="float" office:value="0.704059829059829" calcext:value-type="float">
            <text:p>0.704059829059829</text:p>
          </table:table-cell>
          <table:table-cell office:value-type="float" office:value="2.97435885792838" calcext:value-type="float">
            <text:p>2.97435885792838</text:p>
          </table:table-cell>
        </table:table-row>
        <table:table-row table:style-name="ro1">
          <table:table-cell table:number-columns-repeated="2"/>
          <table:table-cell office:value-type="float" office:value="0.704594017094017" calcext:value-type="float">
            <text:p>0.704594017094017</text:p>
          </table:table-cell>
          <table:table-cell office:value-type="float" office:value="2.97457628412981" calcext:value-type="float">
            <text:p>2.97457628412981</text:p>
          </table:table-cell>
        </table:table-row>
        <table:table-row table:style-name="ro1">
          <table:table-cell table:number-columns-repeated="2"/>
          <table:table-cell office:value-type="float" office:value="0.705128205128205" calcext:value-type="float">
            <text:p>0.705128205128205</text:p>
          </table:table-cell>
          <table:table-cell office:value-type="float" office:value="2.97480109040694" calcext:value-type="float">
            <text:p>2.97480109040694</text:p>
          </table:table-cell>
        </table:table-row>
        <table:table-row table:style-name="ro1">
          <table:table-cell table:number-columns-repeated="2"/>
          <table:table-cell office:value-type="float" office:value="0.705662393162393" calcext:value-type="float">
            <text:p>0.705662393162393</text:p>
          </table:table-cell>
          <table:table-cell office:value-type="float" office:value="2.97503058668995" calcext:value-type="float">
            <text:p>2.97503058668995</text:p>
          </table:table-cell>
        </table:table-row>
        <table:table-row table:style-name="ro1">
          <table:table-cell table:number-columns-repeated="2"/>
          <table:table-cell office:value-type="float" office:value="0.706196581196581" calcext:value-type="float">
            <text:p>0.706196581196581</text:p>
          </table:table-cell>
          <table:table-cell office:value-type="float" office:value="2.97526208290905" calcext:value-type="float">
            <text:p>2.97526208290905</text:p>
          </table:table-cell>
        </table:table-row>
        <table:table-row table:style-name="ro1">
          <table:table-cell table:number-columns-repeated="2"/>
          <table:table-cell office:value-type="float" office:value="0.706730769230769" calcext:value-type="float">
            <text:p>0.706730769230769</text:p>
          </table:table-cell>
          <table:table-cell office:value-type="float" office:value="2.9754933161712" calcext:value-type="float">
            <text:p>2.9754933161712</text:p>
          </table:table-cell>
        </table:table-row>
        <table:table-row table:style-name="ro1">
          <table:table-cell table:number-columns-repeated="2"/>
          <table:table-cell office:value-type="float" office:value="0.707264957264957" calcext:value-type="float">
            <text:p>0.707264957264957</text:p>
          </table:table-cell>
          <table:table-cell office:value-type="float" office:value="2.97575202485407" calcext:value-type="float">
            <text:p>2.97575202485407</text:p>
          </table:table-cell>
        </table:table-row>
        <table:table-row table:style-name="ro1">
          <table:table-cell table:number-columns-repeated="2"/>
          <table:table-cell office:value-type="float" office:value="0.707799145299145" calcext:value-type="float">
            <text:p>0.707799145299145</text:p>
          </table:table-cell>
          <table:table-cell office:value-type="float" office:value="2.97604594583467" calcext:value-type="float">
            <text:p>2.97604594583467</text:p>
          </table:table-cell>
        </table:table-row>
        <table:table-row table:style-name="ro1">
          <table:table-cell table:number-columns-repeated="2"/>
          <table:table-cell office:value-type="float" office:value="0.708333333333333" calcext:value-type="float">
            <text:p>0.708333333333333</text:p>
          </table:table-cell>
          <table:table-cell office:value-type="float" office:value="2.97636073323951" calcext:value-type="float">
            <text:p>2.97636073323951</text:p>
          </table:table-cell>
        </table:table-row>
        <table:table-row table:style-name="ro1">
          <table:table-cell table:number-columns-repeated="2"/>
          <table:table-cell office:value-type="float" office:value="0.708867521367521" calcext:value-type="float">
            <text:p>0.708867521367521</text:p>
          </table:table-cell>
          <table:table-cell office:value-type="float" office:value="2.97668204119505" calcext:value-type="float">
            <text:p>2.97668204119505</text:p>
          </table:table-cell>
        </table:table-row>
        <table:table-row table:style-name="ro1">
          <table:table-cell table:number-columns-repeated="2"/>
          <table:table-cell office:value-type="float" office:value="0.709401709401709" calcext:value-type="float">
            <text:p>0.709401709401709</text:p>
          </table:table-cell>
          <table:table-cell office:value-type="float" office:value="2.97699552382778" calcext:value-type="float">
            <text:p>2.97699552382778</text:p>
          </table:table-cell>
        </table:table-row>
        <table:table-row table:style-name="ro1">
          <table:table-cell table:number-columns-repeated="2"/>
          <table:table-cell office:value-type="float" office:value="0.709935897435898" calcext:value-type="float">
            <text:p>0.709935897435898</text:p>
          </table:table-cell>
          <table:table-cell office:value-type="float" office:value="2.97728683526419" calcext:value-type="float">
            <text:p>2.97728683526419</text:p>
          </table:table-cell>
        </table:table-row>
        <table:table-row table:style-name="ro1">
          <table:table-cell table:number-columns-repeated="2"/>
          <table:table-cell office:value-type="float" office:value="0.710470085470086" calcext:value-type="float">
            <text:p>0.710470085470086</text:p>
          </table:table-cell>
          <table:table-cell office:value-type="float" office:value="2.97754162963076" calcext:value-type="float">
            <text:p>2.97754162963076</text:p>
          </table:table-cell>
        </table:table-row>
        <table:table-row table:style-name="ro1">
          <table:table-cell table:number-columns-repeated="2"/>
          <table:table-cell office:value-type="float" office:value="0.711004273504274" calcext:value-type="float">
            <text:p>0.711004273504274</text:p>
          </table:table-cell>
          <table:table-cell office:value-type="float" office:value="2.97774556105398" calcext:value-type="float">
            <text:p>2.97774556105398</text:p>
          </table:table-cell>
        </table:table-row>
        <table:table-row table:style-name="ro1">
          <table:table-cell table:number-columns-repeated="2"/>
          <table:table-cell office:value-type="float" office:value="0.711538461538462" calcext:value-type="float">
            <text:p>0.711538461538462</text:p>
          </table:table-cell>
          <table:table-cell office:value-type="float" office:value="2.97788444719411" calcext:value-type="float">
            <text:p>2.97788444719411</text:p>
          </table:table-cell>
        </table:table-row>
        <table:table-row table:style-name="ro1">
          <table:table-cell table:number-columns-repeated="2"/>
          <table:table-cell office:value-type="float" office:value="0.71207264957265" calcext:value-type="float">
            <text:p>0.71207264957265</text:p>
          </table:table-cell>
          <table:table-cell office:value-type="float" office:value="2.97797633174875" calcext:value-type="float">
            <text:p>2.97797633174875</text:p>
          </table:table-cell>
        </table:table-row>
        <table:table-row table:style-name="ro1">
          <table:table-cell table:number-columns-repeated="2"/>
          <table:table-cell office:value-type="float" office:value="0.712606837606838" calcext:value-type="float">
            <text:p>0.712606837606838</text:p>
          </table:table-cell>
          <table:table-cell office:value-type="float" office:value="2.97804358996511" calcext:value-type="float">
            <text:p>2.97804358996511</text:p>
          </table:table-cell>
        </table:table-row>
        <table:table-row table:style-name="ro1">
          <table:table-cell table:number-columns-repeated="2"/>
          <table:table-cell office:value-type="float" office:value="0.713141025641026" calcext:value-type="float">
            <text:p>0.713141025641026</text:p>
          </table:table-cell>
          <table:table-cell office:value-type="float" office:value="2.9780898660724" calcext:value-type="float">
            <text:p>2.9780898660724</text:p>
          </table:table-cell>
        </table:table-row>
        <table:table-row table:style-name="ro1">
          <table:table-cell table:number-columns-repeated="2"/>
          <table:table-cell office:value-type="float" office:value="0.713675213675214" calcext:value-type="float">
            <text:p>0.713675213675214</text:p>
          </table:table-cell>
          <table:table-cell office:value-type="float" office:value="2.97811880429984" calcext:value-type="float">
            <text:p>2.97811880429984</text:p>
          </table:table-cell>
        </table:table-row>
        <table:table-row table:style-name="ro1">
          <table:table-cell table:number-columns-repeated="2"/>
          <table:table-cell office:value-type="float" office:value="0.714209401709402" calcext:value-type="float">
            <text:p>0.714209401709402</text:p>
          </table:table-cell>
          <table:table-cell office:value-type="float" office:value="2.97813404887665" calcext:value-type="float">
            <text:p>2.97813404887665</text:p>
          </table:table-cell>
        </table:table-row>
        <table:table-row table:style-name="ro1">
          <table:table-cell table:number-columns-repeated="2"/>
          <table:table-cell office:value-type="float" office:value="0.71474358974359" calcext:value-type="float">
            <text:p>0.71474358974359</text:p>
          </table:table-cell>
          <table:table-cell office:value-type="float" office:value="2.97813924403204" calcext:value-type="float">
            <text:p>2.97813924403204</text:p>
          </table:table-cell>
        </table:table-row>
        <table:table-row table:style-name="ro1">
          <table:table-cell table:number-columns-repeated="2"/>
          <table:table-cell office:value-type="float" office:value="0.715277777777778" calcext:value-type="float">
            <text:p>0.715277777777778</text:p>
          </table:table-cell>
          <table:table-cell office:value-type="float" office:value="2.97813803399523" calcext:value-type="float">
            <text:p>2.97813803399523</text:p>
          </table:table-cell>
        </table:table-row>
        <table:table-row table:style-name="ro1">
          <table:table-cell table:number-columns-repeated="2"/>
          <table:table-cell office:value-type="float" office:value="0.715811965811966" calcext:value-type="float">
            <text:p>0.715811965811966</text:p>
          </table:table-cell>
          <table:table-cell office:value-type="float" office:value="2.97813406299545" calcext:value-type="float">
            <text:p>2.97813406299545</text:p>
          </table:table-cell>
        </table:table-row>
        <table:table-row table:style-name="ro1">
          <table:table-cell table:number-columns-repeated="2"/>
          <table:table-cell office:value-type="float" office:value="0.716346153846154" calcext:value-type="float">
            <text:p>0.716346153846154</text:p>
          </table:table-cell>
          <table:table-cell office:value-type="float" office:value="2.97813097231472" calcext:value-type="float">
            <text:p>2.97813097231472</text:p>
          </table:table-cell>
        </table:table-row>
        <table:table-row table:style-name="ro1">
          <table:table-cell table:number-columns-repeated="2"/>
          <table:table-cell office:value-type="float" office:value="0.716880341880342" calcext:value-type="float">
            <text:p>0.716880341880342</text:p>
          </table:table-cell>
          <table:table-cell office:value-type="float" office:value="2.97812937839539" calcext:value-type="float">
            <text:p>2.97812937839539</text:p>
          </table:table-cell>
        </table:table-row>
        <table:table-row table:style-name="ro1">
          <table:table-cell table:number-columns-repeated="2"/>
          <table:table-cell office:value-type="float" office:value="0.71741452991453" calcext:value-type="float">
            <text:p>0.71741452991453</text:p>
          </table:table-cell>
          <table:table-cell office:value-type="float" office:value="2.97812778447605" calcext:value-type="float">
            <text:p>2.97812778447605</text:p>
          </table:table-cell>
        </table:table-row>
        <table:table-row table:style-name="ro1">
          <table:table-cell table:number-columns-repeated="2"/>
          <table:table-cell office:value-type="float" office:value="0.717948717948718" calcext:value-type="float">
            <text:p>0.717948717948718</text:p>
          </table:table-cell>
          <table:table-cell office:value-type="float" office:value="2.97812619055672" calcext:value-type="float">
            <text:p>2.97812619055672</text:p>
          </table:table-cell>
        </table:table-row>
        <table:table-row table:style-name="ro1">
          <table:table-cell table:number-columns-repeated="2"/>
          <table:table-cell office:value-type="float" office:value="0.718482905982906" calcext:value-type="float">
            <text:p>0.718482905982906</text:p>
          </table:table-cell>
          <table:table-cell office:value-type="float" office:value="2.97812459663738" calcext:value-type="float">
            <text:p>2.97812459663738</text:p>
          </table:table-cell>
        </table:table-row>
        <table:table-row table:style-name="ro1">
          <table:table-cell table:number-columns-repeated="2"/>
          <table:table-cell office:value-type="float" office:value="0.719017094017094" calcext:value-type="float">
            <text:p>0.719017094017094</text:p>
          </table:table-cell>
          <table:table-cell office:value-type="float" office:value="2.97812300271805" calcext:value-type="float">
            <text:p>2.97812300271805</text:p>
          </table:table-cell>
        </table:table-row>
        <table:table-row table:style-name="ro1">
          <table:table-cell table:number-columns-repeated="2"/>
          <table:table-cell office:value-type="float" office:value="0.719551282051282" calcext:value-type="float">
            <text:p>0.719551282051282</text:p>
          </table:table-cell>
          <table:table-cell office:value-type="float" office:value="2.97812140879871" calcext:value-type="float">
            <text:p>2.97812140879871</text:p>
          </table:table-cell>
        </table:table-row>
        <table:table-row table:style-name="ro1">
          <table:table-cell table:number-columns-repeated="2"/>
          <table:table-cell office:value-type="float" office:value="0.72008547008547" calcext:value-type="float">
            <text:p>0.72008547008547</text:p>
          </table:table-cell>
          <table:table-cell office:value-type="float" office:value="2.97811981487938" calcext:value-type="float">
            <text:p>2.97811981487938</text:p>
          </table:table-cell>
        </table:table-row>
        <table:table-row table:style-name="ro1">
          <table:table-cell table:number-columns-repeated="2"/>
          <table:table-cell office:value-type="float" office:value="0.720619658119658" calcext:value-type="float">
            <text:p>0.720619658119658</text:p>
          </table:table-cell>
          <table:table-cell office:value-type="float" office:value="2.97811822096004" calcext:value-type="float">
            <text:p>2.97811822096004</text:p>
          </table:table-cell>
        </table:table-row>
        <table:table-row table:style-name="ro1">
          <table:table-cell table:number-columns-repeated="2"/>
          <table:table-cell office:value-type="float" office:value="0.721153846153846" calcext:value-type="float">
            <text:p>0.721153846153846</text:p>
          </table:table-cell>
          <table:table-cell office:value-type="float" office:value="2.97811662704071" calcext:value-type="float">
            <text:p>2.97811662704071</text:p>
          </table:table-cell>
        </table:table-row>
        <table:table-row table:style-name="ro1">
          <table:table-cell table:number-columns-repeated="2"/>
          <table:table-cell office:value-type="float" office:value="0.721688034188034" calcext:value-type="float">
            <text:p>0.721688034188034</text:p>
          </table:table-cell>
          <table:table-cell office:value-type="float" office:value="2.97811503312137" calcext:value-type="float">
            <text:p>2.97811503312137</text:p>
          </table:table-cell>
        </table:table-row>
        <table:table-row table:style-name="ro1">
          <table:table-cell table:number-columns-repeated="2"/>
          <table:table-cell office:value-type="float" office:value="0.722222222222222" calcext:value-type="float">
            <text:p>0.722222222222222</text:p>
          </table:table-cell>
          <table:table-cell office:value-type="float" office:value="2.97811343920204" calcext:value-type="float">
            <text:p>2.97811343920204</text:p>
          </table:table-cell>
        </table:table-row>
        <table:table-row table:style-name="ro1">
          <table:table-cell table:number-columns-repeated="2"/>
          <table:table-cell office:value-type="float" office:value="0.72275641025641" calcext:value-type="float">
            <text:p>0.72275641025641</text:p>
          </table:table-cell>
          <table:table-cell office:value-type="float" office:value="2.9781118452827" calcext:value-type="float">
            <text:p>2.9781118452827</text:p>
          </table:table-cell>
        </table:table-row>
        <table:table-row table:style-name="ro1">
          <table:table-cell table:number-columns-repeated="2"/>
          <table:table-cell office:value-type="float" office:value="0.723290598290598" calcext:value-type="float">
            <text:p>0.723290598290598</text:p>
          </table:table-cell>
          <table:table-cell office:value-type="float" office:value="2.97811025136337" calcext:value-type="float">
            <text:p>2.97811025136337</text:p>
          </table:table-cell>
        </table:table-row>
        <table:table-row table:style-name="ro1">
          <table:table-cell table:number-columns-repeated="2"/>
          <table:table-cell office:value-type="float" office:value="0.723824786324786" calcext:value-type="float">
            <text:p>0.723824786324786</text:p>
          </table:table-cell>
          <table:table-cell office:value-type="float" office:value="2.97810865744403" calcext:value-type="float">
            <text:p>2.97810865744403</text:p>
          </table:table-cell>
        </table:table-row>
        <table:table-row table:style-name="ro1">
          <table:table-cell table:number-columns-repeated="2"/>
          <table:table-cell office:value-type="float" office:value="0.724358974358974" calcext:value-type="float">
            <text:p>0.724358974358974</text:p>
          </table:table-cell>
          <table:table-cell office:value-type="float" office:value="2.9781070635247" calcext:value-type="float">
            <text:p>2.9781070635247</text:p>
          </table:table-cell>
        </table:table-row>
        <table:table-row table:style-name="ro1">
          <table:table-cell table:number-columns-repeated="2"/>
          <table:table-cell office:value-type="float" office:value="0.724893162393162" calcext:value-type="float">
            <text:p>0.724893162393162</text:p>
          </table:table-cell>
          <table:table-cell office:value-type="float" office:value="2.97810546960536" calcext:value-type="float">
            <text:p>2.97810546960536</text:p>
          </table:table-cell>
        </table:table-row>
        <table:table-row table:style-name="ro1">
          <table:table-cell table:number-columns-repeated="2"/>
          <table:table-cell office:value-type="float" office:value="0.72542735042735" calcext:value-type="float">
            <text:p>0.72542735042735</text:p>
          </table:table-cell>
          <table:table-cell office:value-type="float" office:value="2.97810387568603" calcext:value-type="float">
            <text:p>2.97810387568603</text:p>
          </table:table-cell>
        </table:table-row>
        <table:table-row table:style-name="ro1">
          <table:table-cell table:number-columns-repeated="2"/>
          <table:table-cell office:value-type="float" office:value="0.725961538461538" calcext:value-type="float">
            <text:p>0.725961538461538</text:p>
          </table:table-cell>
          <table:table-cell office:value-type="float" office:value="2.97810228176669" calcext:value-type="float">
            <text:p>2.97810228176669</text:p>
          </table:table-cell>
        </table:table-row>
        <table:table-row table:style-name="ro1">
          <table:table-cell table:number-columns-repeated="2"/>
          <table:table-cell office:value-type="float" office:value="0.726495726495727" calcext:value-type="float">
            <text:p>0.726495726495727</text:p>
          </table:table-cell>
          <table:table-cell office:value-type="float" office:value="2.97816555685101" calcext:value-type="float">
            <text:p>2.97816555685101</text:p>
          </table:table-cell>
        </table:table-row>
        <table:table-row table:style-name="ro1">
          <table:table-cell table:number-columns-repeated="2"/>
          <table:table-cell office:value-type="float" office:value="0.727029914529915" calcext:value-type="float">
            <text:p>0.727029914529915</text:p>
          </table:table-cell>
          <table:table-cell office:value-type="float" office:value="2.97835298423046" calcext:value-type="float">
            <text:p>2.97835298423046</text:p>
          </table:table-cell>
        </table:table-row>
        <table:table-row table:style-name="ro1">
          <table:table-cell table:number-columns-repeated="2"/>
          <table:table-cell office:value-type="float" office:value="0.727564102564103" calcext:value-type="float">
            <text:p>0.727564102564103</text:p>
          </table:table-cell>
          <table:table-cell office:value-type="float" office:value="2.9786332967631" calcext:value-type="float">
            <text:p>2.9786332967631</text:p>
          </table:table-cell>
        </table:table-row>
        <table:table-row table:style-name="ro1">
          <table:table-cell table:number-columns-repeated="2"/>
          <table:table-cell office:value-type="float" office:value="0.728098290598291" calcext:value-type="float">
            <text:p>0.728098290598291</text:p>
          </table:table-cell>
          <table:table-cell office:value-type="float" office:value="2.97897502082603" calcext:value-type="float">
            <text:p>2.97897502082603</text:p>
          </table:table-cell>
        </table:table-row>
        <table:table-row table:style-name="ro1">
          <table:table-cell table:number-columns-repeated="2"/>
          <table:table-cell office:value-type="float" office:value="0.728632478632479" calcext:value-type="float">
            <text:p>0.728632478632479</text:p>
          </table:table-cell>
          <table:table-cell office:value-type="float" office:value="2.97934668279635" calcext:value-type="float">
            <text:p>2.97934668279635</text:p>
          </table:table-cell>
        </table:table-row>
        <table:table-row table:style-name="ro1">
          <table:table-cell table:number-columns-repeated="2"/>
          <table:table-cell office:value-type="float" office:value="0.729166666666667" calcext:value-type="float">
            <text:p>0.729166666666667</text:p>
          </table:table-cell>
          <table:table-cell office:value-type="float" office:value="2.97971680905116" calcext:value-type="float">
            <text:p>2.97971680905116</text:p>
          </table:table-cell>
        </table:table-row>
        <table:table-row table:style-name="ro1">
          <table:table-cell table:number-columns-repeated="2"/>
          <table:table-cell office:value-type="float" office:value="0.729700854700855" calcext:value-type="float">
            <text:p>0.729700854700855</text:p>
          </table:table-cell>
          <table:table-cell office:value-type="float" office:value="2.98005392596756" calcext:value-type="float">
            <text:p>2.98005392596756</text:p>
          </table:table-cell>
        </table:table-row>
        <table:table-row table:style-name="ro1">
          <table:table-cell table:number-columns-repeated="2"/>
          <table:table-cell office:value-type="float" office:value="0.730235042735043" calcext:value-type="float">
            <text:p>0.730235042735043</text:p>
          </table:table-cell>
          <table:table-cell office:value-type="float" office:value="2.98032655992265" calcext:value-type="float">
            <text:p>2.98032655992265</text:p>
          </table:table-cell>
        </table:table-row>
        <table:table-row table:style-name="ro1">
          <table:table-cell table:number-columns-repeated="2"/>
          <table:table-cell office:value-type="float" office:value="0.730769230769231" calcext:value-type="float">
            <text:p>0.730769230769231</text:p>
          </table:table-cell>
          <table:table-cell office:value-type="float" office:value="2.98050323729353" calcext:value-type="float">
            <text:p>2.98050323729353</text:p>
          </table:table-cell>
        </table:table-row>
        <table:table-row table:style-name="ro1">
          <table:table-cell table:number-columns-repeated="2"/>
          <table:table-cell office:value-type="float" office:value="0.731303418803419" calcext:value-type="float">
            <text:p>0.731303418803419</text:p>
          </table:table-cell>
          <table:table-cell office:value-type="float" office:value="2.98060487860064" calcext:value-type="float">
            <text:p>2.98060487860064</text:p>
          </table:table-cell>
        </table:table-row>
        <table:table-row table:style-name="ro1">
          <table:table-cell table:number-columns-repeated="2"/>
          <table:table-cell office:value-type="float" office:value="0.731837606837607" calcext:value-type="float">
            <text:p>0.731837606837607</text:p>
          </table:table-cell>
          <table:table-cell office:value-type="float" office:value="2.98069616832366" calcext:value-type="float">
            <text:p>2.98069616832366</text:p>
          </table:table-cell>
        </table:table-row>
        <table:table-row table:style-name="ro1">
          <table:table-cell table:number-columns-repeated="2"/>
          <table:table-cell office:value-type="float" office:value="0.732371794871795" calcext:value-type="float">
            <text:p>0.732371794871795</text:p>
          </table:table-cell>
          <table:table-cell office:value-type="float" office:value="2.98078042529281" calcext:value-type="float">
            <text:p>2.98078042529281</text:p>
          </table:table-cell>
        </table:table-row>
        <table:table-row table:style-name="ro1">
          <table:table-cell table:number-columns-repeated="2"/>
          <table:table-cell office:value-type="float" office:value="0.732905982905983" calcext:value-type="float">
            <text:p>0.732905982905983</text:p>
          </table:table-cell>
          <table:table-cell office:value-type="float" office:value="2.9808604185329" calcext:value-type="float">
            <text:p>2.9808604185329</text:p>
          </table:table-cell>
        </table:table-row>
        <table:table-row table:style-name="ro1">
          <table:table-cell table:number-columns-repeated="2"/>
          <table:table-cell office:value-type="float" office:value="0.733440170940171" calcext:value-type="float">
            <text:p>0.733440170940171</text:p>
          </table:table-cell>
          <table:table-cell office:value-type="float" office:value="2.98093891706875" calcext:value-type="float">
            <text:p>2.98093891706875</text:p>
          </table:table-cell>
        </table:table-row>
        <table:table-row table:style-name="ro1">
          <table:table-cell table:number-columns-repeated="2"/>
          <table:table-cell office:value-type="float" office:value="0.733974358974359" calcext:value-type="float">
            <text:p>0.733974358974359</text:p>
          </table:table-cell>
          <table:table-cell office:value-type="float" office:value="2.9810186899252" calcext:value-type="float">
            <text:p>2.9810186899252</text:p>
          </table:table-cell>
        </table:table-row>
        <table:table-row table:style-name="ro1">
          <table:table-cell table:number-columns-repeated="2"/>
          <table:table-cell office:value-type="float" office:value="0.734508547008547" calcext:value-type="float">
            <text:p>0.734508547008547</text:p>
          </table:table-cell>
          <table:table-cell office:value-type="float" office:value="2.98110250612705" calcext:value-type="float">
            <text:p>2.98110250612705</text:p>
          </table:table-cell>
        </table:table-row>
        <table:table-row table:style-name="ro1">
          <table:table-cell table:number-columns-repeated="2"/>
          <table:table-cell office:value-type="float" office:value="0.735042735042735" calcext:value-type="float">
            <text:p>0.735042735042735</text:p>
          </table:table-cell>
          <table:table-cell office:value-type="float" office:value="2.98119313469913" calcext:value-type="float">
            <text:p>2.98119313469913</text:p>
          </table:table-cell>
        </table:table-row>
        <table:table-row table:style-name="ro1">
          <table:table-cell table:number-columns-repeated="2"/>
          <table:table-cell office:value-type="float" office:value="0.735576923076923" calcext:value-type="float">
            <text:p>0.735576923076923</text:p>
          </table:table-cell>
          <table:table-cell office:value-type="float" office:value="2.98129334466626" calcext:value-type="float">
            <text:p>2.98129334466626</text:p>
          </table:table-cell>
        </table:table-row>
        <table:table-row table:style-name="ro1">
          <table:table-cell table:number-columns-repeated="2"/>
          <table:table-cell office:value-type="float" office:value="0.736111111111111" calcext:value-type="float">
            <text:p>0.736111111111111</text:p>
          </table:table-cell>
          <table:table-cell office:value-type="float" office:value="2.98140905569154" calcext:value-type="float">
            <text:p>2.98140905569154</text:p>
          </table:table-cell>
        </table:table-row>
        <table:table-row table:style-name="ro1">
          <table:table-cell table:number-columns-repeated="2"/>
          <table:table-cell office:value-type="float" office:value="0.736645299145299" calcext:value-type="float">
            <text:p>0.736645299145299</text:p>
          </table:table-cell>
          <table:table-cell office:value-type="float" office:value="2.98154255784059" calcext:value-type="float">
            <text:p>2.98154255784059</text:p>
          </table:table-cell>
        </table:table-row>
        <table:table-row table:style-name="ro1">
          <table:table-cell table:number-columns-repeated="2"/>
          <table:table-cell office:value-type="float" office:value="0.737179487179487" calcext:value-type="float">
            <text:p>0.737179487179487</text:p>
          </table:table-cell>
          <table:table-cell office:value-type="float" office:value="2.98168668278041" calcext:value-type="float">
            <text:p>2.98168668278041</text:p>
          </table:table-cell>
        </table:table-row>
        <table:table-row table:style-name="ro1">
          <table:table-cell table:number-columns-repeated="2"/>
          <table:table-cell office:value-type="float" office:value="0.737713675213675" calcext:value-type="float">
            <text:p>0.737713675213675</text:p>
          </table:table-cell>
          <table:table-cell office:value-type="float" office:value="2.98183414327807" calcext:value-type="float">
            <text:p>2.98183414327807</text:p>
          </table:table-cell>
        </table:table-row>
        <table:table-row table:style-name="ro1">
          <table:table-cell table:number-columns-repeated="2"/>
          <table:table-cell office:value-type="float" office:value="0.738247863247863" calcext:value-type="float">
            <text:p>0.738247863247863</text:p>
          </table:table-cell>
          <table:table-cell office:value-type="float" office:value="2.98197765210063" calcext:value-type="float">
            <text:p>2.98197765210063</text:p>
          </table:table-cell>
        </table:table-row>
        <table:table-row table:style-name="ro1">
          <table:table-cell table:number-columns-repeated="2"/>
          <table:table-cell office:value-type="float" office:value="0.738782051282051" calcext:value-type="float">
            <text:p>0.738782051282051</text:p>
          </table:table-cell>
          <table:table-cell office:value-type="float" office:value="2.98210992201513" calcext:value-type="float">
            <text:p>2.98210992201513</text:p>
          </table:table-cell>
        </table:table-row>
        <table:table-row table:style-name="ro1">
          <table:table-cell table:number-columns-repeated="2"/>
          <table:table-cell office:value-type="float" office:value="0.739316239316239" calcext:value-type="float">
            <text:p>0.739316239316239</text:p>
          </table:table-cell>
          <table:table-cell office:value-type="float" office:value="2.98222366578865" calcext:value-type="float">
            <text:p>2.98222366578865</text:p>
          </table:table-cell>
        </table:table-row>
        <table:table-row table:style-name="ro1">
          <table:table-cell table:number-columns-repeated="2"/>
          <table:table-cell office:value-type="float" office:value="0.739850427350427" calcext:value-type="float">
            <text:p>0.739850427350427</text:p>
          </table:table-cell>
          <table:table-cell office:value-type="float" office:value="2.98231159618824" calcext:value-type="float">
            <text:p>2.98231159618824</text:p>
          </table:table-cell>
        </table:table-row>
        <table:table-row table:style-name="ro1">
          <table:table-cell table:number-columns-repeated="2"/>
          <table:table-cell office:value-type="float" office:value="0.740384615384615" calcext:value-type="float">
            <text:p>0.740384615384615</text:p>
          </table:table-cell>
          <table:table-cell office:value-type="float" office:value="2.98236642598095" calcext:value-type="float">
            <text:p>2.98236642598095</text:p>
          </table:table-cell>
        </table:table-row>
        <table:table-row table:style-name="ro1">
          <table:table-cell table:number-columns-repeated="2"/>
          <table:table-cell office:value-type="float" office:value="0.740918803418804" calcext:value-type="float">
            <text:p>0.740918803418804</text:p>
          </table:table-cell>
          <table:table-cell office:value-type="float" office:value="2.98239535404555" calcext:value-type="float">
            <text:p>2.98239535404555</text:p>
          </table:table-cell>
        </table:table-row>
        <table:table-row table:style-name="ro1">
          <table:table-cell table:number-columns-repeated="2"/>
          <table:table-cell office:value-type="float" office:value="0.741452991452992" calcext:value-type="float">
            <text:p>0.741452991452992</text:p>
          </table:table-cell>
          <table:table-cell office:value-type="float" office:value="2.9824235682129" calcext:value-type="float">
            <text:p>2.9824235682129</text:p>
          </table:table-cell>
        </table:table-row>
        <table:table-row table:style-name="ro1">
          <table:table-cell table:number-columns-repeated="2"/>
          <table:table-cell office:value-type="float" office:value="0.74198717948718" calcext:value-type="float">
            <text:p>0.74198717948718</text:p>
          </table:table-cell>
          <table:table-cell office:value-type="float" office:value="2.98245178238025" calcext:value-type="float">
            <text:p>2.98245178238025</text:p>
          </table:table-cell>
        </table:table-row>
        <table:table-row table:style-name="ro1">
          <table:table-cell table:number-columns-repeated="2"/>
          <table:table-cell office:value-type="float" office:value="0.742521367521368" calcext:value-type="float">
            <text:p>0.742521367521368</text:p>
          </table:table-cell>
          <table:table-cell office:value-type="float" office:value="2.9824799965476" calcext:value-type="float">
            <text:p>2.9824799965476</text:p>
          </table:table-cell>
        </table:table-row>
        <table:table-row table:style-name="ro1">
          <table:table-cell table:number-columns-repeated="2"/>
          <table:table-cell office:value-type="float" office:value="0.743055555555556" calcext:value-type="float">
            <text:p>0.743055555555556</text:p>
          </table:table-cell>
          <table:table-cell office:value-type="float" office:value="2.98250821071495" calcext:value-type="float">
            <text:p>2.98250821071495</text:p>
          </table:table-cell>
        </table:table-row>
        <table:table-row table:style-name="ro1">
          <table:table-cell table:number-columns-repeated="2"/>
          <table:table-cell office:value-type="float" office:value="0.743589743589744" calcext:value-type="float">
            <text:p>0.743589743589744</text:p>
          </table:table-cell>
          <table:table-cell office:value-type="float" office:value="2.9825364248823" calcext:value-type="float">
            <text:p>2.9825364248823</text:p>
          </table:table-cell>
        </table:table-row>
        <table:table-row table:style-name="ro1">
          <table:table-cell table:number-columns-repeated="2"/>
          <table:table-cell office:value-type="float" office:value="0.744123931623932" calcext:value-type="float">
            <text:p>0.744123931623932</text:p>
          </table:table-cell>
          <table:table-cell office:value-type="float" office:value="2.98256463904965" calcext:value-type="float">
            <text:p>2.98256463904965</text:p>
          </table:table-cell>
        </table:table-row>
        <table:table-row table:style-name="ro1">
          <table:table-cell table:number-columns-repeated="2"/>
          <table:table-cell office:value-type="float" office:value="0.74465811965812" calcext:value-type="float">
            <text:p>0.74465811965812</text:p>
          </table:table-cell>
          <table:table-cell office:value-type="float" office:value="2.982592853217" calcext:value-type="float">
            <text:p>2.982592853217</text:p>
          </table:table-cell>
        </table:table-row>
        <table:table-row table:style-name="ro1">
          <table:table-cell table:number-columns-repeated="2"/>
          <table:table-cell office:value-type="float" office:value="0.745192307692308" calcext:value-type="float">
            <text:p>0.745192307692308</text:p>
          </table:table-cell>
          <table:table-cell office:value-type="float" office:value="2.98262106738434" calcext:value-type="float">
            <text:p>2.98262106738434</text:p>
          </table:table-cell>
        </table:table-row>
        <table:table-row table:style-name="ro1">
          <table:table-cell table:number-columns-repeated="2"/>
          <table:table-cell office:value-type="float" office:value="0.745726495726496" calcext:value-type="float">
            <text:p>0.745726495726496</text:p>
          </table:table-cell>
          <table:table-cell office:value-type="float" office:value="2.98264928155169" calcext:value-type="float">
            <text:p>2.98264928155169</text:p>
          </table:table-cell>
        </table:table-row>
        <table:table-row table:style-name="ro1">
          <table:table-cell table:number-columns-repeated="2"/>
          <table:table-cell office:value-type="float" office:value="0.746260683760684" calcext:value-type="float">
            <text:p>0.746260683760684</text:p>
          </table:table-cell>
          <table:table-cell office:value-type="float" office:value="2.98267749571904" calcext:value-type="float">
            <text:p>2.98267749571904</text:p>
          </table:table-cell>
        </table:table-row>
        <table:table-row table:style-name="ro1">
          <table:table-cell table:number-columns-repeated="2"/>
          <table:table-cell office:value-type="float" office:value="0.746794871794872" calcext:value-type="float">
            <text:p>0.746794871794872</text:p>
          </table:table-cell>
          <table:table-cell office:value-type="float" office:value="2.98270570988639" calcext:value-type="float">
            <text:p>2.98270570988639</text:p>
          </table:table-cell>
        </table:table-row>
        <table:table-row table:style-name="ro1">
          <table:table-cell table:number-columns-repeated="2"/>
          <table:table-cell office:value-type="float" office:value="0.74732905982906" calcext:value-type="float">
            <text:p>0.74732905982906</text:p>
          </table:table-cell>
          <table:table-cell office:value-type="float" office:value="2.98273392405374" calcext:value-type="float">
            <text:p>2.98273392405374</text:p>
          </table:table-cell>
        </table:table-row>
        <table:table-row table:style-name="ro1">
          <table:table-cell table:number-columns-repeated="2"/>
          <table:table-cell office:value-type="float" office:value="0.747863247863248" calcext:value-type="float">
            <text:p>0.747863247863248</text:p>
          </table:table-cell>
          <table:table-cell office:value-type="float" office:value="2.98276213822108" calcext:value-type="float">
            <text:p>2.98276213822108</text:p>
          </table:table-cell>
        </table:table-row>
        <table:table-row table:style-name="ro1">
          <table:table-cell table:number-columns-repeated="2"/>
          <table:table-cell office:value-type="float" office:value="0.748397435897436" calcext:value-type="float">
            <text:p>0.748397435897436</text:p>
          </table:table-cell>
          <table:table-cell office:value-type="float" office:value="2.98279035238843" calcext:value-type="float">
            <text:p>2.98279035238843</text:p>
          </table:table-cell>
        </table:table-row>
        <table:table-row table:style-name="ro1">
          <table:table-cell table:number-columns-repeated="2"/>
          <table:table-cell office:value-type="float" office:value="0.748931623931624" calcext:value-type="float">
            <text:p>0.748931623931624</text:p>
          </table:table-cell>
          <table:table-cell office:value-type="float" office:value="2.98281856655578" calcext:value-type="float">
            <text:p>2.98281856655578</text:p>
          </table:table-cell>
        </table:table-row>
        <table:table-row table:style-name="ro1">
          <table:table-cell table:number-columns-repeated="2"/>
          <table:table-cell office:value-type="float" office:value="0.749465811965812" calcext:value-type="float">
            <text:p>0.749465811965812</text:p>
          </table:table-cell>
          <table:table-cell office:value-type="float" office:value="2.98284678072313" calcext:value-type="float">
            <text:p>2.98284678072313</text:p>
          </table:table-cell>
        </table:table-row>
        <table:table-row table:style-name="ro1">
          <table:table-cell table:number-columns-repeated="2"/>
          <table:table-cell office:value-type="float" office:value="0.75" calcext:value-type="float">
            <text:p>0.75</text:p>
          </table:table-cell>
          <table:table-cell office:value-type="float" office:value="2.98287499489048" calcext:value-type="float">
            <text:p>2.98287499489048</text:p>
          </table:table-cell>
        </table:table-row>
        <table:table-row table:style-name="ro1">
          <table:table-cell table:number-columns-repeated="2"/>
          <table:table-cell office:value-type="float" office:value="0.750534188034188" calcext:value-type="float">
            <text:p>0.750534188034188</text:p>
          </table:table-cell>
          <table:table-cell office:value-type="float" office:value="2.98292559111411" calcext:value-type="float">
            <text:p>2.98292559111411</text:p>
          </table:table-cell>
        </table:table-row>
        <table:table-row table:style-name="ro1">
          <table:table-cell table:number-columns-repeated="2"/>
          <table:table-cell office:value-type="float" office:value="0.751068376068376" calcext:value-type="float">
            <text:p>0.751068376068376</text:p>
          </table:table-cell>
          <table:table-cell office:value-type="float" office:value="2.98304985636181" calcext:value-type="float">
            <text:p>2.98304985636181</text:p>
          </table:table-cell>
        </table:table-row>
        <table:table-row table:style-name="ro1">
          <table:table-cell table:number-columns-repeated="2"/>
          <table:table-cell office:value-type="float" office:value="0.751602564102564" calcext:value-type="float">
            <text:p>0.751602564102564</text:p>
          </table:table-cell>
          <table:table-cell office:value-type="float" office:value="2.98323480076244" calcext:value-type="float">
            <text:p>2.98323480076244</text:p>
          </table:table-cell>
        </table:table-row>
        <table:table-row table:style-name="ro1">
          <table:table-cell table:number-columns-repeated="2"/>
          <table:table-cell office:value-type="float" office:value="0.752136752136752" calcext:value-type="float">
            <text:p>0.752136752136752</text:p>
          </table:table-cell>
          <table:table-cell office:value-type="float" office:value="2.98346403049071" calcext:value-type="float">
            <text:p>2.98346403049071</text:p>
          </table:table-cell>
        </table:table-row>
        <table:table-row table:style-name="ro1">
          <table:table-cell table:number-columns-repeated="2"/>
          <table:table-cell office:value-type="float" office:value="0.75267094017094" calcext:value-type="float">
            <text:p>0.75267094017094</text:p>
          </table:table-cell>
          <table:table-cell office:value-type="float" office:value="2.9837211517213" calcext:value-type="float">
            <text:p>2.9837211517213</text:p>
          </table:table-cell>
        </table:table-row>
        <table:table-row table:style-name="ro1">
          <table:table-cell table:number-columns-repeated="2"/>
          <table:table-cell office:value-type="float" office:value="0.753205128205128" calcext:value-type="float">
            <text:p>0.753205128205128</text:p>
          </table:table-cell>
          <table:table-cell office:value-type="float" office:value="2.9839897706289" calcext:value-type="float">
            <text:p>2.9839897706289</text:p>
          </table:table-cell>
        </table:table-row>
        <table:table-row table:style-name="ro1">
          <table:table-cell table:number-columns-repeated="2"/>
          <table:table-cell office:value-type="float" office:value="0.753739316239316" calcext:value-type="float">
            <text:p>0.753739316239316</text:p>
          </table:table-cell>
          <table:table-cell office:value-type="float" office:value="2.98425349338819" calcext:value-type="float">
            <text:p>2.98425349338819</text:p>
          </table:table-cell>
        </table:table-row>
        <table:table-row table:style-name="ro1">
          <table:table-cell table:number-columns-repeated="2"/>
          <table:table-cell office:value-type="float" office:value="0.754273504273504" calcext:value-type="float">
            <text:p>0.754273504273504</text:p>
          </table:table-cell>
          <table:table-cell office:value-type="float" office:value="2.98449592617387" calcext:value-type="float">
            <text:p>2.98449592617387</text:p>
          </table:table-cell>
        </table:table-row>
        <table:table-row table:style-name="ro1">
          <table:table-cell table:number-columns-repeated="2"/>
          <table:table-cell office:value-type="float" office:value="0.754807692307692" calcext:value-type="float">
            <text:p>0.754807692307692</text:p>
          </table:table-cell>
          <table:table-cell office:value-type="float" office:value="2.98470067516063" calcext:value-type="float">
            <text:p>2.98470067516063</text:p>
          </table:table-cell>
        </table:table-row>
        <table:table-row table:style-name="ro1">
          <table:table-cell table:number-columns-repeated="2"/>
          <table:table-cell office:value-type="float" office:value="0.75534188034188" calcext:value-type="float">
            <text:p>0.75534188034188</text:p>
          </table:table-cell>
          <table:table-cell office:value-type="float" office:value="2.98486730373958" calcext:value-type="float">
            <text:p>2.98486730373958</text:p>
          </table:table-cell>
        </table:table-row>
        <table:table-row table:style-name="ro1">
          <table:table-cell table:number-columns-repeated="2"/>
          <table:table-cell office:value-type="float" office:value="0.755876068376068" calcext:value-type="float">
            <text:p>0.755876068376068</text:p>
          </table:table-cell>
          <table:table-cell office:value-type="float" office:value="2.98503500273788" calcext:value-type="float">
            <text:p>2.98503500273788</text:p>
          </table:table-cell>
        </table:table-row>
        <table:table-row table:style-name="ro1">
          <table:table-cell table:number-columns-repeated="2"/>
          <table:table-cell office:value-type="float" office:value="0.756410256410256" calcext:value-type="float">
            <text:p>0.756410256410256</text:p>
          </table:table-cell>
          <table:table-cell office:value-type="float" office:value="2.98520378161731" calcext:value-type="float">
            <text:p>2.98520378161731</text:p>
          </table:table-cell>
        </table:table-row>
        <table:table-row table:style-name="ro1">
          <table:table-cell table:number-columns-repeated="2"/>
          <table:table-cell office:value-type="float" office:value="0.756944444444444" calcext:value-type="float">
            <text:p>0.756944444444444</text:p>
          </table:table-cell>
          <table:table-cell office:value-type="float" office:value="2.98537036131442" calcext:value-type="float">
            <text:p>2.98537036131442</text:p>
          </table:table-cell>
        </table:table-row>
        <table:table-row table:style-name="ro1">
          <table:table-cell table:number-columns-repeated="2"/>
          <table:table-cell office:value-type="float" office:value="0.757478632478633" calcext:value-type="float">
            <text:p>0.757478632478633</text:p>
          </table:table-cell>
          <table:table-cell office:value-type="float" office:value="2.98553146276578" calcext:value-type="float">
            <text:p>2.98553146276578</text:p>
          </table:table-cell>
        </table:table-row>
        <table:table-row table:style-name="ro1">
          <table:table-cell table:number-columns-repeated="2"/>
          <table:table-cell office:value-type="float" office:value="0.758012820512821" calcext:value-type="float">
            <text:p>0.758012820512821</text:p>
          </table:table-cell>
          <table:table-cell office:value-type="float" office:value="2.98568380690793" calcext:value-type="float">
            <text:p>2.98568380690793</text:p>
          </table:table-cell>
        </table:table-row>
        <table:table-row table:style-name="ro1">
          <table:table-cell table:number-columns-repeated="2"/>
          <table:table-cell office:value-type="float" office:value="0.758547008547009" calcext:value-type="float">
            <text:p>0.758547008547009</text:p>
          </table:table-cell>
          <table:table-cell office:value-type="float" office:value="2.98582411467744" calcext:value-type="float">
            <text:p>2.98582411467744</text:p>
          </table:table-cell>
        </table:table-row>
        <table:table-row table:style-name="ro1">
          <table:table-cell table:number-columns-repeated="2"/>
          <table:table-cell office:value-type="float" office:value="0.759081196581197" calcext:value-type="float">
            <text:p>0.759081196581197</text:p>
          </table:table-cell>
          <table:table-cell office:value-type="float" office:value="2.98594910701086" calcext:value-type="float">
            <text:p>2.98594910701086</text:p>
          </table:table-cell>
        </table:table-row>
        <table:table-row table:style-name="ro1">
          <table:table-cell table:number-columns-repeated="2"/>
          <table:table-cell office:value-type="float" office:value="0.759615384615385" calcext:value-type="float">
            <text:p>0.759615384615385</text:p>
          </table:table-cell>
          <table:table-cell office:value-type="float" office:value="2.98605550484475" calcext:value-type="float">
            <text:p>2.98605550484475</text:p>
          </table:table-cell>
        </table:table-row>
        <table:table-row table:style-name="ro1">
          <table:table-cell table:number-columns-repeated="2"/>
          <table:table-cell office:value-type="float" office:value="0.760149572649573" calcext:value-type="float">
            <text:p>0.760149572649573</text:p>
          </table:table-cell>
          <table:table-cell office:value-type="float" office:value="2.98614483456939" calcext:value-type="float">
            <text:p>2.98614483456939</text:p>
          </table:table-cell>
        </table:table-row>
        <table:table-row table:style-name="ro1">
          <table:table-cell table:number-columns-repeated="2"/>
          <table:table-cell office:value-type="float" office:value="0.760683760683761" calcext:value-type="float">
            <text:p>0.760683760683761</text:p>
          </table:table-cell>
          <table:table-cell office:value-type="float" office:value="2.98623266225638" calcext:value-type="float">
            <text:p>2.98623266225638</text:p>
          </table:table-cell>
        </table:table-row>
        <table:table-row table:style-name="ro1">
          <table:table-cell table:number-columns-repeated="2"/>
          <table:table-cell office:value-type="float" office:value="0.761217948717949" calcext:value-type="float">
            <text:p>0.761217948717949</text:p>
          </table:table-cell>
          <table:table-cell office:value-type="float" office:value="2.98632048994336" calcext:value-type="float">
            <text:p>2.98632048994336</text:p>
          </table:table-cell>
        </table:table-row>
        <table:table-row table:style-name="ro1">
          <table:table-cell table:number-columns-repeated="2"/>
          <table:table-cell office:value-type="float" office:value="0.761752136752137" calcext:value-type="float">
            <text:p>0.761752136752137</text:p>
          </table:table-cell>
          <table:table-cell office:value-type="float" office:value="2.98640831763034" calcext:value-type="float">
            <text:p>2.98640831763034</text:p>
          </table:table-cell>
        </table:table-row>
        <table:table-row table:style-name="ro1">
          <table:table-cell table:number-columns-repeated="2"/>
          <table:table-cell office:value-type="float" office:value="0.762286324786325" calcext:value-type="float">
            <text:p>0.762286324786325</text:p>
          </table:table-cell>
          <table:table-cell office:value-type="float" office:value="2.98649614531732" calcext:value-type="float">
            <text:p>2.98649614531732</text:p>
          </table:table-cell>
        </table:table-row>
        <table:table-row table:style-name="ro1">
          <table:table-cell table:number-columns-repeated="2"/>
          <table:table-cell office:value-type="float" office:value="0.762820512820513" calcext:value-type="float">
            <text:p>0.762820512820513</text:p>
          </table:table-cell>
          <table:table-cell office:value-type="float" office:value="2.9865839730043" calcext:value-type="float">
            <text:p>2.9865839730043</text:p>
          </table:table-cell>
        </table:table-row>
        <table:table-row table:style-name="ro1">
          <table:table-cell table:number-columns-repeated="2"/>
          <table:table-cell office:value-type="float" office:value="0.763354700854701" calcext:value-type="float">
            <text:p>0.763354700854701</text:p>
          </table:table-cell>
          <table:table-cell office:value-type="float" office:value="2.98667180069129" calcext:value-type="float">
            <text:p>2.98667180069129</text:p>
          </table:table-cell>
        </table:table-row>
        <table:table-row table:style-name="ro1">
          <table:table-cell table:number-columns-repeated="2"/>
          <table:table-cell office:value-type="float" office:value="0.763888888888889" calcext:value-type="float">
            <text:p>0.763888888888889</text:p>
          </table:table-cell>
          <table:table-cell office:value-type="float" office:value="2.98675962837827" calcext:value-type="float">
            <text:p>2.98675962837827</text:p>
          </table:table-cell>
        </table:table-row>
        <table:table-row table:style-name="ro1">
          <table:table-cell table:number-columns-repeated="2"/>
          <table:table-cell office:value-type="float" office:value="0.764423076923077" calcext:value-type="float">
            <text:p>0.764423076923077</text:p>
          </table:table-cell>
          <table:table-cell office:value-type="float" office:value="2.98684745606525" calcext:value-type="float">
            <text:p>2.98684745606525</text:p>
          </table:table-cell>
        </table:table-row>
        <table:table-row table:style-name="ro1">
          <table:table-cell table:number-columns-repeated="2"/>
          <table:table-cell office:value-type="float" office:value="0.764957264957265" calcext:value-type="float">
            <text:p>0.764957264957265</text:p>
          </table:table-cell>
          <table:table-cell office:value-type="float" office:value="2.98693541046742" calcext:value-type="float">
            <text:p>2.98693541046742</text:p>
          </table:table-cell>
        </table:table-row>
        <table:table-row table:style-name="ro1">
          <table:table-cell table:number-columns-repeated="2"/>
          <table:table-cell office:value-type="float" office:value="0.765491452991453" calcext:value-type="float">
            <text:p>0.765491452991453</text:p>
          </table:table-cell>
          <table:table-cell office:value-type="float" office:value="2.9870239202268" calcext:value-type="float">
            <text:p>2.9870239202268</text:p>
          </table:table-cell>
        </table:table-row>
        <table:table-row table:style-name="ro1">
          <table:table-cell table:number-columns-repeated="2"/>
          <table:table-cell office:value-type="float" office:value="0.766025641025641" calcext:value-type="float">
            <text:p>0.766025641025641</text:p>
          </table:table-cell>
          <table:table-cell office:value-type="float" office:value="2.98711279585936" calcext:value-type="float">
            <text:p>2.98711279585936</text:p>
          </table:table-cell>
        </table:table-row>
        <table:table-row table:style-name="ro1">
          <table:table-cell table:number-columns-repeated="2"/>
          <table:table-cell office:value-type="float" office:value="0.766559829059829" calcext:value-type="float">
            <text:p>0.766559829059829</text:p>
          </table:table-cell>
          <table:table-cell office:value-type="float" office:value="2.98720178030498" calcext:value-type="float">
            <text:p>2.98720178030498</text:p>
          </table:table-cell>
        </table:table-row>
        <table:table-row table:style-name="ro1">
          <table:table-cell table:number-columns-repeated="2"/>
          <table:table-cell office:value-type="float" office:value="0.767094017094017" calcext:value-type="float">
            <text:p>0.767094017094017</text:p>
          </table:table-cell>
          <table:table-cell office:value-type="float" office:value="2.98729061650351" calcext:value-type="float">
            <text:p>2.98729061650351</text:p>
          </table:table-cell>
        </table:table-row>
        <table:table-row table:style-name="ro1">
          <table:table-cell table:number-columns-repeated="2"/>
          <table:table-cell office:value-type="float" office:value="0.767628205128205" calcext:value-type="float">
            <text:p>0.767628205128205</text:p>
          </table:table-cell>
          <table:table-cell office:value-type="float" office:value="2.9873790473948" calcext:value-type="float">
            <text:p>2.9873790473948</text:p>
          </table:table-cell>
        </table:table-row>
        <table:table-row table:style-name="ro1">
          <table:table-cell table:number-columns-repeated="2"/>
          <table:table-cell office:value-type="float" office:value="0.768162393162393" calcext:value-type="float">
            <text:p>0.768162393162393</text:p>
          </table:table-cell>
          <table:table-cell office:value-type="float" office:value="2.98746681591871" calcext:value-type="float">
            <text:p>2.98746681591871</text:p>
          </table:table-cell>
        </table:table-row>
        <table:table-row table:style-name="ro1">
          <table:table-cell table:number-columns-repeated="2"/>
          <table:table-cell office:value-type="float" office:value="0.768696581196581" calcext:value-type="float">
            <text:p>0.768696581196581</text:p>
          </table:table-cell>
          <table:table-cell office:value-type="float" office:value="2.98755366501511" calcext:value-type="float">
            <text:p>2.98755366501511</text:p>
          </table:table-cell>
        </table:table-row>
        <table:table-row table:style-name="ro1">
          <table:table-cell table:number-columns-repeated="2"/>
          <table:table-cell office:value-type="float" office:value="0.769230769230769" calcext:value-type="float">
            <text:p>0.769230769230769</text:p>
          </table:table-cell>
          <table:table-cell office:value-type="float" office:value="2.98763933762385" calcext:value-type="float">
            <text:p>2.98763933762385</text:p>
          </table:table-cell>
        </table:table-row>
        <table:table-row table:style-name="ro1">
          <table:table-cell table:number-columns-repeated="2"/>
          <table:table-cell office:value-type="float" office:value="0.769764957264957" calcext:value-type="float">
            <text:p>0.769764957264957</text:p>
          </table:table-cell>
          <table:table-cell office:value-type="float" office:value="2.98771830134826" calcext:value-type="float">
            <text:p>2.98771830134826</text:p>
          </table:table-cell>
        </table:table-row>
        <table:table-row table:style-name="ro1">
          <table:table-cell table:number-columns-repeated="2"/>
          <table:table-cell office:value-type="float" office:value="0.770299145299145" calcext:value-type="float">
            <text:p>0.770299145299145</text:p>
          </table:table-cell>
          <table:table-cell office:value-type="float" office:value="2.98776655391114" calcext:value-type="float">
            <text:p>2.98776655391114</text:p>
          </table:table-cell>
        </table:table-row>
        <table:table-row table:style-name="ro1">
          <table:table-cell table:number-columns-repeated="2"/>
          <table:table-cell office:value-type="float" office:value="0.770833333333333" calcext:value-type="float">
            <text:p>0.770833333333333</text:p>
          </table:table-cell>
          <table:table-cell office:value-type="float" office:value="2.98778655735175" calcext:value-type="float">
            <text:p>2.98778655735175</text:p>
          </table:table-cell>
        </table:table-row>
        <table:table-row table:style-name="ro1">
          <table:table-cell table:number-columns-repeated="2"/>
          <table:table-cell office:value-type="float" office:value="0.771367521367521" calcext:value-type="float">
            <text:p>0.771367521367521</text:p>
          </table:table-cell>
          <table:table-cell office:value-type="float" office:value="2.98778461404398" calcext:value-type="float">
            <text:p>2.98778461404398</text:p>
          </table:table-cell>
        </table:table-row>
        <table:table-row table:style-name="ro1">
          <table:table-cell table:number-columns-repeated="2"/>
          <table:table-cell office:value-type="float" office:value="0.771901709401709" calcext:value-type="float">
            <text:p>0.771901709401709</text:p>
          </table:table-cell>
          <table:table-cell office:value-type="float" office:value="2.98776702636174" calcext:value-type="float">
            <text:p>2.98776702636174</text:p>
          </table:table-cell>
        </table:table-row>
        <table:table-row table:style-name="ro1">
          <table:table-cell table:number-columns-repeated="2"/>
          <table:table-cell office:value-type="float" office:value="0.772435897435898" calcext:value-type="float">
            <text:p>0.772435897435898</text:p>
          </table:table-cell>
          <table:table-cell office:value-type="float" office:value="2.98774009667891" calcext:value-type="float">
            <text:p>2.98774009667891</text:p>
          </table:table-cell>
        </table:table-row>
        <table:table-row table:style-name="ro1">
          <table:table-cell table:number-columns-repeated="2"/>
          <table:table-cell office:value-type="float" office:value="0.772970085470086" calcext:value-type="float">
            <text:p>0.772970085470086</text:p>
          </table:table-cell>
          <table:table-cell office:value-type="float" office:value="2.98771012736941" calcext:value-type="float">
            <text:p>2.98771012736941</text:p>
          </table:table-cell>
        </table:table-row>
        <table:table-row table:style-name="ro1">
          <table:table-cell table:number-columns-repeated="2"/>
          <table:table-cell office:value-type="float" office:value="0.773504273504274" calcext:value-type="float">
            <text:p>0.773504273504274</text:p>
          </table:table-cell>
          <table:table-cell office:value-type="float" office:value="2.98768342080712" calcext:value-type="float">
            <text:p>2.98768342080712</text:p>
          </table:table-cell>
        </table:table-row>
        <table:table-row table:style-name="ro1">
          <table:table-cell table:number-columns-repeated="2"/>
          <table:table-cell office:value-type="float" office:value="0.774038461538462" calcext:value-type="float">
            <text:p>0.774038461538462</text:p>
          </table:table-cell>
          <table:table-cell office:value-type="float" office:value="2.98766627936595" calcext:value-type="float">
            <text:p>2.98766627936595</text:p>
          </table:table-cell>
        </table:table-row>
        <table:table-row table:style-name="ro1">
          <table:table-cell table:number-columns-repeated="2"/>
          <table:table-cell office:value-type="float" office:value="0.77457264957265" calcext:value-type="float">
            <text:p>0.77457264957265</text:p>
          </table:table-cell>
          <table:table-cell office:value-type="float" office:value="2.98766246801139" calcext:value-type="float">
            <text:p>2.98766246801139</text:p>
          </table:table-cell>
        </table:table-row>
        <table:table-row table:style-name="ro1">
          <table:table-cell table:number-columns-repeated="2"/>
          <table:table-cell office:value-type="float" office:value="0.775106837606838" calcext:value-type="float">
            <text:p>0.775106837606838</text:p>
          </table:table-cell>
          <table:table-cell office:value-type="float" office:value="2.98766087409205" calcext:value-type="float">
            <text:p>2.98766087409205</text:p>
          </table:table-cell>
        </table:table-row>
        <table:table-row table:style-name="ro1">
          <table:table-cell table:number-columns-repeated="2"/>
          <table:table-cell office:value-type="float" office:value="0.775641025641026" calcext:value-type="float">
            <text:p>0.775641025641026</text:p>
          </table:table-cell>
          <table:table-cell office:value-type="float" office:value="2.98765928017272" calcext:value-type="float">
            <text:p>2.98765928017272</text:p>
          </table:table-cell>
        </table:table-row>
        <table:table-row table:style-name="ro1">
          <table:table-cell table:number-columns-repeated="2"/>
          <table:table-cell office:value-type="float" office:value="0.776175213675214" calcext:value-type="float">
            <text:p>0.776175213675214</text:p>
          </table:table-cell>
          <table:table-cell office:value-type="float" office:value="2.98765768625339" calcext:value-type="float">
            <text:p>2.98765768625339</text:p>
          </table:table-cell>
        </table:table-row>
        <table:table-row table:style-name="ro1">
          <table:table-cell table:number-columns-repeated="2"/>
          <table:table-cell office:value-type="float" office:value="0.776709401709402" calcext:value-type="float">
            <text:p>0.776709401709402</text:p>
          </table:table-cell>
          <table:table-cell office:value-type="float" office:value="2.98765609233405" calcext:value-type="float">
            <text:p>2.98765609233405</text:p>
          </table:table-cell>
        </table:table-row>
        <table:table-row table:style-name="ro1">
          <table:table-cell table:number-columns-repeated="2"/>
          <table:table-cell office:value-type="float" office:value="0.77724358974359" calcext:value-type="float">
            <text:p>0.77724358974359</text:p>
          </table:table-cell>
          <table:table-cell office:value-type="float" office:value="2.98765449841472" calcext:value-type="float">
            <text:p>2.98765449841472</text:p>
          </table:table-cell>
        </table:table-row>
        <table:table-row table:style-name="ro1">
          <table:table-cell table:number-columns-repeated="2"/>
          <table:table-cell office:value-type="float" office:value="0.777777777777778" calcext:value-type="float">
            <text:p>0.777777777777778</text:p>
          </table:table-cell>
          <table:table-cell office:value-type="float" office:value="2.98765290449538" calcext:value-type="float">
            <text:p>2.98765290449538</text:p>
          </table:table-cell>
        </table:table-row>
        <table:table-row table:style-name="ro1">
          <table:table-cell table:number-columns-repeated="2"/>
          <table:table-cell office:value-type="float" office:value="0.778311965811966" calcext:value-type="float">
            <text:p>0.778311965811966</text:p>
          </table:table-cell>
          <table:table-cell office:value-type="float" office:value="2.98765131057605" calcext:value-type="float">
            <text:p>2.98765131057605</text:p>
          </table:table-cell>
        </table:table-row>
        <table:table-row table:style-name="ro1">
          <table:table-cell table:number-columns-repeated="2"/>
          <table:table-cell office:value-type="float" office:value="0.778846153846154" calcext:value-type="float">
            <text:p>0.778846153846154</text:p>
          </table:table-cell>
          <table:table-cell office:value-type="float" office:value="2.98764971665671" calcext:value-type="float">
            <text:p>2.98764971665671</text:p>
          </table:table-cell>
        </table:table-row>
        <table:table-row table:style-name="ro1">
          <table:table-cell table:number-columns-repeated="2"/>
          <table:table-cell office:value-type="float" office:value="0.779380341880342" calcext:value-type="float">
            <text:p>0.779380341880342</text:p>
          </table:table-cell>
          <table:table-cell office:value-type="float" office:value="2.98764812273738" calcext:value-type="float">
            <text:p>2.98764812273738</text:p>
          </table:table-cell>
        </table:table-row>
        <table:table-row table:style-name="ro1">
          <table:table-cell table:number-columns-repeated="2"/>
          <table:table-cell office:value-type="float" office:value="0.77991452991453" calcext:value-type="float">
            <text:p>0.77991452991453</text:p>
          </table:table-cell>
          <table:table-cell office:value-type="float" office:value="2.98764652881804" calcext:value-type="float">
            <text:p>2.98764652881804</text:p>
          </table:table-cell>
        </table:table-row>
        <table:table-row table:style-name="ro1">
          <table:table-cell table:number-columns-repeated="2"/>
          <table:table-cell office:value-type="float" office:value="0.780448717948718" calcext:value-type="float">
            <text:p>0.780448717948718</text:p>
          </table:table-cell>
          <table:table-cell office:value-type="float" office:value="2.98764493489871" calcext:value-type="float">
            <text:p>2.98764493489871</text:p>
          </table:table-cell>
        </table:table-row>
        <table:table-row table:style-name="ro1">
          <table:table-cell table:number-columns-repeated="2"/>
          <table:table-cell office:value-type="float" office:value="0.780982905982906" calcext:value-type="float">
            <text:p>0.780982905982906</text:p>
          </table:table-cell>
          <table:table-cell office:value-type="float" office:value="2.98764334097937" calcext:value-type="float">
            <text:p>2.98764334097937</text:p>
          </table:table-cell>
        </table:table-row>
        <table:table-row table:style-name="ro1">
          <table:table-cell table:number-columns-repeated="2"/>
          <table:table-cell office:value-type="float" office:value="0.781517094017094" calcext:value-type="float">
            <text:p>0.781517094017094</text:p>
          </table:table-cell>
          <table:table-cell office:value-type="float" office:value="2.98764174706004" calcext:value-type="float">
            <text:p>2.98764174706004</text:p>
          </table:table-cell>
        </table:table-row>
        <table:table-row table:style-name="ro1">
          <table:table-cell table:number-columns-repeated="2"/>
          <table:table-cell office:value-type="float" office:value="0.782051282051282" calcext:value-type="float">
            <text:p>0.782051282051282</text:p>
          </table:table-cell>
          <table:table-cell office:value-type="float" office:value="2.9876401531407" calcext:value-type="float">
            <text:p>2.9876401531407</text:p>
          </table:table-cell>
        </table:table-row>
        <table:table-row table:style-name="ro1">
          <table:table-cell table:number-columns-repeated="2"/>
          <table:table-cell office:value-type="float" office:value="0.78258547008547" calcext:value-type="float">
            <text:p>0.78258547008547</text:p>
          </table:table-cell>
          <table:table-cell office:value-type="float" office:value="2.98763855922137" calcext:value-type="float">
            <text:p>2.98763855922137</text:p>
          </table:table-cell>
        </table:table-row>
        <table:table-row table:style-name="ro1">
          <table:table-cell table:number-columns-repeated="2"/>
          <table:table-cell office:value-type="float" office:value="0.783119658119658" calcext:value-type="float">
            <text:p>0.783119658119658</text:p>
          </table:table-cell>
          <table:table-cell office:value-type="float" office:value="2.98763696530203" calcext:value-type="float">
            <text:p>2.98763696530203</text:p>
          </table:table-cell>
        </table:table-row>
        <table:table-row table:style-name="ro1">
          <table:table-cell table:number-columns-repeated="2"/>
          <table:table-cell office:value-type="float" office:value="0.783653846153846" calcext:value-type="float">
            <text:p>0.783653846153846</text:p>
          </table:table-cell>
          <table:table-cell office:value-type="float" office:value="2.9876353713827" calcext:value-type="float">
            <text:p>2.9876353713827</text:p>
          </table:table-cell>
        </table:table-row>
        <table:table-row table:style-name="ro1">
          <table:table-cell table:number-columns-repeated="2"/>
          <table:table-cell office:value-type="float" office:value="0.784188034188034" calcext:value-type="float">
            <text:p>0.784188034188034</text:p>
          </table:table-cell>
          <table:table-cell office:value-type="float" office:value="2.98763420951224" calcext:value-type="float">
            <text:p>2.98763420951224</text:p>
          </table:table-cell>
        </table:table-row>
        <table:table-row table:style-name="ro1">
          <table:table-cell table:number-columns-repeated="2"/>
          <table:table-cell office:value-type="float" office:value="0.784722222222222" calcext:value-type="float">
            <text:p>0.784722222222222</text:p>
          </table:table-cell>
          <table:table-cell office:value-type="float" office:value="2.98763739016448" calcext:value-type="float">
            <text:p>2.98763739016448</text:p>
          </table:table-cell>
        </table:table-row>
        <table:table-row table:style-name="ro1">
          <table:table-cell table:number-columns-repeated="2"/>
          <table:table-cell office:value-type="float" office:value="0.78525641025641" calcext:value-type="float">
            <text:p>0.78525641025641</text:p>
          </table:table-cell>
          <table:table-cell office:value-type="float" office:value="2.98764628790539" calcext:value-type="float">
            <text:p>2.98764628790539</text:p>
          </table:table-cell>
        </table:table-row>
        <table:table-row table:style-name="ro1">
          <table:table-cell table:number-columns-repeated="2"/>
          <table:table-cell office:value-type="float" office:value="0.785790598290598" calcext:value-type="float">
            <text:p>0.785790598290598</text:p>
          </table:table-cell>
          <table:table-cell office:value-type="float" office:value="2.98766144940706" calcext:value-type="float">
            <text:p>2.98766144940706</text:p>
          </table:table-cell>
        </table:table-row>
        <table:table-row table:style-name="ro1">
          <table:table-cell table:number-columns-repeated="2"/>
          <table:table-cell office:value-type="float" office:value="0.786324786324786" calcext:value-type="float">
            <text:p>0.786324786324786</text:p>
          </table:table-cell>
          <table:table-cell office:value-type="float" office:value="2.9876834213416" calcext:value-type="float">
            <text:p>2.9876834213416</text:p>
          </table:table-cell>
        </table:table-row>
        <table:table-row table:style-name="ro1">
          <table:table-cell table:number-columns-repeated="2"/>
          <table:table-cell office:value-type="float" office:value="0.786858974358974" calcext:value-type="float">
            <text:p>0.786858974358974</text:p>
          </table:table-cell>
          <table:table-cell office:value-type="float" office:value="2.98771275038111" calcext:value-type="float">
            <text:p>2.98771275038111</text:p>
          </table:table-cell>
        </table:table-row>
        <table:table-row table:style-name="ro1">
          <table:table-cell table:number-columns-repeated="2"/>
          <table:table-cell office:value-type="float" office:value="0.787393162393162" calcext:value-type="float">
            <text:p>0.787393162393162</text:p>
          </table:table-cell>
          <table:table-cell office:value-type="float" office:value="2.98774998319768" calcext:value-type="float">
            <text:p>2.98774998319768</text:p>
          </table:table-cell>
        </table:table-row>
        <table:table-row table:style-name="ro1">
          <table:table-cell table:number-columns-repeated="2"/>
          <table:table-cell office:value-type="float" office:value="0.78792735042735" calcext:value-type="float">
            <text:p>0.78792735042735</text:p>
          </table:table-cell>
          <table:table-cell office:value-type="float" office:value="2.98779566646341" calcext:value-type="float">
            <text:p>2.98779566646341</text:p>
          </table:table-cell>
        </table:table-row>
        <table:table-row table:style-name="ro1">
          <table:table-cell table:number-columns-repeated="2"/>
          <table:table-cell office:value-type="float" office:value="0.788461538461538" calcext:value-type="float">
            <text:p>0.788461538461538</text:p>
          </table:table-cell>
          <table:table-cell office:value-type="float" office:value="2.98785034685041" calcext:value-type="float">
            <text:p>2.98785034685041</text:p>
          </table:table-cell>
        </table:table-row>
        <table:table-row table:style-name="ro1">
          <table:table-cell table:number-columns-repeated="2"/>
          <table:table-cell office:value-type="float" office:value="0.788995726495727" calcext:value-type="float">
            <text:p>0.788995726495727</text:p>
          </table:table-cell>
          <table:table-cell office:value-type="float" office:value="2.98792418248036" calcext:value-type="float">
            <text:p>2.98792418248036</text:p>
          </table:table-cell>
        </table:table-row>
        <table:table-row table:style-name="ro1">
          <table:table-cell table:number-columns-repeated="2"/>
          <table:table-cell office:value-type="float" office:value="0.789529914529915" calcext:value-type="float">
            <text:p>0.789529914529915</text:p>
          </table:table-cell>
          <table:table-cell office:value-type="float" office:value="2.98811012539108" calcext:value-type="float">
            <text:p>2.98811012539108</text:p>
          </table:table-cell>
        </table:table-row>
        <table:table-row table:style-name="ro1">
          <table:table-cell table:number-columns-repeated="2"/>
          <table:table-cell office:value-type="float" office:value="0.790064102564103" calcext:value-type="float">
            <text:p>0.790064102564103</text:p>
          </table:table-cell>
          <table:table-cell office:value-type="float" office:value="2.98840613466172" calcext:value-type="float">
            <text:p>2.98840613466172</text:p>
          </table:table-cell>
        </table:table-row>
        <table:table-row table:style-name="ro1">
          <table:table-cell table:number-columns-repeated="2"/>
          <table:table-cell office:value-type="float" office:value="0.790598290598291" calcext:value-type="float">
            <text:p>0.790598290598291</text:p>
          </table:table-cell>
          <table:table-cell office:value-type="float" office:value="2.98878033995945" calcext:value-type="float">
            <text:p>2.98878033995945</text:p>
          </table:table-cell>
        </table:table-row>
        <table:table-row table:style-name="ro1">
          <table:table-cell table:number-columns-repeated="2"/>
          <table:table-cell office:value-type="float" office:value="0.791132478632479" calcext:value-type="float">
            <text:p>0.791132478632479</text:p>
          </table:table-cell>
          <table:table-cell office:value-type="float" office:value="2.98920087095142" calcext:value-type="float">
            <text:p>2.98920087095142</text:p>
          </table:table-cell>
        </table:table-row>
        <table:table-row table:style-name="ro1">
          <table:table-cell table:number-columns-repeated="2"/>
          <table:table-cell office:value-type="float" office:value="0.791666666666667" calcext:value-type="float">
            <text:p>0.791666666666667</text:p>
          </table:table-cell>
          <table:table-cell office:value-type="float" office:value="2.9896358573048" calcext:value-type="float">
            <text:p>2.9896358573048</text:p>
          </table:table-cell>
        </table:table-row>
        <table:table-row table:style-name="ro1">
          <table:table-cell table:number-columns-repeated="2"/>
          <table:table-cell office:value-type="float" office:value="0.792200854700855" calcext:value-type="float">
            <text:p>0.792200854700855</text:p>
          </table:table-cell>
          <table:table-cell office:value-type="float" office:value="2.99005342868674" calcext:value-type="float">
            <text:p>2.99005342868674</text:p>
          </table:table-cell>
        </table:table-row>
        <table:table-row table:style-name="ro1">
          <table:table-cell table:number-columns-repeated="2"/>
          <table:table-cell office:value-type="float" office:value="0.792735042735043" calcext:value-type="float">
            <text:p>0.792735042735043</text:p>
          </table:table-cell>
          <table:table-cell office:value-type="float" office:value="2.99042171476441" calcext:value-type="float">
            <text:p>2.99042171476441</text:p>
          </table:table-cell>
        </table:table-row>
        <table:table-row table:style-name="ro1">
          <table:table-cell table:number-columns-repeated="2"/>
          <table:table-cell office:value-type="float" office:value="0.793269230769231" calcext:value-type="float">
            <text:p>0.793269230769231</text:p>
          </table:table-cell>
          <table:table-cell office:value-type="float" office:value="2.99070884520496" calcext:value-type="float">
            <text:p>2.99070884520496</text:p>
          </table:table-cell>
        </table:table-row>
        <table:table-row table:style-name="ro1">
          <table:table-cell table:number-columns-repeated="2"/>
          <table:table-cell office:value-type="float" office:value="0.793803418803419" calcext:value-type="float">
            <text:p>0.793803418803419</text:p>
          </table:table-cell>
          <table:table-cell office:value-type="float" office:value="2.99088997062858" calcext:value-type="float">
            <text:p>2.99088997062858</text:p>
          </table:table-cell>
        </table:table-row>
        <table:table-row table:style-name="ro1">
          <table:table-cell table:number-columns-repeated="2"/>
          <table:table-cell office:value-type="float" office:value="0.794337606837607" calcext:value-type="float">
            <text:p>0.794337606837607</text:p>
          </table:table-cell>
          <table:table-cell office:value-type="float" office:value="2.99103782047488" calcext:value-type="float">
            <text:p>2.99103782047488</text:p>
          </table:table-cell>
        </table:table-row>
        <table:table-row table:style-name="ro1">
          <table:table-cell table:number-columns-repeated="2"/>
          <table:table-cell office:value-type="float" office:value="0.794871794871795" calcext:value-type="float">
            <text:p>0.794871794871795</text:p>
          </table:table-cell>
          <table:table-cell office:value-type="float" office:value="2.99117941790662" calcext:value-type="float">
            <text:p>2.99117941790662</text:p>
          </table:table-cell>
        </table:table-row>
        <table:table-row table:style-name="ro1">
          <table:table-cell table:number-columns-repeated="2"/>
          <table:table-cell office:value-type="float" office:value="0.795405982905983" calcext:value-type="float">
            <text:p>0.795405982905983</text:p>
          </table:table-cell>
          <table:table-cell office:value-type="float" office:value="2.99131391275702" calcext:value-type="float">
            <text:p>2.99131391275702</text:p>
          </table:table-cell>
        </table:table-row>
        <table:table-row table:style-name="ro1">
          <table:table-cell table:number-columns-repeated="2"/>
          <table:table-cell office:value-type="float" office:value="0.795940170940171" calcext:value-type="float">
            <text:p>0.795940170940171</text:p>
          </table:table-cell>
          <table:table-cell office:value-type="float" office:value="2.99144045485927" calcext:value-type="float">
            <text:p>2.99144045485927</text:p>
          </table:table-cell>
        </table:table-row>
        <table:table-row table:style-name="ro1">
          <table:table-cell table:number-columns-repeated="2"/>
          <table:table-cell office:value-type="float" office:value="0.796474358974359" calcext:value-type="float">
            <text:p>0.796474358974359</text:p>
          </table:table-cell>
          <table:table-cell office:value-type="float" office:value="2.99155819404658" calcext:value-type="float">
            <text:p>2.99155819404658</text:p>
          </table:table-cell>
        </table:table-row>
        <table:table-row table:style-name="ro1">
          <table:table-cell table:number-columns-repeated="2"/>
          <table:table-cell office:value-type="float" office:value="0.797008547008547" calcext:value-type="float">
            <text:p>0.797008547008547</text:p>
          </table:table-cell>
          <table:table-cell office:value-type="float" office:value="2.99166628015216" calcext:value-type="float">
            <text:p>2.99166628015216</text:p>
          </table:table-cell>
        </table:table-row>
        <table:table-row table:style-name="ro1">
          <table:table-cell table:number-columns-repeated="2"/>
          <table:table-cell office:value-type="float" office:value="0.797542735042735" calcext:value-type="float">
            <text:p>0.797542735042735</text:p>
          </table:table-cell>
          <table:table-cell office:value-type="float" office:value="2.9917638630092" calcext:value-type="float">
            <text:p>2.9917638630092</text:p>
          </table:table-cell>
        </table:table-row>
        <table:table-row table:style-name="ro1">
          <table:table-cell table:number-columns-repeated="2"/>
          <table:table-cell office:value-type="float" office:value="0.798076923076923" calcext:value-type="float">
            <text:p>0.798076923076923</text:p>
          </table:table-cell>
          <table:table-cell office:value-type="float" office:value="2.99185009245092" calcext:value-type="float">
            <text:p>2.99185009245092</text:p>
          </table:table-cell>
        </table:table-row>
        <table:table-row table:style-name="ro1">
          <table:table-cell table:number-columns-repeated="2"/>
          <table:table-cell office:value-type="float" office:value="0.798611111111111" calcext:value-type="float">
            <text:p>0.798611111111111</text:p>
          </table:table-cell>
          <table:table-cell office:value-type="float" office:value="2.99192490187236" calcext:value-type="float">
            <text:p>2.99192490187236</text:p>
          </table:table-cell>
        </table:table-row>
        <table:table-row table:style-name="ro1">
          <table:table-cell table:number-columns-repeated="2"/>
          <table:table-cell office:value-type="float" office:value="0.799145299145299" calcext:value-type="float">
            <text:p>0.799145299145299</text:p>
          </table:table-cell>
          <table:table-cell office:value-type="float" office:value="2.99200071111189" calcext:value-type="float">
            <text:p>2.99200071111189</text:p>
          </table:table-cell>
        </table:table-row>
        <table:table-row table:style-name="ro1">
          <table:table-cell table:number-columns-repeated="2"/>
          <table:table-cell office:value-type="float" office:value="0.799679487179487" calcext:value-type="float">
            <text:p>0.799679487179487</text:p>
          </table:table-cell>
          <table:table-cell office:value-type="float" office:value="2.9920794883135" calcext:value-type="float">
            <text:p>2.9920794883135</text:p>
          </table:table-cell>
        </table:table-row>
        <table:table-row table:style-name="ro1">
          <table:table-cell table:number-columns-repeated="2"/>
          <table:table-cell office:value-type="float" office:value="0.800213675213675" calcext:value-type="float">
            <text:p>0.800213675213675</text:p>
          </table:table-cell>
          <table:table-cell office:value-type="float" office:value="2.99215783251682" calcext:value-type="float">
            <text:p>2.99215783251682</text:p>
          </table:table-cell>
        </table:table-row>
        <table:table-row table:style-name="ro1">
          <table:table-cell table:number-columns-repeated="2"/>
          <table:table-cell office:value-type="float" office:value="0.800747863247863" calcext:value-type="float">
            <text:p>0.800747863247863</text:p>
          </table:table-cell>
          <table:table-cell office:value-type="float" office:value="2.99223234276145" calcext:value-type="float">
            <text:p>2.99223234276145</text:p>
          </table:table-cell>
        </table:table-row>
        <table:table-row table:style-name="ro1">
          <table:table-cell table:number-columns-repeated="2"/>
          <table:table-cell office:value-type="float" office:value="0.801282051282051" calcext:value-type="float">
            <text:p>0.801282051282051</text:p>
          </table:table-cell>
          <table:table-cell office:value-type="float" office:value="2.99229961808703" calcext:value-type="float">
            <text:p>2.99229961808703</text:p>
          </table:table-cell>
        </table:table-row>
        <table:table-row table:style-name="ro1">
          <table:table-cell table:number-columns-repeated="2"/>
          <table:table-cell office:value-type="float" office:value="0.801816239316239" calcext:value-type="float">
            <text:p>0.801816239316239</text:p>
          </table:table-cell>
          <table:table-cell office:value-type="float" office:value="2.99235625753318" calcext:value-type="float">
            <text:p>2.99235625753318</text:p>
          </table:table-cell>
        </table:table-row>
        <table:table-row table:style-name="ro1">
          <table:table-cell table:number-columns-repeated="2"/>
          <table:table-cell office:value-type="float" office:value="0.802350427350427" calcext:value-type="float">
            <text:p>0.802350427350427</text:p>
          </table:table-cell>
          <table:table-cell office:value-type="float" office:value="2.99239886013952" calcext:value-type="float">
            <text:p>2.99239886013952</text:p>
          </table:table-cell>
        </table:table-row>
        <table:table-row table:style-name="ro1">
          <table:table-cell table:number-columns-repeated="2"/>
          <table:table-cell office:value-type="float" office:value="0.802884615384615" calcext:value-type="float">
            <text:p>0.802884615384615</text:p>
          </table:table-cell>
          <table:table-cell office:value-type="float" office:value="2.99242402494568" calcext:value-type="float">
            <text:p>2.99242402494568</text:p>
          </table:table-cell>
        </table:table-row>
        <table:table-row table:style-name="ro1">
          <table:table-cell table:number-columns-repeated="2"/>
          <table:table-cell office:value-type="float" office:value="0.803418803418804" calcext:value-type="float">
            <text:p>0.803418803418804</text:p>
          </table:table-cell>
          <table:table-cell office:value-type="float" office:value="2.99242901281938" calcext:value-type="float">
            <text:p>2.99242901281938</text:p>
          </table:table-cell>
        </table:table-row>
        <table:table-row table:style-name="ro1">
          <table:table-cell table:number-columns-repeated="2"/>
          <table:table-cell office:value-type="float" office:value="0.803952991452992" calcext:value-type="float">
            <text:p>0.803952991452992</text:p>
          </table:table-cell>
          <table:table-cell office:value-type="float" office:value="2.99242741890005" calcext:value-type="float">
            <text:p>2.99242741890005</text:p>
          </table:table-cell>
        </table:table-row>
        <table:table-row table:style-name="ro1">
          <table:table-cell table:number-columns-repeated="2"/>
          <table:table-cell office:value-type="float" office:value="0.80448717948718" calcext:value-type="float">
            <text:p>0.80448717948718</text:p>
          </table:table-cell>
          <table:table-cell office:value-type="float" office:value="2.99242582498071" calcext:value-type="float">
            <text:p>2.99242582498071</text:p>
          </table:table-cell>
        </table:table-row>
        <table:table-row table:style-name="ro1">
          <table:table-cell table:number-columns-repeated="2"/>
          <table:table-cell office:value-type="float" office:value="0.805021367521368" calcext:value-type="float">
            <text:p>0.805021367521368</text:p>
          </table:table-cell>
          <table:table-cell office:value-type="float" office:value="2.99242423106138" calcext:value-type="float">
            <text:p>2.99242423106138</text:p>
          </table:table-cell>
        </table:table-row>
        <table:table-row table:style-name="ro1">
          <table:table-cell table:number-columns-repeated="2"/>
          <table:table-cell office:value-type="float" office:value="0.805555555555556" calcext:value-type="float">
            <text:p>0.805555555555556</text:p>
          </table:table-cell>
          <table:table-cell office:value-type="float" office:value="2.99242263714204" calcext:value-type="float">
            <text:p>2.99242263714204</text:p>
          </table:table-cell>
        </table:table-row>
        <table:table-row table:style-name="ro1">
          <table:table-cell table:number-columns-repeated="2"/>
          <table:table-cell office:value-type="float" office:value="0.806089743589744" calcext:value-type="float">
            <text:p>0.806089743589744</text:p>
          </table:table-cell>
          <table:table-cell office:value-type="float" office:value="2.99242104322271" calcext:value-type="float">
            <text:p>2.99242104322271</text:p>
          </table:table-cell>
        </table:table-row>
        <table:table-row table:style-name="ro1">
          <table:table-cell table:number-columns-repeated="2"/>
          <table:table-cell office:value-type="float" office:value="0.806623931623932" calcext:value-type="float">
            <text:p>0.806623931623932</text:p>
          </table:table-cell>
          <table:table-cell office:value-type="float" office:value="2.99241944930337" calcext:value-type="float">
            <text:p>2.99241944930337</text:p>
          </table:table-cell>
        </table:table-row>
        <table:table-row table:style-name="ro1">
          <table:table-cell table:number-columns-repeated="2"/>
          <table:table-cell office:value-type="float" office:value="0.80715811965812" calcext:value-type="float">
            <text:p>0.80715811965812</text:p>
          </table:table-cell>
          <table:table-cell office:value-type="float" office:value="2.99241785538404" calcext:value-type="float">
            <text:p>2.99241785538404</text:p>
          </table:table-cell>
        </table:table-row>
        <table:table-row table:style-name="ro1">
          <table:table-cell table:number-columns-repeated="2"/>
          <table:table-cell office:value-type="float" office:value="0.807692307692308" calcext:value-type="float">
            <text:p>0.807692307692308</text:p>
          </table:table-cell>
          <table:table-cell office:value-type="float" office:value="2.9924162614647" calcext:value-type="float">
            <text:p>2.9924162614647</text:p>
          </table:table-cell>
        </table:table-row>
        <table:table-row table:style-name="ro1">
          <table:table-cell table:number-columns-repeated="2"/>
          <table:table-cell office:value-type="float" office:value="0.808226495726496" calcext:value-type="float">
            <text:p>0.808226495726496</text:p>
          </table:table-cell>
          <table:table-cell office:value-type="float" office:value="2.99241466754537" calcext:value-type="float">
            <text:p>2.99241466754537</text:p>
          </table:table-cell>
        </table:table-row>
        <table:table-row table:style-name="ro1">
          <table:table-cell table:number-columns-repeated="2"/>
          <table:table-cell office:value-type="float" office:value="0.808760683760684" calcext:value-type="float">
            <text:p>0.808760683760684</text:p>
          </table:table-cell>
          <table:table-cell office:value-type="float" office:value="2.99241307362603" calcext:value-type="float">
            <text:p>2.99241307362603</text:p>
          </table:table-cell>
        </table:table-row>
        <table:table-row table:style-name="ro1">
          <table:table-cell table:number-columns-repeated="2"/>
          <table:table-cell office:value-type="float" office:value="0.809294871794872" calcext:value-type="float">
            <text:p>0.809294871794872</text:p>
          </table:table-cell>
          <table:table-cell office:value-type="float" office:value="2.9924114797067" calcext:value-type="float">
            <text:p>2.9924114797067</text:p>
          </table:table-cell>
        </table:table-row>
        <table:table-row table:style-name="ro1">
          <table:table-cell table:number-columns-repeated="2"/>
          <table:table-cell office:value-type="float" office:value="0.80982905982906" calcext:value-type="float">
            <text:p>0.80982905982906</text:p>
          </table:table-cell>
          <table:table-cell office:value-type="float" office:value="2.99240988578736" calcext:value-type="float">
            <text:p>2.99240988578736</text:p>
          </table:table-cell>
        </table:table-row>
        <table:table-row table:style-name="ro1">
          <table:table-cell table:number-columns-repeated="2"/>
          <table:table-cell office:value-type="float" office:value="0.810363247863248" calcext:value-type="float">
            <text:p>0.810363247863248</text:p>
          </table:table-cell>
          <table:table-cell office:value-type="float" office:value="2.99240829186803" calcext:value-type="float">
            <text:p>2.99240829186803</text:p>
          </table:table-cell>
        </table:table-row>
        <table:table-row table:style-name="ro1">
          <table:table-cell table:number-columns-repeated="2"/>
          <table:table-cell office:value-type="float" office:value="0.810897435897436" calcext:value-type="float">
            <text:p>0.810897435897436</text:p>
          </table:table-cell>
          <table:table-cell office:value-type="float" office:value="2.99240669794869" calcext:value-type="float">
            <text:p>2.99240669794869</text:p>
          </table:table-cell>
        </table:table-row>
        <table:table-row table:style-name="ro1">
          <table:table-cell table:number-columns-repeated="2"/>
          <table:table-cell office:value-type="float" office:value="0.811431623931624" calcext:value-type="float">
            <text:p>0.811431623931624</text:p>
          </table:table-cell>
          <table:table-cell office:value-type="float" office:value="2.99240510402936" calcext:value-type="float">
            <text:p>2.99240510402936</text:p>
          </table:table-cell>
        </table:table-row>
        <table:table-row table:style-name="ro1">
          <table:table-cell table:number-columns-repeated="2"/>
          <table:table-cell office:value-type="float" office:value="0.811965811965812" calcext:value-type="float">
            <text:p>0.811965811965812</text:p>
          </table:table-cell>
          <table:table-cell office:value-type="float" office:value="2.99240351011003" calcext:value-type="float">
            <text:p>2.99240351011003</text:p>
          </table:table-cell>
        </table:table-row>
        <table:table-row table:style-name="ro1">
          <table:table-cell table:number-columns-repeated="2"/>
          <table:table-cell office:value-type="float" office:value="0.8125" calcext:value-type="float">
            <text:p>0.8125</text:p>
          </table:table-cell>
          <table:table-cell office:value-type="float" office:value="2.99240191619069" calcext:value-type="float">
            <text:p>2.99240191619069</text:p>
          </table:table-cell>
        </table:table-row>
        <table:table-row table:style-name="ro1">
          <table:table-cell table:number-columns-repeated="2"/>
          <table:table-cell office:value-type="float" office:value="0.813034188034188" calcext:value-type="float">
            <text:p>0.813034188034188</text:p>
          </table:table-cell>
          <table:table-cell office:value-type="float" office:value="2.99240032227136" calcext:value-type="float">
            <text:p>2.99240032227136</text:p>
          </table:table-cell>
        </table:table-row>
        <table:table-row table:style-name="ro1">
          <table:table-cell table:number-columns-repeated="2"/>
          <table:table-cell office:value-type="float" office:value="0.813568376068376" calcext:value-type="float">
            <text:p>0.813568376068376</text:p>
          </table:table-cell>
          <table:table-cell office:value-type="float" office:value="2.99239872835202" calcext:value-type="float">
            <text:p>2.99239872835202</text:p>
          </table:table-cell>
        </table:table-row>
        <table:table-row table:style-name="ro1">
          <table:table-cell table:number-columns-repeated="2"/>
          <table:table-cell office:value-type="float" office:value="0.814102564102564" calcext:value-type="float">
            <text:p>0.814102564102564</text:p>
          </table:table-cell>
          <table:table-cell office:value-type="float" office:value="2.99239713443268" calcext:value-type="float">
            <text:p>2.99239713443268</text:p>
          </table:table-cell>
        </table:table-row>
        <table:table-row table:style-name="ro1">
          <table:table-cell table:number-columns-repeated="2"/>
          <table:table-cell office:value-type="float" office:value="0.814636752136752" calcext:value-type="float">
            <text:p>0.814636752136752</text:p>
          </table:table-cell>
          <table:table-cell office:value-type="float" office:value="2.99239554051335" calcext:value-type="float">
            <text:p>2.99239554051335</text:p>
          </table:table-cell>
        </table:table-row>
        <table:table-row table:style-name="ro1">
          <table:table-cell table:number-columns-repeated="2"/>
          <table:table-cell office:value-type="float" office:value="0.81517094017094" calcext:value-type="float">
            <text:p>0.81517094017094</text:p>
          </table:table-cell>
          <table:table-cell office:value-type="float" office:value="2.99239394659401" calcext:value-type="float">
            <text:p>2.99239394659401</text:p>
          </table:table-cell>
        </table:table-row>
        <table:table-row table:style-name="ro1">
          <table:table-cell table:number-columns-repeated="2"/>
          <table:table-cell office:value-type="float" office:value="0.815705128205128" calcext:value-type="float">
            <text:p>0.815705128205128</text:p>
          </table:table-cell>
          <table:table-cell office:value-type="float" office:value="2.99239235267468" calcext:value-type="float">
            <text:p>2.99239235267468</text:p>
          </table:table-cell>
        </table:table-row>
        <table:table-row table:style-name="ro1">
          <table:table-cell table:number-columns-repeated="2"/>
          <table:table-cell office:value-type="float" office:value="0.816239316239316" calcext:value-type="float">
            <text:p>0.816239316239316</text:p>
          </table:table-cell>
          <table:table-cell office:value-type="float" office:value="2.99239075875534" calcext:value-type="float">
            <text:p>2.99239075875534</text:p>
          </table:table-cell>
        </table:table-row>
        <table:table-row table:style-name="ro1">
          <table:table-cell table:number-columns-repeated="2"/>
          <table:table-cell office:value-type="float" office:value="0.816773504273504" calcext:value-type="float">
            <text:p>0.816773504273504</text:p>
          </table:table-cell>
          <table:table-cell office:value-type="float" office:value="2.992389164836" calcext:value-type="float">
            <text:p>2.992389164836</text:p>
          </table:table-cell>
        </table:table-row>
        <table:table-row table:style-name="ro1">
          <table:table-cell table:number-columns-repeated="2"/>
          <table:table-cell office:value-type="float" office:value="0.817307692307692" calcext:value-type="float">
            <text:p>0.817307692307692</text:p>
          </table:table-cell>
          <table:table-cell office:value-type="float" office:value="2.99238757091667" calcext:value-type="float">
            <text:p>2.99238757091667</text:p>
          </table:table-cell>
        </table:table-row>
        <table:table-row table:style-name="ro1">
          <table:table-cell table:number-columns-repeated="2"/>
          <table:table-cell office:value-type="float" office:value="0.81784188034188" calcext:value-type="float">
            <text:p>0.81784188034188</text:p>
          </table:table-cell>
          <table:table-cell office:value-type="float" office:value="2.99238597699733" calcext:value-type="float">
            <text:p>2.99238597699733</text:p>
          </table:table-cell>
        </table:table-row>
        <table:table-row table:style-name="ro1">
          <table:table-cell table:number-columns-repeated="2"/>
          <table:table-cell office:value-type="float" office:value="0.818376068376068" calcext:value-type="float">
            <text:p>0.818376068376068</text:p>
          </table:table-cell>
          <table:table-cell office:value-type="float" office:value="2.992384383078" calcext:value-type="float">
            <text:p>2.992384383078</text:p>
          </table:table-cell>
        </table:table-row>
        <table:table-row table:style-name="ro1">
          <table:table-cell table:number-columns-repeated="2"/>
          <table:table-cell office:value-type="float" office:value="0.818910256410256" calcext:value-type="float">
            <text:p>0.818910256410256</text:p>
          </table:table-cell>
          <table:table-cell office:value-type="float" office:value="2.99238278915866" calcext:value-type="float">
            <text:p>2.99238278915866</text:p>
          </table:table-cell>
        </table:table-row>
        <table:table-row table:style-name="ro1">
          <table:table-cell table:number-columns-repeated="2"/>
          <table:table-cell office:value-type="float" office:value="0.819444444444444" calcext:value-type="float">
            <text:p>0.819444444444444</text:p>
          </table:table-cell>
          <table:table-cell office:value-type="float" office:value="2.99238119523933" calcext:value-type="float">
            <text:p>2.99238119523933</text:p>
          </table:table-cell>
        </table:table-row>
        <table:table-row table:style-name="ro1">
          <table:table-cell table:number-columns-repeated="2"/>
          <table:table-cell office:value-type="float" office:value="0.819978632478633" calcext:value-type="float">
            <text:p>0.819978632478633</text:p>
          </table:table-cell>
          <table:table-cell office:value-type="float" office:value="2.99237960131999" calcext:value-type="float">
            <text:p>2.99237960131999</text:p>
          </table:table-cell>
        </table:table-row>
        <table:table-row table:style-name="ro1">
          <table:table-cell table:number-columns-repeated="2"/>
          <table:table-cell office:value-type="float" office:value="0.820512820512821" calcext:value-type="float">
            <text:p>0.820512820512821</text:p>
          </table:table-cell>
          <table:table-cell office:value-type="float" office:value="2.99237800740066" calcext:value-type="float">
            <text:p>2.99237800740066</text:p>
          </table:table-cell>
        </table:table-row>
        <table:table-row table:style-name="ro1">
          <table:table-cell table:number-columns-repeated="2"/>
          <table:table-cell office:value-type="float" office:value="0.821047008547009" calcext:value-type="float">
            <text:p>0.821047008547009</text:p>
          </table:table-cell>
          <table:table-cell office:value-type="float" office:value="2.99237641348132" calcext:value-type="float">
            <text:p>2.99237641348132</text:p>
          </table:table-cell>
        </table:table-row>
        <table:table-row table:style-name="ro1">
          <table:table-cell table:number-columns-repeated="2"/>
          <table:table-cell office:value-type="float" office:value="0.821581196581197" calcext:value-type="float">
            <text:p>0.821581196581197</text:p>
          </table:table-cell>
          <table:table-cell office:value-type="float" office:value="2.99237481956199" calcext:value-type="float">
            <text:p>2.99237481956199</text:p>
          </table:table-cell>
        </table:table-row>
        <table:table-row table:style-name="ro1">
          <table:table-cell table:number-columns-repeated="2"/>
          <table:table-cell office:value-type="float" office:value="0.822115384615385" calcext:value-type="float">
            <text:p>0.822115384615385</text:p>
          </table:table-cell>
          <table:table-cell office:value-type="float" office:value="2.99237322564265" calcext:value-type="float">
            <text:p>2.99237322564265</text:p>
          </table:table-cell>
        </table:table-row>
        <table:table-row table:style-name="ro1">
          <table:table-cell table:number-columns-repeated="2"/>
          <table:table-cell office:value-type="float" office:value="0.822649572649573" calcext:value-type="float">
            <text:p>0.822649572649573</text:p>
          </table:table-cell>
          <table:table-cell office:value-type="float" office:value="2.99237163172332" calcext:value-type="float">
            <text:p>2.99237163172332</text:p>
          </table:table-cell>
        </table:table-row>
        <table:table-row table:style-name="ro1">
          <table:table-cell table:number-columns-repeated="2"/>
          <table:table-cell office:value-type="float" office:value="0.823183760683761" calcext:value-type="float">
            <text:p>0.823183760683761</text:p>
          </table:table-cell>
          <table:table-cell office:value-type="float" office:value="2.99237003780399" calcext:value-type="float">
            <text:p>2.99237003780399</text:p>
          </table:table-cell>
        </table:table-row>
        <table:table-row table:style-name="ro1">
          <table:table-cell table:number-columns-repeated="2"/>
          <table:table-cell office:value-type="float" office:value="0.823717948717949" calcext:value-type="float">
            <text:p>0.823717948717949</text:p>
          </table:table-cell>
          <table:table-cell office:value-type="float" office:value="2.99236844388465" calcext:value-type="float">
            <text:p>2.99236844388465</text:p>
          </table:table-cell>
        </table:table-row>
        <table:table-row table:style-name="ro1">
          <table:table-cell table:number-columns-repeated="2"/>
          <table:table-cell office:value-type="float" office:value="0.824252136752137" calcext:value-type="float">
            <text:p>0.824252136752137</text:p>
          </table:table-cell>
          <table:table-cell office:value-type="float" office:value="2.99236684996532" calcext:value-type="float">
            <text:p>2.99236684996532</text:p>
          </table:table-cell>
        </table:table-row>
        <table:table-row table:style-name="ro1">
          <table:table-cell table:number-columns-repeated="2"/>
          <table:table-cell office:value-type="float" office:value="0.824786324786325" calcext:value-type="float">
            <text:p>0.824786324786325</text:p>
          </table:table-cell>
          <table:table-cell office:value-type="float" office:value="2.99236525604598" calcext:value-type="float">
            <text:p>2.99236525604598</text:p>
          </table:table-cell>
        </table:table-row>
        <table:table-row table:style-name="ro1">
          <table:table-cell table:number-columns-repeated="2"/>
          <table:table-cell office:value-type="float" office:value="0.825320512820513" calcext:value-type="float">
            <text:p>0.825320512820513</text:p>
          </table:table-cell>
          <table:table-cell office:value-type="float" office:value="2.99236366212665" calcext:value-type="float">
            <text:p>2.99236366212665</text:p>
          </table:table-cell>
        </table:table-row>
        <table:table-row table:style-name="ro1">
          <table:table-cell table:number-columns-repeated="2"/>
          <table:table-cell office:value-type="float" office:value="0.825854700854701" calcext:value-type="float">
            <text:p>0.825854700854701</text:p>
          </table:table-cell>
          <table:table-cell office:value-type="float" office:value="2.99236206820731" calcext:value-type="float">
            <text:p>2.99236206820731</text:p>
          </table:table-cell>
        </table:table-row>
        <table:table-row table:style-name="ro1">
          <table:table-cell table:number-columns-repeated="2"/>
          <table:table-cell office:value-type="float" office:value="0.826388888888889" calcext:value-type="float">
            <text:p>0.826388888888889</text:p>
          </table:table-cell>
          <table:table-cell office:value-type="float" office:value="2.99236047428798" calcext:value-type="float">
            <text:p>2.99236047428798</text:p>
          </table:table-cell>
        </table:table-row>
        <table:table-row table:style-name="ro1">
          <table:table-cell table:number-columns-repeated="2"/>
          <table:table-cell office:value-type="float" office:value="0.826923076923077" calcext:value-type="float">
            <text:p>0.826923076923077</text:p>
          </table:table-cell>
          <table:table-cell office:value-type="float" office:value="2.99235888036864" calcext:value-type="float">
            <text:p>2.99235888036864</text:p>
          </table:table-cell>
        </table:table-row>
        <table:table-row table:style-name="ro1">
          <table:table-cell table:number-columns-repeated="2"/>
          <table:table-cell office:value-type="float" office:value="0.827457264957265" calcext:value-type="float">
            <text:p>0.827457264957265</text:p>
          </table:table-cell>
          <table:table-cell office:value-type="float" office:value="2.99235728644931" calcext:value-type="float">
            <text:p>2.99235728644931</text:p>
          </table:table-cell>
        </table:table-row>
        <table:table-row table:style-name="ro1">
          <table:table-cell table:number-columns-repeated="2"/>
          <table:table-cell office:value-type="float" office:value="0.827991452991453" calcext:value-type="float">
            <text:p>0.827991452991453</text:p>
          </table:table-cell>
          <table:table-cell office:value-type="float" office:value="2.99235569252997" calcext:value-type="float">
            <text:p>2.99235569252997</text:p>
          </table:table-cell>
        </table:table-row>
        <table:table-row table:style-name="ro1">
          <table:table-cell table:number-columns-repeated="2"/>
          <table:table-cell office:value-type="float" office:value="0.828525641025641" calcext:value-type="float">
            <text:p>0.828525641025641</text:p>
          </table:table-cell>
          <table:table-cell office:value-type="float" office:value="2.99235409861064" calcext:value-type="float">
            <text:p>2.99235409861064</text:p>
          </table:table-cell>
        </table:table-row>
        <table:table-row table:style-name="ro1">
          <table:table-cell table:number-columns-repeated="2"/>
          <table:table-cell office:value-type="float" office:value="0.829059829059829" calcext:value-type="float">
            <text:p>0.829059829059829</text:p>
          </table:table-cell>
          <table:table-cell office:value-type="float" office:value="2.9923525046913" calcext:value-type="float">
            <text:p>2.9923525046913</text:p>
          </table:table-cell>
        </table:table-row>
        <table:table-row table:style-name="ro1">
          <table:table-cell table:number-columns-repeated="2"/>
          <table:table-cell office:value-type="float" office:value="0.829594017094017" calcext:value-type="float">
            <text:p>0.829594017094017</text:p>
          </table:table-cell>
          <table:table-cell office:value-type="float" office:value="2.99235091077197" calcext:value-type="float">
            <text:p>2.99235091077197</text:p>
          </table:table-cell>
        </table:table-row>
        <table:table-row table:style-name="ro1">
          <table:table-cell table:number-columns-repeated="2"/>
          <table:table-cell office:value-type="float" office:value="0.830128205128205" calcext:value-type="float">
            <text:p>0.830128205128205</text:p>
          </table:table-cell>
          <table:table-cell office:value-type="float" office:value="2.99234931685263" calcext:value-type="float">
            <text:p>2.99234931685263</text:p>
          </table:table-cell>
        </table:table-row>
        <table:table-row table:style-name="ro1">
          <table:table-cell table:number-columns-repeated="2"/>
          <table:table-cell office:value-type="float" office:value="0.830662393162393" calcext:value-type="float">
            <text:p>0.830662393162393</text:p>
          </table:table-cell>
          <table:table-cell office:value-type="float" office:value="2.9923477229333" calcext:value-type="float">
            <text:p>2.9923477229333</text:p>
          </table:table-cell>
        </table:table-row>
        <table:table-row table:style-name="ro1">
          <table:table-cell table:number-columns-repeated="2"/>
          <table:table-cell office:value-type="float" office:value="0.831196581196581" calcext:value-type="float">
            <text:p>0.831196581196581</text:p>
          </table:table-cell>
          <table:table-cell office:value-type="float" office:value="2.99234612901396" calcext:value-type="float">
            <text:p>2.99234612901396</text:p>
          </table:table-cell>
        </table:table-row>
        <table:table-row table:style-name="ro1">
          <table:table-cell table:number-columns-repeated="2"/>
          <table:table-cell office:value-type="float" office:value="0.831730769230769" calcext:value-type="float">
            <text:p>0.831730769230769</text:p>
          </table:table-cell>
          <table:table-cell office:value-type="float" office:value="2.99234453509463" calcext:value-type="float">
            <text:p>2.99234453509463</text:p>
          </table:table-cell>
        </table:table-row>
        <table:table-row table:style-name="ro1">
          <table:table-cell table:number-columns-repeated="2"/>
          <table:table-cell office:value-type="float" office:value="0.832264957264957" calcext:value-type="float">
            <text:p>0.832264957264957</text:p>
          </table:table-cell>
          <table:table-cell office:value-type="float" office:value="2.99234294117529" calcext:value-type="float">
            <text:p>2.99234294117529</text:p>
          </table:table-cell>
        </table:table-row>
        <table:table-row table:style-name="ro1">
          <table:table-cell table:number-columns-repeated="2"/>
          <table:table-cell office:value-type="float" office:value="0.832799145299145" calcext:value-type="float">
            <text:p>0.832799145299145</text:p>
          </table:table-cell>
          <table:table-cell office:value-type="float" office:value="2.99234134725596" calcext:value-type="float">
            <text:p>2.99234134725596</text:p>
          </table:table-cell>
        </table:table-row>
        <table:table-row table:style-name="ro1">
          <table:table-cell table:number-columns-repeated="2"/>
          <table:table-cell office:value-type="float" office:value="0.833333333333333" calcext:value-type="float">
            <text:p>0.833333333333333</text:p>
          </table:table-cell>
          <table:table-cell office:value-type="float" office:value="2.99233975333662" calcext:value-type="float">
            <text:p>2.99233975333662</text:p>
          </table:table-cell>
        </table:table-row>
        <table:table-row table:style-name="ro1">
          <table:table-cell table:number-columns-repeated="2"/>
          <table:table-cell office:value-type="float" office:value="0.833867521367521" calcext:value-type="float">
            <text:p>0.833867521367521</text:p>
          </table:table-cell>
          <table:table-cell office:value-type="float" office:value="2.99233815941729" calcext:value-type="float">
            <text:p>2.99233815941729</text:p>
          </table:table-cell>
        </table:table-row>
        <table:table-row table:style-name="ro1">
          <table:table-cell table:number-columns-repeated="2"/>
          <table:table-cell office:value-type="float" office:value="0.834401709401709" calcext:value-type="float">
            <text:p>0.834401709401709</text:p>
          </table:table-cell>
          <table:table-cell office:value-type="float" office:value="2.99233656549795" calcext:value-type="float">
            <text:p>2.99233656549795</text:p>
          </table:table-cell>
        </table:table-row>
        <table:table-row table:style-name="ro1">
          <table:table-cell table:number-columns-repeated="2"/>
          <table:table-cell office:value-type="float" office:value="0.834935897435898" calcext:value-type="float">
            <text:p>0.834935897435898</text:p>
          </table:table-cell>
          <table:table-cell office:value-type="float" office:value="2.99233497157862" calcext:value-type="float">
            <text:p>2.99233497157862</text:p>
          </table:table-cell>
        </table:table-row>
        <table:table-row table:style-name="ro1">
          <table:table-cell table:number-columns-repeated="2"/>
          <table:table-cell office:value-type="float" office:value="0.835470085470086" calcext:value-type="float">
            <text:p>0.835470085470086</text:p>
          </table:table-cell>
          <table:table-cell office:value-type="float" office:value="2.99233337765929" calcext:value-type="float">
            <text:p>2.99233337765929</text:p>
          </table:table-cell>
        </table:table-row>
        <table:table-row table:style-name="ro1">
          <table:table-cell table:number-columns-repeated="2"/>
          <table:table-cell office:value-type="float" office:value="0.836004273504274" calcext:value-type="float">
            <text:p>0.836004273504274</text:p>
          </table:table-cell>
          <table:table-cell office:value-type="float" office:value="2.99233178373995" calcext:value-type="float">
            <text:p>2.99233178373995</text:p>
          </table:table-cell>
        </table:table-row>
        <table:table-row table:style-name="ro1">
          <table:table-cell table:number-columns-repeated="2"/>
          <table:table-cell office:value-type="float" office:value="0.836538461538462" calcext:value-type="float">
            <text:p>0.836538461538462</text:p>
          </table:table-cell>
          <table:table-cell office:value-type="float" office:value="2.99233018982062" calcext:value-type="float">
            <text:p>2.99233018982062</text:p>
          </table:table-cell>
        </table:table-row>
        <table:table-row table:style-name="ro1">
          <table:table-cell table:number-columns-repeated="2"/>
          <table:table-cell office:value-type="float" office:value="0.83707264957265" calcext:value-type="float">
            <text:p>0.83707264957265</text:p>
          </table:table-cell>
          <table:table-cell office:value-type="float" office:value="2.99232859590128" calcext:value-type="float">
            <text:p>2.99232859590128</text:p>
          </table:table-cell>
        </table:table-row>
        <table:table-row table:style-name="ro1">
          <table:table-cell table:number-columns-repeated="2"/>
          <table:table-cell office:value-type="float" office:value="0.837606837606838" calcext:value-type="float">
            <text:p>0.837606837606838</text:p>
          </table:table-cell>
          <table:table-cell office:value-type="float" office:value="2.99232700198195" calcext:value-type="float">
            <text:p>2.99232700198195</text:p>
          </table:table-cell>
        </table:table-row>
        <table:table-row table:style-name="ro1">
          <table:table-cell table:number-columns-repeated="2"/>
          <table:table-cell office:value-type="float" office:value="0.838141025641026" calcext:value-type="float">
            <text:p>0.838141025641026</text:p>
          </table:table-cell>
          <table:table-cell office:value-type="float" office:value="2.99232540806261" calcext:value-type="float">
            <text:p>2.99232540806261</text:p>
          </table:table-cell>
        </table:table-row>
        <table:table-row table:style-name="ro1">
          <table:table-cell table:number-columns-repeated="2"/>
          <table:table-cell office:value-type="float" office:value="0.838675213675214" calcext:value-type="float">
            <text:p>0.838675213675214</text:p>
          </table:table-cell>
          <table:table-cell office:value-type="float" office:value="2.99232381414327" calcext:value-type="float">
            <text:p>2.99232381414327</text:p>
          </table:table-cell>
        </table:table-row>
        <table:table-row table:style-name="ro1">
          <table:table-cell table:number-columns-repeated="2"/>
          <table:table-cell office:value-type="float" office:value="0.839209401709402" calcext:value-type="float">
            <text:p>0.839209401709402</text:p>
          </table:table-cell>
          <table:table-cell office:value-type="float" office:value="2.99232222022394" calcext:value-type="float">
            <text:p>2.99232222022394</text:p>
          </table:table-cell>
        </table:table-row>
        <table:table-row table:style-name="ro1">
          <table:table-cell table:number-columns-repeated="2"/>
          <table:table-cell office:value-type="float" office:value="0.83974358974359" calcext:value-type="float">
            <text:p>0.83974358974359</text:p>
          </table:table-cell>
          <table:table-cell office:value-type="float" office:value="2.9923206263046" calcext:value-type="float">
            <text:p>2.9923206263046</text:p>
          </table:table-cell>
        </table:table-row>
        <table:table-row table:style-name="ro1">
          <table:table-cell table:number-columns-repeated="2"/>
          <table:table-cell office:value-type="float" office:value="0.840277777777778" calcext:value-type="float">
            <text:p>0.840277777777778</text:p>
          </table:table-cell>
          <table:table-cell office:value-type="float" office:value="2.99231903238526" calcext:value-type="float">
            <text:p>2.99231903238526</text:p>
          </table:table-cell>
        </table:table-row>
        <table:table-row table:style-name="ro1">
          <table:table-cell table:number-columns-repeated="2"/>
          <table:table-cell office:value-type="float" office:value="0.840811965811966" calcext:value-type="float">
            <text:p>0.840811965811966</text:p>
          </table:table-cell>
          <table:table-cell office:value-type="float" office:value="2.99231743846593" calcext:value-type="float">
            <text:p>2.99231743846593</text:p>
          </table:table-cell>
        </table:table-row>
        <table:table-row table:style-name="ro1">
          <table:table-cell table:number-columns-repeated="2"/>
          <table:table-cell office:value-type="float" office:value="0.841346153846154" calcext:value-type="float">
            <text:p>0.841346153846154</text:p>
          </table:table-cell>
          <table:table-cell office:value-type="float" office:value="2.99231584454659" calcext:value-type="float">
            <text:p>2.99231584454659</text:p>
          </table:table-cell>
        </table:table-row>
        <table:table-row table:style-name="ro1">
          <table:table-cell table:number-columns-repeated="2"/>
          <table:table-cell office:value-type="float" office:value="0.841880341880342" calcext:value-type="float">
            <text:p>0.841880341880342</text:p>
          </table:table-cell>
          <table:table-cell office:value-type="float" office:value="2.99231425062726" calcext:value-type="float">
            <text:p>2.99231425062726</text:p>
          </table:table-cell>
        </table:table-row>
        <table:table-row table:style-name="ro1">
          <table:table-cell table:number-columns-repeated="2"/>
          <table:table-cell office:value-type="float" office:value="0.84241452991453" calcext:value-type="float">
            <text:p>0.84241452991453</text:p>
          </table:table-cell>
          <table:table-cell office:value-type="float" office:value="2.99231265670792" calcext:value-type="float">
            <text:p>2.99231265670792</text:p>
          </table:table-cell>
        </table:table-row>
        <table:table-row table:style-name="ro1">
          <table:table-cell table:number-columns-repeated="2"/>
          <table:table-cell office:value-type="float" office:value="0.842948717948718" calcext:value-type="float">
            <text:p>0.842948717948718</text:p>
          </table:table-cell>
          <table:table-cell office:value-type="float" office:value="2.99231106278859" calcext:value-type="float">
            <text:p>2.99231106278859</text:p>
          </table:table-cell>
        </table:table-row>
        <table:table-row table:style-name="ro1">
          <table:table-cell table:number-columns-repeated="2"/>
          <table:table-cell office:value-type="float" office:value="0.843482905982906" calcext:value-type="float">
            <text:p>0.843482905982906</text:p>
          </table:table-cell>
          <table:table-cell office:value-type="float" office:value="2.99230946886925" calcext:value-type="float">
            <text:p>2.99230946886925</text:p>
          </table:table-cell>
        </table:table-row>
        <table:table-row table:style-name="ro1">
          <table:table-cell table:number-columns-repeated="2"/>
          <table:table-cell office:value-type="float" office:value="0.844017094017094" calcext:value-type="float">
            <text:p>0.844017094017094</text:p>
          </table:table-cell>
          <table:table-cell office:value-type="float" office:value="2.99230787494992" calcext:value-type="float">
            <text:p>2.99230787494992</text:p>
          </table:table-cell>
        </table:table-row>
        <table:table-row table:style-name="ro1">
          <table:table-cell table:number-columns-repeated="2"/>
          <table:table-cell office:value-type="float" office:value="0.844551282051282" calcext:value-type="float">
            <text:p>0.844551282051282</text:p>
          </table:table-cell>
          <table:table-cell office:value-type="float" office:value="2.99230628103058" calcext:value-type="float">
            <text:p>2.99230628103058</text:p>
          </table:table-cell>
        </table:table-row>
        <table:table-row table:style-name="ro1">
          <table:table-cell table:number-columns-repeated="2"/>
          <table:table-cell office:value-type="float" office:value="0.84508547008547" calcext:value-type="float">
            <text:p>0.84508547008547</text:p>
          </table:table-cell>
          <table:table-cell office:value-type="float" office:value="2.99230468711125" calcext:value-type="float">
            <text:p>2.99230468711125</text:p>
          </table:table-cell>
        </table:table-row>
        <table:table-row table:style-name="ro1">
          <table:table-cell table:number-columns-repeated="2"/>
          <table:table-cell office:value-type="float" office:value="0.845619658119658" calcext:value-type="float">
            <text:p>0.845619658119658</text:p>
          </table:table-cell>
          <table:table-cell office:value-type="float" office:value="2.99230309319191" calcext:value-type="float">
            <text:p>2.99230309319191</text:p>
          </table:table-cell>
        </table:table-row>
        <table:table-row table:style-name="ro1">
          <table:table-cell table:number-columns-repeated="2"/>
          <table:table-cell office:value-type="float" office:value="0.846153846153846" calcext:value-type="float">
            <text:p>0.846153846153846</text:p>
          </table:table-cell>
          <table:table-cell office:value-type="float" office:value="2.99230149927258" calcext:value-type="float">
            <text:p>2.99230149927258</text:p>
          </table:table-cell>
        </table:table-row>
        <table:table-row table:style-name="ro1">
          <table:table-cell table:number-columns-repeated="2"/>
          <table:table-cell office:value-type="float" office:value="0.846688034188034" calcext:value-type="float">
            <text:p>0.846688034188034</text:p>
          </table:table-cell>
          <table:table-cell office:value-type="float" office:value="2.99229990535324" calcext:value-type="float">
            <text:p>2.99229990535324</text:p>
          </table:table-cell>
        </table:table-row>
        <table:table-row table:style-name="ro1">
          <table:table-cell table:number-columns-repeated="2"/>
          <table:table-cell office:value-type="float" office:value="0.847222222222222" calcext:value-type="float">
            <text:p>0.847222222222222</text:p>
          </table:table-cell>
          <table:table-cell office:value-type="float" office:value="2.99229831143391" calcext:value-type="float">
            <text:p>2.99229831143391</text:p>
          </table:table-cell>
        </table:table-row>
        <table:table-row table:style-name="ro1">
          <table:table-cell table:number-columns-repeated="2"/>
          <table:table-cell office:value-type="float" office:value="0.84775641025641" calcext:value-type="float">
            <text:p>0.84775641025641</text:p>
          </table:table-cell>
          <table:table-cell office:value-type="float" office:value="2.99229671751457" calcext:value-type="float">
            <text:p>2.99229671751457</text:p>
          </table:table-cell>
        </table:table-row>
        <table:table-row table:style-name="ro1">
          <table:table-cell table:number-columns-repeated="2"/>
          <table:table-cell office:value-type="float" office:value="0.848290598290598" calcext:value-type="float">
            <text:p>0.848290598290598</text:p>
          </table:table-cell>
          <table:table-cell office:value-type="float" office:value="2.99229512359524" calcext:value-type="float">
            <text:p>2.99229512359524</text:p>
          </table:table-cell>
        </table:table-row>
        <table:table-row table:style-name="ro1">
          <table:table-cell table:number-columns-repeated="2"/>
          <table:table-cell office:value-type="float" office:value="0.848824786324786" calcext:value-type="float">
            <text:p>0.848824786324786</text:p>
          </table:table-cell>
          <table:table-cell office:value-type="float" office:value="2.99229352967591" calcext:value-type="float">
            <text:p>2.99229352967591</text:p>
          </table:table-cell>
        </table:table-row>
        <table:table-row table:style-name="ro1">
          <table:table-cell table:number-columns-repeated="2"/>
          <table:table-cell office:value-type="float" office:value="0.849358974358974" calcext:value-type="float">
            <text:p>0.849358974358974</text:p>
          </table:table-cell>
          <table:table-cell office:value-type="float" office:value="2.99229193575657" calcext:value-type="float">
            <text:p>2.99229193575657</text:p>
          </table:table-cell>
        </table:table-row>
        <table:table-row table:style-name="ro1">
          <table:table-cell table:number-columns-repeated="2"/>
          <table:table-cell office:value-type="float" office:value="0.849893162393162" calcext:value-type="float">
            <text:p>0.849893162393162</text:p>
          </table:table-cell>
          <table:table-cell office:value-type="float" office:value="2.99229034183724" calcext:value-type="float">
            <text:p>2.99229034183724</text:p>
          </table:table-cell>
        </table:table-row>
        <table:table-row table:style-name="ro1">
          <table:table-cell table:number-columns-repeated="2"/>
          <table:table-cell office:value-type="float" office:value="0.85042735042735" calcext:value-type="float">
            <text:p>0.85042735042735</text:p>
          </table:table-cell>
          <table:table-cell office:value-type="float" office:value="2.9922887479179" calcext:value-type="float">
            <text:p>2.9922887479179</text:p>
          </table:table-cell>
        </table:table-row>
        <table:table-row table:style-name="ro1">
          <table:table-cell table:number-columns-repeated="2"/>
          <table:table-cell office:value-type="float" office:value="0.850961538461538" calcext:value-type="float">
            <text:p>0.850961538461538</text:p>
          </table:table-cell>
          <table:table-cell office:value-type="float" office:value="2.99228715399857" calcext:value-type="float">
            <text:p>2.99228715399857</text:p>
          </table:table-cell>
        </table:table-row>
        <table:table-row table:style-name="ro1">
          <table:table-cell table:number-columns-repeated="2"/>
          <table:table-cell office:value-type="float" office:value="0.851495726495727" calcext:value-type="float">
            <text:p>0.851495726495727</text:p>
          </table:table-cell>
          <table:table-cell office:value-type="float" office:value="2.99228556007923" calcext:value-type="float">
            <text:p>2.99228556007923</text:p>
          </table:table-cell>
        </table:table-row>
        <table:table-row table:style-name="ro1">
          <table:table-cell table:number-columns-repeated="2"/>
          <table:table-cell office:value-type="float" office:value="0.852029914529915" calcext:value-type="float">
            <text:p>0.852029914529915</text:p>
          </table:table-cell>
          <table:table-cell office:value-type="float" office:value="2.9922839661599" calcext:value-type="float">
            <text:p>2.9922839661599</text:p>
          </table:table-cell>
        </table:table-row>
        <table:table-row table:style-name="ro1">
          <table:table-cell table:number-columns-repeated="2"/>
          <table:table-cell office:value-type="float" office:value="0.852564102564103" calcext:value-type="float">
            <text:p>0.852564102564103</text:p>
          </table:table-cell>
          <table:table-cell office:value-type="float" office:value="2.99228237224056" calcext:value-type="float">
            <text:p>2.99228237224056</text:p>
          </table:table-cell>
        </table:table-row>
        <table:table-row table:style-name="ro1">
          <table:table-cell table:number-columns-repeated="2"/>
          <table:table-cell office:value-type="float" office:value="0.853098290598291" calcext:value-type="float">
            <text:p>0.853098290598291</text:p>
          </table:table-cell>
          <table:table-cell office:value-type="float" office:value="2.99228077832123" calcext:value-type="float">
            <text:p>2.99228077832123</text:p>
          </table:table-cell>
        </table:table-row>
        <table:table-row table:style-name="ro1">
          <table:table-cell table:number-columns-repeated="2"/>
          <table:table-cell office:value-type="float" office:value="0.853632478632479" calcext:value-type="float">
            <text:p>0.853632478632479</text:p>
          </table:table-cell>
          <table:table-cell office:value-type="float" office:value="2.99227918440189" calcext:value-type="float">
            <text:p>2.99227918440189</text:p>
          </table:table-cell>
        </table:table-row>
        <table:table-row table:style-name="ro1">
          <table:table-cell table:number-columns-repeated="2"/>
          <table:table-cell office:value-type="float" office:value="0.854166666666667" calcext:value-type="float">
            <text:p>0.854166666666667</text:p>
          </table:table-cell>
          <table:table-cell office:value-type="float" office:value="2.99227759048256" calcext:value-type="float">
            <text:p>2.99227759048256</text:p>
          </table:table-cell>
        </table:table-row>
        <table:table-row table:style-name="ro1">
          <table:table-cell table:number-columns-repeated="2"/>
          <table:table-cell office:value-type="float" office:value="0.854700854700855" calcext:value-type="float">
            <text:p>0.854700854700855</text:p>
          </table:table-cell>
          <table:table-cell office:value-type="float" office:value="2.99227599656322" calcext:value-type="float">
            <text:p>2.99227599656322</text:p>
          </table:table-cell>
        </table:table-row>
        <table:table-row table:style-name="ro1">
          <table:table-cell table:number-columns-repeated="2"/>
          <table:table-cell office:value-type="float" office:value="0.855235042735043" calcext:value-type="float">
            <text:p>0.855235042735043</text:p>
          </table:table-cell>
          <table:table-cell office:value-type="float" office:value="2.99227440264389" calcext:value-type="float">
            <text:p>2.99227440264389</text:p>
          </table:table-cell>
        </table:table-row>
        <table:table-row table:style-name="ro1">
          <table:table-cell table:number-columns-repeated="2"/>
          <table:table-cell office:value-type="float" office:value="0.855769230769231" calcext:value-type="float">
            <text:p>0.855769230769231</text:p>
          </table:table-cell>
          <table:table-cell office:value-type="float" office:value="2.99227280872455" calcext:value-type="float">
            <text:p>2.99227280872455</text:p>
          </table:table-cell>
        </table:table-row>
        <table:table-row table:style-name="ro1">
          <table:table-cell table:number-columns-repeated="2"/>
          <table:table-cell office:value-type="float" office:value="0.856303418803419" calcext:value-type="float">
            <text:p>0.856303418803419</text:p>
          </table:table-cell>
          <table:table-cell office:value-type="float" office:value="2.99227121480522" calcext:value-type="float">
            <text:p>2.99227121480522</text:p>
          </table:table-cell>
        </table:table-row>
        <table:table-row table:style-name="ro1">
          <table:table-cell table:number-columns-repeated="2"/>
          <table:table-cell office:value-type="float" office:value="0.856837606837607" calcext:value-type="float">
            <text:p>0.856837606837607</text:p>
          </table:table-cell>
          <table:table-cell office:value-type="float" office:value="2.99226962088588" calcext:value-type="float">
            <text:p>2.99226962088588</text:p>
          </table:table-cell>
        </table:table-row>
        <table:table-row table:style-name="ro1">
          <table:table-cell table:number-columns-repeated="2"/>
          <table:table-cell office:value-type="float" office:value="0.857371794871795" calcext:value-type="float">
            <text:p>0.857371794871795</text:p>
          </table:table-cell>
          <table:table-cell office:value-type="float" office:value="2.99226802696655" calcext:value-type="float">
            <text:p>2.99226802696655</text:p>
          </table:table-cell>
        </table:table-row>
        <table:table-row table:style-name="ro1">
          <table:table-cell table:number-columns-repeated="2"/>
          <table:table-cell office:value-type="float" office:value="0.857905982905983" calcext:value-type="float">
            <text:p>0.857905982905983</text:p>
          </table:table-cell>
          <table:table-cell office:value-type="float" office:value="2.99226643304721" calcext:value-type="float">
            <text:p>2.99226643304721</text:p>
          </table:table-cell>
        </table:table-row>
        <table:table-row table:style-name="ro1">
          <table:table-cell table:number-columns-repeated="2"/>
          <table:table-cell office:value-type="float" office:value="0.858440170940171" calcext:value-type="float">
            <text:p>0.858440170940171</text:p>
          </table:table-cell>
          <table:table-cell office:value-type="float" office:value="2.99226483912788" calcext:value-type="float">
            <text:p>2.99226483912788</text:p>
          </table:table-cell>
        </table:table-row>
        <table:table-row table:style-name="ro1">
          <table:table-cell table:number-columns-repeated="2"/>
          <table:table-cell office:value-type="float" office:value="0.858974358974359" calcext:value-type="float">
            <text:p>0.858974358974359</text:p>
          </table:table-cell>
          <table:table-cell office:value-type="float" office:value="2.99226324520854" calcext:value-type="float">
            <text:p>2.99226324520854</text:p>
          </table:table-cell>
        </table:table-row>
        <table:table-row table:style-name="ro1">
          <table:table-cell table:number-columns-repeated="2"/>
          <table:table-cell office:value-type="float" office:value="0.859508547008547" calcext:value-type="float">
            <text:p>0.859508547008547</text:p>
          </table:table-cell>
          <table:table-cell office:value-type="float" office:value="2.99226165128921" calcext:value-type="float">
            <text:p>2.99226165128921</text:p>
          </table:table-cell>
        </table:table-row>
        <table:table-row table:style-name="ro1">
          <table:table-cell table:number-columns-repeated="2"/>
          <table:table-cell office:value-type="float" office:value="0.860042735042735" calcext:value-type="float">
            <text:p>0.860042735042735</text:p>
          </table:table-cell>
          <table:table-cell office:value-type="float" office:value="2.99226005736988" calcext:value-type="float">
            <text:p>2.99226005736988</text:p>
          </table:table-cell>
        </table:table-row>
        <table:table-row table:style-name="ro1">
          <table:table-cell table:number-columns-repeated="2"/>
          <table:table-cell office:value-type="float" office:value="0.860576923076923" calcext:value-type="float">
            <text:p>0.860576923076923</text:p>
          </table:table-cell>
          <table:table-cell office:value-type="float" office:value="2.99225846345054" calcext:value-type="float">
            <text:p>2.99225846345054</text:p>
          </table:table-cell>
        </table:table-row>
        <table:table-row table:style-name="ro1">
          <table:table-cell table:number-columns-repeated="2"/>
          <table:table-cell office:value-type="float" office:value="0.861111111111111" calcext:value-type="float">
            <text:p>0.861111111111111</text:p>
          </table:table-cell>
          <table:table-cell office:value-type="float" office:value="2.99225686953121" calcext:value-type="float">
            <text:p>2.99225686953121</text:p>
          </table:table-cell>
        </table:table-row>
        <table:table-row table:style-name="ro1">
          <table:table-cell table:number-columns-repeated="2"/>
          <table:table-cell office:value-type="float" office:value="0.861645299145299" calcext:value-type="float">
            <text:p>0.861645299145299</text:p>
          </table:table-cell>
          <table:table-cell office:value-type="float" office:value="2.99225527561187" calcext:value-type="float">
            <text:p>2.99225527561187</text:p>
          </table:table-cell>
        </table:table-row>
        <table:table-row table:style-name="ro1">
          <table:table-cell table:number-columns-repeated="2"/>
          <table:table-cell office:value-type="float" office:value="0.862179487179487" calcext:value-type="float">
            <text:p>0.862179487179487</text:p>
          </table:table-cell>
          <table:table-cell office:value-type="float" office:value="2.99225368169253" calcext:value-type="float">
            <text:p>2.99225368169253</text:p>
          </table:table-cell>
        </table:table-row>
        <table:table-row table:style-name="ro1">
          <table:table-cell table:number-columns-repeated="2"/>
          <table:table-cell office:value-type="float" office:value="0.862713675213675" calcext:value-type="float">
            <text:p>0.862713675213675</text:p>
          </table:table-cell>
          <table:table-cell office:value-type="float" office:value="2.9922520877732" calcext:value-type="float">
            <text:p>2.9922520877732</text:p>
          </table:table-cell>
        </table:table-row>
        <table:table-row table:style-name="ro1">
          <table:table-cell table:number-columns-repeated="2"/>
          <table:table-cell office:value-type="float" office:value="0.863247863247863" calcext:value-type="float">
            <text:p>0.863247863247863</text:p>
          </table:table-cell>
          <table:table-cell office:value-type="float" office:value="2.99225049385386" calcext:value-type="float">
            <text:p>2.99225049385386</text:p>
          </table:table-cell>
        </table:table-row>
        <table:table-row table:style-name="ro1">
          <table:table-cell table:number-columns-repeated="2"/>
          <table:table-cell office:value-type="float" office:value="0.863782051282051" calcext:value-type="float">
            <text:p>0.863782051282051</text:p>
          </table:table-cell>
          <table:table-cell office:value-type="float" office:value="2.99224889993453" calcext:value-type="float">
            <text:p>2.99224889993453</text:p>
          </table:table-cell>
        </table:table-row>
        <table:table-row table:style-name="ro1">
          <table:table-cell table:number-columns-repeated="2"/>
          <table:table-cell office:value-type="float" office:value="0.864316239316239" calcext:value-type="float">
            <text:p>0.864316239316239</text:p>
          </table:table-cell>
          <table:table-cell office:value-type="float" office:value="2.99224730601519" calcext:value-type="float">
            <text:p>2.99224730601519</text:p>
          </table:table-cell>
        </table:table-row>
        <table:table-row table:style-name="ro1">
          <table:table-cell table:number-columns-repeated="2"/>
          <table:table-cell office:value-type="float" office:value="0.864850427350427" calcext:value-type="float">
            <text:p>0.864850427350427</text:p>
          </table:table-cell>
          <table:table-cell office:value-type="float" office:value="2.99224571209585" calcext:value-type="float">
            <text:p>2.99224571209585</text:p>
          </table:table-cell>
        </table:table-row>
        <table:table-row table:style-name="ro1">
          <table:table-cell table:number-columns-repeated="2"/>
          <table:table-cell office:value-type="float" office:value="0.865384615384615" calcext:value-type="float">
            <text:p>0.865384615384615</text:p>
          </table:table-cell>
          <table:table-cell office:value-type="float" office:value="2.99224411817652" calcext:value-type="float">
            <text:p>2.99224411817652</text:p>
          </table:table-cell>
        </table:table-row>
        <table:table-row table:style-name="ro1">
          <table:table-cell table:number-columns-repeated="2"/>
          <table:table-cell office:value-type="float" office:value="0.865918803418804" calcext:value-type="float">
            <text:p>0.865918803418804</text:p>
          </table:table-cell>
          <table:table-cell office:value-type="float" office:value="2.99224252425718" calcext:value-type="float">
            <text:p>2.99224252425718</text:p>
          </table:table-cell>
        </table:table-row>
        <table:table-row table:style-name="ro1">
          <table:table-cell table:number-columns-repeated="2"/>
          <table:table-cell office:value-type="float" office:value="0.866452991452992" calcext:value-type="float">
            <text:p>0.866452991452992</text:p>
          </table:table-cell>
          <table:table-cell office:value-type="float" office:value="2.99224093033785" calcext:value-type="float">
            <text:p>2.99224093033785</text:p>
          </table:table-cell>
        </table:table-row>
        <table:table-row table:style-name="ro1">
          <table:table-cell table:number-columns-repeated="2"/>
          <table:table-cell office:value-type="float" office:value="0.86698717948718" calcext:value-type="float">
            <text:p>0.86698717948718</text:p>
          </table:table-cell>
          <table:table-cell office:value-type="float" office:value="2.99223933641851" calcext:value-type="float">
            <text:p>2.99223933641851</text:p>
          </table:table-cell>
        </table:table-row>
        <table:table-row table:style-name="ro1">
          <table:table-cell table:number-columns-repeated="2"/>
          <table:table-cell office:value-type="float" office:value="0.867521367521368" calcext:value-type="float">
            <text:p>0.867521367521368</text:p>
          </table:table-cell>
          <table:table-cell office:value-type="float" office:value="2.99223774249918" calcext:value-type="float">
            <text:p>2.99223774249918</text:p>
          </table:table-cell>
        </table:table-row>
        <table:table-row table:style-name="ro1">
          <table:table-cell table:number-columns-repeated="2"/>
          <table:table-cell office:value-type="float" office:value="0.868055555555556" calcext:value-type="float">
            <text:p>0.868055555555556</text:p>
          </table:table-cell>
          <table:table-cell office:value-type="float" office:value="2.99223614857984" calcext:value-type="float">
            <text:p>2.99223614857984</text:p>
          </table:table-cell>
        </table:table-row>
        <table:table-row table:style-name="ro1">
          <table:table-cell table:number-columns-repeated="2"/>
          <table:table-cell office:value-type="float" office:value="0.868589743589744" calcext:value-type="float">
            <text:p>0.868589743589744</text:p>
          </table:table-cell>
          <table:table-cell office:value-type="float" office:value="2.99223455466051" calcext:value-type="float">
            <text:p>2.99223455466051</text:p>
          </table:table-cell>
        </table:table-row>
        <table:table-row table:style-name="ro1">
          <table:table-cell table:number-columns-repeated="2"/>
          <table:table-cell office:value-type="float" office:value="0.869123931623932" calcext:value-type="float">
            <text:p>0.869123931623932</text:p>
          </table:table-cell>
          <table:table-cell office:value-type="float" office:value="2.99223296074117" calcext:value-type="float">
            <text:p>2.99223296074117</text:p>
          </table:table-cell>
        </table:table-row>
        <table:table-row table:style-name="ro1">
          <table:table-cell table:number-columns-repeated="2"/>
          <table:table-cell office:value-type="float" office:value="0.86965811965812" calcext:value-type="float">
            <text:p>0.86965811965812</text:p>
          </table:table-cell>
          <table:table-cell office:value-type="float" office:value="2.99223136682184" calcext:value-type="float">
            <text:p>2.99223136682184</text:p>
          </table:table-cell>
        </table:table-row>
        <table:table-row table:style-name="ro1">
          <table:table-cell table:number-columns-repeated="2"/>
          <table:table-cell office:value-type="float" office:value="0.870192307692308" calcext:value-type="float">
            <text:p>0.870192307692308</text:p>
          </table:table-cell>
          <table:table-cell office:value-type="float" office:value="2.9922297729025" calcext:value-type="float">
            <text:p>2.9922297729025</text:p>
          </table:table-cell>
        </table:table-row>
        <table:table-row table:style-name="ro1">
          <table:table-cell table:number-columns-repeated="2"/>
          <table:table-cell office:value-type="float" office:value="0.870726495726496" calcext:value-type="float">
            <text:p>0.870726495726496</text:p>
          </table:table-cell>
          <table:table-cell office:value-type="float" office:value="2.99222817898317" calcext:value-type="float">
            <text:p>2.99222817898317</text:p>
          </table:table-cell>
        </table:table-row>
        <table:table-row table:style-name="ro1">
          <table:table-cell table:number-columns-repeated="2"/>
          <table:table-cell office:value-type="float" office:value="0.871260683760684" calcext:value-type="float">
            <text:p>0.871260683760684</text:p>
          </table:table-cell>
          <table:table-cell office:value-type="float" office:value="2.99222658506383" calcext:value-type="float">
            <text:p>2.99222658506383</text:p>
          </table:table-cell>
        </table:table-row>
        <table:table-row table:style-name="ro1">
          <table:table-cell table:number-columns-repeated="2"/>
          <table:table-cell office:value-type="float" office:value="0.871794871794872" calcext:value-type="float">
            <text:p>0.871794871794872</text:p>
          </table:table-cell>
          <table:table-cell office:value-type="float" office:value="2.9922249911445" calcext:value-type="float">
            <text:p>2.9922249911445</text:p>
          </table:table-cell>
        </table:table-row>
        <table:table-row table:style-name="ro1">
          <table:table-cell table:number-columns-repeated="2"/>
          <table:table-cell office:value-type="float" office:value="0.87232905982906" calcext:value-type="float">
            <text:p>0.87232905982906</text:p>
          </table:table-cell>
          <table:table-cell office:value-type="float" office:value="2.99222339722517" calcext:value-type="float">
            <text:p>2.99222339722517</text:p>
          </table:table-cell>
        </table:table-row>
        <table:table-row table:style-name="ro1">
          <table:table-cell table:number-columns-repeated="2"/>
          <table:table-cell office:value-type="float" office:value="0.872863247863248" calcext:value-type="float">
            <text:p>0.872863247863248</text:p>
          </table:table-cell>
          <table:table-cell office:value-type="float" office:value="2.99222180330583" calcext:value-type="float">
            <text:p>2.99222180330583</text:p>
          </table:table-cell>
        </table:table-row>
        <table:table-row table:style-name="ro1">
          <table:table-cell table:number-columns-repeated="2"/>
          <table:table-cell office:value-type="float" office:value="0.873397435897436" calcext:value-type="float">
            <text:p>0.873397435897436</text:p>
          </table:table-cell>
          <table:table-cell office:value-type="float" office:value="2.9922202093865" calcext:value-type="float">
            <text:p>2.9922202093865</text:p>
          </table:table-cell>
        </table:table-row>
        <table:table-row table:style-name="ro1">
          <table:table-cell table:number-columns-repeated="2"/>
          <table:table-cell office:value-type="float" office:value="0.873931623931624" calcext:value-type="float">
            <text:p>0.873931623931624</text:p>
          </table:table-cell>
          <table:table-cell office:value-type="float" office:value="2.99221861546716" calcext:value-type="float">
            <text:p>2.99221861546716</text:p>
          </table:table-cell>
        </table:table-row>
        <table:table-row table:style-name="ro1">
          <table:table-cell table:number-columns-repeated="2"/>
          <table:table-cell office:value-type="float" office:value="0.874465811965812" calcext:value-type="float">
            <text:p>0.874465811965812</text:p>
          </table:table-cell>
          <table:table-cell office:value-type="float" office:value="2.99221702154783" calcext:value-type="float">
            <text:p>2.99221702154783</text:p>
          </table:table-cell>
        </table:table-row>
        <table:table-row table:style-name="ro1">
          <table:table-cell table:number-columns-repeated="2"/>
          <table:table-cell office:value-type="float" office:value="0.875" calcext:value-type="float">
            <text:p>0.875</text:p>
          </table:table-cell>
          <table:table-cell office:value-type="float" office:value="2.99221542762849" calcext:value-type="float">
            <text:p>2.99221542762849</text:p>
          </table:table-cell>
        </table:table-row>
        <table:table-row table:style-name="ro1">
          <table:table-cell table:number-columns-repeated="2"/>
          <table:table-cell office:value-type="float" office:value="0.875534188034188" calcext:value-type="float">
            <text:p>0.875534188034188</text:p>
          </table:table-cell>
          <table:table-cell office:value-type="float" office:value="2.99221383370916" calcext:value-type="float">
            <text:p>2.99221383370916</text:p>
          </table:table-cell>
        </table:table-row>
        <table:table-row table:style-name="ro1">
          <table:table-cell table:number-columns-repeated="2"/>
          <table:table-cell office:value-type="float" office:value="0.876068376068376" calcext:value-type="float">
            <text:p>0.876068376068376</text:p>
          </table:table-cell>
          <table:table-cell office:value-type="float" office:value="2.99221223978982" calcext:value-type="float">
            <text:p>2.99221223978982</text:p>
          </table:table-cell>
        </table:table-row>
        <table:table-row table:style-name="ro1">
          <table:table-cell table:number-columns-repeated="2"/>
          <table:table-cell office:value-type="float" office:value="0.876602564102564" calcext:value-type="float">
            <text:p>0.876602564102564</text:p>
          </table:table-cell>
          <table:table-cell office:value-type="float" office:value="2.99221064587049" calcext:value-type="float">
            <text:p>2.99221064587049</text:p>
          </table:table-cell>
        </table:table-row>
        <table:table-row table:style-name="ro1">
          <table:table-cell table:number-columns-repeated="2"/>
          <table:table-cell office:value-type="float" office:value="0.877136752136752" calcext:value-type="float">
            <text:p>0.877136752136752</text:p>
          </table:table-cell>
          <table:table-cell office:value-type="float" office:value="2.99220905195115" calcext:value-type="float">
            <text:p>2.99220905195115</text:p>
          </table:table-cell>
        </table:table-row>
        <table:table-row table:style-name="ro1">
          <table:table-cell table:number-columns-repeated="2"/>
          <table:table-cell office:value-type="float" office:value="0.87767094017094" calcext:value-type="float">
            <text:p>0.87767094017094</text:p>
          </table:table-cell>
          <table:table-cell office:value-type="float" office:value="2.99220745803182" calcext:value-type="float">
            <text:p>2.99220745803182</text:p>
          </table:table-cell>
        </table:table-row>
        <table:table-row table:style-name="ro1">
          <table:table-cell table:number-columns-repeated="2"/>
          <table:table-cell office:value-type="float" office:value="0.878205128205128" calcext:value-type="float">
            <text:p>0.878205128205128</text:p>
          </table:table-cell>
          <table:table-cell office:value-type="float" office:value="2.99220586411248" calcext:value-type="float">
            <text:p>2.99220586411248</text:p>
          </table:table-cell>
        </table:table-row>
        <table:table-row table:style-name="ro1">
          <table:table-cell table:number-columns-repeated="2"/>
          <table:table-cell office:value-type="float" office:value="0.878739316239316" calcext:value-type="float">
            <text:p>0.878739316239316</text:p>
          </table:table-cell>
          <table:table-cell office:value-type="float" office:value="2.99220427019315" calcext:value-type="float">
            <text:p>2.99220427019315</text:p>
          </table:table-cell>
        </table:table-row>
        <table:table-row table:style-name="ro1">
          <table:table-cell table:number-columns-repeated="2"/>
          <table:table-cell office:value-type="float" office:value="0.879273504273504" calcext:value-type="float">
            <text:p>0.879273504273504</text:p>
          </table:table-cell>
          <table:table-cell office:value-type="float" office:value="2.99220267627381" calcext:value-type="float">
            <text:p>2.99220267627381</text:p>
          </table:table-cell>
        </table:table-row>
        <table:table-row table:style-name="ro1">
          <table:table-cell table:number-columns-repeated="2"/>
          <table:table-cell office:value-type="float" office:value="0.879807692307692" calcext:value-type="float">
            <text:p>0.879807692307692</text:p>
          </table:table-cell>
          <table:table-cell office:value-type="float" office:value="2.99220108235448" calcext:value-type="float">
            <text:p>2.99220108235448</text:p>
          </table:table-cell>
        </table:table-row>
        <table:table-row table:style-name="ro1">
          <table:table-cell table:number-columns-repeated="2"/>
          <table:table-cell office:value-type="float" office:value="0.88034188034188" calcext:value-type="float">
            <text:p>0.88034188034188</text:p>
          </table:table-cell>
          <table:table-cell office:value-type="float" office:value="2.99219948843514" calcext:value-type="float">
            <text:p>2.99219948843514</text:p>
          </table:table-cell>
        </table:table-row>
        <table:table-row table:style-name="ro1">
          <table:table-cell table:number-columns-repeated="2"/>
          <table:table-cell office:value-type="float" office:value="0.880876068376068" calcext:value-type="float">
            <text:p>0.880876068376068</text:p>
          </table:table-cell>
          <table:table-cell office:value-type="float" office:value="2.99219789451581" calcext:value-type="float">
            <text:p>2.99219789451581</text:p>
          </table:table-cell>
        </table:table-row>
        <table:table-row table:style-name="ro1">
          <table:table-cell table:number-columns-repeated="2"/>
          <table:table-cell office:value-type="float" office:value="0.881410256410256" calcext:value-type="float">
            <text:p>0.881410256410256</text:p>
          </table:table-cell>
          <table:table-cell office:value-type="float" office:value="2.99219630059647" calcext:value-type="float">
            <text:p>2.99219630059647</text:p>
          </table:table-cell>
        </table:table-row>
        <table:table-row table:style-name="ro1">
          <table:table-cell table:number-columns-repeated="2"/>
          <table:table-cell office:value-type="float" office:value="0.881944444444444" calcext:value-type="float">
            <text:p>0.881944444444444</text:p>
          </table:table-cell>
          <table:table-cell office:value-type="float" office:value="2.99219470667714" calcext:value-type="float">
            <text:p>2.99219470667714</text:p>
          </table:table-cell>
        </table:table-row>
        <table:table-row table:style-name="ro1">
          <table:table-cell table:number-columns-repeated="2"/>
          <table:table-cell office:value-type="float" office:value="0.882478632478633" calcext:value-type="float">
            <text:p>0.882478632478633</text:p>
          </table:table-cell>
          <table:table-cell office:value-type="float" office:value="2.9921931127578" calcext:value-type="float">
            <text:p>2.9921931127578</text:p>
          </table:table-cell>
        </table:table-row>
        <table:table-row table:style-name="ro1">
          <table:table-cell table:number-columns-repeated="2"/>
          <table:table-cell office:value-type="float" office:value="0.883012820512821" calcext:value-type="float">
            <text:p>0.883012820512821</text:p>
          </table:table-cell>
          <table:table-cell office:value-type="float" office:value="2.99219151883847" calcext:value-type="float">
            <text:p>2.99219151883847</text:p>
          </table:table-cell>
        </table:table-row>
        <table:table-row table:style-name="ro1">
          <table:table-cell table:number-columns-repeated="2"/>
          <table:table-cell office:value-type="float" office:value="0.883547008547009" calcext:value-type="float">
            <text:p>0.883547008547009</text:p>
          </table:table-cell>
          <table:table-cell office:value-type="float" office:value="2.99218992491914" calcext:value-type="float">
            <text:p>2.99218992491914</text:p>
          </table:table-cell>
        </table:table-row>
        <table:table-row table:style-name="ro1">
          <table:table-cell table:number-columns-repeated="2"/>
          <table:table-cell office:value-type="float" office:value="0.884081196581197" calcext:value-type="float">
            <text:p>0.884081196581197</text:p>
          </table:table-cell>
          <table:table-cell office:value-type="float" office:value="2.9921883309998" calcext:value-type="float">
            <text:p>2.9921883309998</text:p>
          </table:table-cell>
        </table:table-row>
        <table:table-row table:style-name="ro1">
          <table:table-cell table:number-columns-repeated="2"/>
          <table:table-cell office:value-type="float" office:value="0.884615384615385" calcext:value-type="float">
            <text:p>0.884615384615385</text:p>
          </table:table-cell>
          <table:table-cell office:value-type="float" office:value="2.99218673708047" calcext:value-type="float">
            <text:p>2.99218673708047</text:p>
          </table:table-cell>
        </table:table-row>
        <table:table-row table:style-name="ro1">
          <table:table-cell table:number-columns-repeated="2"/>
          <table:table-cell office:value-type="float" office:value="0.885149572649573" calcext:value-type="float">
            <text:p>0.885149572649573</text:p>
          </table:table-cell>
          <table:table-cell office:value-type="float" office:value="2.99218514316113" calcext:value-type="float">
            <text:p>2.99218514316113</text:p>
          </table:table-cell>
        </table:table-row>
        <table:table-row table:style-name="ro1">
          <table:table-cell table:number-columns-repeated="2"/>
          <table:table-cell office:value-type="float" office:value="0.885683760683761" calcext:value-type="float">
            <text:p>0.885683760683761</text:p>
          </table:table-cell>
          <table:table-cell office:value-type="float" office:value="2.9921835492418" calcext:value-type="float">
            <text:p>2.9921835492418</text:p>
          </table:table-cell>
        </table:table-row>
        <table:table-row table:style-name="ro1">
          <table:table-cell table:number-columns-repeated="2"/>
          <table:table-cell office:value-type="float" office:value="0.886217948717949" calcext:value-type="float">
            <text:p>0.886217948717949</text:p>
          </table:table-cell>
          <table:table-cell office:value-type="float" office:value="2.99218195532246" calcext:value-type="float">
            <text:p>2.99218195532246</text:p>
          </table:table-cell>
        </table:table-row>
        <table:table-row table:style-name="ro1">
          <table:table-cell table:number-columns-repeated="2"/>
          <table:table-cell office:value-type="float" office:value="0.886752136752137" calcext:value-type="float">
            <text:p>0.886752136752137</text:p>
          </table:table-cell>
          <table:table-cell office:value-type="float" office:value="2.99218036140312" calcext:value-type="float">
            <text:p>2.99218036140312</text:p>
          </table:table-cell>
        </table:table-row>
        <table:table-row table:style-name="ro1">
          <table:table-cell table:number-columns-repeated="2"/>
          <table:table-cell office:value-type="float" office:value="0.887286324786325" calcext:value-type="float">
            <text:p>0.887286324786325</text:p>
          </table:table-cell>
          <table:table-cell office:value-type="float" office:value="2.99217876748379" calcext:value-type="float">
            <text:p>2.99217876748379</text:p>
          </table:table-cell>
        </table:table-row>
        <table:table-row table:style-name="ro1">
          <table:table-cell table:number-columns-repeated="2"/>
          <table:table-cell office:value-type="float" office:value="0.887820512820513" calcext:value-type="float">
            <text:p>0.887820512820513</text:p>
          </table:table-cell>
          <table:table-cell office:value-type="float" office:value="2.99217717356445" calcext:value-type="float">
            <text:p>2.99217717356445</text:p>
          </table:table-cell>
        </table:table-row>
        <table:table-row table:style-name="ro1">
          <table:table-cell table:number-columns-repeated="2"/>
          <table:table-cell office:value-type="float" office:value="0.888354700854701" calcext:value-type="float">
            <text:p>0.888354700854701</text:p>
          </table:table-cell>
          <table:table-cell office:value-type="float" office:value="2.99217557964512" calcext:value-type="float">
            <text:p>2.99217557964512</text:p>
          </table:table-cell>
        </table:table-row>
        <table:table-row table:style-name="ro1">
          <table:table-cell table:number-columns-repeated="2"/>
          <table:table-cell office:value-type="float" office:value="0.888888888888889" calcext:value-type="float">
            <text:p>0.888888888888889</text:p>
          </table:table-cell>
          <table:table-cell office:value-type="float" office:value="2.99217398572578" calcext:value-type="float">
            <text:p>2.99217398572578</text:p>
          </table:table-cell>
        </table:table-row>
        <table:table-row table:style-name="ro1">
          <table:table-cell table:number-columns-repeated="2"/>
          <table:table-cell office:value-type="float" office:value="0.889423076923077" calcext:value-type="float">
            <text:p>0.889423076923077</text:p>
          </table:table-cell>
          <table:table-cell office:value-type="float" office:value="2.99217239180644" calcext:value-type="float">
            <text:p>2.99217239180644</text:p>
          </table:table-cell>
        </table:table-row>
        <table:table-row table:style-name="ro1">
          <table:table-cell table:number-columns-repeated="2"/>
          <table:table-cell office:value-type="float" office:value="0.889957264957265" calcext:value-type="float">
            <text:p>0.889957264957265</text:p>
          </table:table-cell>
          <table:table-cell office:value-type="float" office:value="2.99217079788711" calcext:value-type="float">
            <text:p>2.99217079788711</text:p>
          </table:table-cell>
        </table:table-row>
        <table:table-row table:style-name="ro1">
          <table:table-cell table:number-columns-repeated="2"/>
          <table:table-cell office:value-type="float" office:value="0.890491452991453" calcext:value-type="float">
            <text:p>0.890491452991453</text:p>
          </table:table-cell>
          <table:table-cell office:value-type="float" office:value="2.99216920396777" calcext:value-type="float">
            <text:p>2.99216920396777</text:p>
          </table:table-cell>
        </table:table-row>
        <table:table-row table:style-name="ro1">
          <table:table-cell table:number-columns-repeated="2"/>
          <table:table-cell office:value-type="float" office:value="0.891025641025641" calcext:value-type="float">
            <text:p>0.891025641025641</text:p>
          </table:table-cell>
          <table:table-cell office:value-type="float" office:value="2.99216761004844" calcext:value-type="float">
            <text:p>2.99216761004844</text:p>
          </table:table-cell>
        </table:table-row>
        <table:table-row table:style-name="ro1">
          <table:table-cell table:number-columns-repeated="2"/>
          <table:table-cell office:value-type="float" office:value="0.891559829059829" calcext:value-type="float">
            <text:p>0.891559829059829</text:p>
          </table:table-cell>
          <table:table-cell office:value-type="float" office:value="2.9921660161291" calcext:value-type="float">
            <text:p>2.9921660161291</text:p>
          </table:table-cell>
        </table:table-row>
        <table:table-row table:style-name="ro1">
          <table:table-cell table:number-columns-repeated="2"/>
          <table:table-cell office:value-type="float" office:value="0.892094017094017" calcext:value-type="float">
            <text:p>0.892094017094017</text:p>
          </table:table-cell>
          <table:table-cell office:value-type="float" office:value="2.99216442220977" calcext:value-type="float">
            <text:p>2.99216442220977</text:p>
          </table:table-cell>
        </table:table-row>
        <table:table-row table:style-name="ro1">
          <table:table-cell table:number-columns-repeated="2"/>
          <table:table-cell office:value-type="float" office:value="0.892628205128205" calcext:value-type="float">
            <text:p>0.892628205128205</text:p>
          </table:table-cell>
          <table:table-cell office:value-type="float" office:value="2.99216282829043" calcext:value-type="float">
            <text:p>2.99216282829043</text:p>
          </table:table-cell>
        </table:table-row>
        <table:table-row table:style-name="ro1">
          <table:table-cell table:number-columns-repeated="2"/>
          <table:table-cell office:value-type="float" office:value="0.893162393162393" calcext:value-type="float">
            <text:p>0.893162393162393</text:p>
          </table:table-cell>
          <table:table-cell office:value-type="float" office:value="2.9921612343711" calcext:value-type="float">
            <text:p>2.9921612343711</text:p>
          </table:table-cell>
        </table:table-row>
        <table:table-row table:style-name="ro1">
          <table:table-cell table:number-columns-repeated="2"/>
          <table:table-cell office:value-type="float" office:value="0.893696581196581" calcext:value-type="float">
            <text:p>0.893696581196581</text:p>
          </table:table-cell>
          <table:table-cell office:value-type="float" office:value="2.99215964045176" calcext:value-type="float">
            <text:p>2.99215964045176</text:p>
          </table:table-cell>
        </table:table-row>
        <table:table-row table:style-name="ro1">
          <table:table-cell table:number-columns-repeated="2"/>
          <table:table-cell office:value-type="float" office:value="0.894230769230769" calcext:value-type="float">
            <text:p>0.894230769230769</text:p>
          </table:table-cell>
          <table:table-cell office:value-type="float" office:value="2.99215804653243" calcext:value-type="float">
            <text:p>2.99215804653243</text:p>
          </table:table-cell>
        </table:table-row>
        <table:table-row table:style-name="ro1">
          <table:table-cell table:number-columns-repeated="2"/>
          <table:table-cell office:value-type="float" office:value="0.894764957264957" calcext:value-type="float">
            <text:p>0.894764957264957</text:p>
          </table:table-cell>
          <table:table-cell office:value-type="float" office:value="2.99215645261309" calcext:value-type="float">
            <text:p>2.99215645261309</text:p>
          </table:table-cell>
        </table:table-row>
        <table:table-row table:style-name="ro1">
          <table:table-cell table:number-columns-repeated="2"/>
          <table:table-cell office:value-type="float" office:value="0.895299145299145" calcext:value-type="float">
            <text:p>0.895299145299145</text:p>
          </table:table-cell>
          <table:table-cell office:value-type="float" office:value="2.99215485869376" calcext:value-type="float">
            <text:p>2.99215485869376</text:p>
          </table:table-cell>
        </table:table-row>
        <table:table-row table:style-name="ro1">
          <table:table-cell table:number-columns-repeated="2"/>
          <table:table-cell office:value-type="float" office:value="0.895833333333333" calcext:value-type="float">
            <text:p>0.895833333333333</text:p>
          </table:table-cell>
          <table:table-cell office:value-type="float" office:value="2.99215326477443" calcext:value-type="float">
            <text:p>2.99215326477443</text:p>
          </table:table-cell>
        </table:table-row>
        <table:table-row table:style-name="ro1">
          <table:table-cell table:number-columns-repeated="2"/>
          <table:table-cell office:value-type="float" office:value="0.896367521367521" calcext:value-type="float">
            <text:p>0.896367521367521</text:p>
          </table:table-cell>
          <table:table-cell office:value-type="float" office:value="2.99215167085509" calcext:value-type="float">
            <text:p>2.99215167085509</text:p>
          </table:table-cell>
        </table:table-row>
        <table:table-row table:style-name="ro1">
          <table:table-cell table:number-columns-repeated="2"/>
          <table:table-cell office:value-type="float" office:value="0.896901709401709" calcext:value-type="float">
            <text:p>0.896901709401709</text:p>
          </table:table-cell>
          <table:table-cell office:value-type="float" office:value="2.99215007693576" calcext:value-type="float">
            <text:p>2.99215007693576</text:p>
          </table:table-cell>
        </table:table-row>
        <table:table-row table:style-name="ro1">
          <table:table-cell table:number-columns-repeated="2"/>
          <table:table-cell office:value-type="float" office:value="0.897435897435898" calcext:value-type="float">
            <text:p>0.897435897435898</text:p>
          </table:table-cell>
          <table:table-cell office:value-type="float" office:value="2.99214848301642" calcext:value-type="float">
            <text:p>2.99214848301642</text:p>
          </table:table-cell>
        </table:table-row>
        <table:table-row table:style-name="ro1">
          <table:table-cell table:number-columns-repeated="2"/>
          <table:table-cell office:value-type="float" office:value="0.897970085470086" calcext:value-type="float">
            <text:p>0.897970085470086</text:p>
          </table:table-cell>
          <table:table-cell office:value-type="float" office:value="2.99214688909709" calcext:value-type="float">
            <text:p>2.99214688909709</text:p>
          </table:table-cell>
        </table:table-row>
        <table:table-row table:style-name="ro1">
          <table:table-cell table:number-columns-repeated="2"/>
          <table:table-cell office:value-type="float" office:value="0.898504273504274" calcext:value-type="float">
            <text:p>0.898504273504274</text:p>
          </table:table-cell>
          <table:table-cell office:value-type="float" office:value="2.99214529517775" calcext:value-type="float">
            <text:p>2.99214529517775</text:p>
          </table:table-cell>
        </table:table-row>
        <table:table-row table:style-name="ro1">
          <table:table-cell table:number-columns-repeated="2"/>
          <table:table-cell office:value-type="float" office:value="0.899038461538462" calcext:value-type="float">
            <text:p>0.899038461538462</text:p>
          </table:table-cell>
          <table:table-cell office:value-type="float" office:value="2.99214370125842" calcext:value-type="float">
            <text:p>2.99214370125842</text:p>
          </table:table-cell>
        </table:table-row>
        <table:table-row table:style-name="ro1">
          <table:table-cell table:number-columns-repeated="2"/>
          <table:table-cell office:value-type="float" office:value="0.89957264957265" calcext:value-type="float">
            <text:p>0.89957264957265</text:p>
          </table:table-cell>
          <table:table-cell office:value-type="float" office:value="2.99214210733908" calcext:value-type="float">
            <text:p>2.99214210733908</text:p>
          </table:table-cell>
        </table:table-row>
        <table:table-row table:style-name="ro1">
          <table:table-cell table:number-columns-repeated="2"/>
          <table:table-cell office:value-type="float" office:value="0.900106837606838" calcext:value-type="float">
            <text:p>0.900106837606838</text:p>
          </table:table-cell>
          <table:table-cell office:value-type="float" office:value="2.99214111120037" calcext:value-type="float">
            <text:p>2.99214111120037</text:p>
          </table:table-cell>
        </table:table-row>
        <table:table-row table:style-name="ro1">
          <table:table-cell table:number-columns-repeated="2"/>
          <table:table-cell office:value-type="float" office:value="0.900641025641026" calcext:value-type="float">
            <text:p>0.900641025641026</text:p>
          </table:table-cell>
          <table:table-cell office:value-type="float" office:value="2.99214731252097" calcext:value-type="float">
            <text:p>2.99214731252097</text:p>
          </table:table-cell>
        </table:table-row>
        <table:table-row table:style-name="ro1">
          <table:table-cell table:number-columns-repeated="2"/>
          <table:table-cell office:value-type="float" office:value="0.901175213675214" calcext:value-type="float">
            <text:p>0.901175213675214</text:p>
          </table:table-cell>
          <table:table-cell office:value-type="float" office:value="2.99216175430311" calcext:value-type="float">
            <text:p>2.99216175430311</text:p>
          </table:table-cell>
        </table:table-row>
        <table:table-row table:style-name="ro1">
          <table:table-cell table:number-columns-repeated="2"/>
          <table:table-cell office:value-type="float" office:value="0.901709401709402" calcext:value-type="float">
            <text:p>0.901709401709402</text:p>
          </table:table-cell>
          <table:table-cell office:value-type="float" office:value="2.9921834429358" calcext:value-type="float">
            <text:p>2.9921834429358</text:p>
          </table:table-cell>
        </table:table-row>
        <table:table-row table:style-name="ro1">
          <table:table-cell table:number-columns-repeated="2"/>
          <table:table-cell office:value-type="float" office:value="0.90224358974359" calcext:value-type="float">
            <text:p>0.90224358974359</text:p>
          </table:table-cell>
          <table:table-cell office:value-type="float" office:value="2.99221138480807" calcext:value-type="float">
            <text:p>2.99221138480807</text:p>
          </table:table-cell>
        </table:table-row>
        <table:table-row table:style-name="ro1">
          <table:table-cell table:number-columns-repeated="2"/>
          <table:table-cell office:value-type="float" office:value="0.902777777777778" calcext:value-type="float">
            <text:p>0.902777777777778</text:p>
          </table:table-cell>
          <table:table-cell office:value-type="float" office:value="2.99224458630895" calcext:value-type="float">
            <text:p>2.99224458630895</text:p>
          </table:table-cell>
        </table:table-row>
        <table:table-row table:style-name="ro1">
          <table:table-cell table:number-columns-repeated="2"/>
          <table:table-cell office:value-type="float" office:value="0.903311965811966" calcext:value-type="float">
            <text:p>0.903311965811966</text:p>
          </table:table-cell>
          <table:table-cell office:value-type="float" office:value="2.99228205382746" calcext:value-type="float">
            <text:p>2.99228205382746</text:p>
          </table:table-cell>
        </table:table-row>
        <table:table-row table:style-name="ro1">
          <table:table-cell table:number-columns-repeated="2"/>
          <table:table-cell office:value-type="float" office:value="0.903846153846154" calcext:value-type="float">
            <text:p>0.903846153846154</text:p>
          </table:table-cell>
          <table:table-cell office:value-type="float" office:value="2.99232279375262" calcext:value-type="float">
            <text:p>2.99232279375262</text:p>
          </table:table-cell>
        </table:table-row>
        <table:table-row table:style-name="ro1">
          <table:table-cell table:number-columns-repeated="2"/>
          <table:table-cell office:value-type="float" office:value="0.904380341880342" calcext:value-type="float">
            <text:p>0.904380341880342</text:p>
          </table:table-cell>
          <table:table-cell office:value-type="float" office:value="2.99236581247346" calcext:value-type="float">
            <text:p>2.99236581247346</text:p>
          </table:table-cell>
        </table:table-row>
        <table:table-row table:style-name="ro1">
          <table:table-cell table:number-columns-repeated="2"/>
          <table:table-cell office:value-type="float" office:value="0.90491452991453" calcext:value-type="float">
            <text:p>0.90491452991453</text:p>
          </table:table-cell>
          <table:table-cell office:value-type="float" office:value="2.99241209063837" calcext:value-type="float">
            <text:p>2.99241209063837</text:p>
          </table:table-cell>
        </table:table-row>
        <table:table-row table:style-name="ro1">
          <table:table-cell table:number-columns-repeated="2"/>
          <table:table-cell office:value-type="float" office:value="0.905448717948718" calcext:value-type="float">
            <text:p>0.905448717948718</text:p>
          </table:table-cell>
          <table:table-cell office:value-type="float" office:value="2.9924895294656" calcext:value-type="float">
            <text:p>2.9924895294656</text:p>
          </table:table-cell>
        </table:table-row>
        <table:table-row table:style-name="ro1">
          <table:table-cell table:number-columns-repeated="2"/>
          <table:table-cell office:value-type="float" office:value="0.905982905982906" calcext:value-type="float">
            <text:p>0.905982905982906</text:p>
          </table:table-cell>
          <table:table-cell office:value-type="float" office:value="2.9926060390426" calcext:value-type="float">
            <text:p>2.9926060390426</text:p>
          </table:table-cell>
        </table:table-row>
        <table:table-row table:style-name="ro1">
          <table:table-cell table:number-columns-repeated="2"/>
          <table:table-cell office:value-type="float" office:value="0.906517094017094" calcext:value-type="float">
            <text:p>0.906517094017094</text:p>
          </table:table-cell>
          <table:table-cell office:value-type="float" office:value="2.99275978570774" calcext:value-type="float">
            <text:p>2.99275978570774</text:p>
          </table:table-cell>
        </table:table-row>
        <table:table-row table:style-name="ro1">
          <table:table-cell table:number-columns-repeated="2"/>
          <table:table-cell office:value-type="float" office:value="0.907051282051282" calcext:value-type="float">
            <text:p>0.907051282051282</text:p>
          </table:table-cell>
          <table:table-cell office:value-type="float" office:value="2.99294893579942" calcext:value-type="float">
            <text:p>2.99294893579942</text:p>
          </table:table-cell>
        </table:table-row>
        <table:table-row table:style-name="ro1">
          <table:table-cell table:number-columns-repeated="2"/>
          <table:table-cell office:value-type="float" office:value="0.90758547008547" calcext:value-type="float">
            <text:p>0.90758547008547</text:p>
          </table:table-cell>
          <table:table-cell office:value-type="float" office:value="2.99317165565604" calcext:value-type="float">
            <text:p>2.99317165565604</text:p>
          </table:table-cell>
        </table:table-row>
        <table:table-row table:style-name="ro1">
          <table:table-cell table:number-columns-repeated="2"/>
          <table:table-cell office:value-type="float" office:value="0.908119658119658" calcext:value-type="float">
            <text:p>0.908119658119658</text:p>
          </table:table-cell>
          <table:table-cell office:value-type="float" office:value="2.99342611161597" calcext:value-type="float">
            <text:p>2.99342611161597</text:p>
          </table:table-cell>
        </table:table-row>
        <table:table-row table:style-name="ro1">
          <table:table-cell table:number-columns-repeated="2"/>
          <table:table-cell office:value-type="float" office:value="0.908653846153846" calcext:value-type="float">
            <text:p>0.908653846153846</text:p>
          </table:table-cell>
          <table:table-cell office:value-type="float" office:value="2.99371047001762" calcext:value-type="float">
            <text:p>2.99371047001762</text:p>
          </table:table-cell>
        </table:table-row>
        <table:table-row table:style-name="ro1">
          <table:table-cell table:number-columns-repeated="2"/>
          <table:table-cell office:value-type="float" office:value="0.909188034188034" calcext:value-type="float">
            <text:p>0.909188034188034</text:p>
          </table:table-cell>
          <table:table-cell office:value-type="float" office:value="2.99402289719936" calcext:value-type="float">
            <text:p>2.99402289719936</text:p>
          </table:table-cell>
        </table:table-row>
        <table:table-row table:style-name="ro1">
          <table:table-cell table:number-columns-repeated="2"/>
          <table:table-cell office:value-type="float" office:value="0.909722222222222" calcext:value-type="float">
            <text:p>0.909722222222222</text:p>
          </table:table-cell>
          <table:table-cell office:value-type="float" office:value="2.99436246969844" calcext:value-type="float">
            <text:p>2.99436246969844</text:p>
          </table:table-cell>
        </table:table-row>
        <table:table-row table:style-name="ro1">
          <table:table-cell table:number-columns-repeated="2"/>
          <table:table-cell office:value-type="float" office:value="0.91025641025641" calcext:value-type="float">
            <text:p>0.91025641025641</text:p>
          </table:table-cell>
          <table:table-cell office:value-type="float" office:value="2.99474434660728" calcext:value-type="float">
            <text:p>2.99474434660728</text:p>
          </table:table-cell>
        </table:table-row>
        <table:table-row table:style-name="ro1">
          <table:table-cell table:number-columns-repeated="2"/>
          <table:table-cell office:value-type="float" office:value="0.910790598290598" calcext:value-type="float">
            <text:p>0.910790598290598</text:p>
          </table:table-cell>
          <table:table-cell office:value-type="float" office:value="2.99517063027553" calcext:value-type="float">
            <text:p>2.99517063027553</text:p>
          </table:table-cell>
        </table:table-row>
        <table:table-row table:style-name="ro1">
          <table:table-cell table:number-columns-repeated="2"/>
          <table:table-cell office:value-type="float" office:value="0.911324786324786" calcext:value-type="float">
            <text:p>0.911324786324786</text:p>
          </table:table-cell>
          <table:table-cell office:value-type="float" office:value="2.99563620905964" calcext:value-type="float">
            <text:p>2.99563620905964</text:p>
          </table:table-cell>
        </table:table-row>
        <table:table-row table:style-name="ro1">
          <table:table-cell table:number-columns-repeated="2"/>
          <table:table-cell office:value-type="float" office:value="0.911858974358974" calcext:value-type="float">
            <text:p>0.911858974358974</text:p>
          </table:table-cell>
          <table:table-cell office:value-type="float" office:value="2.99613597131606" calcext:value-type="float">
            <text:p>2.99613597131606</text:p>
          </table:table-cell>
        </table:table-row>
        <table:table-row table:style-name="ro1">
          <table:table-cell table:number-columns-repeated="2"/>
          <table:table-cell office:value-type="float" office:value="0.912393162393162" calcext:value-type="float">
            <text:p>0.912393162393162</text:p>
          </table:table-cell>
          <table:table-cell office:value-type="float" office:value="2.99666480540125" calcext:value-type="float">
            <text:p>2.99666480540125</text:p>
          </table:table-cell>
        </table:table-row>
        <table:table-row table:style-name="ro1">
          <table:table-cell table:number-columns-repeated="2"/>
          <table:table-cell office:value-type="float" office:value="0.91292735042735" calcext:value-type="float">
            <text:p>0.91292735042735</text:p>
          </table:table-cell>
          <table:table-cell office:value-type="float" office:value="2.99721759967167" calcext:value-type="float">
            <text:p>2.99721759967167</text:p>
          </table:table-cell>
        </table:table-row>
        <table:table-row table:style-name="ro1">
          <table:table-cell table:number-columns-repeated="2"/>
          <table:table-cell office:value-type="float" office:value="0.913461538461538" calcext:value-type="float">
            <text:p>0.913461538461538</text:p>
          </table:table-cell>
          <table:table-cell office:value-type="float" office:value="2.99778924248377" calcext:value-type="float">
            <text:p>2.99778924248377</text:p>
          </table:table-cell>
        </table:table-row>
        <table:table-row table:style-name="ro1">
          <table:table-cell table:number-columns-repeated="2"/>
          <table:table-cell office:value-type="float" office:value="0.913995726495727" calcext:value-type="float">
            <text:p>0.913995726495727</text:p>
          </table:table-cell>
          <table:table-cell office:value-type="float" office:value="2.998374622194" calcext:value-type="float">
            <text:p>2.998374622194</text:p>
          </table:table-cell>
        </table:table-row>
        <table:table-row table:style-name="ro1">
          <table:table-cell table:number-columns-repeated="2"/>
          <table:table-cell office:value-type="float" office:value="0.914529914529915" calcext:value-type="float">
            <text:p>0.914529914529915</text:p>
          </table:table-cell>
          <table:table-cell office:value-type="float" office:value="2.99896800213383" calcext:value-type="float">
            <text:p>2.99896800213383</text:p>
          </table:table-cell>
        </table:table-row>
        <table:table-row table:style-name="ro1">
          <table:table-cell table:number-columns-repeated="2"/>
          <table:table-cell office:value-type="float" office:value="0.915064102564103" calcext:value-type="float">
            <text:p>0.915064102564103</text:p>
          </table:table-cell>
          <table:table-cell office:value-type="float" office:value="2.99955218337344" calcext:value-type="float">
            <text:p>2.99955218337344</text:p>
          </table:table-cell>
        </table:table-row>
        <table:table-row table:style-name="ro1">
          <table:table-cell table:number-columns-repeated="2"/>
          <table:table-cell office:value-type="float" office:value="0.915598290598291" calcext:value-type="float">
            <text:p>0.915598290598291</text:p>
          </table:table-cell>
          <table:table-cell office:value-type="float" office:value="3.00013332714211" calcext:value-type="float">
            <text:p>3.00013332714211</text:p>
          </table:table-cell>
        </table:table-row>
        <table:table-row table:style-name="ro1">
          <table:table-cell table:number-columns-repeated="2"/>
          <table:table-cell office:value-type="float" office:value="0.916132478632479" calcext:value-type="float">
            <text:p>0.916132478632479</text:p>
          </table:table-cell>
          <table:table-cell office:value-type="float" office:value="3.00072762941297" calcext:value-type="float">
            <text:p>3.00072762941297</text:p>
          </table:table-cell>
        </table:table-row>
        <table:table-row table:style-name="ro1">
          <table:table-cell table:number-columns-repeated="2"/>
          <table:table-cell office:value-type="float" office:value="0.916666666666667" calcext:value-type="float">
            <text:p>0.916666666666667</text:p>
          </table:table-cell>
          <table:table-cell office:value-type="float" office:value="3.00135128615912" calcext:value-type="float">
            <text:p>3.00135128615912</text:p>
          </table:table-cell>
        </table:table-row>
        <table:table-row table:style-name="ro1">
          <table:table-cell table:number-columns-repeated="2"/>
          <table:table-cell office:value-type="float" office:value="0.917200854700855" calcext:value-type="float">
            <text:p>0.917200854700855</text:p>
          </table:table-cell>
          <table:table-cell office:value-type="float" office:value="3.00202049335369" calcext:value-type="float">
            <text:p>3.00202049335369</text:p>
          </table:table-cell>
        </table:table-row>
        <table:table-row table:style-name="ro1">
          <table:table-cell table:number-columns-repeated="2"/>
          <table:table-cell office:value-type="float" office:value="0.917735042735043" calcext:value-type="float">
            <text:p>0.917735042735043</text:p>
          </table:table-cell>
          <table:table-cell office:value-type="float" office:value="3.0027514469698" calcext:value-type="float">
            <text:p>3.0027514469698</text:p>
          </table:table-cell>
        </table:table-row>
        <table:table-row table:style-name="ro1">
          <table:table-cell table:number-columns-repeated="2"/>
          <table:table-cell office:value-type="float" office:value="0.918269230769231" calcext:value-type="float">
            <text:p>0.918269230769231</text:p>
          </table:table-cell>
          <table:table-cell office:value-type="float" office:value="3.00356034298055" calcext:value-type="float">
            <text:p>3.00356034298055</text:p>
          </table:table-cell>
        </table:table-row>
        <table:table-row table:style-name="ro1">
          <table:table-cell table:number-columns-repeated="2"/>
          <table:table-cell office:value-type="float" office:value="0.918803418803419" calcext:value-type="float">
            <text:p>0.918803418803419</text:p>
          </table:table-cell>
          <table:table-cell office:value-type="float" office:value="3.00446337735908" calcext:value-type="float">
            <text:p>3.00446337735908</text:p>
          </table:table-cell>
        </table:table-row>
        <table:table-row table:style-name="ro1">
          <table:table-cell table:number-columns-repeated="2"/>
          <table:table-cell office:value-type="float" office:value="0.919337606837607" calcext:value-type="float">
            <text:p>0.919337606837607</text:p>
          </table:table-cell>
          <table:table-cell office:value-type="float" office:value="3.00547513970413" calcext:value-type="float">
            <text:p>3.00547513970413</text:p>
          </table:table-cell>
        </table:table-row>
        <table:table-row table:style-name="ro1">
          <table:table-cell table:number-columns-repeated="2"/>
          <table:table-cell office:value-type="float" office:value="0.919871794871795" calcext:value-type="float">
            <text:p>0.919871794871795</text:p>
          </table:table-cell>
          <table:table-cell office:value-type="float" office:value="3.00653828550599" calcext:value-type="float">
            <text:p>3.00653828550599</text:p>
          </table:table-cell>
        </table:table-row>
        <table:table-row table:style-name="ro1">
          <table:table-cell table:number-columns-repeated="2"/>
          <table:table-cell office:value-type="float" office:value="0.920405982905983" calcext:value-type="float">
            <text:p>0.920405982905983</text:p>
          </table:table-cell>
          <table:table-cell office:value-type="float" office:value="3.00761590550076" calcext:value-type="float">
            <text:p>3.00761590550076</text:p>
          </table:table-cell>
        </table:table-row>
        <table:table-row table:style-name="ro1">
          <table:table-cell table:number-columns-repeated="2"/>
          <table:table-cell office:value-type="float" office:value="0.920940170940171" calcext:value-type="float">
            <text:p>0.920940170940171</text:p>
          </table:table-cell>
          <table:table-cell office:value-type="float" office:value="3.00870594809109" calcext:value-type="float">
            <text:p>3.00870594809109</text:p>
          </table:table-cell>
        </table:table-row>
        <table:table-row table:style-name="ro1">
          <table:table-cell table:number-columns-repeated="2"/>
          <table:table-cell office:value-type="float" office:value="0.921474358974359" calcext:value-type="float">
            <text:p>0.921474358974359</text:p>
          </table:table-cell>
          <table:table-cell office:value-type="float" office:value="3.00980636167962" calcext:value-type="float">
            <text:p>3.00980636167962</text:p>
          </table:table-cell>
        </table:table-row>
        <table:table-row table:style-name="ro1">
          <table:table-cell table:number-columns-repeated="2"/>
          <table:table-cell office:value-type="float" office:value="0.922008547008547" calcext:value-type="float">
            <text:p>0.922008547008547</text:p>
          </table:table-cell>
          <table:table-cell office:value-type="float" office:value="3.01091509466903" calcext:value-type="float">
            <text:p>3.01091509466903</text:p>
          </table:table-cell>
        </table:table-row>
        <table:table-row table:style-name="ro1">
          <table:table-cell table:number-columns-repeated="2"/>
          <table:table-cell office:value-type="float" office:value="0.922542735042735" calcext:value-type="float">
            <text:p>0.922542735042735</text:p>
          </table:table-cell>
          <table:table-cell office:value-type="float" office:value="3.01203009546195" calcext:value-type="float">
            <text:p>3.01203009546195</text:p>
          </table:table-cell>
        </table:table-row>
        <table:table-row table:style-name="ro1">
          <table:table-cell table:number-columns-repeated="2"/>
          <table:table-cell office:value-type="float" office:value="0.923076923076923" calcext:value-type="float">
            <text:p>0.923076923076923</text:p>
          </table:table-cell>
          <table:table-cell office:value-type="float" office:value="3.01314931246105" calcext:value-type="float">
            <text:p>3.01314931246105</text:p>
          </table:table-cell>
        </table:table-row>
        <table:table-row table:style-name="ro1">
          <table:table-cell table:number-columns-repeated="2"/>
          <table:table-cell office:value-type="float" office:value="0.923611111111111" calcext:value-type="float">
            <text:p>0.923611111111111</text:p>
          </table:table-cell>
          <table:table-cell office:value-type="float" office:value="3.01427069406898" calcext:value-type="float">
            <text:p>3.01427069406898</text:p>
          </table:table-cell>
        </table:table-row>
        <table:table-row table:style-name="ro1">
          <table:table-cell table:number-columns-repeated="2"/>
          <table:table-cell office:value-type="float" office:value="0.924145299145299" calcext:value-type="float">
            <text:p>0.924145299145299</text:p>
          </table:table-cell>
          <table:table-cell office:value-type="float" office:value="3.01539218414766" calcext:value-type="float">
            <text:p>3.01539218414766</text:p>
          </table:table-cell>
        </table:table-row>
        <table:table-row table:style-name="ro1">
          <table:table-cell table:number-columns-repeated="2"/>
          <table:table-cell office:value-type="float" office:value="0.924679487179487" calcext:value-type="float">
            <text:p>0.924679487179487</text:p>
          </table:table-cell>
          <table:table-cell office:value-type="float" office:value="3.01651211490749" calcext:value-type="float">
            <text:p>3.01651211490749</text:p>
          </table:table-cell>
        </table:table-row>
        <table:table-row table:style-name="ro1">
          <table:table-cell table:number-columns-repeated="2"/>
          <table:table-cell office:value-type="float" office:value="0.925213675213675" calcext:value-type="float">
            <text:p>0.925213675213675</text:p>
          </table:table-cell>
          <table:table-cell office:value-type="float" office:value="3.01763129708857" calcext:value-type="float">
            <text:p>3.01763129708857</text:p>
          </table:table-cell>
        </table:table-row>
        <table:table-row table:style-name="ro1">
          <table:table-cell table:number-columns-repeated="2"/>
          <table:table-cell office:value-type="float" office:value="0.925747863247863" calcext:value-type="float">
            <text:p>0.925747863247863</text:p>
          </table:table-cell>
          <table:table-cell office:value-type="float" office:value="3.01875122383214" calcext:value-type="float">
            <text:p>3.01875122383214</text:p>
          </table:table-cell>
        </table:table-row>
        <table:table-row table:style-name="ro1">
          <table:table-cell table:number-columns-repeated="2"/>
          <table:table-cell office:value-type="float" office:value="0.926282051282051" calcext:value-type="float">
            <text:p>0.926282051282051</text:p>
          </table:table-cell>
          <table:table-cell office:value-type="float" office:value="3.01987338827944" calcext:value-type="float">
            <text:p>3.01987338827944</text:p>
          </table:table-cell>
        </table:table-row>
        <table:table-row table:style-name="ro1">
          <table:table-cell table:number-columns-repeated="2"/>
          <table:table-cell office:value-type="float" office:value="0.926816239316239" calcext:value-type="float">
            <text:p>0.926816239316239</text:p>
          </table:table-cell>
          <table:table-cell office:value-type="float" office:value="3.02099928357174" calcext:value-type="float">
            <text:p>3.02099928357174</text:p>
          </table:table-cell>
        </table:table-row>
        <table:table-row table:style-name="ro1">
          <table:table-cell table:number-columns-repeated="2"/>
          <table:table-cell office:value-type="float" office:value="0.927350427350427" calcext:value-type="float">
            <text:p>0.927350427350427</text:p>
          </table:table-cell>
          <table:table-cell office:value-type="float" office:value="3.02213040285028" calcext:value-type="float">
            <text:p>3.02213040285028</text:p>
          </table:table-cell>
        </table:table-row>
        <table:table-row table:style-name="ro1">
          <table:table-cell table:number-columns-repeated="2"/>
          <table:table-cell office:value-type="float" office:value="0.927884615384615" calcext:value-type="float">
            <text:p>0.927884615384615</text:p>
          </table:table-cell>
          <table:table-cell office:value-type="float" office:value="3.02326823925631" calcext:value-type="float">
            <text:p>3.02326823925631</text:p>
          </table:table-cell>
        </table:table-row>
        <table:table-row table:style-name="ro1">
          <table:table-cell table:number-columns-repeated="2"/>
          <table:table-cell office:value-type="float" office:value="0.928418803418803" calcext:value-type="float">
            <text:p>0.928418803418803</text:p>
          </table:table-cell>
          <table:table-cell office:value-type="float" office:value="3.02441428593107" calcext:value-type="float">
            <text:p>3.02441428593107</text:p>
          </table:table-cell>
        </table:table-row>
        <table:table-row table:style-name="ro1">
          <table:table-cell table:number-columns-repeated="2"/>
          <table:table-cell office:value-type="float" office:value="0.928952991452991" calcext:value-type="float">
            <text:p>0.928952991452991</text:p>
          </table:table-cell>
          <table:table-cell office:value-type="float" office:value="3.02557012634843" calcext:value-type="float">
            <text:p>3.02557012634843</text:p>
          </table:table-cell>
        </table:table-row>
        <table:table-row table:style-name="ro1">
          <table:table-cell table:number-columns-repeated="2"/>
          <table:table-cell office:value-type="float" office:value="0.929487179487179" calcext:value-type="float">
            <text:p>0.929487179487179</text:p>
          </table:table-cell>
          <table:table-cell office:value-type="float" office:value="3.02675483988721" calcext:value-type="float">
            <text:p>3.02675483988721</text:p>
          </table:table-cell>
        </table:table-row>
        <table:table-row table:style-name="ro1">
          <table:table-cell table:number-columns-repeated="2"/>
          <table:table-cell office:value-type="float" office:value="0.930021367521367" calcext:value-type="float">
            <text:p>0.930021367521367</text:p>
          </table:table-cell>
          <table:table-cell office:value-type="float" office:value="3.02797951010051" calcext:value-type="float">
            <text:p>3.02797951010051</text:p>
          </table:table-cell>
        </table:table-row>
        <table:table-row table:style-name="ro1">
          <table:table-cell table:number-columns-repeated="2"/>
          <table:table-cell office:value-type="float" office:value="0.930555555555556" calcext:value-type="float">
            <text:p>0.930555555555556</text:p>
          </table:table-cell>
          <table:table-cell office:value-type="float" office:value="3.02924050184388" calcext:value-type="float">
            <text:p>3.02924050184388</text:p>
          </table:table-cell>
        </table:table-row>
        <table:table-row table:style-name="ro1">
          <table:table-cell table:number-columns-repeated="2"/>
          <table:table-cell office:value-type="float" office:value="0.931089743589744" calcext:value-type="float">
            <text:p>0.931089743589744</text:p>
          </table:table-cell>
          <table:table-cell office:value-type="float" office:value="3.03053417997284" calcext:value-type="float">
            <text:p>3.03053417997284</text:p>
          </table:table-cell>
        </table:table-row>
        <table:table-row table:style-name="ro1">
          <table:table-cell table:number-columns-repeated="2"/>
          <table:table-cell office:value-type="float" office:value="0.931623931623932" calcext:value-type="float">
            <text:p>0.931623931623932</text:p>
          </table:table-cell>
          <table:table-cell office:value-type="float" office:value="3.03185690934292" calcext:value-type="float">
            <text:p>3.03185690934292</text:p>
          </table:table-cell>
        </table:table-row>
        <table:table-row table:style-name="ro1">
          <table:table-cell table:number-columns-repeated="2"/>
          <table:table-cell office:value-type="float" office:value="0.93215811965812" calcext:value-type="float">
            <text:p>0.93215811965812</text:p>
          </table:table-cell>
          <table:table-cell office:value-type="float" office:value="3.03320505480966" calcext:value-type="float">
            <text:p>3.03320505480966</text:p>
          </table:table-cell>
        </table:table-row>
        <table:table-row table:style-name="ro1">
          <table:table-cell table:number-columns-repeated="2"/>
          <table:table-cell office:value-type="float" office:value="0.932692307692308" calcext:value-type="float">
            <text:p>0.932692307692308</text:p>
          </table:table-cell>
          <table:table-cell office:value-type="float" office:value="3.03457498122858" calcext:value-type="float">
            <text:p>3.03457498122858</text:p>
          </table:table-cell>
        </table:table-row>
        <table:table-row table:style-name="ro1">
          <table:table-cell table:number-columns-repeated="2"/>
          <table:table-cell office:value-type="float" office:value="0.933226495726496" calcext:value-type="float">
            <text:p>0.933226495726496</text:p>
          </table:table-cell>
          <table:table-cell office:value-type="float" office:value="3.03596305345522" calcext:value-type="float">
            <text:p>3.03596305345522</text:p>
          </table:table-cell>
        </table:table-row>
        <table:table-row table:style-name="ro1">
          <table:table-cell table:number-columns-repeated="2"/>
          <table:table-cell office:value-type="float" office:value="0.933760683760684" calcext:value-type="float">
            <text:p>0.933760683760684</text:p>
          </table:table-cell>
          <table:table-cell office:value-type="float" office:value="3.03736563765768" calcext:value-type="float">
            <text:p>3.03736563765768</text:p>
          </table:table-cell>
        </table:table-row>
        <table:table-row table:style-name="ro1">
          <table:table-cell table:number-columns-repeated="2"/>
          <table:table-cell office:value-type="float" office:value="0.934294871794872" calcext:value-type="float">
            <text:p>0.934294871794872</text:p>
          </table:table-cell>
          <table:table-cell office:value-type="float" office:value="3.03878178391944" calcext:value-type="float">
            <text:p>3.03878178391944</text:p>
          </table:table-cell>
        </table:table-row>
        <table:table-row table:style-name="ro1">
          <table:table-cell table:number-columns-repeated="2"/>
          <table:table-cell office:value-type="float" office:value="0.93482905982906" calcext:value-type="float">
            <text:p>0.93482905982906</text:p>
          </table:table-cell>
          <table:table-cell office:value-type="float" office:value="3.04021178589263" calcext:value-type="float">
            <text:p>3.04021178589263</text:p>
          </table:table-cell>
        </table:table-row>
        <table:table-row table:style-name="ro1">
          <table:table-cell table:number-columns-repeated="2"/>
          <table:table-cell office:value-type="float" office:value="0.935363247863248" calcext:value-type="float">
            <text:p>0.935363247863248</text:p>
          </table:table-cell>
          <table:table-cell office:value-type="float" office:value="3.04165419085587" calcext:value-type="float">
            <text:p>3.04165419085587</text:p>
          </table:table-cell>
        </table:table-row>
        <table:table-row table:style-name="ro1">
          <table:table-cell table:number-columns-repeated="2"/>
          <table:table-cell office:value-type="float" office:value="0.935897435897436" calcext:value-type="float">
            <text:p>0.935897435897436</text:p>
          </table:table-cell>
          <table:table-cell office:value-type="float" office:value="3.04310754608776" calcext:value-type="float">
            <text:p>3.04310754608776</text:p>
          </table:table-cell>
        </table:table-row>
        <table:table-row table:style-name="ro1">
          <table:table-cell table:number-columns-repeated="2"/>
          <table:table-cell office:value-type="float" office:value="0.936431623931624" calcext:value-type="float">
            <text:p>0.936431623931624</text:p>
          </table:table-cell>
          <table:table-cell office:value-type="float" office:value="3.04457039886691" calcext:value-type="float">
            <text:p>3.04457039886691</text:p>
          </table:table-cell>
        </table:table-row>
        <table:table-row table:style-name="ro1">
          <table:table-cell table:number-columns-repeated="2"/>
          <table:table-cell office:value-type="float" office:value="0.936965811965812" calcext:value-type="float">
            <text:p>0.936965811965812</text:p>
          </table:table-cell>
          <table:table-cell office:value-type="float" office:value="3.04604129647191" calcext:value-type="float">
            <text:p>3.04604129647191</text:p>
          </table:table-cell>
        </table:table-row>
        <table:table-row table:style-name="ro1">
          <table:table-cell table:number-columns-repeated="2"/>
          <table:table-cell office:value-type="float" office:value="0.9375" calcext:value-type="float">
            <text:p>0.9375</text:p>
          </table:table-cell>
          <table:table-cell office:value-type="float" office:value="3.04751878618137" calcext:value-type="float">
            <text:p>3.04751878618137</text:p>
          </table:table-cell>
        </table:table-row>
        <table:table-row table:style-name="ro1">
          <table:table-cell table:number-columns-repeated="2"/>
          <table:table-cell office:value-type="float" office:value="0.938034188034188" calcext:value-type="float">
            <text:p>0.938034188034188</text:p>
          </table:table-cell>
          <table:table-cell office:value-type="float" office:value="3.04900141527391" calcext:value-type="float">
            <text:p>3.04900141527391</text:p>
          </table:table-cell>
        </table:table-row>
        <table:table-row table:style-name="ro1">
          <table:table-cell table:number-columns-repeated="2"/>
          <table:table-cell office:value-type="float" office:value="0.938568376068376" calcext:value-type="float">
            <text:p>0.938568376068376</text:p>
          </table:table-cell>
          <table:table-cell office:value-type="float" office:value="3.05048773102811" calcext:value-type="float">
            <text:p>3.05048773102811</text:p>
          </table:table-cell>
        </table:table-row>
        <table:table-row table:style-name="ro1">
          <table:table-cell table:number-columns-repeated="2"/>
          <table:table-cell office:value-type="float" office:value="0.939102564102564" calcext:value-type="float">
            <text:p>0.939102564102564</text:p>
          </table:table-cell>
          <table:table-cell office:value-type="float" office:value="3.05196639498985" calcext:value-type="float">
            <text:p>3.05196639498985</text:p>
          </table:table-cell>
        </table:table-row>
        <table:table-row table:style-name="ro1">
          <table:table-cell table:number-columns-repeated="2"/>
          <table:table-cell office:value-type="float" office:value="0.939636752136752" calcext:value-type="float">
            <text:p>0.939636752136752</text:p>
          </table:table-cell>
          <table:table-cell office:value-type="float" office:value="3.05343372553462" calcext:value-type="float">
            <text:p>3.05343372553462</text:p>
          </table:table-cell>
        </table:table-row>
        <table:table-row table:style-name="ro1">
          <table:table-cell table:number-columns-repeated="2"/>
          <table:table-cell office:value-type="float" office:value="0.94017094017094" calcext:value-type="float">
            <text:p>0.94017094017094</text:p>
          </table:table-cell>
          <table:table-cell office:value-type="float" office:value="3.05490170230188" calcext:value-type="float">
            <text:p>3.05490170230188</text:p>
          </table:table-cell>
        </table:table-row>
        <table:table-row table:style-name="ro1">
          <table:table-cell table:number-columns-repeated="2"/>
          <table:table-cell office:value-type="float" office:value="0.940705128205128" calcext:value-type="float">
            <text:p>0.940705128205128</text:p>
          </table:table-cell>
          <table:table-cell office:value-type="float" office:value="3.0563823136193" calcext:value-type="float">
            <text:p>3.0563823136193</text:p>
          </table:table-cell>
        </table:table-row>
        <table:table-row table:style-name="ro1">
          <table:table-cell table:number-columns-repeated="2"/>
          <table:table-cell office:value-type="float" office:value="0.941239316239316" calcext:value-type="float">
            <text:p>0.941239316239316</text:p>
          </table:table-cell>
          <table:table-cell office:value-type="float" office:value="3.05788754781456" calcext:value-type="float">
            <text:p>3.05788754781456</text:p>
          </table:table-cell>
        </table:table-row>
        <table:table-row table:style-name="ro1">
          <table:table-cell table:number-columns-repeated="2"/>
          <table:table-cell office:value-type="float" office:value="0.941773504273504" calcext:value-type="float">
            <text:p>0.941773504273504</text:p>
          </table:table-cell>
          <table:table-cell office:value-type="float" office:value="3.05942939321533" calcext:value-type="float">
            <text:p>3.05942939321533</text:p>
          </table:table-cell>
        </table:table-row>
        <table:table-row table:style-name="ro1">
          <table:table-cell table:number-columns-repeated="2"/>
          <table:table-cell office:value-type="float" office:value="0.942307692307692" calcext:value-type="float">
            <text:p>0.942307692307692</text:p>
          </table:table-cell>
          <table:table-cell office:value-type="float" office:value="3.06101983814929" calcext:value-type="float">
            <text:p>3.06101983814929</text:p>
          </table:table-cell>
        </table:table-row>
        <table:table-row table:style-name="ro1">
          <table:table-cell table:number-columns-repeated="2"/>
          <table:table-cell office:value-type="float" office:value="0.94284188034188" calcext:value-type="float">
            <text:p>0.94284188034188</text:p>
          </table:table-cell>
          <table:table-cell office:value-type="float" office:value="3.06267087094412" calcext:value-type="float">
            <text:p>3.06267087094412</text:p>
          </table:table-cell>
        </table:table-row>
        <table:table-row table:style-name="ro1">
          <table:table-cell table:number-columns-repeated="2"/>
          <table:table-cell office:value-type="float" office:value="0.943376068376068" calcext:value-type="float">
            <text:p>0.943376068376068</text:p>
          </table:table-cell>
          <table:table-cell office:value-type="float" office:value="3.0643944799275" calcext:value-type="float">
            <text:p>3.0643944799275</text:p>
          </table:table-cell>
        </table:table-row>
        <table:table-row table:style-name="ro1">
          <table:table-cell table:number-columns-repeated="2"/>
          <table:table-cell office:value-type="float" office:value="0.943910256410256" calcext:value-type="float">
            <text:p>0.943910256410256</text:p>
          </table:table-cell>
          <table:table-cell office:value-type="float" office:value="3.06617936108772" calcext:value-type="float">
            <text:p>3.06617936108772</text:p>
          </table:table-cell>
        </table:table-row>
        <table:table-row table:style-name="ro1">
          <table:table-cell table:number-columns-repeated="2"/>
          <table:table-cell office:value-type="float" office:value="0.944444444444444" calcext:value-type="float">
            <text:p>0.944444444444444</text:p>
          </table:table-cell>
          <table:table-cell office:value-type="float" office:value="3.06799476230349" calcext:value-type="float">
            <text:p>3.06799476230349</text:p>
          </table:table-cell>
        </table:table-row>
        <table:table-row table:style-name="ro1">
          <table:table-cell table:number-columns-repeated="2"/>
          <table:table-cell office:value-type="float" office:value="0.944978632478633" calcext:value-type="float">
            <text:p>0.944978632478633</text:p>
          </table:table-cell>
          <table:table-cell office:value-type="float" office:value="3.06983388268187" calcext:value-type="float">
            <text:p>3.06983388268187</text:p>
          </table:table-cell>
        </table:table-row>
        <table:table-row table:style-name="ro1">
          <table:table-cell table:number-columns-repeated="2"/>
          <table:table-cell office:value-type="float" office:value="0.945512820512821" calcext:value-type="float">
            <text:p>0.945512820512821</text:p>
          </table:table-cell>
          <table:table-cell office:value-type="float" office:value="3.07169006590671" calcext:value-type="float">
            <text:p>3.07169006590671</text:p>
          </table:table-cell>
        </table:table-row>
        <table:table-row table:style-name="ro1">
          <table:table-cell table:number-columns-repeated="2"/>
          <table:table-cell office:value-type="float" office:value="0.946047008547009" calcext:value-type="float">
            <text:p>0.946047008547009</text:p>
          </table:table-cell>
          <table:table-cell office:value-type="float" office:value="3.07355665566182" calcext:value-type="float">
            <text:p>3.07355665566182</text:p>
          </table:table-cell>
        </table:table-row>
        <table:table-row table:style-name="ro1">
          <table:table-cell table:number-columns-repeated="2"/>
          <table:table-cell office:value-type="float" office:value="0.946581196581197" calcext:value-type="float">
            <text:p>0.946581196581197</text:p>
          </table:table-cell>
          <table:table-cell office:value-type="float" office:value="3.07542699563104" calcext:value-type="float">
            <text:p>3.07542699563104</text:p>
          </table:table-cell>
        </table:table-row>
        <table:table-row table:style-name="ro1">
          <table:table-cell table:number-columns-repeated="2"/>
          <table:table-cell office:value-type="float" office:value="0.947115384615385" calcext:value-type="float">
            <text:p>0.947115384615385</text:p>
          </table:table-cell>
          <table:table-cell office:value-type="float" office:value="3.0772944294982" calcext:value-type="float">
            <text:p>3.0772944294982</text:p>
          </table:table-cell>
        </table:table-row>
        <table:table-row table:style-name="ro1">
          <table:table-cell table:number-columns-repeated="2"/>
          <table:table-cell office:value-type="float" office:value="0.947649572649573" calcext:value-type="float">
            <text:p>0.947649572649573</text:p>
          </table:table-cell>
          <table:table-cell office:value-type="float" office:value="3.07915230094713" calcext:value-type="float">
            <text:p>3.07915230094713</text:p>
          </table:table-cell>
        </table:table-row>
        <table:table-row table:style-name="ro1">
          <table:table-cell table:number-columns-repeated="2"/>
          <table:table-cell office:value-type="float" office:value="0.948183760683761" calcext:value-type="float">
            <text:p>0.948183760683761</text:p>
          </table:table-cell>
          <table:table-cell office:value-type="float" office:value="3.08099395366167" calcext:value-type="float">
            <text:p>3.08099395366167</text:p>
          </table:table-cell>
        </table:table-row>
        <table:table-row table:style-name="ro1">
          <table:table-cell table:number-columns-repeated="2"/>
          <table:table-cell office:value-type="float" office:value="0.948717948717949" calcext:value-type="float">
            <text:p>0.948717948717949</text:p>
          </table:table-cell>
          <table:table-cell office:value-type="float" office:value="3.08281134474258" calcext:value-type="float">
            <text:p>3.08281134474258</text:p>
          </table:table-cell>
        </table:table-row>
        <table:table-row table:style-name="ro1">
          <table:table-cell table:number-columns-repeated="2"/>
          <table:table-cell office:value-type="float" office:value="0.949252136752137" calcext:value-type="float">
            <text:p>0.949252136752137</text:p>
          </table:table-cell>
          <table:table-cell office:value-type="float" office:value="3.08460510175472" calcext:value-type="float">
            <text:p>3.08460510175472</text:p>
          </table:table-cell>
        </table:table-row>
        <table:table-row table:style-name="ro1">
          <table:table-cell table:number-columns-repeated="2"/>
          <table:table-cell office:value-type="float" office:value="0.949786324786325" calcext:value-type="float">
            <text:p>0.949786324786325</text:p>
          </table:table-cell>
          <table:table-cell office:value-type="float" office:value="3.08638483112977" calcext:value-type="float">
            <text:p>3.08638483112977</text:p>
          </table:table-cell>
        </table:table-row>
        <table:table-row table:style-name="ro1">
          <table:table-cell table:number-columns-repeated="2"/>
          <table:table-cell office:value-type="float" office:value="0.950320512820513" calcext:value-type="float">
            <text:p>0.950320512820513</text:p>
          </table:table-cell>
          <table:table-cell office:value-type="float" office:value="3.08816021576614" calcext:value-type="float">
            <text:p>3.08816021576614</text:p>
          </table:table-cell>
        </table:table-row>
        <table:table-row table:style-name="ro1">
          <table:table-cell table:number-columns-repeated="2"/>
          <table:table-cell office:value-type="float" office:value="0.950854700854701" calcext:value-type="float">
            <text:p>0.950854700854701</text:p>
          </table:table-cell>
          <table:table-cell office:value-type="float" office:value="3.08994093856225" calcext:value-type="float">
            <text:p>3.08994093856225</text:p>
          </table:table-cell>
        </table:table-row>
        <table:table-row table:style-name="ro1">
          <table:table-cell table:number-columns-repeated="2"/>
          <table:table-cell office:value-type="float" office:value="0.951388888888889" calcext:value-type="float">
            <text:p>0.951388888888889</text:p>
          </table:table-cell>
          <table:table-cell office:value-type="float" office:value="3.09173668241651" calcext:value-type="float">
            <text:p>3.09173668241651</text:p>
          </table:table-cell>
        </table:table-row>
        <table:table-row table:style-name="ro1">
          <table:table-cell table:number-columns-repeated="2"/>
          <table:table-cell office:value-type="float" office:value="0.951923076923077" calcext:value-type="float">
            <text:p>0.951923076923077</text:p>
          </table:table-cell>
          <table:table-cell office:value-type="float" office:value="3.09355713022733" calcext:value-type="float">
            <text:p>3.09355713022733</text:p>
          </table:table-cell>
        </table:table-row>
        <table:table-row table:style-name="ro1">
          <table:table-cell table:number-columns-repeated="2"/>
          <table:table-cell office:value-type="float" office:value="0.952457264957265" calcext:value-type="float">
            <text:p>0.952457264957265</text:p>
          </table:table-cell>
          <table:table-cell office:value-type="float" office:value="3.09541196489313" calcext:value-type="float">
            <text:p>3.09541196489313</text:p>
          </table:table-cell>
        </table:table-row>
        <table:table-row table:style-name="ro1">
          <table:table-cell table:number-columns-repeated="2"/>
          <table:table-cell office:value-type="float" office:value="0.952991452991453" calcext:value-type="float">
            <text:p>0.952991452991453</text:p>
          </table:table-cell>
          <table:table-cell office:value-type="float" office:value="3.0973108693123" calcext:value-type="float">
            <text:p>3.0973108693123</text:p>
          </table:table-cell>
        </table:table-row>
        <table:table-row table:style-name="ro1">
          <table:table-cell table:number-columns-repeated="2"/>
          <table:table-cell office:value-type="float" office:value="0.953525641025641" calcext:value-type="float">
            <text:p>0.953525641025641</text:p>
          </table:table-cell>
          <table:table-cell office:value-type="float" office:value="3.09925887162073" calcext:value-type="float">
            <text:p>3.09925887162073</text:p>
          </table:table-cell>
        </table:table-row>
        <table:table-row table:style-name="ro1">
          <table:table-cell table:number-columns-repeated="2"/>
          <table:table-cell office:value-type="float" office:value="0.954059829059829" calcext:value-type="float">
            <text:p>0.954059829059829</text:p>
          </table:table-cell>
          <table:table-cell office:value-type="float" office:value="3.10124769258971" calcext:value-type="float">
            <text:p>3.10124769258971</text:p>
          </table:table-cell>
        </table:table-row>
        <table:table-row table:style-name="ro1">
          <table:table-cell table:number-columns-repeated="2"/>
          <table:table-cell office:value-type="float" office:value="0.954594017094017" calcext:value-type="float">
            <text:p>0.954594017094017</text:p>
          </table:table-cell>
          <table:table-cell office:value-type="float" office:value="3.10327064890228" calcext:value-type="float">
            <text:p>3.10327064890228</text:p>
          </table:table-cell>
        </table:table-row>
        <table:table-row table:style-name="ro1">
          <table:table-cell table:number-columns-repeated="2"/>
          <table:table-cell office:value-type="float" office:value="0.955128205128205" calcext:value-type="float">
            <text:p>0.955128205128205</text:p>
          </table:table-cell>
          <table:table-cell office:value-type="float" office:value="3.10532119772171" calcext:value-type="float">
            <text:p>3.10532119772171</text:p>
          </table:table-cell>
        </table:table-row>
        <table:table-row table:style-name="ro1">
          <table:table-cell table:number-columns-repeated="2"/>
          <table:table-cell office:value-type="float" office:value="0.955662393162393" calcext:value-type="float">
            <text:p>0.955662393162393</text:p>
          </table:table-cell>
          <table:table-cell office:value-type="float" office:value="3.10739279621127" calcext:value-type="float">
            <text:p>3.10739279621127</text:p>
          </table:table-cell>
        </table:table-row>
        <table:table-row table:style-name="ro1">
          <table:table-cell table:number-columns-repeated="2"/>
          <table:table-cell office:value-type="float" office:value="0.956196581196581" calcext:value-type="float">
            <text:p>0.956196581196581</text:p>
          </table:table-cell>
          <table:table-cell office:value-type="float" office:value="3.10947890153424" calcext:value-type="float">
            <text:p>3.10947890153424</text:p>
          </table:table-cell>
        </table:table-row>
        <table:table-row table:style-name="ro1">
          <table:table-cell table:number-columns-repeated="2"/>
          <table:table-cell office:value-type="float" office:value="0.956730769230769" calcext:value-type="float">
            <text:p>0.956730769230769</text:p>
          </table:table-cell>
          <table:table-cell office:value-type="float" office:value="3.1115729708539" calcext:value-type="float">
            <text:p>3.1115729708539</text:p>
          </table:table-cell>
        </table:table-row>
        <table:table-row table:style-name="ro1">
          <table:table-cell table:number-columns-repeated="2"/>
          <table:table-cell office:value-type="float" office:value="0.957264957264957" calcext:value-type="float">
            <text:p>0.957264957264957</text:p>
          </table:table-cell>
          <table:table-cell office:value-type="float" office:value="3.11366846133352" calcext:value-type="float">
            <text:p>3.11366846133352</text:p>
          </table:table-cell>
        </table:table-row>
        <table:table-row table:style-name="ro1">
          <table:table-cell table:number-columns-repeated="2"/>
          <table:table-cell office:value-type="float" office:value="0.957799145299145" calcext:value-type="float">
            <text:p>0.957799145299145</text:p>
          </table:table-cell>
          <table:table-cell office:value-type="float" office:value="3.11575883013637" calcext:value-type="float">
            <text:p>3.11575883013637</text:p>
          </table:table-cell>
        </table:table-row>
        <table:table-row table:style-name="ro1">
          <table:table-cell table:number-columns-repeated="2"/>
          <table:table-cell office:value-type="float" office:value="0.958333333333333" calcext:value-type="float">
            <text:p>0.958333333333333</text:p>
          </table:table-cell>
          <table:table-cell office:value-type="float" office:value="3.11784189007851" calcext:value-type="float">
            <text:p>3.11784189007851</text:p>
          </table:table-cell>
        </table:table-row>
        <table:table-row table:style-name="ro1">
          <table:table-cell table:number-columns-repeated="2"/>
          <table:table-cell office:value-type="float" office:value="0.958867521367521" calcext:value-type="float">
            <text:p>0.958867521367521</text:p>
          </table:table-cell>
          <table:table-cell office:value-type="float" office:value="3.11992462010635" calcext:value-type="float">
            <text:p>3.11992462010635</text:p>
          </table:table-cell>
        </table:table-row>
        <table:table-row table:style-name="ro1">
          <table:table-cell table:number-columns-repeated="2"/>
          <table:table-cell office:value-type="float" office:value="0.959401709401709" calcext:value-type="float">
            <text:p>0.959401709401709</text:p>
          </table:table-cell>
          <table:table-cell office:value-type="float" office:value="3.12200737522962" calcext:value-type="float">
            <text:p>3.12200737522962</text:p>
          </table:table-cell>
        </table:table-row>
        <table:table-row table:style-name="ro1">
          <table:table-cell table:number-columns-repeated="2"/>
          <table:table-cell office:value-type="float" office:value="0.959935897435897" calcext:value-type="float">
            <text:p>0.959935897435897</text:p>
          </table:table-cell>
          <table:table-cell office:value-type="float" office:value="3.12409015914779" calcext:value-type="float">
            <text:p>3.12409015914779</text:p>
          </table:table-cell>
        </table:table-row>
        <table:table-row table:style-name="ro1">
          <table:table-cell table:number-columns-repeated="2"/>
          <table:table-cell office:value-type="float" office:value="0.960470085470085" calcext:value-type="float">
            <text:p>0.960470085470085</text:p>
          </table:table-cell>
          <table:table-cell office:value-type="float" office:value="3.12617297556035" calcext:value-type="float">
            <text:p>3.12617297556035</text:p>
          </table:table-cell>
        </table:table-row>
        <table:table-row table:style-name="ro1">
          <table:table-cell table:number-columns-repeated="2"/>
          <table:table-cell office:value-type="float" office:value="0.961004273504273" calcext:value-type="float">
            <text:p>0.961004273504273</text:p>
          </table:table-cell>
          <table:table-cell office:value-type="float" office:value="3.12825582816677" calcext:value-type="float">
            <text:p>3.12825582816677</text:p>
          </table:table-cell>
        </table:table-row>
        <table:table-row table:style-name="ro1">
          <table:table-cell table:number-columns-repeated="2"/>
          <table:table-cell office:value-type="float" office:value="0.961538461538462" calcext:value-type="float">
            <text:p>0.961538461538462</text:p>
          </table:table-cell>
          <table:table-cell office:value-type="float" office:value="3.13033872066654" calcext:value-type="float">
            <text:p>3.13033872066654</text:p>
          </table:table-cell>
        </table:table-row>
        <table:table-row table:style-name="ro1">
          <table:table-cell table:number-columns-repeated="2"/>
          <table:table-cell office:value-type="float" office:value="0.96207264957265" calcext:value-type="float">
            <text:p>0.96207264957265</text:p>
          </table:table-cell>
          <table:table-cell office:value-type="float" office:value="3.13242165675913" calcext:value-type="float">
            <text:p>3.13242165675913</text:p>
          </table:table-cell>
        </table:table-row>
        <table:table-row table:style-name="ro1">
          <table:table-cell table:number-columns-repeated="2"/>
          <table:table-cell office:value-type="float" office:value="0.962606837606838" calcext:value-type="float">
            <text:p>0.962606837606838</text:p>
          </table:table-cell>
          <table:table-cell office:value-type="float" office:value="3.13450464014402" calcext:value-type="float">
            <text:p>3.13450464014402</text:p>
          </table:table-cell>
        </table:table-row>
        <table:table-row table:style-name="ro1">
          <table:table-cell table:number-columns-repeated="2"/>
          <table:table-cell office:value-type="float" office:value="0.963141025641026" calcext:value-type="float">
            <text:p>0.963141025641026</text:p>
          </table:table-cell>
          <table:table-cell office:value-type="float" office:value="3.13658773211758" calcext:value-type="float">
            <text:p>3.13658773211758</text:p>
          </table:table-cell>
        </table:table-row>
        <table:table-row table:style-name="ro1">
          <table:table-cell table:number-columns-repeated="2"/>
          <table:table-cell office:value-type="float" office:value="0.963675213675214" calcext:value-type="float">
            <text:p>0.963675213675214</text:p>
          </table:table-cell>
          <table:table-cell office:value-type="float" office:value="3.13867108265687" calcext:value-type="float">
            <text:p>3.13867108265687</text:p>
          </table:table-cell>
        </table:table-row>
        <table:table-row table:style-name="ro1">
          <table:table-cell table:number-columns-repeated="2"/>
          <table:table-cell office:value-type="float" office:value="0.964209401709402" calcext:value-type="float">
            <text:p>0.964209401709402</text:p>
          </table:table-cell>
          <table:table-cell office:value-type="float" office:value="3.14075467615427" calcext:value-type="float">
            <text:p>3.14075467615427</text:p>
          </table:table-cell>
        </table:table-row>
        <table:table-row table:style-name="ro1">
          <table:table-cell table:number-columns-repeated="2"/>
          <table:table-cell office:value-type="float" office:value="0.96474358974359" calcext:value-type="float">
            <text:p>0.96474358974359</text:p>
          </table:table-cell>
          <table:table-cell office:value-type="float" office:value="3.14283848712016" calcext:value-type="float">
            <text:p>3.14283848712016</text:p>
          </table:table-cell>
        </table:table-row>
        <table:table-row table:style-name="ro1">
          <table:table-cell table:number-columns-repeated="2"/>
          <table:table-cell office:value-type="float" office:value="0.965277777777778" calcext:value-type="float">
            <text:p>0.965277777777778</text:p>
          </table:table-cell>
          <table:table-cell office:value-type="float" office:value="3.1449224900649" calcext:value-type="float">
            <text:p>3.1449224900649</text:p>
          </table:table-cell>
        </table:table-row>
        <table:table-row table:style-name="ro1">
          <table:table-cell table:number-columns-repeated="2"/>
          <table:table-cell office:value-type="float" office:value="0.965811965811966" calcext:value-type="float">
            <text:p>0.965811965811966</text:p>
          </table:table-cell>
          <table:table-cell office:value-type="float" office:value="3.14700665949887" calcext:value-type="float">
            <text:p>3.14700665949887</text:p>
          </table:table-cell>
        </table:table-row>
        <table:table-row table:style-name="ro1">
          <table:table-cell table:number-columns-repeated="2"/>
          <table:table-cell office:value-type="float" office:value="0.966346153846154" calcext:value-type="float">
            <text:p>0.966346153846154</text:p>
          </table:table-cell>
          <table:table-cell office:value-type="float" office:value="3.14909096993243" calcext:value-type="float">
            <text:p>3.14909096993243</text:p>
          </table:table-cell>
        </table:table-row>
        <table:table-row table:style-name="ro1">
          <table:table-cell table:number-columns-repeated="2"/>
          <table:table-cell office:value-type="float" office:value="0.966880341880342" calcext:value-type="float">
            <text:p>0.966880341880342</text:p>
          </table:table-cell>
          <table:table-cell office:value-type="float" office:value="3.15117539587596" calcext:value-type="float">
            <text:p>3.15117539587596</text:p>
          </table:table-cell>
        </table:table-row>
        <table:table-row table:style-name="ro1">
          <table:table-cell table:number-columns-repeated="2"/>
          <table:table-cell office:value-type="float" office:value="0.96741452991453" calcext:value-type="float">
            <text:p>0.96741452991453</text:p>
          </table:table-cell>
          <table:table-cell office:value-type="float" office:value="3.15326072178102" calcext:value-type="float">
            <text:p>3.15326072178102</text:p>
          </table:table-cell>
        </table:table-row>
        <table:table-row table:style-name="ro1">
          <table:table-cell table:number-columns-repeated="2"/>
          <table:table-cell office:value-type="float" office:value="0.967948717948718" calcext:value-type="float">
            <text:p>0.967948717948718</text:p>
          </table:table-cell>
          <table:table-cell office:value-type="float" office:value="3.15535797653328" calcext:value-type="float">
            <text:p>3.15535797653328</text:p>
          </table:table-cell>
        </table:table-row>
        <table:table-row table:style-name="ro1">
          <table:table-cell table:number-columns-repeated="2"/>
          <table:table-cell office:value-type="float" office:value="0.968482905982906" calcext:value-type="float">
            <text:p>0.968482905982906</text:p>
          </table:table-cell>
          <table:table-cell office:value-type="float" office:value="3.15748007406143" calcext:value-type="float">
            <text:p>3.15748007406143</text:p>
          </table:table-cell>
        </table:table-row>
        <table:table-row table:style-name="ro1">
          <table:table-cell table:number-columns-repeated="2"/>
          <table:table-cell office:value-type="float" office:value="0.969017094017094" calcext:value-type="float">
            <text:p>0.969017094017094</text:p>
          </table:table-cell>
          <table:table-cell office:value-type="float" office:value="3.15963897401754" calcext:value-type="float">
            <text:p>3.15963897401754</text:p>
          </table:table-cell>
        </table:table-row>
        <table:table-row table:style-name="ro1">
          <table:table-cell table:number-columns-repeated="2"/>
          <table:table-cell office:value-type="float" office:value="0.969551282051282" calcext:value-type="float">
            <text:p>0.969551282051282</text:p>
          </table:table-cell>
          <table:table-cell office:value-type="float" office:value="3.16184663605363" calcext:value-type="float">
            <text:p>3.16184663605363</text:p>
          </table:table-cell>
        </table:table-row>
        <table:table-row table:style-name="ro1">
          <table:table-cell table:number-columns-repeated="2"/>
          <table:table-cell office:value-type="float" office:value="0.97008547008547" calcext:value-type="float">
            <text:p>0.97008547008547</text:p>
          </table:table-cell>
          <table:table-cell office:value-type="float" office:value="3.16411501982174" calcext:value-type="float">
            <text:p>3.16411501982174</text:p>
          </table:table-cell>
        </table:table-row>
        <table:table-row table:style-name="ro1">
          <table:table-cell table:number-columns-repeated="2"/>
          <table:table-cell office:value-type="float" office:value="0.970619658119658" calcext:value-type="float">
            <text:p>0.970619658119658</text:p>
          </table:table-cell>
          <table:table-cell office:value-type="float" office:value="3.16645608497392" calcext:value-type="float">
            <text:p>3.16645608497392</text:p>
          </table:table-cell>
        </table:table-row>
        <table:table-row table:style-name="ro1">
          <table:table-cell table:number-columns-repeated="2"/>
          <table:table-cell office:value-type="float" office:value="0.971153846153846" calcext:value-type="float">
            <text:p>0.971153846153846</text:p>
          </table:table-cell>
          <table:table-cell office:value-type="float" office:value="3.1688817911622" calcext:value-type="float">
            <text:p>3.1688817911622</text:p>
          </table:table-cell>
        </table:table-row>
        <table:table-row table:style-name="ro1">
          <table:table-cell table:number-columns-repeated="2"/>
          <table:table-cell office:value-type="float" office:value="0.971688034188034" calcext:value-type="float">
            <text:p>0.971688034188034</text:p>
          </table:table-cell>
          <table:table-cell office:value-type="float" office:value="3.1713658647566" calcext:value-type="float">
            <text:p>3.1713658647566</text:p>
          </table:table-cell>
        </table:table-row>
        <table:table-row table:style-name="ro1">
          <table:table-cell table:number-columns-repeated="2"/>
          <table:table-cell office:value-type="float" office:value="0.972222222222222" calcext:value-type="float">
            <text:p>0.972222222222222</text:p>
          </table:table-cell>
          <table:table-cell office:value-type="float" office:value="3.17385079758578" calcext:value-type="float">
            <text:p>3.17385079758578</text:p>
          </table:table-cell>
        </table:table-row>
        <table:table-row table:style-name="ro1">
          <table:table-cell table:number-columns-repeated="2"/>
          <table:table-cell office:value-type="float" office:value="0.97275641025641" calcext:value-type="float">
            <text:p>0.97275641025641</text:p>
          </table:table-cell>
          <table:table-cell office:value-type="float" office:value="3.17633573041496" calcext:value-type="float">
            <text:p>3.17633573041496</text:p>
          </table:table-cell>
        </table:table-row>
        <table:table-row table:style-name="ro1">
          <table:table-cell table:number-columns-repeated="2"/>
          <table:table-cell office:value-type="float" office:value="0.973290598290598" calcext:value-type="float">
            <text:p>0.973290598290598</text:p>
          </table:table-cell>
          <table:table-cell office:value-type="float" office:value="3.17882066324414" calcext:value-type="float">
            <text:p>3.17882066324414</text:p>
          </table:table-cell>
        </table:table-row>
        <table:table-row table:style-name="ro1">
          <table:table-cell table:number-columns-repeated="2"/>
          <table:table-cell office:value-type="float" office:value="0.973824786324786" calcext:value-type="float">
            <text:p>0.973824786324786</text:p>
          </table:table-cell>
          <table:table-cell office:value-type="float" office:value="3.18130559607333" calcext:value-type="float">
            <text:p>3.18130559607333</text:p>
          </table:table-cell>
        </table:table-row>
        <table:table-row table:style-name="ro1">
          <table:table-cell table:number-columns-repeated="2"/>
          <table:table-cell office:value-type="float" office:value="0.974358974358974" calcext:value-type="float">
            <text:p>0.974358974358974</text:p>
          </table:table-cell>
          <table:table-cell office:value-type="float" office:value="3.18379052890251" calcext:value-type="float">
            <text:p>3.18379052890251</text:p>
          </table:table-cell>
        </table:table-row>
        <table:table-row table:style-name="ro1">
          <table:table-cell table:number-columns-repeated="2"/>
          <table:table-cell office:value-type="float" office:value="0.974893162393162" calcext:value-type="float">
            <text:p>0.974893162393162</text:p>
          </table:table-cell>
          <table:table-cell office:value-type="float" office:value="3.18627546173169" calcext:value-type="float">
            <text:p>3.18627546173169</text:p>
          </table:table-cell>
        </table:table-row>
        <table:table-row table:style-name="ro1">
          <table:table-cell table:number-columns-repeated="2"/>
          <table:table-cell office:value-type="float" office:value="0.97542735042735" calcext:value-type="float">
            <text:p>0.97542735042735</text:p>
          </table:table-cell>
          <table:table-cell office:value-type="float" office:value="3.18876039456087" calcext:value-type="float">
            <text:p>3.18876039456087</text:p>
          </table:table-cell>
        </table:table-row>
        <table:table-row table:style-name="ro1">
          <table:table-cell table:number-columns-repeated="2"/>
          <table:table-cell office:value-type="float" office:value="0.975961538461538" calcext:value-type="float">
            <text:p>0.975961538461538</text:p>
          </table:table-cell>
          <table:table-cell office:value-type="float" office:value="3.19124532739005" calcext:value-type="float">
            <text:p>3.19124532739005</text:p>
          </table:table-cell>
        </table:table-row>
        <table:table-row table:style-name="ro1">
          <table:table-cell table:number-columns-repeated="2"/>
          <table:table-cell office:value-type="float" office:value="0.976495726495727" calcext:value-type="float">
            <text:p>0.976495726495727</text:p>
          </table:table-cell>
          <table:table-cell office:value-type="float" office:value="3.19373026021923" calcext:value-type="float">
            <text:p>3.19373026021923</text:p>
          </table:table-cell>
        </table:table-row>
        <table:table-row table:style-name="ro1">
          <table:table-cell table:number-columns-repeated="2"/>
          <table:table-cell office:value-type="float" office:value="0.977029914529915" calcext:value-type="float">
            <text:p>0.977029914529915</text:p>
          </table:table-cell>
          <table:table-cell office:value-type="float" office:value="3.1962151930484" calcext:value-type="float">
            <text:p>3.1962151930484</text:p>
          </table:table-cell>
        </table:table-row>
        <table:table-row table:style-name="ro1">
          <table:table-cell table:number-columns-repeated="2"/>
          <table:table-cell office:value-type="float" office:value="0.977564102564103" calcext:value-type="float">
            <text:p>0.977564102564103</text:p>
          </table:table-cell>
          <table:table-cell office:value-type="float" office:value="3.19870012587758" calcext:value-type="float">
            <text:p>3.19870012587758</text:p>
          </table:table-cell>
        </table:table-row>
        <table:table-row table:style-name="ro1">
          <table:table-cell table:number-columns-repeated="2"/>
          <table:table-cell office:value-type="float" office:value="0.978098290598291" calcext:value-type="float">
            <text:p>0.978098290598291</text:p>
          </table:table-cell>
          <table:table-cell office:value-type="float" office:value="3.20118505870676" calcext:value-type="float">
            <text:p>3.20118505870676</text:p>
          </table:table-cell>
        </table:table-row>
        <table:table-row table:style-name="ro1">
          <table:table-cell table:number-columns-repeated="2"/>
          <table:table-cell office:value-type="float" office:value="0.978632478632479" calcext:value-type="float">
            <text:p>0.978632478632479</text:p>
          </table:table-cell>
          <table:table-cell office:value-type="float" office:value="3.20366999153594" calcext:value-type="float">
            <text:p>3.20366999153594</text:p>
          </table:table-cell>
        </table:table-row>
        <table:table-row table:style-name="ro1">
          <table:table-cell table:number-columns-repeated="2"/>
          <table:table-cell office:value-type="float" office:value="0.979166666666667" calcext:value-type="float">
            <text:p>0.979166666666667</text:p>
          </table:table-cell>
          <table:table-cell office:value-type="float" office:value="3.20615492436512" calcext:value-type="float">
            <text:p>3.20615492436512</text:p>
          </table:table-cell>
        </table:table-row>
        <table:table-row table:style-name="ro1">
          <table:table-cell table:number-columns-repeated="2"/>
          <table:table-cell office:value-type="float" office:value="0.979700854700855" calcext:value-type="float">
            <text:p>0.979700854700855</text:p>
          </table:table-cell>
          <table:table-cell office:value-type="float" office:value="3.20868137925133" calcext:value-type="float">
            <text:p>3.20868137925133</text:p>
          </table:table-cell>
        </table:table-row>
        <table:table-row table:style-name="ro1">
          <table:table-cell table:number-columns-repeated="2"/>
          <table:table-cell office:value-type="float" office:value="0.980235042735043" calcext:value-type="float">
            <text:p>0.980235042735043</text:p>
          </table:table-cell>
          <table:table-cell office:value-type="float" office:value="3.2113235658271" calcext:value-type="float">
            <text:p>3.2113235658271</text:p>
          </table:table-cell>
        </table:table-row>
        <table:table-row table:style-name="ro1">
          <table:table-cell table:number-columns-repeated="2"/>
          <table:table-cell office:value-type="float" office:value="0.980769230769231" calcext:value-type="float">
            <text:p>0.980769230769231</text:p>
          </table:table-cell>
          <table:table-cell office:value-type="float" office:value="3.21404919615516" calcext:value-type="float">
            <text:p>3.21404919615516</text:p>
          </table:table-cell>
        </table:table-row>
        <table:table-row table:style-name="ro1">
          <table:table-cell table:number-columns-repeated="2"/>
          <table:table-cell office:value-type="float" office:value="0.981303418803419" calcext:value-type="float">
            <text:p>0.981303418803419</text:p>
          </table:table-cell>
          <table:table-cell office:value-type="float" office:value="3.2168221888351" calcext:value-type="float">
            <text:p>3.2168221888351</text:p>
          </table:table-cell>
        </table:table-row>
        <table:table-row table:style-name="ro1">
          <table:table-cell table:number-columns-repeated="2"/>
          <table:table-cell office:value-type="float" office:value="0.981837606837607" calcext:value-type="float">
            <text:p>0.981837606837607</text:p>
          </table:table-cell>
          <table:table-cell office:value-type="float" office:value="3.2196064624665" calcext:value-type="float">
            <text:p>3.2196064624665</text:p>
          </table:table-cell>
        </table:table-row>
        <table:table-row table:style-name="ro1">
          <table:table-cell table:number-columns-repeated="2"/>
          <table:table-cell office:value-type="float" office:value="0.982371794871795" calcext:value-type="float">
            <text:p>0.982371794871795</text:p>
          </table:table-cell>
          <table:table-cell office:value-type="float" office:value="3.22236593564892" calcext:value-type="float">
            <text:p>3.22236593564892</text:p>
          </table:table-cell>
        </table:table-row>
        <table:table-row table:style-name="ro1">
          <table:table-cell table:number-columns-repeated="2"/>
          <table:table-cell office:value-type="float" office:value="0.982905982905983" calcext:value-type="float">
            <text:p>0.982905982905983</text:p>
          </table:table-cell>
          <table:table-cell office:value-type="float" office:value="3.22506452698195" calcext:value-type="float">
            <text:p>3.22506452698195</text:p>
          </table:table-cell>
        </table:table-row>
        <table:table-row table:style-name="ro1">
          <table:table-cell table:number-columns-repeated="2"/>
          <table:table-cell office:value-type="float" office:value="0.983440170940171" calcext:value-type="float">
            <text:p>0.983440170940171</text:p>
          </table:table-cell>
          <table:table-cell office:value-type="float" office:value="3.22766948194613" calcext:value-type="float">
            <text:p>3.22766948194613</text:p>
          </table:table-cell>
        </table:table-row>
        <table:table-row table:style-name="ro1">
          <table:table-cell table:number-columns-repeated="2"/>
          <table:table-cell office:value-type="float" office:value="0.983974358974359" calcext:value-type="float">
            <text:p>0.983974358974359</text:p>
          </table:table-cell>
          <table:table-cell office:value-type="float" office:value="3.23024004729171" calcext:value-type="float">
            <text:p>3.23024004729171</text:p>
          </table:table-cell>
        </table:table-row>
        <table:table-row table:style-name="ro1">
          <table:table-cell table:number-columns-repeated="2"/>
          <table:table-cell office:value-type="float" office:value="0.984508547008547" calcext:value-type="float">
            <text:p>0.984508547008547</text:p>
          </table:table-cell>
          <table:table-cell office:value-type="float" office:value="3.23281061263729" calcext:value-type="float">
            <text:p>3.23281061263729</text:p>
          </table:table-cell>
        </table:table-row>
        <table:table-row table:style-name="ro1">
          <table:table-cell table:number-columns-repeated="2"/>
          <table:table-cell office:value-type="float" office:value="0.985042735042735" calcext:value-type="float">
            <text:p>0.985042735042735</text:p>
          </table:table-cell>
          <table:table-cell office:value-type="float" office:value="3.23538117798286" calcext:value-type="float">
            <text:p>3.23538117798286</text:p>
          </table:table-cell>
        </table:table-row>
        <table:table-row table:style-name="ro1">
          <table:table-cell table:number-columns-repeated="2"/>
          <table:table-cell office:value-type="float" office:value="0.985576923076923" calcext:value-type="float">
            <text:p>0.985576923076923</text:p>
          </table:table-cell>
          <table:table-cell office:value-type="float" office:value="3.23795174332844" calcext:value-type="float">
            <text:p>3.23795174332844</text:p>
          </table:table-cell>
        </table:table-row>
        <table:table-row table:style-name="ro1">
          <table:table-cell table:number-columns-repeated="2"/>
          <table:table-cell office:value-type="float" office:value="0.986111111111111" calcext:value-type="float">
            <text:p>0.986111111111111</text:p>
          </table:table-cell>
          <table:table-cell office:value-type="float" office:value="3.24052230867401" calcext:value-type="float">
            <text:p>3.24052230867401</text:p>
          </table:table-cell>
        </table:table-row>
        <table:table-row table:style-name="ro1">
          <table:table-cell table:number-columns-repeated="2"/>
          <table:table-cell office:value-type="float" office:value="0.986645299145299" calcext:value-type="float">
            <text:p>0.986645299145299</text:p>
          </table:table-cell>
          <table:table-cell office:value-type="float" office:value="3.24309287401959" calcext:value-type="float">
            <text:p>3.24309287401959</text:p>
          </table:table-cell>
        </table:table-row>
        <table:table-row table:style-name="ro1">
          <table:table-cell table:number-columns-repeated="2"/>
          <table:table-cell office:value-type="float" office:value="0.987179487179487" calcext:value-type="float">
            <text:p>0.987179487179487</text:p>
          </table:table-cell>
          <table:table-cell office:value-type="float" office:value="3.24566343936516" calcext:value-type="float">
            <text:p>3.24566343936516</text:p>
          </table:table-cell>
        </table:table-row>
        <table:table-row table:style-name="ro1">
          <table:table-cell table:number-columns-repeated="2"/>
          <table:table-cell office:value-type="float" office:value="0.987713675213675" calcext:value-type="float">
            <text:p>0.987713675213675</text:p>
          </table:table-cell>
          <table:table-cell office:value-type="float" office:value="3.24823400471074" calcext:value-type="float">
            <text:p>3.24823400471074</text:p>
          </table:table-cell>
        </table:table-row>
        <table:table-row table:style-name="ro1">
          <table:table-cell table:number-columns-repeated="2"/>
          <table:table-cell office:value-type="float" office:value="0.988247863247863" calcext:value-type="float">
            <text:p>0.988247863247863</text:p>
          </table:table-cell>
          <table:table-cell office:value-type="float" office:value="3.25080457005631" calcext:value-type="float">
            <text:p>3.25080457005631</text:p>
          </table:table-cell>
        </table:table-row>
        <table:table-row table:style-name="ro1">
          <table:table-cell table:number-columns-repeated="2"/>
          <table:table-cell office:value-type="float" office:value="0.988782051282051" calcext:value-type="float">
            <text:p>0.988782051282051</text:p>
          </table:table-cell>
          <table:table-cell office:value-type="float" office:value="3.25337513540188" calcext:value-type="float">
            <text:p>3.25337513540188</text:p>
          </table:table-cell>
        </table:table-row>
        <table:table-row table:style-name="ro1">
          <table:table-cell table:number-columns-repeated="2"/>
          <table:table-cell office:value-type="float" office:value="0.989316239316239" calcext:value-type="float">
            <text:p>0.989316239316239</text:p>
          </table:table-cell>
          <table:table-cell office:value-type="float" office:value="3.25594570074746" calcext:value-type="float">
            <text:p>3.25594570074746</text:p>
          </table:table-cell>
        </table:table-row>
        <table:table-row table:style-name="ro1">
          <table:table-cell table:number-columns-repeated="2"/>
          <table:table-cell office:value-type="float" office:value="0.989850427350427" calcext:value-type="float">
            <text:p>0.989850427350427</text:p>
          </table:table-cell>
          <table:table-cell office:value-type="float" office:value="3.25851626609303" calcext:value-type="float">
            <text:p>3.25851626609303</text:p>
          </table:table-cell>
        </table:table-row>
        <table:table-row table:style-name="ro1">
          <table:table-cell table:number-columns-repeated="2"/>
          <table:table-cell office:value-type="float" office:value="0.990384615384615" calcext:value-type="float">
            <text:p>0.990384615384615</text:p>
          </table:table-cell>
          <table:table-cell office:value-type="float" office:value="3.26108683143861" calcext:value-type="float">
            <text:p>3.26108683143861</text:p>
          </table:table-cell>
        </table:table-row>
        <table:table-row table:style-name="ro1">
          <table:table-cell table:number-columns-repeated="2"/>
          <table:table-cell office:value-type="float" office:value="0.990918803418803" calcext:value-type="float">
            <text:p>0.990918803418803</text:p>
          </table:table-cell>
          <table:table-cell office:value-type="float" office:value="3.26365739678418" calcext:value-type="float">
            <text:p>3.26365739678418</text:p>
          </table:table-cell>
        </table:table-row>
        <table:table-row table:style-name="ro1">
          <table:table-cell table:number-columns-repeated="2"/>
          <table:table-cell office:value-type="float" office:value="0.991452991452991" calcext:value-type="float">
            <text:p>0.991452991452991</text:p>
          </table:table-cell>
          <table:table-cell office:value-type="float" office:value="3.26622757788225" calcext:value-type="float">
            <text:p>3.26622757788225</text:p>
          </table:table-cell>
        </table:table-row>
        <table:table-row table:style-name="ro1">
          <table:table-cell table:number-columns-repeated="2"/>
          <table:table-cell office:value-type="float" office:value="0.991987179487179" calcext:value-type="float">
            <text:p>0.991987179487179</text:p>
          </table:table-cell>
          <table:table-cell office:value-type="float" office:value="3.26877226995052" calcext:value-type="float">
            <text:p>3.26877226995052</text:p>
          </table:table-cell>
        </table:table-row>
        <table:table-row table:style-name="ro1">
          <table:table-cell table:number-columns-repeated="2"/>
          <table:table-cell office:value-type="float" office:value="0.992521367521367" calcext:value-type="float">
            <text:p>0.992521367521367</text:p>
          </table:table-cell>
          <table:table-cell office:value-type="float" office:value="3.27127860813847" calcext:value-type="float">
            <text:p>3.27127860813847</text:p>
          </table:table-cell>
        </table:table-row>
        <table:table-row table:style-name="ro1">
          <table:table-cell table:number-columns-repeated="2"/>
          <table:table-cell office:value-type="float" office:value="0.993055555555556" calcext:value-type="float">
            <text:p>0.993055555555556</text:p>
          </table:table-cell>
          <table:table-cell office:value-type="float" office:value="3.27374971532468" calcext:value-type="float">
            <text:p>3.27374971532468</text:p>
          </table:table-cell>
        </table:table-row>
        <table:table-row table:style-name="ro1">
          <table:table-cell table:number-columns-repeated="2"/>
          <table:table-cell office:value-type="float" office:value="0.993589743589744" calcext:value-type="float">
            <text:p>0.993589743589744</text:p>
          </table:table-cell>
          <table:table-cell office:value-type="float" office:value="3.27618871438773" calcext:value-type="float">
            <text:p>3.27618871438773</text:p>
          </table:table-cell>
        </table:table-row>
        <table:table-row table:style-name="ro1">
          <table:table-cell table:number-columns-repeated="2"/>
          <table:table-cell office:value-type="float" office:value="0.994123931623932" calcext:value-type="float">
            <text:p>0.994123931623932</text:p>
          </table:table-cell>
          <table:table-cell office:value-type="float" office:value="3.27859872820618" calcext:value-type="float">
            <text:p>3.27859872820618</text:p>
          </table:table-cell>
        </table:table-row>
        <table:table-row table:style-name="ro1">
          <table:table-cell table:number-columns-repeated="2"/>
          <table:table-cell office:value-type="float" office:value="0.99465811965812" calcext:value-type="float">
            <text:p>0.99465811965812</text:p>
          </table:table-cell>
          <table:table-cell office:value-type="float" office:value="3.28098287965861" calcext:value-type="float">
            <text:p>3.28098287965861</text:p>
          </table:table-cell>
        </table:table-row>
        <table:table-row table:style-name="ro1">
          <table:table-cell table:number-columns-repeated="2"/>
          <table:table-cell office:value-type="float" office:value="0.995192307692308" calcext:value-type="float">
            <text:p>0.995192307692308</text:p>
          </table:table-cell>
          <table:table-cell office:value-type="float" office:value="3.28334429162359" calcext:value-type="float">
            <text:p>3.28334429162359</text:p>
          </table:table-cell>
        </table:table-row>
        <table:table-row table:style-name="ro1">
          <table:table-cell table:number-columns-repeated="2"/>
          <table:table-cell office:value-type="float" office:value="0.995726495726496" calcext:value-type="float">
            <text:p>0.995726495726496</text:p>
          </table:table-cell>
          <table:table-cell office:value-type="float" office:value="3.28566907691072" calcext:value-type="float">
            <text:p>3.28566907691072</text:p>
          </table:table-cell>
        </table:table-row>
        <table:table-row table:style-name="ro1">
          <table:table-cell table:number-columns-repeated="2"/>
          <table:table-cell office:value-type="float" office:value="0.996260683760684" calcext:value-type="float">
            <text:p>0.996260683760684</text:p>
          </table:table-cell>
          <table:table-cell office:value-type="float" office:value="3.2878915972118" calcext:value-type="float">
            <text:p>3.2878915972118</text:p>
          </table:table-cell>
        </table:table-row>
        <table:table-row table:style-name="ro1">
          <table:table-cell table:number-columns-repeated="2"/>
          <table:table-cell office:value-type="float" office:value="0.996794871794872" calcext:value-type="float">
            <text:p>0.996794871794872</text:p>
          </table:table-cell>
          <table:table-cell office:value-type="float" office:value="3.29001552714527" calcext:value-type="float">
            <text:p>3.29001552714527</text:p>
          </table:table-cell>
        </table:table-row>
        <table:table-row table:style-name="ro1">
          <table:table-cell table:number-columns-repeated="2"/>
          <table:table-cell office:value-type="float" office:value="0.99732905982906" calcext:value-type="float">
            <text:p>0.99732905982906</text:p>
          </table:table-cell>
          <table:table-cell office:value-type="float" office:value="3.29205302461359" calcext:value-type="float">
            <text:p>3.29205302461359</text:p>
          </table:table-cell>
        </table:table-row>
        <table:table-row table:style-name="ro1">
          <table:table-cell table:number-columns-repeated="2"/>
          <table:table-cell office:value-type="float" office:value="0.997863247863248" calcext:value-type="float">
            <text:p>0.997863247863248</text:p>
          </table:table-cell>
          <table:table-cell office:value-type="float" office:value="3.29401624751918" calcext:value-type="float">
            <text:p>3.29401624751918</text:p>
          </table:table-cell>
        </table:table-row>
        <table:table-row table:style-name="ro1">
          <table:table-cell table:number-columns-repeated="2"/>
          <table:table-cell office:value-type="float" office:value="0.998397435897436" calcext:value-type="float">
            <text:p>0.998397435897436</text:p>
          </table:table-cell>
          <table:table-cell office:value-type="float" office:value="3.2959173537645" calcext:value-type="float">
            <text:p>3.2959173537645</text:p>
          </table:table-cell>
        </table:table-row>
        <table:table-row table:style-name="ro1">
          <table:table-cell table:number-columns-repeated="2"/>
          <table:table-cell office:value-type="float" office:value="0.998931623931624" calcext:value-type="float">
            <text:p>0.998931623931624</text:p>
          </table:table-cell>
          <table:table-cell office:value-type="float" office:value="3.297768501252" calcext:value-type="float">
            <text:p>3.297768501252</text:p>
          </table:table-cell>
        </table:table-row>
        <table:table-row table:style-name="ro1">
          <table:table-cell table:number-columns-repeated="2"/>
          <table:table-cell office:value-type="float" office:value="0.999465811965812" calcext:value-type="float">
            <text:p>0.999465811965812</text:p>
          </table:table-cell>
          <table:table-cell office:value-type="float" office:value="3.29958187480255" calcext:value-type="float">
            <text:p>3.29958187480255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.30138155282691" calcext:value-type="float">
            <text:p>3.301381552826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20T09:18:27.978951261</dc:date>
    <meta:editing-duration>PT2M53S</meta:editing-duration>
    <meta:editing-cycles>3</meta:editing-cycles>
    <meta:generator>LibreOffice/7.4.4.2$Linux_X86_64 LibreOffice_project/40$Build-2</meta:generator>
    <meta:document-statistic meta:table-count="1" meta:cell-count="3912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circle" chart:symbol-width="0.05cm" chart:symbol-height="0.05cm" chart:link-data-style-to-source="true"/>
      <style:graphic-properties draw:stroke="none" svg:stroke-width="0.08cm" svg:stroke-color="#bf0041" draw:fill-color="#bf0041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05cm" chart:symbol-height="0.0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63cm" svg:height="17.931cm" xlink:href=".." xlink:type="simple" chart:class="chart:scatter" chart:style-name="ch1">
        <chart:legend chart:legend-position="end" svg:x="25.208cm" svg:y="8.417cm" style:legend-expansion="high" chart:style-name="ch2"/>
        <chart:plot-area chart:style-name="ch3" table:cell-range-address="dischargeComp.A2:dischargeComp.B82 dischargeComp.B1:dischargeComp.B1 dischargeComp.D1:dischargeComp.D1874" chart:data-source-has-labels="row" svg:x="0.552cm" svg:y="0.358cm" svg:width="24.104cm" svg:height="17.215cm">
          <chart:coordinate-region svg:x="1.279cm" svg:y="0.557cm" svg:width="23.137cm" svg:height="16.36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ischargeComp.B2:dischargeComp.B82" chart:label-cell-address="dischargeComp.B1:dischargeComp.B1" chart:class="chart:scatter">
            <chart:domain table:cell-range-address="dischargeComp.A2:dischargeComp.A82"/>
            <chart:data-point chart:repeated="81"/>
          </chart:series>
          <chart:series chart:style-name="ch8" chart:values-cell-range-address="dischargeComp.D2:dischargeComp.D1874" chart:label-cell-address="dischargeComp.D1:dischargeComp.D1" chart:class="chart:scatter">
            <chart:domain table:cell-range-address="dischargeComp.C2:dischargeComp.C1874"/>
            <chart:data-point chart:repeated="187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an. V (V)</text:p>
                <draw:g>
                  <svg:desc>dischargeComp.B1:dischargeComp.B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sim V</text:p>
                <draw:g>
                  <svg:desc>dischargeComp.D1:dischargeComp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12853457982645">
                <text:p>0.0112853457982645</text:p>
                <draw:g>
                  <svg:desc>dischargeComp.A2:dischargeComp.A82</svg:desc>
                </draw:g>
              </table:table-cell>
              <table:table-cell office:value-type="float" office:value="2.00544710637878">
                <text:p>2.00544710637878</text:p>
                <draw:g>
                  <svg:desc>dischargeComp.B2:dischargeComp.B82</svg:desc>
                </draw:g>
              </table:table-cell>
              <table:table-cell office:value-type="float" office:value="0">
                <text:p>0</text:p>
                <draw:g>
                  <svg:desc>dischargeComp.C2:dischargeComp.C1874</svg:desc>
                </draw:g>
              </table:table-cell>
              <table:table-cell office:value-type="float" office:value="1.94697995201886">
                <text:p>1.94697995201886</text:p>
                <draw:g>
                  <svg:desc>dischargeComp.D2:dischargeComp.D18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45616335831442">
                <text:p>0.0245616335831442</text:p>
              </table:table-cell>
              <table:table-cell office:value-type="float" office:value="2.12514788524105">
                <text:p>2.12514788524105</text:p>
              </table:table-cell>
              <table:table-cell office:value-type="float" office:value="0.000534188034188032">
                <text:p>0.000534188034188032</text:p>
              </table:table-cell>
              <table:table-cell office:value-type="float" office:value="2.05297373156503">
                <text:p>2.052973731565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78379213680239">
                <text:p>0.0378379213680239</text:p>
              </table:table-cell>
              <table:table-cell office:value-type="float" office:value="2.2285258306221">
                <text:p>2.2285258306221</text:p>
              </table:table-cell>
              <table:table-cell office:value-type="float" office:value="0.00106837606837607">
                <text:p>0.00106837606837607</text:p>
              </table:table-cell>
              <table:table-cell office:value-type="float" office:value="2.00033865948925">
                <text:p>2.000338659489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11142091529036">
                <text:p>0.0511142091529036</text:p>
              </table:table-cell>
              <table:table-cell office:value-type="float" office:value="2.33462424825003">
                <text:p>2.33462424825003</text:p>
              </table:table-cell>
              <table:table-cell office:value-type="float" office:value="0.00160256410256399">
                <text:p>0.00160256410256399</text:p>
              </table:table-cell>
              <table:table-cell office:value-type="float" office:value="2.02790615991582">
                <text:p>2.027906159915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43904969377833">
                <text:p>0.0643904969377833</text:p>
              </table:table-cell>
              <table:table-cell office:value-type="float" office:value="2.42439983239673">
                <text:p>2.42439983239673</text:p>
              </table:table-cell>
              <table:table-cell office:value-type="float" office:value="0.00213675213675213">
                <text:p>0.00213675213675213</text:p>
              </table:table-cell>
              <table:table-cell office:value-type="float" office:value="2.03206208804127">
                <text:p>2.032062088041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7666784722663">
                <text:p>0.077666784722663</text:p>
              </table:table-cell>
              <table:table-cell office:value-type="float" office:value="2.50601399980282">
                <text:p>2.50601399980282</text:p>
              </table:table-cell>
              <table:table-cell office:value-type="float" office:value="0.00267094017094016">
                <text:p>0.00267094017094016</text:p>
              </table:table-cell>
              <table:table-cell office:value-type="float" office:value="2.04720488756297">
                <text:p>2.047204887562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909430725075427">
                <text:p>0.0909430725075427</text:p>
              </table:table-cell>
              <table:table-cell office:value-type="float" office:value="2.58296450049999">
                <text:p>2.58296450049999</text:p>
              </table:table-cell>
              <table:table-cell office:value-type="float" office:value="0.00320512820512819">
                <text:p>0.00320512820512819</text:p>
              </table:table-cell>
              <table:table-cell office:value-type="float" office:value="2.05828665951809">
                <text:p>2.058286659518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04219360292422">
                <text:p>0.104219360292422</text:p>
              </table:table-cell>
              <table:table-cell office:value-type="float" office:value="2.65495985531894">
                <text:p>2.65495985531894</text:p>
              </table:table-cell>
              <table:table-cell office:value-type="float" office:value="0.00373931623931623">
                <text:p>0.00373931623931623</text:p>
              </table:table-cell>
              <table:table-cell office:value-type="float" office:value="2.07568446737067">
                <text:p>2.075684467370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17495648077302">
                <text:p>0.117495648077302</text:p>
              </table:table-cell>
              <table:table-cell office:value-type="float" office:value="2.7236517795524">
                <text:p>2.7236517795524</text:p>
              </table:table-cell>
              <table:table-cell office:value-type="float" office:value="0.00427350427350426">
                <text:p>0.00427350427350426</text:p>
              </table:table-cell>
              <table:table-cell office:value-type="float" office:value="2.0807625398098">
                <text:p>2.08076253980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30771935862182">
                <text:p>0.130771935862182</text:p>
              </table:table-cell>
              <table:table-cell office:value-type="float" office:value="2.78350216898354">
                <text:p>2.78350216898354</text:p>
              </table:table-cell>
              <table:table-cell office:value-type="float" office:value="0.00480769230769218">
                <text:p>0.00480769230769218</text:p>
              </table:table-cell>
              <table:table-cell office:value-type="float" office:value="2.09781098734496">
                <text:p>2.097810987344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44048223647062">
                <text:p>0.144048223647062</text:p>
              </table:table-cell>
              <table:table-cell office:value-type="float" office:value="2.8315638453449">
                <text:p>2.8315638453449</text:p>
              </table:table-cell>
              <table:table-cell office:value-type="float" office:value="0.00534188034188032">
                <text:p>0.00534188034188032</text:p>
              </table:table-cell>
              <table:table-cell office:value-type="float" office:value="2.1044828446178">
                <text:p>2.10448284461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57324511431941">
                <text:p>0.157324511431941</text:p>
              </table:table-cell>
              <table:table-cell office:value-type="float" office:value="2.87418457721253">
                <text:p>2.87418457721253</text:p>
              </table:table-cell>
              <table:table-cell office:value-type="float" office:value="0.00587606837606836">
                <text:p>0.00587606837606836</text:p>
              </table:table-cell>
              <table:table-cell office:value-type="float" office:value="2.12215226304973">
                <text:p>2.122152263049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70600799216821">
                <text:p>0.170600799216821</text:p>
              </table:table-cell>
              <table:table-cell office:value-type="float" office:value="2.90683024417497">
                <text:p>2.90683024417497</text:p>
              </table:table-cell>
              <table:table-cell office:value-type="float" office:value="0.00641025641025639">
                <text:p>0.00641025641025639</text:p>
              </table:table-cell>
              <table:table-cell office:value-type="float" office:value="2.12869847307581">
                <text:p>2.128698473075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83877087001701">
                <text:p>0.183877087001701</text:p>
              </table:table-cell>
              <table:table-cell office:value-type="float" office:value="2.93675543889053">
                <text:p>2.93675543889053</text:p>
              </table:table-cell>
              <table:table-cell office:value-type="float" office:value="0.00694444444444442">
                <text:p>0.00694444444444442</text:p>
              </table:table-cell>
              <table:table-cell office:value-type="float" office:value="2.1403146230748">
                <text:p>2.14031462307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9715337478658">
                <text:p>0.19715337478658</text:p>
              </table:table-cell>
              <table:table-cell office:value-type="float" office:value="2.95942604094778">
                <text:p>2.95942604094778</text:p>
              </table:table-cell>
              <table:table-cell office:value-type="float" office:value="0.00747863247863234">
                <text:p>0.00747863247863234</text:p>
              </table:table-cell>
              <table:table-cell office:value-type="float" office:value="2.1485565641608">
                <text:p>2.14855656416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1042966257146">
                <text:p>0.21042966257146</text:p>
              </table:table-cell>
              <table:table-cell office:value-type="float" office:value="2.97846934667587">
                <text:p>2.97846934667587</text:p>
              </table:table-cell>
              <table:table-cell office:value-type="float" office:value="0.00801282051282048">
                <text:p>0.00801282051282048</text:p>
              </table:table-cell>
              <table:table-cell office:value-type="float" office:value="2.15621383425148">
                <text:p>2.156213834251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2370595035634">
                <text:p>0.22370595035634</text:p>
              </table:table-cell>
              <table:table-cell office:value-type="float" office:value="2.99479218015709">
                <text:p>2.99479218015709</text:p>
              </table:table-cell>
              <table:table-cell office:value-type="float" office:value="0.00854700854700852">
                <text:p>0.00854700854700852</text:p>
              </table:table-cell>
              <table:table-cell office:value-type="float" office:value="2.16687604230406">
                <text:p>2.166876042304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36982238141219">
                <text:p>0.236982238141219</text:p>
              </table:table-cell>
              <table:table-cell office:value-type="float" office:value="3.00839454139144">
                <text:p>3.00839454139144</text:p>
              </table:table-cell>
              <table:table-cell office:value-type="float" office:value="0.00908119658119655">
                <text:p>0.00908119658119655</text:p>
              </table:table-cell>
              <table:table-cell office:value-type="float" office:value="2.18908525639608">
                <text:p>2.189085256396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50258525926099">
                <text:p>0.250258525926099</text:p>
              </table:table-cell>
              <table:table-cell office:value-type="float" office:value="3.0210900785435">
                <text:p>3.0210900785435</text:p>
              </table:table-cell>
              <table:table-cell office:value-type="float" office:value="0.00961538461538458">
                <text:p>0.00961538461538458</text:p>
              </table:table-cell>
              <table:table-cell office:value-type="float" office:value="2.20340400354213">
                <text:p>2.203404003542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63534813710979">
                <text:p>0.263534813710979</text:p>
              </table:table-cell>
              <table:table-cell office:value-type="float" office:value="3.03106514344868">
                <text:p>3.03106514344868</text:p>
              </table:table-cell>
              <table:table-cell office:value-type="float" office:value="0.0101495726495726">
                <text:p>0.0101495726495726</text:p>
              </table:table-cell>
              <table:table-cell office:value-type="float" office:value="2.23293253198154">
                <text:p>2.232932531981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76811101495859">
                <text:p>0.276811101495859</text:p>
              </table:table-cell>
              <table:table-cell office:value-type="float" office:value="3.04104020835387">
                <text:p>3.04104020835387</text:p>
              </table:table-cell>
              <table:table-cell office:value-type="float" office:value="0.0106837606837607">
                <text:p>0.0106837606837607</text:p>
              </table:table-cell>
              <table:table-cell office:value-type="float" office:value="2.24231907298851">
                <text:p>2.242319072988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90087389280738">
                <text:p>0.290087389280738</text:p>
              </table:table-cell>
              <table:table-cell office:value-type="float" office:value="3.05010844917677">
                <text:p>3.05010844917677</text:p>
              </table:table-cell>
              <table:table-cell office:value-type="float" office:value="0.0112179487179487">
                <text:p>0.0112179487179487</text:p>
              </table:table-cell>
              <table:table-cell office:value-type="float" office:value="2.2631381685459">
                <text:p>2.26313816854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03363677065618">
                <text:p>0.303363677065618</text:p>
              </table:table-cell>
              <table:table-cell office:value-type="float" office:value="3.05554939367051">
                <text:p>3.05554939367051</text:p>
              </table:table-cell>
              <table:table-cell office:value-type="float" office:value="0.0117521367521367">
                <text:p>0.0117521367521367</text:p>
              </table:table-cell>
              <table:table-cell office:value-type="float" office:value="2.28981700565611">
                <text:p>2.289817005656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16639964850498">
                <text:p>0.316639964850498</text:p>
              </table:table-cell>
              <table:table-cell office:value-type="float" office:value="3.06099033816425">
                <text:p>3.06099033816425</text:p>
              </table:table-cell>
              <table:table-cell office:value-type="float" office:value="0.0122863247863247">
                <text:p>0.0122863247863247</text:p>
              </table:table-cell>
              <table:table-cell office:value-type="float" office:value="2.31105147456903">
                <text:p>2.311051474569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29916252635377">
                <text:p>0.329916252635377</text:p>
              </table:table-cell>
              <table:table-cell office:value-type="float" office:value="3.07187222715173">
                <text:p>3.07187222715173</text:p>
              </table:table-cell>
              <table:table-cell office:value-type="float" office:value="0.0128205128205128">
                <text:p>0.0128205128205128</text:p>
              </table:table-cell>
              <table:table-cell office:value-type="float" office:value="2.34676988801143">
                <text:p>2.346769888011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43192540420257">
                <text:p>0.343192540420257</text:p>
              </table:table-cell>
              <table:table-cell office:value-type="float" office:value="3.07187222715173">
                <text:p>3.07187222715173</text:p>
              </table:table-cell>
              <table:table-cell office:value-type="float" office:value="0.0133547008547008">
                <text:p>0.0133547008547008</text:p>
              </table:table-cell>
              <table:table-cell office:value-type="float" office:value="2.37340676739371">
                <text:p>2.373406767393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56468828205137">
                <text:p>0.356468828205137</text:p>
              </table:table-cell>
              <table:table-cell office:value-type="float" office:value="3.07912681981005">
                <text:p>3.07912681981005</text:p>
              </table:table-cell>
              <table:table-cell office:value-type="float" office:value="0.0138888888888888">
                <text:p>0.0138888888888888</text:p>
              </table:table-cell>
              <table:table-cell office:value-type="float" office:value="2.38978202982246">
                <text:p>2.389782029822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69745115990016">
                <text:p>0.369745115990016</text:p>
              </table:table-cell>
              <table:table-cell office:value-type="float" office:value="3.08275411613921">
                <text:p>3.08275411613921</text:p>
              </table:table-cell>
              <table:table-cell office:value-type="float" office:value="0.0144230769230769">
                <text:p>0.0144230769230769</text:p>
              </table:table-cell>
              <table:table-cell office:value-type="float" office:value="2.40448472206202">
                <text:p>2.404484722062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83021403774896">
                <text:p>0.383021403774896</text:p>
              </table:table-cell>
              <table:table-cell office:value-type="float" office:value="3.08275411613921">
                <text:p>3.08275411613921</text:p>
              </table:table-cell>
              <table:table-cell office:value-type="float" office:value="0.0149572649572649">
                <text:p>0.0149572649572649</text:p>
              </table:table-cell>
              <table:table-cell office:value-type="float" office:value="2.41973204247372">
                <text:p>2.419732042473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96297691559776">
                <text:p>0.396297691559776</text:p>
              </table:table-cell>
              <table:table-cell office:value-type="float" office:value="3.09000870879753">
                <text:p>3.09000870879753</text:p>
              </table:table-cell>
              <table:table-cell office:value-type="float" office:value="0.0154914529914529">
                <text:p>0.0154914529914529</text:p>
              </table:table-cell>
              <table:table-cell office:value-type="float" office:value="2.42707541632376">
                <text:p>2.427075416323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09573979344656">
                <text:p>0.409573979344656</text:p>
              </table:table-cell>
              <table:table-cell office:value-type="float" office:value="3.09363600512669">
                <text:p>3.09363600512669</text:p>
              </table:table-cell>
              <table:table-cell office:value-type="float" office:value="0.016025641025641">
                <text:p>0.016025641025641</text:p>
              </table:table-cell>
              <table:table-cell office:value-type="float" office:value="2.4592732829624">
                <text:p>2.45927328296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22850267129535">
                <text:p>0.422850267129535</text:p>
              </table:table-cell>
              <table:table-cell office:value-type="float" office:value="3.09363600512669">
                <text:p>3.09363600512669</text:p>
              </table:table-cell>
              <table:table-cell office:value-type="float" office:value="0.016559829059829">
                <text:p>0.016559829059829</text:p>
              </table:table-cell>
              <table:table-cell office:value-type="float" office:value="2.47952273339991">
                <text:p>2.479522733399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36126554914415">
                <text:p>0.436126554914415</text:p>
              </table:table-cell>
              <table:table-cell office:value-type="float" office:value="3.10089059778501">
                <text:p>3.10089059778501</text:p>
              </table:table-cell>
              <table:table-cell office:value-type="float" office:value="0.017094017094017">
                <text:p>0.017094017094017</text:p>
              </table:table-cell>
              <table:table-cell office:value-type="float" office:value="2.49993393230033">
                <text:p>2.499933932300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49402842699295">
                <text:p>0.449402842699295</text:p>
              </table:table-cell>
              <table:table-cell office:value-type="float" office:value="3.10451789411417">
                <text:p>3.10451789411417</text:p>
              </table:table-cell>
              <table:table-cell office:value-type="float" office:value="0.0176282051282051">
                <text:p>0.0176282051282051</text:p>
              </table:table-cell>
              <table:table-cell office:value-type="float" office:value="2.52082905371331">
                <text:p>2.520829053713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62679130484174">
                <text:p>0.462679130484174</text:p>
              </table:table-cell>
              <table:table-cell office:value-type="float" office:value="3.10451789411417">
                <text:p>3.10451789411417</text:p>
              </table:table-cell>
              <table:table-cell office:value-type="float" office:value="0.0181623931623931">
                <text:p>0.0181623931623931</text:p>
              </table:table-cell>
              <table:table-cell office:value-type="float" office:value="2.54195505351444">
                <text:p>2.541955053514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75955418269054">
                <text:p>0.475955418269054</text:p>
              </table:table-cell>
              <table:table-cell office:value-type="float" office:value="3.10633154227875">
                <text:p>3.10633154227875</text:p>
              </table:table-cell>
              <table:table-cell office:value-type="float" office:value="0.0186965811965811">
                <text:p>0.0186965811965811</text:p>
              </table:table-cell>
              <table:table-cell office:value-type="float" office:value="2.55585420244639">
                <text:p>2.555854202446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89231706053934">
                <text:p>0.489231706053934</text:p>
              </table:table-cell>
              <table:table-cell office:value-type="float" office:value="3.11539978310165">
                <text:p>3.11539978310165</text:p>
              </table:table-cell>
              <table:table-cell office:value-type="float" office:value="0.0192307692307693">
                <text:p>0.0192307692307693</text:p>
              </table:table-cell>
              <table:table-cell office:value-type="float" office:value="2.56343907042543">
                <text:p>2.5634390704254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02507993838813">
                <text:p>0.502507993838813</text:p>
              </table:table-cell>
              <table:table-cell office:value-type="float" office:value="3.11539978310165">
                <text:p>3.11539978310165</text:p>
              </table:table-cell>
              <table:table-cell office:value-type="float" office:value="0.0197649572649572">
                <text:p>0.0197649572649572</text:p>
              </table:table-cell>
              <table:table-cell office:value-type="float" office:value="2.56890022518785">
                <text:p>2.568900225187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15784281623693">
                <text:p>0.515784281623693</text:p>
              </table:table-cell>
              <table:table-cell office:value-type="float" office:value="3.11539978310165">
                <text:p>3.11539978310165</text:p>
              </table:table-cell>
              <table:table-cell office:value-type="float" office:value="0.0202991452991452">
                <text:p>0.0202991452991452</text:p>
              </table:table-cell>
              <table:table-cell office:value-type="float" office:value="2.56989678176605">
                <text:p>2.569896781766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29060569408573">
                <text:p>0.529060569408573</text:p>
              </table:table-cell>
              <table:table-cell office:value-type="float" office:value="3.11539978310165">
                <text:p>3.11539978310165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2.57139351308775">
                <text:p>2.571393513087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42336857193453">
                <text:p>0.542336857193453</text:p>
              </table:table-cell>
              <table:table-cell office:value-type="float" office:value="3.12084072759539">
                <text:p>3.12084072759539</text:p>
              </table:table-cell>
              <table:table-cell office:value-type="float" office:value="0.0213675213675213">
                <text:p>0.0213675213675213</text:p>
              </table:table-cell>
              <table:table-cell office:value-type="float" office:value="2.57288536236318">
                <text:p>2.572885362363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55613144978332">
                <text:p>0.555613144978332</text:p>
              </table:table-cell>
              <table:table-cell office:value-type="float" office:value="3.12628167208913">
                <text:p>3.12628167208913</text:p>
              </table:table-cell>
              <table:table-cell office:value-type="float" office:value="0.0219017094017094">
                <text:p>0.0219017094017094</text:p>
              </table:table-cell>
              <table:table-cell office:value-type="float" office:value="2.57330041837734">
                <text:p>2.573300418377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68889432763212">
                <text:p>0.568889432763212</text:p>
              </table:table-cell>
              <table:table-cell office:value-type="float" office:value="3.12628167208913">
                <text:p>3.12628167208913</text:p>
              </table:table-cell>
              <table:table-cell office:value-type="float" office:value="0.0224358974358975">
                <text:p>0.0224358974358975</text:p>
              </table:table-cell>
              <table:table-cell office:value-type="float" office:value="2.57483698061769">
                <text:p>2.574836980617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82165720548092">
                <text:p>0.582165720548092</text:p>
              </table:table-cell>
              <table:table-cell office:value-type="float" office:value="3.12628167208913">
                <text:p>3.12628167208913</text:p>
              </table:table-cell>
              <table:table-cell office:value-type="float" office:value="0.0229700854700854">
                <text:p>0.0229700854700854</text:p>
              </table:table-cell>
              <table:table-cell office:value-type="float" office:value="2.57725952848648">
                <text:p>2.577259528486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95442008332971">
                <text:p>0.595442008332971</text:p>
              </table:table-cell>
              <table:table-cell office:value-type="float" office:value="3.12990896841829">
                <text:p>3.12990896841829</text:p>
              </table:table-cell>
              <table:table-cell office:value-type="float" office:value="0.0235042735042734">
                <text:p>0.0235042735042734</text:p>
              </table:table-cell>
              <table:table-cell office:value-type="float" office:value="2.57813942822527">
                <text:p>2.578139428225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608718296117851">
                <text:p>0.608718296117851</text:p>
              </table:table-cell>
              <table:table-cell office:value-type="float" office:value="3.13716356107661">
                <text:p>3.13716356107661</text:p>
              </table:table-cell>
              <table:table-cell office:value-type="float" office:value="0.0240384615384615">
                <text:p>0.0240384615384615</text:p>
              </table:table-cell>
              <table:table-cell office:value-type="float" office:value="2.5780959151997">
                <text:p>2.57809591519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21994583902731">
                <text:p>0.621994583902731</text:p>
              </table:table-cell>
              <table:table-cell office:value-type="float" office:value="3.13716356107661">
                <text:p>3.13716356107661</text:p>
              </table:table-cell>
              <table:table-cell office:value-type="float" office:value="0.0245726495726496">
                <text:p>0.0245726495726496</text:p>
              </table:table-cell>
              <table:table-cell office:value-type="float" office:value="2.57917440304047">
                <text:p>2.579174403040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63527087168761">
                <text:p>0.63527087168761</text:p>
              </table:table-cell>
              <table:table-cell office:value-type="float" office:value="3.13716356107661">
                <text:p>3.13716356107661</text:p>
              </table:table-cell>
              <table:table-cell office:value-type="float" office:value="0.0251068376068376">
                <text:p>0.0251068376068376</text:p>
              </table:table-cell>
              <table:table-cell office:value-type="float" office:value="2.58286110639698">
                <text:p>2.582861106396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64854715947249">
                <text:p>0.64854715947249</text:p>
              </table:table-cell>
              <table:table-cell office:value-type="float" office:value="3.13716356107661">
                <text:p>3.13716356107661</text:p>
              </table:table-cell>
              <table:table-cell office:value-type="float" office:value="0.0256410256410257">
                <text:p>0.0256410256410257</text:p>
              </table:table-cell>
              <table:table-cell office:value-type="float" office:value="2.58886853508507">
                <text:p>2.588868535085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66182344725737">
                <text:p>0.66182344725737</text:p>
              </table:table-cell>
              <table:table-cell office:value-type="float" office:value="3.13716356107661">
                <text:p>3.13716356107661</text:p>
              </table:table-cell>
              <table:table-cell office:value-type="float" office:value="0.0261752136752136">
                <text:p>0.0261752136752136</text:p>
              </table:table-cell>
              <table:table-cell office:value-type="float" office:value="2.59050023715717">
                <text:p>2.590500237157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67509973504225">
                <text:p>0.67509973504225</text:p>
              </table:table-cell>
              <table:table-cell office:value-type="float" office:value="3.14532497781721">
                <text:p>3.14532497781721</text:p>
              </table:table-cell>
              <table:table-cell office:value-type="float" office:value="0.0267094017094016">
                <text:p>0.0267094017094016</text:p>
              </table:table-cell>
              <table:table-cell office:value-type="float" office:value="2.59201075452228">
                <text:p>2.592010754522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688376022827129">
                <text:p>0.688376022827129</text:p>
              </table:table-cell>
              <table:table-cell office:value-type="float" office:value="3.14804545006408">
                <text:p>3.14804545006408</text:p>
              </table:table-cell>
              <table:table-cell office:value-type="float" office:value="0.0272435897435897">
                <text:p>0.0272435897435897</text:p>
              </table:table-cell>
              <table:table-cell office:value-type="float" office:value="2.59344009553498">
                <text:p>2.593440095534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701652310612009">
                <text:p>0.701652310612009</text:p>
              </table:table-cell>
              <table:table-cell office:value-type="float" office:value="3.14804545006408">
                <text:p>3.14804545006408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2.59482826854984">
                <text:p>2.5948282685498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714928598396889">
                <text:p>0.714928598396889</text:p>
              </table:table-cell>
              <table:table-cell office:value-type="float" office:value="3.14804545006408">
                <text:p>3.14804545006408</text:p>
              </table:table-cell>
              <table:table-cell office:value-type="float" office:value="0.0283119658119658">
                <text:p>0.0283119658119658</text:p>
              </table:table-cell>
              <table:table-cell office:value-type="float" office:value="2.59621528192143">
                <text:p>2.5962152819214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728204886181768">
                <text:p>0.728204886181768</text:p>
              </table:table-cell>
              <table:table-cell office:value-type="float" office:value="3.14804545006408">
                <text:p>3.14804545006408</text:p>
              </table:table-cell>
              <table:table-cell office:value-type="float" office:value="0.0288461538461539">
                <text:p>0.0288461538461539</text:p>
              </table:table-cell>
              <table:table-cell office:value-type="float" office:value="2.59764114400434">
                <text:p>2.5976411440043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741481173966648">
                <text:p>0.741481173966648</text:p>
              </table:table-cell>
              <table:table-cell office:value-type="float" office:value="3.14804545006408">
                <text:p>3.14804545006408</text:p>
              </table:table-cell>
              <table:table-cell office:value-type="float" office:value="0.0293803418803418">
                <text:p>0.0293803418803418</text:p>
              </table:table-cell>
              <table:table-cell office:value-type="float" office:value="2.59914586315314">
                <text:p>2.599145863153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54757461751528">
                <text:p>0.754757461751528</text:p>
              </table:table-cell>
              <table:table-cell office:value-type="float" office:value="3.15167274639324">
                <text:p>3.15167274639324</text:p>
              </table:table-cell>
              <table:table-cell office:value-type="float" office:value="0.0299145299145298">
                <text:p>0.0299145299145298</text:p>
              </table:table-cell>
              <table:table-cell office:value-type="float" office:value="2.6007694477224">
                <text:p>2.60076944772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68033749536407">
                <text:p>0.768033749536407</text:p>
              </table:table-cell>
              <table:table-cell office:value-type="float" office:value="3.15892733905156">
                <text:p>3.15892733905156</text:p>
              </table:table-cell>
              <table:table-cell office:value-type="float" office:value="0.030448717948718">
                <text:p>0.030448717948718</text:p>
              </table:table-cell>
              <table:table-cell office:value-type="float" office:value="2.60253111523326">
                <text:p>2.602531115233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81310037321287">
                <text:p>0.781310037321287</text:p>
              </table:table-cell>
              <table:table-cell office:value-type="float" office:value="3.15892733905156">
                <text:p>3.15892733905156</text:p>
              </table:table-cell>
              <table:table-cell office:value-type="float" office:value="0.030982905982906">
                <text:p>0.030982905982906</text:p>
              </table:table-cell>
              <table:table-cell office:value-type="float" office:value="2.60432022470005">
                <text:p>2.604320224700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794586325106167">
                <text:p>0.794586325106167</text:p>
              </table:table-cell>
              <table:table-cell office:value-type="float" office:value="3.15892733905156">
                <text:p>3.15892733905156</text:p>
              </table:table-cell>
              <table:table-cell office:value-type="float" office:value="0.031517094017094">
                <text:p>0.031517094017094</text:p>
              </table:table-cell>
              <table:table-cell office:value-type="float" office:value="2.60611238266648">
                <text:p>2.606112382666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807862612891047">
                <text:p>0.807862612891047</text:p>
              </table:table-cell>
              <table:table-cell office:value-type="float" office:value="3.15892733905156">
                <text:p>3.15892733905156</text:p>
              </table:table-cell>
              <table:table-cell office:value-type="float" office:value="0.0320512820512821">
                <text:p>0.0320512820512821</text:p>
              </table:table-cell>
              <table:table-cell office:value-type="float" office:value="2.6079057388994">
                <text:p>2.607905738899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821138900675926">
                <text:p>0.821138900675926</text:p>
              </table:table-cell>
              <table:table-cell office:value-type="float" office:value="3.15892733905156">
                <text:p>3.15892733905156</text:p>
              </table:table-cell>
              <table:table-cell office:value-type="float" office:value="0.03258547008547">
                <text:p>0.03258547008547</text:p>
              </table:table-cell>
              <table:table-cell office:value-type="float" office:value="2.60969844316567">
                <text:p>2.609698443165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834415188460806">
                <text:p>0.834415188460806</text:p>
              </table:table-cell>
              <table:table-cell office:value-type="float" office:value="3.15892733905156">
                <text:p>3.15892733905156</text:p>
              </table:table-cell>
              <table:table-cell office:value-type="float" office:value="0.0331196581196581">
                <text:p>0.0331196581196581</text:p>
              </table:table-cell>
              <table:table-cell office:value-type="float" office:value="2.61148864523213">
                <text:p>2.6114886452321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847691476245686">
                <text:p>0.847691476245686</text:p>
              </table:table-cell>
              <table:table-cell office:value-type="float" office:value="3.16799557987446">
                <text:p>3.16799557987446</text:p>
              </table:table-cell>
              <table:table-cell office:value-type="float" office:value="0.0336538461538462">
                <text:p>0.0336538461538462</text:p>
              </table:table-cell>
              <table:table-cell office:value-type="float" office:value="2.61327449486565">
                <text:p>2.613274494865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860967764030565">
                <text:p>0.860967764030565</text:p>
              </table:table-cell>
              <table:table-cell office:value-type="float" office:value="3.16799557987446">
                <text:p>3.16799557987446</text:p>
              </table:table-cell>
              <table:table-cell office:value-type="float" office:value="0.0341880341880342">
                <text:p>0.0341880341880342</text:p>
              </table:table-cell>
              <table:table-cell office:value-type="float" office:value="2.61505414183308">
                <text:p>2.615054141833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874244051815445">
                <text:p>0.874244051815445</text:p>
              </table:table-cell>
              <table:table-cell office:value-type="float" office:value="3.16980922803904">
                <text:p>3.16980922803904</text:p>
              </table:table-cell>
              <table:table-cell office:value-type="float" office:value="0.0347222222222222">
                <text:p>0.0347222222222222</text:p>
              </table:table-cell>
              <table:table-cell office:value-type="float" office:value="2.61682573590126">
                <text:p>2.6168257359012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887520339600325">
                <text:p>0.887520339600325</text:p>
              </table:table-cell>
              <table:table-cell office:value-type="float" office:value="3.16980922803904">
                <text:p>3.16980922803904</text:p>
              </table:table-cell>
              <table:table-cell office:value-type="float" office:value="0.0352564102564102">
                <text:p>0.0352564102564102</text:p>
              </table:table-cell>
              <table:table-cell office:value-type="float" office:value="2.61858846946116">
                <text:p>2.618588469461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00796627385204">
                <text:p>0.900796627385204</text:p>
              </table:table-cell>
              <table:table-cell office:value-type="float" office:value="3.16980922803904">
                <text:p>3.16980922803904</text:p>
              </table:table-cell>
              <table:table-cell office:value-type="float" office:value="0.0357905982905982">
                <text:p>0.0357905982905982</text:p>
              </table:table-cell>
              <table:table-cell office:value-type="float" office:value="2.62034944764204">
                <text:p>2.620349447642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14072915170084">
                <text:p>0.914072915170084</text:p>
              </table:table-cell>
              <table:table-cell office:value-type="float" office:value="3.16980922803904">
                <text:p>3.16980922803904</text:p>
              </table:table-cell>
              <table:table-cell office:value-type="float" office:value="0.0363247863247863">
                <text:p>0.0363247863247863</text:p>
              </table:table-cell>
              <table:table-cell office:value-type="float" office:value="2.62210998617202">
                <text:p>2.622109986172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27349202954964">
                <text:p>0.927349202954964</text:p>
              </table:table-cell>
              <table:table-cell office:value-type="float" office:value="3.16980922803904">
                <text:p>3.16980922803904</text:p>
              </table:table-cell>
              <table:table-cell office:value-type="float" office:value="0.0368589743589743">
                <text:p>0.0368589743589743</text:p>
              </table:table-cell>
              <table:table-cell office:value-type="float" office:value="2.62386960968275">
                <text:p>2.623869609682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40625490739844">
                <text:p>0.940625490739844</text:p>
              </table:table-cell>
              <table:table-cell office:value-type="float" office:value="3.17162287620362">
                <text:p>3.17162287620362</text:p>
              </table:table-cell>
              <table:table-cell office:value-type="float" office:value="0.0373931623931624">
                <text:p>0.0373931623931624</text:p>
              </table:table-cell>
              <table:table-cell office:value-type="float" office:value="2.62562784280589">
                <text:p>2.625627842805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52795421209317">
                <text:p>0.952795421209317</text:p>
              </table:table-cell>
              <table:table-cell office:value-type="float" office:value="3.18069111702652">
                <text:p>3.18069111702652</text:p>
              </table:table-cell>
              <table:table-cell office:value-type="float" office:value="0.0379273504273504">
                <text:p>0.0379273504273504</text:p>
              </table:table-cell>
              <table:table-cell office:value-type="float" office:value="2.62738421017309">
                <text:p>2.6273842101730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63858994363383">
                <text:p>0.963858994363383</text:p>
              </table:table-cell>
              <table:table-cell office:value-type="float" office:value="3.18069111702652">
                <text:p>3.18069111702652</text:p>
              </table:table-cell>
              <table:table-cell office:value-type="float" office:value="0.0384615384615384">
                <text:p>0.0384615384615384</text:p>
              </table:table-cell>
              <table:table-cell office:value-type="float" office:value="2.62913823641601">
                <text:p>2.629138236416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7160349557123">
                <text:p>0.97160349557123</text:p>
              </table:table-cell>
              <table:table-cell office:value-type="float" office:value="3.18069111702652">
                <text:p>3.18069111702652</text:p>
              </table:table-cell>
              <table:table-cell office:value-type="float" office:value="0.0389957264957265">
                <text:p>0.0389957264957265</text:p>
              </table:table-cell>
              <table:table-cell office:value-type="float" office:value="2.63088944616629">
                <text:p>2.6308894461662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80296303049425">
                <text:p>0.980296303049425</text:p>
              </table:table-cell>
              <table:table-cell office:value-type="float" office:value="3.18069111702652">
                <text:p>3.18069111702652</text:p>
              </table:table-cell>
              <table:table-cell office:value-type="float" office:value="0.0395299145299145">
                <text:p>0.0395299145299145</text:p>
              </table:table-cell>
              <table:table-cell office:value-type="float" office:value="2.63263736405559">
                <text:p>2.6326373640555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85986140671516">
                <text:p>0.985986140671516</text:p>
              </table:table-cell>
              <table:table-cell office:value-type="float" office:value="3.18069111702652">
                <text:p>3.18069111702652</text:p>
              </table:table-cell>
              <table:table-cell office:value-type="float" office:value="0.0400641025641025">
                <text:p>0.0400641025641025</text:p>
              </table:table-cell>
              <table:table-cell office:value-type="float" office:value="2.63438085962459">
                <text:p>2.6343808596245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9004278416134">
                <text:p>0.99004278416134</text:p>
              </table:table-cell>
              <table:table-cell office:value-type="float" office:value="3.191573006014">
                <text:p>3.191573006014</text:p>
              </table:table-cell>
              <table:table-cell office:value-type="float" office:value="0.0405982905982906">
                <text:p>0.0405982905982906</text:p>
              </table:table-cell>
              <table:table-cell office:value-type="float" office:value="2.6361131061832">
                <text:p>2.63611310618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92993070335758">
                <text:p>0.992993070335758</text:p>
              </table:table-cell>
              <table:table-cell office:value-type="float" office:value="3.191573006014">
                <text:p>3.191573006014</text:p>
              </table:table-cell>
              <table:table-cell office:value-type="float" office:value="0.0411324786324786">
                <text:p>0.0411324786324786</text:p>
              </table:table-cell>
              <table:table-cell office:value-type="float" office:value="2.63783319690289">
                <text:p>2.6378331969028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95943356510176">
                <text:p>0.995943356510176</text:p>
              </table:table-cell>
              <table:table-cell office:value-type="float" office:value="3.191573006014">
                <text:p>3.191573006014</text:p>
              </table:table-cell>
              <table:table-cell office:value-type="float" office:value="0.0416666666666666">
                <text:p>0.0416666666666666</text:p>
              </table:table-cell>
              <table:table-cell office:value-type="float" office:value="2.63954212822741">
                <text:p>2.6395421282274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98819885530233">
                <text:p>0.998819885530233</text:p>
              </table:table-cell>
              <table:table-cell office:value-type="float" office:value="3.19882759867232">
                <text:p>3.19882759867232</text:p>
              </table:table-cell>
              <table:table-cell office:value-type="float" office:value="0.0422008547008547">
                <text:p>0.0422008547008547</text:p>
              </table:table-cell>
              <table:table-cell office:value-type="float" office:value="2.64124089660051">
                <text:p>2.6412408966005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  <table:table-cell office:value-type="float" office:value="3.24054150645766">
                <text:p>3.24054150645766</text:p>
              </table:table-cell>
              <table:table-cell office:value-type="float" office:value="0.0427350427350427">
                <text:p>0.0427350427350427</text:p>
              </table:table-cell>
              <table:table-cell office:value-type="float" office:value="2.64293049846594">
                <text:p>2.642930498465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32692307692307">
                <text:p>0.0432692307692307</text:p>
              </table:table-cell>
              <table:table-cell office:value-type="float" office:value="2.64461193026743">
                <text:p>2.644611930267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38034188034188">
                <text:p>0.0438034188034188</text:p>
              </table:table-cell>
              <table:table-cell office:value-type="float" office:value="2.64628618844875">
                <text:p>2.646286188448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43376068376068">
                <text:p>0.0443376068376068</text:p>
              </table:table-cell>
              <table:table-cell office:value-type="float" office:value="2.64795426945363">
                <text:p>2.647954269453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48717948717948">
                <text:p>0.0448717948717948</text:p>
              </table:table-cell>
              <table:table-cell office:value-type="float" office:value="2.64961657261287">
                <text:p>2.649616572612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54059829059829">
                <text:p>0.0454059829059829</text:p>
              </table:table-cell>
              <table:table-cell office:value-type="float" office:value="2.65126532379931">
                <text:p>2.651265323799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59401709401709">
                <text:p>0.0459401709401709</text:p>
              </table:table-cell>
              <table:table-cell office:value-type="float" office:value="2.65289704253916">
                <text:p>2.652897042539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64743589743589">
                <text:p>0.0464743589743589</text:p>
              </table:table-cell>
              <table:table-cell office:value-type="float" office:value="2.65451069093377">
                <text:p>2.654510690933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7008547008547">
                <text:p>0.047008547008547</text:p>
              </table:table-cell>
              <table:table-cell office:value-type="float" office:value="2.65610523108451">
                <text:p>2.656105231084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7542735042735">
                <text:p>0.047542735042735</text:p>
              </table:table-cell>
              <table:table-cell office:value-type="float" office:value="2.65767962509273">
                <text:p>2.657679625092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8076923076923">
                <text:p>0.048076923076923</text:p>
              </table:table-cell>
              <table:table-cell office:value-type="float" office:value="2.65923283505981">
                <text:p>2.659232835059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86111111111111">
                <text:p>0.0486111111111111</text:p>
              </table:table-cell>
              <table:table-cell office:value-type="float" office:value="2.6607638230871">
                <text:p>2.66076382308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91452991452991">
                <text:p>0.0491452991452991</text:p>
              </table:table-cell>
              <table:table-cell office:value-type="float" office:value="2.66227155127597">
                <text:p>2.662271551275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96794871794871">
                <text:p>0.0496794871794871</text:p>
              </table:table-cell>
              <table:table-cell office:value-type="float" office:value="2.66375545332004">
                <text:p>2.663755453320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02136752136753">
                <text:p>0.0502136752136753</text:p>
              </table:table-cell>
              <table:table-cell office:value-type="float" office:value="2.6652237561972">
                <text:p>2.66522375619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07478632478632">
                <text:p>0.0507478632478632</text:p>
              </table:table-cell>
              <table:table-cell office:value-type="float" office:value="2.66668018931222">
                <text:p>2.666680189312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12820512820512">
                <text:p>0.0512820512820512</text:p>
              </table:table-cell>
              <table:table-cell office:value-type="float" office:value="2.66812527210479">
                <text:p>2.668125272104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18162393162392">
                <text:p>0.0518162393162392</text:p>
              </table:table-cell>
              <table:table-cell office:value-type="float" office:value="2.66955952401465">
                <text:p>2.669559524014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23504273504273">
                <text:p>0.0523504273504273</text:p>
              </table:table-cell>
              <table:table-cell office:value-type="float" office:value="2.67098346448149">
                <text:p>2.670983464481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28846153846154">
                <text:p>0.0528846153846154</text:p>
              </table:table-cell>
              <table:table-cell office:value-type="float" office:value="2.67239761294504">
                <text:p>2.672397612945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34188034188035">
                <text:p>0.0534188034188035</text:p>
              </table:table-cell>
              <table:table-cell office:value-type="float" office:value="2.67380248884501">
                <text:p>2.673802488845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39529914529914">
                <text:p>0.0539529914529914</text:p>
              </table:table-cell>
              <table:table-cell office:value-type="float" office:value="2.6751986116211">
                <text:p>2.67519861162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44871794871794">
                <text:p>0.0544871794871794</text:p>
              </table:table-cell>
              <table:table-cell office:value-type="float" office:value="2.67658643037854">
                <text:p>2.676586430378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50213675213674">
                <text:p>0.0550213675213674</text:p>
              </table:table-cell>
              <table:table-cell office:value-type="float" office:value="2.67796500365909">
                <text:p>2.677965003659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2.67933562527834">
                <text:p>2.679335625278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60897435897436">
                <text:p>0.0560897435897436</text:p>
              </table:table-cell>
              <table:table-cell office:value-type="float" office:value="2.68070063173831">
                <text:p>2.680700631738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66239316239316">
                <text:p>0.0566239316239316</text:p>
              </table:table-cell>
              <table:table-cell office:value-type="float" office:value="2.68206235954101">
                <text:p>2.682062359541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71581196581196">
                <text:p>0.0571581196581196</text:p>
              </table:table-cell>
              <table:table-cell office:value-type="float" office:value="2.68342314518848">
                <text:p>2.683423145188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76923076923076">
                <text:p>0.0576923076923076</text:p>
              </table:table-cell>
              <table:table-cell office:value-type="float" office:value="2.68478532518273">
                <text:p>2.684785325182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82264957264956">
                <text:p>0.0582264957264956</text:p>
              </table:table-cell>
              <table:table-cell office:value-type="float" office:value="2.68615123602578">
                <text:p>2.686151236025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87606837606838">
                <text:p>0.0587606837606838</text:p>
              </table:table-cell>
              <table:table-cell office:value-type="float" office:value="2.68752321421966">
                <text:p>2.687523214219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92948717948718">
                <text:p>0.0592948717948718</text:p>
              </table:table-cell>
              <table:table-cell office:value-type="float" office:value="2.68890362643126">
                <text:p>2.688903626431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98290598290598">
                <text:p>0.0598290598290598</text:p>
              </table:table-cell>
              <table:table-cell office:value-type="float" office:value="2.69029537704703">
                <text:p>2.690295377047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03632478632478">
                <text:p>0.0603632478632478</text:p>
              </table:table-cell>
              <table:table-cell office:value-type="float" office:value="2.691698639819">
                <text:p>2.691698639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08974358974358">
                <text:p>0.0608974358974358</text:p>
              </table:table-cell>
              <table:table-cell office:value-type="float" office:value="2.69311252271256">
                <text:p>2.693112522712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14316239316239">
                <text:p>0.0614316239316239</text:p>
              </table:table-cell>
              <table:table-cell office:value-type="float" office:value="2.69453613369307">
                <text:p>2.694536133693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1965811965812">
                <text:p>0.061965811965812</text:p>
              </table:table-cell>
              <table:table-cell office:value-type="float" office:value="2.69596858072594">
                <text:p>2.695968580725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25">
                <text:p>0.0625</text:p>
              </table:table-cell>
              <table:table-cell office:value-type="float" office:value="2.69740897177655">
                <text:p>2.697408971776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3034188034188">
                <text:p>0.063034188034188</text:p>
              </table:table-cell>
              <table:table-cell office:value-type="float" office:value="2.69885641481027">
                <text:p>2.698856414810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3568376068376">
                <text:p>0.063568376068376</text:p>
              </table:table-cell>
              <table:table-cell office:value-type="float" office:value="2.7003100177925">
                <text:p>2.70031001779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41025641025641">
                <text:p>0.0641025641025641</text:p>
              </table:table-cell>
              <table:table-cell office:value-type="float" office:value="2.70176961911707">
                <text:p>2.701769619117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46367521367521">
                <text:p>0.0646367521367521</text:p>
              </table:table-cell>
              <table:table-cell office:value-type="float" office:value="2.70328937654856">
                <text:p>2.703289376548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51709401709402">
                <text:p>0.0651709401709402</text:p>
              </table:table-cell>
              <table:table-cell office:value-type="float" office:value="2.70488648901389">
                <text:p>2.704886489013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57051282051282">
                <text:p>0.0657051282051282</text:p>
              </table:table-cell>
              <table:table-cell office:value-type="float" office:value="2.7065371775984">
                <text:p>2.70653717759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62393162393162">
                <text:p>0.0662393162393162</text:p>
              </table:table-cell>
              <table:table-cell office:value-type="float" office:value="2.7082176633874">
                <text:p>2.70821766338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67735042735043">
                <text:p>0.0667735042735043</text:p>
              </table:table-cell>
              <table:table-cell office:value-type="float" office:value="2.70990416746623">
                <text:p>2.709904167466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73076923076923">
                <text:p>0.0673076923076923</text:p>
              </table:table-cell>
              <table:table-cell office:value-type="float" office:value="2.71157291092022">
                <text:p>2.711572910920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78418803418803">
                <text:p>0.0678418803418803</text:p>
              </table:table-cell>
              <table:table-cell office:value-type="float" office:value="2.71320011483468">
                <text:p>2.713200114834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83760683760684">
                <text:p>0.0683760683760684</text:p>
              </table:table-cell>
              <table:table-cell office:value-type="float" office:value="2.71476200029495">
                <text:p>2.714762000294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89102564102564">
                <text:p>0.0689102564102564</text:p>
              </table:table-cell>
              <table:table-cell office:value-type="float" office:value="2.71623500439166">
                <text:p>2.716235004391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94444444444444">
                <text:p>0.0694444444444444</text:p>
              </table:table-cell>
              <table:table-cell office:value-type="float" office:value="2.71764946855647">
                <text:p>2.717649468556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99786324786325">
                <text:p>0.0699786324786325</text:p>
              </table:table-cell>
              <table:table-cell office:value-type="float" office:value="2.71904101297053">
                <text:p>2.719041012970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05128205128205">
                <text:p>0.0705128205128205</text:p>
              </table:table-cell>
              <table:table-cell office:value-type="float" office:value="2.7204112732952">
                <text:p>2.72041127329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10470085470085">
                <text:p>0.0710470085470085</text:p>
              </table:table-cell>
              <table:table-cell office:value-type="float" office:value="2.72176188519184">
                <text:p>2.721761885191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15811965811966">
                <text:p>0.0715811965811966</text:p>
              </table:table-cell>
              <table:table-cell office:value-type="float" office:value="2.72309448432179">
                <text:p>2.72309448432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21153846153846">
                <text:p>0.0721153846153846</text:p>
              </table:table-cell>
              <table:table-cell office:value-type="float" office:value="2.72441070634643">
                <text:p>2.724410706346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26495726495726">
                <text:p>0.0726495726495726</text:p>
              </table:table-cell>
              <table:table-cell office:value-type="float" office:value="2.72571218692709">
                <text:p>2.725712186927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31837606837607">
                <text:p>0.0731837606837607</text:p>
              </table:table-cell>
              <table:table-cell office:value-type="float" office:value="2.72700056172515">
                <text:p>2.727000561725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37179487179487">
                <text:p>0.0737179487179487</text:p>
              </table:table-cell>
              <table:table-cell office:value-type="float" office:value="2.72827746518089">
                <text:p>2.728277465180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2521367521367">
                <text:p>0.0742521367521367</text:p>
              </table:table-cell>
              <table:table-cell office:value-type="float" office:value="2.72954180076107">
                <text:p>2.729541800761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7863247863247">
                <text:p>0.0747863247863247</text:p>
              </table:table-cell>
              <table:table-cell office:value-type="float" office:value="2.73079401707723">
                <text:p>2.730794017077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53205128205128">
                <text:p>0.0753205128205128</text:p>
              </table:table-cell>
              <table:table-cell office:value-type="float" office:value="2.73203771298801">
                <text:p>2.732037712988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58547008547008">
                <text:p>0.0758547008547008</text:p>
              </table:table-cell>
              <table:table-cell office:value-type="float" office:value="2.73327648735207">
                <text:p>2.733276487352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63888888888888">
                <text:p>0.0763888888888888</text:p>
              </table:table-cell>
              <table:table-cell office:value-type="float" office:value="2.73451393902804">
                <text:p>2.734513939028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2.73575366687458">
                <text:p>2.735753666874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74572649572649">
                <text:p>0.0774572649572649</text:p>
              </table:table-cell>
              <table:table-cell office:value-type="float" office:value="2.73699926975034">
                <text:p>2.736999269750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79914529914529">
                <text:p>0.0779914529914529</text:p>
              </table:table-cell>
              <table:table-cell office:value-type="float" office:value="2.73825434651396">
                <text:p>2.738254346513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8525641025641">
                <text:p>0.078525641025641</text:p>
              </table:table-cell>
              <table:table-cell office:value-type="float" office:value="2.7395224960241">
                <text:p>2.73952249602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9059829059829">
                <text:p>0.079059829059829</text:p>
              </table:table-cell>
              <table:table-cell office:value-type="float" office:value="2.74082086772967">
                <text:p>2.740820867729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9594017094017">
                <text:p>0.079594017094017</text:p>
              </table:table-cell>
              <table:table-cell office:value-type="float" office:value="2.74215802896117">
                <text:p>2.742158028961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01282051282051">
                <text:p>0.0801282051282051</text:p>
              </table:table-cell>
              <table:table-cell office:value-type="float" office:value="2.74352178154786">
                <text:p>2.743521781547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06623931623931">
                <text:p>0.0806623931623931</text:p>
              </table:table-cell>
              <table:table-cell office:value-type="float" office:value="2.74489991265106">
                <text:p>2.744899912651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11965811965812">
                <text:p>0.0811965811965812</text:p>
              </table:table-cell>
              <table:table-cell office:value-type="float" office:value="2.74628020943211">
                <text:p>2.746280209432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17307692307692">
                <text:p>0.0817307692307692</text:p>
              </table:table-cell>
              <table:table-cell office:value-type="float" office:value="2.74765045905233">
                <text:p>2.747650459052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22649572649572">
                <text:p>0.0822649572649572</text:p>
              </table:table-cell>
              <table:table-cell office:value-type="float" office:value="2.74899844867304">
                <text:p>2.748998448673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27991452991452">
                <text:p>0.0827991452991452</text:p>
              </table:table-cell>
              <table:table-cell office:value-type="float" office:value="2.75031196545557">
                <text:p>2.750311965455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2.75157879656124">
                <text:p>2.751578796561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38675213675214">
                <text:p>0.0838675213675214</text:p>
              </table:table-cell>
              <table:table-cell office:value-type="float" office:value="2.75279165327618">
                <text:p>2.752791653276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44017094017094">
                <text:p>0.0844017094017094</text:p>
              </table:table-cell>
              <table:table-cell office:value-type="float" office:value="2.75395906269801">
                <text:p>2.753959062698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49358974358974">
                <text:p>0.0849358974358974</text:p>
              </table:table-cell>
              <table:table-cell office:value-type="float" office:value="2.7550917268424">
                <text:p>2.75509172684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54700854700854">
                <text:p>0.0854700854700854</text:p>
              </table:table-cell>
              <table:table-cell office:value-type="float" office:value="2.75620033514139">
                <text:p>2.75620033514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60042735042734">
                <text:p>0.0860042735042734</text:p>
              </table:table-cell>
              <table:table-cell office:value-type="float" office:value="2.75729557702699">
                <text:p>2.75729557702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65384615384616">
                <text:p>0.0865384615384616</text:p>
              </table:table-cell>
              <table:table-cell office:value-type="float" office:value="2.75838814193122">
                <text:p>2.758388141931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70726495726496">
                <text:p>0.0870726495726496</text:p>
              </table:table-cell>
              <table:table-cell office:value-type="float" office:value="2.75948871928611">
                <text:p>2.759488719286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76068376068376">
                <text:p>0.0876068376068376</text:p>
              </table:table-cell>
              <table:table-cell office:value-type="float" office:value="2.76060799852367">
                <text:p>2.760607998523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81410256410256">
                <text:p>0.0881410256410256</text:p>
              </table:table-cell>
              <table:table-cell office:value-type="float" office:value="2.76175666907592">
                <text:p>2.761756669075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86752136752136">
                <text:p>0.0886752136752136</text:p>
              </table:table-cell>
              <table:table-cell office:value-type="float" office:value="2.76294514267256">
                <text:p>2.762945142672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92094017094016">
                <text:p>0.0892094017094016</text:p>
              </table:table-cell>
              <table:table-cell office:value-type="float" office:value="2.76417029164126">
                <text:p>2.764170291641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97435897435898">
                <text:p>0.0897435897435898</text:p>
              </table:table-cell>
              <table:table-cell office:value-type="float" office:value="2.76541995757883">
                <text:p>2.765419957578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02777777777778">
                <text:p>0.0902777777777778</text:p>
              </table:table-cell>
              <table:table-cell office:value-type="float" office:value="2.76668192500092">
                <text:p>2.766681925000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08119658119658">
                <text:p>0.0908119658119658</text:p>
              </table:table-cell>
              <table:table-cell office:value-type="float" office:value="2.7679439784232">
                <text:p>2.76794397842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13461538461537">
                <text:p>0.0913461538461537</text:p>
              </table:table-cell>
              <table:table-cell office:value-type="float" office:value="2.76919390236132">
                <text:p>2.769193902361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18803418803418">
                <text:p>0.0918803418803418</text:p>
              </table:table-cell>
              <table:table-cell office:value-type="float" office:value="2.77041948133094">
                <text:p>2.770419481330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24145299145299">
                <text:p>0.0924145299145299</text:p>
              </table:table-cell>
              <table:table-cell office:value-type="float" office:value="2.77160849984773">
                <text:p>2.771608499847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2948717948718">
                <text:p>0.092948717948718</text:p>
              </table:table-cell>
              <table:table-cell office:value-type="float" office:value="2.77274874242733">
                <text:p>2.772748742427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3482905982906">
                <text:p>0.093482905982906</text:p>
              </table:table-cell>
              <table:table-cell office:value-type="float" office:value="2.7738369454802">
                <text:p>2.77383694548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4017094017094">
                <text:p>0.094017094017094</text:p>
              </table:table-cell>
              <table:table-cell office:value-type="float" office:value="2.77488754466632">
                <text:p>2.774887544666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45512820512819">
                <text:p>0.0945512820512819</text:p>
              </table:table-cell>
              <table:table-cell office:value-type="float" office:value="2.7759058577521">
                <text:p>2.77590585775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50854700854701">
                <text:p>0.0950854700854701</text:p>
              </table:table-cell>
              <table:table-cell office:value-type="float" office:value="2.77689687288787">
                <text:p>2.776896872887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56196581196581">
                <text:p>0.0956196581196581</text:p>
              </table:table-cell>
              <table:table-cell office:value-type="float" office:value="2.77786557822392">
                <text:p>2.777865578223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61538461538462">
                <text:p>0.0961538461538462</text:p>
              </table:table-cell>
              <table:table-cell office:value-type="float" office:value="2.77881696191057">
                <text:p>2.778816961910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66880341880342">
                <text:p>0.0966880341880342</text:p>
              </table:table-cell>
              <table:table-cell office:value-type="float" office:value="2.77975601209812">
                <text:p>2.779756012098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72222222222222">
                <text:p>0.0972222222222222</text:p>
              </table:table-cell>
              <table:table-cell office:value-type="float" office:value="2.78068771693688">
                <text:p>2.780687716936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77564102564102">
                <text:p>0.0977564102564102</text:p>
              </table:table-cell>
              <table:table-cell office:value-type="float" office:value="2.78161706457717">
                <text:p>2.781617064577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82905982905983">
                <text:p>0.0982905982905983</text:p>
              </table:table-cell>
              <table:table-cell office:value-type="float" office:value="2.78253998723608">
                <text:p>2.782539987236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88247863247863">
                <text:p>0.0988247863247863</text:p>
              </table:table-cell>
              <table:table-cell office:value-type="float" office:value="2.78344159711644">
                <text:p>2.783441597116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93589743589743">
                <text:p>0.0993589743589743</text:p>
              </table:table-cell>
              <table:table-cell office:value-type="float" office:value="2.78432718738801">
                <text:p>2.784327187388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98931623931624">
                <text:p>0.0998931623931624</text:p>
              </table:table-cell>
              <table:table-cell office:value-type="float" office:value="2.7852028381862">
                <text:p>2.78520283818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042735042735">
                <text:p>0.10042735042735</text:p>
              </table:table-cell>
              <table:table-cell office:value-type="float" office:value="2.78607462964638">
                <text:p>2.786074629646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0961538461538">
                <text:p>0.100961538461538</text:p>
              </table:table-cell>
              <table:table-cell office:value-type="float" office:value="2.78694864190395">
                <text:p>2.786948641903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1495726495727">
                <text:p>0.101495726495727</text:p>
              </table:table-cell>
              <table:table-cell office:value-type="float" office:value="2.78783095509429">
                <text:p>2.787830955094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2029914529915">
                <text:p>0.102029914529915</text:p>
              </table:table-cell>
              <table:table-cell office:value-type="float" office:value="2.7887276493528">
                <text:p>2.78872764935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2564102564103">
                <text:p>0.102564102564103</text:p>
              </table:table-cell>
              <table:table-cell office:value-type="float" office:value="2.78964480481485">
                <text:p>2.789644804814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3098290598291">
                <text:p>0.103098290598291</text:p>
              </table:table-cell>
              <table:table-cell office:value-type="float" office:value="2.79060520569293">
                <text:p>2.790605205692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3632478632479">
                <text:p>0.103632478632479</text:p>
              </table:table-cell>
              <table:table-cell office:value-type="float" office:value="2.79164495508375">
                <text:p>2.791644955083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4166666666667">
                <text:p>0.104166666666667</text:p>
              </table:table-cell>
              <table:table-cell office:value-type="float" office:value="2.79274390192259">
                <text:p>2.79274390192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4700854700855">
                <text:p>0.104700854700855</text:p>
              </table:table-cell>
              <table:table-cell office:value-type="float" office:value="2.79387913443033">
                <text:p>2.793879134430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5235042735043">
                <text:p>0.105235042735043</text:p>
              </table:table-cell>
              <table:table-cell office:value-type="float" office:value="2.79502774082785">
                <text:p>2.795027740827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5769230769231">
                <text:p>0.105769230769231</text:p>
              </table:table-cell>
              <table:table-cell office:value-type="float" office:value="2.79616680933604">
                <text:p>2.796166809336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6303418803419">
                <text:p>0.106303418803419</text:p>
              </table:table-cell>
              <table:table-cell office:value-type="float" office:value="2.79727342817578">
                <text:p>2.797273428175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6837606837607">
                <text:p>0.106837606837607</text:p>
              </table:table-cell>
              <table:table-cell office:value-type="float" office:value="2.79832468556796">
                <text:p>2.798324685567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7371794871795">
                <text:p>0.107371794871795</text:p>
              </table:table-cell>
              <table:table-cell office:value-type="float" office:value="2.79929766973346">
                <text:p>2.799297669733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7905982905983">
                <text:p>0.107905982905983</text:p>
              </table:table-cell>
              <table:table-cell office:value-type="float" office:value="2.80018900857882">
                <text:p>2.800189008578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8440170940171">
                <text:p>0.108440170940171</text:p>
              </table:table-cell>
              <table:table-cell office:value-type="float" office:value="2.8010493660636">
                <text:p>2.80104936606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8974358974359">
                <text:p>0.108974358974359</text:p>
              </table:table-cell>
              <table:table-cell office:value-type="float" office:value="2.80188584252394">
                <text:p>2.801885842523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9508547008547">
                <text:p>0.109508547008547</text:p>
              </table:table-cell>
              <table:table-cell office:value-type="float" office:value="2.80270152045795">
                <text:p>2.802701520457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0042735042735">
                <text:p>0.110042735042735</text:p>
              </table:table-cell>
              <table:table-cell office:value-type="float" office:value="2.80349948236375">
                <text:p>2.803499482363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0576923076923">
                <text:p>0.110576923076923</text:p>
              </table:table-cell>
              <table:table-cell office:value-type="float" office:value="2.80428281073944">
                <text:p>2.804282810739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2.80505458808314">
                <text:p>2.805054588083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1645299145299">
                <text:p>0.111645299145299</text:p>
              </table:table-cell>
              <table:table-cell office:value-type="float" office:value="2.80581789689296">
                <text:p>2.805817896892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2179487179487">
                <text:p>0.112179487179487</text:p>
              </table:table-cell>
              <table:table-cell office:value-type="float" office:value="2.80657581966701">
                <text:p>2.806575819667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2713675213675">
                <text:p>0.112713675213675</text:p>
              </table:table-cell>
              <table:table-cell office:value-type="float" office:value="2.80733380583637">
                <text:p>2.807333805836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3247863247863">
                <text:p>0.113247863247863</text:p>
              </table:table-cell>
              <table:table-cell office:value-type="float" office:value="2.80809908677401">
                <text:p>2.808099086774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3782051282051">
                <text:p>0.113782051282051</text:p>
              </table:table-cell>
              <table:table-cell office:value-type="float" office:value="2.80886533081938">
                <text:p>2.808865330819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4316239316239">
                <text:p>0.114316239316239</text:p>
              </table:table-cell>
              <table:table-cell office:value-type="float" office:value="2.80962514034099">
                <text:p>2.80962514034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4850427350427">
                <text:p>0.114850427350427</text:p>
              </table:table-cell>
              <table:table-cell office:value-type="float" office:value="2.81037111770736">
                <text:p>2.810371117707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5384615384615">
                <text:p>0.115384615384615</text:p>
              </table:table-cell>
              <table:table-cell office:value-type="float" office:value="2.81109586528698">
                <text:p>2.811095865286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5918803418803">
                <text:p>0.115918803418803</text:p>
              </table:table-cell>
              <table:table-cell office:value-type="float" office:value="2.81179198544837">
                <text:p>2.811791985448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6452991452991">
                <text:p>0.116452991452991</text:p>
              </table:table-cell>
              <table:table-cell office:value-type="float" office:value="2.81245208056002">
                <text:p>2.812452080560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6987179487179">
                <text:p>0.116987179487179</text:p>
              </table:table-cell>
              <table:table-cell office:value-type="float" office:value="2.81306875299046">
                <text:p>2.813068752990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7521367521368">
                <text:p>0.117521367521368</text:p>
              </table:table-cell>
              <table:table-cell office:value-type="float" office:value="2.81363914809896">
                <text:p>2.813639148098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8055555555556">
                <text:p>0.118055555555556</text:p>
              </table:table-cell>
              <table:table-cell office:value-type="float" office:value="2.81418002069871">
                <text:p>2.814180020698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8589743589744">
                <text:p>0.118589743589744</text:p>
              </table:table-cell>
              <table:table-cell office:value-type="float" office:value="2.81469605354889">
                <text:p>2.814696053548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9123931623932">
                <text:p>0.119123931623932</text:p>
              </table:table-cell>
              <table:table-cell office:value-type="float" office:value="2.81518986840601">
                <text:p>2.815189868406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965811965812">
                <text:p>0.11965811965812</text:p>
              </table:table-cell>
              <table:table-cell office:value-type="float" office:value="2.81566408702658">
                <text:p>2.815664087026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0192307692308">
                <text:p>0.120192307692308</text:p>
              </table:table-cell>
              <table:table-cell office:value-type="float" office:value="2.81612133116713">
                <text:p>2.816121331167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0726495726496">
                <text:p>0.120726495726496</text:p>
              </table:table-cell>
              <table:table-cell office:value-type="float" office:value="2.81656422258418">
                <text:p>2.816564222584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1260683760684">
                <text:p>0.121260683760684</text:p>
              </table:table-cell>
              <table:table-cell office:value-type="float" office:value="2.81699538303424">
                <text:p>2.816995383034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1794871794872">
                <text:p>0.121794871794872</text:p>
              </table:table-cell>
              <table:table-cell office:value-type="float" office:value="2.81741743427383">
                <text:p>2.817417434273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232905982906">
                <text:p>0.12232905982906</text:p>
              </table:table-cell>
              <table:table-cell office:value-type="float" office:value="2.81783368590407">
                <text:p>2.817833685904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2863247863248">
                <text:p>0.122863247863248</text:p>
              </table:table-cell>
              <table:table-cell office:value-type="float" office:value="2.81824932471479">
                <text:p>2.818249324714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3397435897436">
                <text:p>0.123397435897436</text:p>
              </table:table-cell>
              <table:table-cell office:value-type="float" office:value="2.81866496352552">
                <text:p>2.818664963525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3931623931624">
                <text:p>0.123931623931624</text:p>
              </table:table-cell>
              <table:table-cell office:value-type="float" office:value="2.81908060233624">
                <text:p>2.819080602336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4465811965812">
                <text:p>0.124465811965812</text:p>
              </table:table-cell>
              <table:table-cell office:value-type="float" office:value="2.81949624114697">
                <text:p>2.819496241146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5">
                <text:p>0.125</text:p>
              </table:table-cell>
              <table:table-cell office:value-type="float" office:value="2.8199118799577">
                <text:p>2.81991187995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5534188034188">
                <text:p>0.125534188034188</text:p>
              </table:table-cell>
              <table:table-cell office:value-type="float" office:value="2.82032751876842">
                <text:p>2.820327518768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6068376068376">
                <text:p>0.126068376068376</text:p>
              </table:table-cell>
              <table:table-cell office:value-type="float" office:value="2.82074315757915">
                <text:p>2.820743157579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6602564102564">
                <text:p>0.126602564102564</text:p>
              </table:table-cell>
              <table:table-cell office:value-type="float" office:value="2.82115879638988">
                <text:p>2.821158796389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7136752136752">
                <text:p>0.127136752136752</text:p>
              </table:table-cell>
              <table:table-cell office:value-type="float" office:value="2.8215744352006">
                <text:p>2.82157443520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767094017094">
                <text:p>0.12767094017094</text:p>
              </table:table-cell>
              <table:table-cell office:value-type="float" office:value="2.82199007401133">
                <text:p>2.821990074011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8205128205128">
                <text:p>0.128205128205128</text:p>
              </table:table-cell>
              <table:table-cell office:value-type="float" office:value="2.82240571282206">
                <text:p>2.822405712822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8739316239316">
                <text:p>0.128739316239316</text:p>
              </table:table-cell>
              <table:table-cell office:value-type="float" office:value="2.82282135163279">
                <text:p>2.822821351632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9273504273504">
                <text:p>0.129273504273504</text:p>
              </table:table-cell>
              <table:table-cell office:value-type="float" office:value="2.82323699044351">
                <text:p>2.823236990443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9807692307692">
                <text:p>0.129807692307692</text:p>
              </table:table-cell>
              <table:table-cell office:value-type="float" office:value="2.82365262925424">
                <text:p>2.823652629254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034188034188">
                <text:p>0.13034188034188</text:p>
              </table:table-cell>
              <table:table-cell office:value-type="float" office:value="2.82406826806497">
                <text:p>2.824068268064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0876068376068">
                <text:p>0.130876068376068</text:p>
              </table:table-cell>
              <table:table-cell office:value-type="float" office:value="2.82448390687569">
                <text:p>2.824483906875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1410256410256">
                <text:p>0.131410256410256</text:p>
              </table:table-cell>
              <table:table-cell office:value-type="float" office:value="2.82489954568642">
                <text:p>2.824899545686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1944444444444">
                <text:p>0.131944444444444</text:p>
              </table:table-cell>
              <table:table-cell office:value-type="float" office:value="2.82531518449715">
                <text:p>2.825315184497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2478632478633">
                <text:p>0.132478632478633</text:p>
              </table:table-cell>
              <table:table-cell office:value-type="float" office:value="2.82573082330788">
                <text:p>2.825730823307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3012820512821">
                <text:p>0.133012820512821</text:p>
              </table:table-cell>
              <table:table-cell office:value-type="float" office:value="2.8261464621186">
                <text:p>2.82614646211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3547008547009">
                <text:p>0.133547008547009</text:p>
              </table:table-cell>
              <table:table-cell office:value-type="float" office:value="2.82656210092933">
                <text:p>2.826562100929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4081196581197">
                <text:p>0.134081196581197</text:p>
              </table:table-cell>
              <table:table-cell office:value-type="float" office:value="2.82697773974006">
                <text:p>2.826977739740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4615384615385">
                <text:p>0.134615384615385</text:p>
              </table:table-cell>
              <table:table-cell office:value-type="float" office:value="2.82739337855079">
                <text:p>2.827393378550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5149572649573">
                <text:p>0.135149572649573</text:p>
              </table:table-cell>
              <table:table-cell office:value-type="float" office:value="2.82780901736151">
                <text:p>2.827809017361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5683760683761">
                <text:p>0.135683760683761</text:p>
              </table:table-cell>
              <table:table-cell office:value-type="float" office:value="2.82822465617224">
                <text:p>2.828224656172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6217948717949">
                <text:p>0.136217948717949</text:p>
              </table:table-cell>
              <table:table-cell office:value-type="float" office:value="2.82864029498297">
                <text:p>2.828640294982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6752136752137">
                <text:p>0.136752136752137</text:p>
              </table:table-cell>
              <table:table-cell office:value-type="float" office:value="2.82905593379369">
                <text:p>2.829055933793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7286324786325">
                <text:p>0.137286324786325</text:p>
              </table:table-cell>
              <table:table-cell office:value-type="float" office:value="2.82947157260442">
                <text:p>2.829471572604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7820512820513">
                <text:p>0.137820512820513</text:p>
              </table:table-cell>
              <table:table-cell office:value-type="float" office:value="2.82988721141515">
                <text:p>2.829887211415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8354700854701">
                <text:p>0.138354700854701</text:p>
              </table:table-cell>
              <table:table-cell office:value-type="float" office:value="2.83030285022588">
                <text:p>2.830302850225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8888888888889">
                <text:p>0.138888888888889</text:p>
              </table:table-cell>
              <table:table-cell office:value-type="float" office:value="2.8307184890366">
                <text:p>2.83071848903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9423076923077">
                <text:p>0.139423076923077</text:p>
              </table:table-cell>
              <table:table-cell office:value-type="float" office:value="2.83113412784733">
                <text:p>2.831134127847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9957264957265">
                <text:p>0.139957264957265</text:p>
              </table:table-cell>
              <table:table-cell office:value-type="float" office:value="2.83154976665805">
                <text:p>2.831549766658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0491452991453">
                <text:p>0.140491452991453</text:p>
              </table:table-cell>
              <table:table-cell office:value-type="float" office:value="2.83196540546877">
                <text:p>2.831965405468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1025641025641">
                <text:p>0.141025641025641</text:p>
              </table:table-cell>
              <table:table-cell office:value-type="float" office:value="2.8323810442795">
                <text:p>2.83238104427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1559829059829">
                <text:p>0.141559829059829</text:p>
              </table:table-cell>
              <table:table-cell office:value-type="float" office:value="2.83279388038024">
                <text:p>2.832793880380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2094017094017">
                <text:p>0.142094017094017</text:p>
              </table:table-cell>
              <table:table-cell office:value-type="float" office:value="2.83317289542725">
                <text:p>2.833172895427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2628205128205">
                <text:p>0.142628205128205</text:p>
              </table:table-cell>
              <table:table-cell office:value-type="float" office:value="2.83351465114393">
                <text:p>2.833514651143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3162393162393">
                <text:p>0.143162393162393</text:p>
              </table:table-cell>
              <table:table-cell office:value-type="float" office:value="2.83382570286844">
                <text:p>2.833825702868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3696581196581">
                <text:p>0.143696581196581</text:p>
              </table:table-cell>
              <table:table-cell office:value-type="float" office:value="2.83411260593895">
                <text:p>2.834112605938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4230769230769">
                <text:p>0.144230769230769</text:p>
              </table:table-cell>
              <table:table-cell office:value-type="float" office:value="2.83438191569363">
                <text:p>2.834381915693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4764957264957">
                <text:p>0.144764957264957</text:p>
              </table:table-cell>
              <table:table-cell office:value-type="float" office:value="2.83464018747062">
                <text:p>2.834640187470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5299145299145">
                <text:p>0.145299145299145</text:p>
              </table:table-cell>
              <table:table-cell office:value-type="float" office:value="2.83489397660811">
                <text:p>2.834893976608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5833333333333">
                <text:p>0.145833333333333</text:p>
              </table:table-cell>
              <table:table-cell office:value-type="float" office:value="2.83514983844424">
                <text:p>2.835149838444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6367521367521">
                <text:p>0.146367521367521</text:p>
              </table:table-cell>
              <table:table-cell office:value-type="float" office:value="2.8354126742148">
                <text:p>2.83541267421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6901709401709">
                <text:p>0.146901709401709</text:p>
              </table:table-cell>
              <table:table-cell office:value-type="float" office:value="2.83566348386186">
                <text:p>2.835663483861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7435897435897">
                <text:p>0.147435897435897</text:p>
              </table:table-cell>
              <table:table-cell office:value-type="float" office:value="2.83589898966938">
                <text:p>2.835898989669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7970085470085">
                <text:p>0.147970085470085</text:p>
              </table:table-cell>
              <table:table-cell office:value-type="float" office:value="2.83612429112712">
                <text:p>2.836124291127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8504273504274">
                <text:p>0.148504273504274</text:p>
              </table:table-cell>
              <table:table-cell office:value-type="float" office:value="2.83634448772482">
                <text:p>2.836344487724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9038461538462">
                <text:p>0.149038461538462</text:p>
              </table:table-cell>
              <table:table-cell office:value-type="float" office:value="2.83656467895225">
                <text:p>2.836564678952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957264957265">
                <text:p>0.14957264957265</text:p>
              </table:table-cell>
              <table:table-cell office:value-type="float" office:value="2.83678996429915">
                <text:p>2.836789964299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0106837606838">
                <text:p>0.150106837606838</text:p>
              </table:table-cell>
              <table:table-cell office:value-type="float" office:value="2.83702544325529">
                <text:p>2.837025443255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0641025641026">
                <text:p>0.150641025641026</text:p>
              </table:table-cell>
              <table:table-cell office:value-type="float" office:value="2.8372762153104">
                <text:p>2.83727621531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1175213675214">
                <text:p>0.151175213675214</text:p>
              </table:table-cell>
              <table:table-cell office:value-type="float" office:value="2.837548157712">
                <text:p>2.8375481577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1709401709402">
                <text:p>0.151709401709402</text:p>
              </table:table-cell>
              <table:table-cell office:value-type="float" office:value="2.83785813121672">
                <text:p>2.837858131216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224358974359">
                <text:p>0.15224358974359</text:p>
              </table:table-cell>
              <table:table-cell office:value-type="float" office:value="2.83820356229633">
                <text:p>2.838203562296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2777777777778">
                <text:p>0.152777777777778</text:p>
              </table:table-cell>
              <table:table-cell office:value-type="float" office:value="2.83857425361402">
                <text:p>2.838574253614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3311965811966">
                <text:p>0.153311965811966</text:p>
              </table:table-cell>
              <table:table-cell office:value-type="float" office:value="2.83896000783301">
                <text:p>2.838960007833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2.83935062761652">
                <text:p>2.839350627616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4380341880342">
                <text:p>0.154380341880342</text:p>
              </table:table-cell>
              <table:table-cell office:value-type="float" office:value="2.83973591562775">
                <text:p>2.839735915627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491452991453">
                <text:p>0.15491452991453</text:p>
              </table:table-cell>
              <table:table-cell office:value-type="float" office:value="2.84010567452991">
                <text:p>2.840105674529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5448717948718">
                <text:p>0.155448717948718</text:p>
              </table:table-cell>
              <table:table-cell office:value-type="float" office:value="2.84044970698622">
                <text:p>2.840449706986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5982905982906">
                <text:p>0.155982905982906</text:p>
              </table:table-cell>
              <table:table-cell office:value-type="float" office:value="2.84075784956176">
                <text:p>2.840757849561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6517094017094">
                <text:p>0.156517094017094</text:p>
              </table:table-cell>
              <table:table-cell office:value-type="float" office:value="2.84102590407046">
                <text:p>2.841025904070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7051282051282">
                <text:p>0.157051282051282</text:p>
              </table:table-cell>
              <table:table-cell office:value-type="float" office:value="2.84126242636466">
                <text:p>2.841262426364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758547008547">
                <text:p>0.15758547008547</text:p>
              </table:table-cell>
              <table:table-cell office:value-type="float" office:value="2.84147761510685">
                <text:p>2.841477615106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8119658119658">
                <text:p>0.158119658119658</text:p>
              </table:table-cell>
              <table:table-cell office:value-type="float" office:value="2.8416816689595">
                <text:p>2.84168166895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8653846153846">
                <text:p>0.158653846153846</text:p>
              </table:table-cell>
              <table:table-cell office:value-type="float" office:value="2.84188478658507">
                <text:p>2.841884786585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9188034188034">
                <text:p>0.159188034188034</text:p>
              </table:table-cell>
              <table:table-cell office:value-type="float" office:value="2.84209716664606">
                <text:p>2.842097166646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9722222222222">
                <text:p>0.159722222222222</text:p>
              </table:table-cell>
              <table:table-cell office:value-type="float" office:value="2.84232900780492">
                <text:p>2.842329007804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025641025641">
                <text:p>0.16025641025641</text:p>
              </table:table-cell>
              <table:table-cell office:value-type="float" office:value="2.84259050872415">
                <text:p>2.842590508724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0790598290598">
                <text:p>0.160790598290598</text:p>
              </table:table-cell>
              <table:table-cell office:value-type="float" office:value="2.84289149479819">
                <text:p>2.84289149479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1324786324786">
                <text:p>0.161324786324786</text:p>
              </table:table-cell>
              <table:table-cell office:value-type="float" office:value="2.84322221602205">
                <text:p>2.843222216022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1858974358974">
                <text:p>0.161858974358974</text:p>
              </table:table-cell>
              <table:table-cell office:value-type="float" office:value="2.84357068056446">
                <text:p>2.843570680564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2393162393162">
                <text:p>0.162393162393162</text:p>
              </table:table-cell>
              <table:table-cell office:value-type="float" office:value="2.84393203271864">
                <text:p>2.843932032718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292735042735">
                <text:p>0.16292735042735</text:p>
              </table:table-cell>
              <table:table-cell office:value-type="float" office:value="2.8443014167778">
                <text:p>2.84430141677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3461538461538">
                <text:p>0.163461538461538</text:p>
              </table:table-cell>
              <table:table-cell office:value-type="float" office:value="2.84467397703515">
                <text:p>2.844673977035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3995726495727">
                <text:p>0.163995726495727</text:p>
              </table:table-cell>
              <table:table-cell office:value-type="float" office:value="2.8450448577839">
                <text:p>2.84504485778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4529914529915">
                <text:p>0.164529914529915</text:p>
              </table:table-cell>
              <table:table-cell office:value-type="float" office:value="2.84540920331727">
                <text:p>2.845409203317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5064102564103">
                <text:p>0.165064102564103</text:p>
              </table:table-cell>
              <table:table-cell office:value-type="float" office:value="2.84576215792847">
                <text:p>2.845762157928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5598290598291">
                <text:p>0.165598290598291</text:p>
              </table:table-cell>
              <table:table-cell office:value-type="float" office:value="2.84609901462473">
                <text:p>2.846099014624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6132478632479">
                <text:p>0.166132478632479</text:p>
              </table:table-cell>
              <table:table-cell office:value-type="float" office:value="2.84642719815234">
                <text:p>2.846427198152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2.8467517328538">
                <text:p>2.84675173285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7200854700855">
                <text:p>0.167200854700855</text:p>
              </table:table-cell>
              <table:table-cell office:value-type="float" office:value="2.84707067628695">
                <text:p>2.847070676286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7735042735043">
                <text:p>0.167735042735043</text:p>
              </table:table-cell>
              <table:table-cell office:value-type="float" office:value="2.84738208600963">
                <text:p>2.847382086009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8269230769231">
                <text:p>0.168269230769231</text:p>
              </table:table-cell>
              <table:table-cell office:value-type="float" office:value="2.84768401957966">
                <text:p>2.847684019579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8803418803419">
                <text:p>0.168803418803419</text:p>
              </table:table-cell>
              <table:table-cell office:value-type="float" office:value="2.84797453455489">
                <text:p>2.847974534554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9337606837607">
                <text:p>0.169337606837607</text:p>
              </table:table-cell>
              <table:table-cell office:value-type="float" office:value="2.84825168849315">
                <text:p>2.848251688493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9871794871795">
                <text:p>0.169871794871795</text:p>
              </table:table-cell>
              <table:table-cell office:value-type="float" office:value="2.84851353895227">
                <text:p>2.848513538952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0405982905983">
                <text:p>0.170405982905983</text:p>
              </table:table-cell>
              <table:table-cell office:value-type="float" office:value="2.84875803591756">
                <text:p>2.848758035917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0940170940171">
                <text:p>0.170940170940171</text:p>
              </table:table-cell>
              <table:table-cell office:value-type="float" office:value="2.84896615540622">
                <text:p>2.848966155406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1474358974359">
                <text:p>0.171474358974359</text:p>
              </table:table-cell>
              <table:table-cell office:value-type="float" office:value="2.84913274397591">
                <text:p>2.849132743975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2008547008547">
                <text:p>0.172008547008547</text:p>
              </table:table-cell>
              <table:table-cell office:value-type="float" office:value="2.84926904320926">
                <text:p>2.849269043209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2542735042735">
                <text:p>0.172542735042735</text:p>
              </table:table-cell>
              <table:table-cell office:value-type="float" office:value="2.8493862946889">
                <text:p>2.84938629468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3076923076923">
                <text:p>0.173076923076923</text:p>
              </table:table-cell>
              <table:table-cell office:value-type="float" office:value="2.84949573999748">
                <text:p>2.849495739997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3611111111111">
                <text:p>0.173611111111111</text:p>
              </table:table-cell>
              <table:table-cell office:value-type="float" office:value="2.84960862071761">
                <text:p>2.849608620717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4145299145299">
                <text:p>0.174145299145299</text:p>
              </table:table-cell>
              <table:table-cell office:value-type="float" office:value="2.84973617843193">
                <text:p>2.849736178431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4679487179487">
                <text:p>0.174679487179487</text:p>
              </table:table-cell>
              <table:table-cell office:value-type="float" office:value="2.84988965472307">
                <text:p>2.849889654723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5213675213675">
                <text:p>0.175213675213675</text:p>
              </table:table-cell>
              <table:table-cell office:value-type="float" office:value="2.85008027183601">
                <text:p>2.850080271836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5747863247863">
                <text:p>0.175747863247863</text:p>
              </table:table-cell>
              <table:table-cell office:value-type="float" office:value="2.8502993442715">
                <text:p>2.85029934427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6282051282051">
                <text:p>0.176282051282051</text:p>
              </table:table-cell>
              <table:table-cell office:value-type="float" office:value="2.85053066149963">
                <text:p>2.850530661499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6816239316239">
                <text:p>0.176816239316239</text:p>
              </table:table-cell>
              <table:table-cell office:value-type="float" office:value="2.85077089294752">
                <text:p>2.850770892947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7350427350427">
                <text:p>0.177350427350427</text:p>
              </table:table-cell>
              <table:table-cell office:value-type="float" office:value="2.85101670804235">
                <text:p>2.851016708042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7884615384615">
                <text:p>0.177884615384615</text:p>
              </table:table-cell>
              <table:table-cell office:value-type="float" office:value="2.85126477621124">
                <text:p>2.851264776211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8418803418803">
                <text:p>0.178418803418803</text:p>
              </table:table-cell>
              <table:table-cell office:value-type="float" office:value="2.85151176688135">
                <text:p>2.851511766881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8952991452991">
                <text:p>0.178952991452991</text:p>
              </table:table-cell>
              <table:table-cell office:value-type="float" office:value="2.85175434947984">
                <text:p>2.851754349479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948717948718">
                <text:p>0.17948717948718</text:p>
              </table:table-cell>
              <table:table-cell office:value-type="float" office:value="2.85198919343384">
                <text:p>2.851989193433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0021367521368">
                <text:p>0.180021367521368</text:p>
              </table:table-cell>
              <table:table-cell office:value-type="float" office:value="2.85221296817051">
                <text:p>2.852212968170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0555555555556">
                <text:p>0.180555555555556</text:p>
              </table:table-cell>
              <table:table-cell office:value-type="float" office:value="2.85241750680538">
                <text:p>2.852417506805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1089743589744">
                <text:p>0.181089743589744</text:p>
              </table:table-cell>
              <table:table-cell office:value-type="float" office:value="2.85260071587682">
                <text:p>2.852600715876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1623931623932">
                <text:p>0.181623931623932</text:p>
              </table:table-cell>
              <table:table-cell office:value-type="float" office:value="2.85276878745648">
                <text:p>2.852768787456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215811965812">
                <text:p>0.18215811965812</text:p>
              </table:table-cell>
              <table:table-cell office:value-type="float" office:value="2.85292791435249">
                <text:p>2.852927914352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2692307692308">
                <text:p>0.182692307692308</text:p>
              </table:table-cell>
              <table:table-cell office:value-type="float" office:value="2.85308428937298">
                <text:p>2.853084289372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3226495726496">
                <text:p>0.183226495726496</text:p>
              </table:table-cell>
              <table:table-cell office:value-type="float" office:value="2.85324410532608">
                <text:p>2.853244105326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3760683760684">
                <text:p>0.183760683760684</text:p>
              </table:table-cell>
              <table:table-cell office:value-type="float" office:value="2.85341355501992">
                <text:p>2.853413555019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4294871794872">
                <text:p>0.184294871794872</text:p>
              </table:table-cell>
              <table:table-cell office:value-type="float" office:value="2.85359883126262">
                <text:p>2.853598831262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482905982906">
                <text:p>0.18482905982906</text:p>
              </table:table-cell>
              <table:table-cell office:value-type="float" office:value="2.85380612686233">
                <text:p>2.853806126862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5363247863248">
                <text:p>0.185363247863248</text:p>
              </table:table-cell>
              <table:table-cell office:value-type="float" office:value="2.85406362611959">
                <text:p>2.854063626119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5897435897436">
                <text:p>0.185897435897436</text:p>
              </table:table-cell>
              <table:table-cell office:value-type="float" office:value="2.85438914782872">
                <text:p>2.854389147828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6431623931624">
                <text:p>0.186431623931624</text:p>
              </table:table-cell>
              <table:table-cell office:value-type="float" office:value="2.85476420645693">
                <text:p>2.854764206456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6965811965812">
                <text:p>0.186965811965812</text:p>
              </table:table-cell>
              <table:table-cell office:value-type="float" office:value="2.85517022790308">
                <text:p>2.855170227903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75">
                <text:p>0.1875</text:p>
              </table:table-cell>
              <table:table-cell office:value-type="float" office:value="2.85558863806602">
                <text:p>2.855588638066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8034188034188">
                <text:p>0.188034188034188</text:p>
              </table:table-cell>
              <table:table-cell office:value-type="float" office:value="2.8560008628446">
                <text:p>2.85600086284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8568376068376">
                <text:p>0.188568376068376</text:p>
              </table:table-cell>
              <table:table-cell office:value-type="float" office:value="2.85638832813768">
                <text:p>2.856388328137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9102564102564">
                <text:p>0.189102564102564</text:p>
              </table:table-cell>
              <table:table-cell office:value-type="float" office:value="2.85673245984411">
                <text:p>2.856732459844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9636752136752">
                <text:p>0.189636752136752</text:p>
              </table:table-cell>
              <table:table-cell office:value-type="float" office:value="2.85701468386274">
                <text:p>2.857014683862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017094017094">
                <text:p>0.19017094017094</text:p>
              </table:table-cell>
              <table:table-cell office:value-type="float" office:value="2.85723463408546">
                <text:p>2.857234634085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0705128205128">
                <text:p>0.190705128205128</text:p>
              </table:table-cell>
              <table:table-cell office:value-type="float" office:value="2.8574180990934">
                <text:p>2.85741809909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1239316239316">
                <text:p>0.191239316239316</text:p>
              </table:table-cell>
              <table:table-cell office:value-type="float" office:value="2.85757618756936">
                <text:p>2.857576187569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1773504273504">
                <text:p>0.191773504273504</text:p>
              </table:table-cell>
              <table:table-cell office:value-type="float" office:value="2.8577198279843">
                <text:p>2.85771982798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2307692307692">
                <text:p>0.192307692307692</text:p>
              </table:table-cell>
              <table:table-cell office:value-type="float" office:value="2.85785994880916">
                <text:p>2.857859948809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284188034188">
                <text:p>0.19284188034188</text:p>
              </table:table-cell>
              <table:table-cell office:value-type="float" office:value="2.8580074785149">
                <text:p>2.85800747851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3376068376068">
                <text:p>0.193376068376068</text:p>
              </table:table-cell>
              <table:table-cell office:value-type="float" office:value="2.85817334557247">
                <text:p>2.858173345572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3910256410256">
                <text:p>0.193910256410256</text:p>
              </table:table-cell>
              <table:table-cell office:value-type="float" office:value="2.8583684784528">
                <text:p>2.85836847845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4444444444444">
                <text:p>0.194444444444444</text:p>
              </table:table-cell>
              <table:table-cell office:value-type="float" office:value="2.85860380562686">
                <text:p>2.858603805626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4978632478633">
                <text:p>0.194978632478633</text:p>
              </table:table-cell>
              <table:table-cell office:value-type="float" office:value="2.85886989651895">
                <text:p>2.858869896518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5512820512821">
                <text:p>0.195512820512821</text:p>
              </table:table-cell>
              <table:table-cell office:value-type="float" office:value="2.85913654353778">
                <text:p>2.859136543537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6047008547009">
                <text:p>0.196047008547009</text:p>
              </table:table-cell>
              <table:table-cell office:value-type="float" office:value="2.85940319055661">
                <text:p>2.859403190556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6581196581197">
                <text:p>0.196581196581197</text:p>
              </table:table-cell>
              <table:table-cell office:value-type="float" office:value="2.85966983757544">
                <text:p>2.859669837575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7115384615385">
                <text:p>0.197115384615385</text:p>
              </table:table-cell>
              <table:table-cell office:value-type="float" office:value="2.85993648459427">
                <text:p>2.859936484594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7649572649573">
                <text:p>0.197649572649573</text:p>
              </table:table-cell>
              <table:table-cell office:value-type="float" office:value="2.8602031316131">
                <text:p>2.86020313161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8183760683761">
                <text:p>0.198183760683761</text:p>
              </table:table-cell>
              <table:table-cell office:value-type="float" office:value="2.86046977863192">
                <text:p>2.860469778631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8717948717949">
                <text:p>0.198717948717949</text:p>
              </table:table-cell>
              <table:table-cell office:value-type="float" office:value="2.86073642565075">
                <text:p>2.860736425650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9252136752137">
                <text:p>0.199252136752137</text:p>
              </table:table-cell>
              <table:table-cell office:value-type="float" office:value="2.86100307266958">
                <text:p>2.861003072669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9786324786325">
                <text:p>0.199786324786325</text:p>
              </table:table-cell>
              <table:table-cell office:value-type="float" office:value="2.86126971968841">
                <text:p>2.861269719688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0320512820513">
                <text:p>0.200320512820513</text:p>
              </table:table-cell>
              <table:table-cell office:value-type="float" office:value="2.86153636670723">
                <text:p>2.861536366707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0854700854701">
                <text:p>0.200854700854701</text:p>
              </table:table-cell>
              <table:table-cell office:value-type="float" office:value="2.86180301372606">
                <text:p>2.861803013726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1388888888889">
                <text:p>0.201388888888889</text:p>
              </table:table-cell>
              <table:table-cell office:value-type="float" office:value="2.86206966074488">
                <text:p>2.862069660744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1923076923077">
                <text:p>0.201923076923077</text:p>
              </table:table-cell>
              <table:table-cell office:value-type="float" office:value="2.86233630776371">
                <text:p>2.862336307763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2457264957265">
                <text:p>0.202457264957265</text:p>
              </table:table-cell>
              <table:table-cell office:value-type="float" office:value="2.86260295478253">
                <text:p>2.862602954782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2991452991453">
                <text:p>0.202991452991453</text:p>
              </table:table-cell>
              <table:table-cell office:value-type="float" office:value="2.86286960180135">
                <text:p>2.862869601801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3525641025641">
                <text:p>0.203525641025641</text:p>
              </table:table-cell>
              <table:table-cell office:value-type="float" office:value="2.86313624882018">
                <text:p>2.863136248820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4059829059829">
                <text:p>0.204059829059829</text:p>
              </table:table-cell>
              <table:table-cell office:value-type="float" office:value="2.863402895839">
                <text:p>2.8634028958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4594017094017">
                <text:p>0.204594017094017</text:p>
              </table:table-cell>
              <table:table-cell office:value-type="float" office:value="2.86370002223333">
                <text:p>2.863700022233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5128205128205">
                <text:p>0.205128205128205</text:p>
              </table:table-cell>
              <table:table-cell office:value-type="float" office:value="2.86408534930922">
                <text:p>2.864085349309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5662393162393">
                <text:p>0.205662393162393</text:p>
              </table:table-cell>
              <table:table-cell office:value-type="float" office:value="2.86453609736957">
                <text:p>2.864536097369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6196581196581">
                <text:p>0.206196581196581</text:p>
              </table:table-cell>
              <table:table-cell office:value-type="float" office:value="2.86502632021502">
                <text:p>2.865026320215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6730769230769">
                <text:p>0.206730769230769</text:p>
              </table:table-cell>
              <table:table-cell office:value-type="float" office:value="2.86553007164622">
                <text:p>2.865530071646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7264957264957">
                <text:p>0.207264957264957</text:p>
              </table:table-cell>
              <table:table-cell office:value-type="float" office:value="2.86602140546384">
                <text:p>2.866021405463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7799145299145">
                <text:p>0.207799145299145</text:p>
              </table:table-cell>
              <table:table-cell office:value-type="float" office:value="2.86647437546853">
                <text:p>2.866474375468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2.86686303546094">
                <text:p>2.866863035460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8867521367521">
                <text:p>0.208867521367521</text:p>
              </table:table-cell>
              <table:table-cell office:value-type="float" office:value="2.86716143924173">
                <text:p>2.867161439241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9401709401709">
                <text:p>0.209401709401709</text:p>
              </table:table-cell>
              <table:table-cell office:value-type="float" office:value="2.86735930228083">
                <text:p>2.867359302280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9935897435897">
                <text:p>0.209935897435897</text:p>
              </table:table-cell>
              <table:table-cell office:value-type="float" office:value="2.86749357047024">
                <text:p>2.867493570470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0470085470085">
                <text:p>0.210470085470085</text:p>
              </table:table-cell>
              <table:table-cell office:value-type="float" office:value="2.86758115481086">
                <text:p>2.867581154810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1004273504274">
                <text:p>0.211004273504274</text:p>
              </table:table-cell>
              <table:table-cell office:value-type="float" office:value="2.86763708478577">
                <text:p>2.867637084785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1538461538462">
                <text:p>0.211538461538462</text:p>
              </table:table-cell>
              <table:table-cell office:value-type="float" office:value="2.86767638987801">
                <text:p>2.867676389878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207264957265">
                <text:p>0.21207264957265</text:p>
              </table:table-cell>
              <table:table-cell office:value-type="float" office:value="2.86771409957066">
                <text:p>2.867714099570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2606837606838">
                <text:p>0.212606837606838</text:p>
              </table:table-cell>
              <table:table-cell office:value-type="float" office:value="2.86776524334676">
                <text:p>2.867765243346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3141025641026">
                <text:p>0.213141025641026</text:p>
              </table:table-cell>
              <table:table-cell office:value-type="float" office:value="2.86784485068938">
                <text:p>2.867844850689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3675213675214">
                <text:p>0.213675213675214</text:p>
              </table:table-cell>
              <table:table-cell office:value-type="float" office:value="2.86796795108159">
                <text:p>2.867967951081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4209401709402">
                <text:p>0.214209401709402</text:p>
              </table:table-cell>
              <table:table-cell office:value-type="float" office:value="2.86813432889101">
                <text:p>2.868134328891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474358974359">
                <text:p>0.21474358974359</text:p>
              </table:table-cell>
              <table:table-cell office:value-type="float" office:value="2.8683039042137">
                <text:p>2.86830390421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5277777777778">
                <text:p>0.215277777777778</text:p>
              </table:table-cell>
              <table:table-cell office:value-type="float" office:value="2.86847410074385">
                <text:p>2.868474100743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5811965811966">
                <text:p>0.215811965811966</text:p>
              </table:table-cell>
              <table:table-cell office:value-type="float" office:value="2.86864568346286">
                <text:p>2.868645683462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6346153846154">
                <text:p>0.216346153846154</text:p>
              </table:table-cell>
              <table:table-cell office:value-type="float" office:value="2.86881941735214">
                <text:p>2.868819417352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6880341880342">
                <text:p>0.216880341880342</text:p>
              </table:table-cell>
              <table:table-cell office:value-type="float" office:value="2.86899606739309">
                <text:p>2.868996067393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741452991453">
                <text:p>0.21741452991453</text:p>
              </table:table-cell>
              <table:table-cell office:value-type="float" office:value="2.86917639856709">
                <text:p>2.869176398567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7948717948718">
                <text:p>0.217948717948718</text:p>
              </table:table-cell>
              <table:table-cell office:value-type="float" office:value="2.86936117585556">
                <text:p>2.869361175855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8482905982906">
                <text:p>0.218482905982906</text:p>
              </table:table-cell>
              <table:table-cell office:value-type="float" office:value="2.86955116423988">
                <text:p>2.869551164239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9017094017094">
                <text:p>0.219017094017094</text:p>
              </table:table-cell>
              <table:table-cell office:value-type="float" office:value="2.86974928631063">
                <text:p>2.869749286310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9551282051282">
                <text:p>0.219551282051282</text:p>
              </table:table-cell>
              <table:table-cell office:value-type="float" office:value="2.8699616706385">
                <text:p>2.86996167063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008547008547">
                <text:p>0.22008547008547</text:p>
              </table:table-cell>
              <table:table-cell office:value-type="float" office:value="2.87018396530224">
                <text:p>2.870183965302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0619658119658">
                <text:p>0.220619658119658</text:p>
              </table:table-cell>
              <table:table-cell office:value-type="float" office:value="2.87041092456315">
                <text:p>2.870410924563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1153846153846">
                <text:p>0.221153846153846</text:p>
              </table:table-cell>
              <table:table-cell office:value-type="float" office:value="2.87063730268255">
                <text:p>2.870637302682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1688034188034">
                <text:p>0.221688034188034</text:p>
              </table:table-cell>
              <table:table-cell office:value-type="float" office:value="2.87085785392173">
                <text:p>2.870857853921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2.87106733254201">
                <text:p>2.871067332542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275641025641">
                <text:p>0.22275641025641</text:p>
              </table:table-cell>
              <table:table-cell office:value-type="float" office:value="2.87126049280469">
                <text:p>2.871260492804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3290598290598">
                <text:p>0.223290598290598</text:p>
              </table:table-cell>
              <table:table-cell office:value-type="float" office:value="2.87143208897107">
                <text:p>2.871432088971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3824786324786">
                <text:p>0.223824786324786</text:p>
              </table:table-cell>
              <table:table-cell office:value-type="float" office:value="2.87158198109861">
                <text:p>2.871581981098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4358974358974">
                <text:p>0.224358974358974</text:p>
              </table:table-cell>
              <table:table-cell office:value-type="float" office:value="2.87172941876717">
                <text:p>2.871729418767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4893162393162">
                <text:p>0.224893162393162</text:p>
              </table:table-cell>
              <table:table-cell office:value-type="float" office:value="2.87187685643574">
                <text:p>2.871876856435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542735042735">
                <text:p>0.22542735042735</text:p>
              </table:table-cell>
              <table:table-cell office:value-type="float" office:value="2.8720242941043">
                <text:p>2.87202429410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5961538461538">
                <text:p>0.225961538461538</text:p>
              </table:table-cell>
              <table:table-cell office:value-type="float" office:value="2.87217173177286">
                <text:p>2.872171731772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6495726495727">
                <text:p>0.226495726495727</text:p>
              </table:table-cell>
              <table:table-cell office:value-type="float" office:value="2.87231916944142">
                <text:p>2.872319169441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7029914529915">
                <text:p>0.227029914529915</text:p>
              </table:table-cell>
              <table:table-cell office:value-type="float" office:value="2.87246660710998">
                <text:p>2.872466607109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7564102564103">
                <text:p>0.227564102564103</text:p>
              </table:table-cell>
              <table:table-cell office:value-type="float" office:value="2.87261404477855">
                <text:p>2.872614044778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8098290598291">
                <text:p>0.228098290598291</text:p>
              </table:table-cell>
              <table:table-cell office:value-type="float" office:value="2.87276148244711">
                <text:p>2.872761482447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8632478632479">
                <text:p>0.228632478632479</text:p>
              </table:table-cell>
              <table:table-cell office:value-type="float" office:value="2.87290892011567">
                <text:p>2.872908920115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9166666666667">
                <text:p>0.229166666666667</text:p>
              </table:table-cell>
              <table:table-cell office:value-type="float" office:value="2.87305635778423">
                <text:p>2.873056357784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9700854700855">
                <text:p>0.229700854700855</text:p>
              </table:table-cell>
              <table:table-cell office:value-type="float" office:value="2.87320379545279">
                <text:p>2.873203795452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0235042735043">
                <text:p>0.230235042735043</text:p>
              </table:table-cell>
              <table:table-cell office:value-type="float" office:value="2.87335123312135">
                <text:p>2.873351233121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2.87349867078991">
                <text:p>2.873498670789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1303418803419">
                <text:p>0.231303418803419</text:p>
              </table:table-cell>
              <table:table-cell office:value-type="float" office:value="2.87364610845848">
                <text:p>2.873646108458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1837606837607">
                <text:p>0.231837606837607</text:p>
              </table:table-cell>
              <table:table-cell office:value-type="float" office:value="2.87379354612704">
                <text:p>2.873793546127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2371794871795">
                <text:p>0.232371794871795</text:p>
              </table:table-cell>
              <table:table-cell office:value-type="float" office:value="2.8739409837956">
                <text:p>2.87394098379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2905982905983">
                <text:p>0.232905982905983</text:p>
              </table:table-cell>
              <table:table-cell office:value-type="float" office:value="2.87408842146416">
                <text:p>2.874088421464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3440170940171">
                <text:p>0.233440170940171</text:p>
              </table:table-cell>
              <table:table-cell office:value-type="float" office:value="2.87425145250794">
                <text:p>2.874251452507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3974358974359">
                <text:p>0.233974358974359</text:p>
              </table:table-cell>
              <table:table-cell office:value-type="float" office:value="2.87451531656345">
                <text:p>2.874515316563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4508547008547">
                <text:p>0.234508547008547</text:p>
              </table:table-cell>
              <table:table-cell office:value-type="float" office:value="2.87486893911257">
                <text:p>2.874868939112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5042735042735">
                <text:p>0.235042735042735</text:p>
              </table:table-cell>
              <table:table-cell office:value-type="float" office:value="2.87528363885581">
                <text:p>2.875283638855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5576923076923">
                <text:p>0.235576923076923</text:p>
              </table:table-cell>
              <table:table-cell office:value-type="float" office:value="2.87573073449369">
                <text:p>2.875730734493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6111111111111">
                <text:p>0.236111111111111</text:p>
              </table:table-cell>
              <table:table-cell office:value-type="float" office:value="2.87618154472669">
                <text:p>2.876181544726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6645299145299">
                <text:p>0.236645299145299</text:p>
              </table:table-cell>
              <table:table-cell office:value-type="float" office:value="2.87660738825534">
                <text:p>2.876607388255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7179487179487">
                <text:p>0.237179487179487</text:p>
              </table:table-cell>
              <table:table-cell office:value-type="float" office:value="2.87697958378012">
                <text:p>2.876979583780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7713675213675">
                <text:p>0.237713675213675</text:p>
              </table:table-cell>
              <table:table-cell office:value-type="float" office:value="2.87726945000154">
                <text:p>2.877269450001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8247863247863">
                <text:p>0.238247863247863</text:p>
              </table:table-cell>
              <table:table-cell office:value-type="float" office:value="2.87745997768896">
                <text:p>2.877459977688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8782051282051">
                <text:p>0.238782051282051</text:p>
              </table:table-cell>
              <table:table-cell office:value-type="float" office:value="2.87762047878117">
                <text:p>2.877620478781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9316239316239">
                <text:p>0.239316239316239</text:p>
              </table:table-cell>
              <table:table-cell office:value-type="float" office:value="2.87777021907541">
                <text:p>2.877770219075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9850427350427">
                <text:p>0.239850427350427</text:p>
              </table:table-cell>
              <table:table-cell office:value-type="float" office:value="2.87791238632376">
                <text:p>2.877912386323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0384615384615">
                <text:p>0.240384615384615</text:p>
              </table:table-cell>
              <table:table-cell office:value-type="float" office:value="2.87805016827833">
                <text:p>2.878050168278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0918803418803">
                <text:p>0.240918803418803</text:p>
              </table:table-cell>
              <table:table-cell office:value-type="float" office:value="2.87818675269121">
                <text:p>2.878186752691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1452991452991">
                <text:p>0.241452991452991</text:p>
              </table:table-cell>
              <table:table-cell office:value-type="float" office:value="2.87832532731451">
                <text:p>2.878325327314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198717948718">
                <text:p>0.24198717948718</text:p>
              </table:table-cell>
              <table:table-cell office:value-type="float" office:value="2.87846907990032">
                <text:p>2.878469079900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2521367521368">
                <text:p>0.242521367521368</text:p>
              </table:table-cell>
              <table:table-cell office:value-type="float" office:value="2.87862119820073">
                <text:p>2.878621198200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3055555555556">
                <text:p>0.243055555555556</text:p>
              </table:table-cell>
              <table:table-cell office:value-type="float" office:value="2.87878332294621">
                <text:p>2.878783322946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3589743589744">
                <text:p>0.243589743589744</text:p>
              </table:table-cell>
              <table:table-cell office:value-type="float" office:value="2.87894441341157">
                <text:p>2.878944413411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4123931623932">
                <text:p>0.244123931623932</text:p>
              </table:table-cell>
              <table:table-cell office:value-type="float" office:value="2.879103846699">
                <text:p>2.879103846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465811965812">
                <text:p>0.24465811965812</text:p>
              </table:table-cell>
              <table:table-cell office:value-type="float" office:value="2.87926435510459">
                <text:p>2.87926435510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5192307692308">
                <text:p>0.245192307692308</text:p>
              </table:table-cell>
              <table:table-cell office:value-type="float" office:value="2.87942867092445">
                <text:p>2.879428670924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5726495726496">
                <text:p>0.245726495726496</text:p>
              </table:table-cell>
              <table:table-cell office:value-type="float" office:value="2.87959952645467">
                <text:p>2.879599526454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6260683760684">
                <text:p>0.246260683760684</text:p>
              </table:table-cell>
              <table:table-cell office:value-type="float" office:value="2.87977965399134">
                <text:p>2.879779653991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6794871794872">
                <text:p>0.246794871794872</text:p>
              </table:table-cell>
              <table:table-cell office:value-type="float" office:value="2.87997178583057">
                <text:p>2.879971785830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732905982906">
                <text:p>0.24732905982906</text:p>
              </table:table-cell>
              <table:table-cell office:value-type="float" office:value="2.88017865426845">
                <text:p>2.880178654268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7863247863248">
                <text:p>0.247863247863248</text:p>
              </table:table-cell>
              <table:table-cell office:value-type="float" office:value="2.88040501157051">
                <text:p>2.880405011570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8397435897436">
                <text:p>0.248397435897436</text:p>
              </table:table-cell>
              <table:table-cell office:value-type="float" office:value="2.88067260258745">
                <text:p>2.880672602587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8931623931624">
                <text:p>0.248931623931624</text:p>
              </table:table-cell>
              <table:table-cell office:value-type="float" office:value="2.88097874805106">
                <text:p>2.880978748051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9465811965812">
                <text:p>0.249465811965812</text:p>
              </table:table-cell>
              <table:table-cell office:value-type="float" office:value="2.88131343230529">
                <text:p>2.881313432305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2.8816666396941">
                <text:p>2.88166663969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0534188034188">
                <text:p>0.250534188034188</text:p>
              </table:table-cell>
              <table:table-cell office:value-type="float" office:value="2.88202835456145">
                <text:p>2.882028354561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1068376068376">
                <text:p>0.251068376068376</text:p>
              </table:table-cell>
              <table:table-cell office:value-type="float" office:value="2.88238856125128">
                <text:p>2.882388561251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1602564102564">
                <text:p>0.251602564102564</text:p>
              </table:table-cell>
              <table:table-cell office:value-type="float" office:value="2.88273724410757">
                <text:p>2.882737244107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2136752136752">
                <text:p>0.252136752136752</text:p>
              </table:table-cell>
              <table:table-cell office:value-type="float" office:value="2.88306438747426">
                <text:p>2.883064387474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267094017094">
                <text:p>0.25267094017094</text:p>
              </table:table-cell>
              <table:table-cell office:value-type="float" office:value="2.88336126453539">
                <text:p>2.88336126453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3205128205128">
                <text:p>0.253205128205128</text:p>
              </table:table-cell>
              <table:table-cell office:value-type="float" office:value="2.88364035646417">
                <text:p>2.883640356464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3739316239316">
                <text:p>0.253739316239316</text:p>
              </table:table-cell>
              <table:table-cell office:value-type="float" office:value="2.88390968863331">
                <text:p>2.883909688633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4273504273504">
                <text:p>0.254273504273504</text:p>
              </table:table-cell>
              <table:table-cell office:value-type="float" office:value="2.88417209191417">
                <text:p>2.884172091914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4807692307692">
                <text:p>0.254807692307692</text:p>
              </table:table-cell>
              <table:table-cell office:value-type="float" office:value="2.88443039717813">
                <text:p>2.884430397178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534188034188">
                <text:p>0.25534188034188</text:p>
              </table:table-cell>
              <table:table-cell office:value-type="float" office:value="2.88468743529656">
                <text:p>2.884687435296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5876068376068">
                <text:p>0.255876068376068</text:p>
              </table:table-cell>
              <table:table-cell office:value-type="float" office:value="2.88494603714084">
                <text:p>2.884946037140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6410256410256">
                <text:p>0.256410256410256</text:p>
              </table:table-cell>
              <table:table-cell office:value-type="float" office:value="2.88520903358235">
                <text:p>2.885209033582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6944444444444">
                <text:p>0.256944444444444</text:p>
              </table:table-cell>
              <table:table-cell office:value-type="float" office:value="2.88547925549245">
                <text:p>2.885479255492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7478632478633">
                <text:p>0.257478632478633</text:p>
              </table:table-cell>
              <table:table-cell office:value-type="float" office:value="2.88576092036342">
                <text:p>2.885760920363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8012820512821">
                <text:p>0.258012820512821</text:p>
              </table:table-cell>
              <table:table-cell office:value-type="float" office:value="2.88607982182775">
                <text:p>2.886079821827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8547008547009">
                <text:p>0.258547008547009</text:p>
              </table:table-cell>
              <table:table-cell office:value-type="float" office:value="2.88643572277705">
                <text:p>2.886435722777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9081196581197">
                <text:p>0.259081196581197</text:p>
              </table:table-cell>
              <table:table-cell office:value-type="float" office:value="2.88681670428337">
                <text:p>2.886816704283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9615384615385">
                <text:p>0.259615384615385</text:p>
              </table:table-cell>
              <table:table-cell office:value-type="float" office:value="2.88721084741876">
                <text:p>2.887210847418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0149572649573">
                <text:p>0.260149572649573</text:p>
              </table:table-cell>
              <table:table-cell office:value-type="float" office:value="2.88760623325529">
                <text:p>2.887606233255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0683760683761">
                <text:p>0.260683760683761</text:p>
              </table:table-cell>
              <table:table-cell office:value-type="float" office:value="2.88799094286498">
                <text:p>2.887990942864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1217948717949">
                <text:p>0.261217948717949</text:p>
              </table:table-cell>
              <table:table-cell office:value-type="float" office:value="2.88835305731991">
                <text:p>2.888353057319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1752136752137">
                <text:p>0.261752136752137</text:p>
              </table:table-cell>
              <table:table-cell office:value-type="float" office:value="2.88868065769211">
                <text:p>2.888680657692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2286324786325">
                <text:p>0.262286324786325</text:p>
              </table:table-cell>
              <table:table-cell office:value-type="float" office:value="2.8889608179622">
                <text:p>2.88896081796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2820512820513">
                <text:p>0.262820512820513</text:p>
              </table:table-cell>
              <table:table-cell office:value-type="float" office:value="2.88916202600505">
                <text:p>2.889162026005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3354700854701">
                <text:p>0.263354700854701</text:p>
              </table:table-cell>
              <table:table-cell office:value-type="float" office:value="2.88928842345107">
                <text:p>2.889288423451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3888888888889">
                <text:p>0.263888888888889</text:p>
              </table:table-cell>
              <table:table-cell office:value-type="float" office:value="2.88935968399985">
                <text:p>2.889359683999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4423076923077">
                <text:p>0.264423076923077</text:p>
              </table:table-cell>
              <table:table-cell office:value-type="float" office:value="2.88939548135099">
                <text:p>2.88939548135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4957264957265">
                <text:p>0.264957264957265</text:p>
              </table:table-cell>
              <table:table-cell office:value-type="float" office:value="2.88941548920407">
                <text:p>2.889415489204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5491452991453">
                <text:p>0.265491452991453</text:p>
              </table:table-cell>
              <table:table-cell office:value-type="float" office:value="2.8894393812587">
                <text:p>2.88943938125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6025641025641">
                <text:p>0.266025641025641</text:p>
              </table:table-cell>
              <table:table-cell office:value-type="float" office:value="2.88948683121447">
                <text:p>2.889486831214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6559829059829">
                <text:p>0.266559829059829</text:p>
              </table:table-cell>
              <table:table-cell office:value-type="float" office:value="2.88957751277096">
                <text:p>2.889577512770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7094017094017">
                <text:p>0.267094017094017</text:p>
              </table:table-cell>
              <table:table-cell office:value-type="float" office:value="2.88973077477021">
                <text:p>2.889730774770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7628205128205">
                <text:p>0.267628205128205</text:p>
              </table:table-cell>
              <table:table-cell office:value-type="float" office:value="2.88994532875231">
                <text:p>2.889945328752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8162393162393">
                <text:p>0.268162393162393</text:p>
              </table:table-cell>
              <table:table-cell office:value-type="float" office:value="2.89020445745819">
                <text:p>2.89020445745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8696581196581">
                <text:p>0.268696581196581</text:p>
              </table:table-cell>
              <table:table-cell office:value-type="float" office:value="2.89049466099846">
                <text:p>2.890494660998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9230769230769">
                <text:p>0.269230769230769</text:p>
              </table:table-cell>
              <table:table-cell office:value-type="float" office:value="2.89080243948376">
                <text:p>2.890802439483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9764957264957">
                <text:p>0.269764957264957</text:p>
              </table:table-cell>
              <table:table-cell office:value-type="float" office:value="2.89111429302472">
                <text:p>2.891114293024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0299145299145">
                <text:p>0.270299145299145</text:p>
              </table:table-cell>
              <table:table-cell office:value-type="float" office:value="2.89141672173195">
                <text:p>2.891416721731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0833333333333">
                <text:p>0.270833333333333</text:p>
              </table:table-cell>
              <table:table-cell office:value-type="float" office:value="2.8916962257161">
                <text:p>2.89169622571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1367521367521">
                <text:p>0.271367521367521</text:p>
              </table:table-cell>
              <table:table-cell office:value-type="float" office:value="2.89193930508778">
                <text:p>2.891939305087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1901709401709">
                <text:p>0.271901709401709</text:p>
              </table:table-cell>
              <table:table-cell office:value-type="float" office:value="2.89213182473554">
                <text:p>2.892131824735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2435897435897">
                <text:p>0.272435897435897</text:p>
              </table:table-cell>
              <table:table-cell office:value-type="float" office:value="2.89222556490418">
                <text:p>2.892225564904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2970085470085">
                <text:p>0.272970085470085</text:p>
              </table:table-cell>
              <table:table-cell office:value-type="float" office:value="2.89221992149305">
                <text:p>2.892219921493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3504273504274">
                <text:p>0.273504273504274</text:p>
              </table:table-cell>
              <table:table-cell office:value-type="float" office:value="2.8921473031178">
                <text:p>2.89214730311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4038461538462">
                <text:p>0.274038461538462</text:p>
              </table:table-cell>
              <table:table-cell office:value-type="float" office:value="2.89204011839412">
                <text:p>2.892040118394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457264957265">
                <text:p>0.27457264957265</text:p>
              </table:table-cell>
              <table:table-cell office:value-type="float" office:value="2.89193077593767">
                <text:p>2.891930775937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5106837606838">
                <text:p>0.275106837606838</text:p>
              </table:table-cell>
              <table:table-cell office:value-type="float" office:value="2.89185168436412">
                <text:p>2.891851684364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5641025641026">
                <text:p>0.275641025641026</text:p>
              </table:table-cell>
              <table:table-cell office:value-type="float" office:value="2.89183525228914">
                <text:p>2.891835252289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6175213675214">
                <text:p>0.276175213675214</text:p>
              </table:table-cell>
              <table:table-cell office:value-type="float" office:value="2.8919138883284">
                <text:p>2.89191388832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6709401709402">
                <text:p>0.276709401709402</text:p>
              </table:table-cell>
              <table:table-cell office:value-type="float" office:value="2.89211952639598">
                <text:p>2.892119526395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724358974359">
                <text:p>0.27724358974359</text:p>
              </table:table-cell>
              <table:table-cell office:value-type="float" office:value="2.89240609703023">
                <text:p>2.892406097030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7777777777778">
                <text:p>0.277777777777778</text:p>
              </table:table-cell>
              <table:table-cell office:value-type="float" office:value="2.89272088278062">
                <text:p>2.892720882780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8311965811966">
                <text:p>0.278311965811966</text:p>
              </table:table-cell>
              <table:table-cell office:value-type="float" office:value="2.89305607917803">
                <text:p>2.893056079178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8846153846154">
                <text:p>0.278846153846154</text:p>
              </table:table-cell>
              <table:table-cell office:value-type="float" office:value="2.89340388175334">
                <text:p>2.893403881753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9380341880342">
                <text:p>0.279380341880342</text:p>
              </table:table-cell>
              <table:table-cell office:value-type="float" office:value="2.89375648603742">
                <text:p>2.893756486037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991452991453">
                <text:p>0.27991452991453</text:p>
              </table:table-cell>
              <table:table-cell office:value-type="float" office:value="2.89410608756114">
                <text:p>2.894106087561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0448717948718">
                <text:p>0.280448717948718</text:p>
              </table:table-cell>
              <table:table-cell office:value-type="float" office:value="2.8944448818554">
                <text:p>2.89444488185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0982905982906">
                <text:p>0.280982905982906</text:p>
              </table:table-cell>
              <table:table-cell office:value-type="float" office:value="2.89476506445105">
                <text:p>2.894765064451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1517094017094">
                <text:p>0.281517094017094</text:p>
              </table:table-cell>
              <table:table-cell office:value-type="float" office:value="2.89505885242672">
                <text:p>2.895058852426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2051282051282">
                <text:p>0.282051282051282</text:p>
              </table:table-cell>
              <table:table-cell office:value-type="float" office:value="2.89533300776816">
                <text:p>2.895333007768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258547008547">
                <text:p>0.28258547008547</text:p>
              </table:table-cell>
              <table:table-cell office:value-type="float" office:value="2.89559926029436">
                <text:p>2.895599260294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3119658119658">
                <text:p>0.283119658119658</text:p>
              </table:table-cell>
              <table:table-cell office:value-type="float" office:value="2.89586018542699">
                <text:p>2.89586018542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3653846153846">
                <text:p>0.283653846153846</text:p>
              </table:table-cell>
              <table:table-cell office:value-type="float" office:value="2.89611835858769">
                <text:p>2.896118358587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4188034188034">
                <text:p>0.284188034188034</text:p>
              </table:table-cell>
              <table:table-cell office:value-type="float" office:value="2.89637635519811">
                <text:p>2.896376355198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4722222222222">
                <text:p>0.284722222222222</text:p>
              </table:table-cell>
              <table:table-cell office:value-type="float" office:value="2.89663675067991">
                <text:p>2.896636750679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525641025641">
                <text:p>0.28525641025641</text:p>
              </table:table-cell>
              <table:table-cell office:value-type="float" office:value="2.89690212045475">
                <text:p>2.896902120454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5790598290598">
                <text:p>0.285790598290598</text:p>
              </table:table-cell>
              <table:table-cell office:value-type="float" office:value="2.89717503994427">
                <text:p>2.897175039944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6324786324786">
                <text:p>0.286324786324786</text:p>
              </table:table-cell>
              <table:table-cell office:value-type="float" office:value="2.89745808457013">
                <text:p>2.897458084570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6858974358974">
                <text:p>0.286858974358974</text:p>
              </table:table-cell>
              <table:table-cell office:value-type="float" office:value="2.89777152194382">
                <text:p>2.897771521943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7393162393162">
                <text:p>0.287393162393162</text:p>
              </table:table-cell>
              <table:table-cell office:value-type="float" office:value="2.89812557444355">
                <text:p>2.898125574443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792735042735">
                <text:p>0.28792735042735</text:p>
              </table:table-cell>
              <table:table-cell office:value-type="float" office:value="2.8985074593392">
                <text:p>2.89850745933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8461538461538">
                <text:p>0.288461538461538</text:p>
              </table:table-cell>
              <table:table-cell office:value-type="float" office:value="2.89890439378509">
                <text:p>2.898904393785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8995726495727">
                <text:p>0.288995726495727</text:p>
              </table:table-cell>
              <table:table-cell office:value-type="float" office:value="2.89930359493552">
                <text:p>2.899303594935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9529914529915">
                <text:p>0.289529914529915</text:p>
              </table:table-cell>
              <table:table-cell office:value-type="float" office:value="2.89969227994481">
                <text:p>2.899692279944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0064102564103">
                <text:p>0.290064102564103</text:p>
              </table:table-cell>
              <table:table-cell office:value-type="float" office:value="2.90005766596727">
                <text:p>2.900057665967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0598290598291">
                <text:p>0.290598290598291</text:p>
              </table:table-cell>
              <table:table-cell office:value-type="float" office:value="2.90038697015719">
                <text:p>2.900386970157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1132478632479">
                <text:p>0.291132478632479</text:p>
              </table:table-cell>
              <table:table-cell office:value-type="float" office:value="2.90066740966891">
                <text:p>2.900667409668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1666666666667">
                <text:p>0.291666666666667</text:p>
              </table:table-cell>
              <table:table-cell office:value-type="float" office:value="2.90090725233329">
                <text:p>2.900907252333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2200854700855">
                <text:p>0.292200854700855</text:p>
              </table:table-cell>
              <table:table-cell office:value-type="float" office:value="2.90112813836632">
                <text:p>2.901128138366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2735042735043">
                <text:p>0.292735042735043</text:p>
              </table:table-cell>
              <table:table-cell office:value-type="float" office:value="2.90133161475114">
                <text:p>2.901331614751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3269230769231">
                <text:p>0.293269230769231</text:p>
              </table:table-cell>
              <table:table-cell office:value-type="float" office:value="2.90151918034797">
                <text:p>2.901519180347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3803418803419">
                <text:p>0.293803418803419</text:p>
              </table:table-cell>
              <table:table-cell office:value-type="float" office:value="2.90169233401699">
                <text:p>2.90169233401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4337606837607">
                <text:p>0.294337606837607</text:p>
              </table:table-cell>
              <table:table-cell office:value-type="float" office:value="2.90185257461843">
                <text:p>2.901852574618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4871794871795">
                <text:p>0.294871794871795</text:p>
              </table:table-cell>
              <table:table-cell office:value-type="float" office:value="2.90200140101247">
                <text:p>2.902001401012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5405982905983">
                <text:p>0.295405982905983</text:p>
              </table:table-cell>
              <table:table-cell office:value-type="float" office:value="2.90214031205934">
                <text:p>2.902140312059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5940170940171">
                <text:p>0.295940170940171</text:p>
              </table:table-cell>
              <table:table-cell office:value-type="float" office:value="2.90227080661922">
                <text:p>2.902270806619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6474358974359">
                <text:p>0.296474358974359</text:p>
              </table:table-cell>
              <table:table-cell office:value-type="float" office:value="2.90239714031843">
                <text:p>2.902397140318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7008547008547">
                <text:p>0.297008547008547</text:p>
              </table:table-cell>
              <table:table-cell office:value-type="float" office:value="2.90252331365974">
                <text:p>2.902523313659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7542735042735">
                <text:p>0.297542735042735</text:p>
              </table:table-cell>
              <table:table-cell office:value-type="float" office:value="2.90264852619282">
                <text:p>2.902648526192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8076923076923">
                <text:p>0.298076923076923</text:p>
              </table:table-cell>
              <table:table-cell office:value-type="float" office:value="2.90277194520026">
                <text:p>2.902771945200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8611111111111">
                <text:p>0.298611111111111</text:p>
              </table:table-cell>
              <table:table-cell office:value-type="float" office:value="2.90289273796466">
                <text:p>2.902892737964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9145299145299">
                <text:p>0.299145299145299</text:p>
              </table:table-cell>
              <table:table-cell office:value-type="float" office:value="2.90301007176859">
                <text:p>2.90301007176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9679487179487">
                <text:p>0.299679487179487</text:p>
              </table:table-cell>
              <table:table-cell office:value-type="float" office:value="2.90312311389465">
                <text:p>2.903123113894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0213675213675">
                <text:p>0.300213675213675</text:p>
              </table:table-cell>
              <table:table-cell office:value-type="float" office:value="2.90323103162543">
                <text:p>2.903231031625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0747863247863">
                <text:p>0.300747863247863</text:p>
              </table:table-cell>
              <table:table-cell office:value-type="float" office:value="2.9033329922435">
                <text:p>2.90333299224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1282051282051">
                <text:p>0.301282051282051</text:p>
              </table:table-cell>
              <table:table-cell office:value-type="float" office:value="2.90342898650105">
                <text:p>2.903428986501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1816239316239">
                <text:p>0.301816239316239</text:p>
              </table:table-cell>
              <table:table-cell office:value-type="float" office:value="2.90352061189866">
                <text:p>2.903520611898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2350427350427">
                <text:p>0.302350427350427</text:p>
              </table:table-cell>
              <table:table-cell office:value-type="float" office:value="2.90360888561956">
                <text:p>2.903608885619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2884615384615">
                <text:p>0.302884615384615</text:p>
              </table:table-cell>
              <table:table-cell office:value-type="float" office:value="2.90369480970431">
                <text:p>2.903694809704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3418803418803">
                <text:p>0.303418803418803</text:p>
              </table:table-cell>
              <table:table-cell office:value-type="float" office:value="2.90377938619349">
                <text:p>2.903779386193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3952991452991">
                <text:p>0.303952991452991</text:p>
              </table:table-cell>
              <table:table-cell office:value-type="float" office:value="2.90386361712766">
                <text:p>2.903863617127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448717948718">
                <text:p>0.30448717948718</text:p>
              </table:table-cell>
              <table:table-cell office:value-type="float" office:value="2.90394850454741">
                <text:p>2.903948504547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5021367521368">
                <text:p>0.305021367521368</text:p>
              </table:table-cell>
              <table:table-cell office:value-type="float" office:value="2.9040350504933">
                <text:p>2.90403505049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5555555555556">
                <text:p>0.305555555555556</text:p>
              </table:table-cell>
              <table:table-cell office:value-type="float" office:value="2.90412425700591">
                <text:p>2.904124257005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6089743589744">
                <text:p>0.306089743589744</text:p>
              </table:table-cell>
              <table:table-cell office:value-type="float" office:value="2.90421826290345">
                <text:p>2.904218262903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6623931623932">
                <text:p>0.306623931623932</text:p>
              </table:table-cell>
              <table:table-cell office:value-type="float" office:value="2.90431937119619">
                <text:p>2.90431937119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715811965812">
                <text:p>0.30715811965812</text:p>
              </table:table-cell>
              <table:table-cell office:value-type="float" office:value="2.904427009491">
                <text:p>2.9044270094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7692307692308">
                <text:p>0.307692307692308</text:p>
              </table:table-cell>
              <table:table-cell office:value-type="float" office:value="2.90454054012282">
                <text:p>2.904540540122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8226495726496">
                <text:p>0.308226495726496</text:p>
              </table:table-cell>
              <table:table-cell office:value-type="float" office:value="2.90465932542661">
                <text:p>2.904659325426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8760683760684">
                <text:p>0.308760683760684</text:p>
              </table:table-cell>
              <table:table-cell office:value-type="float" office:value="2.90478272773732">
                <text:p>2.904782727737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9294871794872">
                <text:p>0.309294871794872</text:p>
              </table:table-cell>
              <table:table-cell office:value-type="float" office:value="2.90491010938989">
                <text:p>2.904910109389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982905982906">
                <text:p>0.30982905982906</text:p>
              </table:table-cell>
              <table:table-cell office:value-type="float" office:value="2.9050408327193">
                <text:p>2.90504083271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0363247863248">
                <text:p>0.310363247863248</text:p>
              </table:table-cell>
              <table:table-cell office:value-type="float" office:value="2.90517426006048">
                <text:p>2.905174260060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0897435897436">
                <text:p>0.310897435897436</text:p>
              </table:table-cell>
              <table:table-cell office:value-type="float" office:value="2.90534732169027">
                <text:p>2.905347321690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1431623931624">
                <text:p>0.311431623931624</text:p>
              </table:table-cell>
              <table:table-cell office:value-type="float" office:value="2.90562834117514">
                <text:p>2.905628341175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1965811965812">
                <text:p>0.311965811965812</text:p>
              </table:table-cell>
              <table:table-cell office:value-type="float" office:value="2.90598994866005">
                <text:p>2.905989948660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25">
                <text:p>0.3125</text:p>
              </table:table-cell>
              <table:table-cell office:value-type="float" office:value="2.90640129379251">
                <text:p>2.906401293792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3034188034188">
                <text:p>0.313034188034188</text:p>
              </table:table-cell>
              <table:table-cell office:value-type="float" office:value="2.90683152622001">
                <text:p>2.906831526220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3568376068376">
                <text:p>0.313568376068376</text:p>
              </table:table-cell>
              <table:table-cell office:value-type="float" office:value="2.90724979559006">
                <text:p>2.907249795590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4102564102564">
                <text:p>0.314102564102564</text:p>
              </table:table-cell>
              <table:table-cell office:value-type="float" office:value="2.90762525155014">
                <text:p>2.907625251550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4636752136752">
                <text:p>0.314636752136752</text:p>
              </table:table-cell>
              <table:table-cell office:value-type="float" office:value="2.90792704374776">
                <text:p>2.907927043747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517094017094">
                <text:p>0.31517094017094</text:p>
              </table:table-cell>
              <table:table-cell office:value-type="float" office:value="2.90812432183042">
                <text:p>2.908124321830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5705128205128">
                <text:p>0.315705128205128</text:p>
              </table:table-cell>
              <table:table-cell office:value-type="float" office:value="2.90821212811268">
                <text:p>2.908212128112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6239316239316">
                <text:p>0.316239316239316</text:p>
              </table:table-cell>
              <table:table-cell office:value-type="float" office:value="2.90824888222988">
                <text:p>2.908248882229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6773504273504">
                <text:p>0.316773504273504</text:p>
              </table:table-cell>
              <table:table-cell office:value-type="float" office:value="2.90824913836535">
                <text:p>2.908249138365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7307692307692">
                <text:p>0.317307692307692</text:p>
              </table:table-cell>
              <table:table-cell office:value-type="float" office:value="2.90822435634126">
                <text:p>2.908224356341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784188034188">
                <text:p>0.31784188034188</text:p>
              </table:table-cell>
              <table:table-cell office:value-type="float" office:value="2.90818599597976">
                <text:p>2.908185995979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8376068376068">
                <text:p>0.318376068376068</text:p>
              </table:table-cell>
              <table:table-cell office:value-type="float" office:value="2.90814551710299">
                <text:p>2.90814551710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8910256410256">
                <text:p>0.318910256410256</text:p>
              </table:table-cell>
              <table:table-cell office:value-type="float" office:value="2.90811437953312">
                <text:p>2.908114379533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9444444444444">
                <text:p>0.319444444444444</text:p>
              </table:table-cell>
              <table:table-cell office:value-type="float" office:value="2.9081040430923">
                <text:p>2.90810404309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9978632478633">
                <text:p>0.319978632478633</text:p>
              </table:table-cell>
              <table:table-cell office:value-type="float" office:value="2.90812596760268">
                <text:p>2.908125967602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0512820512821">
                <text:p>0.320512820512821</text:p>
              </table:table-cell>
              <table:table-cell office:value-type="float" office:value="2.90817879647444">
                <text:p>2.908178796474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1047008547009">
                <text:p>0.321047008547009</text:p>
              </table:table-cell>
              <table:table-cell office:value-type="float" office:value="2.90823133027517">
                <text:p>2.908231330275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1581196581197">
                <text:p>0.321581196581197</text:p>
              </table:table-cell>
              <table:table-cell office:value-type="float" office:value="2.90828519499065">
                <text:p>2.908285194990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2115384615385">
                <text:p>0.322115384615385</text:p>
              </table:table-cell>
              <table:table-cell office:value-type="float" office:value="2.90834463432775">
                <text:p>2.908344634327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2649572649573">
                <text:p>0.322649572649573</text:p>
              </table:table-cell>
              <table:table-cell office:value-type="float" office:value="2.90841389199337">
                <text:p>2.908413891993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3183760683761">
                <text:p>0.323183760683761</text:p>
              </table:table-cell>
              <table:table-cell office:value-type="float" office:value="2.90849721169438">
                <text:p>2.908497211694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3717948717949">
                <text:p>0.323717948717949</text:p>
              </table:table-cell>
              <table:table-cell office:value-type="float" office:value="2.90859883713769">
                <text:p>2.908598837137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4252136752137">
                <text:p>0.324252136752137</text:p>
              </table:table-cell>
              <table:table-cell office:value-type="float" office:value="2.90872301203015">
                <text:p>2.908723012030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4786324786325">
                <text:p>0.324786324786325</text:p>
              </table:table-cell>
              <table:table-cell office:value-type="float" office:value="2.90887398007868">
                <text:p>2.908873980078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5320512820513">
                <text:p>0.325320512820513</text:p>
              </table:table-cell>
              <table:table-cell office:value-type="float" office:value="2.90905898764451">
                <text:p>2.909058987644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5854700854701">
                <text:p>0.325854700854701</text:p>
              </table:table-cell>
              <table:table-cell office:value-type="float" office:value="2.90928656771075">
                <text:p>2.909286567710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6388888888889">
                <text:p>0.326388888888889</text:p>
              </table:table-cell>
              <table:table-cell office:value-type="float" office:value="2.90954785391892">
                <text:p>2.909547853918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6923076923077">
                <text:p>0.326923076923077</text:p>
              </table:table-cell>
              <table:table-cell office:value-type="float" office:value="2.90983271385035">
                <text:p>2.909832713850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7457264957265">
                <text:p>0.327457264957265</text:p>
              </table:table-cell>
              <table:table-cell office:value-type="float" office:value="2.9101310150864">
                <text:p>2.91013101508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7991452991453">
                <text:p>0.327991452991453</text:p>
              </table:table-cell>
              <table:table-cell office:value-type="float" office:value="2.91043262520841">
                <text:p>2.910432625208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8525641025641">
                <text:p>0.328525641025641</text:p>
              </table:table-cell>
              <table:table-cell office:value-type="float" office:value="2.91072741179772">
                <text:p>2.910727411797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9059829059829">
                <text:p>0.329059829059829</text:p>
              </table:table-cell>
              <table:table-cell office:value-type="float" office:value="2.91100524243567">
                <text:p>2.911005242435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9594017094017">
                <text:p>0.329594017094017</text:p>
              </table:table-cell>
              <table:table-cell office:value-type="float" office:value="2.91125598470362">
                <text:p>2.911255984703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0128205128205">
                <text:p>0.330128205128205</text:p>
              </table:table-cell>
              <table:table-cell office:value-type="float" office:value="2.91147590003732">
                <text:p>2.911475900037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0662393162393">
                <text:p>0.330662393162393</text:p>
              </table:table-cell>
              <table:table-cell office:value-type="float" office:value="2.91168571010413">
                <text:p>2.911685710104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1196581196581">
                <text:p>0.331196581196581</text:p>
              </table:table-cell>
              <table:table-cell office:value-type="float" office:value="2.91188747481726">
                <text:p>2.911887474817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1730769230769">
                <text:p>0.331730769230769</text:p>
              </table:table-cell>
              <table:table-cell office:value-type="float" office:value="2.91208053178165">
                <text:p>2.912080531781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2264957264957">
                <text:p>0.332264957264957</text:p>
              </table:table-cell>
              <table:table-cell office:value-type="float" office:value="2.91226421860223">
                <text:p>2.912264218602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2799145299145">
                <text:p>0.332799145299145</text:p>
              </table:table-cell>
              <table:table-cell office:value-type="float" office:value="2.91243787288395">
                <text:p>2.912437872883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2.91260083223173">
                <text:p>2.912600832231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3867521367521">
                <text:p>0.333867521367521</text:p>
              </table:table-cell>
              <table:table-cell office:value-type="float" office:value="2.91275243425052">
                <text:p>2.912752434250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4401709401709">
                <text:p>0.334401709401709</text:p>
              </table:table-cell>
              <table:table-cell office:value-type="float" office:value="2.91289201654526">
                <text:p>2.912892016545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4935897435897">
                <text:p>0.334935897435897</text:p>
              </table:table-cell>
              <table:table-cell office:value-type="float" office:value="2.91301046130841">
                <text:p>2.913010461308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5470085470085">
                <text:p>0.335470085470085</text:p>
              </table:table-cell>
              <table:table-cell office:value-type="float" office:value="2.91307214358833">
                <text:p>2.913072143588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6004273504274">
                <text:p>0.336004273504274</text:p>
              </table:table-cell>
              <table:table-cell office:value-type="float" office:value="2.9130874445509">
                <text:p>2.91308744455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6538461538462">
                <text:p>0.336538461538462</text:p>
              </table:table-cell>
              <table:table-cell office:value-type="float" office:value="2.91307302212206">
                <text:p>2.913073022122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707264957265">
                <text:p>0.33707264957265</text:p>
              </table:table-cell>
              <table:table-cell office:value-type="float" office:value="2.91304553422774">
                <text:p>2.913045534227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7606837606838">
                <text:p>0.337606837606838</text:p>
              </table:table-cell>
              <table:table-cell office:value-type="float" office:value="2.91302163879389">
                <text:p>2.913021638793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8141025641026">
                <text:p>0.338141025641026</text:p>
              </table:table-cell>
              <table:table-cell office:value-type="float" office:value="2.91301799374642">
                <text:p>2.913017993746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8675213675214">
                <text:p>0.338675213675214</text:p>
              </table:table-cell>
              <table:table-cell office:value-type="float" office:value="2.91305125701127">
                <text:p>2.913051257011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9209401709402">
                <text:p>0.339209401709402</text:p>
              </table:table-cell>
              <table:table-cell office:value-type="float" office:value="2.91313808651438">
                <text:p>2.913138086514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974358974359">
                <text:p>0.33974358974359</text:p>
              </table:table-cell>
              <table:table-cell office:value-type="float" office:value="2.91328662014024">
                <text:p>2.913286620140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0277777777778">
                <text:p>0.340277777777778</text:p>
              </table:table-cell>
              <table:table-cell office:value-type="float" office:value="2.91345672158387">
                <text:p>2.913456721583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0811965811966">
                <text:p>0.340811965811966</text:p>
              </table:table-cell>
              <table:table-cell office:value-type="float" office:value="2.91363981684981">
                <text:p>2.913639816849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1346153846154">
                <text:p>0.341346153846154</text:p>
              </table:table-cell>
              <table:table-cell office:value-type="float" office:value="2.91383478191615">
                <text:p>2.913834781916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1880341880342">
                <text:p>0.341880341880342</text:p>
              </table:table-cell>
              <table:table-cell office:value-type="float" office:value="2.914040492761">
                <text:p>2.9140404927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241452991453">
                <text:p>0.34241452991453</text:p>
              </table:table-cell>
              <table:table-cell office:value-type="float" office:value="2.91425582536247">
                <text:p>2.914255825362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2948717948718">
                <text:p>0.342948717948718</text:p>
              </table:table-cell>
              <table:table-cell office:value-type="float" office:value="2.91447965569865">
                <text:p>2.914479655698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3482905982906">
                <text:p>0.343482905982906</text:p>
              </table:table-cell>
              <table:table-cell office:value-type="float" office:value="2.91471085974766">
                <text:p>2.914710859747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4017094017094">
                <text:p>0.344017094017094</text:p>
              </table:table-cell>
              <table:table-cell office:value-type="float" office:value="2.9149483134876">
                <text:p>2.91494831348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4551282051282">
                <text:p>0.344551282051282</text:p>
              </table:table-cell>
              <table:table-cell office:value-type="float" office:value="2.91519416930722">
                <text:p>2.915194169307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508547008547">
                <text:p>0.34508547008547</text:p>
              </table:table-cell>
              <table:table-cell office:value-type="float" office:value="2.91546713471897">
                <text:p>2.915467134718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5619658119658">
                <text:p>0.345619658119658</text:p>
              </table:table-cell>
              <table:table-cell office:value-type="float" office:value="2.91576168319221">
                <text:p>2.915761683192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6153846153846">
                <text:p>0.346153846153846</text:p>
              </table:table-cell>
              <table:table-cell office:value-type="float" office:value="2.9160673242561">
                <text:p>2.91606732425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6688034188034">
                <text:p>0.346688034188034</text:p>
              </table:table-cell>
              <table:table-cell office:value-type="float" office:value="2.91637356743981">
                <text:p>2.916373567439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7222222222222">
                <text:p>0.347222222222222</text:p>
              </table:table-cell>
              <table:table-cell office:value-type="float" office:value="2.91666992227251">
                <text:p>2.916669922272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775641025641">
                <text:p>0.34775641025641</text:p>
              </table:table-cell>
              <table:table-cell office:value-type="float" office:value="2.91694589828335">
                <text:p>2.916945898283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8290598290598">
                <text:p>0.348290598290598</text:p>
              </table:table-cell>
              <table:table-cell office:value-type="float" office:value="2.91719100500151">
                <text:p>2.917191005001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8824786324786">
                <text:p>0.348824786324786</text:p>
              </table:table-cell>
              <table:table-cell office:value-type="float" office:value="2.91739475195615">
                <text:p>2.917394751956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9358974358974">
                <text:p>0.349358974358974</text:p>
              </table:table-cell>
              <table:table-cell office:value-type="float" office:value="2.91755176492654">
                <text:p>2.917551764926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9893162393162">
                <text:p>0.349893162393162</text:p>
              </table:table-cell>
              <table:table-cell office:value-type="float" office:value="2.9176992025951">
                <text:p>2.91769920259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042735042735">
                <text:p>0.35042735042735</text:p>
              </table:table-cell>
              <table:table-cell office:value-type="float" office:value="2.91784664026366">
                <text:p>2.917846640263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0961538461538">
                <text:p>0.350961538461538</text:p>
              </table:table-cell>
              <table:table-cell office:value-type="float" office:value="2.91799407793222">
                <text:p>2.917994077932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1495726495727">
                <text:p>0.351495726495727</text:p>
              </table:table-cell>
              <table:table-cell office:value-type="float" office:value="2.91814151560078">
                <text:p>2.918141515600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2029914529915">
                <text:p>0.352029914529915</text:p>
              </table:table-cell>
              <table:table-cell office:value-type="float" office:value="2.91828895326934">
                <text:p>2.918288953269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2564102564103">
                <text:p>0.352564102564103</text:p>
              </table:table-cell>
              <table:table-cell office:value-type="float" office:value="2.91843639093791">
                <text:p>2.918436390937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3098290598291">
                <text:p>0.353098290598291</text:p>
              </table:table-cell>
              <table:table-cell office:value-type="float" office:value="2.91858382860647">
                <text:p>2.918583828606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3632478632479">
                <text:p>0.353632478632479</text:p>
              </table:table-cell>
              <table:table-cell office:value-type="float" office:value="2.91873126627503">
                <text:p>2.918731266275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4166666666667">
                <text:p>0.354166666666667</text:p>
              </table:table-cell>
              <table:table-cell office:value-type="float" office:value="2.91887870394359">
                <text:p>2.918878703943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4700854700855">
                <text:p>0.354700854700855</text:p>
              </table:table-cell>
              <table:table-cell office:value-type="float" office:value="2.91902614161215">
                <text:p>2.919026141612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5235042735043">
                <text:p>0.355235042735043</text:p>
              </table:table-cell>
              <table:table-cell office:value-type="float" office:value="2.91917357928071">
                <text:p>2.919173579280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5769230769231">
                <text:p>0.355769230769231</text:p>
              </table:table-cell>
              <table:table-cell office:value-type="float" office:value="2.91932101694927">
                <text:p>2.919321016949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6303418803419">
                <text:p>0.356303418803419</text:p>
              </table:table-cell>
              <table:table-cell office:value-type="float" office:value="2.91946845461784">
                <text:p>2.919468454617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6837606837607">
                <text:p>0.356837606837607</text:p>
              </table:table-cell>
              <table:table-cell office:value-type="float" office:value="2.9196158922864">
                <text:p>2.91961589228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7371794871795">
                <text:p>0.357371794871795</text:p>
              </table:table-cell>
              <table:table-cell office:value-type="float" office:value="2.91976332995496">
                <text:p>2.919763329954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7905982905983">
                <text:p>0.357905982905983</text:p>
              </table:table-cell>
              <table:table-cell office:value-type="float" office:value="2.91991076762352">
                <text:p>2.919910767623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8440170940171">
                <text:p>0.358440170940171</text:p>
              </table:table-cell>
              <table:table-cell office:value-type="float" office:value="2.92005820529208">
                <text:p>2.920058205292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8974358974359">
                <text:p>0.358974358974359</text:p>
              </table:table-cell>
              <table:table-cell office:value-type="float" office:value="2.92020973076401">
                <text:p>2.920209730764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9508547008547">
                <text:p>0.359508547008547</text:p>
              </table:table-cell>
              <table:table-cell office:value-type="float" office:value="2.92041575730733">
                <text:p>2.920415757307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0042735042735">
                <text:p>0.360042735042735</text:p>
              </table:table-cell>
              <table:table-cell office:value-type="float" office:value="2.92067768410582">
                <text:p>2.920677684105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0576923076923">
                <text:p>0.360576923076923</text:p>
              </table:table-cell>
              <table:table-cell office:value-type="float" office:value="2.92097802679928">
                <text:p>2.920978026799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1111111111111">
                <text:p>0.361111111111111</text:p>
              </table:table-cell>
              <table:table-cell office:value-type="float" office:value="2.92129930102755">
                <text:p>2.921299301027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1645299145299">
                <text:p>0.361645299145299</text:p>
              </table:table-cell>
              <table:table-cell office:value-type="float" office:value="2.92162402243044">
                <text:p>2.921624022430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2179487179487">
                <text:p>0.362179487179487</text:p>
              </table:table-cell>
              <table:table-cell office:value-type="float" office:value="2.92193470664778">
                <text:p>2.921934706647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2713675213675">
                <text:p>0.362713675213675</text:p>
              </table:table-cell>
              <table:table-cell office:value-type="float" office:value="2.92221386931938">
                <text:p>2.922213869319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3247863247863">
                <text:p>0.363247863247863</text:p>
              </table:table-cell>
              <table:table-cell office:value-type="float" office:value="2.92244402608507">
                <text:p>2.922444026085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3782051282051">
                <text:p>0.363782051282051</text:p>
              </table:table-cell>
              <table:table-cell office:value-type="float" office:value="2.92261021241859">
                <text:p>2.92261021241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4316239316239">
                <text:p>0.364316239316239</text:p>
              </table:table-cell>
              <table:table-cell office:value-type="float" office:value="2.92274568592407">
                <text:p>2.922745685924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4850427350427">
                <text:p>0.364850427350427</text:p>
              </table:table-cell>
              <table:table-cell office:value-type="float" office:value="2.92286867017291">
                <text:p>2.922868670172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5384615384615">
                <text:p>0.365384615384615</text:p>
              </table:table-cell>
              <table:table-cell office:value-type="float" office:value="2.92298256566653">
                <text:p>2.922982565666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5918803418803">
                <text:p>0.365918803418803</text:p>
              </table:table-cell>
              <table:table-cell office:value-type="float" office:value="2.92309077290636">
                <text:p>2.923090772906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6452991452991">
                <text:p>0.366452991452991</text:p>
              </table:table-cell>
              <table:table-cell office:value-type="float" office:value="2.92319669239382">
                <text:p>2.923196692393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698717948718">
                <text:p>0.36698717948718</text:p>
              </table:table-cell>
              <table:table-cell office:value-type="float" office:value="2.92330372463035">
                <text:p>2.923303724630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7521367521368">
                <text:p>0.367521367521368</text:p>
              </table:table-cell>
              <table:table-cell office:value-type="float" office:value="2.92341527011738">
                <text:p>2.923415270117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8055555555556">
                <text:p>0.368055555555556</text:p>
              </table:table-cell>
              <table:table-cell office:value-type="float" office:value="2.92353472935634">
                <text:p>2.923534729356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8589743589744">
                <text:p>0.368589743589744</text:p>
              </table:table-cell>
              <table:table-cell office:value-type="float" office:value="2.92366519842812">
                <text:p>2.923665198428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9123931623932">
                <text:p>0.369123931623932</text:p>
              </table:table-cell>
              <table:table-cell office:value-type="float" office:value="2.92380172969912">
                <text:p>2.923801729699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965811965812">
                <text:p>0.36965811965812</text:p>
              </table:table-cell>
              <table:table-cell office:value-type="float" office:value="2.92394136301599">
                <text:p>2.923941363015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0192307692308">
                <text:p>0.370192307692308</text:p>
              </table:table-cell>
              <table:table-cell office:value-type="float" office:value="2.92408400116779">
                <text:p>2.92408400116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0726495726496">
                <text:p>0.370726495726496</text:p>
              </table:table-cell>
              <table:table-cell office:value-type="float" office:value="2.9242295469436">
                <text:p>2.92422954694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1260683760684">
                <text:p>0.371260683760684</text:p>
              </table:table-cell>
              <table:table-cell office:value-type="float" office:value="2.92437790313247">
                <text:p>2.924377903132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1794871794872">
                <text:p>0.371794871794872</text:p>
              </table:table-cell>
              <table:table-cell office:value-type="float" office:value="2.92452897252348">
                <text:p>2.924528972523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232905982906">
                <text:p>0.37232905982906</text:p>
              </table:table-cell>
              <table:table-cell office:value-type="float" office:value="2.9246826579057">
                <text:p>2.92468265790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2863247863248">
                <text:p>0.372863247863248</text:p>
              </table:table-cell>
              <table:table-cell office:value-type="float" office:value="2.92483886206819">
                <text:p>2.92483886206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3397435897436">
                <text:p>0.373397435897436</text:p>
              </table:table-cell>
              <table:table-cell office:value-type="float" office:value="2.92499877086958">
                <text:p>2.924998770869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3931623931624">
                <text:p>0.373931623931624</text:p>
              </table:table-cell>
              <table:table-cell office:value-type="float" office:value="2.92520446439064">
                <text:p>2.925204464390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4465811965812">
                <text:p>0.374465811965812</text:p>
              </table:table-cell>
              <table:table-cell office:value-type="float" office:value="2.92546418034727">
                <text:p>2.925464180347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5">
                <text:p>0.375</text:p>
              </table:table-cell>
              <table:table-cell office:value-type="float" office:value="2.9257613085973">
                <text:p>2.92576130859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5534188034188">
                <text:p>0.375534188034188</text:p>
              </table:table-cell>
              <table:table-cell office:value-type="float" office:value="2.92607923899854">
                <text:p>2.926079238998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6068376068376">
                <text:p>0.376068376068376</text:p>
              </table:table-cell>
              <table:table-cell office:value-type="float" office:value="2.92640136140883">
                <text:p>2.926401361408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6602564102564">
                <text:p>0.376602564102564</text:p>
              </table:table-cell>
              <table:table-cell office:value-type="float" office:value="2.92671106568599">
                <text:p>2.926711065685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7136752136752">
                <text:p>0.377136752136752</text:p>
              </table:table-cell>
              <table:table-cell office:value-type="float" office:value="2.92699174168785">
                <text:p>2.926991741687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767094017094">
                <text:p>0.37767094017094</text:p>
              </table:table-cell>
              <table:table-cell office:value-type="float" office:value="2.92722677927223">
                <text:p>2.927226779272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8205128205128">
                <text:p>0.378205128205128</text:p>
              </table:table-cell>
              <table:table-cell office:value-type="float" office:value="2.92739941271595">
                <text:p>2.927399412715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8739316239316">
                <text:p>0.378739316239316</text:p>
              </table:table-cell>
              <table:table-cell office:value-type="float" office:value="2.9274918544105">
                <text:p>2.92749185441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9273504273504">
                <text:p>0.379273504273504</text:p>
              </table:table-cell>
              <table:table-cell office:value-type="float" office:value="2.92751418922118">
                <text:p>2.927514189221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9807692307692">
                <text:p>0.379807692307692</text:p>
              </table:table-cell>
              <table:table-cell office:value-type="float" office:value="2.92748629377273">
                <text:p>2.927486293772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034188034188">
                <text:p>0.38034188034188</text:p>
              </table:table-cell>
              <table:table-cell office:value-type="float" office:value="2.92742804468988">
                <text:p>2.927428044689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0876068376068">
                <text:p>0.380876068376068</text:p>
              </table:table-cell>
              <table:table-cell office:value-type="float" office:value="2.92735931859739">
                <text:p>2.92735931859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1410256410256">
                <text:p>0.381410256410256</text:p>
              </table:table-cell>
              <table:table-cell office:value-type="float" office:value="2.92729999211999">
                <text:p>2.927299992119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1944444444444">
                <text:p>0.381944444444444</text:p>
              </table:table-cell>
              <table:table-cell office:value-type="float" office:value="2.92726994188243">
                <text:p>2.927269941882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2478632478633">
                <text:p>0.382478632478633</text:p>
              </table:table-cell>
              <table:table-cell office:value-type="float" office:value="2.92728904450945">
                <text:p>2.927289044509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3012820512821">
                <text:p>0.383012820512821</text:p>
              </table:table-cell>
              <table:table-cell office:value-type="float" office:value="2.92737675816636">
                <text:p>2.927376758166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3547008547009">
                <text:p>0.383547008547009</text:p>
              </table:table-cell>
              <table:table-cell office:value-type="float" office:value="2.92750096830765">
                <text:p>2.927500968307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4081196581197">
                <text:p>0.384081196581197</text:p>
              </table:table-cell>
              <table:table-cell office:value-type="float" office:value="2.92763148696885">
                <text:p>2.927631486968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4615384615385">
                <text:p>0.384615384615385</text:p>
              </table:table-cell>
              <table:table-cell office:value-type="float" office:value="2.92776814845131">
                <text:p>2.927768148451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5149572649573">
                <text:p>0.385149572649573</text:p>
              </table:table-cell>
              <table:table-cell office:value-type="float" office:value="2.92791078705638">
                <text:p>2.927910787056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5683760683761">
                <text:p>0.385683760683761</text:p>
              </table:table-cell>
              <table:table-cell office:value-type="float" office:value="2.92805923708542">
                <text:p>2.928059237085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6217948717949">
                <text:p>0.386217948717949</text:p>
              </table:table-cell>
              <table:table-cell office:value-type="float" office:value="2.92821333283976">
                <text:p>2.928213332839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6752136752137">
                <text:p>0.386752136752137</text:p>
              </table:table-cell>
              <table:table-cell office:value-type="float" office:value="2.92837290862075">
                <text:p>2.928372908620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7286324786325">
                <text:p>0.387286324786325</text:p>
              </table:table-cell>
              <table:table-cell office:value-type="float" office:value="2.92853779872976">
                <text:p>2.928537798729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7820512820513">
                <text:p>0.387820512820513</text:p>
              </table:table-cell>
              <table:table-cell office:value-type="float" office:value="2.92870792835622">
                <text:p>2.928707928356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8354700854701">
                <text:p>0.388354700854701</text:p>
              </table:table-cell>
              <table:table-cell office:value-type="float" office:value="2.92891094436534">
                <text:p>2.928910944365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2.9291566035262">
                <text:p>2.92915660352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9423076923077">
                <text:p>0.389423076923077</text:p>
              </table:table-cell>
              <table:table-cell office:value-type="float" office:value="2.92942705452853">
                <text:p>2.929427054528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9957264957265">
                <text:p>0.389957264957265</text:p>
              </table:table-cell>
              <table:table-cell office:value-type="float" office:value="2.92970444606203">
                <text:p>2.929704446062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0491452991453">
                <text:p>0.390491452991453</text:p>
              </table:table-cell>
              <table:table-cell office:value-type="float" office:value="2.92997092681643">
                <text:p>2.929970926816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1025641025641">
                <text:p>0.391025641025641</text:p>
              </table:table-cell>
              <table:table-cell office:value-type="float" office:value="2.93020864548143">
                <text:p>2.930208645481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1559829059829">
                <text:p>0.391559829059829</text:p>
              </table:table-cell>
              <table:table-cell office:value-type="float" office:value="2.93039975074676">
                <text:p>2.930399750746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2094017094017">
                <text:p>0.392094017094017</text:p>
              </table:table-cell>
              <table:table-cell office:value-type="float" office:value="2.93052639130212">
                <text:p>2.930526391302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2628205128205">
                <text:p>0.392628205128205</text:p>
              </table:table-cell>
              <table:table-cell office:value-type="float" office:value="2.93057072291082">
                <text:p>2.930570722910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3162393162393">
                <text:p>0.393162393162393</text:p>
              </table:table-cell>
              <table:table-cell office:value-type="float" office:value="2.93056912899148">
                <text:p>2.930569128991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3696581196581">
                <text:p>0.393696581196581</text:p>
              </table:table-cell>
              <table:table-cell office:value-type="float" office:value="2.93056753507215">
                <text:p>2.930567535072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4230769230769">
                <text:p>0.394230769230769</text:p>
              </table:table-cell>
              <table:table-cell office:value-type="float" office:value="2.93056594115281">
                <text:p>2.930565941152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4764957264957">
                <text:p>0.394764957264957</text:p>
              </table:table-cell>
              <table:table-cell office:value-type="float" office:value="2.93056434723348">
                <text:p>2.930564347233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5299145299145">
                <text:p>0.395299145299145</text:p>
              </table:table-cell>
              <table:table-cell office:value-type="float" office:value="2.93056275331414">
                <text:p>2.930562753314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5833333333333">
                <text:p>0.395833333333333</text:p>
              </table:table-cell>
              <table:table-cell office:value-type="float" office:value="2.93056115939481">
                <text:p>2.930561159394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6367521367521">
                <text:p>0.396367521367521</text:p>
              </table:table-cell>
              <table:table-cell office:value-type="float" office:value="2.93055956547547">
                <text:p>2.930559565475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6901709401709">
                <text:p>0.396901709401709</text:p>
              </table:table-cell>
              <table:table-cell office:value-type="float" office:value="2.93055797155614">
                <text:p>2.930557971556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7435897435897">
                <text:p>0.397435897435897</text:p>
              </table:table-cell>
              <table:table-cell office:value-type="float" office:value="2.93055637763681">
                <text:p>2.930556377636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7970085470086">
                <text:p>0.397970085470086</text:p>
              </table:table-cell>
              <table:table-cell office:value-type="float" office:value="2.93055478371747">
                <text:p>2.930554783717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8504273504274">
                <text:p>0.398504273504274</text:p>
              </table:table-cell>
              <table:table-cell office:value-type="float" office:value="2.93055318979814">
                <text:p>2.930553189798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9038461538462">
                <text:p>0.399038461538462</text:p>
              </table:table-cell>
              <table:table-cell office:value-type="float" office:value="2.9305515958788">
                <text:p>2.93055159587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957264957265">
                <text:p>0.39957264957265</text:p>
              </table:table-cell>
              <table:table-cell office:value-type="float" office:value="2.93055000195947">
                <text:p>2.930550001959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0106837606838">
                <text:p>0.400106837606838</text:p>
              </table:table-cell>
              <table:table-cell office:value-type="float" office:value="2.93054840804013">
                <text:p>2.930548408040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0641025641026">
                <text:p>0.400641025641026</text:p>
              </table:table-cell>
              <table:table-cell office:value-type="float" office:value="2.9305468141208">
                <text:p>2.93054681412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1175213675214">
                <text:p>0.401175213675214</text:p>
              </table:table-cell>
              <table:table-cell office:value-type="float" office:value="2.93054522020146">
                <text:p>2.930545220201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1709401709402">
                <text:p>0.401709401709402</text:p>
              </table:table-cell>
              <table:table-cell office:value-type="float" office:value="2.93054362628213">
                <text:p>2.930543626282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224358974359">
                <text:p>0.40224358974359</text:p>
              </table:table-cell>
              <table:table-cell office:value-type="float" office:value="2.93054203236279">
                <text:p>2.930542032362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2777777777778">
                <text:p>0.402777777777778</text:p>
              </table:table-cell>
              <table:table-cell office:value-type="float" office:value="2.93058761186162">
                <text:p>2.930587611861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3311965811966">
                <text:p>0.403311965811966</text:p>
              </table:table-cell>
              <table:table-cell office:value-type="float" office:value="2.93072724425709">
                <text:p>2.930727244257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3846153846154">
                <text:p>0.403846153846154</text:p>
              </table:table-cell>
              <table:table-cell office:value-type="float" office:value="2.93093504396298">
                <text:p>2.930935043962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4380341880342">
                <text:p>0.404380341880342</text:p>
              </table:table-cell>
              <table:table-cell office:value-type="float" office:value="2.93118477899062">
                <text:p>2.931184778990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491452991453">
                <text:p>0.40491452991453</text:p>
              </table:table-cell>
              <table:table-cell office:value-type="float" office:value="2.93145021735133">
                <text:p>2.931450217351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5448717948718">
                <text:p>0.405448717948718</text:p>
              </table:table-cell>
              <table:table-cell office:value-type="float" office:value="2.93170512705646">
                <text:p>2.931705127056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5982905982906">
                <text:p>0.405982905982906</text:p>
              </table:table-cell>
              <table:table-cell office:value-type="float" office:value="2.93192327611734">
                <text:p>2.931923276117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6517094017094">
                <text:p>0.406517094017094</text:p>
              </table:table-cell>
              <table:table-cell office:value-type="float" office:value="2.93207843254529">
                <text:p>2.932078432545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7051282051282">
                <text:p>0.407051282051282</text:p>
              </table:table-cell>
              <table:table-cell office:value-type="float" office:value="2.93214436435164">
                <text:p>2.932144364351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758547008547">
                <text:p>0.40758547008547</text:p>
              </table:table-cell>
              <table:table-cell office:value-type="float" office:value="2.93214363198681">
                <text:p>2.932143631986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8119658119658">
                <text:p>0.408119658119658</text:p>
              </table:table-cell>
              <table:table-cell office:value-type="float" office:value="2.93214203806747">
                <text:p>2.932142038067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8653846153846">
                <text:p>0.408653846153846</text:p>
              </table:table-cell>
              <table:table-cell office:value-type="float" office:value="2.93214044414814">
                <text:p>2.932140444148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188034188034">
                <text:p>0.409188034188034</text:p>
              </table:table-cell>
              <table:table-cell office:value-type="float" office:value="2.9321388502288">
                <text:p>2.93213885022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722222222222">
                <text:p>0.409722222222222</text:p>
              </table:table-cell>
              <table:table-cell office:value-type="float" office:value="2.93213725630947">
                <text:p>2.932137256309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025641025641">
                <text:p>0.41025641025641</text:p>
              </table:table-cell>
              <table:table-cell office:value-type="float" office:value="2.93213566239013">
                <text:p>2.932135662390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0790598290598">
                <text:p>0.410790598290598</text:p>
              </table:table-cell>
              <table:table-cell office:value-type="float" office:value="2.9321340684708">
                <text:p>2.93213406847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1324786324786">
                <text:p>0.411324786324786</text:p>
              </table:table-cell>
              <table:table-cell office:value-type="float" office:value="2.93213247455146">
                <text:p>2.932132474551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1858974358974">
                <text:p>0.411858974358974</text:p>
              </table:table-cell>
              <table:table-cell office:value-type="float" office:value="2.93213088063213">
                <text:p>2.932130880632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2393162393162">
                <text:p>0.412393162393162</text:p>
              </table:table-cell>
              <table:table-cell office:value-type="float" office:value="2.93212928671279">
                <text:p>2.932129286712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292735042735">
                <text:p>0.41292735042735</text:p>
              </table:table-cell>
              <table:table-cell office:value-type="float" office:value="2.93212769279345">
                <text:p>2.932127692793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3461538461538">
                <text:p>0.413461538461538</text:p>
              </table:table-cell>
              <table:table-cell office:value-type="float" office:value="2.93212609887412">
                <text:p>2.932126098874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3995726495727">
                <text:p>0.413995726495727</text:p>
              </table:table-cell>
              <table:table-cell office:value-type="float" office:value="2.93212450495478">
                <text:p>2.932124504954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4529914529915">
                <text:p>0.414529914529915</text:p>
              </table:table-cell>
              <table:table-cell office:value-type="float" office:value="2.93212291103545">
                <text:p>2.932122911035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5064102564103">
                <text:p>0.415064102564103</text:p>
              </table:table-cell>
              <table:table-cell office:value-type="float" office:value="2.93212131711611">
                <text:p>2.932121317116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5598290598291">
                <text:p>0.415598290598291</text:p>
              </table:table-cell>
              <table:table-cell office:value-type="float" office:value="2.93211972319677">
                <text:p>2.932119723196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6132478632479">
                <text:p>0.416132478632479</text:p>
              </table:table-cell>
              <table:table-cell office:value-type="float" office:value="2.93211812927744">
                <text:p>2.932118129277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2.9321165353581">
                <text:p>2.93211653535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7200854700855">
                <text:p>0.417200854700855</text:p>
              </table:table-cell>
              <table:table-cell office:value-type="float" office:value="2.93211494143877">
                <text:p>2.932114941438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7735042735043">
                <text:p>0.417735042735043</text:p>
              </table:table-cell>
              <table:table-cell office:value-type="float" office:value="2.93211334751943">
                <text:p>2.932113347519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8269230769231">
                <text:p>0.418269230769231</text:p>
              </table:table-cell>
              <table:table-cell office:value-type="float" office:value="2.9321117536001">
                <text:p>2.93211175360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8803418803419">
                <text:p>0.418803418803419</text:p>
              </table:table-cell>
              <table:table-cell office:value-type="float" office:value="2.93211015968076">
                <text:p>2.932110159680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9337606837607">
                <text:p>0.419337606837607</text:p>
              </table:table-cell>
              <table:table-cell office:value-type="float" office:value="2.93210856576143">
                <text:p>2.932108565761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9871794871795">
                <text:p>0.419871794871795</text:p>
              </table:table-cell>
              <table:table-cell office:value-type="float" office:value="2.93210697184209">
                <text:p>2.932106971842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0405982905983">
                <text:p>0.420405982905983</text:p>
              </table:table-cell>
              <table:table-cell office:value-type="float" office:value="2.93210537792276">
                <text:p>2.932105377922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0940170940171">
                <text:p>0.420940170940171</text:p>
              </table:table-cell>
              <table:table-cell office:value-type="float" office:value="2.93210378400343">
                <text:p>2.932103784003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1474358974359">
                <text:p>0.421474358974359</text:p>
              </table:table-cell>
              <table:table-cell office:value-type="float" office:value="2.93210219008409">
                <text:p>2.932102190084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2008547008547">
                <text:p>0.422008547008547</text:p>
              </table:table-cell>
              <table:table-cell office:value-type="float" office:value="2.93210059616476">
                <text:p>2.932100596164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2542735042735">
                <text:p>0.422542735042735</text:p>
              </table:table-cell>
              <table:table-cell office:value-type="float" office:value="2.93209900224542">
                <text:p>2.932099002245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3076923076923">
                <text:p>0.423076923076923</text:p>
              </table:table-cell>
              <table:table-cell office:value-type="float" office:value="2.93209740832609">
                <text:p>2.932097408326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3611111111111">
                <text:p>0.423611111111111</text:p>
              </table:table-cell>
              <table:table-cell office:value-type="float" office:value="2.93209581440675">
                <text:p>2.932095814406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4145299145299">
                <text:p>0.424145299145299</text:p>
              </table:table-cell>
              <table:table-cell office:value-type="float" office:value="2.93209422048742">
                <text:p>2.932094220487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4679487179487">
                <text:p>0.424679487179487</text:p>
              </table:table-cell>
              <table:table-cell office:value-type="float" office:value="2.93209262656808">
                <text:p>2.932092626568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5213675213675">
                <text:p>0.425213675213675</text:p>
              </table:table-cell>
              <table:table-cell office:value-type="float" office:value="2.93209103264875">
                <text:p>2.932091032648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5747863247863">
                <text:p>0.425747863247863</text:p>
              </table:table-cell>
              <table:table-cell office:value-type="float" office:value="2.93208943872941">
                <text:p>2.932089438729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6282051282051">
                <text:p>0.426282051282051</text:p>
              </table:table-cell>
              <table:table-cell office:value-type="float" office:value="2.93208784481008">
                <text:p>2.932087844810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6816239316239">
                <text:p>0.426816239316239</text:p>
              </table:table-cell>
              <table:table-cell office:value-type="float" office:value="2.93208625089074">
                <text:p>2.932086250890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7350427350427">
                <text:p>0.427350427350427</text:p>
              </table:table-cell>
              <table:table-cell office:value-type="float" office:value="2.93208465697141">
                <text:p>2.932084656971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7884615384615">
                <text:p>0.427884615384615</text:p>
              </table:table-cell>
              <table:table-cell office:value-type="float" office:value="2.93208306305207">
                <text:p>2.932083063052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8418803418803">
                <text:p>0.428418803418803</text:p>
              </table:table-cell>
              <table:table-cell office:value-type="float" office:value="2.93208146913274">
                <text:p>2.932081469132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8952991452991">
                <text:p>0.428952991452991</text:p>
              </table:table-cell>
              <table:table-cell office:value-type="float" office:value="2.9320798752134">
                <text:p>2.93207987521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948717948718">
                <text:p>0.42948717948718</text:p>
              </table:table-cell>
              <table:table-cell office:value-type="float" office:value="2.93207828129407">
                <text:p>2.932078281294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0021367521368">
                <text:p>0.430021367521368</text:p>
              </table:table-cell>
              <table:table-cell office:value-type="float" office:value="2.93207668737473">
                <text:p>2.932076687374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0555555555556">
                <text:p>0.430555555555556</text:p>
              </table:table-cell>
              <table:table-cell office:value-type="float" office:value="2.9320750934554">
                <text:p>2.93207509345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1089743589744">
                <text:p>0.431089743589744</text:p>
              </table:table-cell>
              <table:table-cell office:value-type="float" office:value="2.93207349953606">
                <text:p>2.932073499536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1623931623932">
                <text:p>0.431623931623932</text:p>
              </table:table-cell>
              <table:table-cell office:value-type="float" office:value="2.93207190561673">
                <text:p>2.932071905616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215811965812">
                <text:p>0.43215811965812</text:p>
              </table:table-cell>
              <table:table-cell office:value-type="float" office:value="2.9320703116974">
                <text:p>2.93207031169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2692307692308">
                <text:p>0.432692307692308</text:p>
              </table:table-cell>
              <table:table-cell office:value-type="float" office:value="2.93206871777806">
                <text:p>2.932068717778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3226495726496">
                <text:p>0.433226495726496</text:p>
              </table:table-cell>
              <table:table-cell office:value-type="float" office:value="2.93206712385873">
                <text:p>2.932067123858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3760683760684">
                <text:p>0.433760683760684</text:p>
              </table:table-cell>
              <table:table-cell office:value-type="float" office:value="2.93206552993939">
                <text:p>2.93206552993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4294871794872">
                <text:p>0.434294871794872</text:p>
              </table:table-cell>
              <table:table-cell office:value-type="float" office:value="2.93206393602006">
                <text:p>2.932063936020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482905982906">
                <text:p>0.43482905982906</text:p>
              </table:table-cell>
              <table:table-cell office:value-type="float" office:value="2.93206234210072">
                <text:p>2.932062342100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5363247863248">
                <text:p>0.435363247863248</text:p>
              </table:table-cell>
              <table:table-cell office:value-type="float" office:value="2.93206074818139">
                <text:p>2.93206074818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5897435897436">
                <text:p>0.435897435897436</text:p>
              </table:table-cell>
              <table:table-cell office:value-type="float" office:value="2.93205915426205">
                <text:p>2.932059154262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6431623931624">
                <text:p>0.436431623931624</text:p>
              </table:table-cell>
              <table:table-cell office:value-type="float" office:value="2.93205756034272">
                <text:p>2.932057560342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6965811965812">
                <text:p>0.436965811965812</text:p>
              </table:table-cell>
              <table:table-cell office:value-type="float" office:value="2.93205596642338">
                <text:p>2.932055966423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75">
                <text:p>0.4375</text:p>
              </table:table-cell>
              <table:table-cell office:value-type="float" office:value="2.93205437250404">
                <text:p>2.932054372504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8034188034188">
                <text:p>0.438034188034188</text:p>
              </table:table-cell>
              <table:table-cell office:value-type="float" office:value="2.93205277858471">
                <text:p>2.932052778584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8568376068376">
                <text:p>0.438568376068376</text:p>
              </table:table-cell>
              <table:table-cell office:value-type="float" office:value="2.93205118466537">
                <text:p>2.932051184665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9102564102564">
                <text:p>0.439102564102564</text:p>
              </table:table-cell>
              <table:table-cell office:value-type="float" office:value="2.93204959074604">
                <text:p>2.932049590746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9636752136752">
                <text:p>0.439636752136752</text:p>
              </table:table-cell>
              <table:table-cell office:value-type="float" office:value="2.9320479968267">
                <text:p>2.93204799682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017094017094">
                <text:p>0.44017094017094</text:p>
              </table:table-cell>
              <table:table-cell office:value-type="float" office:value="2.93204640290736">
                <text:p>2.932046402907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0705128205128">
                <text:p>0.440705128205128</text:p>
              </table:table-cell>
              <table:table-cell office:value-type="float" office:value="2.93204480898803">
                <text:p>2.932044808988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1239316239316">
                <text:p>0.441239316239316</text:p>
              </table:table-cell>
              <table:table-cell office:value-type="float" office:value="2.93204321506869">
                <text:p>2.932043215068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1773504273504">
                <text:p>0.441773504273504</text:p>
              </table:table-cell>
              <table:table-cell office:value-type="float" office:value="2.93204162114936">
                <text:p>2.932041621149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2307692307692">
                <text:p>0.442307692307692</text:p>
              </table:table-cell>
              <table:table-cell office:value-type="float" office:value="2.93204002723002">
                <text:p>2.932040027230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284188034188">
                <text:p>0.44284188034188</text:p>
              </table:table-cell>
              <table:table-cell office:value-type="float" office:value="2.93203843331069">
                <text:p>2.932038433310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3376068376068">
                <text:p>0.443376068376068</text:p>
              </table:table-cell>
              <table:table-cell office:value-type="float" office:value="2.93203683939135">
                <text:p>2.932036839391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3910256410256">
                <text:p>0.443910256410256</text:p>
              </table:table-cell>
              <table:table-cell office:value-type="float" office:value="2.93203524547202">
                <text:p>2.932035245472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2.93203365155268">
                <text:p>2.932033651552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4978632478633">
                <text:p>0.444978632478633</text:p>
              </table:table-cell>
              <table:table-cell office:value-type="float" office:value="2.93203205763335">
                <text:p>2.932032057633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5512820512821">
                <text:p>0.445512820512821</text:p>
              </table:table-cell>
              <table:table-cell office:value-type="float" office:value="2.93203046371402">
                <text:p>2.932030463714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6047008547009">
                <text:p>0.446047008547009</text:p>
              </table:table-cell>
              <table:table-cell office:value-type="float" office:value="2.93202886979468">
                <text:p>2.932028869794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6581196581197">
                <text:p>0.446581196581197</text:p>
              </table:table-cell>
              <table:table-cell office:value-type="float" office:value="2.93202727587535">
                <text:p>2.932027275875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7115384615385">
                <text:p>0.447115384615385</text:p>
              </table:table-cell>
              <table:table-cell office:value-type="float" office:value="2.93202568195601">
                <text:p>2.932025681956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7649572649573">
                <text:p>0.447649572649573</text:p>
              </table:table-cell>
              <table:table-cell office:value-type="float" office:value="2.93202408803668">
                <text:p>2.932024088036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8183760683761">
                <text:p>0.448183760683761</text:p>
              </table:table-cell>
              <table:table-cell office:value-type="float" office:value="2.93202249411734">
                <text:p>2.932022494117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8717948717949">
                <text:p>0.448717948717949</text:p>
              </table:table-cell>
              <table:table-cell office:value-type="float" office:value="2.93202090019801">
                <text:p>2.932020900198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9252136752137">
                <text:p>0.449252136752137</text:p>
              </table:table-cell>
              <table:table-cell office:value-type="float" office:value="2.93201930627867">
                <text:p>2.932019306278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9786324786325">
                <text:p>0.449786324786325</text:p>
              </table:table-cell>
              <table:table-cell office:value-type="float" office:value="2.93201771235934">
                <text:p>2.932017712359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0320512820513">
                <text:p>0.450320512820513</text:p>
              </table:table-cell>
              <table:table-cell office:value-type="float" office:value="2.93201611844">
                <text:p>2.932016118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0854700854701">
                <text:p>0.450854700854701</text:p>
              </table:table-cell>
              <table:table-cell office:value-type="float" office:value="2.93201452452067">
                <text:p>2.932014524520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1388888888889">
                <text:p>0.451388888888889</text:p>
              </table:table-cell>
              <table:table-cell office:value-type="float" office:value="2.93201293060133">
                <text:p>2.932012930601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1923076923077">
                <text:p>0.451923076923077</text:p>
              </table:table-cell>
              <table:table-cell office:value-type="float" office:value="2.932011336682">
                <text:p>2.9320113366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2457264957265">
                <text:p>0.452457264957265</text:p>
              </table:table-cell>
              <table:table-cell office:value-type="float" office:value="2.93200974276266">
                <text:p>2.932009742762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2991452991453">
                <text:p>0.452991452991453</text:p>
              </table:table-cell>
              <table:table-cell office:value-type="float" office:value="2.93200814884333">
                <text:p>2.932008148843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3525641025641">
                <text:p>0.453525641025641</text:p>
              </table:table-cell>
              <table:table-cell office:value-type="float" office:value="2.93200655492399">
                <text:p>2.932006554923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4059829059829">
                <text:p>0.454059829059829</text:p>
              </table:table-cell>
              <table:table-cell office:value-type="float" office:value="2.93200496100466">
                <text:p>2.932004961004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4594017094017">
                <text:p>0.454594017094017</text:p>
              </table:table-cell>
              <table:table-cell office:value-type="float" office:value="2.93200336708532">
                <text:p>2.932003367085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5128205128205">
                <text:p>0.455128205128205</text:p>
              </table:table-cell>
              <table:table-cell office:value-type="float" office:value="2.93200177316599">
                <text:p>2.932001773165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5662393162393">
                <text:p>0.455662393162393</text:p>
              </table:table-cell>
              <table:table-cell office:value-type="float" office:value="2.93200017924665">
                <text:p>2.932000179246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6196581196581">
                <text:p>0.456196581196581</text:p>
              </table:table-cell>
              <table:table-cell office:value-type="float" office:value="2.93199858532732">
                <text:p>2.931998585327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6730769230769">
                <text:p>0.456730769230769</text:p>
              </table:table-cell>
              <table:table-cell office:value-type="float" office:value="2.93199699140798">
                <text:p>2.931996991407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7264957264957">
                <text:p>0.457264957264957</text:p>
              </table:table-cell>
              <table:table-cell office:value-type="float" office:value="2.93199539748865">
                <text:p>2.931995397488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7799145299145">
                <text:p>0.457799145299145</text:p>
              </table:table-cell>
              <table:table-cell office:value-type="float" office:value="2.93199380356932">
                <text:p>2.931993803569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8333333333333">
                <text:p>0.458333333333333</text:p>
              </table:table-cell>
              <table:table-cell office:value-type="float" office:value="2.93199220964998">
                <text:p>2.931992209649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8867521367521">
                <text:p>0.458867521367521</text:p>
              </table:table-cell>
              <table:table-cell office:value-type="float" office:value="2.93199061573065">
                <text:p>2.931990615730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9401709401709">
                <text:p>0.459401709401709</text:p>
              </table:table-cell>
              <table:table-cell office:value-type="float" office:value="2.93198902181131">
                <text:p>2.931989021811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9935897435897">
                <text:p>0.459935897435897</text:p>
              </table:table-cell>
              <table:table-cell office:value-type="float" office:value="2.93198742789198">
                <text:p>2.931987427891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0470085470085">
                <text:p>0.460470085470085</text:p>
              </table:table-cell>
              <table:table-cell office:value-type="float" office:value="2.93198583397264">
                <text:p>2.931985833972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1004273504274">
                <text:p>0.461004273504274</text:p>
              </table:table-cell>
              <table:table-cell office:value-type="float" office:value="2.93198424005331">
                <text:p>2.931984240053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1538461538462">
                <text:p>0.461538461538462</text:p>
              </table:table-cell>
              <table:table-cell office:value-type="float" office:value="2.93198264613397">
                <text:p>2.931982646133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207264957265">
                <text:p>0.46207264957265</text:p>
              </table:table-cell>
              <table:table-cell office:value-type="float" office:value="2.93198105221463">
                <text:p>2.931981052214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2606837606838">
                <text:p>0.462606837606838</text:p>
              </table:table-cell>
              <table:table-cell office:value-type="float" office:value="2.9319794582953">
                <text:p>2.93197945829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3141025641026">
                <text:p>0.463141025641026</text:p>
              </table:table-cell>
              <table:table-cell office:value-type="float" office:value="2.93197786437596">
                <text:p>2.931977864375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3675213675214">
                <text:p>0.463675213675214</text:p>
              </table:table-cell>
              <table:table-cell office:value-type="float" office:value="2.93197627045662">
                <text:p>2.931976270456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4209401709402">
                <text:p>0.464209401709402</text:p>
              </table:table-cell>
              <table:table-cell office:value-type="float" office:value="2.93197467653729">
                <text:p>2.931974676537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474358974359">
                <text:p>0.46474358974359</text:p>
              </table:table-cell>
              <table:table-cell office:value-type="float" office:value="2.93197308261795">
                <text:p>2.931973082617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5277777777778">
                <text:p>0.465277777777778</text:p>
              </table:table-cell>
              <table:table-cell office:value-type="float" office:value="2.93197148869862">
                <text:p>2.931971488698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5811965811966">
                <text:p>0.465811965811966</text:p>
              </table:table-cell>
              <table:table-cell office:value-type="float" office:value="2.93196989477928">
                <text:p>2.931969894779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6346153846154">
                <text:p>0.466346153846154</text:p>
              </table:table-cell>
              <table:table-cell office:value-type="float" office:value="2.93196830085995">
                <text:p>2.931968300859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6880341880342">
                <text:p>0.466880341880342</text:p>
              </table:table-cell>
              <table:table-cell office:value-type="float" office:value="2.93196670694061">
                <text:p>2.931966706940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741452991453">
                <text:p>0.46741452991453</text:p>
              </table:table-cell>
              <table:table-cell office:value-type="float" office:value="2.93196511302128">
                <text:p>2.931965113021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7948717948718">
                <text:p>0.467948717948718</text:p>
              </table:table-cell>
              <table:table-cell office:value-type="float" office:value="2.93196351910194">
                <text:p>2.931963519101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8482905982906">
                <text:p>0.468482905982906</text:p>
              </table:table-cell>
              <table:table-cell office:value-type="float" office:value="2.93196192518261">
                <text:p>2.931961925182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9017094017094">
                <text:p>0.469017094017094</text:p>
              </table:table-cell>
              <table:table-cell office:value-type="float" office:value="2.93196033126328">
                <text:p>2.931960331263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9551282051282">
                <text:p>0.469551282051282</text:p>
              </table:table-cell>
              <table:table-cell office:value-type="float" office:value="2.93195873734394">
                <text:p>2.931958737343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008547008547">
                <text:p>0.47008547008547</text:p>
              </table:table-cell>
              <table:table-cell office:value-type="float" office:value="2.93195714342461">
                <text:p>2.931957143424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0619658119658">
                <text:p>0.470619658119658</text:p>
              </table:table-cell>
              <table:table-cell office:value-type="float" office:value="2.93195554950527">
                <text:p>2.931955549505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1153846153846">
                <text:p>0.471153846153846</text:p>
              </table:table-cell>
              <table:table-cell office:value-type="float" office:value="2.93195395558594">
                <text:p>2.931953955585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1688034188034">
                <text:p>0.471688034188034</text:p>
              </table:table-cell>
              <table:table-cell office:value-type="float" office:value="2.9319523616666">
                <text:p>2.93195236166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2222222222222">
                <text:p>0.472222222222222</text:p>
              </table:table-cell>
              <table:table-cell office:value-type="float" office:value="2.93195076774727">
                <text:p>2.931950767747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275641025641">
                <text:p>0.47275641025641</text:p>
              </table:table-cell>
              <table:table-cell office:value-type="float" office:value="2.93194917382793">
                <text:p>2.931949173827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3290598290598">
                <text:p>0.473290598290598</text:p>
              </table:table-cell>
              <table:table-cell office:value-type="float" office:value="2.9319475799086">
                <text:p>2.93194757990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3824786324786">
                <text:p>0.473824786324786</text:p>
              </table:table-cell>
              <table:table-cell office:value-type="float" office:value="2.93194598598926">
                <text:p>2.931945985989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4358974358974">
                <text:p>0.474358974358974</text:p>
              </table:table-cell>
              <table:table-cell office:value-type="float" office:value="2.93194439206993">
                <text:p>2.931944392069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4893162393162">
                <text:p>0.474893162393162</text:p>
              </table:table-cell>
              <table:table-cell office:value-type="float" office:value="2.93194279815059">
                <text:p>2.93194279815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542735042735">
                <text:p>0.47542735042735</text:p>
              </table:table-cell>
              <table:table-cell office:value-type="float" office:value="2.93194120423126">
                <text:p>2.931941204231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5961538461538">
                <text:p>0.475961538461538</text:p>
              </table:table-cell>
              <table:table-cell office:value-type="float" office:value="2.93193961031192">
                <text:p>2.931939610311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6495726495727">
                <text:p>0.476495726495727</text:p>
              </table:table-cell>
              <table:table-cell office:value-type="float" office:value="2.93193801639259">
                <text:p>2.93193801639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7029914529915">
                <text:p>0.477029914529915</text:p>
              </table:table-cell>
              <table:table-cell office:value-type="float" office:value="2.93193642247325">
                <text:p>2.931936422473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7564102564103">
                <text:p>0.477564102564103</text:p>
              </table:table-cell>
              <table:table-cell office:value-type="float" office:value="2.93193482855392">
                <text:p>2.931934828553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8098290598291">
                <text:p>0.478098290598291</text:p>
              </table:table-cell>
              <table:table-cell office:value-type="float" office:value="2.93193323463458">
                <text:p>2.931933234634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8632478632479">
                <text:p>0.478632478632479</text:p>
              </table:table-cell>
              <table:table-cell office:value-type="float" office:value="2.93193164071525">
                <text:p>2.931931640715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9166666666667">
                <text:p>0.479166666666667</text:p>
              </table:table-cell>
              <table:table-cell office:value-type="float" office:value="2.93193004679591">
                <text:p>2.931930046795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9700854700855">
                <text:p>0.479700854700855</text:p>
              </table:table-cell>
              <table:table-cell office:value-type="float" office:value="2.93192845287658">
                <text:p>2.931928452876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0235042735043">
                <text:p>0.480235042735043</text:p>
              </table:table-cell>
              <table:table-cell office:value-type="float" office:value="2.93192685895724">
                <text:p>2.931926858957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0769230769231">
                <text:p>0.480769230769231</text:p>
              </table:table-cell>
              <table:table-cell office:value-type="float" office:value="2.93192526503791">
                <text:p>2.931925265037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1303418803419">
                <text:p>0.481303418803419</text:p>
              </table:table-cell>
              <table:table-cell office:value-type="float" office:value="2.93192367111858">
                <text:p>2.931923671118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1837606837607">
                <text:p>0.481837606837607</text:p>
              </table:table-cell>
              <table:table-cell office:value-type="float" office:value="2.93192207719924">
                <text:p>2.931922077199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2371794871795">
                <text:p>0.482371794871795</text:p>
              </table:table-cell>
              <table:table-cell office:value-type="float" office:value="2.93192048327991">
                <text:p>2.931920483279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2905982905983">
                <text:p>0.482905982905983</text:p>
              </table:table-cell>
              <table:table-cell office:value-type="float" office:value="2.93191888936057">
                <text:p>2.931918889360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3440170940171">
                <text:p>0.483440170940171</text:p>
              </table:table-cell>
              <table:table-cell office:value-type="float" office:value="2.93191729544124">
                <text:p>2.931917295441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3974358974359">
                <text:p>0.483974358974359</text:p>
              </table:table-cell>
              <table:table-cell office:value-type="float" office:value="2.9319157015219">
                <text:p>2.9319157015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4508547008547">
                <text:p>0.484508547008547</text:p>
              </table:table-cell>
              <table:table-cell office:value-type="float" office:value="2.93191410760257">
                <text:p>2.931914107602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5042735042735">
                <text:p>0.485042735042735</text:p>
              </table:table-cell>
              <table:table-cell office:value-type="float" office:value="2.93191251368323">
                <text:p>2.931912513683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5576923076923">
                <text:p>0.485576923076923</text:p>
              </table:table-cell>
              <table:table-cell office:value-type="float" office:value="2.9319109197639">
                <text:p>2.93191091976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6111111111111">
                <text:p>0.486111111111111</text:p>
              </table:table-cell>
              <table:table-cell office:value-type="float" office:value="2.93190932584456">
                <text:p>2.931909325844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6645299145299">
                <text:p>0.486645299145299</text:p>
              </table:table-cell>
              <table:table-cell office:value-type="float" office:value="2.93190773192522">
                <text:p>2.931907731925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7179487179487">
                <text:p>0.487179487179487</text:p>
              </table:table-cell>
              <table:table-cell office:value-type="float" office:value="2.93190613800589">
                <text:p>2.931906138005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7713675213675">
                <text:p>0.487713675213675</text:p>
              </table:table-cell>
              <table:table-cell office:value-type="float" office:value="2.93190454408655">
                <text:p>2.931904544086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8247863247863">
                <text:p>0.488247863247863</text:p>
              </table:table-cell>
              <table:table-cell office:value-type="float" office:value="2.93190295016721">
                <text:p>2.931902950167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8782051282051">
                <text:p>0.488782051282051</text:p>
              </table:table-cell>
              <table:table-cell office:value-type="float" office:value="2.93190135624788">
                <text:p>2.931901356247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9316239316239">
                <text:p>0.489316239316239</text:p>
              </table:table-cell>
              <table:table-cell office:value-type="float" office:value="2.93189976232854">
                <text:p>2.931899762328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9850427350427">
                <text:p>0.489850427350427</text:p>
              </table:table-cell>
              <table:table-cell office:value-type="float" office:value="2.93189816840921">
                <text:p>2.931898168409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0384615384615">
                <text:p>0.490384615384615</text:p>
              </table:table-cell>
              <table:table-cell office:value-type="float" office:value="2.93189657448987">
                <text:p>2.931896574489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0918803418803">
                <text:p>0.490918803418803</text:p>
              </table:table-cell>
              <table:table-cell office:value-type="float" office:value="2.93189498057054">
                <text:p>2.931894980570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1452991452991">
                <text:p>0.491452991452991</text:p>
              </table:table-cell>
              <table:table-cell office:value-type="float" office:value="2.9318933866512">
                <text:p>2.93189338665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198717948718">
                <text:p>0.49198717948718</text:p>
              </table:table-cell>
              <table:table-cell office:value-type="float" office:value="2.93189179273187">
                <text:p>2.931891792731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2521367521368">
                <text:p>0.492521367521368</text:p>
              </table:table-cell>
              <table:table-cell office:value-type="float" office:value="2.93189019881254">
                <text:p>2.931890198812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3055555555556">
                <text:p>0.493055555555556</text:p>
              </table:table-cell>
              <table:table-cell office:value-type="float" office:value="2.9318886048932">
                <text:p>2.93188860489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3589743589744">
                <text:p>0.493589743589744</text:p>
              </table:table-cell>
              <table:table-cell office:value-type="float" office:value="2.93188701097387">
                <text:p>2.931887010973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4123931623932">
                <text:p>0.494123931623932</text:p>
              </table:table-cell>
              <table:table-cell office:value-type="float" office:value="2.93188541705453">
                <text:p>2.931885417054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465811965812">
                <text:p>0.49465811965812</text:p>
              </table:table-cell>
              <table:table-cell office:value-type="float" office:value="2.9318838231352">
                <text:p>2.93188382313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5192307692308">
                <text:p>0.495192307692308</text:p>
              </table:table-cell>
              <table:table-cell office:value-type="float" office:value="2.93188222921586">
                <text:p>2.931882229215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5726495726496">
                <text:p>0.495726495726496</text:p>
              </table:table-cell>
              <table:table-cell office:value-type="float" office:value="2.93188063529653">
                <text:p>2.931880635296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6260683760684">
                <text:p>0.496260683760684</text:p>
              </table:table-cell>
              <table:table-cell office:value-type="float" office:value="2.93187904137719">
                <text:p>2.931879041377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6794871794872">
                <text:p>0.496794871794872</text:p>
              </table:table-cell>
              <table:table-cell office:value-type="float" office:value="2.93187744745786">
                <text:p>2.931877447457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732905982906">
                <text:p>0.49732905982906</text:p>
              </table:table-cell>
              <table:table-cell office:value-type="float" office:value="2.93187585353852">
                <text:p>2.931875853538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7863247863248">
                <text:p>0.497863247863248</text:p>
              </table:table-cell>
              <table:table-cell office:value-type="float" office:value="2.93187425961919">
                <text:p>2.931874259619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8397435897436">
                <text:p>0.498397435897436</text:p>
              </table:table-cell>
              <table:table-cell office:value-type="float" office:value="2.93187266569985">
                <text:p>2.931872665699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8931623931624">
                <text:p>0.498931623931624</text:p>
              </table:table-cell>
              <table:table-cell office:value-type="float" office:value="2.93187111529626">
                <text:p>2.931871115296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9465811965812">
                <text:p>0.499465811965812</text:p>
              </table:table-cell>
              <table:table-cell office:value-type="float" office:value="2.93189487159694">
                <text:p>2.931894871596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2.93196008785302">
                <text:p>2.931960087853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0534188034188">
                <text:p>0.500534188034188</text:p>
              </table:table-cell>
              <table:table-cell office:value-type="float" office:value="2.93205911238664">
                <text:p>2.932059112386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1068376068376">
                <text:p>0.501068376068376</text:p>
              </table:table-cell>
              <table:table-cell office:value-type="float" office:value="2.93218429351995">
                <text:p>2.932184293519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1602564102564">
                <text:p>0.501602564102564</text:p>
              </table:table-cell>
              <table:table-cell office:value-type="float" office:value="2.93232797957509">
                <text:p>2.932327979575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2136752136752">
                <text:p>0.502136752136752</text:p>
              </table:table-cell>
              <table:table-cell office:value-type="float" office:value="2.93248251887419">
                <text:p>2.93248251887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267094017094">
                <text:p>0.50267094017094</text:p>
              </table:table-cell>
              <table:table-cell office:value-type="float" office:value="2.9326402597394">
                <text:p>2.93264025973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3205128205128">
                <text:p>0.503205128205128</text:p>
              </table:table-cell>
              <table:table-cell office:value-type="float" office:value="2.93279355049286">
                <text:p>2.932793550492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3739316239316">
                <text:p>0.503739316239316</text:p>
              </table:table-cell>
              <table:table-cell office:value-type="float" office:value="2.93293473945672">
                <text:p>2.932934739456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4273504273504">
                <text:p>0.504273504273504</text:p>
              </table:table-cell>
              <table:table-cell office:value-type="float" office:value="2.93306931275013">
                <text:p>2.933069312750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4807692307692">
                <text:p>0.504807692307692</text:p>
              </table:table-cell>
              <table:table-cell office:value-type="float" office:value="2.9332077823246">
                <text:p>2.93320778232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534188034188">
                <text:p>0.50534188034188</text:p>
              </table:table-cell>
              <table:table-cell office:value-type="float" office:value="2.93334985018497">
                <text:p>2.933349850184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5876068376068">
                <text:p>0.505876068376068</text:p>
              </table:table-cell>
              <table:table-cell office:value-type="float" office:value="2.93349521825627">
                <text:p>2.933495218256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6410256410256">
                <text:p>0.506410256410256</text:p>
              </table:table-cell>
              <table:table-cell office:value-type="float" office:value="2.93364358846354">
                <text:p>2.933643588463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6944444444444">
                <text:p>0.506944444444444</text:p>
              </table:table-cell>
              <table:table-cell office:value-type="float" office:value="2.93379466273182">
                <text:p>2.933794662731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7478632478633">
                <text:p>0.507478632478633</text:p>
              </table:table-cell>
              <table:table-cell office:value-type="float" office:value="2.93394814298615">
                <text:p>2.933948142986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8012820512821">
                <text:p>0.508012820512821</text:p>
              </table:table-cell>
              <table:table-cell office:value-type="float" office:value="2.93410373115156">
                <text:p>2.934103731151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8547008547009">
                <text:p>0.508547008547009</text:p>
              </table:table-cell>
              <table:table-cell office:value-type="float" office:value="2.93426112915308">
                <text:p>2.934261129153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9081196581197">
                <text:p>0.509081196581197</text:p>
              </table:table-cell>
              <table:table-cell office:value-type="float" office:value="2.93446141078716">
                <text:p>2.934461410787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9615384615385">
                <text:p>0.509615384615385</text:p>
              </table:table-cell>
              <table:table-cell office:value-type="float" office:value="2.9347379951287">
                <text:p>2.93473799512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0149572649573">
                <text:p>0.510149572649573</text:p>
              </table:table-cell>
              <table:table-cell office:value-type="float" office:value="2.93506556095044">
                <text:p>2.935065560950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0683760683761">
                <text:p>0.510683760683761</text:p>
              </table:table-cell>
              <table:table-cell office:value-type="float" office:value="2.93541867566675">
                <text:p>2.935418675666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1217948717949">
                <text:p>0.511217948717949</text:p>
              </table:table-cell>
              <table:table-cell office:value-type="float" office:value="2.93577190669202">
                <text:p>2.935771906692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1752136752137">
                <text:p>0.511752136752137</text:p>
              </table:table-cell>
              <table:table-cell office:value-type="float" office:value="2.93609982144063">
                <text:p>2.936099821440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2286324786325">
                <text:p>0.512286324786325</text:p>
              </table:table-cell>
              <table:table-cell office:value-type="float" office:value="2.93637698732696">
                <text:p>2.936376987326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2820512820513">
                <text:p>0.512820512820513</text:p>
              </table:table-cell>
              <table:table-cell office:value-type="float" office:value="2.93657797176539">
                <text:p>2.93657797176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3354700854701">
                <text:p>0.513354700854701</text:p>
              </table:table-cell>
              <table:table-cell office:value-type="float" office:value="2.9366773421703">
                <text:p>2.93667734217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3888888888889">
                <text:p>0.513888888888889</text:p>
              </table:table-cell>
              <table:table-cell office:value-type="float" office:value="2.93669357875901">
                <text:p>2.936693578759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4423076923077">
                <text:p>0.514423076923077</text:p>
              </table:table-cell>
              <table:table-cell office:value-type="float" office:value="2.93668281441733">
                <text:p>2.936682814417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4957264957265">
                <text:p>0.514957264957265</text:p>
              </table:table-cell>
              <table:table-cell office:value-type="float" office:value="2.93665182203714">
                <text:p>2.936651822037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5491452991453">
                <text:p>0.515491452991453</text:p>
              </table:table-cell>
              <table:table-cell office:value-type="float" office:value="2.93660696304614">
                <text:p>2.936606963046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6025641025641">
                <text:p>0.516025641025641</text:p>
              </table:table-cell>
              <table:table-cell office:value-type="float" office:value="2.93655459887207">
                <text:p>2.936554598872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6559829059829">
                <text:p>0.516559829059829</text:p>
              </table:table-cell>
              <table:table-cell office:value-type="float" office:value="2.93650109094265">
                <text:p>2.936501090942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7094017094017">
                <text:p>0.517094017094017</text:p>
              </table:table-cell>
              <table:table-cell office:value-type="float" office:value="2.9364528006856">
                <text:p>2.93645280068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7628205128205">
                <text:p>0.517628205128205</text:p>
              </table:table-cell>
              <table:table-cell office:value-type="float" office:value="2.93641608952865">
                <text:p>2.936416089528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8162393162393">
                <text:p>0.518162393162393</text:p>
              </table:table-cell>
              <table:table-cell office:value-type="float" office:value="2.93639731889952">
                <text:p>2.936397318899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8696581196581">
                <text:p>0.518696581196581</text:p>
              </table:table-cell>
              <table:table-cell office:value-type="float" office:value="2.93639246767538">
                <text:p>2.936392467675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9230769230769">
                <text:p>0.519230769230769</text:p>
              </table:table-cell>
              <table:table-cell office:value-type="float" office:value="2.93638731676961">
                <text:p>2.936387316769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9764957264957">
                <text:p>0.519764957264957</text:p>
              </table:table-cell>
              <table:table-cell office:value-type="float" office:value="2.93638215501222">
                <text:p>2.936382155012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0299145299145">
                <text:p>0.520299145299145</text:p>
              </table:table-cell>
              <table:table-cell office:value-type="float" office:value="2.93637751245859">
                <text:p>2.93637751245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2.93637391916413">
                <text:p>2.936373919164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1367521367521">
                <text:p>0.521367521367521</text:p>
              </table:table-cell>
              <table:table-cell office:value-type="float" office:value="2.93637190518423">
                <text:p>2.936371905184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1901709401709">
                <text:p>0.521901709401709</text:p>
              </table:table-cell>
              <table:table-cell office:value-type="float" office:value="2.93637200057428">
                <text:p>2.936372000574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2435897435897">
                <text:p>0.522435897435897</text:p>
              </table:table-cell>
              <table:table-cell office:value-type="float" office:value="2.9363747353897">
                <text:p>2.93637473538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2970085470085">
                <text:p>0.522970085470085</text:p>
              </table:table-cell>
              <table:table-cell office:value-type="float" office:value="2.93638063968586">
                <text:p>2.936380639685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3504273504273">
                <text:p>0.523504273504273</text:p>
              </table:table-cell>
              <table:table-cell office:value-type="float" office:value="2.93639375067148">
                <text:p>2.936393750671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4038461538462">
                <text:p>0.524038461538462</text:p>
              </table:table-cell>
              <table:table-cell office:value-type="float" office:value="2.93641906299896">
                <text:p>2.936419062998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457264957265">
                <text:p>0.52457264957265</text:p>
              </table:table-cell>
              <table:table-cell office:value-type="float" office:value="2.93645312539801">
                <text:p>2.936453125398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5106837606838">
                <text:p>0.525106837606838</text:p>
              </table:table-cell>
              <table:table-cell office:value-type="float" office:value="2.93649229373309">
                <text:p>2.936492293733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5641025641026">
                <text:p>0.525641025641026</text:p>
              </table:table-cell>
              <table:table-cell office:value-type="float" office:value="2.93653292386869">
                <text:p>2.936532923868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6175213675214">
                <text:p>0.526175213675214</text:p>
              </table:table-cell>
              <table:table-cell office:value-type="float" office:value="2.93657137166927">
                <text:p>2.936571371669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6709401709402">
                <text:p>0.526709401709402</text:p>
              </table:table-cell>
              <table:table-cell office:value-type="float" office:value="2.93660399299932">
                <text:p>2.936603992999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724358974359">
                <text:p>0.52724358974359</text:p>
              </table:table-cell>
              <table:table-cell office:value-type="float" office:value="2.93662714372331">
                <text:p>2.936627143723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7777777777778">
                <text:p>0.527777777777778</text:p>
              </table:table-cell>
              <table:table-cell office:value-type="float" office:value="2.93663717970571">
                <text:p>2.936637179705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8311965811966">
                <text:p>0.528311965811966</text:p>
              </table:table-cell>
              <table:table-cell office:value-type="float" office:value="2.93663041880988">
                <text:p>2.936630418809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8846153846154">
                <text:p>0.528846153846154</text:p>
              </table:table-cell>
              <table:table-cell office:value-type="float" office:value="2.93660734306709">
                <text:p>2.936607343067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9380341880342">
                <text:p>0.529380341880342</text:p>
              </table:table-cell>
              <table:table-cell office:value-type="float" office:value="2.93657225517488">
                <text:p>2.936572255174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991452991453">
                <text:p>0.52991452991453</text:p>
              </table:table-cell>
              <table:table-cell office:value-type="float" office:value="2.93652952849388">
                <text:p>2.936529528493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0448717948718">
                <text:p>0.530448717948718</text:p>
              </table:table-cell>
              <table:table-cell office:value-type="float" office:value="2.93648353638472">
                <text:p>2.936483536384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0982905982906">
                <text:p>0.530982905982906</text:p>
              </table:table-cell>
              <table:table-cell office:value-type="float" office:value="2.93643865220803">
                <text:p>2.936438652208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1517094017094">
                <text:p>0.531517094017094</text:p>
              </table:table-cell>
              <table:table-cell office:value-type="float" office:value="2.93639924932444">
                <text:p>2.936399249324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2051282051282">
                <text:p>0.532051282051282</text:p>
              </table:table-cell>
              <table:table-cell office:value-type="float" office:value="2.93636970109458">
                <text:p>2.936369701094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258547008547">
                <text:p>0.53258547008547</text:p>
              </table:table-cell>
              <table:table-cell office:value-type="float" office:value="2.93635438087907">
                <text:p>2.936354380879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3119658119658">
                <text:p>0.533119658119658</text:p>
              </table:table-cell>
              <table:table-cell office:value-type="float" office:value="2.93635208759228">
                <text:p>2.936352087592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3653846153846">
                <text:p>0.533653846153846</text:p>
              </table:table-cell>
              <table:table-cell office:value-type="float" office:value="2.93635049367295">
                <text:p>2.936350493672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4188034188034">
                <text:p>0.534188034188034</text:p>
              </table:table-cell>
              <table:table-cell office:value-type="float" office:value="2.93634889975361">
                <text:p>2.936348899753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4722222222222">
                <text:p>0.534722222222222</text:p>
              </table:table-cell>
              <table:table-cell office:value-type="float" office:value="2.93634730583427">
                <text:p>2.936347305834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525641025641">
                <text:p>0.53525641025641</text:p>
              </table:table-cell>
              <table:table-cell office:value-type="float" office:value="2.93634571191493">
                <text:p>2.936345711914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5790598290598">
                <text:p>0.535790598290598</text:p>
              </table:table-cell>
              <table:table-cell office:value-type="float" office:value="2.9363441179956">
                <text:p>2.93634411799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6324786324786">
                <text:p>0.536324786324786</text:p>
              </table:table-cell>
              <table:table-cell office:value-type="float" office:value="2.93634252407626">
                <text:p>2.936342524076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6858974358974">
                <text:p>0.536858974358974</text:p>
              </table:table-cell>
              <table:table-cell office:value-type="float" office:value="2.93634093015692">
                <text:p>2.936340930156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7393162393162">
                <text:p>0.537393162393162</text:p>
              </table:table-cell>
              <table:table-cell office:value-type="float" office:value="2.93633933623759">
                <text:p>2.936339336237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792735042735">
                <text:p>0.53792735042735</text:p>
              </table:table-cell>
              <table:table-cell office:value-type="float" office:value="2.93633774231825">
                <text:p>2.936337742318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8461538461538">
                <text:p>0.538461538461538</text:p>
              </table:table-cell>
              <table:table-cell office:value-type="float" office:value="2.93633614839892">
                <text:p>2.936336148398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8995726495727">
                <text:p>0.538995726495727</text:p>
              </table:table-cell>
              <table:table-cell office:value-type="float" office:value="2.93633455447958">
                <text:p>2.936334554479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9529914529915">
                <text:p>0.539529914529915</text:p>
              </table:table-cell>
              <table:table-cell office:value-type="float" office:value="2.93633296056025">
                <text:p>2.936332960560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0064102564103">
                <text:p>0.540064102564103</text:p>
              </table:table-cell>
              <table:table-cell office:value-type="float" office:value="2.93633136664091">
                <text:p>2.936331366640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0598290598291">
                <text:p>0.540598290598291</text:p>
              </table:table-cell>
              <table:table-cell office:value-type="float" office:value="2.93632977272158">
                <text:p>2.936329772721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1132478632479">
                <text:p>0.541132478632479</text:p>
              </table:table-cell>
              <table:table-cell office:value-type="float" office:value="2.93632817880225">
                <text:p>2.936328178802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1666666666667">
                <text:p>0.541666666666667</text:p>
              </table:table-cell>
              <table:table-cell office:value-type="float" office:value="2.93632658488291">
                <text:p>2.936326584882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2200854700855">
                <text:p>0.542200854700855</text:p>
              </table:table-cell>
              <table:table-cell office:value-type="float" office:value="2.93632499096358">
                <text:p>2.936324990963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2735042735043">
                <text:p>0.542735042735043</text:p>
              </table:table-cell>
              <table:table-cell office:value-type="float" office:value="2.93631823241076">
                <text:p>2.936318232410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3269230769231">
                <text:p>0.543269230769231</text:p>
              </table:table-cell>
              <table:table-cell office:value-type="float" office:value="2.9362910530334">
                <text:p>2.93629105303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3803418803419">
                <text:p>0.543803418803419</text:p>
              </table:table-cell>
              <table:table-cell office:value-type="float" office:value="2.93624828553267">
                <text:p>2.936248285532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4337606837607">
                <text:p>0.544337606837607</text:p>
              </table:table-cell>
              <table:table-cell office:value-type="float" office:value="2.93619648988464">
                <text:p>2.936196489884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4871794871795">
                <text:p>0.544871794871795</text:p>
              </table:table-cell>
              <table:table-cell office:value-type="float" office:value="2.93614222606536">
                <text:p>2.936142226065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5405982905983">
                <text:p>0.545405982905983</text:p>
              </table:table-cell>
              <table:table-cell office:value-type="float" office:value="2.93609205405087">
                <text:p>2.936092054050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5940170940171">
                <text:p>0.545940170940171</text:p>
              </table:table-cell>
              <table:table-cell office:value-type="float" office:value="2.93605253381723">
                <text:p>2.936052533817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6474358974359">
                <text:p>0.546474358974359</text:p>
              </table:table-cell>
              <table:table-cell office:value-type="float" office:value="2.93603022534048">
                <text:p>2.936030225340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7008547008547">
                <text:p>0.547008547008547</text:p>
              </table:table-cell>
              <table:table-cell office:value-type="float" office:value="2.93603168859669">
                <text:p>2.936031688596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7542735042735">
                <text:p>0.547542735042735</text:p>
              </table:table-cell>
              <table:table-cell office:value-type="float" office:value="2.93605732791282">
                <text:p>2.936057327912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8076923076923">
                <text:p>0.548076923076923</text:p>
              </table:table-cell>
              <table:table-cell office:value-type="float" office:value="2.93608554208017">
                <text:p>2.936085542080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8611111111111">
                <text:p>0.548611111111111</text:p>
              </table:table-cell>
              <table:table-cell office:value-type="float" office:value="2.93611375624752">
                <text:p>2.936113756247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9145299145299">
                <text:p>0.549145299145299</text:p>
              </table:table-cell>
              <table:table-cell office:value-type="float" office:value="2.93614197041487">
                <text:p>2.936141970414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9679487179487">
                <text:p>0.549679487179487</text:p>
              </table:table-cell>
              <table:table-cell office:value-type="float" office:value="2.93617018458222">
                <text:p>2.936170184582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0213675213675">
                <text:p>0.550213675213675</text:p>
              </table:table-cell>
              <table:table-cell office:value-type="float" office:value="2.93619839874957">
                <text:p>2.936198398749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0747863247863">
                <text:p>0.550747863247863</text:p>
              </table:table-cell>
              <table:table-cell office:value-type="float" office:value="2.93622661291692">
                <text:p>2.936226612916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1282051282051">
                <text:p>0.551282051282051</text:p>
              </table:table-cell>
              <table:table-cell office:value-type="float" office:value="2.93625482708426">
                <text:p>2.936254827084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1816239316239">
                <text:p>0.551816239316239</text:p>
              </table:table-cell>
              <table:table-cell office:value-type="float" office:value="2.93628304125161">
                <text:p>2.936283041251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2350427350427">
                <text:p>0.552350427350427</text:p>
              </table:table-cell>
              <table:table-cell office:value-type="float" office:value="2.93631125541896">
                <text:p>2.936311255418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2884615384615">
                <text:p>0.552884615384615</text:p>
              </table:table-cell>
              <table:table-cell office:value-type="float" office:value="2.93633946958631">
                <text:p>2.936339469586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3418803418804">
                <text:p>0.553418803418804</text:p>
              </table:table-cell>
              <table:table-cell office:value-type="float" office:value="2.93636768375366">
                <text:p>2.936367683753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3952991452992">
                <text:p>0.553952991452992</text:p>
              </table:table-cell>
              <table:table-cell office:value-type="float" office:value="2.93639589792101">
                <text:p>2.936395897921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448717948718">
                <text:p>0.55448717948718</text:p>
              </table:table-cell>
              <table:table-cell office:value-type="float" office:value="2.93642411208836">
                <text:p>2.936424112088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5021367521368">
                <text:p>0.555021367521368</text:p>
              </table:table-cell>
              <table:table-cell office:value-type="float" office:value="2.93645232625571">
                <text:p>2.936452326255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2.93648054042306">
                <text:p>2.936480540423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6089743589744">
                <text:p>0.556089743589744</text:p>
              </table:table-cell>
              <table:table-cell office:value-type="float" office:value="2.93650875459041">
                <text:p>2.936508754590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6623931623932">
                <text:p>0.556623931623932</text:p>
              </table:table-cell>
              <table:table-cell office:value-type="float" office:value="2.93653696875776">
                <text:p>2.936536968757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715811965812">
                <text:p>0.55715811965812</text:p>
              </table:table-cell>
              <table:table-cell office:value-type="float" office:value="2.93655821589064">
                <text:p>2.936558215890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7692307692308">
                <text:p>0.557692307692308</text:p>
              </table:table-cell>
              <table:table-cell office:value-type="float" office:value="2.93653697374426">
                <text:p>2.936536973744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8226495726496">
                <text:p>0.558226495726496</text:p>
              </table:table-cell>
              <table:table-cell office:value-type="float" office:value="2.93647820004631">
                <text:p>2.936478200046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8760683760684">
                <text:p>0.558760683760684</text:p>
              </table:table-cell>
              <table:table-cell office:value-type="float" office:value="2.93639370323652">
                <text:p>2.936393703236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9294871794872">
                <text:p>0.559294871794872</text:p>
              </table:table-cell>
              <table:table-cell office:value-type="float" office:value="2.9362952917546">
                <text:p>2.93629529175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982905982906">
                <text:p>0.55982905982906</text:p>
              </table:table-cell>
              <table:table-cell office:value-type="float" office:value="2.9361947740403">
                <text:p>2.93619477404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0363247863248">
                <text:p>0.560363247863248</text:p>
              </table:table-cell>
              <table:table-cell office:value-type="float" office:value="2.93610395853332">
                <text:p>2.936103958533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0897435897436">
                <text:p>0.560897435897436</text:p>
              </table:table-cell>
              <table:table-cell office:value-type="float" office:value="2.9360346536734">
                <text:p>2.93603465367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431623931624">
                <text:p>0.561431623931624</text:p>
              </table:table-cell>
              <table:table-cell office:value-type="float" office:value="2.93599866790026">
                <text:p>2.935998667900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965811965812">
                <text:p>0.561965811965812</text:p>
              </table:table-cell>
              <table:table-cell office:value-type="float" office:value="2.93600560401895">
                <text:p>2.936005604018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25">
                <text:p>0.5625</text:p>
              </table:table-cell>
              <table:table-cell office:value-type="float" office:value="2.93604507540149">
                <text:p>2.936045075401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3034188034188">
                <text:p>0.563034188034188</text:p>
              </table:table-cell>
              <table:table-cell office:value-type="float" office:value="2.93610727397051">
                <text:p>2.936107273970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3568376068376">
                <text:p>0.563568376068376</text:p>
              </table:table-cell>
              <table:table-cell office:value-type="float" office:value="2.93618432871771">
                <text:p>2.936184328717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4102564102564">
                <text:p>0.564102564102564</text:p>
              </table:table-cell>
              <table:table-cell office:value-type="float" office:value="2.9362683686348">
                <text:p>2.93626836863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4636752136752">
                <text:p>0.564636752136752</text:p>
              </table:table-cell>
              <table:table-cell office:value-type="float" office:value="2.93635152271345">
                <text:p>2.936351522713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517094017094">
                <text:p>0.56517094017094</text:p>
              </table:table-cell>
              <table:table-cell office:value-type="float" office:value="2.93642591994537">
                <text:p>2.936425919945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5705128205128">
                <text:p>0.565705128205128</text:p>
              </table:table-cell>
              <table:table-cell office:value-type="float" office:value="2.93648368932225">
                <text:p>2.936483689322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6239316239316">
                <text:p>0.566239316239316</text:p>
              </table:table-cell>
              <table:table-cell office:value-type="float" office:value="2.93651695983579">
                <text:p>2.93651695983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6773504273504">
                <text:p>0.566773504273504</text:p>
              </table:table-cell>
              <table:table-cell office:value-type="float" office:value="2.93652126047707">
                <text:p>2.936521260477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7307692307692">
                <text:p>0.567307692307692</text:p>
              </table:table-cell>
              <table:table-cell office:value-type="float" office:value="2.93651966655774">
                <text:p>2.936519666557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784188034188">
                <text:p>0.56784188034188</text:p>
              </table:table-cell>
              <table:table-cell office:value-type="float" office:value="2.9365180726384">
                <text:p>2.93651807263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8376068376068">
                <text:p>0.568376068376068</text:p>
              </table:table-cell>
              <table:table-cell office:value-type="float" office:value="2.93651647871907">
                <text:p>2.936516478719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8910256410256">
                <text:p>0.568910256410256</text:p>
              </table:table-cell>
              <table:table-cell office:value-type="float" office:value="2.93651488479973">
                <text:p>2.936514884799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9444444444444">
                <text:p>0.569444444444444</text:p>
              </table:table-cell>
              <table:table-cell office:value-type="float" office:value="2.9365132908804">
                <text:p>2.93651329088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9978632478633">
                <text:p>0.569978632478633</text:p>
              </table:table-cell>
              <table:table-cell office:value-type="float" office:value="2.93651169696106">
                <text:p>2.936511696961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0512820512821">
                <text:p>0.570512820512821</text:p>
              </table:table-cell>
              <table:table-cell office:value-type="float" office:value="2.93651010304173">
                <text:p>2.936510103041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1047008547009">
                <text:p>0.571047008547009</text:p>
              </table:table-cell>
              <table:table-cell office:value-type="float" office:value="2.93650850912239">
                <text:p>2.936508509122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1581196581197">
                <text:p>0.571581196581197</text:p>
              </table:table-cell>
              <table:table-cell office:value-type="float" office:value="2.93650691520306">
                <text:p>2.936506915203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2115384615385">
                <text:p>0.572115384615385</text:p>
              </table:table-cell>
              <table:table-cell office:value-type="float" office:value="2.93650532128372">
                <text:p>2.936505321283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2649572649573">
                <text:p>0.572649572649573</text:p>
              </table:table-cell>
              <table:table-cell office:value-type="float" office:value="2.93650372736439">
                <text:p>2.936503727364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3183760683761">
                <text:p>0.573183760683761</text:p>
              </table:table-cell>
              <table:table-cell office:value-type="float" office:value="2.93650213344505">
                <text:p>2.936502133445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3717948717949">
                <text:p>0.573717948717949</text:p>
              </table:table-cell>
              <table:table-cell office:value-type="float" office:value="2.93650053952572">
                <text:p>2.936500539525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4252136752137">
                <text:p>0.574252136752137</text:p>
              </table:table-cell>
              <table:table-cell office:value-type="float" office:value="2.93649894560638">
                <text:p>2.936498945606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4786324786325">
                <text:p>0.574786324786325</text:p>
              </table:table-cell>
              <table:table-cell office:value-type="float" office:value="2.93649735168705">
                <text:p>2.936497351687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5320512820513">
                <text:p>0.575320512820513</text:p>
              </table:table-cell>
              <table:table-cell office:value-type="float" office:value="2.93649575776771">
                <text:p>2.936495757767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5854700854701">
                <text:p>0.575854700854701</text:p>
              </table:table-cell>
              <table:table-cell office:value-type="float" office:value="2.93649416384838">
                <text:p>2.936494163848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6388888888889">
                <text:p>0.576388888888889</text:p>
              </table:table-cell>
              <table:table-cell office:value-type="float" office:value="2.93649256992904">
                <text:p>2.936492569929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6923076923077">
                <text:p>0.576923076923077</text:p>
              </table:table-cell>
              <table:table-cell office:value-type="float" office:value="2.93649097600971">
                <text:p>2.936490976009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7457264957265">
                <text:p>0.577457264957265</text:p>
              </table:table-cell>
              <table:table-cell office:value-type="float" office:value="2.93648938209037">
                <text:p>2.936489382090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7991452991453">
                <text:p>0.577991452991453</text:p>
              </table:table-cell>
              <table:table-cell office:value-type="float" office:value="2.93648778817104">
                <text:p>2.936487788171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8525641025641">
                <text:p>0.578525641025641</text:p>
              </table:table-cell>
              <table:table-cell office:value-type="float" office:value="2.9364861942517">
                <text:p>2.93648619425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9059829059829">
                <text:p>0.579059829059829</text:p>
              </table:table-cell>
              <table:table-cell office:value-type="float" office:value="2.93648460033236">
                <text:p>2.936484600332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9594017094017">
                <text:p>0.579594017094017</text:p>
              </table:table-cell>
              <table:table-cell office:value-type="float" office:value="2.93648300641303">
                <text:p>2.936483006413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0128205128205">
                <text:p>0.580128205128205</text:p>
              </table:table-cell>
              <table:table-cell office:value-type="float" office:value="2.93648141249369">
                <text:p>2.936481412493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0662393162393">
                <text:p>0.580662393162393</text:p>
              </table:table-cell>
              <table:table-cell office:value-type="float" office:value="2.93647981857436">
                <text:p>2.936479818574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1196581196581">
                <text:p>0.581196581196581</text:p>
              </table:table-cell>
              <table:table-cell office:value-type="float" office:value="2.93647914142684">
                <text:p>2.936479141426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1730769230769">
                <text:p>0.581730769230769</text:p>
              </table:table-cell>
              <table:table-cell office:value-type="float" office:value="2.93649388880324">
                <text:p>2.936493888803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2264957264957">
                <text:p>0.582264957264957</text:p>
              </table:table-cell>
              <table:table-cell office:value-type="float" office:value="2.93652684504112">
                <text:p>2.936526845041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2799145299145">
                <text:p>0.582799145299145</text:p>
              </table:table-cell>
              <table:table-cell office:value-type="float" office:value="2.93657509489837">
                <text:p>2.936575094898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2.93663572313292">
                <text:p>2.936635723132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3867521367521">
                <text:p>0.583867521367521</text:p>
              </table:table-cell>
              <table:table-cell office:value-type="float" office:value="2.93670581450267">
                <text:p>2.936705814502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4401709401709">
                <text:p>0.584401709401709</text:p>
              </table:table-cell>
              <table:table-cell office:value-type="float" office:value="2.93678245376554">
                <text:p>2.936782453765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4935897435897">
                <text:p>0.584935897435897</text:p>
              </table:table-cell>
              <table:table-cell office:value-type="float" office:value="2.93686272567942">
                <text:p>2.936862725679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5470085470086">
                <text:p>0.585470085470086</text:p>
              </table:table-cell>
              <table:table-cell office:value-type="float" office:value="2.93694371500224">
                <text:p>2.936943715002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6004273504273">
                <text:p>0.586004273504273</text:p>
              </table:table-cell>
              <table:table-cell office:value-type="float" office:value="2.93702395236437">
                <text:p>2.937023952364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6538461538462">
                <text:p>0.586538461538462</text:p>
              </table:table-cell>
              <table:table-cell office:value-type="float" office:value="2.93713090894173">
                <text:p>2.937130908941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707264957265">
                <text:p>0.58707264957265</text:p>
              </table:table-cell>
              <table:table-cell office:value-type="float" office:value="2.93726727238784">
                <text:p>2.937267272387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7606837606838">
                <text:p>0.587606837606838</text:p>
              </table:table-cell>
              <table:table-cell office:value-type="float" office:value="2.93742138311846">
                <text:p>2.937421383118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8141025641026">
                <text:p>0.588141025641026</text:p>
              </table:table-cell>
              <table:table-cell office:value-type="float" office:value="2.93758158154935">
                <text:p>2.937581581549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8675213675214">
                <text:p>0.588675213675214</text:p>
              </table:table-cell>
              <table:table-cell office:value-type="float" office:value="2.93773620809624">
                <text:p>2.937736208096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9209401709402">
                <text:p>0.589209401709402</text:p>
              </table:table-cell>
              <table:table-cell office:value-type="float" office:value="2.9378736031749">
                <text:p>2.93787360317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974358974359">
                <text:p>0.58974358974359</text:p>
              </table:table-cell>
              <table:table-cell office:value-type="float" office:value="2.93798210720108">
                <text:p>2.937982107201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0277777777778">
                <text:p>0.590277777777778</text:p>
              </table:table-cell>
              <table:table-cell office:value-type="float" office:value="2.93805006059053">
                <text:p>2.938050060590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0811965811966">
                <text:p>0.590811965811966</text:p>
              </table:table-cell>
              <table:table-cell office:value-type="float" office:value="2.93806707292436">
                <text:p>2.938067072924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1346153846154">
                <text:p>0.591346153846154</text:p>
              </table:table-cell>
              <table:table-cell office:value-type="float" office:value="2.93806547900502">
                <text:p>2.938065479005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1880341880342">
                <text:p>0.591880341880342</text:p>
              </table:table-cell>
              <table:table-cell office:value-type="float" office:value="2.93806388508569">
                <text:p>2.938063885085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241452991453">
                <text:p>0.59241452991453</text:p>
              </table:table-cell>
              <table:table-cell office:value-type="float" office:value="2.93806229116635">
                <text:p>2.938062291166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2948717948718">
                <text:p>0.592948717948718</text:p>
              </table:table-cell>
              <table:table-cell office:value-type="float" office:value="2.93806069724702">
                <text:p>2.938060697247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3482905982906">
                <text:p>0.593482905982906</text:p>
              </table:table-cell>
              <table:table-cell office:value-type="float" office:value="2.93805910332768">
                <text:p>2.938059103327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4017094017094">
                <text:p>0.594017094017094</text:p>
              </table:table-cell>
              <table:table-cell office:value-type="float" office:value="2.93805750940835">
                <text:p>2.938057509408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4551282051282">
                <text:p>0.594551282051282</text:p>
              </table:table-cell>
              <table:table-cell office:value-type="float" office:value="2.93805591548901">
                <text:p>2.938055915489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508547008547">
                <text:p>0.59508547008547</text:p>
              </table:table-cell>
              <table:table-cell office:value-type="float" office:value="2.93805432156968">
                <text:p>2.938054321569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5619658119658">
                <text:p>0.595619658119658</text:p>
              </table:table-cell>
              <table:table-cell office:value-type="float" office:value="2.93805272765034">
                <text:p>2.938052727650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6153846153846">
                <text:p>0.596153846153846</text:p>
              </table:table-cell>
              <table:table-cell office:value-type="float" office:value="2.93805113373101">
                <text:p>2.938051133731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6688034188034">
                <text:p>0.596688034188034</text:p>
              </table:table-cell>
              <table:table-cell office:value-type="float" office:value="2.93804953981167">
                <text:p>2.938049539811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7222222222222">
                <text:p>0.597222222222222</text:p>
              </table:table-cell>
              <table:table-cell office:value-type="float" office:value="2.93804794589234">
                <text:p>2.938047945892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775641025641">
                <text:p>0.59775641025641</text:p>
              </table:table-cell>
              <table:table-cell office:value-type="float" office:value="2.938046351973">
                <text:p>2.9380463519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8290598290598">
                <text:p>0.598290598290598</text:p>
              </table:table-cell>
              <table:table-cell office:value-type="float" office:value="2.93804475805367">
                <text:p>2.938044758053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8824786324786">
                <text:p>0.598824786324786</text:p>
              </table:table-cell>
              <table:table-cell office:value-type="float" office:value="2.93804316413433">
                <text:p>2.938043164134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9358974358974">
                <text:p>0.599358974358974</text:p>
              </table:table-cell>
              <table:table-cell office:value-type="float" office:value="2.938041570215">
                <text:p>2.9380415702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9893162393162">
                <text:p>0.599893162393162</text:p>
              </table:table-cell>
              <table:table-cell office:value-type="float" office:value="2.93803997629566">
                <text:p>2.938039976295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042735042735">
                <text:p>0.60042735042735</text:p>
              </table:table-cell>
              <table:table-cell office:value-type="float" office:value="2.93803838237633">
                <text:p>2.938038382376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0961538461539">
                <text:p>0.600961538461539</text:p>
              </table:table-cell>
              <table:table-cell office:value-type="float" office:value="2.93803678845699">
                <text:p>2.93803678845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1495726495727">
                <text:p>0.601495726495727</text:p>
              </table:table-cell>
              <table:table-cell office:value-type="float" office:value="2.93803519453766">
                <text:p>2.938035194537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2029914529915">
                <text:p>0.602029914529915</text:p>
              </table:table-cell>
              <table:table-cell office:value-type="float" office:value="2.93803360061832">
                <text:p>2.938033600618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2564102564103">
                <text:p>0.602564102564103</text:p>
              </table:table-cell>
              <table:table-cell office:value-type="float" office:value="2.93803200669899">
                <text:p>2.93803200669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3098290598291">
                <text:p>0.603098290598291</text:p>
              </table:table-cell>
              <table:table-cell office:value-type="float" office:value="2.93803041277965">
                <text:p>2.938030412779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3632478632479">
                <text:p>0.603632478632479</text:p>
              </table:table-cell>
              <table:table-cell office:value-type="float" office:value="2.93802881886031">
                <text:p>2.938028818860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4166666666667">
                <text:p>0.604166666666667</text:p>
              </table:table-cell>
              <table:table-cell office:value-type="float" office:value="2.93802722494098">
                <text:p>2.938027224940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4700854700855">
                <text:p>0.604700854700855</text:p>
              </table:table-cell>
              <table:table-cell office:value-type="float" office:value="2.93802563102164">
                <text:p>2.938025631021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5235042735043">
                <text:p>0.605235042735043</text:p>
              </table:table-cell>
              <table:table-cell office:value-type="float" office:value="2.93802403710231">
                <text:p>2.938024037102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5769230769231">
                <text:p>0.605769230769231</text:p>
              </table:table-cell>
              <table:table-cell office:value-type="float" office:value="2.93802244318297">
                <text:p>2.938022443182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6303418803419">
                <text:p>0.606303418803419</text:p>
              </table:table-cell>
              <table:table-cell office:value-type="float" office:value="2.93802084926364">
                <text:p>2.938020849263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6837606837607">
                <text:p>0.606837606837607</text:p>
              </table:table-cell>
              <table:table-cell office:value-type="float" office:value="2.9380192553443">
                <text:p>2.93801925534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7371794871795">
                <text:p>0.607371794871795</text:p>
              </table:table-cell>
              <table:table-cell office:value-type="float" office:value="2.93801766142497">
                <text:p>2.938017661424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7905982905983">
                <text:p>0.607905982905983</text:p>
              </table:table-cell>
              <table:table-cell office:value-type="float" office:value="2.93801606750563">
                <text:p>2.938016067505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8440170940171">
                <text:p>0.608440170940171</text:p>
              </table:table-cell>
              <table:table-cell office:value-type="float" office:value="2.9380144735863">
                <text:p>2.93801447358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8974358974359">
                <text:p>0.608974358974359</text:p>
              </table:table-cell>
              <table:table-cell office:value-type="float" office:value="2.93801287966696">
                <text:p>2.938012879666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9508547008547">
                <text:p>0.609508547008547</text:p>
              </table:table-cell>
              <table:table-cell office:value-type="float" office:value="2.93801128574763">
                <text:p>2.938011285747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0042735042735">
                <text:p>0.610042735042735</text:p>
              </table:table-cell>
              <table:table-cell office:value-type="float" office:value="2.93800969182829">
                <text:p>2.938009691828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0576923076923">
                <text:p>0.610576923076923</text:p>
              </table:table-cell>
              <table:table-cell office:value-type="float" office:value="2.93800809790896">
                <text:p>2.938008097908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1111111111111">
                <text:p>0.611111111111111</text:p>
              </table:table-cell>
              <table:table-cell office:value-type="float" office:value="2.93800650398962">
                <text:p>2.938006503989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1645299145299">
                <text:p>0.611645299145299</text:p>
              </table:table-cell>
              <table:table-cell office:value-type="float" office:value="2.93800491007029">
                <text:p>2.938004910070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2179487179487">
                <text:p>0.612179487179487</text:p>
              </table:table-cell>
              <table:table-cell office:value-type="float" office:value="2.93800331615095">
                <text:p>2.938003316150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2713675213675">
                <text:p>0.612713675213675</text:p>
              </table:table-cell>
              <table:table-cell office:value-type="float" office:value="2.93800172223162">
                <text:p>2.938001722231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3247863247863">
                <text:p>0.613247863247863</text:p>
              </table:table-cell>
              <table:table-cell office:value-type="float" office:value="2.93800012831229">
                <text:p>2.938000128312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3782051282051">
                <text:p>0.613782051282051</text:p>
              </table:table-cell>
              <table:table-cell office:value-type="float" office:value="2.93799853439295">
                <text:p>2.937998534392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4316239316239">
                <text:p>0.614316239316239</text:p>
              </table:table-cell>
              <table:table-cell office:value-type="float" office:value="2.93799694047362">
                <text:p>2.937996940473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4850427350427">
                <text:p>0.614850427350427</text:p>
              </table:table-cell>
              <table:table-cell office:value-type="float" office:value="2.93799534655428">
                <text:p>2.937995346554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5384615384615">
                <text:p>0.615384615384615</text:p>
              </table:table-cell>
              <table:table-cell office:value-type="float" office:value="2.93799375263495">
                <text:p>2.937993752634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5918803418804">
                <text:p>0.615918803418804</text:p>
              </table:table-cell>
              <table:table-cell office:value-type="float" office:value="2.93799215871561">
                <text:p>2.937992158715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6452991452992">
                <text:p>0.616452991452992</text:p>
              </table:table-cell>
              <table:table-cell office:value-type="float" office:value="2.93799056479628">
                <text:p>2.937990564796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698717948718">
                <text:p>0.61698717948718</text:p>
              </table:table-cell>
              <table:table-cell office:value-type="float" office:value="2.93798897087694">
                <text:p>2.937988970876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7521367521368">
                <text:p>0.617521367521368</text:p>
              </table:table-cell>
              <table:table-cell office:value-type="float" office:value="2.93798737695761">
                <text:p>2.937987376957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8055555555556">
                <text:p>0.618055555555556</text:p>
              </table:table-cell>
              <table:table-cell office:value-type="float" office:value="2.93798578303827">
                <text:p>2.937985783038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8589743589744">
                <text:p>0.618589743589744</text:p>
              </table:table-cell>
              <table:table-cell office:value-type="float" office:value="2.93798418911894">
                <text:p>2.937984189118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9123931623932">
                <text:p>0.619123931623932</text:p>
              </table:table-cell>
              <table:table-cell office:value-type="float" office:value="2.9379825951996">
                <text:p>2.93798259519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965811965812">
                <text:p>0.61965811965812</text:p>
              </table:table-cell>
              <table:table-cell office:value-type="float" office:value="2.93798100128027">
                <text:p>2.937981001280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0192307692308">
                <text:p>0.620192307692308</text:p>
              </table:table-cell>
              <table:table-cell office:value-type="float" office:value="2.93799199291409">
                <text:p>2.937991992914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0726495726496">
                <text:p>0.620726495726496</text:p>
              </table:table-cell>
              <table:table-cell office:value-type="float" office:value="2.9380295126402">
                <text:p>2.93802951264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1260683760684">
                <text:p>0.621260683760684</text:p>
              </table:table-cell>
              <table:table-cell office:value-type="float" office:value="2.93809033898605">
                <text:p>2.938090338986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1794871794872">
                <text:p>0.621794871794872</text:p>
              </table:table-cell>
              <table:table-cell office:value-type="float" office:value="2.93817119251514">
                <text:p>2.938171192515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232905982906">
                <text:p>0.62232905982906</text:p>
              </table:table-cell>
              <table:table-cell office:value-type="float" office:value="2.93826879379097">
                <text:p>2.938268793790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2863247863248">
                <text:p>0.622863247863248</text:p>
              </table:table-cell>
              <table:table-cell office:value-type="float" office:value="2.93837986337704">
                <text:p>2.938379863377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3397435897436">
                <text:p>0.623397435897436</text:p>
              </table:table-cell>
              <table:table-cell office:value-type="float" office:value="2.93850112183684">
                <text:p>2.938501121836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3931623931624">
                <text:p>0.623931623931624</text:p>
              </table:table-cell>
              <table:table-cell office:value-type="float" office:value="2.93862928973387">
                <text:p>2.938629289733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4465811965812">
                <text:p>0.624465811965812</text:p>
              </table:table-cell>
              <table:table-cell office:value-type="float" office:value="2.93876108763163">
                <text:p>2.938761087631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5">
                <text:p>0.625</text:p>
              </table:table-cell>
              <table:table-cell office:value-type="float" office:value="2.93889579097194">
                <text:p>2.938895790971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5534188034188">
                <text:p>0.625534188034188</text:p>
              </table:table-cell>
              <table:table-cell office:value-type="float" office:value="2.93903687308702">
                <text:p>2.939036873087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6068376068376">
                <text:p>0.626068376068376</text:p>
              </table:table-cell>
              <table:table-cell office:value-type="float" office:value="2.93918600067353">
                <text:p>2.939186000673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6602564102564">
                <text:p>0.626602564102564</text:p>
              </table:table-cell>
              <table:table-cell office:value-type="float" office:value="2.93934481319426">
                <text:p>2.939344813194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7136752136752">
                <text:p>0.627136752136752</text:p>
              </table:table-cell>
              <table:table-cell office:value-type="float" office:value="2.93951495011202">
                <text:p>2.939514950112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767094017094">
                <text:p>0.62767094017094</text:p>
              </table:table-cell>
              <table:table-cell office:value-type="float" office:value="2.9396980508896">
                <text:p>2.93969805088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8205128205128">
                <text:p>0.628205128205128</text:p>
              </table:table-cell>
              <table:table-cell office:value-type="float" office:value="2.93989575498981">
                <text:p>2.939895754989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8739316239316">
                <text:p>0.628739316239316</text:p>
              </table:table-cell>
              <table:table-cell office:value-type="float" office:value="2.94010970187544">
                <text:p>2.940109701875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9273504273504">
                <text:p>0.629273504273504</text:p>
              </table:table-cell>
              <table:table-cell office:value-type="float" office:value="2.94034153100929">
                <text:p>2.940341531009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9807692307692">
                <text:p>0.629807692307692</text:p>
              </table:table-cell>
              <table:table-cell office:value-type="float" office:value="2.9405877023233">
                <text:p>2.94058770232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034188034188">
                <text:p>0.63034188034188</text:p>
              </table:table-cell>
              <table:table-cell office:value-type="float" office:value="2.94083968351178">
                <text:p>2.940839683511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0876068376068">
                <text:p>0.630876068376068</text:p>
              </table:table-cell>
              <table:table-cell office:value-type="float" office:value="2.94109698865265">
                <text:p>2.941096988652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1410256410256">
                <text:p>0.631410256410256</text:p>
              </table:table-cell>
              <table:table-cell office:value-type="float" office:value="2.94135929004696">
                <text:p>2.941359290046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1944444444444">
                <text:p>0.631944444444444</text:p>
              </table:table-cell>
              <table:table-cell office:value-type="float" office:value="2.94162625999572">
                <text:p>2.941626259995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2478632478633">
                <text:p>0.632478632478633</text:p>
              </table:table-cell>
              <table:table-cell office:value-type="float" office:value="2.94189757079997">
                <text:p>2.941897570799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3012820512821">
                <text:p>0.633012820512821</text:p>
              </table:table-cell>
              <table:table-cell office:value-type="float" office:value="2.94217289476074">
                <text:p>2.942172894760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3547008547009">
                <text:p>0.633547008547009</text:p>
              </table:table-cell>
              <table:table-cell office:value-type="float" office:value="2.94245190417905">
                <text:p>2.942451904179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4081196581197">
                <text:p>0.634081196581197</text:p>
              </table:table-cell>
              <table:table-cell office:value-type="float" office:value="2.94273427135594">
                <text:p>2.942734271355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4615384615385">
                <text:p>0.634615384615385</text:p>
              </table:table-cell>
              <table:table-cell office:value-type="float" office:value="2.94302423621124">
                <text:p>2.943024236211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5149572649573">
                <text:p>0.635149572649573</text:p>
              </table:table-cell>
              <table:table-cell office:value-type="float" office:value="2.94332813209406">
                <text:p>2.943328132094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5683760683761">
                <text:p>0.635683760683761</text:p>
              </table:table-cell>
              <table:table-cell office:value-type="float" office:value="2.94364102094944">
                <text:p>2.943641020949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6217948717949">
                <text:p>0.636217948717949</text:p>
              </table:table-cell>
              <table:table-cell office:value-type="float" office:value="2.94395765797255">
                <text:p>2.943957657972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6752136752137">
                <text:p>0.636752136752137</text:p>
              </table:table-cell>
              <table:table-cell office:value-type="float" office:value="2.94427279835858">
                <text:p>2.944272798358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7286324786325">
                <text:p>0.637286324786325</text:p>
              </table:table-cell>
              <table:table-cell office:value-type="float" office:value="2.94458119730271">
                <text:p>2.944581197302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7820512820513">
                <text:p>0.637820512820513</text:p>
              </table:table-cell>
              <table:table-cell office:value-type="float" office:value="2.94487761000011">
                <text:p>2.944877610000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8354700854701">
                <text:p>0.638354700854701</text:p>
              </table:table-cell>
              <table:table-cell office:value-type="float" office:value="2.94515679164598">
                <text:p>2.945156791645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8888888888889">
                <text:p>0.638888888888889</text:p>
              </table:table-cell>
              <table:table-cell office:value-type="float" office:value="2.94541349743549">
                <text:p>2.945413497435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9423076923077">
                <text:p>0.639423076923077</text:p>
              </table:table-cell>
              <table:table-cell office:value-type="float" office:value="2.94565118274817">
                <text:p>2.945651182748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9957264957265">
                <text:p>0.639957264957265</text:p>
              </table:table-cell>
              <table:table-cell office:value-type="float" office:value="2.94588802875595">
                <text:p>2.945888028755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0491452991453">
                <text:p>0.640491452991453</text:p>
              </table:table-cell>
              <table:table-cell office:value-type="float" office:value="2.94612487476373">
                <text:p>2.946124874763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1025641025641">
                <text:p>0.641025641025641</text:p>
              </table:table-cell>
              <table:table-cell office:value-type="float" office:value="2.9463617207715">
                <text:p>2.94636172077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1559829059829">
                <text:p>0.641559829059829</text:p>
              </table:table-cell>
              <table:table-cell office:value-type="float" office:value="2.94659856677928">
                <text:p>2.946598566779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2094017094017">
                <text:p>0.642094017094017</text:p>
              </table:table-cell>
              <table:table-cell office:value-type="float" office:value="2.94683541278705">
                <text:p>2.946835412787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2628205128205">
                <text:p>0.642628205128205</text:p>
              </table:table-cell>
              <table:table-cell office:value-type="float" office:value="2.94707225879483">
                <text:p>2.947072258794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3162393162393">
                <text:p>0.643162393162393</text:p>
              </table:table-cell>
              <table:table-cell office:value-type="float" office:value="2.9473091048026">
                <text:p>2.94730910480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3696581196581">
                <text:p>0.643696581196581</text:p>
              </table:table-cell>
              <table:table-cell office:value-type="float" office:value="2.94754595081037">
                <text:p>2.947545950810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4230769230769">
                <text:p>0.644230769230769</text:p>
              </table:table-cell>
              <table:table-cell office:value-type="float" office:value="2.94778279681815">
                <text:p>2.947782796818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4764957264957">
                <text:p>0.644764957264957</text:p>
              </table:table-cell>
              <table:table-cell office:value-type="float" office:value="2.94801964282592">
                <text:p>2.948019642825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5299145299145">
                <text:p>0.645299145299145</text:p>
              </table:table-cell>
              <table:table-cell office:value-type="float" office:value="2.94825648883369">
                <text:p>2.948256488833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5833333333333">
                <text:p>0.645833333333333</text:p>
              </table:table-cell>
              <table:table-cell office:value-type="float" office:value="2.94849333484147">
                <text:p>2.948493334841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6367521367521">
                <text:p>0.646367521367521</text:p>
              </table:table-cell>
              <table:table-cell office:value-type="float" office:value="2.94873018084924">
                <text:p>2.948730180849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6901709401709">
                <text:p>0.646901709401709</text:p>
              </table:table-cell>
              <table:table-cell office:value-type="float" office:value="2.94896702685701">
                <text:p>2.948967026857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7435897435898">
                <text:p>0.647435897435898</text:p>
              </table:table-cell>
              <table:table-cell office:value-type="float" office:value="2.94920387286479">
                <text:p>2.949203872864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7970085470086">
                <text:p>0.647970085470086</text:p>
              </table:table-cell>
              <table:table-cell office:value-type="float" office:value="2.94944071887256">
                <text:p>2.949440718872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8504273504274">
                <text:p>0.648504273504274</text:p>
              </table:table-cell>
              <table:table-cell office:value-type="float" office:value="2.94967756488033">
                <text:p>2.949677564880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9038461538462">
                <text:p>0.649038461538462</text:p>
              </table:table-cell>
              <table:table-cell office:value-type="float" office:value="2.94991441088811">
                <text:p>2.949914410888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957264957265">
                <text:p>0.64957264957265</text:p>
              </table:table-cell>
              <table:table-cell office:value-type="float" office:value="2.95015125689588">
                <text:p>2.950151256895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0106837606838">
                <text:p>0.650106837606838</text:p>
              </table:table-cell>
              <table:table-cell office:value-type="float" office:value="2.95038810290365">
                <text:p>2.950388102903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0641025641026">
                <text:p>0.650641025641026</text:p>
              </table:table-cell>
              <table:table-cell office:value-type="float" office:value="2.95062494891143">
                <text:p>2.950624948911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1175213675214">
                <text:p>0.651175213675214</text:p>
              </table:table-cell>
              <table:table-cell office:value-type="float" office:value="2.9508617949192">
                <text:p>2.95086179491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1709401709402">
                <text:p>0.651709401709402</text:p>
              </table:table-cell>
              <table:table-cell office:value-type="float" office:value="2.95109864092697">
                <text:p>2.951098640926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224358974359">
                <text:p>0.65224358974359</text:p>
              </table:table-cell>
              <table:table-cell office:value-type="float" office:value="2.95133548693475">
                <text:p>2.951335486934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2777777777778">
                <text:p>0.652777777777778</text:p>
              </table:table-cell>
              <table:table-cell office:value-type="float" office:value="2.95157233294252">
                <text:p>2.951572332942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3311965811966">
                <text:p>0.653311965811966</text:p>
              </table:table-cell>
              <table:table-cell office:value-type="float" office:value="2.9518091789503">
                <text:p>2.95180917895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3846153846154">
                <text:p>0.653846153846154</text:p>
              </table:table-cell>
              <table:table-cell office:value-type="float" office:value="2.95206792944229">
                <text:p>2.952067929442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4380341880342">
                <text:p>0.654380341880342</text:p>
              </table:table-cell>
              <table:table-cell office:value-type="float" office:value="2.95242025738711">
                <text:p>2.952420257387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491452991453">
                <text:p>0.65491452991453</text:p>
              </table:table-cell>
              <table:table-cell office:value-type="float" office:value="2.95284864093281">
                <text:p>2.952848640932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5448717948718">
                <text:p>0.655448717948718</text:p>
              </table:table-cell>
              <table:table-cell office:value-type="float" office:value="2.95332686073656">
                <text:p>2.953326860736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5982905982906">
                <text:p>0.655982905982906</text:p>
              </table:table-cell>
              <table:table-cell office:value-type="float" office:value="2.95382869745553">
                <text:p>2.953828697455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6517094017094">
                <text:p>0.656517094017094</text:p>
              </table:table-cell>
              <table:table-cell office:value-type="float" office:value="2.95432793174689">
                <text:p>2.954327931746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7051282051282">
                <text:p>0.657051282051282</text:p>
              </table:table-cell>
              <table:table-cell office:value-type="float" office:value="2.95479834426782">
                <text:p>2.954798344267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758547008547">
                <text:p>0.65758547008547</text:p>
              </table:table-cell>
              <table:table-cell office:value-type="float" office:value="2.95521371567548">
                <text:p>2.955213715675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8119658119658">
                <text:p>0.658119658119658</text:p>
              </table:table-cell>
              <table:table-cell office:value-type="float" office:value="2.95554782662706">
                <text:p>2.955547826627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8653846153846">
                <text:p>0.658653846153846</text:p>
              </table:table-cell>
              <table:table-cell office:value-type="float" office:value="2.95579184224528">
                <text:p>2.955791842245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9188034188034">
                <text:p>0.659188034188034</text:p>
              </table:table-cell>
              <table:table-cell office:value-type="float" office:value="2.95600915118839">
                <text:p>2.956009151188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9722222222222">
                <text:p>0.659722222222222</text:p>
              </table:table-cell>
              <table:table-cell office:value-type="float" office:value="2.95621034467384">
                <text:p>2.956210344673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025641025641">
                <text:p>0.66025641025641</text:p>
              </table:table-cell>
              <table:table-cell office:value-type="float" office:value="2.95639746286218">
                <text:p>2.956397462862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0790598290598">
                <text:p>0.660790598290598</text:p>
              </table:table-cell>
              <table:table-cell office:value-type="float" office:value="2.95657254591395">
                <text:p>2.956572545913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1324786324786">
                <text:p>0.661324786324786</text:p>
              </table:table-cell>
              <table:table-cell office:value-type="float" office:value="2.95673763398969">
                <text:p>2.956737633989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1858974358974">
                <text:p>0.661858974358974</text:p>
              </table:table-cell>
              <table:table-cell office:value-type="float" office:value="2.95689476724993">
                <text:p>2.956894767249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2393162393162">
                <text:p>0.662393162393162</text:p>
              </table:table-cell>
              <table:table-cell office:value-type="float" office:value="2.95704598585521">
                <text:p>2.957045985855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292735042735">
                <text:p>0.66292735042735</text:p>
              </table:table-cell>
              <table:table-cell office:value-type="float" office:value="2.95719332996608">
                <text:p>2.957193329966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3461538461538">
                <text:p>0.663461538461538</text:p>
              </table:table-cell>
              <table:table-cell office:value-type="float" office:value="2.95733518237533">
                <text:p>2.957335182375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3995726495727">
                <text:p>0.663995726495727</text:p>
              </table:table-cell>
              <table:table-cell office:value-type="float" office:value="2.95745617880813">
                <text:p>2.957456178808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4529914529915">
                <text:p>0.664529914529915</text:p>
              </table:table-cell>
              <table:table-cell office:value-type="float" office:value="2.95756043077039">
                <text:p>2.957560430770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5064102564103">
                <text:p>0.665064102564103</text:p>
              </table:table-cell>
              <table:table-cell office:value-type="float" office:value="2.9576550792983">
                <text:p>2.95765507929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5598290598291">
                <text:p>0.665598290598291</text:p>
              </table:table-cell>
              <table:table-cell office:value-type="float" office:value="2.95774726542803">
                <text:p>2.957747265428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6132478632479">
                <text:p>0.666132478632479</text:p>
              </table:table-cell>
              <table:table-cell office:value-type="float" office:value="2.95784413019575">
                <text:p>2.957844130195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2.95795281463764">
                <text:p>2.957952814637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7200854700855">
                <text:p>0.667200854700855</text:p>
              </table:table-cell>
              <table:table-cell office:value-type="float" office:value="2.95808045978988">
                <text:p>2.958080459789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7735042735043">
                <text:p>0.667735042735043</text:p>
              </table:table-cell>
              <table:table-cell office:value-type="float" office:value="2.95823420668864">
                <text:p>2.958234206688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8269230769231">
                <text:p>0.668269230769231</text:p>
              </table:table-cell>
              <table:table-cell office:value-type="float" office:value="2.95842550140817">
                <text:p>2.958425501408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8803418803419">
                <text:p>0.668803418803419</text:p>
              </table:table-cell>
              <table:table-cell office:value-type="float" office:value="2.95868045413885">
                <text:p>2.958680454138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9337606837607">
                <text:p>0.669337606837607</text:p>
              </table:table-cell>
              <table:table-cell office:value-type="float" office:value="2.95898953463936">
                <text:p>2.958989534639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9871794871795">
                <text:p>0.669871794871795</text:p>
              </table:table-cell>
              <table:table-cell office:value-type="float" office:value="2.95933744573375">
                <text:p>2.959337445733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0405982905983">
                <text:p>0.670405982905983</text:p>
              </table:table-cell>
              <table:table-cell office:value-type="float" office:value="2.9597088902461">
                <text:p>2.95970889024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0940170940171">
                <text:p>0.670940170940171</text:p>
              </table:table-cell>
              <table:table-cell office:value-type="float" office:value="2.96008857100048">
                <text:p>2.960088571000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1474358974359">
                <text:p>0.671474358974359</text:p>
              </table:table-cell>
              <table:table-cell office:value-type="float" office:value="2.96046119082097">
                <text:p>2.960461190820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2008547008547">
                <text:p>0.672008547008547</text:p>
              </table:table-cell>
              <table:table-cell office:value-type="float" office:value="2.96081145253162">
                <text:p>2.960811452531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2542735042735">
                <text:p>0.672542735042735</text:p>
              </table:table-cell>
              <table:table-cell office:value-type="float" office:value="2.96112405895652">
                <text:p>2.961124058956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3076923076923">
                <text:p>0.673076923076923</text:p>
              </table:table-cell>
              <table:table-cell office:value-type="float" office:value="2.96138661367537">
                <text:p>2.961386613675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3611111111111">
                <text:p>0.673611111111111</text:p>
              </table:table-cell>
              <table:table-cell office:value-type="float" office:value="2.96161412700324">
                <text:p>2.961614127003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4145299145299">
                <text:p>0.674145299145299</text:p>
              </table:table-cell>
              <table:table-cell office:value-type="float" office:value="2.96181804788712">
                <text:p>2.961818047887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4679487179487">
                <text:p>0.674679487179487</text:p>
              </table:table-cell>
              <table:table-cell office:value-type="float" office:value="2.96200638980113">
                <text:p>2.962006389801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5213675213675">
                <text:p>0.675213675213675</text:p>
              </table:table-cell>
              <table:table-cell office:value-type="float" office:value="2.9621871662194">
                <text:p>2.96218716621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5747863247863">
                <text:p>0.675747863247863</text:p>
              </table:table-cell>
              <table:table-cell office:value-type="float" office:value="2.96236839061605">
                <text:p>2.962368390616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6282051282051">
                <text:p>0.676282051282051</text:p>
              </table:table-cell>
              <table:table-cell office:value-type="float" office:value="2.96255807646522">
                <text:p>2.962558076465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6816239316239">
                <text:p>0.676816239316239</text:p>
              </table:table-cell>
              <table:table-cell office:value-type="float" office:value="2.96276423724102">
                <text:p>2.962764237241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7350427350427">
                <text:p>0.677350427350427</text:p>
              </table:table-cell>
              <table:table-cell office:value-type="float" office:value="2.96299488641758">
                <text:p>2.962994886417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7884615384615">
                <text:p>0.677884615384615</text:p>
              </table:table-cell>
              <table:table-cell office:value-type="float" office:value="2.96325920058173">
                <text:p>2.963259200581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8418803418804">
                <text:p>0.678418803418804</text:p>
              </table:table-cell>
              <table:table-cell office:value-type="float" office:value="2.96356976694425">
                <text:p>2.963569766944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8952991452992">
                <text:p>0.678952991452992</text:p>
              </table:table-cell>
              <table:table-cell office:value-type="float" office:value="2.96391887613746">
                <text:p>2.963918876137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948717948718">
                <text:p>0.67948717948718</text:p>
              </table:table-cell>
              <table:table-cell office:value-type="float" office:value="2.96429492973298">
                <text:p>2.964294929732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0021367521368">
                <text:p>0.680021367521368</text:p>
              </table:table-cell>
              <table:table-cell office:value-type="float" office:value="2.96468632930248">
                <text:p>2.964686329302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0555555555556">
                <text:p>0.680555555555556</text:p>
              </table:table-cell>
              <table:table-cell office:value-type="float" office:value="2.96508147641758">
                <text:p>2.965081476417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1089743589744">
                <text:p>0.681089743589744</text:p>
              </table:table-cell>
              <table:table-cell office:value-type="float" office:value="2.96546877264995">
                <text:p>2.965468772649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1623931623932">
                <text:p>0.681623931623932</text:p>
              </table:table-cell>
              <table:table-cell office:value-type="float" office:value="2.96583661957121">
                <text:p>2.965836619571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215811965812">
                <text:p>0.68215811965812</text:p>
              </table:table-cell>
              <table:table-cell office:value-type="float" office:value="2.96617341875302">
                <text:p>2.966173418753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2692307692308">
                <text:p>0.682692307692308</text:p>
              </table:table-cell>
              <table:table-cell office:value-type="float" office:value="2.96646656005883">
                <text:p>2.966466560058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3226495726496">
                <text:p>0.683226495726496</text:p>
              </table:table-cell>
              <table:table-cell office:value-type="float" office:value="2.96670057912679">
                <text:p>2.966700579126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3760683760684">
                <text:p>0.683760683760684</text:p>
              </table:table-cell>
              <table:table-cell office:value-type="float" office:value="2.96688519788788">
                <text:p>2.966885197887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4294871794872">
                <text:p>0.684294871794872</text:p>
              </table:table-cell>
              <table:table-cell office:value-type="float" office:value="2.96703548004659">
                <text:p>2.96703548004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482905982906">
                <text:p>0.68482905982906</text:p>
              </table:table-cell>
              <table:table-cell office:value-type="float" office:value="2.96716648930738">
                <text:p>2.967166489307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5363247863248">
                <text:p>0.685363247863248</text:p>
              </table:table-cell>
              <table:table-cell office:value-type="float" office:value="2.96729328937475">
                <text:p>2.967293289374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5897435897436">
                <text:p>0.685897435897436</text:p>
              </table:table-cell>
              <table:table-cell office:value-type="float" office:value="2.96743094395315">
                <text:p>2.967430943953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6431623931624">
                <text:p>0.686431623931624</text:p>
              </table:table-cell>
              <table:table-cell office:value-type="float" office:value="2.96759451674708">
                <text:p>2.967594516747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6965811965812">
                <text:p>0.686965811965812</text:p>
              </table:table-cell>
              <table:table-cell office:value-type="float" office:value="2.967799071461">
                <text:p>2.9677990714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75">
                <text:p>0.6875</text:p>
              </table:table-cell>
              <table:table-cell office:value-type="float" office:value="2.96806134643188">
                <text:p>2.968061346431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8034188034188">
                <text:p>0.688034188034188</text:p>
              </table:table-cell>
              <table:table-cell office:value-type="float" office:value="2.96841058483597">
                <text:p>2.968410584835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8568376068376">
                <text:p>0.688568376068376</text:p>
              </table:table-cell>
              <table:table-cell office:value-type="float" office:value="2.96883382504136">
                <text:p>2.968833825041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9102564102564">
                <text:p>0.689102564102564</text:p>
              </table:table-cell>
              <table:table-cell office:value-type="float" office:value="2.96930627753407">
                <text:p>2.969306277534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9636752136752">
                <text:p>0.689636752136752</text:p>
              </table:table-cell>
              <table:table-cell office:value-type="float" office:value="2.96980315280011">
                <text:p>2.969803152800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017094017094">
                <text:p>0.69017094017094</text:p>
              </table:table-cell>
              <table:table-cell office:value-type="float" office:value="2.9702996613255">
                <text:p>2.97029966132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0705128205128">
                <text:p>0.690705128205128</text:p>
              </table:table-cell>
              <table:table-cell office:value-type="float" office:value="2.97077101359626">
                <text:p>2.970771013596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1239316239316">
                <text:p>0.691239316239316</text:p>
              </table:table-cell>
              <table:table-cell office:value-type="float" office:value="2.9711924200984">
                <text:p>2.97119242009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1773504273504">
                <text:p>0.691773504273504</text:p>
              </table:table-cell>
              <table:table-cell office:value-type="float" office:value="2.97153909131794">
                <text:p>2.971539091317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2307692307692">
                <text:p>0.692307692307692</text:p>
              </table:table-cell>
              <table:table-cell office:value-type="float" office:value="2.9717896313773">
                <text:p>2.97178963137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284188034188">
                <text:p>0.69284188034188</text:p>
              </table:table-cell>
              <table:table-cell office:value-type="float" office:value="2.97199567803977">
                <text:p>2.971995678039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3376068376068">
                <text:p>0.693376068376068</text:p>
              </table:table-cell>
              <table:table-cell office:value-type="float" office:value="2.97218353025903">
                <text:p>2.972183530259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3910256410256">
                <text:p>0.693910256410256</text:p>
              </table:table-cell>
              <table:table-cell office:value-type="float" office:value="2.97235433785159">
                <text:p>2.972354337851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4444444444444">
                <text:p>0.694444444444444</text:p>
              </table:table-cell>
              <table:table-cell office:value-type="float" office:value="2.97250925063398">
                <text:p>2.972509250633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4978632478633">
                <text:p>0.694978632478633</text:p>
              </table:table-cell>
              <table:table-cell office:value-type="float" office:value="2.97264941842271">
                <text:p>2.972649418422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5512820512821">
                <text:p>0.695512820512821</text:p>
              </table:table-cell>
              <table:table-cell office:value-type="float" office:value="2.97277599103432">
                <text:p>2.972775991034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6047008547009">
                <text:p>0.696047008547009</text:p>
              </table:table-cell>
              <table:table-cell office:value-type="float" office:value="2.97289011828533">
                <text:p>2.972890118285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6581196581197">
                <text:p>0.696581196581197</text:p>
              </table:table-cell>
              <table:table-cell office:value-type="float" office:value="2.97299294999225">
                <text:p>2.972992949992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7115384615385">
                <text:p>0.697115384615385</text:p>
              </table:table-cell>
              <table:table-cell office:value-type="float" office:value="2.97308507801878">
                <text:p>2.973085078018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7649572649573">
                <text:p>0.697649572649573</text:p>
              </table:table-cell>
              <table:table-cell office:value-type="float" office:value="2.97315344065105">
                <text:p>2.973153440651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8183760683761">
                <text:p>0.698183760683761</text:p>
              </table:table-cell>
              <table:table-cell office:value-type="float" office:value="2.97319872194">
                <text:p>2.973198721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8717948717949">
                <text:p>0.698717948717949</text:p>
              </table:table-cell>
              <table:table-cell office:value-type="float" office:value="2.97322982332819">
                <text:p>2.97322982332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9252136752137">
                <text:p>0.699252136752137</text:p>
              </table:table-cell>
              <table:table-cell office:value-type="float" office:value="2.97325564625818">
                <text:p>2.973255646258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9786324786325">
                <text:p>0.699786324786325</text:p>
              </table:table-cell>
              <table:table-cell office:value-type="float" office:value="2.97328509217252">
                <text:p>2.973285092172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00320512820513">
                <text:p>0.700320512820513</text:p>
              </table:table-cell>
              <table:table-cell office:value-type="float" office:value="2.97332706251377">
                <text:p>2.973327062513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00854700854701">
                <text:p>0.700854700854701</text:p>
              </table:table-cell>
              <table:table-cell office:value-type="float" office:value="2.97339045872449">
                <text:p>2.973390458724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01388888888889">
                <text:p>0.701388888888889</text:p>
              </table:table-cell>
              <table:table-cell office:value-type="float" office:value="2.97348418224723">
                <text:p>2.973484182247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01923076923077">
                <text:p>0.701923076923077</text:p>
              </table:table-cell>
              <table:table-cell office:value-type="float" office:value="2.97361675527548">
                <text:p>2.973616755275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02457264957265">
                <text:p>0.702457264957265</text:p>
              </table:table-cell>
              <table:table-cell office:value-type="float" office:value="2.97377776047618">
                <text:p>2.973777760476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02991452991453">
                <text:p>0.702991452991453</text:p>
              </table:table-cell>
              <table:table-cell office:value-type="float" office:value="2.97395690603176">
                <text:p>2.973956906031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03525641025641">
                <text:p>0.703525641025641</text:p>
              </table:table-cell>
              <table:table-cell office:value-type="float" office:value="2.97415150187242">
                <text:p>2.974151501872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04059829059829">
                <text:p>0.704059829059829</text:p>
              </table:table-cell>
              <table:table-cell office:value-type="float" office:value="2.97435885792838">
                <text:p>2.974358857928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04594017094017">
                <text:p>0.704594017094017</text:p>
              </table:table-cell>
              <table:table-cell office:value-type="float" office:value="2.97457628412981">
                <text:p>2.974576284129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05128205128205">
                <text:p>0.705128205128205</text:p>
              </table:table-cell>
              <table:table-cell office:value-type="float" office:value="2.97480109040694">
                <text:p>2.974801090406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05662393162393">
                <text:p>0.705662393162393</text:p>
              </table:table-cell>
              <table:table-cell office:value-type="float" office:value="2.97503058668995">
                <text:p>2.975030586689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06196581196581">
                <text:p>0.706196581196581</text:p>
              </table:table-cell>
              <table:table-cell office:value-type="float" office:value="2.97526208290905">
                <text:p>2.975262082909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06730769230769">
                <text:p>0.706730769230769</text:p>
              </table:table-cell>
              <table:table-cell office:value-type="float" office:value="2.9754933161712">
                <text:p>2.97549331617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07264957264957">
                <text:p>0.707264957264957</text:p>
              </table:table-cell>
              <table:table-cell office:value-type="float" office:value="2.97575202485407">
                <text:p>2.975752024854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07799145299145">
                <text:p>0.707799145299145</text:p>
              </table:table-cell>
              <table:table-cell office:value-type="float" office:value="2.97604594583467">
                <text:p>2.976045945834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2.97636073323951">
                <text:p>2.976360733239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08867521367521">
                <text:p>0.708867521367521</text:p>
              </table:table-cell>
              <table:table-cell office:value-type="float" office:value="2.97668204119505">
                <text:p>2.976682041195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09401709401709">
                <text:p>0.709401709401709</text:p>
              </table:table-cell>
              <table:table-cell office:value-type="float" office:value="2.97699552382778">
                <text:p>2.976995523827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09935897435898">
                <text:p>0.709935897435898</text:p>
              </table:table-cell>
              <table:table-cell office:value-type="float" office:value="2.97728683526419">
                <text:p>2.97728683526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0470085470086">
                <text:p>0.710470085470086</text:p>
              </table:table-cell>
              <table:table-cell office:value-type="float" office:value="2.97754162963076">
                <text:p>2.977541629630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1004273504274">
                <text:p>0.711004273504274</text:p>
              </table:table-cell>
              <table:table-cell office:value-type="float" office:value="2.97774556105398">
                <text:p>2.977745561053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1538461538462">
                <text:p>0.711538461538462</text:p>
              </table:table-cell>
              <table:table-cell office:value-type="float" office:value="2.97788444719411">
                <text:p>2.977884447194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207264957265">
                <text:p>0.71207264957265</text:p>
              </table:table-cell>
              <table:table-cell office:value-type="float" office:value="2.97797633174875">
                <text:p>2.977976331748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2606837606838">
                <text:p>0.712606837606838</text:p>
              </table:table-cell>
              <table:table-cell office:value-type="float" office:value="2.97804358996511">
                <text:p>2.978043589965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3141025641026">
                <text:p>0.713141025641026</text:p>
              </table:table-cell>
              <table:table-cell office:value-type="float" office:value="2.9780898660724">
                <text:p>2.97808986607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3675213675214">
                <text:p>0.713675213675214</text:p>
              </table:table-cell>
              <table:table-cell office:value-type="float" office:value="2.97811880429984">
                <text:p>2.978118804299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4209401709402">
                <text:p>0.714209401709402</text:p>
              </table:table-cell>
              <table:table-cell office:value-type="float" office:value="2.97813404887665">
                <text:p>2.978134048876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474358974359">
                <text:p>0.71474358974359</text:p>
              </table:table-cell>
              <table:table-cell office:value-type="float" office:value="2.97813924403204">
                <text:p>2.978139244032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5277777777778">
                <text:p>0.715277777777778</text:p>
              </table:table-cell>
              <table:table-cell office:value-type="float" office:value="2.97813803399523">
                <text:p>2.978138033995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5811965811966">
                <text:p>0.715811965811966</text:p>
              </table:table-cell>
              <table:table-cell office:value-type="float" office:value="2.97813406299545">
                <text:p>2.978134062995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6346153846154">
                <text:p>0.716346153846154</text:p>
              </table:table-cell>
              <table:table-cell office:value-type="float" office:value="2.97813097231472">
                <text:p>2.978130972314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6880341880342">
                <text:p>0.716880341880342</text:p>
              </table:table-cell>
              <table:table-cell office:value-type="float" office:value="2.97812937839539">
                <text:p>2.97812937839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741452991453">
                <text:p>0.71741452991453</text:p>
              </table:table-cell>
              <table:table-cell office:value-type="float" office:value="2.97812778447605">
                <text:p>2.978127784476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7948717948718">
                <text:p>0.717948717948718</text:p>
              </table:table-cell>
              <table:table-cell office:value-type="float" office:value="2.97812619055672">
                <text:p>2.978126190556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8482905982906">
                <text:p>0.718482905982906</text:p>
              </table:table-cell>
              <table:table-cell office:value-type="float" office:value="2.97812459663738">
                <text:p>2.978124596637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9017094017094">
                <text:p>0.719017094017094</text:p>
              </table:table-cell>
              <table:table-cell office:value-type="float" office:value="2.97812300271805">
                <text:p>2.978123002718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9551282051282">
                <text:p>0.719551282051282</text:p>
              </table:table-cell>
              <table:table-cell office:value-type="float" office:value="2.97812140879871">
                <text:p>2.978121408798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008547008547">
                <text:p>0.72008547008547</text:p>
              </table:table-cell>
              <table:table-cell office:value-type="float" office:value="2.97811981487938">
                <text:p>2.978119814879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0619658119658">
                <text:p>0.720619658119658</text:p>
              </table:table-cell>
              <table:table-cell office:value-type="float" office:value="2.97811822096004">
                <text:p>2.978118220960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1153846153846">
                <text:p>0.721153846153846</text:p>
              </table:table-cell>
              <table:table-cell office:value-type="float" office:value="2.97811662704071">
                <text:p>2.978116627040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1688034188034">
                <text:p>0.721688034188034</text:p>
              </table:table-cell>
              <table:table-cell office:value-type="float" office:value="2.97811503312137">
                <text:p>2.978115033121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2222222222222">
                <text:p>0.722222222222222</text:p>
              </table:table-cell>
              <table:table-cell office:value-type="float" office:value="2.97811343920204">
                <text:p>2.978113439202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275641025641">
                <text:p>0.72275641025641</text:p>
              </table:table-cell>
              <table:table-cell office:value-type="float" office:value="2.9781118452827">
                <text:p>2.97811184528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3290598290598">
                <text:p>0.723290598290598</text:p>
              </table:table-cell>
              <table:table-cell office:value-type="float" office:value="2.97811025136337">
                <text:p>2.978110251363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3824786324786">
                <text:p>0.723824786324786</text:p>
              </table:table-cell>
              <table:table-cell office:value-type="float" office:value="2.97810865744403">
                <text:p>2.978108657444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4358974358974">
                <text:p>0.724358974358974</text:p>
              </table:table-cell>
              <table:table-cell office:value-type="float" office:value="2.9781070635247">
                <text:p>2.97810706352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4893162393162">
                <text:p>0.724893162393162</text:p>
              </table:table-cell>
              <table:table-cell office:value-type="float" office:value="2.97810546960536">
                <text:p>2.978105469605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542735042735">
                <text:p>0.72542735042735</text:p>
              </table:table-cell>
              <table:table-cell office:value-type="float" office:value="2.97810387568603">
                <text:p>2.978103875686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5961538461538">
                <text:p>0.725961538461538</text:p>
              </table:table-cell>
              <table:table-cell office:value-type="float" office:value="2.97810228176669">
                <text:p>2.978102281766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6495726495727">
                <text:p>0.726495726495727</text:p>
              </table:table-cell>
              <table:table-cell office:value-type="float" office:value="2.97816555685101">
                <text:p>2.978165556851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7029914529915">
                <text:p>0.727029914529915</text:p>
              </table:table-cell>
              <table:table-cell office:value-type="float" office:value="2.97835298423046">
                <text:p>2.978352984230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7564102564103">
                <text:p>0.727564102564103</text:p>
              </table:table-cell>
              <table:table-cell office:value-type="float" office:value="2.9786332967631">
                <text:p>2.97863329676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8098290598291">
                <text:p>0.728098290598291</text:p>
              </table:table-cell>
              <table:table-cell office:value-type="float" office:value="2.97897502082603">
                <text:p>2.978975020826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8632478632479">
                <text:p>0.728632478632479</text:p>
              </table:table-cell>
              <table:table-cell office:value-type="float" office:value="2.97934668279635">
                <text:p>2.979346682796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9166666666667">
                <text:p>0.729166666666667</text:p>
              </table:table-cell>
              <table:table-cell office:value-type="float" office:value="2.97971680905116">
                <text:p>2.979716809051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9700854700855">
                <text:p>0.729700854700855</text:p>
              </table:table-cell>
              <table:table-cell office:value-type="float" office:value="2.98005392596756">
                <text:p>2.980053925967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30235042735043">
                <text:p>0.730235042735043</text:p>
              </table:table-cell>
              <table:table-cell office:value-type="float" office:value="2.98032655992265">
                <text:p>2.980326559922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30769230769231">
                <text:p>0.730769230769231</text:p>
              </table:table-cell>
              <table:table-cell office:value-type="float" office:value="2.98050323729353">
                <text:p>2.980503237293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31303418803419">
                <text:p>0.731303418803419</text:p>
              </table:table-cell>
              <table:table-cell office:value-type="float" office:value="2.98060487860064">
                <text:p>2.980604878600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31837606837607">
                <text:p>0.731837606837607</text:p>
              </table:table-cell>
              <table:table-cell office:value-type="float" office:value="2.98069616832366">
                <text:p>2.980696168323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32371794871795">
                <text:p>0.732371794871795</text:p>
              </table:table-cell>
              <table:table-cell office:value-type="float" office:value="2.98078042529281">
                <text:p>2.980780425292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32905982905983">
                <text:p>0.732905982905983</text:p>
              </table:table-cell>
              <table:table-cell office:value-type="float" office:value="2.9808604185329">
                <text:p>2.98086041853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33440170940171">
                <text:p>0.733440170940171</text:p>
              </table:table-cell>
              <table:table-cell office:value-type="float" office:value="2.98093891706875">
                <text:p>2.980938917068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33974358974359">
                <text:p>0.733974358974359</text:p>
              </table:table-cell>
              <table:table-cell office:value-type="float" office:value="2.9810186899252">
                <text:p>2.98101868992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34508547008547">
                <text:p>0.734508547008547</text:p>
              </table:table-cell>
              <table:table-cell office:value-type="float" office:value="2.98110250612705">
                <text:p>2.981102506127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35042735042735">
                <text:p>0.735042735042735</text:p>
              </table:table-cell>
              <table:table-cell office:value-type="float" office:value="2.98119313469913">
                <text:p>2.981193134699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35576923076923">
                <text:p>0.735576923076923</text:p>
              </table:table-cell>
              <table:table-cell office:value-type="float" office:value="2.98129334466626">
                <text:p>2.981293344666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36111111111111">
                <text:p>0.736111111111111</text:p>
              </table:table-cell>
              <table:table-cell office:value-type="float" office:value="2.98140905569154">
                <text:p>2.981409055691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36645299145299">
                <text:p>0.736645299145299</text:p>
              </table:table-cell>
              <table:table-cell office:value-type="float" office:value="2.98154255784059">
                <text:p>2.98154255784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37179487179487">
                <text:p>0.737179487179487</text:p>
              </table:table-cell>
              <table:table-cell office:value-type="float" office:value="2.98168668278041">
                <text:p>2.981686682780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37713675213675">
                <text:p>0.737713675213675</text:p>
              </table:table-cell>
              <table:table-cell office:value-type="float" office:value="2.98183414327807">
                <text:p>2.981834143278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38247863247863">
                <text:p>0.738247863247863</text:p>
              </table:table-cell>
              <table:table-cell office:value-type="float" office:value="2.98197765210063">
                <text:p>2.981977652100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38782051282051">
                <text:p>0.738782051282051</text:p>
              </table:table-cell>
              <table:table-cell office:value-type="float" office:value="2.98210992201513">
                <text:p>2.982109922015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39316239316239">
                <text:p>0.739316239316239</text:p>
              </table:table-cell>
              <table:table-cell office:value-type="float" office:value="2.98222366578865">
                <text:p>2.982223665788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39850427350427">
                <text:p>0.739850427350427</text:p>
              </table:table-cell>
              <table:table-cell office:value-type="float" office:value="2.98231159618824">
                <text:p>2.982311596188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40384615384615">
                <text:p>0.740384615384615</text:p>
              </table:table-cell>
              <table:table-cell office:value-type="float" office:value="2.98236642598095">
                <text:p>2.982366425980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40918803418804">
                <text:p>0.740918803418804</text:p>
              </table:table-cell>
              <table:table-cell office:value-type="float" office:value="2.98239535404555">
                <text:p>2.982395354045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41452991452992">
                <text:p>0.741452991452992</text:p>
              </table:table-cell>
              <table:table-cell office:value-type="float" office:value="2.9824235682129">
                <text:p>2.98242356821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4198717948718">
                <text:p>0.74198717948718</text:p>
              </table:table-cell>
              <table:table-cell office:value-type="float" office:value="2.98245178238025">
                <text:p>2.982451782380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42521367521368">
                <text:p>0.742521367521368</text:p>
              </table:table-cell>
              <table:table-cell office:value-type="float" office:value="2.9824799965476">
                <text:p>2.98247999654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43055555555556">
                <text:p>0.743055555555556</text:p>
              </table:table-cell>
              <table:table-cell office:value-type="float" office:value="2.98250821071495">
                <text:p>2.982508210714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43589743589744">
                <text:p>0.743589743589744</text:p>
              </table:table-cell>
              <table:table-cell office:value-type="float" office:value="2.9825364248823">
                <text:p>2.98253642488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44123931623932">
                <text:p>0.744123931623932</text:p>
              </table:table-cell>
              <table:table-cell office:value-type="float" office:value="2.98256463904965">
                <text:p>2.982564639049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4465811965812">
                <text:p>0.74465811965812</text:p>
              </table:table-cell>
              <table:table-cell office:value-type="float" office:value="2.982592853217">
                <text:p>2.9825928532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45192307692308">
                <text:p>0.745192307692308</text:p>
              </table:table-cell>
              <table:table-cell office:value-type="float" office:value="2.98262106738434">
                <text:p>2.982621067384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45726495726496">
                <text:p>0.745726495726496</text:p>
              </table:table-cell>
              <table:table-cell office:value-type="float" office:value="2.98264928155169">
                <text:p>2.982649281551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46260683760684">
                <text:p>0.746260683760684</text:p>
              </table:table-cell>
              <table:table-cell office:value-type="float" office:value="2.98267749571904">
                <text:p>2.982677495719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46794871794872">
                <text:p>0.746794871794872</text:p>
              </table:table-cell>
              <table:table-cell office:value-type="float" office:value="2.98270570988639">
                <text:p>2.982705709886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4732905982906">
                <text:p>0.74732905982906</text:p>
              </table:table-cell>
              <table:table-cell office:value-type="float" office:value="2.98273392405374">
                <text:p>2.982733924053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47863247863248">
                <text:p>0.747863247863248</text:p>
              </table:table-cell>
              <table:table-cell office:value-type="float" office:value="2.98276213822108">
                <text:p>2.982762138221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48397435897436">
                <text:p>0.748397435897436</text:p>
              </table:table-cell>
              <table:table-cell office:value-type="float" office:value="2.98279035238843">
                <text:p>2.982790352388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48931623931624">
                <text:p>0.748931623931624</text:p>
              </table:table-cell>
              <table:table-cell office:value-type="float" office:value="2.98281856655578">
                <text:p>2.982818566555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49465811965812">
                <text:p>0.749465811965812</text:p>
              </table:table-cell>
              <table:table-cell office:value-type="float" office:value="2.98284678072313">
                <text:p>2.982846780723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">
                <text:p>0.75</text:p>
              </table:table-cell>
              <table:table-cell office:value-type="float" office:value="2.98287499489048">
                <text:p>2.982874994890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0534188034188">
                <text:p>0.750534188034188</text:p>
              </table:table-cell>
              <table:table-cell office:value-type="float" office:value="2.98292559111411">
                <text:p>2.982925591114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1068376068376">
                <text:p>0.751068376068376</text:p>
              </table:table-cell>
              <table:table-cell office:value-type="float" office:value="2.98304985636181">
                <text:p>2.983049856361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1602564102564">
                <text:p>0.751602564102564</text:p>
              </table:table-cell>
              <table:table-cell office:value-type="float" office:value="2.98323480076244">
                <text:p>2.983234800762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2136752136752">
                <text:p>0.752136752136752</text:p>
              </table:table-cell>
              <table:table-cell office:value-type="float" office:value="2.98346403049071">
                <text:p>2.983464030490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267094017094">
                <text:p>0.75267094017094</text:p>
              </table:table-cell>
              <table:table-cell office:value-type="float" office:value="2.9837211517213">
                <text:p>2.98372115172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3205128205128">
                <text:p>0.753205128205128</text:p>
              </table:table-cell>
              <table:table-cell office:value-type="float" office:value="2.9839897706289">
                <text:p>2.98398977062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3739316239316">
                <text:p>0.753739316239316</text:p>
              </table:table-cell>
              <table:table-cell office:value-type="float" office:value="2.98425349338819">
                <text:p>2.98425349338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4273504273504">
                <text:p>0.754273504273504</text:p>
              </table:table-cell>
              <table:table-cell office:value-type="float" office:value="2.98449592617387">
                <text:p>2.984495926173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4807692307692">
                <text:p>0.754807692307692</text:p>
              </table:table-cell>
              <table:table-cell office:value-type="float" office:value="2.98470067516063">
                <text:p>2.984700675160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534188034188">
                <text:p>0.75534188034188</text:p>
              </table:table-cell>
              <table:table-cell office:value-type="float" office:value="2.98486730373958">
                <text:p>2.984867303739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5876068376068">
                <text:p>0.755876068376068</text:p>
              </table:table-cell>
              <table:table-cell office:value-type="float" office:value="2.98503500273788">
                <text:p>2.985035002737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6410256410256">
                <text:p>0.756410256410256</text:p>
              </table:table-cell>
              <table:table-cell office:value-type="float" office:value="2.98520378161731">
                <text:p>2.985203781617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6944444444444">
                <text:p>0.756944444444444</text:p>
              </table:table-cell>
              <table:table-cell office:value-type="float" office:value="2.98537036131442">
                <text:p>2.985370361314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7478632478633">
                <text:p>0.757478632478633</text:p>
              </table:table-cell>
              <table:table-cell office:value-type="float" office:value="2.98553146276578">
                <text:p>2.985531462765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8012820512821">
                <text:p>0.758012820512821</text:p>
              </table:table-cell>
              <table:table-cell office:value-type="float" office:value="2.98568380690793">
                <text:p>2.985683806907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8547008547009">
                <text:p>0.758547008547009</text:p>
              </table:table-cell>
              <table:table-cell office:value-type="float" office:value="2.98582411467744">
                <text:p>2.985824114677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9081196581197">
                <text:p>0.759081196581197</text:p>
              </table:table-cell>
              <table:table-cell office:value-type="float" office:value="2.98594910701086">
                <text:p>2.985949107010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9615384615385">
                <text:p>0.759615384615385</text:p>
              </table:table-cell>
              <table:table-cell office:value-type="float" office:value="2.98605550484475">
                <text:p>2.986055504844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60149572649573">
                <text:p>0.760149572649573</text:p>
              </table:table-cell>
              <table:table-cell office:value-type="float" office:value="2.98614483456939">
                <text:p>2.98614483456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60683760683761">
                <text:p>0.760683760683761</text:p>
              </table:table-cell>
              <table:table-cell office:value-type="float" office:value="2.98623266225638">
                <text:p>2.986232662256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61217948717949">
                <text:p>0.761217948717949</text:p>
              </table:table-cell>
              <table:table-cell office:value-type="float" office:value="2.98632048994336">
                <text:p>2.986320489943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61752136752137">
                <text:p>0.761752136752137</text:p>
              </table:table-cell>
              <table:table-cell office:value-type="float" office:value="2.98640831763034">
                <text:p>2.986408317630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62286324786325">
                <text:p>0.762286324786325</text:p>
              </table:table-cell>
              <table:table-cell office:value-type="float" office:value="2.98649614531732">
                <text:p>2.986496145317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62820512820513">
                <text:p>0.762820512820513</text:p>
              </table:table-cell>
              <table:table-cell office:value-type="float" office:value="2.9865839730043">
                <text:p>2.98658397300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63354700854701">
                <text:p>0.763354700854701</text:p>
              </table:table-cell>
              <table:table-cell office:value-type="float" office:value="2.98667180069129">
                <text:p>2.986671800691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63888888888889">
                <text:p>0.763888888888889</text:p>
              </table:table-cell>
              <table:table-cell office:value-type="float" office:value="2.98675962837827">
                <text:p>2.986759628378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64423076923077">
                <text:p>0.764423076923077</text:p>
              </table:table-cell>
              <table:table-cell office:value-type="float" office:value="2.98684745606525">
                <text:p>2.986847456065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64957264957265">
                <text:p>0.764957264957265</text:p>
              </table:table-cell>
              <table:table-cell office:value-type="float" office:value="2.98693541046742">
                <text:p>2.986935410467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65491452991453">
                <text:p>0.765491452991453</text:p>
              </table:table-cell>
              <table:table-cell office:value-type="float" office:value="2.9870239202268">
                <text:p>2.98702392022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66025641025641">
                <text:p>0.766025641025641</text:p>
              </table:table-cell>
              <table:table-cell office:value-type="float" office:value="2.98711279585936">
                <text:p>2.987112795859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66559829059829">
                <text:p>0.766559829059829</text:p>
              </table:table-cell>
              <table:table-cell office:value-type="float" office:value="2.98720178030498">
                <text:p>2.987201780304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67094017094017">
                <text:p>0.767094017094017</text:p>
              </table:table-cell>
              <table:table-cell office:value-type="float" office:value="2.98729061650351">
                <text:p>2.987290616503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67628205128205">
                <text:p>0.767628205128205</text:p>
              </table:table-cell>
              <table:table-cell office:value-type="float" office:value="2.9873790473948">
                <text:p>2.98737904739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68162393162393">
                <text:p>0.768162393162393</text:p>
              </table:table-cell>
              <table:table-cell office:value-type="float" office:value="2.98746681591871">
                <text:p>2.987466815918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68696581196581">
                <text:p>0.768696581196581</text:p>
              </table:table-cell>
              <table:table-cell office:value-type="float" office:value="2.98755366501511">
                <text:p>2.987553665015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69230769230769">
                <text:p>0.769230769230769</text:p>
              </table:table-cell>
              <table:table-cell office:value-type="float" office:value="2.98763933762385">
                <text:p>2.987639337623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69764957264957">
                <text:p>0.769764957264957</text:p>
              </table:table-cell>
              <table:table-cell office:value-type="float" office:value="2.98771830134826">
                <text:p>2.987718301348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70299145299145">
                <text:p>0.770299145299145</text:p>
              </table:table-cell>
              <table:table-cell office:value-type="float" office:value="2.98776655391114">
                <text:p>2.987766553911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70833333333333">
                <text:p>0.770833333333333</text:p>
              </table:table-cell>
              <table:table-cell office:value-type="float" office:value="2.98778655735175">
                <text:p>2.987786557351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71367521367521">
                <text:p>0.771367521367521</text:p>
              </table:table-cell>
              <table:table-cell office:value-type="float" office:value="2.98778461404398">
                <text:p>2.987784614043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71901709401709">
                <text:p>0.771901709401709</text:p>
              </table:table-cell>
              <table:table-cell office:value-type="float" office:value="2.98776702636174">
                <text:p>2.987767026361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72435897435898">
                <text:p>0.772435897435898</text:p>
              </table:table-cell>
              <table:table-cell office:value-type="float" office:value="2.98774009667891">
                <text:p>2.987740096678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72970085470086">
                <text:p>0.772970085470086</text:p>
              </table:table-cell>
              <table:table-cell office:value-type="float" office:value="2.98771012736941">
                <text:p>2.987710127369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73504273504274">
                <text:p>0.773504273504274</text:p>
              </table:table-cell>
              <table:table-cell office:value-type="float" office:value="2.98768342080712">
                <text:p>2.987683420807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74038461538462">
                <text:p>0.774038461538462</text:p>
              </table:table-cell>
              <table:table-cell office:value-type="float" office:value="2.98766627936595">
                <text:p>2.987666279365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7457264957265">
                <text:p>0.77457264957265</text:p>
              </table:table-cell>
              <table:table-cell office:value-type="float" office:value="2.98766246801139">
                <text:p>2.98766246801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75106837606838">
                <text:p>0.775106837606838</text:p>
              </table:table-cell>
              <table:table-cell office:value-type="float" office:value="2.98766087409205">
                <text:p>2.987660874092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75641025641026">
                <text:p>0.775641025641026</text:p>
              </table:table-cell>
              <table:table-cell office:value-type="float" office:value="2.98765928017272">
                <text:p>2.987659280172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76175213675214">
                <text:p>0.776175213675214</text:p>
              </table:table-cell>
              <table:table-cell office:value-type="float" office:value="2.98765768625339">
                <text:p>2.98765768625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76709401709402">
                <text:p>0.776709401709402</text:p>
              </table:table-cell>
              <table:table-cell office:value-type="float" office:value="2.98765609233405">
                <text:p>2.987656092334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7724358974359">
                <text:p>0.77724358974359</text:p>
              </table:table-cell>
              <table:table-cell office:value-type="float" office:value="2.98765449841472">
                <text:p>2.987654498414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77777777777778">
                <text:p>0.777777777777778</text:p>
              </table:table-cell>
              <table:table-cell office:value-type="float" office:value="2.98765290449538">
                <text:p>2.987652904495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78311965811966">
                <text:p>0.778311965811966</text:p>
              </table:table-cell>
              <table:table-cell office:value-type="float" office:value="2.98765131057605">
                <text:p>2.987651310576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78846153846154">
                <text:p>0.778846153846154</text:p>
              </table:table-cell>
              <table:table-cell office:value-type="float" office:value="2.98764971665671">
                <text:p>2.987649716656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79380341880342">
                <text:p>0.779380341880342</text:p>
              </table:table-cell>
              <table:table-cell office:value-type="float" office:value="2.98764812273738">
                <text:p>2.987648122737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7991452991453">
                <text:p>0.77991452991453</text:p>
              </table:table-cell>
              <table:table-cell office:value-type="float" office:value="2.98764652881804">
                <text:p>2.987646528818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80448717948718">
                <text:p>0.780448717948718</text:p>
              </table:table-cell>
              <table:table-cell office:value-type="float" office:value="2.98764493489871">
                <text:p>2.987644934898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80982905982906">
                <text:p>0.780982905982906</text:p>
              </table:table-cell>
              <table:table-cell office:value-type="float" office:value="2.98764334097937">
                <text:p>2.987643340979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81517094017094">
                <text:p>0.781517094017094</text:p>
              </table:table-cell>
              <table:table-cell office:value-type="float" office:value="2.98764174706004">
                <text:p>2.987641747060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82051282051282">
                <text:p>0.782051282051282</text:p>
              </table:table-cell>
              <table:table-cell office:value-type="float" office:value="2.9876401531407">
                <text:p>2.98764015314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8258547008547">
                <text:p>0.78258547008547</text:p>
              </table:table-cell>
              <table:table-cell office:value-type="float" office:value="2.98763855922137">
                <text:p>2.987638559221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83119658119658">
                <text:p>0.783119658119658</text:p>
              </table:table-cell>
              <table:table-cell office:value-type="float" office:value="2.98763696530203">
                <text:p>2.987636965302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83653846153846">
                <text:p>0.783653846153846</text:p>
              </table:table-cell>
              <table:table-cell office:value-type="float" office:value="2.9876353713827">
                <text:p>2.98763537138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84188034188034">
                <text:p>0.784188034188034</text:p>
              </table:table-cell>
              <table:table-cell office:value-type="float" office:value="2.98763420951224">
                <text:p>2.987634209512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84722222222222">
                <text:p>0.784722222222222</text:p>
              </table:table-cell>
              <table:table-cell office:value-type="float" office:value="2.98763739016448">
                <text:p>2.987637390164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8525641025641">
                <text:p>0.78525641025641</text:p>
              </table:table-cell>
              <table:table-cell office:value-type="float" office:value="2.98764628790539">
                <text:p>2.98764628790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85790598290598">
                <text:p>0.785790598290598</text:p>
              </table:table-cell>
              <table:table-cell office:value-type="float" office:value="2.98766144940706">
                <text:p>2.987661449407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86324786324786">
                <text:p>0.786324786324786</text:p>
              </table:table-cell>
              <table:table-cell office:value-type="float" office:value="2.9876834213416">
                <text:p>2.98768342134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86858974358974">
                <text:p>0.786858974358974</text:p>
              </table:table-cell>
              <table:table-cell office:value-type="float" office:value="2.98771275038111">
                <text:p>2.987712750381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87393162393162">
                <text:p>0.787393162393162</text:p>
              </table:table-cell>
              <table:table-cell office:value-type="float" office:value="2.98774998319768">
                <text:p>2.987749983197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8792735042735">
                <text:p>0.78792735042735</text:p>
              </table:table-cell>
              <table:table-cell office:value-type="float" office:value="2.98779566646341">
                <text:p>2.987795666463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88461538461538">
                <text:p>0.788461538461538</text:p>
              </table:table-cell>
              <table:table-cell office:value-type="float" office:value="2.98785034685041">
                <text:p>2.987850346850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88995726495727">
                <text:p>0.788995726495727</text:p>
              </table:table-cell>
              <table:table-cell office:value-type="float" office:value="2.98792418248036">
                <text:p>2.987924182480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89529914529915">
                <text:p>0.789529914529915</text:p>
              </table:table-cell>
              <table:table-cell office:value-type="float" office:value="2.98811012539108">
                <text:p>2.988110125391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0064102564103">
                <text:p>0.790064102564103</text:p>
              </table:table-cell>
              <table:table-cell office:value-type="float" office:value="2.98840613466172">
                <text:p>2.988406134661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0598290598291">
                <text:p>0.790598290598291</text:p>
              </table:table-cell>
              <table:table-cell office:value-type="float" office:value="2.98878033995945">
                <text:p>2.988780339959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1132478632479">
                <text:p>0.791132478632479</text:p>
              </table:table-cell>
              <table:table-cell office:value-type="float" office:value="2.98920087095142">
                <text:p>2.989200870951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2.9896358573048">
                <text:p>2.98963585730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2200854700855">
                <text:p>0.792200854700855</text:p>
              </table:table-cell>
              <table:table-cell office:value-type="float" office:value="2.99005342868674">
                <text:p>2.990053428686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2735042735043">
                <text:p>0.792735042735043</text:p>
              </table:table-cell>
              <table:table-cell office:value-type="float" office:value="2.99042171476441">
                <text:p>2.990421714764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3269230769231">
                <text:p>0.793269230769231</text:p>
              </table:table-cell>
              <table:table-cell office:value-type="float" office:value="2.99070884520496">
                <text:p>2.990708845204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3803418803419">
                <text:p>0.793803418803419</text:p>
              </table:table-cell>
              <table:table-cell office:value-type="float" office:value="2.99088997062858">
                <text:p>2.990889970628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4337606837607">
                <text:p>0.794337606837607</text:p>
              </table:table-cell>
              <table:table-cell office:value-type="float" office:value="2.99103782047488">
                <text:p>2.991037820474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4871794871795">
                <text:p>0.794871794871795</text:p>
              </table:table-cell>
              <table:table-cell office:value-type="float" office:value="2.99117941790662">
                <text:p>2.991179417906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5405982905983">
                <text:p>0.795405982905983</text:p>
              </table:table-cell>
              <table:table-cell office:value-type="float" office:value="2.99131391275702">
                <text:p>2.991313912757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5940170940171">
                <text:p>0.795940170940171</text:p>
              </table:table-cell>
              <table:table-cell office:value-type="float" office:value="2.99144045485927">
                <text:p>2.991440454859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6474358974359">
                <text:p>0.796474358974359</text:p>
              </table:table-cell>
              <table:table-cell office:value-type="float" office:value="2.99155819404658">
                <text:p>2.991558194046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7008547008547">
                <text:p>0.797008547008547</text:p>
              </table:table-cell>
              <table:table-cell office:value-type="float" office:value="2.99166628015216">
                <text:p>2.991666280152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7542735042735">
                <text:p>0.797542735042735</text:p>
              </table:table-cell>
              <table:table-cell office:value-type="float" office:value="2.9917638630092">
                <text:p>2.99176386300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8076923076923">
                <text:p>0.798076923076923</text:p>
              </table:table-cell>
              <table:table-cell office:value-type="float" office:value="2.99185009245092">
                <text:p>2.991850092450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8611111111111">
                <text:p>0.798611111111111</text:p>
              </table:table-cell>
              <table:table-cell office:value-type="float" office:value="2.99192490187236">
                <text:p>2.991924901872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9145299145299">
                <text:p>0.799145299145299</text:p>
              </table:table-cell>
              <table:table-cell office:value-type="float" office:value="2.99200071111189">
                <text:p>2.992000711111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9679487179487">
                <text:p>0.799679487179487</text:p>
              </table:table-cell>
              <table:table-cell office:value-type="float" office:value="2.9920794883135">
                <text:p>2.99207948831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00213675213675">
                <text:p>0.800213675213675</text:p>
              </table:table-cell>
              <table:table-cell office:value-type="float" office:value="2.99215783251682">
                <text:p>2.992157832516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00747863247863">
                <text:p>0.800747863247863</text:p>
              </table:table-cell>
              <table:table-cell office:value-type="float" office:value="2.99223234276145">
                <text:p>2.992232342761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01282051282051">
                <text:p>0.801282051282051</text:p>
              </table:table-cell>
              <table:table-cell office:value-type="float" office:value="2.99229961808703">
                <text:p>2.992299618087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01816239316239">
                <text:p>0.801816239316239</text:p>
              </table:table-cell>
              <table:table-cell office:value-type="float" office:value="2.99235625753318">
                <text:p>2.992356257533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02350427350427">
                <text:p>0.802350427350427</text:p>
              </table:table-cell>
              <table:table-cell office:value-type="float" office:value="2.99239886013952">
                <text:p>2.992398860139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02884615384615">
                <text:p>0.802884615384615</text:p>
              </table:table-cell>
              <table:table-cell office:value-type="float" office:value="2.99242402494568">
                <text:p>2.992424024945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03418803418804">
                <text:p>0.803418803418804</text:p>
              </table:table-cell>
              <table:table-cell office:value-type="float" office:value="2.99242901281938">
                <text:p>2.992429012819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03952991452992">
                <text:p>0.803952991452992</text:p>
              </table:table-cell>
              <table:table-cell office:value-type="float" office:value="2.99242741890005">
                <text:p>2.992427418900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0448717948718">
                <text:p>0.80448717948718</text:p>
              </table:table-cell>
              <table:table-cell office:value-type="float" office:value="2.99242582498071">
                <text:p>2.992425824980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05021367521368">
                <text:p>0.805021367521368</text:p>
              </table:table-cell>
              <table:table-cell office:value-type="float" office:value="2.99242423106138">
                <text:p>2.992424231061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05555555555556">
                <text:p>0.805555555555556</text:p>
              </table:table-cell>
              <table:table-cell office:value-type="float" office:value="2.99242263714204">
                <text:p>2.992422637142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06089743589744">
                <text:p>0.806089743589744</text:p>
              </table:table-cell>
              <table:table-cell office:value-type="float" office:value="2.99242104322271">
                <text:p>2.992421043222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06623931623932">
                <text:p>0.806623931623932</text:p>
              </table:table-cell>
              <table:table-cell office:value-type="float" office:value="2.99241944930337">
                <text:p>2.992419449303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0715811965812">
                <text:p>0.80715811965812</text:p>
              </table:table-cell>
              <table:table-cell office:value-type="float" office:value="2.99241785538404">
                <text:p>2.992417855384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07692307692308">
                <text:p>0.807692307692308</text:p>
              </table:table-cell>
              <table:table-cell office:value-type="float" office:value="2.9924162614647">
                <text:p>2.99241626146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08226495726496">
                <text:p>0.808226495726496</text:p>
              </table:table-cell>
              <table:table-cell office:value-type="float" office:value="2.99241466754537">
                <text:p>2.992414667545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08760683760684">
                <text:p>0.808760683760684</text:p>
              </table:table-cell>
              <table:table-cell office:value-type="float" office:value="2.99241307362603">
                <text:p>2.992413073626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09294871794872">
                <text:p>0.809294871794872</text:p>
              </table:table-cell>
              <table:table-cell office:value-type="float" office:value="2.9924114797067">
                <text:p>2.99241147970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0982905982906">
                <text:p>0.80982905982906</text:p>
              </table:table-cell>
              <table:table-cell office:value-type="float" office:value="2.99240988578736">
                <text:p>2.992409885787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10363247863248">
                <text:p>0.810363247863248</text:p>
              </table:table-cell>
              <table:table-cell office:value-type="float" office:value="2.99240829186803">
                <text:p>2.992408291868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10897435897436">
                <text:p>0.810897435897436</text:p>
              </table:table-cell>
              <table:table-cell office:value-type="float" office:value="2.99240669794869">
                <text:p>2.992406697948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11431623931624">
                <text:p>0.811431623931624</text:p>
              </table:table-cell>
              <table:table-cell office:value-type="float" office:value="2.99240510402936">
                <text:p>2.992405104029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11965811965812">
                <text:p>0.811965811965812</text:p>
              </table:table-cell>
              <table:table-cell office:value-type="float" office:value="2.99240351011003">
                <text:p>2.992403510110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125">
                <text:p>0.8125</text:p>
              </table:table-cell>
              <table:table-cell office:value-type="float" office:value="2.99240191619069">
                <text:p>2.992401916190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13034188034188">
                <text:p>0.813034188034188</text:p>
              </table:table-cell>
              <table:table-cell office:value-type="float" office:value="2.99240032227136">
                <text:p>2.992400322271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13568376068376">
                <text:p>0.813568376068376</text:p>
              </table:table-cell>
              <table:table-cell office:value-type="float" office:value="2.99239872835202">
                <text:p>2.992398728352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14102564102564">
                <text:p>0.814102564102564</text:p>
              </table:table-cell>
              <table:table-cell office:value-type="float" office:value="2.99239713443268">
                <text:p>2.992397134432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14636752136752">
                <text:p>0.814636752136752</text:p>
              </table:table-cell>
              <table:table-cell office:value-type="float" office:value="2.99239554051335">
                <text:p>2.992395540513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1517094017094">
                <text:p>0.81517094017094</text:p>
              </table:table-cell>
              <table:table-cell office:value-type="float" office:value="2.99239394659401">
                <text:p>2.992393946594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15705128205128">
                <text:p>0.815705128205128</text:p>
              </table:table-cell>
              <table:table-cell office:value-type="float" office:value="2.99239235267468">
                <text:p>2.992392352674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16239316239316">
                <text:p>0.816239316239316</text:p>
              </table:table-cell>
              <table:table-cell office:value-type="float" office:value="2.99239075875534">
                <text:p>2.992390758755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16773504273504">
                <text:p>0.816773504273504</text:p>
              </table:table-cell>
              <table:table-cell office:value-type="float" office:value="2.992389164836">
                <text:p>2.9923891648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17307692307692">
                <text:p>0.817307692307692</text:p>
              </table:table-cell>
              <table:table-cell office:value-type="float" office:value="2.99238757091667">
                <text:p>2.992387570916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1784188034188">
                <text:p>0.81784188034188</text:p>
              </table:table-cell>
              <table:table-cell office:value-type="float" office:value="2.99238597699733">
                <text:p>2.992385976997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18376068376068">
                <text:p>0.818376068376068</text:p>
              </table:table-cell>
              <table:table-cell office:value-type="float" office:value="2.992384383078">
                <text:p>2.9923843830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18910256410256">
                <text:p>0.818910256410256</text:p>
              </table:table-cell>
              <table:table-cell office:value-type="float" office:value="2.99238278915866">
                <text:p>2.992382789158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19444444444444">
                <text:p>0.819444444444444</text:p>
              </table:table-cell>
              <table:table-cell office:value-type="float" office:value="2.99238119523933">
                <text:p>2.992381195239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19978632478633">
                <text:p>0.819978632478633</text:p>
              </table:table-cell>
              <table:table-cell office:value-type="float" office:value="2.99237960131999">
                <text:p>2.992379601319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20512820512821">
                <text:p>0.820512820512821</text:p>
              </table:table-cell>
              <table:table-cell office:value-type="float" office:value="2.99237800740066">
                <text:p>2.992378007400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21047008547009">
                <text:p>0.821047008547009</text:p>
              </table:table-cell>
              <table:table-cell office:value-type="float" office:value="2.99237641348132">
                <text:p>2.992376413481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21581196581197">
                <text:p>0.821581196581197</text:p>
              </table:table-cell>
              <table:table-cell office:value-type="float" office:value="2.99237481956199">
                <text:p>2.992374819561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22115384615385">
                <text:p>0.822115384615385</text:p>
              </table:table-cell>
              <table:table-cell office:value-type="float" office:value="2.99237322564265">
                <text:p>2.992373225642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22649572649573">
                <text:p>0.822649572649573</text:p>
              </table:table-cell>
              <table:table-cell office:value-type="float" office:value="2.99237163172332">
                <text:p>2.992371631723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23183760683761">
                <text:p>0.823183760683761</text:p>
              </table:table-cell>
              <table:table-cell office:value-type="float" office:value="2.99237003780399">
                <text:p>2.992370037803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23717948717949">
                <text:p>0.823717948717949</text:p>
              </table:table-cell>
              <table:table-cell office:value-type="float" office:value="2.99236844388465">
                <text:p>2.992368443884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24252136752137">
                <text:p>0.824252136752137</text:p>
              </table:table-cell>
              <table:table-cell office:value-type="float" office:value="2.99236684996532">
                <text:p>2.992366849965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24786324786325">
                <text:p>0.824786324786325</text:p>
              </table:table-cell>
              <table:table-cell office:value-type="float" office:value="2.99236525604598">
                <text:p>2.992365256045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25320512820513">
                <text:p>0.825320512820513</text:p>
              </table:table-cell>
              <table:table-cell office:value-type="float" office:value="2.99236366212665">
                <text:p>2.992363662126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25854700854701">
                <text:p>0.825854700854701</text:p>
              </table:table-cell>
              <table:table-cell office:value-type="float" office:value="2.99236206820731">
                <text:p>2.992362068207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26388888888889">
                <text:p>0.826388888888889</text:p>
              </table:table-cell>
              <table:table-cell office:value-type="float" office:value="2.99236047428798">
                <text:p>2.992360474287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26923076923077">
                <text:p>0.826923076923077</text:p>
              </table:table-cell>
              <table:table-cell office:value-type="float" office:value="2.99235888036864">
                <text:p>2.992358880368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27457264957265">
                <text:p>0.827457264957265</text:p>
              </table:table-cell>
              <table:table-cell office:value-type="float" office:value="2.99235728644931">
                <text:p>2.992357286449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27991452991453">
                <text:p>0.827991452991453</text:p>
              </table:table-cell>
              <table:table-cell office:value-type="float" office:value="2.99235569252997">
                <text:p>2.992355692529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28525641025641">
                <text:p>0.828525641025641</text:p>
              </table:table-cell>
              <table:table-cell office:value-type="float" office:value="2.99235409861064">
                <text:p>2.992354098610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29059829059829">
                <text:p>0.829059829059829</text:p>
              </table:table-cell>
              <table:table-cell office:value-type="float" office:value="2.9923525046913">
                <text:p>2.99235250469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29594017094017">
                <text:p>0.829594017094017</text:p>
              </table:table-cell>
              <table:table-cell office:value-type="float" office:value="2.99235091077197">
                <text:p>2.992350910771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30128205128205">
                <text:p>0.830128205128205</text:p>
              </table:table-cell>
              <table:table-cell office:value-type="float" office:value="2.99234931685263">
                <text:p>2.992349316852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30662393162393">
                <text:p>0.830662393162393</text:p>
              </table:table-cell>
              <table:table-cell office:value-type="float" office:value="2.9923477229333">
                <text:p>2.99234772293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31196581196581">
                <text:p>0.831196581196581</text:p>
              </table:table-cell>
              <table:table-cell office:value-type="float" office:value="2.99234612901396">
                <text:p>2.992346129013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31730769230769">
                <text:p>0.831730769230769</text:p>
              </table:table-cell>
              <table:table-cell office:value-type="float" office:value="2.99234453509463">
                <text:p>2.992344535094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32264957264957">
                <text:p>0.832264957264957</text:p>
              </table:table-cell>
              <table:table-cell office:value-type="float" office:value="2.99234294117529">
                <text:p>2.992342941175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32799145299145">
                <text:p>0.832799145299145</text:p>
              </table:table-cell>
              <table:table-cell office:value-type="float" office:value="2.99234134725596">
                <text:p>2.992341347255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2.99233975333662">
                <text:p>2.992339753336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33867521367521">
                <text:p>0.833867521367521</text:p>
              </table:table-cell>
              <table:table-cell office:value-type="float" office:value="2.99233815941729">
                <text:p>2.992338159417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34401709401709">
                <text:p>0.834401709401709</text:p>
              </table:table-cell>
              <table:table-cell office:value-type="float" office:value="2.99233656549795">
                <text:p>2.992336565497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34935897435898">
                <text:p>0.834935897435898</text:p>
              </table:table-cell>
              <table:table-cell office:value-type="float" office:value="2.99233497157862">
                <text:p>2.992334971578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35470085470086">
                <text:p>0.835470085470086</text:p>
              </table:table-cell>
              <table:table-cell office:value-type="float" office:value="2.99233337765929">
                <text:p>2.992333377659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36004273504274">
                <text:p>0.836004273504274</text:p>
              </table:table-cell>
              <table:table-cell office:value-type="float" office:value="2.99233178373995">
                <text:p>2.992331783739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36538461538462">
                <text:p>0.836538461538462</text:p>
              </table:table-cell>
              <table:table-cell office:value-type="float" office:value="2.99233018982062">
                <text:p>2.992330189820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3707264957265">
                <text:p>0.83707264957265</text:p>
              </table:table-cell>
              <table:table-cell office:value-type="float" office:value="2.99232859590128">
                <text:p>2.992328595901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37606837606838">
                <text:p>0.837606837606838</text:p>
              </table:table-cell>
              <table:table-cell office:value-type="float" office:value="2.99232700198195">
                <text:p>2.992327001981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38141025641026">
                <text:p>0.838141025641026</text:p>
              </table:table-cell>
              <table:table-cell office:value-type="float" office:value="2.99232540806261">
                <text:p>2.992325408062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38675213675214">
                <text:p>0.838675213675214</text:p>
              </table:table-cell>
              <table:table-cell office:value-type="float" office:value="2.99232381414327">
                <text:p>2.992323814143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39209401709402">
                <text:p>0.839209401709402</text:p>
              </table:table-cell>
              <table:table-cell office:value-type="float" office:value="2.99232222022394">
                <text:p>2.992322220223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3974358974359">
                <text:p>0.83974358974359</text:p>
              </table:table-cell>
              <table:table-cell office:value-type="float" office:value="2.9923206263046">
                <text:p>2.99232062630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40277777777778">
                <text:p>0.840277777777778</text:p>
              </table:table-cell>
              <table:table-cell office:value-type="float" office:value="2.99231903238526">
                <text:p>2.992319032385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40811965811966">
                <text:p>0.840811965811966</text:p>
              </table:table-cell>
              <table:table-cell office:value-type="float" office:value="2.99231743846593">
                <text:p>2.992317438465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41346153846154">
                <text:p>0.841346153846154</text:p>
              </table:table-cell>
              <table:table-cell office:value-type="float" office:value="2.99231584454659">
                <text:p>2.99231584454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41880341880342">
                <text:p>0.841880341880342</text:p>
              </table:table-cell>
              <table:table-cell office:value-type="float" office:value="2.99231425062726">
                <text:p>2.992314250627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4241452991453">
                <text:p>0.84241452991453</text:p>
              </table:table-cell>
              <table:table-cell office:value-type="float" office:value="2.99231265670792">
                <text:p>2.992312656707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42948717948718">
                <text:p>0.842948717948718</text:p>
              </table:table-cell>
              <table:table-cell office:value-type="float" office:value="2.99231106278859">
                <text:p>2.99231106278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43482905982906">
                <text:p>0.843482905982906</text:p>
              </table:table-cell>
              <table:table-cell office:value-type="float" office:value="2.99230946886925">
                <text:p>2.992309468869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44017094017094">
                <text:p>0.844017094017094</text:p>
              </table:table-cell>
              <table:table-cell office:value-type="float" office:value="2.99230787494992">
                <text:p>2.992307874949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44551282051282">
                <text:p>0.844551282051282</text:p>
              </table:table-cell>
              <table:table-cell office:value-type="float" office:value="2.99230628103058">
                <text:p>2.992306281030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4508547008547">
                <text:p>0.84508547008547</text:p>
              </table:table-cell>
              <table:table-cell office:value-type="float" office:value="2.99230468711125">
                <text:p>2.992304687111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45619658119658">
                <text:p>0.845619658119658</text:p>
              </table:table-cell>
              <table:table-cell office:value-type="float" office:value="2.99230309319191">
                <text:p>2.992303093191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46153846153846">
                <text:p>0.846153846153846</text:p>
              </table:table-cell>
              <table:table-cell office:value-type="float" office:value="2.99230149927258">
                <text:p>2.992301499272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46688034188034">
                <text:p>0.846688034188034</text:p>
              </table:table-cell>
              <table:table-cell office:value-type="float" office:value="2.99229990535324">
                <text:p>2.992299905353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47222222222222">
                <text:p>0.847222222222222</text:p>
              </table:table-cell>
              <table:table-cell office:value-type="float" office:value="2.99229831143391">
                <text:p>2.992298311433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4775641025641">
                <text:p>0.84775641025641</text:p>
              </table:table-cell>
              <table:table-cell office:value-type="float" office:value="2.99229671751457">
                <text:p>2.992296717514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48290598290598">
                <text:p>0.848290598290598</text:p>
              </table:table-cell>
              <table:table-cell office:value-type="float" office:value="2.99229512359524">
                <text:p>2.992295123595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48824786324786">
                <text:p>0.848824786324786</text:p>
              </table:table-cell>
              <table:table-cell office:value-type="float" office:value="2.99229352967591">
                <text:p>2.992293529675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49358974358974">
                <text:p>0.849358974358974</text:p>
              </table:table-cell>
              <table:table-cell office:value-type="float" office:value="2.99229193575657">
                <text:p>2.992291935756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49893162393162">
                <text:p>0.849893162393162</text:p>
              </table:table-cell>
              <table:table-cell office:value-type="float" office:value="2.99229034183724">
                <text:p>2.992290341837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5042735042735">
                <text:p>0.85042735042735</text:p>
              </table:table-cell>
              <table:table-cell office:value-type="float" office:value="2.9922887479179">
                <text:p>2.9922887479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50961538461538">
                <text:p>0.850961538461538</text:p>
              </table:table-cell>
              <table:table-cell office:value-type="float" office:value="2.99228715399857">
                <text:p>2.992287153998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51495726495727">
                <text:p>0.851495726495727</text:p>
              </table:table-cell>
              <table:table-cell office:value-type="float" office:value="2.99228556007923">
                <text:p>2.992285560079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52029914529915">
                <text:p>0.852029914529915</text:p>
              </table:table-cell>
              <table:table-cell office:value-type="float" office:value="2.9922839661599">
                <text:p>2.99228396615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52564102564103">
                <text:p>0.852564102564103</text:p>
              </table:table-cell>
              <table:table-cell office:value-type="float" office:value="2.99228237224056">
                <text:p>2.992282372240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53098290598291">
                <text:p>0.853098290598291</text:p>
              </table:table-cell>
              <table:table-cell office:value-type="float" office:value="2.99228077832123">
                <text:p>2.992280778321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53632478632479">
                <text:p>0.853632478632479</text:p>
              </table:table-cell>
              <table:table-cell office:value-type="float" office:value="2.99227918440189">
                <text:p>2.992279184401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2.99227759048256">
                <text:p>2.992277590482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54700854700855">
                <text:p>0.854700854700855</text:p>
              </table:table-cell>
              <table:table-cell office:value-type="float" office:value="2.99227599656322">
                <text:p>2.992275996563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55235042735043">
                <text:p>0.855235042735043</text:p>
              </table:table-cell>
              <table:table-cell office:value-type="float" office:value="2.99227440264389">
                <text:p>2.992274402643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55769230769231">
                <text:p>0.855769230769231</text:p>
              </table:table-cell>
              <table:table-cell office:value-type="float" office:value="2.99227280872455">
                <text:p>2.992272808724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56303418803419">
                <text:p>0.856303418803419</text:p>
              </table:table-cell>
              <table:table-cell office:value-type="float" office:value="2.99227121480522">
                <text:p>2.992271214805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56837606837607">
                <text:p>0.856837606837607</text:p>
              </table:table-cell>
              <table:table-cell office:value-type="float" office:value="2.99226962088588">
                <text:p>2.992269620885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57371794871795">
                <text:p>0.857371794871795</text:p>
              </table:table-cell>
              <table:table-cell office:value-type="float" office:value="2.99226802696655">
                <text:p>2.992268026966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57905982905983">
                <text:p>0.857905982905983</text:p>
              </table:table-cell>
              <table:table-cell office:value-type="float" office:value="2.99226643304721">
                <text:p>2.992266433047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58440170940171">
                <text:p>0.858440170940171</text:p>
              </table:table-cell>
              <table:table-cell office:value-type="float" office:value="2.99226483912788">
                <text:p>2.992264839127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58974358974359">
                <text:p>0.858974358974359</text:p>
              </table:table-cell>
              <table:table-cell office:value-type="float" office:value="2.99226324520854">
                <text:p>2.992263245208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59508547008547">
                <text:p>0.859508547008547</text:p>
              </table:table-cell>
              <table:table-cell office:value-type="float" office:value="2.99226165128921">
                <text:p>2.992261651289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60042735042735">
                <text:p>0.860042735042735</text:p>
              </table:table-cell>
              <table:table-cell office:value-type="float" office:value="2.99226005736988">
                <text:p>2.992260057369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60576923076923">
                <text:p>0.860576923076923</text:p>
              </table:table-cell>
              <table:table-cell office:value-type="float" office:value="2.99225846345054">
                <text:p>2.992258463450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61111111111111">
                <text:p>0.861111111111111</text:p>
              </table:table-cell>
              <table:table-cell office:value-type="float" office:value="2.99225686953121">
                <text:p>2.992256869531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61645299145299">
                <text:p>0.861645299145299</text:p>
              </table:table-cell>
              <table:table-cell office:value-type="float" office:value="2.99225527561187">
                <text:p>2.992255275611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62179487179487">
                <text:p>0.862179487179487</text:p>
              </table:table-cell>
              <table:table-cell office:value-type="float" office:value="2.99225368169253">
                <text:p>2.992253681692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62713675213675">
                <text:p>0.862713675213675</text:p>
              </table:table-cell>
              <table:table-cell office:value-type="float" office:value="2.9922520877732">
                <text:p>2.99225208777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63247863247863">
                <text:p>0.863247863247863</text:p>
              </table:table-cell>
              <table:table-cell office:value-type="float" office:value="2.99225049385386">
                <text:p>2.992250493853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63782051282051">
                <text:p>0.863782051282051</text:p>
              </table:table-cell>
              <table:table-cell office:value-type="float" office:value="2.99224889993453">
                <text:p>2.992248899934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64316239316239">
                <text:p>0.864316239316239</text:p>
              </table:table-cell>
              <table:table-cell office:value-type="float" office:value="2.99224730601519">
                <text:p>2.992247306015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64850427350427">
                <text:p>0.864850427350427</text:p>
              </table:table-cell>
              <table:table-cell office:value-type="float" office:value="2.99224571209585">
                <text:p>2.992245712095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65384615384615">
                <text:p>0.865384615384615</text:p>
              </table:table-cell>
              <table:table-cell office:value-type="float" office:value="2.99224411817652">
                <text:p>2.992244118176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65918803418804">
                <text:p>0.865918803418804</text:p>
              </table:table-cell>
              <table:table-cell office:value-type="float" office:value="2.99224252425718">
                <text:p>2.992242524257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66452991452992">
                <text:p>0.866452991452992</text:p>
              </table:table-cell>
              <table:table-cell office:value-type="float" office:value="2.99224093033785">
                <text:p>2.992240930337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6698717948718">
                <text:p>0.86698717948718</text:p>
              </table:table-cell>
              <table:table-cell office:value-type="float" office:value="2.99223933641851">
                <text:p>2.992239336418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67521367521368">
                <text:p>0.867521367521368</text:p>
              </table:table-cell>
              <table:table-cell office:value-type="float" office:value="2.99223774249918">
                <text:p>2.992237742499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68055555555556">
                <text:p>0.868055555555556</text:p>
              </table:table-cell>
              <table:table-cell office:value-type="float" office:value="2.99223614857984">
                <text:p>2.992236148579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68589743589744">
                <text:p>0.868589743589744</text:p>
              </table:table-cell>
              <table:table-cell office:value-type="float" office:value="2.99223455466051">
                <text:p>2.992234554660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69123931623932">
                <text:p>0.869123931623932</text:p>
              </table:table-cell>
              <table:table-cell office:value-type="float" office:value="2.99223296074117">
                <text:p>2.992232960741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6965811965812">
                <text:p>0.86965811965812</text:p>
              </table:table-cell>
              <table:table-cell office:value-type="float" office:value="2.99223136682184">
                <text:p>2.992231366821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70192307692308">
                <text:p>0.870192307692308</text:p>
              </table:table-cell>
              <table:table-cell office:value-type="float" office:value="2.9922297729025">
                <text:p>2.99222977290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70726495726496">
                <text:p>0.870726495726496</text:p>
              </table:table-cell>
              <table:table-cell office:value-type="float" office:value="2.99222817898317">
                <text:p>2.992228178983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71260683760684">
                <text:p>0.871260683760684</text:p>
              </table:table-cell>
              <table:table-cell office:value-type="float" office:value="2.99222658506383">
                <text:p>2.992226585063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71794871794872">
                <text:p>0.871794871794872</text:p>
              </table:table-cell>
              <table:table-cell office:value-type="float" office:value="2.9922249911445">
                <text:p>2.99222499114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7232905982906">
                <text:p>0.87232905982906</text:p>
              </table:table-cell>
              <table:table-cell office:value-type="float" office:value="2.99222339722517">
                <text:p>2.992223397225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72863247863248">
                <text:p>0.872863247863248</text:p>
              </table:table-cell>
              <table:table-cell office:value-type="float" office:value="2.99222180330583">
                <text:p>2.992221803305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73397435897436">
                <text:p>0.873397435897436</text:p>
              </table:table-cell>
              <table:table-cell office:value-type="float" office:value="2.9922202093865">
                <text:p>2.99222020938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73931623931624">
                <text:p>0.873931623931624</text:p>
              </table:table-cell>
              <table:table-cell office:value-type="float" office:value="2.99221861546716">
                <text:p>2.992218615467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74465811965812">
                <text:p>0.874465811965812</text:p>
              </table:table-cell>
              <table:table-cell office:value-type="float" office:value="2.99221702154783">
                <text:p>2.992217021547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75">
                <text:p>0.875</text:p>
              </table:table-cell>
              <table:table-cell office:value-type="float" office:value="2.99221542762849">
                <text:p>2.992215427628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75534188034188">
                <text:p>0.875534188034188</text:p>
              </table:table-cell>
              <table:table-cell office:value-type="float" office:value="2.99221383370916">
                <text:p>2.992213833709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76068376068376">
                <text:p>0.876068376068376</text:p>
              </table:table-cell>
              <table:table-cell office:value-type="float" office:value="2.99221223978982">
                <text:p>2.992212239789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76602564102564">
                <text:p>0.876602564102564</text:p>
              </table:table-cell>
              <table:table-cell office:value-type="float" office:value="2.99221064587049">
                <text:p>2.992210645870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77136752136752">
                <text:p>0.877136752136752</text:p>
              </table:table-cell>
              <table:table-cell office:value-type="float" office:value="2.99220905195115">
                <text:p>2.992209051951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7767094017094">
                <text:p>0.87767094017094</text:p>
              </table:table-cell>
              <table:table-cell office:value-type="float" office:value="2.99220745803182">
                <text:p>2.992207458031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78205128205128">
                <text:p>0.878205128205128</text:p>
              </table:table-cell>
              <table:table-cell office:value-type="float" office:value="2.99220586411248">
                <text:p>2.992205864112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78739316239316">
                <text:p>0.878739316239316</text:p>
              </table:table-cell>
              <table:table-cell office:value-type="float" office:value="2.99220427019315">
                <text:p>2.992204270193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79273504273504">
                <text:p>0.879273504273504</text:p>
              </table:table-cell>
              <table:table-cell office:value-type="float" office:value="2.99220267627381">
                <text:p>2.992202676273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79807692307692">
                <text:p>0.879807692307692</text:p>
              </table:table-cell>
              <table:table-cell office:value-type="float" office:value="2.99220108235448">
                <text:p>2.992201082354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8034188034188">
                <text:p>0.88034188034188</text:p>
              </table:table-cell>
              <table:table-cell office:value-type="float" office:value="2.99219948843514">
                <text:p>2.992199488435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80876068376068">
                <text:p>0.880876068376068</text:p>
              </table:table-cell>
              <table:table-cell office:value-type="float" office:value="2.99219789451581">
                <text:p>2.992197894515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81410256410256">
                <text:p>0.881410256410256</text:p>
              </table:table-cell>
              <table:table-cell office:value-type="float" office:value="2.99219630059647">
                <text:p>2.992196300596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81944444444444">
                <text:p>0.881944444444444</text:p>
              </table:table-cell>
              <table:table-cell office:value-type="float" office:value="2.99219470667714">
                <text:p>2.992194706677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82478632478633">
                <text:p>0.882478632478633</text:p>
              </table:table-cell>
              <table:table-cell office:value-type="float" office:value="2.9921931127578">
                <text:p>2.99219311275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83012820512821">
                <text:p>0.883012820512821</text:p>
              </table:table-cell>
              <table:table-cell office:value-type="float" office:value="2.99219151883847">
                <text:p>2.992191518838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83547008547009">
                <text:p>0.883547008547009</text:p>
              </table:table-cell>
              <table:table-cell office:value-type="float" office:value="2.99218992491914">
                <text:p>2.992189924919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84081196581197">
                <text:p>0.884081196581197</text:p>
              </table:table-cell>
              <table:table-cell office:value-type="float" office:value="2.9921883309998">
                <text:p>2.99218833099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84615384615385">
                <text:p>0.884615384615385</text:p>
              </table:table-cell>
              <table:table-cell office:value-type="float" office:value="2.99218673708047">
                <text:p>2.992186737080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85149572649573">
                <text:p>0.885149572649573</text:p>
              </table:table-cell>
              <table:table-cell office:value-type="float" office:value="2.99218514316113">
                <text:p>2.992185143161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85683760683761">
                <text:p>0.885683760683761</text:p>
              </table:table-cell>
              <table:table-cell office:value-type="float" office:value="2.9921835492418">
                <text:p>2.99218354924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86217948717949">
                <text:p>0.886217948717949</text:p>
              </table:table-cell>
              <table:table-cell office:value-type="float" office:value="2.99218195532246">
                <text:p>2.992181955322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86752136752137">
                <text:p>0.886752136752137</text:p>
              </table:table-cell>
              <table:table-cell office:value-type="float" office:value="2.99218036140312">
                <text:p>2.992180361403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87286324786325">
                <text:p>0.887286324786325</text:p>
              </table:table-cell>
              <table:table-cell office:value-type="float" office:value="2.99217876748379">
                <text:p>2.99217876748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87820512820513">
                <text:p>0.887820512820513</text:p>
              </table:table-cell>
              <table:table-cell office:value-type="float" office:value="2.99217717356445">
                <text:p>2.992177173564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88354700854701">
                <text:p>0.888354700854701</text:p>
              </table:table-cell>
              <table:table-cell office:value-type="float" office:value="2.99217557964512">
                <text:p>2.992175579645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2.99217398572578">
                <text:p>2.992173985725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89423076923077">
                <text:p>0.889423076923077</text:p>
              </table:table-cell>
              <table:table-cell office:value-type="float" office:value="2.99217239180644">
                <text:p>2.992172391806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89957264957265">
                <text:p>0.889957264957265</text:p>
              </table:table-cell>
              <table:table-cell office:value-type="float" office:value="2.99217079788711">
                <text:p>2.992170797887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0491452991453">
                <text:p>0.890491452991453</text:p>
              </table:table-cell>
              <table:table-cell office:value-type="float" office:value="2.99216920396777">
                <text:p>2.992169203967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1025641025641">
                <text:p>0.891025641025641</text:p>
              </table:table-cell>
              <table:table-cell office:value-type="float" office:value="2.99216761004844">
                <text:p>2.992167610048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1559829059829">
                <text:p>0.891559829059829</text:p>
              </table:table-cell>
              <table:table-cell office:value-type="float" office:value="2.9921660161291">
                <text:p>2.99216601612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2094017094017">
                <text:p>0.892094017094017</text:p>
              </table:table-cell>
              <table:table-cell office:value-type="float" office:value="2.99216442220977">
                <text:p>2.992164422209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2628205128205">
                <text:p>0.892628205128205</text:p>
              </table:table-cell>
              <table:table-cell office:value-type="float" office:value="2.99216282829043">
                <text:p>2.992162828290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3162393162393">
                <text:p>0.893162393162393</text:p>
              </table:table-cell>
              <table:table-cell office:value-type="float" office:value="2.9921612343711">
                <text:p>2.99216123437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3696581196581">
                <text:p>0.893696581196581</text:p>
              </table:table-cell>
              <table:table-cell office:value-type="float" office:value="2.99215964045176">
                <text:p>2.992159640451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4230769230769">
                <text:p>0.894230769230769</text:p>
              </table:table-cell>
              <table:table-cell office:value-type="float" office:value="2.99215804653243">
                <text:p>2.992158046532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4764957264957">
                <text:p>0.894764957264957</text:p>
              </table:table-cell>
              <table:table-cell office:value-type="float" office:value="2.99215645261309">
                <text:p>2.992156452613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5299145299145">
                <text:p>0.895299145299145</text:p>
              </table:table-cell>
              <table:table-cell office:value-type="float" office:value="2.99215485869376">
                <text:p>2.992154858693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2.99215326477443">
                <text:p>2.992153264774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6367521367521">
                <text:p>0.896367521367521</text:p>
              </table:table-cell>
              <table:table-cell office:value-type="float" office:value="2.99215167085509">
                <text:p>2.992151670855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6901709401709">
                <text:p>0.896901709401709</text:p>
              </table:table-cell>
              <table:table-cell office:value-type="float" office:value="2.99215007693576">
                <text:p>2.992150076935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7435897435898">
                <text:p>0.897435897435898</text:p>
              </table:table-cell>
              <table:table-cell office:value-type="float" office:value="2.99214848301642">
                <text:p>2.992148483016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7970085470086">
                <text:p>0.897970085470086</text:p>
              </table:table-cell>
              <table:table-cell office:value-type="float" office:value="2.99214688909709">
                <text:p>2.992146889097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8504273504274">
                <text:p>0.898504273504274</text:p>
              </table:table-cell>
              <table:table-cell office:value-type="float" office:value="2.99214529517775">
                <text:p>2.992145295177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9038461538462">
                <text:p>0.899038461538462</text:p>
              </table:table-cell>
              <table:table-cell office:value-type="float" office:value="2.99214370125842">
                <text:p>2.992143701258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957264957265">
                <text:p>0.89957264957265</text:p>
              </table:table-cell>
              <table:table-cell office:value-type="float" office:value="2.99214210733908">
                <text:p>2.992142107339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00106837606838">
                <text:p>0.900106837606838</text:p>
              </table:table-cell>
              <table:table-cell office:value-type="float" office:value="2.99214111120037">
                <text:p>2.992141111200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00641025641026">
                <text:p>0.900641025641026</text:p>
              </table:table-cell>
              <table:table-cell office:value-type="float" office:value="2.99214731252097">
                <text:p>2.992147312520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01175213675214">
                <text:p>0.901175213675214</text:p>
              </table:table-cell>
              <table:table-cell office:value-type="float" office:value="2.99216175430311">
                <text:p>2.992161754303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01709401709402">
                <text:p>0.901709401709402</text:p>
              </table:table-cell>
              <table:table-cell office:value-type="float" office:value="2.9921834429358">
                <text:p>2.99218344293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0224358974359">
                <text:p>0.90224358974359</text:p>
              </table:table-cell>
              <table:table-cell office:value-type="float" office:value="2.99221138480807">
                <text:p>2.992211384808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02777777777778">
                <text:p>0.902777777777778</text:p>
              </table:table-cell>
              <table:table-cell office:value-type="float" office:value="2.99224458630895">
                <text:p>2.992244586308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03311965811966">
                <text:p>0.903311965811966</text:p>
              </table:table-cell>
              <table:table-cell office:value-type="float" office:value="2.99228205382746">
                <text:p>2.992282053827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03846153846154">
                <text:p>0.903846153846154</text:p>
              </table:table-cell>
              <table:table-cell office:value-type="float" office:value="2.99232279375262">
                <text:p>2.992322793752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04380341880342">
                <text:p>0.904380341880342</text:p>
              </table:table-cell>
              <table:table-cell office:value-type="float" office:value="2.99236581247346">
                <text:p>2.992365812473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0491452991453">
                <text:p>0.90491452991453</text:p>
              </table:table-cell>
              <table:table-cell office:value-type="float" office:value="2.99241209063837">
                <text:p>2.992412090638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05448717948718">
                <text:p>0.905448717948718</text:p>
              </table:table-cell>
              <table:table-cell office:value-type="float" office:value="2.9924895294656">
                <text:p>2.99248952946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05982905982906">
                <text:p>0.905982905982906</text:p>
              </table:table-cell>
              <table:table-cell office:value-type="float" office:value="2.9926060390426">
                <text:p>2.99260603904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06517094017094">
                <text:p>0.906517094017094</text:p>
              </table:table-cell>
              <table:table-cell office:value-type="float" office:value="2.99275978570774">
                <text:p>2.992759785707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07051282051282">
                <text:p>0.907051282051282</text:p>
              </table:table-cell>
              <table:table-cell office:value-type="float" office:value="2.99294893579942">
                <text:p>2.992948935799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0758547008547">
                <text:p>0.90758547008547</text:p>
              </table:table-cell>
              <table:table-cell office:value-type="float" office:value="2.99317165565604">
                <text:p>2.993171655656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08119658119658">
                <text:p>0.908119658119658</text:p>
              </table:table-cell>
              <table:table-cell office:value-type="float" office:value="2.99342611161597">
                <text:p>2.993426111615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08653846153846">
                <text:p>0.908653846153846</text:p>
              </table:table-cell>
              <table:table-cell office:value-type="float" office:value="2.99371047001762">
                <text:p>2.993710470017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09188034188034">
                <text:p>0.909188034188034</text:p>
              </table:table-cell>
              <table:table-cell office:value-type="float" office:value="2.99402289719936">
                <text:p>2.994022897199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09722222222222">
                <text:p>0.909722222222222</text:p>
              </table:table-cell>
              <table:table-cell office:value-type="float" office:value="2.99436246969844">
                <text:p>2.994362469698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1025641025641">
                <text:p>0.91025641025641</text:p>
              </table:table-cell>
              <table:table-cell office:value-type="float" office:value="2.99474434660728">
                <text:p>2.994744346607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10790598290598">
                <text:p>0.910790598290598</text:p>
              </table:table-cell>
              <table:table-cell office:value-type="float" office:value="2.99517063027553">
                <text:p>2.995170630275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11324786324786">
                <text:p>0.911324786324786</text:p>
              </table:table-cell>
              <table:table-cell office:value-type="float" office:value="2.99563620905964">
                <text:p>2.995636209059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11858974358974">
                <text:p>0.911858974358974</text:p>
              </table:table-cell>
              <table:table-cell office:value-type="float" office:value="2.99613597131606">
                <text:p>2.996135971316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12393162393162">
                <text:p>0.912393162393162</text:p>
              </table:table-cell>
              <table:table-cell office:value-type="float" office:value="2.99666480540125">
                <text:p>2.996664805401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1292735042735">
                <text:p>0.91292735042735</text:p>
              </table:table-cell>
              <table:table-cell office:value-type="float" office:value="2.99721759967167">
                <text:p>2.997217599671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13461538461538">
                <text:p>0.913461538461538</text:p>
              </table:table-cell>
              <table:table-cell office:value-type="float" office:value="2.99778924248377">
                <text:p>2.997789242483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13995726495727">
                <text:p>0.913995726495727</text:p>
              </table:table-cell>
              <table:table-cell office:value-type="float" office:value="2.998374622194">
                <text:p>2.9983746221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14529914529915">
                <text:p>0.914529914529915</text:p>
              </table:table-cell>
              <table:table-cell office:value-type="float" office:value="2.99896800213383">
                <text:p>2.998968002133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15064102564103">
                <text:p>0.915064102564103</text:p>
              </table:table-cell>
              <table:table-cell office:value-type="float" office:value="2.99955218337344">
                <text:p>2.999552183373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15598290598291">
                <text:p>0.915598290598291</text:p>
              </table:table-cell>
              <table:table-cell office:value-type="float" office:value="3.00013332714211">
                <text:p>3.000133327142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16132478632479">
                <text:p>0.916132478632479</text:p>
              </table:table-cell>
              <table:table-cell office:value-type="float" office:value="3.00072762941297">
                <text:p>3.000727629412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3.00135128615912">
                <text:p>3.001351286159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17200854700855">
                <text:p>0.917200854700855</text:p>
              </table:table-cell>
              <table:table-cell office:value-type="float" office:value="3.00202049335369">
                <text:p>3.002020493353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17735042735043">
                <text:p>0.917735042735043</text:p>
              </table:table-cell>
              <table:table-cell office:value-type="float" office:value="3.0027514469698">
                <text:p>3.00275144696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18269230769231">
                <text:p>0.918269230769231</text:p>
              </table:table-cell>
              <table:table-cell office:value-type="float" office:value="3.00356034298055">
                <text:p>3.003560342980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18803418803419">
                <text:p>0.918803418803419</text:p>
              </table:table-cell>
              <table:table-cell office:value-type="float" office:value="3.00446337735908">
                <text:p>3.004463377359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19337606837607">
                <text:p>0.919337606837607</text:p>
              </table:table-cell>
              <table:table-cell office:value-type="float" office:value="3.00547513970413">
                <text:p>3.005475139704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19871794871795">
                <text:p>0.919871794871795</text:p>
              </table:table-cell>
              <table:table-cell office:value-type="float" office:value="3.00653828550599">
                <text:p>3.006538285505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0405982905983">
                <text:p>0.920405982905983</text:p>
              </table:table-cell>
              <table:table-cell office:value-type="float" office:value="3.00761590550076">
                <text:p>3.007615905500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0940170940171">
                <text:p>0.920940170940171</text:p>
              </table:table-cell>
              <table:table-cell office:value-type="float" office:value="3.00870594809109">
                <text:p>3.008705948091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1474358974359">
                <text:p>0.921474358974359</text:p>
              </table:table-cell>
              <table:table-cell office:value-type="float" office:value="3.00980636167962">
                <text:p>3.009806361679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2008547008547">
                <text:p>0.922008547008547</text:p>
              </table:table-cell>
              <table:table-cell office:value-type="float" office:value="3.01091509466903">
                <text:p>3.010915094669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2542735042735">
                <text:p>0.922542735042735</text:p>
              </table:table-cell>
              <table:table-cell office:value-type="float" office:value="3.01203009546195">
                <text:p>3.012030095461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3076923076923">
                <text:p>0.923076923076923</text:p>
              </table:table-cell>
              <table:table-cell office:value-type="float" office:value="3.01314931246105">
                <text:p>3.013149312461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3611111111111">
                <text:p>0.923611111111111</text:p>
              </table:table-cell>
              <table:table-cell office:value-type="float" office:value="3.01427069406898">
                <text:p>3.014270694068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4145299145299">
                <text:p>0.924145299145299</text:p>
              </table:table-cell>
              <table:table-cell office:value-type="float" office:value="3.01539218414766">
                <text:p>3.015392184147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4679487179487">
                <text:p>0.924679487179487</text:p>
              </table:table-cell>
              <table:table-cell office:value-type="float" office:value="3.01651211490749">
                <text:p>3.016512114907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5213675213675">
                <text:p>0.925213675213675</text:p>
              </table:table-cell>
              <table:table-cell office:value-type="float" office:value="3.01763129708857">
                <text:p>3.017631297088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5747863247863">
                <text:p>0.925747863247863</text:p>
              </table:table-cell>
              <table:table-cell office:value-type="float" office:value="3.01875122383214">
                <text:p>3.018751223832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6282051282051">
                <text:p>0.926282051282051</text:p>
              </table:table-cell>
              <table:table-cell office:value-type="float" office:value="3.01987338827944">
                <text:p>3.019873388279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6816239316239">
                <text:p>0.926816239316239</text:p>
              </table:table-cell>
              <table:table-cell office:value-type="float" office:value="3.02099928357174">
                <text:p>3.020999283571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7350427350427">
                <text:p>0.927350427350427</text:p>
              </table:table-cell>
              <table:table-cell office:value-type="float" office:value="3.02213040285028">
                <text:p>3.022130402850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7884615384615">
                <text:p>0.927884615384615</text:p>
              </table:table-cell>
              <table:table-cell office:value-type="float" office:value="3.02326823925631">
                <text:p>3.023268239256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8418803418803">
                <text:p>0.928418803418803</text:p>
              </table:table-cell>
              <table:table-cell office:value-type="float" office:value="3.02441428593107">
                <text:p>3.024414285931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8952991452991">
                <text:p>0.928952991452991</text:p>
              </table:table-cell>
              <table:table-cell office:value-type="float" office:value="3.02557012634843">
                <text:p>3.025570126348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9487179487179">
                <text:p>0.929487179487179</text:p>
              </table:table-cell>
              <table:table-cell office:value-type="float" office:value="3.02675483988721">
                <text:p>3.026754839887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30021367521367">
                <text:p>0.930021367521367</text:p>
              </table:table-cell>
              <table:table-cell office:value-type="float" office:value="3.02797951010051">
                <text:p>3.027979510100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30555555555556">
                <text:p>0.930555555555556</text:p>
              </table:table-cell>
              <table:table-cell office:value-type="float" office:value="3.02924050184388">
                <text:p>3.029240501843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31089743589744">
                <text:p>0.931089743589744</text:p>
              </table:table-cell>
              <table:table-cell office:value-type="float" office:value="3.03053417997284">
                <text:p>3.030534179972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31623931623932">
                <text:p>0.931623931623932</text:p>
              </table:table-cell>
              <table:table-cell office:value-type="float" office:value="3.03185690934292">
                <text:p>3.031856909342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3215811965812">
                <text:p>0.93215811965812</text:p>
              </table:table-cell>
              <table:table-cell office:value-type="float" office:value="3.03320505480966">
                <text:p>3.033205054809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32692307692308">
                <text:p>0.932692307692308</text:p>
              </table:table-cell>
              <table:table-cell office:value-type="float" office:value="3.03457498122858">
                <text:p>3.034574981228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33226495726496">
                <text:p>0.933226495726496</text:p>
              </table:table-cell>
              <table:table-cell office:value-type="float" office:value="3.03596305345522">
                <text:p>3.035963053455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33760683760684">
                <text:p>0.933760683760684</text:p>
              </table:table-cell>
              <table:table-cell office:value-type="float" office:value="3.03736563765768">
                <text:p>3.037365637657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34294871794872">
                <text:p>0.934294871794872</text:p>
              </table:table-cell>
              <table:table-cell office:value-type="float" office:value="3.03878178391944">
                <text:p>3.038781783919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3482905982906">
                <text:p>0.93482905982906</text:p>
              </table:table-cell>
              <table:table-cell office:value-type="float" office:value="3.04021178589263">
                <text:p>3.040211785892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35363247863248">
                <text:p>0.935363247863248</text:p>
              </table:table-cell>
              <table:table-cell office:value-type="float" office:value="3.04165419085587">
                <text:p>3.041654190855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35897435897436">
                <text:p>0.935897435897436</text:p>
              </table:table-cell>
              <table:table-cell office:value-type="float" office:value="3.04310754608776">
                <text:p>3.043107546087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36431623931624">
                <text:p>0.936431623931624</text:p>
              </table:table-cell>
              <table:table-cell office:value-type="float" office:value="3.04457039886691">
                <text:p>3.044570398866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36965811965812">
                <text:p>0.936965811965812</text:p>
              </table:table-cell>
              <table:table-cell office:value-type="float" office:value="3.04604129647191">
                <text:p>3.046041296471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375">
                <text:p>0.9375</text:p>
              </table:table-cell>
              <table:table-cell office:value-type="float" office:value="3.04751878618137">
                <text:p>3.047518786181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38034188034188">
                <text:p>0.938034188034188</text:p>
              </table:table-cell>
              <table:table-cell office:value-type="float" office:value="3.04900141527391">
                <text:p>3.049001415273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38568376068376">
                <text:p>0.938568376068376</text:p>
              </table:table-cell>
              <table:table-cell office:value-type="float" office:value="3.05048773102811">
                <text:p>3.050487731028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39102564102564">
                <text:p>0.939102564102564</text:p>
              </table:table-cell>
              <table:table-cell office:value-type="float" office:value="3.05196639498985">
                <text:p>3.051966394989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39636752136752">
                <text:p>0.939636752136752</text:p>
              </table:table-cell>
              <table:table-cell office:value-type="float" office:value="3.05343372553462">
                <text:p>3.053433725534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4017094017094">
                <text:p>0.94017094017094</text:p>
              </table:table-cell>
              <table:table-cell office:value-type="float" office:value="3.05490170230188">
                <text:p>3.054901702301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40705128205128">
                <text:p>0.940705128205128</text:p>
              </table:table-cell>
              <table:table-cell office:value-type="float" office:value="3.0563823136193">
                <text:p>3.05638231361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41239316239316">
                <text:p>0.941239316239316</text:p>
              </table:table-cell>
              <table:table-cell office:value-type="float" office:value="3.05788754781456">
                <text:p>3.057887547814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41773504273504">
                <text:p>0.941773504273504</text:p>
              </table:table-cell>
              <table:table-cell office:value-type="float" office:value="3.05942939321533">
                <text:p>3.059429393215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42307692307692">
                <text:p>0.942307692307692</text:p>
              </table:table-cell>
              <table:table-cell office:value-type="float" office:value="3.06101983814929">
                <text:p>3.061019838149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4284188034188">
                <text:p>0.94284188034188</text:p>
              </table:table-cell>
              <table:table-cell office:value-type="float" office:value="3.06267087094412">
                <text:p>3.062670870944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43376068376068">
                <text:p>0.943376068376068</text:p>
              </table:table-cell>
              <table:table-cell office:value-type="float" office:value="3.0643944799275">
                <text:p>3.06439447992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43910256410256">
                <text:p>0.943910256410256</text:p>
              </table:table-cell>
              <table:table-cell office:value-type="float" office:value="3.06617936108772">
                <text:p>3.066179361087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3.06799476230349">
                <text:p>3.067994762303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44978632478633">
                <text:p>0.944978632478633</text:p>
              </table:table-cell>
              <table:table-cell office:value-type="float" office:value="3.06983388268187">
                <text:p>3.069833882681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45512820512821">
                <text:p>0.945512820512821</text:p>
              </table:table-cell>
              <table:table-cell office:value-type="float" office:value="3.07169006590671">
                <text:p>3.071690065906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46047008547009">
                <text:p>0.946047008547009</text:p>
              </table:table-cell>
              <table:table-cell office:value-type="float" office:value="3.07355665566182">
                <text:p>3.073556655661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46581196581197">
                <text:p>0.946581196581197</text:p>
              </table:table-cell>
              <table:table-cell office:value-type="float" office:value="3.07542699563104">
                <text:p>3.075426995631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47115384615385">
                <text:p>0.947115384615385</text:p>
              </table:table-cell>
              <table:table-cell office:value-type="float" office:value="3.0772944294982">
                <text:p>3.07729442949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47649572649573">
                <text:p>0.947649572649573</text:p>
              </table:table-cell>
              <table:table-cell office:value-type="float" office:value="3.07915230094713">
                <text:p>3.079152300947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48183760683761">
                <text:p>0.948183760683761</text:p>
              </table:table-cell>
              <table:table-cell office:value-type="float" office:value="3.08099395366167">
                <text:p>3.080993953661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48717948717949">
                <text:p>0.948717948717949</text:p>
              </table:table-cell>
              <table:table-cell office:value-type="float" office:value="3.08281134474258">
                <text:p>3.082811344742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49252136752137">
                <text:p>0.949252136752137</text:p>
              </table:table-cell>
              <table:table-cell office:value-type="float" office:value="3.08460510175472">
                <text:p>3.084605101754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49786324786325">
                <text:p>0.949786324786325</text:p>
              </table:table-cell>
              <table:table-cell office:value-type="float" office:value="3.08638483112977">
                <text:p>3.086384831129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50320512820513">
                <text:p>0.950320512820513</text:p>
              </table:table-cell>
              <table:table-cell office:value-type="float" office:value="3.08816021576614">
                <text:p>3.088160215766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50854700854701">
                <text:p>0.950854700854701</text:p>
              </table:table-cell>
              <table:table-cell office:value-type="float" office:value="3.08994093856225">
                <text:p>3.089940938562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51388888888889">
                <text:p>0.951388888888889</text:p>
              </table:table-cell>
              <table:table-cell office:value-type="float" office:value="3.09173668241651">
                <text:p>3.091736682416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51923076923077">
                <text:p>0.951923076923077</text:p>
              </table:table-cell>
              <table:table-cell office:value-type="float" office:value="3.09355713022733">
                <text:p>3.093557130227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52457264957265">
                <text:p>0.952457264957265</text:p>
              </table:table-cell>
              <table:table-cell office:value-type="float" office:value="3.09541196489313">
                <text:p>3.095411964893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52991452991453">
                <text:p>0.952991452991453</text:p>
              </table:table-cell>
              <table:table-cell office:value-type="float" office:value="3.0973108693123">
                <text:p>3.09731086931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53525641025641">
                <text:p>0.953525641025641</text:p>
              </table:table-cell>
              <table:table-cell office:value-type="float" office:value="3.09925887162073">
                <text:p>3.099258871620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54059829059829">
                <text:p>0.954059829059829</text:p>
              </table:table-cell>
              <table:table-cell office:value-type="float" office:value="3.10124769258971">
                <text:p>3.101247692589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54594017094017">
                <text:p>0.954594017094017</text:p>
              </table:table-cell>
              <table:table-cell office:value-type="float" office:value="3.10327064890228">
                <text:p>3.103270648902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55128205128205">
                <text:p>0.955128205128205</text:p>
              </table:table-cell>
              <table:table-cell office:value-type="float" office:value="3.10532119772171">
                <text:p>3.105321197721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55662393162393">
                <text:p>0.955662393162393</text:p>
              </table:table-cell>
              <table:table-cell office:value-type="float" office:value="3.10739279621127">
                <text:p>3.107392796211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56196581196581">
                <text:p>0.956196581196581</text:p>
              </table:table-cell>
              <table:table-cell office:value-type="float" office:value="3.10947890153424">
                <text:p>3.109478901534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56730769230769">
                <text:p>0.956730769230769</text:p>
              </table:table-cell>
              <table:table-cell office:value-type="float" office:value="3.1115729708539">
                <text:p>3.1115729708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57264957264957">
                <text:p>0.957264957264957</text:p>
              </table:table-cell>
              <table:table-cell office:value-type="float" office:value="3.11366846133352">
                <text:p>3.113668461333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57799145299145">
                <text:p>0.957799145299145</text:p>
              </table:table-cell>
              <table:table-cell office:value-type="float" office:value="3.11575883013637">
                <text:p>3.115758830136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3.11784189007851">
                <text:p>3.117841890078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58867521367521">
                <text:p>0.958867521367521</text:p>
              </table:table-cell>
              <table:table-cell office:value-type="float" office:value="3.11992462010635">
                <text:p>3.119924620106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59401709401709">
                <text:p>0.959401709401709</text:p>
              </table:table-cell>
              <table:table-cell office:value-type="float" office:value="3.12200737522962">
                <text:p>3.122007375229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59935897435897">
                <text:p>0.959935897435897</text:p>
              </table:table-cell>
              <table:table-cell office:value-type="float" office:value="3.12409015914779">
                <text:p>3.12409015914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60470085470085">
                <text:p>0.960470085470085</text:p>
              </table:table-cell>
              <table:table-cell office:value-type="float" office:value="3.12617297556035">
                <text:p>3.126172975560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61004273504273">
                <text:p>0.961004273504273</text:p>
              </table:table-cell>
              <table:table-cell office:value-type="float" office:value="3.12825582816677">
                <text:p>3.128255828166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61538461538462">
                <text:p>0.961538461538462</text:p>
              </table:table-cell>
              <table:table-cell office:value-type="float" office:value="3.13033872066654">
                <text:p>3.130338720666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6207264957265">
                <text:p>0.96207264957265</text:p>
              </table:table-cell>
              <table:table-cell office:value-type="float" office:value="3.13242165675913">
                <text:p>3.132421656759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62606837606838">
                <text:p>0.962606837606838</text:p>
              </table:table-cell>
              <table:table-cell office:value-type="float" office:value="3.13450464014402">
                <text:p>3.134504640144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63141025641026">
                <text:p>0.963141025641026</text:p>
              </table:table-cell>
              <table:table-cell office:value-type="float" office:value="3.13658773211758">
                <text:p>3.136587732117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63675213675214">
                <text:p>0.963675213675214</text:p>
              </table:table-cell>
              <table:table-cell office:value-type="float" office:value="3.13867108265687">
                <text:p>3.138671082656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64209401709402">
                <text:p>0.964209401709402</text:p>
              </table:table-cell>
              <table:table-cell office:value-type="float" office:value="3.14075467615427">
                <text:p>3.140754676154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6474358974359">
                <text:p>0.96474358974359</text:p>
              </table:table-cell>
              <table:table-cell office:value-type="float" office:value="3.14283848712016">
                <text:p>3.142838487120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65277777777778">
                <text:p>0.965277777777778</text:p>
              </table:table-cell>
              <table:table-cell office:value-type="float" office:value="3.1449224900649">
                <text:p>3.14492249006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65811965811966">
                <text:p>0.965811965811966</text:p>
              </table:table-cell>
              <table:table-cell office:value-type="float" office:value="3.14700665949887">
                <text:p>3.147006659498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66346153846154">
                <text:p>0.966346153846154</text:p>
              </table:table-cell>
              <table:table-cell office:value-type="float" office:value="3.14909096993243">
                <text:p>3.149090969932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66880341880342">
                <text:p>0.966880341880342</text:p>
              </table:table-cell>
              <table:table-cell office:value-type="float" office:value="3.15117539587596">
                <text:p>3.151175395875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6741452991453">
                <text:p>0.96741452991453</text:p>
              </table:table-cell>
              <table:table-cell office:value-type="float" office:value="3.15326072178102">
                <text:p>3.153260721781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67948717948718">
                <text:p>0.967948717948718</text:p>
              </table:table-cell>
              <table:table-cell office:value-type="float" office:value="3.15535797653328">
                <text:p>3.155357976533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68482905982906">
                <text:p>0.968482905982906</text:p>
              </table:table-cell>
              <table:table-cell office:value-type="float" office:value="3.15748007406143">
                <text:p>3.157480074061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69017094017094">
                <text:p>0.969017094017094</text:p>
              </table:table-cell>
              <table:table-cell office:value-type="float" office:value="3.15963897401754">
                <text:p>3.159638974017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69551282051282">
                <text:p>0.969551282051282</text:p>
              </table:table-cell>
              <table:table-cell office:value-type="float" office:value="3.16184663605363">
                <text:p>3.161846636053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7008547008547">
                <text:p>0.97008547008547</text:p>
              </table:table-cell>
              <table:table-cell office:value-type="float" office:value="3.16411501982174">
                <text:p>3.164115019821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70619658119658">
                <text:p>0.970619658119658</text:p>
              </table:table-cell>
              <table:table-cell office:value-type="float" office:value="3.16645608497392">
                <text:p>3.166456084973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71153846153846">
                <text:p>0.971153846153846</text:p>
              </table:table-cell>
              <table:table-cell office:value-type="float" office:value="3.1688817911622">
                <text:p>3.16888179116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71688034188034">
                <text:p>0.971688034188034</text:p>
              </table:table-cell>
              <table:table-cell office:value-type="float" office:value="3.1713658647566">
                <text:p>3.17136586475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72222222222222">
                <text:p>0.972222222222222</text:p>
              </table:table-cell>
              <table:table-cell office:value-type="float" office:value="3.17385079758578">
                <text:p>3.173850797585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7275641025641">
                <text:p>0.97275641025641</text:p>
              </table:table-cell>
              <table:table-cell office:value-type="float" office:value="3.17633573041496">
                <text:p>3.176335730414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73290598290598">
                <text:p>0.973290598290598</text:p>
              </table:table-cell>
              <table:table-cell office:value-type="float" office:value="3.17882066324414">
                <text:p>3.178820663244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73824786324786">
                <text:p>0.973824786324786</text:p>
              </table:table-cell>
              <table:table-cell office:value-type="float" office:value="3.18130559607333">
                <text:p>3.181305596073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74358974358974">
                <text:p>0.974358974358974</text:p>
              </table:table-cell>
              <table:table-cell office:value-type="float" office:value="3.18379052890251">
                <text:p>3.183790528902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74893162393162">
                <text:p>0.974893162393162</text:p>
              </table:table-cell>
              <table:table-cell office:value-type="float" office:value="3.18627546173169">
                <text:p>3.186275461731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7542735042735">
                <text:p>0.97542735042735</text:p>
              </table:table-cell>
              <table:table-cell office:value-type="float" office:value="3.18876039456087">
                <text:p>3.188760394560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75961538461538">
                <text:p>0.975961538461538</text:p>
              </table:table-cell>
              <table:table-cell office:value-type="float" office:value="3.19124532739005">
                <text:p>3.191245327390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76495726495727">
                <text:p>0.976495726495727</text:p>
              </table:table-cell>
              <table:table-cell office:value-type="float" office:value="3.19373026021923">
                <text:p>3.193730260219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77029914529915">
                <text:p>0.977029914529915</text:p>
              </table:table-cell>
              <table:table-cell office:value-type="float" office:value="3.1962151930484">
                <text:p>3.19621519304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77564102564103">
                <text:p>0.977564102564103</text:p>
              </table:table-cell>
              <table:table-cell office:value-type="float" office:value="3.19870012587758">
                <text:p>3.198700125877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78098290598291">
                <text:p>0.978098290598291</text:p>
              </table:table-cell>
              <table:table-cell office:value-type="float" office:value="3.20118505870676">
                <text:p>3.201185058706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78632478632479">
                <text:p>0.978632478632479</text:p>
              </table:table-cell>
              <table:table-cell office:value-type="float" office:value="3.20366999153594">
                <text:p>3.203669991535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79166666666667">
                <text:p>0.979166666666667</text:p>
              </table:table-cell>
              <table:table-cell office:value-type="float" office:value="3.20615492436512">
                <text:p>3.206154924365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79700854700855">
                <text:p>0.979700854700855</text:p>
              </table:table-cell>
              <table:table-cell office:value-type="float" office:value="3.20868137925133">
                <text:p>3.208681379251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80235042735043">
                <text:p>0.980235042735043</text:p>
              </table:table-cell>
              <table:table-cell office:value-type="float" office:value="3.2113235658271">
                <text:p>3.21132356582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80769230769231">
                <text:p>0.980769230769231</text:p>
              </table:table-cell>
              <table:table-cell office:value-type="float" office:value="3.21404919615516">
                <text:p>3.214049196155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81303418803419">
                <text:p>0.981303418803419</text:p>
              </table:table-cell>
              <table:table-cell office:value-type="float" office:value="3.2168221888351">
                <text:p>3.21682218883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81837606837607">
                <text:p>0.981837606837607</text:p>
              </table:table-cell>
              <table:table-cell office:value-type="float" office:value="3.2196064624665">
                <text:p>3.21960646246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82371794871795">
                <text:p>0.982371794871795</text:p>
              </table:table-cell>
              <table:table-cell office:value-type="float" office:value="3.22236593564892">
                <text:p>3.222365935648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82905982905983">
                <text:p>0.982905982905983</text:p>
              </table:table-cell>
              <table:table-cell office:value-type="float" office:value="3.22506452698195">
                <text:p>3.225064526981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83440170940171">
                <text:p>0.983440170940171</text:p>
              </table:table-cell>
              <table:table-cell office:value-type="float" office:value="3.22766948194613">
                <text:p>3.227669481946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83974358974359">
                <text:p>0.983974358974359</text:p>
              </table:table-cell>
              <table:table-cell office:value-type="float" office:value="3.23024004729171">
                <text:p>3.230240047291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84508547008547">
                <text:p>0.984508547008547</text:p>
              </table:table-cell>
              <table:table-cell office:value-type="float" office:value="3.23281061263729">
                <text:p>3.232810612637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85042735042735">
                <text:p>0.985042735042735</text:p>
              </table:table-cell>
              <table:table-cell office:value-type="float" office:value="3.23538117798286">
                <text:p>3.235381177982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85576923076923">
                <text:p>0.985576923076923</text:p>
              </table:table-cell>
              <table:table-cell office:value-type="float" office:value="3.23795174332844">
                <text:p>3.237951743328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86111111111111">
                <text:p>0.986111111111111</text:p>
              </table:table-cell>
              <table:table-cell office:value-type="float" office:value="3.24052230867401">
                <text:p>3.240522308674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86645299145299">
                <text:p>0.986645299145299</text:p>
              </table:table-cell>
              <table:table-cell office:value-type="float" office:value="3.24309287401959">
                <text:p>3.243092874019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87179487179487">
                <text:p>0.987179487179487</text:p>
              </table:table-cell>
              <table:table-cell office:value-type="float" office:value="3.24566343936516">
                <text:p>3.245663439365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87713675213675">
                <text:p>0.987713675213675</text:p>
              </table:table-cell>
              <table:table-cell office:value-type="float" office:value="3.24823400471074">
                <text:p>3.248234004710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88247863247863">
                <text:p>0.988247863247863</text:p>
              </table:table-cell>
              <table:table-cell office:value-type="float" office:value="3.25080457005631">
                <text:p>3.250804570056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88782051282051">
                <text:p>0.988782051282051</text:p>
              </table:table-cell>
              <table:table-cell office:value-type="float" office:value="3.25337513540188">
                <text:p>3.253375135401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89316239316239">
                <text:p>0.989316239316239</text:p>
              </table:table-cell>
              <table:table-cell office:value-type="float" office:value="3.25594570074746">
                <text:p>3.255945700747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89850427350427">
                <text:p>0.989850427350427</text:p>
              </table:table-cell>
              <table:table-cell office:value-type="float" office:value="3.25851626609303">
                <text:p>3.258516266093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0384615384615">
                <text:p>0.990384615384615</text:p>
              </table:table-cell>
              <table:table-cell office:value-type="float" office:value="3.26108683143861">
                <text:p>3.261086831438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0918803418803">
                <text:p>0.990918803418803</text:p>
              </table:table-cell>
              <table:table-cell office:value-type="float" office:value="3.26365739678418">
                <text:p>3.263657396784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1452991452991">
                <text:p>0.991452991452991</text:p>
              </table:table-cell>
              <table:table-cell office:value-type="float" office:value="3.26622757788225">
                <text:p>3.266227577882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1987179487179">
                <text:p>0.991987179487179</text:p>
              </table:table-cell>
              <table:table-cell office:value-type="float" office:value="3.26877226995052">
                <text:p>3.268772269950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2521367521367">
                <text:p>0.992521367521367</text:p>
              </table:table-cell>
              <table:table-cell office:value-type="float" office:value="3.27127860813847">
                <text:p>3.271278608138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3055555555556">
                <text:p>0.993055555555556</text:p>
              </table:table-cell>
              <table:table-cell office:value-type="float" office:value="3.27374971532468">
                <text:p>3.273749715324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3589743589744">
                <text:p>0.993589743589744</text:p>
              </table:table-cell>
              <table:table-cell office:value-type="float" office:value="3.27618871438773">
                <text:p>3.276188714387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4123931623932">
                <text:p>0.994123931623932</text:p>
              </table:table-cell>
              <table:table-cell office:value-type="float" office:value="3.27859872820618">
                <text:p>3.278598728206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465811965812">
                <text:p>0.99465811965812</text:p>
              </table:table-cell>
              <table:table-cell office:value-type="float" office:value="3.28098287965861">
                <text:p>3.280982879658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5192307692308">
                <text:p>0.995192307692308</text:p>
              </table:table-cell>
              <table:table-cell office:value-type="float" office:value="3.28334429162359">
                <text:p>3.283344291623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5726495726496">
                <text:p>0.995726495726496</text:p>
              </table:table-cell>
              <table:table-cell office:value-type="float" office:value="3.28566907691072">
                <text:p>3.285669076910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6260683760684">
                <text:p>0.996260683760684</text:p>
              </table:table-cell>
              <table:table-cell office:value-type="float" office:value="3.2878915972118">
                <text:p>3.28789159721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6794871794872">
                <text:p>0.996794871794872</text:p>
              </table:table-cell>
              <table:table-cell office:value-type="float" office:value="3.29001552714527">
                <text:p>3.290015527145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732905982906">
                <text:p>0.99732905982906</text:p>
              </table:table-cell>
              <table:table-cell office:value-type="float" office:value="3.29205302461359">
                <text:p>3.292053024613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7863247863248">
                <text:p>0.997863247863248</text:p>
              </table:table-cell>
              <table:table-cell office:value-type="float" office:value="3.29401624751918">
                <text:p>3.294016247519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8397435897436">
                <text:p>0.998397435897436</text:p>
              </table:table-cell>
              <table:table-cell office:value-type="float" office:value="3.2959173537645">
                <text:p>3.29591735376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8931623931624">
                <text:p>0.998931623931624</text:p>
              </table:table-cell>
              <table:table-cell office:value-type="float" office:value="3.297768501252">
                <text:p>3.2977685012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465811965812">
                <text:p>0.999465811965812</text:p>
              </table:table-cell>
              <table:table-cell office:value-type="float" office:value="3.29958187480255">
                <text:p>3.299581874802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3.30138155282691">
                <text:p>3.301381552826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4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